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9.75pt"/>
    </style:style>
    <style:style style:name="co4" style:family="table-column">
      <style:table-column-properties fo:break-before="auto" style:column-width="153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453.69pt" svg:height="255.26pt" svg:x="624.39pt" svg:y="0pt">
            <loext:p draw:notify-on-update-of-ranges="Hoja1.B1:Hoja1.B1 Hoja1.B2:Hoja1.B601 Hoja1.C1:Hoja1.C1 Hoja1.C2:Hoja1.C601 Hoja1.D1:Hoja1.D1 Hoja1.D2:Hoja1.D6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69pt" svg:height="255.23pt" svg:x="618.92pt" svg:y="267.31pt">
            <loext:p draw:notify-on-update-of-ranges="Hoja1.B1:Hoja1.B1 Hoja1.B2:Hoja1.B601 Hoja1.E1:Hoja1.E1 Hoja1.E2:Hoja1.E601 Hoja1.F1:Hoja1.F1 Hoja1.F2:Hoja1.F6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Default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Número de prueb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^2</text:p>
          </table:table-cell>
          <table:table-cell office:value-type="string" calcext:value-type="string">
            <text:p>n * log2 (n)</text:p>
          </table:table-cell>
          <table:table-cell table:style-name="Default" office:value-type="string" calcext:value-type="string">
            <text:p>Algoritmo fuerza bruta</text:p>
          </table:table-cell>
          <table:table-cell table:style-name="Default" office:value-type="string" calcext:value-type="string">
            <text:p>Algoritmo divide y vencerás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2] + 1) * 100 + 1" office:value-type="float" office:value="101" calcext:value-type="float">
            <text:p>101</text:p>
          </table:table-cell>
          <table:table-cell table:formula="of:=POWER([.B2];2)" office:value-type="float" office:value="10201" calcext:value-type="float">
            <text:p>10201</text:p>
          </table:table-cell>
          <table:table-cell table:formula="of:=[.B2]*LOG([.B2];2)" office:value-type="float" office:value="672.479359757931" calcext:value-type="float">
            <text:p>672.479359757931</text:p>
          </table:table-cell>
          <table:table-cell table:style-name="Default" office:value-type="float" office:value="7106" calcext:value-type="float">
            <text:p>7106</text:p>
          </table:table-cell>
          <table:table-cell table:style-name="Default" office:value-type="float" office:value="337" calcext:value-type="float">
            <text:p>337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3] + 1) * 100 + 1" office:value-type="float" office:value="201" calcext:value-type="float">
            <text:p>201</text:p>
          </table:table-cell>
          <table:table-cell table:formula="of:=POWER([.B3];2)" office:value-type="float" office:value="40401" calcext:value-type="float">
            <text:p>40401</text:p>
          </table:table-cell>
          <table:table-cell table:formula="of:=[.B3]*LOG([.B3];2)" office:value-type="float" office:value="1537.86138992696" calcext:value-type="float">
            <text:p>1537.86138992696</text:p>
          </table:table-cell>
          <table:table-cell table:style-name="Default" office:value-type="float" office:value="3998" calcext:value-type="float">
            <text:p>3998</text:p>
          </table:table-cell>
          <table:table-cell table:style-name="Default" office:value-type="float" office:value="3764" calcext:value-type="float">
            <text:p>3764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4] + 1) * 100 + 1" office:value-type="float" office:value="301" calcext:value-type="float">
            <text:p>301</text:p>
          </table:table-cell>
          <table:table-cell table:formula="of:=POWER([.B4];2)" office:value-type="float" office:value="90601" calcext:value-type="float">
            <text:p>90601</text:p>
          </table:table-cell>
          <table:table-cell table:formula="of:=[.B4]*LOG([.B4];2)" office:value-type="float" office:value="2478.31952270467" calcext:value-type="float">
            <text:p>2478.31952270467</text:p>
          </table:table-cell>
          <table:table-cell table:style-name="Default" office:value-type="float" office:value="12419" calcext:value-type="float">
            <text:p>12419</text:p>
          </table:table-cell>
          <table:table-cell table:style-name="Default" office:value-type="float" office:value="11127" calcext:value-type="float">
            <text:p>11127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5] + 1) * 100 + 1" office:value-type="float" office:value="401" calcext:value-type="float">
            <text:p>401</text:p>
          </table:table-cell>
          <table:table-cell table:formula="of:=POWER([.B5];2)" office:value-type="float" office:value="160801" calcext:value-type="float">
            <text:p>160801</text:p>
          </table:table-cell>
          <table:table-cell table:formula="of:=[.B5]*LOG([.B5];2)" office:value-type="float" office:value="3467.63082900842" calcext:value-type="float">
            <text:p>3467.63082900842</text:p>
          </table:table-cell>
          <table:table-cell table:style-name="Default" office:value-type="float" office:value="25333" calcext:value-type="float">
            <text:p>25333</text:p>
          </table:table-cell>
          <table:table-cell table:style-name="Default" office:value-type="float" office:value="51381" calcext:value-type="float">
            <text:p>5138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6] + 1) * 100 + 1" office:value-type="float" office:value="501" calcext:value-type="float">
            <text:p>501</text:p>
          </table:table-cell>
          <table:table-cell table:formula="of:=POWER([.B6];2)" office:value-type="float" office:value="251001" calcext:value-type="float">
            <text:p>251001</text:p>
          </table:table-cell>
          <table:table-cell table:formula="of:=[.B6]*LOG([.B6];2)" office:value-type="float" office:value="4493.3020633908" calcext:value-type="float">
            <text:p>4493.3020633908</text:p>
          </table:table-cell>
          <table:table-cell table:style-name="Default" office:value-type="float" office:value="53655" calcext:value-type="float">
            <text:p>53655</text:p>
          </table:table-cell>
          <table:table-cell table:style-name="Default" office:value-type="float" office:value="20937" calcext:value-type="float">
            <text:p>20937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7] + 1) * 100 + 1" office:value-type="float" office:value="601" calcext:value-type="float">
            <text:p>601</text:p>
          </table:table-cell>
          <table:table-cell table:formula="of:=POWER([.B7];2)" office:value-type="float" office:value="361201" calcext:value-type="float">
            <text:p>361201</text:p>
          </table:table-cell>
          <table:table-cell table:formula="of:=[.B7]*LOG([.B7];2)" office:value-type="float" office:value="5547.96392960742" calcext:value-type="float">
            <text:p>5547.96392960742</text:p>
          </table:table-cell>
          <table:table-cell table:style-name="Default" office:value-type="float" office:value="65558" calcext:value-type="float">
            <text:p>65558</text:p>
          </table:table-cell>
          <table:table-cell table:style-name="Default" office:value-type="float" office:value="29385" calcext:value-type="float">
            <text:p>29385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8] + 1) * 100 + 1" office:value-type="float" office:value="701" calcext:value-type="float">
            <text:p>701</text:p>
          </table:table-cell>
          <table:table-cell table:formula="of:=POWER([.B8];2)" office:value-type="float" office:value="491401" calcext:value-type="float">
            <text:p>491401</text:p>
          </table:table-cell>
          <table:table-cell table:formula="of:=[.B8]*LOG([.B8];2)" office:value-type="float" office:value="6626.74271444145" calcext:value-type="float">
            <text:p>6626.74271444145</text:p>
          </table:table-cell>
          <table:table-cell table:style-name="Default" office:value-type="float" office:value="106837" calcext:value-type="float">
            <text:p>106837</text:p>
          </table:table-cell>
          <table:table-cell table:style-name="Default" office:value-type="float" office:value="38333" calcext:value-type="float">
            <text:p>38333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9] + 1) * 100 + 1" office:value-type="float" office:value="801" calcext:value-type="float">
            <text:p>801</text:p>
          </table:table-cell>
          <table:table-cell table:formula="of:=POWER([.B9];2)" office:value-type="float" office:value="641601" calcext:value-type="float">
            <text:p>641601</text:p>
          </table:table-cell>
          <table:table-cell table:formula="of:=[.B9]*LOG([.B9];2)" office:value-type="float" office:value="7726.17240435938" calcext:value-type="float">
            <text:p>7726.17240435938</text:p>
          </table:table-cell>
          <table:table-cell table:style-name="Default" office:value-type="float" office:value="124899" calcext:value-type="float">
            <text:p>124899</text:p>
          </table:table-cell>
          <table:table-cell table:style-name="Default" office:value-type="float" office:value="42509" calcext:value-type="float">
            <text:p>42509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10] + 1) * 100 + 1" office:value-type="float" office:value="901" calcext:value-type="float">
            <text:p>901</text:p>
          </table:table-cell>
          <table:table-cell table:formula="of:=POWER([.B10];2)" office:value-type="float" office:value="811801" calcext:value-type="float">
            <text:p>811801</text:p>
          </table:table-cell>
          <table:table-cell table:formula="of:=[.B10]*LOG([.B10];2)" office:value-type="float" office:value="8843.660349528" calcext:value-type="float">
            <text:p>8843.660349528</text:p>
          </table:table-cell>
          <table:table-cell table:style-name="Default" office:value-type="float" office:value="162144" calcext:value-type="float">
            <text:p>162144</text:p>
          </table:table-cell>
          <table:table-cell table:style-name="Default" office:value-type="float" office:value="52820" calcext:value-type="float">
            <text:p>5282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11] + 1) * 100 + 1" office:value-type="float" office:value="1001" calcext:value-type="float">
            <text:p>1001</text:p>
          </table:table-cell>
          <table:table-cell table:formula="of:=POWER([.B11];2)" office:value-type="float" office:value="1002001" calcext:value-type="float">
            <text:p>1002001</text:p>
          </table:table-cell>
          <table:table-cell table:formula="of:=[.B11]*LOG([.B11];2)" office:value-type="float" office:value="9977.19348509483" calcext:value-type="float">
            <text:p>9977.19348509483</text:p>
          </table:table-cell>
          <table:table-cell table:style-name="Default" office:value-type="float" office:value="203021" calcext:value-type="float">
            <text:p>203021</text:p>
          </table:table-cell>
          <table:table-cell table:style-name="Default" office:value-type="float" office:value="59796" calcext:value-type="float">
            <text:p>59796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12] + 1) * 100 + 1" office:value-type="float" office:value="1101" calcext:value-type="float">
            <text:p>1101</text:p>
          </table:table-cell>
          <table:table-cell table:formula="of:=POWER([.B12];2)" office:value-type="float" office:value="1212201" calcext:value-type="float">
            <text:p>1212201</text:p>
          </table:table-cell>
          <table:table-cell table:formula="of:=[.B12]*LOG([.B12];2)" office:value-type="float" office:value="11125.1632276744" calcext:value-type="float">
            <text:p>11125.1632276744</text:p>
          </table:table-cell>
          <table:table-cell office:value-type="float" office:value="249296" calcext:value-type="float">
            <text:p>2.49E+05</text:p>
          </table:table-cell>
          <table:table-cell table:style-name="Default" office:value-type="float" office:value="63790" calcext:value-type="float">
            <text:p>63790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13] + 1) * 100 + 1" office:value-type="float" office:value="1201" calcext:value-type="float">
            <text:p>1201</text:p>
          </table:table-cell>
          <table:table-cell table:formula="of:=POWER([.B13];2)" office:value-type="float" office:value="1442401" calcext:value-type="float">
            <text:p>1442401</text:p>
          </table:table-cell>
          <table:table-cell table:formula="of:=[.B13]*LOG([.B13];2)" office:value-type="float" office:value="12286.2545432825" calcext:value-type="float">
            <text:p>12286.2545432825</text:p>
          </table:table-cell>
          <table:table-cell table:style-name="Default" office:value-type="float" office:value="300025" calcext:value-type="float">
            <text:p>300025</text:p>
          </table:table-cell>
          <table:table-cell table:style-name="Default" office:value-type="float" office:value="73681" calcext:value-type="float">
            <text:p>73681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4] + 1) * 100 + 1" office:value-type="float" office:value="1301" calcext:value-type="float">
            <text:p>1301</text:p>
          </table:table-cell>
          <table:table-cell table:formula="of:=POWER([.B14];2)" office:value-type="float" office:value="1692601" calcext:value-type="float">
            <text:p>1692601</text:p>
          </table:table-cell>
          <table:table-cell table:formula="of:=[.B14]*LOG([.B14];2)" office:value-type="float" office:value="13459.3722259799" calcext:value-type="float">
            <text:p>13459.3722259799</text:p>
          </table:table-cell>
          <table:table-cell table:style-name="Default" office:value-type="float" office:value="356112" calcext:value-type="float">
            <text:p>356112</text:p>
          </table:table-cell>
          <table:table-cell table:style-name="Default" office:value-type="float" office:value="81473" calcext:value-type="float">
            <text:p>81473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15] + 1) * 100 + 1" office:value-type="float" office:value="1401" calcext:value-type="float">
            <text:p>1401</text:p>
          </table:table-cell>
          <table:table-cell table:formula="of:=POWER([.B15];2)" office:value-type="float" office:value="1962801" calcext:value-type="float">
            <text:p>1962801</text:p>
          </table:table-cell>
          <table:table-cell table:formula="of:=[.B15]*LOG([.B15];2)" office:value-type="float" office:value="14643.5899778436" calcext:value-type="float">
            <text:p>14643.5899778436</text:p>
          </table:table-cell>
          <table:table-cell table:style-name="Default" office:value-type="float" office:value="417316" calcext:value-type="float">
            <text:p>417316</text:p>
          </table:table-cell>
          <table:table-cell table:style-name="Default" office:value-type="float" office:value="92635" calcext:value-type="float">
            <text:p>92635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16] + 1) * 100 + 1" office:value-type="float" office:value="1501" calcext:value-type="float">
            <text:p>1501</text:p>
          </table:table-cell>
          <table:table-cell table:formula="of:=POWER([.B16];2)" office:value-type="float" office:value="2253001" calcext:value-type="float">
            <text:p>2253001</text:p>
          </table:table-cell>
          <table:table-cell table:formula="of:=[.B16]*LOG([.B16];2)" office:value-type="float" office:value="15838.1141006927" calcext:value-type="float">
            <text:p>15838.1141006927</text:p>
          </table:table-cell>
          <table:table-cell table:style-name="Default" office:value-type="float" office:value="547007" calcext:value-type="float">
            <text:p>547007</text:p>
          </table:table-cell>
          <table:table-cell table:style-name="Default" office:value-type="float" office:value="101223" calcext:value-type="float">
            <text:p>101223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7] + 1) * 100 + 1" office:value-type="float" office:value="1601" calcext:value-type="float">
            <text:p>1601</text:p>
          </table:table-cell>
          <table:table-cell table:formula="of:=POWER([.B17];2)" office:value-type="float" office:value="2563201" calcext:value-type="float">
            <text:p>2563201</text:p>
          </table:table-cell>
          <table:table-cell table:formula="of:=[.B17]*LOG([.B17];2)" office:value-type="float" office:value="17042.2569056185" calcext:value-type="float">
            <text:p>17042.2569056185</text:p>
          </table:table-cell>
          <table:table-cell table:style-name="Default" office:value-type="float" office:value="550989" calcext:value-type="float">
            <text:p>550989</text:p>
          </table:table-cell>
          <table:table-cell table:style-name="Default" office:value-type="float" office:value="119402" calcext:value-type="float">
            <text:p>119402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A18] + 1) * 100 + 1" office:value-type="float" office:value="1701" calcext:value-type="float">
            <text:p>1701</text:p>
          </table:table-cell>
          <table:table-cell table:formula="of:=POWER([.B18];2)" office:value-type="float" office:value="2893401" calcext:value-type="float">
            <text:p>2893401</text:p>
          </table:table-cell>
          <table:table-cell table:formula="of:=[.B18]*LOG([.B18];2)" office:value-type="float" office:value="18255.4167910534" calcext:value-type="float">
            <text:p>18255.4167910534</text:p>
          </table:table-cell>
          <table:table-cell table:style-name="Default" office:value-type="float" office:value="625193" calcext:value-type="float">
            <text:p>625193</text:p>
          </table:table-cell>
          <table:table-cell table:style-name="Default" office:value-type="float" office:value="129859" calcext:value-type="float">
            <text:p>129859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19] + 1) * 100 + 1" office:value-type="float" office:value="1801" calcext:value-type="float">
            <text:p>1801</text:p>
          </table:table-cell>
          <table:table-cell table:formula="of:=POWER([.B19];2)" office:value-type="float" office:value="3243601" calcext:value-type="float">
            <text:p>3243601</text:p>
          </table:table-cell>
          <table:table-cell table:formula="of:=[.B19]*LOG([.B19];2)" office:value-type="float" office:value="19477.0630210972" calcext:value-type="float">
            <text:p>19477.0630210972</text:p>
          </table:table-cell>
          <table:table-cell table:style-name="Default" office:value-type="float" office:value="704860" calcext:value-type="float">
            <text:p>704860</text:p>
          </table:table-cell>
          <table:table-cell table:style-name="Default" office:value-type="float" office:value="142968" calcext:value-type="float">
            <text:p>142968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20] + 1) * 100 + 1" office:value-type="float" office:value="1901" calcext:value-type="float">
            <text:p>1901</text:p>
          </table:table-cell>
          <table:table-cell table:formula="of:=POWER([.B20];2)" office:value-type="float" office:value="3613801" calcext:value-type="float">
            <text:p>3613801</text:p>
          </table:table-cell>
          <table:table-cell table:formula="of:=[.B20]*LOG([.B20];2)" office:value-type="float" office:value="20706.7238944489" calcext:value-type="float">
            <text:p>20706.7238944489</text:p>
          </table:table-cell>
          <table:table-cell table:style-name="Default" office:value-type="float" office:value="823790" calcext:value-type="float">
            <text:p>823790</text:p>
          </table:table-cell>
          <table:table-cell table:style-name="Default" office:value-type="float" office:value="153775" calcext:value-type="float">
            <text:p>153775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A21] + 1) * 100 + 1" office:value-type="float" office:value="2001" calcext:value-type="float">
            <text:p>2001</text:p>
          </table:table-cell>
          <table:table-cell table:formula="of:=POWER([.B21];2)" office:value-type="float" office:value="4004001" calcext:value-type="float">
            <text:p>4004001</text:p>
          </table:table-cell>
          <table:table-cell table:formula="of:=[.B21]*LOG([.B21];2)" office:value-type="float" office:value="21943.9774092634" calcext:value-type="float">
            <text:p>21943.9774092634</text:p>
          </table:table-cell>
          <table:table-cell office:value-type="float" office:value="914290" calcext:value-type="float">
            <text:p>9.14E+05</text:p>
          </table:table-cell>
          <table:table-cell table:style-name="Default" office:value-type="float" office:value="168790" calcext:value-type="float">
            <text:p>168790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22] + 1) * 100 + 1" office:value-type="float" office:value="2101" calcext:value-type="float">
            <text:p>2101</text:p>
          </table:table-cell>
          <table:table-cell table:formula="of:=POWER([.B22];2)" office:value-type="float" office:value="4414201" calcext:value-type="float">
            <text:p>4414201</text:p>
          </table:table-cell>
          <table:table-cell table:formula="of:=[.B22]*LOG([.B22];2)" office:value-type="float" office:value="23188.4437984601" calcext:value-type="float">
            <text:p>23188.4437984601</text:p>
          </table:table-cell>
          <table:table-cell office:value-type="float" office:value="1108400" calcext:value-type="float">
            <text:p>1.11E+06</text:p>
          </table:table-cell>
          <table:table-cell table:style-name="Default" office:value-type="float" office:value="171886" calcext:value-type="float">
            <text:p>17188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A23] + 1) * 100 + 1" office:value-type="float" office:value="2201" calcext:value-type="float">
            <text:p>2201</text:p>
          </table:table-cell>
          <table:table-cell table:formula="of:=POWER([.B23];2)" office:value-type="float" office:value="4844401" calcext:value-type="float">
            <text:p>4844401</text:p>
          </table:table-cell>
          <table:table-cell table:formula="of:=[.B23]*LOG([.B23];2)" office:value-type="float" office:value="24439.7794891913" calcext:value-type="float">
            <text:p>24439.7794891913</text:p>
          </table:table-cell>
          <table:table-cell office:value-type="float" office:value="1233370" calcext:value-type="float">
            <text:p>1.23E+06</text:p>
          </table:table-cell>
          <table:table-cell table:style-name="Default" office:value-type="float" office:value="178168" calcext:value-type="float">
            <text:p>178168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A24] + 1) * 100 + 1" office:value-type="float" office:value="2301" calcext:value-type="float">
            <text:p>2301</text:p>
          </table:table-cell>
          <table:table-cell table:formula="of:=POWER([.B24];2)" office:value-type="float" office:value="5294601" calcext:value-type="float">
            <text:p>5294601</text:p>
          </table:table-cell>
          <table:table-cell table:formula="of:=[.B24]*LOG([.B24];2)" office:value-type="float" office:value="25697.6721621836" calcext:value-type="float">
            <text:p>25697.6721621836</text:p>
          </table:table-cell>
          <table:table-cell office:value-type="float" office:value="1385200" calcext:value-type="float">
            <text:p>1.39E+06</text:p>
          </table:table-cell>
          <table:table-cell table:style-name="Default" office:value-type="float" office:value="169508" calcext:value-type="float">
            <text:p>169508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A25] + 1) * 100 + 1" office:value-type="float" office:value="2401" calcext:value-type="float">
            <text:p>2401</text:p>
          </table:table-cell>
          <table:table-cell table:formula="of:=POWER([.B25];2)" office:value-type="float" office:value="5764801" calcext:value-type="float">
            <text:p>5764801</text:p>
          </table:table-cell>
          <table:table-cell table:formula="of:=[.B25]*LOG([.B25];2)" office:value-type="float" office:value="26961.8366714412" calcext:value-type="float">
            <text:p>26961.8366714412</text:p>
          </table:table-cell>
          <table:table-cell office:value-type="float" office:value="1382100" calcext:value-type="float">
            <text:p>1.38E+06</text:p>
          </table:table-cell>
          <table:table-cell table:style-name="Default" office:value-type="float" office:value="167382" calcext:value-type="float">
            <text:p>167382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A26] + 1) * 100 + 1" office:value-type="float" office:value="2501" calcext:value-type="float">
            <text:p>2501</text:p>
          </table:table-cell>
          <table:table-cell table:formula="of:=POWER([.B26];2)" office:value-type="float" office:value="6255001" calcext:value-type="float">
            <text:p>6255001</text:p>
          </table:table-cell>
          <table:table-cell table:formula="of:=[.B26]*LOG([.B26];2)" office:value-type="float" office:value="28232.0116447946" calcext:value-type="float">
            <text:p>28232.0116447946</text:p>
          </table:table-cell>
          <table:table-cell office:value-type="float" office:value="1437790" calcext:value-type="float">
            <text:p>1.44E+06</text:p>
          </table:table-cell>
          <table:table-cell table:style-name="Default" office:value-type="float" office:value="181784" calcext:value-type="float">
            <text:p>181784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A27] + 1) * 100 + 1" office:value-type="float" office:value="2601" calcext:value-type="float">
            <text:p>2601</text:p>
          </table:table-cell>
          <table:table-cell table:formula="of:=POWER([.B27];2)" office:value-type="float" office:value="6765201" calcext:value-type="float">
            <text:p>6765201</text:p>
          </table:table-cell>
          <table:table-cell table:formula="of:=[.B27]*LOG([.B27];2)" office:value-type="float" office:value="29507.9566289357" calcext:value-type="float">
            <text:p>29507.9566289357</text:p>
          </table:table-cell>
          <table:table-cell office:value-type="float" office:value="1561750" calcext:value-type="float">
            <text:p>1.56E+06</text:p>
          </table:table-cell>
          <table:table-cell table:style-name="Default" office:value-type="float" office:value="189429" calcext:value-type="float">
            <text:p>18942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A28] + 1) * 100 + 1" office:value-type="float" office:value="2701" calcext:value-type="float">
            <text:p>2701</text:p>
          </table:table-cell>
          <table:table-cell table:formula="of:=POWER([.B28];2)" office:value-type="float" office:value="7295401" calcext:value-type="float">
            <text:p>7295401</text:p>
          </table:table-cell>
          <table:table-cell table:formula="of:=[.B28]*LOG([.B28];2)" office:value-type="float" office:value="30789.4496740987" calcext:value-type="float">
            <text:p>30789.4496740987</text:p>
          </table:table-cell>
          <table:table-cell office:value-type="float" office:value="1687070" calcext:value-type="float">
            <text:p>1.69E+06</text:p>
          </table:table-cell>
          <table:table-cell table:style-name="Default" office:value-type="float" office:value="232356" calcext:value-type="float">
            <text:p>23235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A29] + 1) * 100 + 1" office:value-type="float" office:value="2801" calcext:value-type="float">
            <text:p>2801</text:p>
          </table:table-cell>
          <table:table-cell table:formula="of:=POWER([.B29];2)" office:value-type="float" office:value="7845601" calcext:value-type="float">
            <text:p>7845601</text:p>
          </table:table-cell>
          <table:table-cell table:formula="of:=[.B29]*LOG([.B29];2)" office:value-type="float" office:value="32076.2852768767" calcext:value-type="float">
            <text:p>32076.2852768767</text:p>
          </table:table-cell>
          <table:table-cell office:value-type="float" office:value="1844150" calcext:value-type="float">
            <text:p>1.84E+06</text:p>
          </table:table-cell>
          <table:table-cell table:style-name="Default" office:value-type="float" office:value="212314" calcext:value-type="float">
            <text:p>212314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A30] + 1) * 100 + 1" office:value-type="float" office:value="2901" calcext:value-type="float">
            <text:p>2901</text:p>
          </table:table-cell>
          <table:table-cell table:formula="of:=POWER([.B30];2)" office:value-type="float" office:value="8415801" calcext:value-type="float">
            <text:p>8415801</text:p>
          </table:table-cell>
          <table:table-cell table:formula="of:=[.B30]*LOG([.B30];2)" office:value-type="float" office:value="33368.2726171544" calcext:value-type="float">
            <text:p>33368.2726171544</text:p>
          </table:table-cell>
          <table:table-cell office:value-type="float" office:value="1975100" calcext:value-type="float">
            <text:p>1.98E+06</text:p>
          </table:table-cell>
          <table:table-cell table:style-name="Default" office:value-type="float" office:value="238533" calcext:value-type="float">
            <text:p>238533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A31] + 1) * 100 + 1" office:value-type="float" office:value="3001" calcext:value-type="float">
            <text:p>3001</text:p>
          </table:table-cell>
          <table:table-cell table:formula="of:=POWER([.B31];2)" office:value-type="float" office:value="9006001" calcext:value-type="float">
            <text:p>9006001</text:p>
          </table:table-cell>
          <table:table-cell table:formula="of:=[.B31]*LOG([.B31];2)" office:value-type="float" office:value="34665.2340383985" calcext:value-type="float">
            <text:p>34665.2340383985</text:p>
          </table:table-cell>
          <table:table-cell office:value-type="float" office:value="2127290" calcext:value-type="float">
            <text:p>2.13E+06</text:p>
          </table:table-cell>
          <table:table-cell table:style-name="Default" office:value-type="float" office:value="251745" calcext:value-type="float">
            <text:p>251745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A32] + 1) * 100 + 1" office:value-type="float" office:value="3101" calcext:value-type="float">
            <text:p>3101</text:p>
          </table:table-cell>
          <table:table-cell table:formula="of:=POWER([.B32];2)" office:value-type="float" office:value="9616201" calcext:value-type="float">
            <text:p>9616201</text:p>
          </table:table-cell>
          <table:table-cell table:formula="of:=[.B32]*LOG([.B32];2)" office:value-type="float" office:value="35967.0037307097" calcext:value-type="float">
            <text:p>35967.0037307097</text:p>
          </table:table-cell>
          <table:table-cell office:value-type="float" office:value="2245160" calcext:value-type="float">
            <text:p>2.25E+06</text:p>
          </table:table-cell>
          <table:table-cell table:style-name="Default" office:value-type="float" office:value="277408" calcext:value-type="float">
            <text:p>277408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A33] + 1) * 100 + 1" office:value-type="float" office:value="3201" calcext:value-type="float">
            <text:p>3201</text:p>
          </table:table-cell>
          <table:table-cell table:formula="of:=POWER([.B33];2)" office:value-type="float" office:value="10246401" calcext:value-type="float">
            <text:p>10246401</text:p>
          </table:table-cell>
          <table:table-cell table:formula="of:=[.B33]*LOG([.B33];2)" office:value-type="float" office:value="37273.4265839074" calcext:value-type="float">
            <text:p>37273.4265839074</text:p>
          </table:table-cell>
          <table:table-cell office:value-type="float" office:value="2652460" calcext:value-type="float">
            <text:p>2.65E+06</text:p>
          </table:table-cell>
          <table:table-cell table:style-name="Default" office:value-type="float" office:value="351654" calcext:value-type="float">
            <text:p>351654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A34] + 1) * 100 + 1" office:value-type="float" office:value="3301" calcext:value-type="float">
            <text:p>3301</text:p>
          </table:table-cell>
          <table:table-cell table:formula="of:=POWER([.B34];2)" office:value-type="float" office:value="10896601" calcext:value-type="float">
            <text:p>10896601</text:p>
          </table:table-cell>
          <table:table-cell table:formula="of:=[.B34]*LOG([.B34];2)" office:value-type="float" office:value="38584.3571840576" calcext:value-type="float">
            <text:p>38584.3571840576</text:p>
          </table:table-cell>
          <table:table-cell office:value-type="float" office:value="2580460" calcext:value-type="float">
            <text:p>2.58E+06</text:p>
          </table:table-cell>
          <table:table-cell table:style-name="Default" office:value-type="float" office:value="339103" calcext:value-type="float">
            <text:p>339103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A35] + 1) * 100 + 1" office:value-type="float" office:value="3401" calcext:value-type="float">
            <text:p>3401</text:p>
          </table:table-cell>
          <table:table-cell table:formula="of:=POWER([.B35];2)" office:value-type="float" office:value="11566801" calcext:value-type="float">
            <text:p>11566801</text:p>
          </table:table-cell>
          <table:table-cell table:formula="of:=[.B35]*LOG([.B35];2)" office:value-type="float" office:value="39899.6589316974" calcext:value-type="float">
            <text:p>39899.6589316974</text:p>
          </table:table-cell>
          <table:table-cell office:value-type="float" office:value="2735340" calcext:value-type="float">
            <text:p>2.74E+06</text:p>
          </table:table-cell>
          <table:table-cell table:style-name="Default" office:value-type="float" office:value="335018" calcext:value-type="float">
            <text:p>335018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A36] + 1) * 100 + 1" office:value-type="float" office:value="3501" calcext:value-type="float">
            <text:p>3501</text:p>
          </table:table-cell>
          <table:table-cell table:formula="of:=POWER([.B36];2)" office:value-type="float" office:value="12257001" calcext:value-type="float">
            <text:p>12257001</text:p>
          </table:table-cell>
          <table:table-cell table:formula="of:=[.B36]*LOG([.B36];2)" office:value-type="float" office:value="41219.2032638462" calcext:value-type="float">
            <text:p>41219.2032638462</text:p>
          </table:table-cell>
          <table:table-cell office:value-type="float" office:value="2924770" calcext:value-type="float">
            <text:p>2.92E+06</text:p>
          </table:table-cell>
          <table:table-cell table:style-name="Default" office:value-type="float" office:value="360311" calcext:value-type="float">
            <text:p>360311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A37] + 1) * 100 + 1" office:value-type="float" office:value="3601" calcext:value-type="float">
            <text:p>3601</text:p>
          </table:table-cell>
          <table:table-cell table:formula="of:=POWER([.B37];2)" office:value-type="float" office:value="12967201" calcext:value-type="float">
            <text:p>12967201</text:p>
          </table:table-cell>
          <table:table-cell table:formula="of:=[.B37]*LOG([.B37];2)" office:value-type="float" office:value="42542.8689649692" calcext:value-type="float">
            <text:p>42542.8689649692</text:p>
          </table:table-cell>
          <table:table-cell office:value-type="float" office:value="3316210" calcext:value-type="float">
            <text:p>3.32E+06</text:p>
          </table:table-cell>
          <table:table-cell table:style-name="Default" office:value-type="float" office:value="380923" calcext:value-type="float">
            <text:p>380923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A38] + 1) * 100 + 1" office:value-type="float" office:value="3701" calcext:value-type="float">
            <text:p>3701</text:p>
          </table:table-cell>
          <table:table-cell table:formula="of:=POWER([.B38];2)" office:value-type="float" office:value="13697401" calcext:value-type="float">
            <text:p>13697401</text:p>
          </table:table-cell>
          <table:table-cell table:formula="of:=[.B38]*LOG([.B38];2)" office:value-type="float" office:value="43870.5415545311" calcext:value-type="float">
            <text:p>43870.5415545311</text:p>
          </table:table-cell>
          <table:table-cell office:value-type="float" office:value="3243430" calcext:value-type="float">
            <text:p>3.24E+06</text:p>
          </table:table-cell>
          <table:table-cell table:style-name="Default" office:value-type="float" office:value="350524" calcext:value-type="float">
            <text:p>350524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A39] + 1) * 100 + 1" office:value-type="float" office:value="3801" calcext:value-type="float">
            <text:p>3801</text:p>
          </table:table-cell>
          <table:table-cell table:formula="of:=POWER([.B39];2)" office:value-type="float" office:value="14447601" calcext:value-type="float">
            <text:p>14447601</text:p>
          </table:table-cell>
          <table:table-cell table:formula="of:=[.B39]*LOG([.B39];2)" office:value-type="float" office:value="45202.1127407853" calcext:value-type="float">
            <text:p>45202.1127407853</text:p>
          </table:table-cell>
          <table:table-cell office:value-type="float" office:value="3467210" calcext:value-type="float">
            <text:p>3.47E+06</text:p>
          </table:table-cell>
          <table:table-cell table:style-name="Default" office:value-type="float" office:value="358144" calcext:value-type="float">
            <text:p>358144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A40] + 1) * 100 + 1" office:value-type="float" office:value="3901" calcext:value-type="float">
            <text:p>3901</text:p>
          </table:table-cell>
          <table:table-cell table:formula="of:=POWER([.B40];2)" office:value-type="float" office:value="15217801" calcext:value-type="float">
            <text:p>15217801</text:p>
          </table:table-cell>
          <table:table-cell table:formula="of:=[.B40]*LOG([.B40];2)" office:value-type="float" office:value="46537.4799320788" calcext:value-type="float">
            <text:p>46537.4799320788</text:p>
          </table:table-cell>
          <table:table-cell office:value-type="float" office:value="3671500" calcext:value-type="float">
            <text:p>3.67E+06</text:p>
          </table:table-cell>
          <table:table-cell table:style-name="Default" office:value-type="float" office:value="375994" calcext:value-type="float">
            <text:p>375994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A41] + 1) * 100 + 1" office:value-type="float" office:value="4001" calcext:value-type="float">
            <text:p>4001</text:p>
          </table:table-cell>
          <table:table-cell table:formula="of:=POWER([.B41];2)" office:value-type="float" office:value="16008001" calcext:value-type="float">
            <text:p>16008001</text:p>
          </table:table-cell>
          <table:table-cell table:formula="of:=[.B41]*LOG([.B41];2)" office:value-type="float" office:value="47876.5457982958" calcext:value-type="float">
            <text:p>47876.5457982958</text:p>
          </table:table-cell>
          <table:table-cell office:value-type="float" office:value="3833210" calcext:value-type="float">
            <text:p>3.83E+06</text:p>
          </table:table-cell>
          <table:table-cell table:style-name="Default" office:value-type="float" office:value="379713" calcext:value-type="float">
            <text:p>379713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A42] + 1) * 100 + 1" office:value-type="float" office:value="4101" calcext:value-type="float">
            <text:p>4101</text:p>
          </table:table-cell>
          <table:table-cell table:formula="of:=POWER([.B42];2)" office:value-type="float" office:value="16818201" calcext:value-type="float">
            <text:p>16818201</text:p>
          </table:table-cell>
          <table:table-cell table:formula="of:=[.B42]*LOG([.B42];2)" office:value-type="float" office:value="49219.2178761699" calcext:value-type="float">
            <text:p>49219.2178761699</text:p>
          </table:table-cell>
          <table:table-cell office:value-type="float" office:value="3984320" calcext:value-type="float">
            <text:p>3.98E+06</text:p>
          </table:table-cell>
          <table:table-cell table:style-name="Default" office:value-type="float" office:value="407146" calcext:value-type="float">
            <text:p>40714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A43] + 1) * 100 + 1" office:value-type="float" office:value="4201" calcext:value-type="float">
            <text:p>4201</text:p>
          </table:table-cell>
          <table:table-cell table:formula="of:=POWER([.B43];2)" office:value-type="float" office:value="17648401" calcext:value-type="float">
            <text:p>17648401</text:p>
          </table:table-cell>
          <table:table-cell table:formula="of:=[.B43]*LOG([.B43];2)" office:value-type="float" office:value="50565.4082131139" calcext:value-type="float">
            <text:p>50565.4082131139</text:p>
          </table:table-cell>
          <table:table-cell office:value-type="float" office:value="4307900" calcext:value-type="float">
            <text:p>4.31E+06</text:p>
          </table:table-cell>
          <table:table-cell table:style-name="Default" office:value-type="float" office:value="397533" calcext:value-type="float">
            <text:p>397533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A44] + 1) * 100 + 1" office:value-type="float" office:value="4301" calcext:value-type="float">
            <text:p>4301</text:p>
          </table:table-cell>
          <table:table-cell table:formula="of:=POWER([.B44];2)" office:value-type="float" office:value="18498601" calcext:value-type="float">
            <text:p>18498601</text:p>
          </table:table-cell>
          <table:table-cell table:formula="of:=[.B44]*LOG([.B44];2)" office:value-type="float" office:value="51915.0330449779" calcext:value-type="float">
            <text:p>51915.0330449779</text:p>
          </table:table-cell>
          <table:table-cell office:value-type="float" office:value="4530790" calcext:value-type="float">
            <text:p>4.53E+06</text:p>
          </table:table-cell>
          <table:table-cell table:style-name="Default" office:value-type="float" office:value="428653" calcext:value-type="float">
            <text:p>428653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A45] + 1) * 100 + 1" office:value-type="float" office:value="4401" calcext:value-type="float">
            <text:p>4401</text:p>
          </table:table-cell>
          <table:table-cell table:formula="of:=POWER([.B45];2)" office:value-type="float" office:value="19368801" calcext:value-type="float">
            <text:p>19368801</text:p>
          </table:table-cell>
          <table:table-cell table:formula="of:=[.B45]*LOG([.B45];2)" office:value-type="float" office:value="53268.0125037924" calcext:value-type="float">
            <text:p>53268.0125037924</text:p>
          </table:table-cell>
          <table:table-cell office:value-type="float" office:value="4660970" calcext:value-type="float">
            <text:p>4.66E+06</text:p>
          </table:table-cell>
          <table:table-cell table:style-name="Default" office:value-type="float" office:value="417646" calcext:value-type="float">
            <text:p>41764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A46] + 1) * 100 + 1" office:value-type="float" office:value="4501" calcext:value-type="float">
            <text:p>4501</text:p>
          </table:table-cell>
          <table:table-cell table:formula="of:=POWER([.B46];2)" office:value-type="float" office:value="20259001" calcext:value-type="float">
            <text:p>20259001</text:p>
          </table:table-cell>
          <table:table-cell table:formula="of:=[.B46]*LOG([.B46];2)" office:value-type="float" office:value="54624.2703520844" calcext:value-type="float">
            <text:p>54624.2703520844</text:p>
          </table:table-cell>
          <table:table-cell office:value-type="float" office:value="4871600" calcext:value-type="float">
            <text:p>4.87E+06</text:p>
          </table:table-cell>
          <table:table-cell table:style-name="Default" office:value-type="float" office:value="395258" calcext:value-type="float">
            <text:p>395258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A47] + 1) * 100 + 1" office:value-type="float" office:value="4601" calcext:value-type="float">
            <text:p>4601</text:p>
          </table:table-cell>
          <table:table-cell table:formula="of:=POWER([.B47];2)" office:value-type="float" office:value="21169201" calcext:value-type="float">
            <text:p>21169201</text:p>
          </table:table-cell>
          <table:table-cell table:formula="of:=[.B47]*LOG([.B47];2)" office:value-type="float" office:value="55983.733740816" calcext:value-type="float">
            <text:p>55983.733740816</text:p>
          </table:table-cell>
          <table:table-cell office:value-type="float" office:value="5062490" calcext:value-type="float">
            <text:p>5.06E+06</text:p>
          </table:table-cell>
          <table:table-cell table:style-name="Default" office:value-type="float" office:value="429909" calcext:value-type="float">
            <text:p>42990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A48] + 1) * 100 + 1" office:value-type="float" office:value="4701" calcext:value-type="float">
            <text:p>4701</text:p>
          </table:table-cell>
          <table:table-cell table:formula="of:=POWER([.B48];2)" office:value-type="float" office:value="22099401" calcext:value-type="float">
            <text:p>22099401</text:p>
          </table:table-cell>
          <table:table-cell table:formula="of:=[.B48]*LOG([.B48];2)" office:value-type="float" office:value="57346.3329883758" calcext:value-type="float">
            <text:p>57346.3329883758</text:p>
          </table:table-cell>
          <table:table-cell office:value-type="float" office:value="5263070" calcext:value-type="float">
            <text:p>5.26E+06</text:p>
          </table:table-cell>
          <table:table-cell table:style-name="Default" office:value-type="float" office:value="399421" calcext:value-type="float">
            <text:p>399421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A49] + 1) * 100 + 1" office:value-type="float" office:value="4801" calcext:value-type="float">
            <text:p>4801</text:p>
          </table:table-cell>
          <table:table-cell table:formula="of:=POWER([.B49];2)" office:value-type="float" office:value="23049601" calcext:value-type="float">
            <text:p>23049601</text:p>
          </table:table-cell>
          <table:table-cell table:formula="of:=[.B49]*LOG([.B49];2)" office:value-type="float" office:value="58712.0013783819" calcext:value-type="float">
            <text:p>58712.0013783819</text:p>
          </table:table-cell>
          <table:table-cell office:value-type="float" office:value="5491750" calcext:value-type="float">
            <text:p>5.49E+06</text:p>
          </table:table-cell>
          <table:table-cell table:style-name="Default" office:value-type="float" office:value="450863" calcext:value-type="float">
            <text:p>450863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A50] + 1) * 100 + 1" office:value-type="float" office:value="4901" calcext:value-type="float">
            <text:p>4901</text:p>
          </table:table-cell>
          <table:table-cell table:formula="of:=POWER([.B50];2)" office:value-type="float" office:value="24019801" calcext:value-type="float">
            <text:p>24019801</text:p>
          </table:table-cell>
          <table:table-cell table:formula="of:=[.B50]*LOG([.B50];2)" office:value-type="float" office:value="60080.6749743392" calcext:value-type="float">
            <text:p>60080.6749743392</text:p>
          </table:table-cell>
          <table:table-cell office:value-type="float" office:value="6085750" calcext:value-type="float">
            <text:p>6.09E+06</text:p>
          </table:table-cell>
          <table:table-cell table:style-name="Default" office:value-type="float" office:value="643289" calcext:value-type="float">
            <text:p>64328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A51] + 1) * 100 + 1" office:value-type="float" office:value="5001" calcext:value-type="float">
            <text:p>5001</text:p>
          </table:table-cell>
          <table:table-cell table:formula="of:=POWER([.B51];2)" office:value-type="float" office:value="25010001" calcext:value-type="float">
            <text:p>25010001</text:p>
          </table:table-cell>
          <table:table-cell table:formula="of:=[.B51]*LOG([.B51];2)" office:value-type="float" office:value="61452.2924494276" calcext:value-type="float">
            <text:p>61452.2924494276</text:p>
          </table:table-cell>
          <table:table-cell office:value-type="float" office:value="7087650" calcext:value-type="float">
            <text:p>7.09E+06</text:p>
          </table:table-cell>
          <table:table-cell table:style-name="Default" office:value-type="float" office:value="471150" calcext:value-type="float">
            <text:p>471150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A52] + 1) * 100 + 1" office:value-type="float" office:value="5101" calcext:value-type="float">
            <text:p>5101</text:p>
          </table:table-cell>
          <table:table-cell table:formula="of:=POWER([.B52];2)" office:value-type="float" office:value="26020201" calcext:value-type="float">
            <text:p>26020201</text:p>
          </table:table-cell>
          <table:table-cell table:formula="of:=[.B52]*LOG([.B52];2)" office:value-type="float" office:value="62826.7949299098" calcext:value-type="float">
            <text:p>62826.7949299098</text:p>
          </table:table-cell>
          <table:table-cell office:value-type="float" office:value="6121830" calcext:value-type="float">
            <text:p>6.12E+06</text:p>
          </table:table-cell>
          <table:table-cell table:style-name="Default" office:value-type="float" office:value="480656" calcext:value-type="float">
            <text:p>48065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A53] + 1) * 100 + 1" office:value-type="float" office:value="5201" calcext:value-type="float">
            <text:p>5201</text:p>
          </table:table-cell>
          <table:table-cell table:formula="of:=POWER([.B53];2)" office:value-type="float" office:value="27050401" calcext:value-type="float">
            <text:p>27050401</text:p>
          </table:table-cell>
          <table:table-cell table:formula="of:=[.B53]*LOG([.B53];2)" office:value-type="float" office:value="64204.1258508228" calcext:value-type="float">
            <text:p>64204.1258508228</text:p>
          </table:table-cell>
          <table:table-cell office:value-type="float" office:value="6445170" calcext:value-type="float">
            <text:p>6.45E+06</text:p>
          </table:table-cell>
          <table:table-cell table:style-name="Default" office:value-type="float" office:value="491129" calcext:value-type="float">
            <text:p>49112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A54] + 1) * 100 + 1" office:value-type="float" office:value="5301" calcext:value-type="float">
            <text:p>5301</text:p>
          </table:table-cell>
          <table:table-cell table:formula="of:=POWER([.B54];2)" office:value-type="float" office:value="28100601" calcext:value-type="float">
            <text:p>28100601</text:p>
          </table:table-cell>
          <table:table-cell table:formula="of:=[.B54]*LOG([.B54];2)" office:value-type="float" office:value="65584.230822771" calcext:value-type="float">
            <text:p>65584.230822771</text:p>
          </table:table-cell>
          <table:table-cell office:value-type="float" office:value="6577050" calcext:value-type="float">
            <text:p>6.58E+06</text:p>
          </table:table-cell>
          <table:table-cell table:style-name="Default" office:value-type="float" office:value="516078" calcext:value-type="float">
            <text:p>516078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A55] + 1) * 100 + 1" office:value-type="float" office:value="5401" calcext:value-type="float">
            <text:p>5401</text:p>
          </table:table-cell>
          <table:table-cell table:formula="of:=POWER([.B55];2)" office:value-type="float" office:value="29170801" calcext:value-type="float">
            <text:p>29170801</text:p>
          </table:table-cell>
          <table:table-cell table:formula="of:=[.B55]*LOG([.B55];2)" office:value-type="float" office:value="66967.0575087737" calcext:value-type="float">
            <text:p>66967.0575087737</text:p>
          </table:table-cell>
          <table:table-cell office:value-type="float" office:value="6813990" calcext:value-type="float">
            <text:p>6.81E+06</text:p>
          </table:table-cell>
          <table:table-cell table:style-name="Default" office:value-type="float" office:value="521439" calcext:value-type="float">
            <text:p>52143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A56] + 1) * 100 + 1" office:value-type="float" office:value="5501" calcext:value-type="float">
            <text:p>5501</text:p>
          </table:table-cell>
          <table:table-cell table:formula="of:=POWER([.B56];2)" office:value-type="float" office:value="30261001" calcext:value-type="float">
            <text:p>30261001</text:p>
          </table:table-cell>
          <table:table-cell table:formula="of:=[.B56]*LOG([.B56];2)" office:value-type="float" office:value="68352.555510237" calcext:value-type="float">
            <text:p>68352.555510237</text:p>
          </table:table-cell>
          <table:table-cell office:value-type="float" office:value="7039090" calcext:value-type="float">
            <text:p>7.04E+06</text:p>
          </table:table-cell>
          <table:table-cell table:style-name="Default" office:value-type="float" office:value="541962" calcext:value-type="float">
            <text:p>541962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A57] + 1) * 100 + 1" office:value-type="float" office:value="5601" calcext:value-type="float">
            <text:p>5601</text:p>
          </table:table-cell>
          <table:table-cell table:formula="of:=POWER([.B57];2)" office:value-type="float" office:value="31371201" calcext:value-type="float">
            <text:p>31371201</text:p>
          </table:table-cell>
          <table:table-cell table:formula="of:=[.B57]*LOG([.B57];2)" office:value-type="float" office:value="69740.6762612181" calcext:value-type="float">
            <text:p>69740.6762612181</text:p>
          </table:table-cell>
          <table:table-cell office:value-type="float" office:value="7315310" calcext:value-type="float">
            <text:p>7.32E+06</text:p>
          </table:table-cell>
          <table:table-cell table:style-name="Default" office:value-type="float" office:value="611878" calcext:value-type="float">
            <text:p>611878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A58] + 1) * 100 + 1" office:value-type="float" office:value="5701" calcext:value-type="float">
            <text:p>5701</text:p>
          </table:table-cell>
          <table:table-cell table:formula="of:=POWER([.B58];2)" office:value-type="float" office:value="32501401" calcext:value-type="float">
            <text:p>32501401</text:p>
          </table:table-cell>
          <table:table-cell table:formula="of:=[.B58]*LOG([.B58];2)" office:value-type="float" office:value="71131.3729302446" calcext:value-type="float">
            <text:p>71131.3729302446</text:p>
          </table:table-cell>
          <table:table-cell office:value-type="float" office:value="7615800" calcext:value-type="float">
            <text:p>7.62E+06</text:p>
          </table:table-cell>
          <table:table-cell table:style-name="Default" office:value-type="float" office:value="549221" calcext:value-type="float">
            <text:p>549221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A59] + 1) * 100 + 1" office:value-type="float" office:value="5801" calcext:value-type="float">
            <text:p>5801</text:p>
          </table:table-cell>
          <table:table-cell table:formula="of:=POWER([.B59];2)" office:value-type="float" office:value="33651601" calcext:value-type="float">
            <text:p>33651601</text:p>
          </table:table-cell>
          <table:table-cell table:formula="of:=[.B59]*LOG([.B59];2)" office:value-type="float" office:value="72524.6003290222" calcext:value-type="float">
            <text:p>72524.6003290222</text:p>
          </table:table-cell>
          <table:table-cell office:value-type="float" office:value="7956790" calcext:value-type="float">
            <text:p>7.96E+06</text:p>
          </table:table-cell>
          <table:table-cell table:style-name="Default" office:value-type="float" office:value="586134" calcext:value-type="float">
            <text:p>586134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A60] + 1) * 100 + 1" office:value-type="float" office:value="5901" calcext:value-type="float">
            <text:p>5901</text:p>
          </table:table-cell>
          <table:table-cell table:formula="of:=POWER([.B60];2)" office:value-type="float" office:value="34821801" calcext:value-type="float">
            <text:p>34821801</text:p>
          </table:table-cell>
          <table:table-cell table:formula="of:=[.B60]*LOG([.B60];2)" office:value-type="float" office:value="73920.3148274412" calcext:value-type="float">
            <text:p>73920.3148274412</text:p>
          </table:table-cell>
          <table:table-cell office:value-type="float" office:value="8213170" calcext:value-type="float">
            <text:p>8.21E+06</text:p>
          </table:table-cell>
          <table:table-cell table:style-name="Default" office:value-type="float" office:value="628547" calcext:value-type="float">
            <text:p>628547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A61] + 1) * 100 + 1" office:value-type="float" office:value="6001" calcext:value-type="float">
            <text:p>6001</text:p>
          </table:table-cell>
          <table:table-cell table:formula="of:=POWER([.B61];2)" office:value-type="float" office:value="36012001" calcext:value-type="float">
            <text:p>36012001</text:p>
          </table:table-cell>
          <table:table-cell table:formula="of:=[.B61]*LOG([.B61];2)" office:value-type="float" office:value="75318.4742743437" calcext:value-type="float">
            <text:p>75318.4742743437</text:p>
          </table:table-cell>
          <table:table-cell office:value-type="float" office:value="8484930" calcext:value-type="float">
            <text:p>8.48E+06</text:p>
          </table:table-cell>
          <table:table-cell table:style-name="Default" office:value-type="float" office:value="622587" calcext:value-type="float">
            <text:p>622587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A62] + 1) * 100 + 1" office:value-type="float" office:value="6101" calcext:value-type="float">
            <text:p>6101</text:p>
          </table:table-cell>
          <table:table-cell table:formula="of:=POWER([.B62];2)" office:value-type="float" office:value="37222201" calcext:value-type="float">
            <text:p>37222201</text:p>
          </table:table-cell>
          <table:table-cell table:formula="of:=[.B62]*LOG([.B62];2)" office:value-type="float" office:value="76719.0379235749" calcext:value-type="float">
            <text:p>76719.0379235749</text:p>
          </table:table-cell>
          <table:table-cell office:value-type="float" office:value="8699770" calcext:value-type="float">
            <text:p>8.70E+06</text:p>
          </table:table-cell>
          <table:table-cell table:style-name="Default" office:value-type="float" office:value="638811" calcext:value-type="float">
            <text:p>638811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A63] + 1) * 100 + 1" office:value-type="float" office:value="6201" calcext:value-type="float">
            <text:p>6201</text:p>
          </table:table-cell>
          <table:table-cell table:formula="of:=POWER([.B63];2)" office:value-type="float" office:value="38452401" calcext:value-type="float">
            <text:p>38452401</text:p>
          </table:table-cell>
          <table:table-cell table:formula="of:=[.B63]*LOG([.B63];2)" office:value-type="float" office:value="78121.9663648831" calcext:value-type="float">
            <text:p>78121.9663648831</text:p>
          </table:table-cell>
          <table:table-cell office:value-type="float" office:value="9216640" calcext:value-type="float">
            <text:p>9.22E+06</text:p>
          </table:table-cell>
          <table:table-cell table:style-name="Default" office:value-type="float" office:value="728409" calcext:value-type="float">
            <text:p>72840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A64] + 1) * 100 + 1" office:value-type="float" office:value="6301" calcext:value-type="float">
            <text:p>6301</text:p>
          </table:table-cell>
          <table:table-cell table:formula="of:=POWER([.B64];2)" office:value-type="float" office:value="39702601" calcext:value-type="float">
            <text:p>39702601</text:p>
          </table:table-cell>
          <table:table-cell table:formula="of:=[.B64]*LOG([.B64];2)" office:value-type="float" office:value="79527.221459278" calcext:value-type="float">
            <text:p>79527.221459278</text:p>
          </table:table-cell>
          <table:table-cell office:value-type="float" office:value="9373620" calcext:value-type="float">
            <text:p>9.37E+06</text:p>
          </table:table-cell>
          <table:table-cell table:style-name="Default" office:value-type="float" office:value="717191" calcext:value-type="float">
            <text:p>717191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A65] + 1) * 100 + 1" office:value-type="float" office:value="6401" calcext:value-type="float">
            <text:p>6401</text:p>
          </table:table-cell>
          <table:table-cell table:formula="of:=POWER([.B65];2)" office:value-type="float" office:value="40972801" calcext:value-type="float">
            <text:p>40972801</text:p>
          </table:table-cell>
          <table:table-cell table:formula="of:=[.B65]*LOG([.B65];2)" office:value-type="float" office:value="80934.7662784936" calcext:value-type="float">
            <text:p>80934.7662784936</text:p>
          </table:table-cell>
          <table:table-cell office:value-type="float" office:value="9691310" calcext:value-type="float">
            <text:p>9.69E+06</text:p>
          </table:table-cell>
          <table:table-cell table:style-name="Default" office:value-type="float" office:value="755364" calcext:value-type="float">
            <text:p>755364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A66] + 1) * 100 + 1" office:value-type="float" office:value="6501" calcext:value-type="float">
            <text:p>6501</text:p>
          </table:table-cell>
          <table:table-cell table:formula="of:=POWER([.B66];2)" office:value-type="float" office:value="42263001" calcext:value-type="float">
            <text:p>42263001</text:p>
          </table:table-cell>
          <table:table-cell table:formula="of:=[.B66]*LOG([.B66];2)" office:value-type="float" office:value="82344.5650482352" calcext:value-type="float">
            <text:p>82344.5650482352</text:p>
          </table:table-cell>
          <table:table-cell office:value-type="float" office:value="10085200" calcext:value-type="float">
            <text:p>1.01E+07</text:p>
          </table:table-cell>
          <table:table-cell table:style-name="Default" office:value-type="float" office:value="725670" calcext:value-type="float">
            <text:p>725670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A67] + 1) * 100 + 1" office:value-type="float" office:value="6601" calcext:value-type="float">
            <text:p>6601</text:p>
          </table:table-cell>
          <table:table-cell table:formula="of:=POWER([.B67];2)" office:value-type="float" office:value="43573201" calcext:value-type="float">
            <text:p>43573201</text:p>
          </table:table-cell>
          <table:table-cell table:formula="of:=[.B67]*LOG([.B67];2)" office:value-type="float" office:value="83756.5830949185" calcext:value-type="float">
            <text:p>83756.5830949185</text:p>
          </table:table-cell>
          <table:table-cell office:value-type="float" office:value="10265900" calcext:value-type="float">
            <text:p>1.03E+07</text:p>
          </table:table-cell>
          <table:table-cell table:style-name="Default" office:value-type="float" office:value="743810" calcext:value-type="float">
            <text:p>743810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A68] + 1) * 100 + 1" office:value-type="float" office:value="6701" calcext:value-type="float">
            <text:p>6701</text:p>
          </table:table-cell>
          <table:table-cell table:formula="of:=POWER([.B68];2)" office:value-type="float" office:value="44903401" calcext:value-type="float">
            <text:p>44903401</text:p>
          </table:table-cell>
          <table:table-cell table:formula="of:=[.B68]*LOG([.B68];2)" office:value-type="float" office:value="85170.7867956373" calcext:value-type="float">
            <text:p>85170.7867956373</text:p>
          </table:table-cell>
          <table:table-cell office:value-type="float" office:value="10678000" calcext:value-type="float">
            <text:p>1.07E+07</text:p>
          </table:table-cell>
          <table:table-cell table:style-name="Default" office:value-type="float" office:value="757431" calcext:value-type="float">
            <text:p>757431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A69] + 1) * 100 + 1" office:value-type="float" office:value="6801" calcext:value-type="float">
            <text:p>6801</text:p>
          </table:table-cell>
          <table:table-cell table:formula="of:=POWER([.B69];2)" office:value-type="float" office:value="46253601" calcext:value-type="float">
            <text:p>46253601</text:p>
          </table:table-cell>
          <table:table-cell table:formula="of:=[.B69]*LOG([.B69];2)" office:value-type="float" office:value="86587.1435311177" calcext:value-type="float">
            <text:p>86587.1435311177</text:p>
          </table:table-cell>
          <table:table-cell office:value-type="float" office:value="10883500" calcext:value-type="float">
            <text:p>1.09E+07</text:p>
          </table:table-cell>
          <table:table-cell table:style-name="Default" office:value-type="float" office:value="766206" calcext:value-type="float">
            <text:p>76620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A70] + 1) * 100 + 1" office:value-type="float" office:value="6901" calcext:value-type="float">
            <text:p>6901</text:p>
          </table:table-cell>
          <table:table-cell table:formula="of:=POWER([.B70];2)" office:value-type="float" office:value="47623801" calcext:value-type="float">
            <text:p>47623801</text:p>
          </table:table-cell>
          <table:table-cell table:formula="of:=[.B70]*LOG([.B70];2)" office:value-type="float" office:value="88005.6216414405" calcext:value-type="float">
            <text:p>88005.6216414405</text:p>
          </table:table-cell>
          <table:table-cell office:value-type="float" office:value="11230300" calcext:value-type="float">
            <text:p>1.12E+07</text:p>
          </table:table-cell>
          <table:table-cell table:style-name="Default" office:value-type="float" office:value="779560" calcext:value-type="float">
            <text:p>779560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A71] + 1) * 100 + 1" office:value-type="float" office:value="7001" calcext:value-type="float">
            <text:p>7001</text:p>
          </table:table-cell>
          <table:table-cell table:formula="of:=POWER([.B71];2)" office:value-type="float" office:value="49014001" calcext:value-type="float">
            <text:p>49014001</text:p>
          </table:table-cell>
          <table:table-cell table:formula="of:=[.B71]*LOG([.B71];2)" office:value-type="float" office:value="89426.1903843302" calcext:value-type="float">
            <text:p>89426.1903843302</text:p>
          </table:table-cell>
          <table:table-cell office:value-type="float" office:value="11513700" calcext:value-type="float">
            <text:p>1.15E+07</text:p>
          </table:table-cell>
          <table:table-cell table:style-name="Default" office:value-type="float" office:value="797730" calcext:value-type="float">
            <text:p>797730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A72] + 1) * 100 + 1" office:value-type="float" office:value="7101" calcext:value-type="float">
            <text:p>7101</text:p>
          </table:table-cell>
          <table:table-cell table:formula="of:=POWER([.B72];2)" office:value-type="float" office:value="50424201" calcext:value-type="float">
            <text:p>50424201</text:p>
          </table:table-cell>
          <table:table-cell table:formula="of:=[.B72]*LOG([.B72];2)" office:value-type="float" office:value="90848.8198958274" calcext:value-type="float">
            <text:p>90848.8198958274</text:p>
          </table:table-cell>
          <table:table-cell office:value-type="float" office:value="12060000" calcext:value-type="float">
            <text:p>1.21E+07</text:p>
          </table:table-cell>
          <table:table-cell table:style-name="Default" office:value-type="float" office:value="848399" calcext:value-type="float">
            <text:p>84839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A73] + 1) * 100 + 1" office:value-type="float" office:value="7201" calcext:value-type="float">
            <text:p>7201</text:p>
          </table:table-cell>
          <table:table-cell table:formula="of:=POWER([.B73];2)" office:value-type="float" office:value="51854401" calcext:value-type="float">
            <text:p>51854401</text:p>
          </table:table-cell>
          <table:table-cell table:formula="of:=[.B73]*LOG([.B73];2)" office:value-type="float" office:value="92273.4811531773" calcext:value-type="float">
            <text:p>92273.4811531773</text:p>
          </table:table-cell>
          <table:table-cell office:value-type="float" office:value="12764000" calcext:value-type="float">
            <text:p>1.28E+07</text:p>
          </table:table-cell>
          <table:table-cell table:style-name="Default" office:value-type="float" office:value="806886" calcext:value-type="float">
            <text:p>80688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A74] + 1) * 100 + 1" office:value-type="float" office:value="7301" calcext:value-type="float">
            <text:p>7301</text:p>
          </table:table-cell>
          <table:table-cell table:formula="of:=POWER([.B74];2)" office:value-type="float" office:value="53304601" calcext:value-type="float">
            <text:p>53304601</text:p>
          </table:table-cell>
          <table:table-cell table:formula="of:=[.B74]*LOG([.B74];2)" office:value-type="float" office:value="93700.1459397794" calcext:value-type="float">
            <text:p>93700.1459397794</text:p>
          </table:table-cell>
          <table:table-cell office:value-type="float" office:value="12709700" calcext:value-type="float">
            <text:p>1.27E+07</text:p>
          </table:table-cell>
          <table:table-cell table:style-name="Default" office:value-type="float" office:value="793113" calcext:value-type="float">
            <text:p>793113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A75] + 1) * 100 + 1" office:value-type="float" office:value="7401" calcext:value-type="float">
            <text:p>7401</text:p>
          </table:table-cell>
          <table:table-cell table:formula="of:=POWER([.B75];2)" office:value-type="float" office:value="54774801" calcext:value-type="float">
            <text:p>54774801</text:p>
          </table:table-cell>
          <table:table-cell table:formula="of:=[.B75]*LOG([.B75];2)" office:value-type="float" office:value="95128.7868120585" calcext:value-type="float">
            <text:p>95128.7868120585</text:p>
          </table:table-cell>
          <table:table-cell office:value-type="float" office:value="12899000" calcext:value-type="float">
            <text:p>1.29E+07</text:p>
          </table:table-cell>
          <table:table-cell table:style-name="Default" office:value-type="float" office:value="789249" calcext:value-type="float">
            <text:p>78924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A76] + 1) * 100 + 1" office:value-type="float" office:value="7501" calcext:value-type="float">
            <text:p>7501</text:p>
          </table:table-cell>
          <table:table-cell table:formula="of:=POWER([.B76];2)" office:value-type="float" office:value="56265001" calcext:value-type="float">
            <text:p>56265001</text:p>
          </table:table-cell>
          <table:table-cell table:formula="of:=[.B76]*LOG([.B76];2)" office:value-type="float" office:value="96559.3770681261" calcext:value-type="float">
            <text:p>96559.3770681261</text:p>
          </table:table-cell>
          <table:table-cell office:value-type="float" office:value="13168100" calcext:value-type="float">
            <text:p>1.32E+07</text:p>
          </table:table-cell>
          <table:table-cell table:style-name="Default" office:value-type="float" office:value="907655" calcext:value-type="float">
            <text:p>907655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A77] + 1) * 100 + 1" office:value-type="float" office:value="7601" calcext:value-type="float">
            <text:p>7601</text:p>
          </table:table-cell>
          <table:table-cell table:formula="of:=POWER([.B77];2)" office:value-type="float" office:value="57775201" calcext:value-type="float">
            <text:p>57775201</text:p>
          </table:table-cell>
          <table:table-cell table:formula="of:=[.B77]*LOG([.B77];2)" office:value-type="float" office:value="97991.8907181133" calcext:value-type="float">
            <text:p>97991.8907181133</text:p>
          </table:table-cell>
          <table:table-cell office:value-type="float" office:value="13804900" calcext:value-type="float">
            <text:p>1.38E+07</text:p>
          </table:table-cell>
          <table:table-cell table:style-name="Default" office:value-type="float" office:value="813584" calcext:value-type="float">
            <text:p>813584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A78] + 1) * 100 + 1" office:value-type="float" office:value="7701" calcext:value-type="float">
            <text:p>7701</text:p>
          </table:table-cell>
          <table:table-cell table:formula="of:=POWER([.B78];2)" office:value-type="float" office:value="59305401" calcext:value-type="float">
            <text:p>59305401</text:p>
          </table:table-cell>
          <table:table-cell table:formula="of:=[.B78]*LOG([.B78];2)" office:value-type="float" office:value="99426.3024560649" calcext:value-type="float">
            <text:p>99426.3024560649</text:p>
          </table:table-cell>
          <table:table-cell office:value-type="float" office:value="14103800" calcext:value-type="float">
            <text:p>1.41E+07</text:p>
          </table:table-cell>
          <table:table-cell office:value-type="float" office:value="1053350" calcext:value-type="float">
            <text:p>1.05E+0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A79] + 1) * 100 + 1" office:value-type="float" office:value="7801" calcext:value-type="float">
            <text:p>7801</text:p>
          </table:table-cell>
          <table:table-cell table:formula="of:=POWER([.B79];2)" office:value-type="float" office:value="60855601" calcext:value-type="float">
            <text:p>60855601</text:p>
          </table:table-cell>
          <table:table-cell table:formula="of:=[.B79]*LOG([.B79];2)" office:value-type="float" office:value="100862.587633294" calcext:value-type="float">
            <text:p>100862.587633294</text:p>
          </table:table-cell>
          <table:table-cell office:value-type="float" office:value="14262400" calcext:value-type="float">
            <text:p>1.43E+07</text:p>
          </table:table-cell>
          <table:table-cell table:style-name="Default" office:value-type="float" office:value="886333" calcext:value-type="float">
            <text:p>886333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A80] + 1) * 100 + 1" office:value-type="float" office:value="7901" calcext:value-type="float">
            <text:p>7901</text:p>
          </table:table-cell>
          <table:table-cell table:formula="of:=POWER([.B80];2)" office:value-type="float" office:value="62425801" calcext:value-type="float">
            <text:p>62425801</text:p>
          </table:table-cell>
          <table:table-cell table:formula="of:=[.B80]*LOG([.B80];2)" office:value-type="float" office:value="102300.722233104" calcext:value-type="float">
            <text:p>102300.722233104</text:p>
          </table:table-cell>
          <table:table-cell office:value-type="float" office:value="14789500" calcext:value-type="float">
            <text:p>1.48E+07</text:p>
          </table:table-cell>
          <table:table-cell table:style-name="Default" office:value-type="float" office:value="902427" calcext:value-type="float">
            <text:p>902427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A81] + 1) * 100 + 1" office:value-type="float" office:value="8001" calcext:value-type="float">
            <text:p>8001</text:p>
          </table:table-cell>
          <table:table-cell table:formula="of:=POWER([.B81];2)" office:value-type="float" office:value="64016001" calcext:value-type="float">
            <text:p>64016001</text:p>
          </table:table-cell>
          <table:table-cell table:formula="of:=[.B81]*LOG([.B81];2)" office:value-type="float" office:value="103740.682846787" calcext:value-type="float">
            <text:p>103740.682846787</text:p>
          </table:table-cell>
          <table:table-cell office:value-type="float" office:value="15189500" calcext:value-type="float">
            <text:p>1.52E+07</text:p>
          </table:table-cell>
          <table:table-cell table:style-name="Default" office:value-type="float" office:value="890300" calcext:value-type="float">
            <text:p>890300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A82] + 1) * 100 + 1" office:value-type="float" office:value="8101" calcext:value-type="float">
            <text:p>8101</text:p>
          </table:table-cell>
          <table:table-cell table:formula="of:=POWER([.B82];2)" office:value-type="float" office:value="65626201" calcext:value-type="float">
            <text:p>65626201</text:p>
          </table:table-cell>
          <table:table-cell table:formula="of:=[.B82]*LOG([.B82];2)" office:value-type="float" office:value="105182.446650826" calcext:value-type="float">
            <text:p>105182.446650826</text:p>
          </table:table-cell>
          <table:table-cell office:value-type="float" office:value="15623400" calcext:value-type="float">
            <text:p>1.56E+07</text:p>
          </table:table-cell>
          <table:table-cell table:style-name="Default" office:value-type="float" office:value="900613" calcext:value-type="float">
            <text:p>900613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A83] + 1) * 100 + 1" office:value-type="float" office:value="8201" calcext:value-type="float">
            <text:p>8201</text:p>
          </table:table-cell>
          <table:table-cell table:formula="of:=POWER([.B83];2)" office:value-type="float" office:value="67256401" calcext:value-type="float">
            <text:p>67256401</text:p>
          </table:table-cell>
          <table:table-cell table:formula="of:=[.B83]*LOG([.B83];2)" office:value-type="float" office:value="106625.991385222" calcext:value-type="float">
            <text:p>106625.991385222</text:p>
          </table:table-cell>
          <table:table-cell office:value-type="float" office:value="15983100" calcext:value-type="float">
            <text:p>1.60E+07</text:p>
          </table:table-cell>
          <table:table-cell table:style-name="Default" office:value-type="float" office:value="923602" calcext:value-type="float">
            <text:p>923602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A84] + 1) * 100 + 1" office:value-type="float" office:value="8301" calcext:value-type="float">
            <text:p>8301</text:p>
          </table:table-cell>
          <table:table-cell table:formula="of:=POWER([.B84];2)" office:value-type="float" office:value="68906601" calcext:value-type="float">
            <text:p>68906601</text:p>
          </table:table-cell>
          <table:table-cell table:formula="of:=[.B84]*LOG([.B84];2)" office:value-type="float" office:value="108071.295332878" calcext:value-type="float">
            <text:p>108071.295332878</text:p>
          </table:table-cell>
          <table:table-cell office:value-type="float" office:value="16307900" calcext:value-type="float">
            <text:p>1.63E+07</text:p>
          </table:table-cell>
          <table:table-cell table:style-name="Default" office:value-type="float" office:value="909416" calcext:value-type="float">
            <text:p>90941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A85] + 1) * 100 + 1" office:value-type="float" office:value="8401" calcext:value-type="float">
            <text:p>8401</text:p>
          </table:table-cell>
          <table:table-cell table:formula="of:=POWER([.B85];2)" office:value-type="float" office:value="70576801" calcext:value-type="float">
            <text:p>70576801</text:p>
          </table:table-cell>
          <table:table-cell table:formula="of:=[.B85]*LOG([.B85];2)" office:value-type="float" office:value="109518.337299974" calcext:value-type="float">
            <text:p>109518.337299974</text:p>
          </table:table-cell>
          <table:table-cell office:value-type="float" office:value="16704400" calcext:value-type="float">
            <text:p>1.67E+07</text:p>
          </table:table-cell>
          <table:table-cell table:style-name="Default" office:value-type="float" office:value="930319" calcext:value-type="float">
            <text:p>93031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A86] + 1) * 100 + 1" office:value-type="float" office:value="8501" calcext:value-type="float">
            <text:p>8501</text:p>
          </table:table-cell>
          <table:table-cell table:formula="of:=POWER([.B86];2)" office:value-type="float" office:value="72267001" calcext:value-type="float">
            <text:p>72267001</text:p>
          </table:table-cell>
          <table:table-cell table:formula="of:=[.B86]*LOG([.B86];2)" office:value-type="float" office:value="110967.096597284" calcext:value-type="float">
            <text:p>110967.096597284</text:p>
          </table:table-cell>
          <table:table-cell office:value-type="float" office:value="17283400" calcext:value-type="float">
            <text:p>1.73E+07</text:p>
          </table:table-cell>
          <table:table-cell table:style-name="Default" office:value-type="float" office:value="979111" calcext:value-type="float">
            <text:p>979111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A87] + 1) * 100 + 1" office:value-type="float" office:value="8601" calcext:value-type="float">
            <text:p>8601</text:p>
          </table:table-cell>
          <table:table-cell table:formula="of:=POWER([.B87];2)" office:value-type="float" office:value="73977201" calcext:value-type="float">
            <text:p>73977201</text:p>
          </table:table-cell>
          <table:table-cell table:formula="of:=[.B87]*LOG([.B87];2)" office:value-type="float" office:value="112417.55302236" calcext:value-type="float">
            <text:p>112417.55302236</text:p>
          </table:table-cell>
          <table:table-cell office:value-type="float" office:value="17590300" calcext:value-type="float">
            <text:p>1.76E+07</text:p>
          </table:table-cell>
          <table:table-cell table:style-name="Default" office:value-type="float" office:value="984578" calcext:value-type="float">
            <text:p>984578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A88] + 1) * 100 + 1" office:value-type="float" office:value="8701" calcext:value-type="float">
            <text:p>8701</text:p>
          </table:table-cell>
          <table:table-cell table:formula="of:=POWER([.B88];2)" office:value-type="float" office:value="75707401" calcext:value-type="float">
            <text:p>75707401</text:p>
          </table:table-cell>
          <table:table-cell table:formula="of:=[.B88]*LOG([.B88];2)" office:value-type="float" office:value="113869.686842561" calcext:value-type="float">
            <text:p>113869.686842561</text:p>
          </table:table-cell>
          <table:table-cell office:value-type="float" office:value="18067500" calcext:value-type="float">
            <text:p>1.81E+07</text:p>
          </table:table-cell>
          <table:table-cell office:value-type="float" office:value="1014120" calcext:value-type="float">
            <text:p>1.01E+06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[.A89] + 1) * 100 + 1" office:value-type="float" office:value="8801" calcext:value-type="float">
            <text:p>8801</text:p>
          </table:table-cell>
          <table:table-cell table:formula="of:=POWER([.B89];2)" office:value-type="float" office:value="77457601" calcext:value-type="float">
            <text:p>77457601</text:p>
          </table:table-cell>
          <table:table-cell table:formula="of:=[.B89]*LOG([.B89];2)" office:value-type="float" office:value="115323.478778843" calcext:value-type="float">
            <text:p>115323.478778843</text:p>
          </table:table-cell>
          <table:table-cell office:value-type="float" office:value="19057700" calcext:value-type="float">
            <text:p>1.91E+07</text:p>
          </table:table-cell>
          <table:table-cell office:value-type="float" office:value="1042710" calcext:value-type="float">
            <text:p>1.04E+06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[.A90] + 1) * 100 + 1" office:value-type="float" office:value="8901" calcext:value-type="float">
            <text:p>8901</text:p>
          </table:table-cell>
          <table:table-cell table:formula="of:=POWER([.B90];2)" office:value-type="float" office:value="79227801" calcext:value-type="float">
            <text:p>79227801</text:p>
          </table:table-cell>
          <table:table-cell table:formula="of:=[.B90]*LOG([.B90];2)" office:value-type="float" office:value="116778.909990305" calcext:value-type="float">
            <text:p>116778.909990305</text:p>
          </table:table-cell>
          <table:table-cell office:value-type="float" office:value="19413100" calcext:value-type="float">
            <text:p>1.94E+07</text:p>
          </table:table-cell>
          <table:table-cell office:value-type="float" office:value="1051970" calcext:value-type="float">
            <text:p>1.05E+06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[.A91] + 1) * 100 + 1" office:value-type="float" office:value="9001" calcext:value-type="float">
            <text:p>9001</text:p>
          </table:table-cell>
          <table:table-cell table:formula="of:=POWER([.B91];2)" office:value-type="float" office:value="81018001" calcext:value-type="float">
            <text:p>81018001</text:p>
          </table:table-cell>
          <table:table-cell table:formula="of:=[.B91]*LOG([.B91];2)" office:value-type="float" office:value="118235.962059413" calcext:value-type="float">
            <text:p>118235.962059413</text:p>
          </table:table-cell>
          <table:table-cell office:value-type="float" office:value="19253900" calcext:value-type="float">
            <text:p>1.93E+07</text:p>
          </table:table-cell>
          <table:table-cell office:value-type="float" office:value="1017340" calcext:value-type="float">
            <text:p>1.02E+06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[.A92] + 1) * 100 + 1" office:value-type="float" office:value="9101" calcext:value-type="float">
            <text:p>9101</text:p>
          </table:table-cell>
          <table:table-cell table:formula="of:=POWER([.B92];2)" office:value-type="float" office:value="82828201" calcext:value-type="float">
            <text:p>82828201</text:p>
          </table:table-cell>
          <table:table-cell table:formula="of:=[.B92]*LOG([.B92];2)" office:value-type="float" office:value="119694.616977895" calcext:value-type="float">
            <text:p>119694.616977895</text:p>
          </table:table-cell>
          <table:table-cell office:value-type="float" office:value="19638200" calcext:value-type="float">
            <text:p>1.96E+07</text:p>
          </table:table-cell>
          <table:table-cell office:value-type="float" office:value="1093960" calcext:value-type="float">
            <text:p>1.09E+06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[.A93] + 1) * 100 + 1" office:value-type="float" office:value="9201" calcext:value-type="float">
            <text:p>9201</text:p>
          </table:table-cell>
          <table:table-cell table:formula="of:=POWER([.B93];2)" office:value-type="float" office:value="84658401" calcext:value-type="float">
            <text:p>84658401</text:p>
          </table:table-cell>
          <table:table-cell table:formula="of:=[.B93]*LOG([.B93];2)" office:value-type="float" office:value="121154.857133243" calcext:value-type="float">
            <text:p>121154.857133243</text:p>
          </table:table-cell>
          <table:table-cell office:value-type="float" office:value="20282000" calcext:value-type="float">
            <text:p>2.03E+07</text:p>
          </table:table-cell>
          <table:table-cell office:value-type="float" office:value="1077690" calcext:value-type="float">
            <text:p>1.08E+06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[.A94] + 1) * 100 + 1" office:value-type="float" office:value="9301" calcext:value-type="float">
            <text:p>9301</text:p>
          </table:table-cell>
          <table:table-cell table:formula="of:=POWER([.B94];2)" office:value-type="float" office:value="86508601" calcext:value-type="float">
            <text:p>86508601</text:p>
          </table:table-cell>
          <table:table-cell table:formula="of:=[.B94]*LOG([.B94];2)" office:value-type="float" office:value="122616.665295813" calcext:value-type="float">
            <text:p>122616.665295813</text:p>
          </table:table-cell>
          <table:table-cell office:value-type="float" office:value="20511200" calcext:value-type="float">
            <text:p>2.05E+07</text:p>
          </table:table-cell>
          <table:table-cell office:value-type="float" office:value="1061220" calcext:value-type="float">
            <text:p>1.06E+06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[.A95] + 1) * 100 + 1" office:value-type="float" office:value="9401" calcext:value-type="float">
            <text:p>9401</text:p>
          </table:table-cell>
          <table:table-cell table:formula="of:=POWER([.B95];2)" office:value-type="float" office:value="88378801" calcext:value-type="float">
            <text:p>88378801</text:p>
          </table:table-cell>
          <table:table-cell table:formula="of:=[.B95]*LOG([.B95];2)" office:value-type="float" office:value="124080.024606471" calcext:value-type="float">
            <text:p>124080.024606471</text:p>
          </table:table-cell>
          <table:table-cell office:value-type="float" office:value="21104700" calcext:value-type="float">
            <text:p>2.11E+07</text:p>
          </table:table-cell>
          <table:table-cell office:value-type="float" office:value="1051100" calcext:value-type="float">
            <text:p>1.05E+06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[.A96] + 1) * 100 + 1" office:value-type="float" office:value="9501" calcext:value-type="float">
            <text:p>9501</text:p>
          </table:table-cell>
          <table:table-cell table:formula="of:=POWER([.B96];2)" office:value-type="float" office:value="90269001" calcext:value-type="float">
            <text:p>90269001</text:p>
          </table:table-cell>
          <table:table-cell table:formula="of:=[.B96]*LOG([.B96];2)" office:value-type="float" office:value="125544.918564772" calcext:value-type="float">
            <text:p>125544.918564772</text:p>
          </table:table-cell>
          <table:table-cell office:value-type="float" office:value="21419100" calcext:value-type="float">
            <text:p>2.14E+07</text:p>
          </table:table-cell>
          <table:table-cell office:value-type="float" office:value="1075400" calcext:value-type="float">
            <text:p>1.08E+06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[.A97] + 1) * 100 + 1" office:value-type="float" office:value="9601" calcext:value-type="float">
            <text:p>9601</text:p>
          </table:table-cell>
          <table:table-cell table:formula="of:=POWER([.B97];2)" office:value-type="float" office:value="92179201" calcext:value-type="float">
            <text:p>92179201</text:p>
          </table:table-cell>
          <table:table-cell table:formula="of:=[.B97]*LOG([.B97];2)" office:value-type="float" office:value="127011.33101763" calcext:value-type="float">
            <text:p>127011.33101763</text:p>
          </table:table-cell>
          <table:table-cell office:value-type="float" office:value="21864000" calcext:value-type="float">
            <text:p>2.19E+07</text:p>
          </table:table-cell>
          <table:table-cell office:value-type="float" office:value="1065860" calcext:value-type="float">
            <text:p>1.07E+0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[.A98] + 1) * 100 + 1" office:value-type="float" office:value="9701" calcext:value-type="float">
            <text:p>9701</text:p>
          </table:table-cell>
          <table:table-cell table:formula="of:=POWER([.B98];2)" office:value-type="float" office:value="94109401" calcext:value-type="float">
            <text:p>94109401</text:p>
          </table:table-cell>
          <table:table-cell table:formula="of:=[.B98]*LOG([.B98];2)" office:value-type="float" office:value="128479.246148466" calcext:value-type="float">
            <text:p>128479.246148466</text:p>
          </table:table-cell>
          <table:table-cell office:value-type="float" office:value="22309400" calcext:value-type="float">
            <text:p>2.23E+07</text:p>
          </table:table-cell>
          <table:table-cell office:value-type="float" office:value="1090950" calcext:value-type="float">
            <text:p>1.09E+06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[.A99] + 1) * 100 + 1" office:value-type="float" office:value="9801" calcext:value-type="float">
            <text:p>9801</text:p>
          </table:table-cell>
          <table:table-cell table:formula="of:=POWER([.B99];2)" office:value-type="float" office:value="96059601" calcext:value-type="float">
            <text:p>96059601</text:p>
          </table:table-cell>
          <table:table-cell table:formula="of:=[.B99]*LOG([.B99];2)" office:value-type="float" office:value="129948.648466801" calcext:value-type="float">
            <text:p>129948.648466801</text:p>
          </table:table-cell>
          <table:table-cell office:value-type="float" office:value="22713800" calcext:value-type="float">
            <text:p>2.27E+07</text:p>
          </table:table-cell>
          <table:table-cell office:value-type="float" office:value="1069530" calcext:value-type="float">
            <text:p>1.07E+06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[.A100] + 1) * 100 + 1" office:value-type="float" office:value="9901" calcext:value-type="float">
            <text:p>9901</text:p>
          </table:table-cell>
          <table:table-cell table:formula="of:=POWER([.B100];2)" office:value-type="float" office:value="98029801" calcext:value-type="float">
            <text:p>98029801</text:p>
          </table:table-cell>
          <table:table-cell table:formula="of:=[.B100]*LOG([.B100];2)" office:value-type="float" office:value="131419.52279827" calcext:value-type="float">
            <text:p>131419.52279827</text:p>
          </table:table-cell>
          <table:table-cell office:value-type="float" office:value="23231700" calcext:value-type="float">
            <text:p>2.32E+07</text:p>
          </table:table-cell>
          <table:table-cell office:value-type="float" office:value="1046790" calcext:value-type="float">
            <text:p>1.05E+06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[.A101] + 1) * 100 + 1" office:value-type="float" office:value="10001" calcext:value-type="float">
            <text:p>10001</text:p>
          </table:table-cell>
          <table:table-cell table:formula="of:=POWER([.B101];2)" office:value-type="float" office:value="100020001" calcext:value-type="float">
            <text:p>100020001</text:p>
          </table:table-cell>
          <table:table-cell table:formula="of:=[.B101]*LOG([.B101];2)" office:value-type="float" office:value="132891.854275047" calcext:value-type="float">
            <text:p>132891.854275047</text:p>
          </table:table-cell>
          <table:table-cell office:value-type="float" office:value="23911000" calcext:value-type="float">
            <text:p>2.39E+07</text:p>
          </table:table-cell>
          <table:table-cell office:value-type="float" office:value="1261660" calcext:value-type="float">
            <text:p>1.26E+06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A102] + 1) * 100 + 1" office:value-type="float" office:value="10101" calcext:value-type="float">
            <text:p>10101</text:p>
          </table:table-cell>
          <table:table-cell table:formula="of:=POWER([.B102];2)" office:value-type="float" office:value="102030201" calcext:value-type="float">
            <text:p>102030201</text:p>
          </table:table-cell>
          <table:table-cell table:formula="of:=[.B102]*LOG([.B102];2)" office:value-type="float" office:value="134365.628326649" calcext:value-type="float">
            <text:p>134365.628326649</text:p>
          </table:table-cell>
          <table:table-cell office:value-type="float" office:value="24593400" calcext:value-type="float">
            <text:p>2.46E+07</text:p>
          </table:table-cell>
          <table:table-cell office:value-type="float" office:value="1181450" calcext:value-type="float">
            <text:p>1.18E+06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[.A103] + 1) * 100 + 1" office:value-type="float" office:value="10201" calcext:value-type="float">
            <text:p>10201</text:p>
          </table:table-cell>
          <table:table-cell table:formula="of:=POWER([.B103];2)" office:value-type="float" office:value="104060401" calcext:value-type="float">
            <text:p>104060401</text:p>
          </table:table-cell>
          <table:table-cell table:formula="of:=[.B103]*LOG([.B103];2)" office:value-type="float" office:value="135840.830671102" calcext:value-type="float">
            <text:p>135840.830671102</text:p>
          </table:table-cell>
          <table:table-cell office:value-type="float" office:value="24555100" calcext:value-type="float">
            <text:p>2.46E+07</text:p>
          </table:table-cell>
          <table:table-cell office:value-type="float" office:value="1259020" calcext:value-type="float">
            <text:p>1.26E+06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[.A104] + 1) * 100 + 1" office:value-type="float" office:value="10301" calcext:value-type="float">
            <text:p>10301</text:p>
          </table:table-cell>
          <table:table-cell table:formula="of:=POWER([.B104];2)" office:value-type="float" office:value="106110601" calcext:value-type="float">
            <text:p>106110601</text:p>
          </table:table-cell>
          <table:table-cell table:formula="of:=[.B104]*LOG([.B104];2)" office:value-type="float" office:value="137317.447306456" calcext:value-type="float">
            <text:p>137317.447306456</text:p>
          </table:table-cell>
          <table:table-cell office:value-type="float" office:value="25365600" calcext:value-type="float">
            <text:p>2.54E+07</text:p>
          </table:table-cell>
          <table:table-cell office:value-type="float" office:value="1197400" calcext:value-type="float">
            <text:p>1.20E+0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[.A105] + 1) * 100 + 1" office:value-type="float" office:value="10401" calcext:value-type="float">
            <text:p>10401</text:p>
          </table:table-cell>
          <table:table-cell table:formula="of:=POWER([.B105];2)" office:value-type="float" office:value="108180801" calcext:value-type="float">
            <text:p>108180801</text:p>
          </table:table-cell>
          <table:table-cell table:formula="of:=[.B105]*LOG([.B105];2)" office:value-type="float" office:value="138795.464502631" calcext:value-type="float">
            <text:p>138795.464502631</text:p>
          </table:table-cell>
          <table:table-cell office:value-type="float" office:value="25756900" calcext:value-type="float">
            <text:p>2.58E+07</text:p>
          </table:table-cell>
          <table:table-cell office:value-type="float" office:value="1211170" calcext:value-type="float">
            <text:p>1.21E+06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[.A106] + 1) * 100 + 1" office:value-type="float" office:value="10501" calcext:value-type="float">
            <text:p>10501</text:p>
          </table:table-cell>
          <table:table-cell table:formula="of:=POWER([.B106];2)" office:value-type="float" office:value="110271001" calcext:value-type="float">
            <text:p>110271001</text:p>
          </table:table-cell>
          <table:table-cell table:formula="of:=[.B106]*LOG([.B106];2)" office:value-type="float" office:value="140274.868793575" calcext:value-type="float">
            <text:p>140274.868793575</text:p>
          </table:table-cell>
          <table:table-cell office:value-type="float" office:value="26317400" calcext:value-type="float">
            <text:p>2.63E+07</text:p>
          </table:table-cell>
          <table:table-cell office:value-type="float" office:value="1189950" calcext:value-type="float">
            <text:p>1.19E+06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[.A107] + 1) * 100 + 1" office:value-type="float" office:value="10601" calcext:value-type="float">
            <text:p>10601</text:p>
          </table:table-cell>
          <table:table-cell table:formula="of:=POWER([.B107];2)" office:value-type="float" office:value="112381201" calcext:value-type="float">
            <text:p>112381201</text:p>
          </table:table-cell>
          <table:table-cell table:formula="of:=[.B107]*LOG([.B107];2)" office:value-type="float" office:value="141755.646969717" calcext:value-type="float">
            <text:p>141755.646969717</text:p>
          </table:table-cell>
          <table:table-cell office:value-type="float" office:value="26985800" calcext:value-type="float">
            <text:p>2.70E+07</text:p>
          </table:table-cell>
          <table:table-cell office:value-type="float" office:value="1203100" calcext:value-type="float">
            <text:p>1.20E+06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[.A108] + 1) * 100 + 1" office:value-type="float" office:value="10701" calcext:value-type="float">
            <text:p>10701</text:p>
          </table:table-cell>
          <table:table-cell table:formula="of:=POWER([.B108];2)" office:value-type="float" office:value="114511401" calcext:value-type="float">
            <text:p>114511401</text:p>
          </table:table-cell>
          <table:table-cell table:formula="of:=[.B108]*LOG([.B108];2)" office:value-type="float" office:value="143237.786070712" calcext:value-type="float">
            <text:p>143237.786070712</text:p>
          </table:table-cell>
          <table:table-cell office:value-type="float" office:value="27484400" calcext:value-type="float">
            <text:p>2.75E+07</text:p>
          </table:table-cell>
          <table:table-cell office:value-type="float" office:value="1311850" calcext:value-type="float">
            <text:p>1.31E+06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[.A109] + 1) * 100 + 1" office:value-type="float" office:value="10801" calcext:value-type="float">
            <text:p>10801</text:p>
          </table:table-cell>
          <table:table-cell table:formula="of:=POWER([.B109];2)" office:value-type="float" office:value="116661601" calcext:value-type="float">
            <text:p>116661601</text:p>
          </table:table-cell>
          <table:table-cell table:formula="of:=[.B109]*LOG([.B109];2)" office:value-type="float" office:value="144721.273378455" calcext:value-type="float">
            <text:p>144721.273378455</text:p>
          </table:table-cell>
          <table:table-cell office:value-type="float" office:value="28457600" calcext:value-type="float">
            <text:p>2.85E+07</text:p>
          </table:table-cell>
          <table:table-cell office:value-type="float" office:value="1352380" calcext:value-type="float">
            <text:p>1.35E+06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[.A110] + 1) * 100 + 1" office:value-type="float" office:value="10901" calcext:value-type="float">
            <text:p>10901</text:p>
          </table:table-cell>
          <table:table-cell table:formula="of:=POWER([.B110];2)" office:value-type="float" office:value="118831801" calcext:value-type="float">
            <text:p>118831801</text:p>
          </table:table-cell>
          <table:table-cell table:formula="of:=[.B110]*LOG([.B110];2)" office:value-type="float" office:value="146206.096410345" calcext:value-type="float">
            <text:p>146206.096410345</text:p>
          </table:table-cell>
          <table:table-cell office:value-type="float" office:value="29501500" calcext:value-type="float">
            <text:p>2.95E+07</text:p>
          </table:table-cell>
          <table:table-cell office:value-type="float" office:value="1338100" calcext:value-type="float">
            <text:p>1.34E+06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[.A111] + 1) * 100 + 1" office:value-type="float" office:value="11001" calcext:value-type="float">
            <text:p>11001</text:p>
          </table:table-cell>
          <table:table-cell table:formula="of:=POWER([.B111];2)" office:value-type="float" office:value="121022001" calcext:value-type="float">
            <text:p>121022001</text:p>
          </table:table-cell>
          <table:table-cell table:formula="of:=[.B111]*LOG([.B111];2)" office:value-type="float" office:value="147692.242912812" calcext:value-type="float">
            <text:p>147692.242912812</text:p>
          </table:table-cell>
          <table:table-cell office:value-type="float" office:value="30177500" calcext:value-type="float">
            <text:p>3.02E+07</text:p>
          </table:table-cell>
          <table:table-cell office:value-type="float" office:value="1400100" calcext:value-type="float">
            <text:p>1.40E+06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[.A112] + 1) * 100 + 1" office:value-type="float" office:value="11101" calcext:value-type="float">
            <text:p>11101</text:p>
          </table:table-cell>
          <table:table-cell table:formula="of:=POWER([.B112];2)" office:value-type="float" office:value="123232201" calcext:value-type="float">
            <text:p>123232201</text:p>
          </table:table-cell>
          <table:table-cell table:formula="of:=[.B112]*LOG([.B112];2)" office:value-type="float" office:value="149179.700855067" calcext:value-type="float">
            <text:p>149179.700855067</text:p>
          </table:table-cell>
          <table:table-cell office:value-type="float" office:value="30860700" calcext:value-type="float">
            <text:p>3.09E+07</text:p>
          </table:table-cell>
          <table:table-cell office:value-type="float" office:value="1394320" calcext:value-type="float">
            <text:p>1.39E+06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[.A113] + 1) * 100 + 1" office:value-type="float" office:value="11201" calcext:value-type="float">
            <text:p>11201</text:p>
          </table:table-cell>
          <table:table-cell table:formula="of:=POWER([.B113];2)" office:value-type="float" office:value="125462401" calcext:value-type="float">
            <text:p>125462401</text:p>
          </table:table-cell>
          <table:table-cell table:formula="of:=[.B113]*LOG([.B113];2)" office:value-type="float" office:value="150668.458423079" calcext:value-type="float">
            <text:p>150668.458423079</text:p>
          </table:table-cell>
          <table:table-cell office:value-type="float" office:value="31404900" calcext:value-type="float">
            <text:p>3.14E+07</text:p>
          </table:table-cell>
          <table:table-cell office:value-type="float" office:value="1470040" calcext:value-type="float">
            <text:p>1.47E+06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[.A114] + 1) * 100 + 1" office:value-type="float" office:value="11301" calcext:value-type="float">
            <text:p>11301</text:p>
          </table:table-cell>
          <table:table-cell table:formula="of:=POWER([.B114];2)" office:value-type="float" office:value="127712601" calcext:value-type="float">
            <text:p>127712601</text:p>
          </table:table-cell>
          <table:table-cell table:formula="of:=[.B114]*LOG([.B114];2)" office:value-type="float" office:value="152158.504013773" calcext:value-type="float">
            <text:p>152158.504013773</text:p>
          </table:table-cell>
          <table:table-cell office:value-type="float" office:value="31407200" calcext:value-type="float">
            <text:p>3.14E+07</text:p>
          </table:table-cell>
          <table:table-cell office:value-type="float" office:value="1516180" calcext:value-type="float">
            <text:p>1.52E+06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[.A115] + 1) * 100 + 1" office:value-type="float" office:value="11401" calcext:value-type="float">
            <text:p>11401</text:p>
          </table:table-cell>
          <table:table-cell table:formula="of:=POWER([.B115];2)" office:value-type="float" office:value="129982801" calcext:value-type="float">
            <text:p>129982801</text:p>
          </table:table-cell>
          <table:table-cell table:formula="of:=[.B115]*LOG([.B115];2)" office:value-type="float" office:value="153649.826229429" calcext:value-type="float">
            <text:p>153649.826229429</text:p>
          </table:table-cell>
          <table:table-cell office:value-type="float" office:value="31799500" calcext:value-type="float">
            <text:p>3.18E+07</text:p>
          </table:table-cell>
          <table:table-cell office:value-type="float" office:value="1512130" calcext:value-type="float">
            <text:p>1.51E+06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[.A116] + 1) * 100 + 1" office:value-type="float" office:value="11501" calcext:value-type="float">
            <text:p>11501</text:p>
          </table:table-cell>
          <table:table-cell table:formula="of:=POWER([.B116];2)" office:value-type="float" office:value="132273001" calcext:value-type="float">
            <text:p>132273001</text:p>
          </table:table-cell>
          <table:table-cell table:formula="of:=[.B116]*LOG([.B116];2)" office:value-type="float" office:value="155142.413872275" calcext:value-type="float">
            <text:p>155142.413872275</text:p>
          </table:table-cell>
          <table:table-cell office:value-type="float" office:value="32226600" calcext:value-type="float">
            <text:p>3.22E+07</text:p>
          </table:table-cell>
          <table:table-cell office:value-type="float" office:value="1588550" calcext:value-type="float">
            <text:p>1.59E+06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[.A117] + 1) * 100 + 1" office:value-type="float" office:value="11601" calcext:value-type="float">
            <text:p>11601</text:p>
          </table:table-cell>
          <table:table-cell table:formula="of:=POWER([.B117];2)" office:value-type="float" office:value="134583201" calcext:value-type="float">
            <text:p>134583201</text:p>
          </table:table-cell>
          <table:table-cell table:formula="of:=[.B117]*LOG([.B117];2)" office:value-type="float" office:value="156636.255939276" calcext:value-type="float">
            <text:p>156636.255939276</text:p>
          </table:table-cell>
          <table:table-cell office:value-type="float" office:value="32649100" calcext:value-type="float">
            <text:p>3.26E+07</text:p>
          </table:table-cell>
          <table:table-cell office:value-type="float" office:value="1348810" calcext:value-type="float">
            <text:p>1.35E+06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[.A118] + 1) * 100 + 1" office:value-type="float" office:value="11701" calcext:value-type="float">
            <text:p>11701</text:p>
          </table:table-cell>
          <table:table-cell table:formula="of:=POWER([.B118];2)" office:value-type="float" office:value="136913401" calcext:value-type="float">
            <text:p>136913401</text:p>
          </table:table-cell>
          <table:table-cell table:formula="of:=[.B118]*LOG([.B118];2)" office:value-type="float" office:value="158131.341617092" calcext:value-type="float">
            <text:p>158131.341617092</text:p>
          </table:table-cell>
          <table:table-cell office:value-type="float" office:value="32879000" calcext:value-type="float">
            <text:p>3.29E+07</text:p>
          </table:table-cell>
          <table:table-cell office:value-type="float" office:value="1417340" calcext:value-type="float">
            <text:p>1.42E+06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[.A119] + 1) * 100 + 1" office:value-type="float" office:value="11801" calcext:value-type="float">
            <text:p>11801</text:p>
          </table:table-cell>
          <table:table-cell table:formula="of:=POWER([.B119];2)" office:value-type="float" office:value="139263601" calcext:value-type="float">
            <text:p>139263601</text:p>
          </table:table-cell>
          <table:table-cell table:formula="of:=[.B119]*LOG([.B119];2)" office:value-type="float" office:value="159627.660277221" calcext:value-type="float">
            <text:p>159627.660277221</text:p>
          </table:table-cell>
          <table:table-cell office:value-type="float" office:value="33431900" calcext:value-type="float">
            <text:p>3.34E+07</text:p>
          </table:table-cell>
          <table:table-cell office:value-type="float" office:value="1418200" calcext:value-type="float">
            <text:p>1.42E+06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[.A120] + 1) * 100 + 1" office:value-type="float" office:value="11901" calcext:value-type="float">
            <text:p>11901</text:p>
          </table:table-cell>
          <table:table-cell table:formula="of:=POWER([.B120];2)" office:value-type="float" office:value="141633801" calcext:value-type="float">
            <text:p>141633801</text:p>
          </table:table-cell>
          <table:table-cell table:formula="of:=[.B120]*LOG([.B120];2)" office:value-type="float" office:value="161125.201471293" calcext:value-type="float">
            <text:p>161125.201471293</text:p>
          </table:table-cell>
          <table:table-cell office:value-type="float" office:value="33777800" calcext:value-type="float">
            <text:p>3.38E+07</text:p>
          </table:table-cell>
          <table:table-cell office:value-type="float" office:value="1438260" calcext:value-type="float">
            <text:p>1.44E+06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[.A121] + 1) * 100 + 1" office:value-type="float" office:value="12001" calcext:value-type="float">
            <text:p>12001</text:p>
          </table:table-cell>
          <table:table-cell table:formula="of:=POWER([.B121];2)" office:value-type="float" office:value="144024001" calcext:value-type="float">
            <text:p>144024001</text:p>
          </table:table-cell>
          <table:table-cell table:formula="of:=[.B121]*LOG([.B121];2)" office:value-type="float" office:value="162623.954926536" calcext:value-type="float">
            <text:p>162623.954926536</text:p>
          </table:table-cell>
          <table:table-cell office:value-type="float" office:value="34771500" calcext:value-type="float">
            <text:p>3.48E+07</text:p>
          </table:table-cell>
          <table:table-cell office:value-type="float" office:value="1695920" calcext:value-type="float">
            <text:p>1.70E+06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[.A122] + 1) * 100 + 1" office:value-type="float" office:value="12101" calcext:value-type="float">
            <text:p>12101</text:p>
          </table:table-cell>
          <table:table-cell table:formula="of:=POWER([.B122];2)" office:value-type="float" office:value="146434201" calcext:value-type="float">
            <text:p>146434201</text:p>
          </table:table-cell>
          <table:table-cell table:formula="of:=[.B122]*LOG([.B122];2)" office:value-type="float" office:value="164123.910541379" calcext:value-type="float">
            <text:p>164123.910541379</text:p>
          </table:table-cell>
          <table:table-cell office:value-type="float" office:value="35937700" calcext:value-type="float">
            <text:p>3.59E+07</text:p>
          </table:table-cell>
          <table:table-cell office:value-type="float" office:value="1556910" calcext:value-type="float">
            <text:p>1.56E+06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[.A123] + 1) * 100 + 1" office:value-type="float" office:value="12201" calcext:value-type="float">
            <text:p>12201</text:p>
          </table:table-cell>
          <table:table-cell table:formula="of:=POWER([.B123];2)" office:value-type="float" office:value="148864401" calcext:value-type="float">
            <text:p>148864401</text:p>
          </table:table-cell>
          <table:table-cell table:formula="of:=[.B123]*LOG([.B123];2)" office:value-type="float" office:value="165625.058381212" calcext:value-type="float">
            <text:p>165625.058381212</text:p>
          </table:table-cell>
          <table:table-cell office:value-type="float" office:value="36844700" calcext:value-type="float">
            <text:p>3.68E+07</text:p>
          </table:table-cell>
          <table:table-cell office:value-type="float" office:value="1456450" calcext:value-type="float">
            <text:p>1.46E+06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[.A124] + 1) * 100 + 1" office:value-type="float" office:value="12301" calcext:value-type="float">
            <text:p>12301</text:p>
          </table:table-cell>
          <table:table-cell table:formula="of:=POWER([.B124];2)" office:value-type="float" office:value="151314601" calcext:value-type="float">
            <text:p>151314601</text:p>
          </table:table-cell>
          <table:table-cell table:formula="of:=[.B124]*LOG([.B124];2)" office:value-type="float" office:value="167127.388674282" calcext:value-type="float">
            <text:p>167127.388674282</text:p>
          </table:table-cell>
          <table:table-cell office:value-type="float" office:value="37477800" calcext:value-type="float">
            <text:p>3.75E+07</text:p>
          </table:table-cell>
          <table:table-cell office:value-type="float" office:value="1526930" calcext:value-type="float">
            <text:p>1.53E+06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[.A125] + 1) * 100 + 1" office:value-type="float" office:value="12401" calcext:value-type="float">
            <text:p>12401</text:p>
          </table:table-cell>
          <table:table-cell table:formula="of:=POWER([.B125];2)" office:value-type="float" office:value="153784801" calcext:value-type="float">
            <text:p>153784801</text:p>
          </table:table-cell>
          <table:table-cell table:formula="of:=[.B125]*LOG([.B125];2)" office:value-type="float" office:value="168630.891807717" calcext:value-type="float">
            <text:p>168630.891807717</text:p>
          </table:table-cell>
          <table:table-cell office:value-type="float" office:value="37983500" calcext:value-type="float">
            <text:p>3.80E+07</text:p>
          </table:table-cell>
          <table:table-cell office:value-type="float" office:value="1662870" calcext:value-type="float">
            <text:p>1.66E+06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[.A126] + 1) * 100 + 1" office:value-type="float" office:value="12501" calcext:value-type="float">
            <text:p>12501</text:p>
          </table:table-cell>
          <table:table-cell table:formula="of:=POWER([.B126];2)" office:value-type="float" office:value="156275001" calcext:value-type="float">
            <text:p>156275001</text:p>
          </table:table-cell>
          <table:table-cell table:formula="of:=[.B126]*LOG([.B126];2)" office:value-type="float" office:value="170135.558323682" calcext:value-type="float">
            <text:p>170135.558323682</text:p>
          </table:table-cell>
          <table:table-cell office:value-type="float" office:value="38853300" calcext:value-type="float">
            <text:p>3.89E+07</text:p>
          </table:table-cell>
          <table:table-cell office:value-type="float" office:value="1614240" calcext:value-type="float">
            <text:p>1.61E+06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[.A127] + 1) * 100 + 1" office:value-type="float" office:value="12601" calcext:value-type="float">
            <text:p>12601</text:p>
          </table:table-cell>
          <table:table-cell table:formula="of:=POWER([.B127];2)" office:value-type="float" office:value="158785201" calcext:value-type="float">
            <text:p>158785201</text:p>
          </table:table-cell>
          <table:table-cell table:formula="of:=[.B127]*LOG([.B127];2)" office:value-type="float" office:value="171641.378915663" calcext:value-type="float">
            <text:p>171641.378915663</text:p>
          </table:table-cell>
          <table:table-cell office:value-type="float" office:value="39542900" calcext:value-type="float">
            <text:p>3.95E+07</text:p>
          </table:table-cell>
          <table:table-cell office:value-type="float" office:value="1685980" calcext:value-type="float">
            <text:p>1.69E+06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[.A128] + 1) * 100 + 1" office:value-type="float" office:value="12701" calcext:value-type="float">
            <text:p>12701</text:p>
          </table:table-cell>
          <table:table-cell table:formula="of:=POWER([.B128];2)" office:value-type="float" office:value="161315401" calcext:value-type="float">
            <text:p>161315401</text:p>
          </table:table-cell>
          <table:table-cell table:formula="of:=[.B128]*LOG([.B128];2)" office:value-type="float" office:value="173148.34442486" calcext:value-type="float">
            <text:p>173148.34442486</text:p>
          </table:table-cell>
          <table:table-cell office:value-type="float" office:value="40627200" calcext:value-type="float">
            <text:p>4.06E+07</text:p>
          </table:table-cell>
          <table:table-cell office:value-type="float" office:value="1628770" calcext:value-type="float">
            <text:p>1.63E+06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[.A129] + 1) * 100 + 1" office:value-type="float" office:value="12801" calcext:value-type="float">
            <text:p>12801</text:p>
          </table:table-cell>
          <table:table-cell table:formula="of:=POWER([.B129];2)" office:value-type="float" office:value="163865601" calcext:value-type="float">
            <text:p>163865601</text:p>
          </table:table-cell>
          <table:table-cell table:formula="of:=[.B129]*LOG([.B129];2)" office:value-type="float" office:value="174656.445836701" calcext:value-type="float">
            <text:p>174656.445836701</text:p>
          </table:table-cell>
          <table:table-cell office:value-type="float" office:value="41171600" calcext:value-type="float">
            <text:p>4.12E+07</text:p>
          </table:table-cell>
          <table:table-cell office:value-type="float" office:value="1799560" calcext:value-type="float">
            <text:p>1.80E+06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[.A130] + 1) * 100 + 1" office:value-type="float" office:value="12901" calcext:value-type="float">
            <text:p>12901</text:p>
          </table:table-cell>
          <table:table-cell table:formula="of:=POWER([.B130];2)" office:value-type="float" office:value="166435801" calcext:value-type="float">
            <text:p>166435801</text:p>
          </table:table-cell>
          <table:table-cell table:formula="of:=[.B130]*LOG([.B130];2)" office:value-type="float" office:value="176165.674277457" calcext:value-type="float">
            <text:p>176165.674277457</text:p>
          </table:table-cell>
          <table:table-cell office:value-type="float" office:value="40614500" calcext:value-type="float">
            <text:p>4.06E+07</text:p>
          </table:table-cell>
          <table:table-cell office:value-type="float" office:value="1691000" calcext:value-type="float">
            <text:p>1.69E+06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([.A131] + 1) * 100 + 1" office:value-type="float" office:value="13001" calcext:value-type="float">
            <text:p>13001</text:p>
          </table:table-cell>
          <table:table-cell table:formula="of:=POWER([.B131];2)" office:value-type="float" office:value="169026001" calcext:value-type="float">
            <text:p>169026001</text:p>
          </table:table-cell>
          <table:table-cell table:formula="of:=[.B131]*LOG([.B131];2)" office:value-type="float" office:value="177676.021010972" calcext:value-type="float">
            <text:p>177676.021010972</text:p>
          </table:table-cell>
          <table:table-cell office:value-type="float" office:value="41573000" calcext:value-type="float">
            <text:p>4.16E+07</text:p>
          </table:table-cell>
          <table:table-cell office:value-type="float" office:value="1644660" calcext:value-type="float">
            <text:p>1.64E+06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[.A132] + 1) * 100 + 1" office:value-type="float" office:value="13101" calcext:value-type="float">
            <text:p>13101</text:p>
          </table:table-cell>
          <table:table-cell table:formula="of:=POWER([.B132];2)" office:value-type="float" office:value="171636201" calcext:value-type="float">
            <text:p>171636201</text:p>
          </table:table-cell>
          <table:table-cell table:formula="of:=[.B132]*LOG([.B132];2)" office:value-type="float" office:value="179187.477435485" calcext:value-type="float">
            <text:p>179187.477435485</text:p>
          </table:table-cell>
          <table:table-cell office:value-type="float" office:value="41154300" calcext:value-type="float">
            <text:p>4.12E+07</text:p>
          </table:table-cell>
          <table:table-cell office:value-type="float" office:value="1736130" calcext:value-type="float">
            <text:p>1.74E+06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([.A133] + 1) * 100 + 1" office:value-type="float" office:value="13201" calcext:value-type="float">
            <text:p>13201</text:p>
          </table:table-cell>
          <table:table-cell table:formula="of:=POWER([.B133];2)" office:value-type="float" office:value="174266401" calcext:value-type="float">
            <text:p>174266401</text:p>
          </table:table-cell>
          <table:table-cell table:formula="of:=[.B133]*LOG([.B133];2)" office:value-type="float" office:value="180700.035080554" calcext:value-type="float">
            <text:p>180700.035080554</text:p>
          </table:table-cell>
          <table:table-cell office:value-type="float" office:value="41618300" calcext:value-type="float">
            <text:p>4.16E+07</text:p>
          </table:table-cell>
          <table:table-cell office:value-type="float" office:value="1593260" calcext:value-type="float">
            <text:p>1.59E+06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[.A134] + 1) * 100 + 1" office:value-type="float" office:value="13301" calcext:value-type="float">
            <text:p>13301</text:p>
          </table:table-cell>
          <table:table-cell table:formula="of:=POWER([.B134];2)" office:value-type="float" office:value="176916601" calcext:value-type="float">
            <text:p>176916601</text:p>
          </table:table-cell>
          <table:table-cell table:formula="of:=[.B134]*LOG([.B134];2)" office:value-type="float" office:value="182213.685604071" calcext:value-type="float">
            <text:p>182213.685604071</text:p>
          </table:table-cell>
          <table:table-cell office:value-type="float" office:value="41914900" calcext:value-type="float">
            <text:p>4.19E+07</text:p>
          </table:table-cell>
          <table:table-cell office:value-type="float" office:value="1650320" calcext:value-type="float">
            <text:p>1.65E+06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([.A135] + 1) * 100 + 1" office:value-type="float" office:value="13401" calcext:value-type="float">
            <text:p>13401</text:p>
          </table:table-cell>
          <table:table-cell table:formula="of:=POWER([.B135];2)" office:value-type="float" office:value="179586801" calcext:value-type="float">
            <text:p>179586801</text:p>
          </table:table-cell>
          <table:table-cell table:formula="of:=[.B135]*LOG([.B135];2)" office:value-type="float" office:value="183728.420789367" calcext:value-type="float">
            <text:p>183728.420789367</text:p>
          </table:table-cell>
          <table:table-cell office:value-type="float" office:value="42879900" calcext:value-type="float">
            <text:p>4.29E+07</text:p>
          </table:table-cell>
          <table:table-cell office:value-type="float" office:value="1613880" calcext:value-type="float">
            <text:p>1.61E+06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([.A136] + 1) * 100 + 1" office:value-type="float" office:value="13501" calcext:value-type="float">
            <text:p>13501</text:p>
          </table:table-cell>
          <table:table-cell table:formula="of:=POWER([.B136];2)" office:value-type="float" office:value="182277001" calcext:value-type="float">
            <text:p>182277001</text:p>
          </table:table-cell>
          <table:table-cell table:formula="of:=[.B136]*LOG([.B136];2)" office:value-type="float" office:value="185244.232542405" calcext:value-type="float">
            <text:p>185244.232542405</text:p>
          </table:table-cell>
          <table:table-cell office:value-type="float" office:value="44216400" calcext:value-type="float">
            <text:p>4.42E+07</text:p>
          </table:table-cell>
          <table:table-cell office:value-type="float" office:value="1626520" calcext:value-type="float">
            <text:p>1.63E+06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([.A137] + 1) * 100 + 1" office:value-type="float" office:value="13601" calcext:value-type="float">
            <text:p>13601</text:p>
          </table:table-cell>
          <table:table-cell table:formula="of:=POWER([.B137];2)" office:value-type="float" office:value="184987201" calcext:value-type="float">
            <text:p>184987201</text:p>
          </table:table-cell>
          <table:table-cell table:formula="of:=[.B137]*LOG([.B137];2)" office:value-type="float" office:value="186761.112889052" calcext:value-type="float">
            <text:p>186761.112889052</text:p>
          </table:table-cell>
          <table:table-cell office:value-type="float" office:value="44433300" calcext:value-type="float">
            <text:p>4.44E+07</text:p>
          </table:table-cell>
          <table:table-cell office:value-type="float" office:value="1659430" calcext:value-type="float">
            <text:p>1.66E+06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[.A138] + 1) * 100 + 1" office:value-type="float" office:value="13701" calcext:value-type="float">
            <text:p>13701</text:p>
          </table:table-cell>
          <table:table-cell table:formula="of:=POWER([.B138];2)" office:value-type="float" office:value="187717401" calcext:value-type="float">
            <text:p>187717401</text:p>
          </table:table-cell>
          <table:table-cell table:formula="of:=[.B138]*LOG([.B138];2)" office:value-type="float" office:value="188279.053972438" calcext:value-type="float">
            <text:p>188279.053972438</text:p>
          </table:table-cell>
          <table:table-cell office:value-type="float" office:value="46781100" calcext:value-type="float">
            <text:p>4.68E+07</text:p>
          </table:table-cell>
          <table:table-cell office:value-type="float" office:value="1739540" calcext:value-type="float">
            <text:p>1.74E+06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([.A139] + 1) * 100 + 1" office:value-type="float" office:value="13801" calcext:value-type="float">
            <text:p>13801</text:p>
          </table:table-cell>
          <table:table-cell table:formula="of:=POWER([.B139];2)" office:value-type="float" office:value="190467601" calcext:value-type="float">
            <text:p>190467601</text:p>
          </table:table-cell>
          <table:table-cell table:formula="of:=[.B139]*LOG([.B139];2)" office:value-type="float" office:value="189798.048050388" calcext:value-type="float">
            <text:p>189798.048050388</text:p>
          </table:table-cell>
          <table:table-cell office:value-type="float" office:value="47408400" calcext:value-type="float">
            <text:p>4.74E+07</text:p>
          </table:table-cell>
          <table:table-cell office:value-type="float" office:value="1851730" calcext:value-type="float">
            <text:p>1.85E+06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([.A140] + 1) * 100 + 1" office:value-type="float" office:value="13901" calcext:value-type="float">
            <text:p>13901</text:p>
          </table:table-cell>
          <table:table-cell table:formula="of:=POWER([.B140];2)" office:value-type="float" office:value="193237801" calcext:value-type="float">
            <text:p>193237801</text:p>
          </table:table-cell>
          <table:table-cell table:formula="of:=[.B140]*LOG([.B140];2)" office:value-type="float" office:value="191318.087492923" calcext:value-type="float">
            <text:p>191318.087492923</text:p>
          </table:table-cell>
          <table:table-cell office:value-type="float" office:value="48229400" calcext:value-type="float">
            <text:p>4.82E+07</text:p>
          </table:table-cell>
          <table:table-cell office:value-type="float" office:value="1867840" calcext:value-type="float">
            <text:p>1.87E+06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([.A141] + 1) * 100 + 1" office:value-type="float" office:value="14001" calcext:value-type="float">
            <text:p>14001</text:p>
          </table:table-cell>
          <table:table-cell table:formula="of:=POWER([.B141];2)" office:value-type="float" office:value="196028001" calcext:value-type="float">
            <text:p>196028001</text:p>
          </table:table-cell>
          <table:table-cell table:formula="of:=[.B141]*LOG([.B141];2)" office:value-type="float" office:value="192839.164779847" calcext:value-type="float">
            <text:p>192839.164779847</text:p>
          </table:table-cell>
          <table:table-cell office:value-type="float" office:value="49181800" calcext:value-type="float">
            <text:p>4.92E+07</text:p>
          </table:table-cell>
          <table:table-cell office:value-type="float" office:value="1807410" calcext:value-type="float">
            <text:p>1.81E+06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[.A142] + 1) * 100 + 1" office:value-type="float" office:value="14101" calcext:value-type="float">
            <text:p>14101</text:p>
          </table:table-cell>
          <table:table-cell table:formula="of:=POWER([.B142];2)" office:value-type="float" office:value="198838201" calcext:value-type="float">
            <text:p>198838201</text:p>
          </table:table-cell>
          <table:table-cell table:formula="of:=[.B142]*LOG([.B142];2)" office:value-type="float" office:value="194361.272498388" calcext:value-type="float">
            <text:p>194361.272498388</text:p>
          </table:table-cell>
          <table:table-cell office:value-type="float" office:value="50421900" calcext:value-type="float">
            <text:p>5.04E+07</text:p>
          </table:table-cell>
          <table:table-cell office:value-type="float" office:value="1794570" calcext:value-type="float">
            <text:p>1.79E+06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([.A143] + 1) * 100 + 1" office:value-type="float" office:value="14201" calcext:value-type="float">
            <text:p>14201</text:p>
          </table:table-cell>
          <table:table-cell table:formula="of:=POWER([.B143];2)" office:value-type="float" office:value="201668401" calcext:value-type="float">
            <text:p>201668401</text:p>
          </table:table-cell>
          <table:table-cell table:formula="of:=[.B143]*LOG([.B143];2)" office:value-type="float" office:value="195884.403340916" calcext:value-type="float">
            <text:p>195884.403340916</text:p>
          </table:table-cell>
          <table:table-cell office:value-type="float" office:value="50202000" calcext:value-type="float">
            <text:p>5.02E+07</text:p>
          </table:table-cell>
          <table:table-cell office:value-type="float" office:value="1991360" calcext:value-type="float">
            <text:p>1.99E+06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([.A144] + 1) * 100 + 1" office:value-type="float" office:value="14301" calcext:value-type="float">
            <text:p>14301</text:p>
          </table:table-cell>
          <table:table-cell table:formula="of:=POWER([.B144];2)" office:value-type="float" office:value="204518601" calcext:value-type="float">
            <text:p>204518601</text:p>
          </table:table-cell>
          <table:table-cell table:formula="of:=[.B144]*LOG([.B144];2)" office:value-type="float" office:value="197408.55010272" calcext:value-type="float">
            <text:p>197408.55010272</text:p>
          </table:table-cell>
          <table:table-cell office:value-type="float" office:value="49872900" calcext:value-type="float">
            <text:p>4.99E+07</text:p>
          </table:table-cell>
          <table:table-cell office:value-type="float" office:value="1891480" calcext:value-type="float">
            <text:p>1.89E+06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([.A145] + 1) * 100 + 1" office:value-type="float" office:value="14401" calcext:value-type="float">
            <text:p>14401</text:p>
          </table:table-cell>
          <table:table-cell table:formula="of:=POWER([.B145];2)" office:value-type="float" office:value="207388801" calcext:value-type="float">
            <text:p>207388801</text:p>
          </table:table-cell>
          <table:table-cell table:formula="of:=[.B145]*LOG([.B145];2)" office:value-type="float" office:value="198933.70567985" calcext:value-type="float">
            <text:p>198933.70567985</text:p>
          </table:table-cell>
          <table:table-cell office:value-type="float" office:value="51071000" calcext:value-type="float">
            <text:p>5.11E+07</text:p>
          </table:table-cell>
          <table:table-cell office:value-type="float" office:value="1802330" calcext:value-type="float">
            <text:p>1.80E+06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[.A146] + 1) * 100 + 1" office:value-type="float" office:value="14501" calcext:value-type="float">
            <text:p>14501</text:p>
          </table:table-cell>
          <table:table-cell table:formula="of:=POWER([.B146];2)" office:value-type="float" office:value="210279001" calcext:value-type="float">
            <text:p>210279001</text:p>
          </table:table-cell>
          <table:table-cell table:formula="of:=[.B146]*LOG([.B146];2)" office:value-type="float" office:value="200459.863067018" calcext:value-type="float">
            <text:p>200459.863067018</text:p>
          </table:table-cell>
          <table:table-cell office:value-type="float" office:value="52154500" calcext:value-type="float">
            <text:p>5.22E+07</text:p>
          </table:table-cell>
          <table:table-cell office:value-type="float" office:value="1797140" calcext:value-type="float">
            <text:p>1.80E+06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([.A147] + 1) * 100 + 1" office:value-type="float" office:value="14601" calcext:value-type="float">
            <text:p>14601</text:p>
          </table:table-cell>
          <table:table-cell table:formula="of:=POWER([.B147];2)" office:value-type="float" office:value="213189201" calcext:value-type="float">
            <text:p>213189201</text:p>
          </table:table-cell>
          <table:table-cell table:formula="of:=[.B147]*LOG([.B147];2)" office:value-type="float" office:value="201987.015355555" calcext:value-type="float">
            <text:p>201987.015355555</text:p>
          </table:table-cell>
          <table:table-cell office:value-type="float" office:value="52983500" calcext:value-type="float">
            <text:p>5.30E+07</text:p>
          </table:table-cell>
          <table:table-cell office:value-type="float" office:value="2027760" calcext:value-type="float">
            <text:p>2.03E+06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([.A148] + 1) * 100 + 1" office:value-type="float" office:value="14701" calcext:value-type="float">
            <text:p>14701</text:p>
          </table:table-cell>
          <table:table-cell table:formula="of:=POWER([.B148];2)" office:value-type="float" office:value="216119401" calcext:value-type="float">
            <text:p>216119401</text:p>
          </table:table-cell>
          <table:table-cell table:formula="of:=[.B148]*LOG([.B148];2)" office:value-type="float" office:value="203515.155731429" calcext:value-type="float">
            <text:p>203515.155731429</text:p>
          </table:table-cell>
          <table:table-cell office:value-type="float" office:value="53034600" calcext:value-type="float">
            <text:p>5.30E+07</text:p>
          </table:table-cell>
          <table:table-cell office:value-type="float" office:value="1795010" calcext:value-type="float">
            <text:p>1.80E+06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([.A149] + 1) * 100 + 1" office:value-type="float" office:value="14801" calcext:value-type="float">
            <text:p>14801</text:p>
          </table:table-cell>
          <table:table-cell table:formula="of:=POWER([.B149];2)" office:value-type="float" office:value="219069601" calcext:value-type="float">
            <text:p>219069601</text:p>
          </table:table-cell>
          <table:table-cell table:formula="of:=[.B149]*LOG([.B149];2)" office:value-type="float" office:value="205044.277473309" calcext:value-type="float">
            <text:p>205044.277473309</text:p>
          </table:table-cell>
          <table:table-cell office:value-type="float" office:value="52073400" calcext:value-type="float">
            <text:p>5.21E+07</text:p>
          </table:table-cell>
          <table:table-cell office:value-type="float" office:value="1869940" calcext:value-type="float">
            <text:p>1.87E+06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[.A150] + 1) * 100 + 1" office:value-type="float" office:value="14901" calcext:value-type="float">
            <text:p>14901</text:p>
          </table:table-cell>
          <table:table-cell table:formula="of:=POWER([.B150];2)" office:value-type="float" office:value="222039801" calcext:value-type="float">
            <text:p>222039801</text:p>
          </table:table-cell>
          <table:table-cell table:formula="of:=[.B150]*LOG([.B150];2)" office:value-type="float" office:value="206574.373950692" calcext:value-type="float">
            <text:p>206574.373950692</text:p>
          </table:table-cell>
          <table:table-cell office:value-type="float" office:value="52902600" calcext:value-type="float">
            <text:p>5.29E+07</text:p>
          </table:table-cell>
          <table:table-cell office:value-type="float" office:value="2005820" calcext:value-type="float">
            <text:p>2.01E+06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([.A151] + 1) * 100 + 1" office:value-type="float" office:value="15001" calcext:value-type="float">
            <text:p>15001</text:p>
          </table:table-cell>
          <table:table-cell table:formula="of:=POWER([.B151];2)" office:value-type="float" office:value="225030001" calcext:value-type="float">
            <text:p>225030001</text:p>
          </table:table-cell>
          <table:table-cell table:formula="of:=[.B151]*LOG([.B151];2)" office:value-type="float" office:value="208105.438622069" calcext:value-type="float">
            <text:p>208105.438622069</text:p>
          </table:table-cell>
          <table:table-cell office:value-type="float" office:value="59089800" calcext:value-type="float">
            <text:p>5.91E+07</text:p>
          </table:table-cell>
          <table:table-cell office:value-type="float" office:value="1961890" calcext:value-type="float">
            <text:p>1.96E+06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[.A152] + 1) * 100 + 1" office:value-type="float" office:value="15101" calcext:value-type="float">
            <text:p>15101</text:p>
          </table:table-cell>
          <table:table-cell table:formula="of:=POWER([.B152];2)" office:value-type="float" office:value="228040201" calcext:value-type="float">
            <text:p>228040201</text:p>
          </table:table-cell>
          <table:table-cell table:formula="of:=[.B152]*LOG([.B152];2)" office:value-type="float" office:value="209637.465033147" calcext:value-type="float">
            <text:p>209637.465033147</text:p>
          </table:table-cell>
          <table:table-cell office:value-type="float" office:value="54895500" calcext:value-type="float">
            <text:p>5.49E+07</text:p>
          </table:table-cell>
          <table:table-cell office:value-type="float" office:value="2016820" calcext:value-type="float">
            <text:p>2.02E+06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([.A153] + 1) * 100 + 1" office:value-type="float" office:value="15201" calcext:value-type="float">
            <text:p>15201</text:p>
          </table:table-cell>
          <table:table-cell table:formula="of:=POWER([.B153];2)" office:value-type="float" office:value="231070401" calcext:value-type="float">
            <text:p>231070401</text:p>
          </table:table-cell>
          <table:table-cell table:formula="of:=[.B153]*LOG([.B153];2)" office:value-type="float" office:value="211170.446815118" calcext:value-type="float">
            <text:p>211170.446815118</text:p>
          </table:table-cell>
          <table:table-cell office:value-type="float" office:value="57076700" calcext:value-type="float">
            <text:p>5.71E+07</text:p>
          </table:table-cell>
          <table:table-cell office:value-type="float" office:value="1933320" calcext:value-type="float">
            <text:p>1.93E+06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[.A154] + 1) * 100 + 1" office:value-type="float" office:value="15301" calcext:value-type="float">
            <text:p>15301</text:p>
          </table:table-cell>
          <table:table-cell table:formula="of:=POWER([.B154];2)" office:value-type="float" office:value="234120601" calcext:value-type="float">
            <text:p>234120601</text:p>
          </table:table-cell>
          <table:table-cell table:formula="of:=[.B154]*LOG([.B154];2)" office:value-type="float" office:value="212704.37768297" calcext:value-type="float">
            <text:p>212704.37768297</text:p>
          </table:table-cell>
          <table:table-cell office:value-type="float" office:value="55645700" calcext:value-type="float">
            <text:p>5.56E+07</text:p>
          </table:table-cell>
          <table:table-cell office:value-type="float" office:value="2047910" calcext:value-type="float">
            <text:p>2.05E+06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([.A155] + 1) * 100 + 1" office:value-type="float" office:value="15401" calcext:value-type="float">
            <text:p>15401</text:p>
          </table:table-cell>
          <table:table-cell table:formula="of:=POWER([.B155];2)" office:value-type="float" office:value="237190801" calcext:value-type="float">
            <text:p>237190801</text:p>
          </table:table-cell>
          <table:table-cell table:formula="of:=[.B155]*LOG([.B155];2)" office:value-type="float" office:value="214239.251433843" calcext:value-type="float">
            <text:p>214239.251433843</text:p>
          </table:table-cell>
          <table:table-cell office:value-type="float" office:value="56608300" calcext:value-type="float">
            <text:p>5.66E+07</text:p>
          </table:table-cell>
          <table:table-cell office:value-type="float" office:value="2040910" calcext:value-type="float">
            <text:p>2.04E+06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([.A156] + 1) * 100 + 1" office:value-type="float" office:value="15501" calcext:value-type="float">
            <text:p>15501</text:p>
          </table:table-cell>
          <table:table-cell table:formula="of:=POWER([.B156];2)" office:value-type="float" office:value="240281001" calcext:value-type="float">
            <text:p>240281001</text:p>
          </table:table-cell>
          <table:table-cell table:formula="of:=[.B156]*LOG([.B156];2)" office:value-type="float" office:value="215775.061945432" calcext:value-type="float">
            <text:p>215775.061945432</text:p>
          </table:table-cell>
          <table:table-cell office:value-type="float" office:value="61530200" calcext:value-type="float">
            <text:p>6.15E+07</text:p>
          </table:table-cell>
          <table:table-cell office:value-type="float" office:value="2269100" calcext:value-type="float">
            <text:p>2.27E+06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([.A157] + 1) * 100 + 1" office:value-type="float" office:value="15601" calcext:value-type="float">
            <text:p>15601</text:p>
          </table:table-cell>
          <table:table-cell table:formula="of:=POWER([.B157];2)" office:value-type="float" office:value="243391201" calcext:value-type="float">
            <text:p>243391201</text:p>
          </table:table-cell>
          <table:table-cell table:formula="of:=[.B157]*LOG([.B157];2)" office:value-type="float" office:value="217311.803174426" calcext:value-type="float">
            <text:p>217311.803174426</text:p>
          </table:table-cell>
          <table:table-cell office:value-type="float" office:value="62092400" calcext:value-type="float">
            <text:p>6.21E+07</text:p>
          </table:table-cell>
          <table:table-cell office:value-type="float" office:value="2322560" calcext:value-type="float">
            <text:p>2.32E+06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[.A158] + 1) * 100 + 1" office:value-type="float" office:value="15701" calcext:value-type="float">
            <text:p>15701</text:p>
          </table:table-cell>
          <table:table-cell table:formula="of:=POWER([.B158];2)" office:value-type="float" office:value="246521401" calcext:value-type="float">
            <text:p>246521401</text:p>
          </table:table-cell>
          <table:table-cell table:formula="of:=[.B158]*LOG([.B158];2)" office:value-type="float" office:value="218849.469154986" calcext:value-type="float">
            <text:p>218849.469154986</text:p>
          </table:table-cell>
          <table:table-cell office:value-type="float" office:value="61688500" calcext:value-type="float">
            <text:p>6.17E+07</text:p>
          </table:table-cell>
          <table:table-cell office:value-type="float" office:value="2095340" calcext:value-type="float">
            <text:p>2.10E+06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([.A159] + 1) * 100 + 1" office:value-type="float" office:value="15801" calcext:value-type="float">
            <text:p>15801</text:p>
          </table:table-cell>
          <table:table-cell table:formula="of:=POWER([.B159];2)" office:value-type="float" office:value="249671601" calcext:value-type="float">
            <text:p>249671601</text:p>
          </table:table-cell>
          <table:table-cell table:formula="of:=[.B159]*LOG([.B159];2)" office:value-type="float" office:value="220388.053997272" calcext:value-type="float">
            <text:p>220388.053997272</text:p>
          </table:table-cell>
          <table:table-cell office:value-type="float" office:value="62348000" calcext:value-type="float">
            <text:p>6.23E+07</text:p>
          </table:table-cell>
          <table:table-cell office:value-type="float" office:value="2047510" calcext:value-type="float">
            <text:p>2.05E+06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([.A160] + 1) * 100 + 1" office:value-type="float" office:value="15901" calcext:value-type="float">
            <text:p>15901</text:p>
          </table:table-cell>
          <table:table-cell table:formula="of:=POWER([.B160];2)" office:value-type="float" office:value="252841801" calcext:value-type="float">
            <text:p>252841801</text:p>
          </table:table-cell>
          <table:table-cell table:formula="of:=[.B160]*LOG([.B160];2)" office:value-type="float" office:value="221927.551885992" calcext:value-type="float">
            <text:p>221927.551885992</text:p>
          </table:table-cell>
          <table:table-cell office:value-type="float" office:value="63396000" calcext:value-type="float">
            <text:p>6.34E+07</text:p>
          </table:table-cell>
          <table:table-cell office:value-type="float" office:value="1943180" calcext:value-type="float">
            <text:p>1.94E+06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([.A161] + 1) * 100 + 1" office:value-type="float" office:value="16001" calcext:value-type="float">
            <text:p>16001</text:p>
          </table:table-cell>
          <table:table-cell table:formula="of:=POWER([.B161];2)" office:value-type="float" office:value="256032001" calcext:value-type="float">
            <text:p>256032001</text:p>
          </table:table-cell>
          <table:table-cell table:formula="of:=[.B161]*LOG([.B161];2)" office:value-type="float" office:value="223467.957079002" calcext:value-type="float">
            <text:p>223467.957079002</text:p>
          </table:table-cell>
          <table:table-cell office:value-type="float" office:value="63723900" calcext:value-type="float">
            <text:p>6.37E+07</text:p>
          </table:table-cell>
          <table:table-cell office:value-type="float" office:value="2136170" calcext:value-type="float">
            <text:p>2.14E+06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[.A162] + 1) * 100 + 1" office:value-type="float" office:value="16101" calcext:value-type="float">
            <text:p>16101</text:p>
          </table:table-cell>
          <table:table-cell table:formula="of:=POWER([.B162];2)" office:value-type="float" office:value="259242201" calcext:value-type="float">
            <text:p>259242201</text:p>
          </table:table-cell>
          <table:table-cell table:formula="of:=[.B162]*LOG([.B162];2)" office:value-type="float" office:value="225009.26390593" calcext:value-type="float">
            <text:p>225009.26390593</text:p>
          </table:table-cell>
          <table:table-cell office:value-type="float" office:value="64621200" calcext:value-type="float">
            <text:p>6.46E+07</text:p>
          </table:table-cell>
          <table:table-cell office:value-type="float" office:value="2038880" calcext:value-type="float">
            <text:p>2.04E+06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([.A163] + 1) * 100 + 1" office:value-type="float" office:value="16201" calcext:value-type="float">
            <text:p>16201</text:p>
          </table:table-cell>
          <table:table-cell table:formula="of:=POWER([.B163];2)" office:value-type="float" office:value="262472401" calcext:value-type="float">
            <text:p>262472401</text:p>
          </table:table-cell>
          <table:table-cell table:formula="of:=[.B163]*LOG([.B163];2)" office:value-type="float" office:value="226551.466766842" calcext:value-type="float">
            <text:p>226551.466766842</text:p>
          </table:table-cell>
          <table:table-cell office:value-type="float" office:value="64621800" calcext:value-type="float">
            <text:p>6.46E+07</text:p>
          </table:table-cell>
          <table:table-cell office:value-type="float" office:value="2100930" calcext:value-type="float">
            <text:p>2.10E+06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([.A164] + 1) * 100 + 1" office:value-type="float" office:value="16301" calcext:value-type="float">
            <text:p>16301</text:p>
          </table:table-cell>
          <table:table-cell table:formula="of:=POWER([.B164];2)" office:value-type="float" office:value="265722601" calcext:value-type="float">
            <text:p>265722601</text:p>
          </table:table-cell>
          <table:table-cell table:formula="of:=[.B164]*LOG([.B164];2)" office:value-type="float" office:value="228094.560130933" calcext:value-type="float">
            <text:p>228094.560130933</text:p>
          </table:table-cell>
          <table:table-cell office:value-type="float" office:value="65156100" calcext:value-type="float">
            <text:p>6.52E+07</text:p>
          </table:table-cell>
          <table:table-cell office:value-type="float" office:value="2154010" calcext:value-type="float">
            <text:p>2.15E+06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([.A165] + 1) * 100 + 1" office:value-type="float" office:value="16401" calcext:value-type="float">
            <text:p>16401</text:p>
          </table:table-cell>
          <table:table-cell table:formula="of:=POWER([.B165];2)" office:value-type="float" office:value="268992801" calcext:value-type="float">
            <text:p>268992801</text:p>
          </table:table-cell>
          <table:table-cell table:formula="of:=[.B165]*LOG([.B165];2)" office:value-type="float" office:value="229638.538535261" calcext:value-type="float">
            <text:p>229638.538535261</text:p>
          </table:table-cell>
          <table:table-cell office:value-type="float" office:value="65759100" calcext:value-type="float">
            <text:p>6.58E+07</text:p>
          </table:table-cell>
          <table:table-cell office:value-type="float" office:value="2171660" calcext:value-type="float">
            <text:p>2.17E+06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[.A166] + 1) * 100 + 1" office:value-type="float" office:value="16501" calcext:value-type="float">
            <text:p>16501</text:p>
          </table:table-cell>
          <table:table-cell table:formula="of:=POWER([.B166];2)" office:value-type="float" office:value="272283001" calcext:value-type="float">
            <text:p>272283001</text:p>
          </table:table-cell>
          <table:table-cell table:formula="of:=[.B166]*LOG([.B166];2)" office:value-type="float" office:value="231183.396583501" calcext:value-type="float">
            <text:p>231183.396583501</text:p>
          </table:table-cell>
          <table:table-cell office:value-type="float" office:value="65980800" calcext:value-type="float">
            <text:p>6.60E+07</text:p>
          </table:table-cell>
          <table:table-cell office:value-type="float" office:value="2155970" calcext:value-type="float">
            <text:p>2.16E+06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([.A167] + 1) * 100 + 1" office:value-type="float" office:value="16601" calcext:value-type="float">
            <text:p>16601</text:p>
          </table:table-cell>
          <table:table-cell table:formula="of:=POWER([.B167];2)" office:value-type="float" office:value="275593201" calcext:value-type="float">
            <text:p>275593201</text:p>
          </table:table-cell>
          <table:table-cell table:formula="of:=[.B167]*LOG([.B167];2)" office:value-type="float" office:value="232729.128944735" calcext:value-type="float">
            <text:p>232729.128944735</text:p>
          </table:table-cell>
          <table:table-cell office:value-type="float" office:value="66456600" calcext:value-type="float">
            <text:p>6.65E+07</text:p>
          </table:table-cell>
          <table:table-cell office:value-type="float" office:value="2142540" calcext:value-type="float">
            <text:p>2.14E+06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([.A168] + 1) * 100 + 1" office:value-type="float" office:value="16701" calcext:value-type="float">
            <text:p>16701</text:p>
          </table:table-cell>
          <table:table-cell table:formula="of:=POWER([.B168];2)" office:value-type="float" office:value="278923401" calcext:value-type="float">
            <text:p>278923401</text:p>
          </table:table-cell>
          <table:table-cell table:formula="of:=[.B168]*LOG([.B168];2)" office:value-type="float" office:value="234275.730352271" calcext:value-type="float">
            <text:p>234275.730352271</text:p>
          </table:table-cell>
          <table:table-cell office:value-type="float" office:value="67290100" calcext:value-type="float">
            <text:p>6.73E+07</text:p>
          </table:table-cell>
          <table:table-cell office:value-type="float" office:value="2244740" calcext:value-type="float">
            <text:p>2.24E+06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([.A169] + 1) * 100 + 1" office:value-type="float" office:value="16801" calcext:value-type="float">
            <text:p>16801</text:p>
          </table:table-cell>
          <table:table-cell table:formula="of:=POWER([.B169];2)" office:value-type="float" office:value="282273601" calcext:value-type="float">
            <text:p>282273601</text:p>
          </table:table-cell>
          <table:table-cell table:formula="of:=[.B169]*LOG([.B169];2)" office:value-type="float" office:value="235823.195602489" calcext:value-type="float">
            <text:p>235823.195602489</text:p>
          </table:table-cell>
          <table:table-cell office:value-type="float" office:value="71069900" calcext:value-type="float">
            <text:p>7.11E+07</text:p>
          </table:table-cell>
          <table:table-cell office:value-type="float" office:value="2243160" calcext:value-type="float">
            <text:p>2.24E+06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[.A170] + 1) * 100 + 1" office:value-type="float" office:value="16901" calcext:value-type="float">
            <text:p>16901</text:p>
          </table:table-cell>
          <table:table-cell table:formula="of:=POWER([.B170];2)" office:value-type="float" office:value="285643801" calcext:value-type="float">
            <text:p>285643801</text:p>
          </table:table-cell>
          <table:table-cell table:formula="of:=[.B170]*LOG([.B170];2)" office:value-type="float" office:value="237371.519553711" calcext:value-type="float">
            <text:p>237371.519553711</text:p>
          </table:table-cell>
          <table:table-cell office:value-type="float" office:value="74368400" calcext:value-type="float">
            <text:p>7.44E+07</text:p>
          </table:table-cell>
          <table:table-cell office:value-type="float" office:value="2220690" calcext:value-type="float">
            <text:p>2.22E+06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([.A171] + 1) * 100 + 1" office:value-type="float" office:value="17001" calcext:value-type="float">
            <text:p>17001</text:p>
          </table:table-cell>
          <table:table-cell table:formula="of:=POWER([.B171];2)" office:value-type="float" office:value="289034001" calcext:value-type="float">
            <text:p>289034001</text:p>
          </table:table-cell>
          <table:table-cell table:formula="of:=[.B171]*LOG([.B171];2)" office:value-type="float" office:value="238920.697125109" calcext:value-type="float">
            <text:p>238920.697125109</text:p>
          </table:table-cell>
          <table:table-cell office:value-type="float" office:value="74173700" calcext:value-type="float">
            <text:p>7.42E+07</text:p>
          </table:table-cell>
          <table:table-cell office:value-type="float" office:value="2317950" calcext:value-type="float">
            <text:p>2.32E+06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[.A172] + 1) * 100 + 1" office:value-type="float" office:value="17101" calcext:value-type="float">
            <text:p>17101</text:p>
          </table:table-cell>
          <table:table-cell table:formula="of:=POWER([.B172];2)" office:value-type="float" office:value="292444201" calcext:value-type="float">
            <text:p>292444201</text:p>
          </table:table-cell>
          <table:table-cell table:formula="of:=[.B172]*LOG([.B172];2)" office:value-type="float" office:value="240470.723295625" calcext:value-type="float">
            <text:p>240470.723295625</text:p>
          </table:table-cell>
          <table:table-cell office:value-type="float" office:value="73909600" calcext:value-type="float">
            <text:p>7.39E+07</text:p>
          </table:table-cell>
          <table:table-cell office:value-type="float" office:value="2292130" calcext:value-type="float">
            <text:p>2.29E+06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([.A173] + 1) * 100 + 1" office:value-type="float" office:value="17201" calcext:value-type="float">
            <text:p>17201</text:p>
          </table:table-cell>
          <table:table-cell table:formula="of:=POWER([.B173];2)" office:value-type="float" office:value="295874401" calcext:value-type="float">
            <text:p>295874401</text:p>
          </table:table-cell>
          <table:table-cell table:formula="of:=[.B173]*LOG([.B173];2)" office:value-type="float" office:value="242021.593102925" calcext:value-type="float">
            <text:p>242021.593102925</text:p>
          </table:table-cell>
          <table:table-cell office:value-type="float" office:value="73199600" calcext:value-type="float">
            <text:p>7.32E+07</text:p>
          </table:table-cell>
          <table:table-cell office:value-type="float" office:value="2265020" calcext:value-type="float">
            <text:p>2.27E+06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[.A174] + 1) * 100 + 1" office:value-type="float" office:value="17301" calcext:value-type="float">
            <text:p>17301</text:p>
          </table:table-cell>
          <table:table-cell table:formula="of:=POWER([.B174];2)" office:value-type="float" office:value="299324601" calcext:value-type="float">
            <text:p>299324601</text:p>
          </table:table-cell>
          <table:table-cell table:formula="of:=[.B174]*LOG([.B174];2)" office:value-type="float" office:value="243573.301642372" calcext:value-type="float">
            <text:p>243573.301642372</text:p>
          </table:table-cell>
          <table:table-cell office:value-type="float" office:value="73871300" calcext:value-type="float">
            <text:p>7.39E+07</text:p>
          </table:table-cell>
          <table:table-cell office:value-type="float" office:value="2389210" calcext:value-type="float">
            <text:p>2.39E+06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([.A175] + 1) * 100 + 1" office:value-type="float" office:value="17401" calcext:value-type="float">
            <text:p>17401</text:p>
          </table:table-cell>
          <table:table-cell table:formula="of:=POWER([.B175];2)" office:value-type="float" office:value="302794801" calcext:value-type="float">
            <text:p>302794801</text:p>
          </table:table-cell>
          <table:table-cell table:formula="of:=[.B175]*LOG([.B175];2)" office:value-type="float" office:value="245125.844066031" calcext:value-type="float">
            <text:p>245125.844066031</text:p>
          </table:table-cell>
          <table:table-cell office:value-type="float" office:value="77172200" calcext:value-type="float">
            <text:p>7.72E+07</text:p>
          </table:table-cell>
          <table:table-cell office:value-type="float" office:value="2366390" calcext:value-type="float">
            <text:p>2.37E+06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([.A176] + 1) * 100 + 1" office:value-type="float" office:value="17501" calcext:value-type="float">
            <text:p>17501</text:p>
          </table:table-cell>
          <table:table-cell table:formula="of:=POWER([.B176];2)" office:value-type="float" office:value="306285001" calcext:value-type="float">
            <text:p>306285001</text:p>
          </table:table-cell>
          <table:table-cell table:formula="of:=[.B176]*LOG([.B176];2)" office:value-type="float" office:value="246679.215581685" calcext:value-type="float">
            <text:p>246679.215581685</text:p>
          </table:table-cell>
          <table:table-cell office:value-type="float" office:value="76963200" calcext:value-type="float">
            <text:p>7.70E+07</text:p>
          </table:table-cell>
          <table:table-cell office:value-type="float" office:value="2501230" calcext:value-type="float">
            <text:p>2.50E+06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([.A177] + 1) * 100 + 1" office:value-type="float" office:value="17601" calcext:value-type="float">
            <text:p>17601</text:p>
          </table:table-cell>
          <table:table-cell table:formula="of:=POWER([.B177];2)" office:value-type="float" office:value="309795201" calcext:value-type="float">
            <text:p>309795201</text:p>
          </table:table-cell>
          <table:table-cell table:formula="of:=[.B177]*LOG([.B177];2)" office:value-type="float" office:value="248233.411451886" calcext:value-type="float">
            <text:p>248233.411451886</text:p>
          </table:table-cell>
          <table:table-cell office:value-type="float" office:value="75291800" calcext:value-type="float">
            <text:p>7.53E+07</text:p>
          </table:table-cell>
          <table:table-cell office:value-type="float" office:value="2516680" calcext:value-type="float">
            <text:p>2.52E+06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[.A178] + 1) * 100 + 1" office:value-type="float" office:value="17701" calcext:value-type="float">
            <text:p>17701</text:p>
          </table:table-cell>
          <table:table-cell table:formula="of:=POWER([.B178];2)" office:value-type="float" office:value="313325401" calcext:value-type="float">
            <text:p>313325401</text:p>
          </table:table-cell>
          <table:table-cell table:formula="of:=[.B178]*LOG([.B178];2)" office:value-type="float" office:value="249788.426993016" calcext:value-type="float">
            <text:p>249788.426993016</text:p>
          </table:table-cell>
          <table:table-cell office:value-type="float" office:value="77091800" calcext:value-type="float">
            <text:p>7.71E+07</text:p>
          </table:table-cell>
          <table:table-cell office:value-type="float" office:value="2450560" calcext:value-type="float">
            <text:p>2.45E+06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([.A179] + 1) * 100 + 1" office:value-type="float" office:value="17801" calcext:value-type="float">
            <text:p>17801</text:p>
          </table:table-cell>
          <table:table-cell table:formula="of:=POWER([.B179];2)" office:value-type="float" office:value="316875601" calcext:value-type="float">
            <text:p>316875601</text:p>
          </table:table-cell>
          <table:table-cell table:formula="of:=[.B179]*LOG([.B179];2)" office:value-type="float" office:value="251344.257574378" calcext:value-type="float">
            <text:p>251344.257574378</text:p>
          </table:table-cell>
          <table:table-cell office:value-type="float" office:value="76547100" calcext:value-type="float">
            <text:p>7.65E+07</text:p>
          </table:table-cell>
          <table:table-cell office:value-type="float" office:value="2374960" calcext:value-type="float">
            <text:p>2.37E+06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([.A180] + 1) * 100 + 1" office:value-type="float" office:value="17901" calcext:value-type="float">
            <text:p>17901</text:p>
          </table:table-cell>
          <table:table-cell table:formula="of:=POWER([.B180];2)" office:value-type="float" office:value="320445801" calcext:value-type="float">
            <text:p>320445801</text:p>
          </table:table-cell>
          <table:table-cell table:formula="of:=[.B180]*LOG([.B180];2)" office:value-type="float" office:value="252900.898617304" calcext:value-type="float">
            <text:p>252900.898617304</text:p>
          </table:table-cell>
          <table:table-cell office:value-type="float" office:value="81455700" calcext:value-type="float">
            <text:p>8.15E+07</text:p>
          </table:table-cell>
          <table:table-cell office:value-type="float" office:value="2548630" calcext:value-type="float">
            <text:p>2.55E+06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[.A181] + 1) * 100 + 1" office:value-type="float" office:value="18001" calcext:value-type="float">
            <text:p>18001</text:p>
          </table:table-cell>
          <table:table-cell table:formula="of:=POWER([.B181];2)" office:value-type="float" office:value="324036001" calcext:value-type="float">
            <text:p>324036001</text:p>
          </table:table-cell>
          <table:table-cell table:formula="of:=[.B181]*LOG([.B181];2)" office:value-type="float" office:value="254458.34559428" calcext:value-type="float">
            <text:p>254458.34559428</text:p>
          </table:table-cell>
          <table:table-cell office:value-type="float" office:value="82563100" calcext:value-type="float">
            <text:p>8.26E+07</text:p>
          </table:table-cell>
          <table:table-cell office:value-type="float" office:value="2414190" calcext:value-type="float">
            <text:p>2.41E+06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[.A182] + 1) * 100 + 1" office:value-type="float" office:value="18101" calcext:value-type="float">
            <text:p>18101</text:p>
          </table:table-cell>
          <table:table-cell table:formula="of:=POWER([.B182];2)" office:value-type="float" office:value="327646201" calcext:value-type="float">
            <text:p>327646201</text:p>
          </table:table-cell>
          <table:table-cell table:formula="of:=[.B182]*LOG([.B182];2)" office:value-type="float" office:value="256016.594028099" calcext:value-type="float">
            <text:p>256016.594028099</text:p>
          </table:table-cell>
          <table:table-cell office:value-type="float" office:value="82097100" calcext:value-type="float">
            <text:p>8.21E+07</text:p>
          </table:table-cell>
          <table:table-cell office:value-type="float" office:value="2528590" calcext:value-type="float">
            <text:p>2.53E+06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([.A183] + 1) * 100 + 1" office:value-type="float" office:value="18201" calcext:value-type="float">
            <text:p>18201</text:p>
          </table:table-cell>
          <table:table-cell table:formula="of:=POWER([.B183];2)" office:value-type="float" office:value="331276401" calcext:value-type="float">
            <text:p>331276401</text:p>
          </table:table-cell>
          <table:table-cell table:formula="of:=[.B183]*LOG([.B183];2)" office:value-type="float" office:value="257575.639491021" calcext:value-type="float">
            <text:p>257575.639491021</text:p>
          </table:table-cell>
          <table:table-cell office:value-type="float" office:value="80195500" calcext:value-type="float">
            <text:p>8.02E+07</text:p>
          </table:table-cell>
          <table:table-cell office:value-type="float" office:value="2303070" calcext:value-type="float">
            <text:p>2.30E+06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([.A184] + 1) * 100 + 1" office:value-type="float" office:value="18301" calcext:value-type="float">
            <text:p>18301</text:p>
          </table:table-cell>
          <table:table-cell table:formula="of:=POWER([.B184];2)" office:value-type="float" office:value="334926601" calcext:value-type="float">
            <text:p>334926601</text:p>
          </table:table-cell>
          <table:table-cell table:formula="of:=[.B184]*LOG([.B184];2)" office:value-type="float" office:value="259135.477603962" calcext:value-type="float">
            <text:p>259135.477603962</text:p>
          </table:table-cell>
          <table:table-cell office:value-type="float" office:value="79639900" calcext:value-type="float">
            <text:p>7.96E+07</text:p>
          </table:table-cell>
          <table:table-cell office:value-type="float" office:value="2312770" calcext:value-type="float">
            <text:p>2.31E+06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([.A185] + 1) * 100 + 1" office:value-type="float" office:value="18401" calcext:value-type="float">
            <text:p>18401</text:p>
          </table:table-cell>
          <table:table-cell table:formula="of:=POWER([.B185];2)" office:value-type="float" office:value="338596801" calcext:value-type="float">
            <text:p>338596801</text:p>
          </table:table-cell>
          <table:table-cell table:formula="of:=[.B185]*LOG([.B185];2)" office:value-type="float" office:value="260696.104035694" calcext:value-type="float">
            <text:p>260696.104035694</text:p>
          </table:table-cell>
          <table:table-cell office:value-type="float" office:value="80480500" calcext:value-type="float">
            <text:p>8.05E+07</text:p>
          </table:table-cell>
          <table:table-cell office:value-type="float" office:value="2341180" calcext:value-type="float">
            <text:p>2.34E+06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[.A186] + 1) * 100 + 1" office:value-type="float" office:value="18501" calcext:value-type="float">
            <text:p>18501</text:p>
          </table:table-cell>
          <table:table-cell table:formula="of:=POWER([.B186];2)" office:value-type="float" office:value="342287001" calcext:value-type="float">
            <text:p>342287001</text:p>
          </table:table-cell>
          <table:table-cell table:formula="of:=[.B186]*LOG([.B186];2)" office:value-type="float" office:value="262257.514502066" calcext:value-type="float">
            <text:p>262257.514502066</text:p>
          </table:table-cell>
          <table:table-cell office:value-type="float" office:value="81617500" calcext:value-type="float">
            <text:p>8.16E+07</text:p>
          </table:table-cell>
          <table:table-cell office:value-type="float" office:value="2258690" calcext:value-type="float">
            <text:p>2.26E+06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([.A187] + 1) * 100 + 1" office:value-type="float" office:value="18601" calcext:value-type="float">
            <text:p>18601</text:p>
          </table:table-cell>
          <table:table-cell table:formula="of:=POWER([.B187];2)" office:value-type="float" office:value="345997201" calcext:value-type="float">
            <text:p>345997201</text:p>
          </table:table-cell>
          <table:table-cell table:formula="of:=[.B187]*LOG([.B187];2)" office:value-type="float" office:value="263819.704765242" calcext:value-type="float">
            <text:p>263819.704765242</text:p>
          </table:table-cell>
          <table:table-cell office:value-type="float" office:value="82223700" calcext:value-type="float">
            <text:p>8.22E+07</text:p>
          </table:table-cell>
          <table:table-cell office:value-type="float" office:value="2287560" calcext:value-type="float">
            <text:p>2.29E+06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([.A188] + 1) * 100 + 1" office:value-type="float" office:value="18701" calcext:value-type="float">
            <text:p>18701</text:p>
          </table:table-cell>
          <table:table-cell table:formula="of:=POWER([.B188];2)" office:value-type="float" office:value="349727401" calcext:value-type="float">
            <text:p>349727401</text:p>
          </table:table-cell>
          <table:table-cell table:formula="of:=[.B188]*LOG([.B188];2)" office:value-type="float" office:value="265382.670632951" calcext:value-type="float">
            <text:p>265382.670632951</text:p>
          </table:table-cell>
          <table:table-cell office:value-type="float" office:value="83065400" calcext:value-type="float">
            <text:p>8.31E+07</text:p>
          </table:table-cell>
          <table:table-cell office:value-type="float" office:value="2410250" calcext:value-type="float">
            <text:p>2.41E+06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([.A189] + 1) * 100 + 1" office:value-type="float" office:value="18801" calcext:value-type="float">
            <text:p>18801</text:p>
          </table:table-cell>
          <table:table-cell table:formula="of:=POWER([.B189];2)" office:value-type="float" office:value="353477601" calcext:value-type="float">
            <text:p>353477601</text:p>
          </table:table-cell>
          <table:table-cell table:formula="of:=[.B189]*LOG([.B189];2)" office:value-type="float" office:value="266946.407957756" calcext:value-type="float">
            <text:p>266946.407957756</text:p>
          </table:table-cell>
          <table:table-cell office:value-type="float" office:value="84190300" calcext:value-type="float">
            <text:p>8.42E+07</text:p>
          </table:table-cell>
          <table:table-cell office:value-type="float" office:value="2335180" calcext:value-type="float">
            <text:p>2.34E+06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[.A190] + 1) * 100 + 1" office:value-type="float" office:value="18901" calcext:value-type="float">
            <text:p>18901</text:p>
          </table:table-cell>
          <table:table-cell table:formula="of:=POWER([.B190];2)" office:value-type="float" office:value="357247801" calcext:value-type="float">
            <text:p>357247801</text:p>
          </table:table-cell>
          <table:table-cell table:formula="of:=[.B190]*LOG([.B190];2)" office:value-type="float" office:value="268510.912636341" calcext:value-type="float">
            <text:p>268510.912636341</text:p>
          </table:table-cell>
          <table:table-cell office:value-type="float" office:value="84857700" calcext:value-type="float">
            <text:p>8.49E+07</text:p>
          </table:table-cell>
          <table:table-cell office:value-type="float" office:value="2351810" calcext:value-type="float">
            <text:p>2.35E+06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([.A191] + 1) * 100 + 1" office:value-type="float" office:value="19001" calcext:value-type="float">
            <text:p>19001</text:p>
          </table:table-cell>
          <table:table-cell table:formula="of:=POWER([.B191];2)" office:value-type="float" office:value="361038001" calcext:value-type="float">
            <text:p>361038001</text:p>
          </table:table-cell>
          <table:table-cell table:formula="of:=[.B191]*LOG([.B191];2)" office:value-type="float" office:value="270076.180608812" calcext:value-type="float">
            <text:p>270076.180608812</text:p>
          </table:table-cell>
          <table:table-cell office:value-type="float" office:value="85725900" calcext:value-type="float">
            <text:p>8.57E+07</text:p>
          </table:table-cell>
          <table:table-cell office:value-type="float" office:value="2417500" calcext:value-type="float">
            <text:p>2.42E+06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[.A192] + 1) * 100 + 1" office:value-type="float" office:value="19101" calcext:value-type="float">
            <text:p>19101</text:p>
          </table:table-cell>
          <table:table-cell table:formula="of:=POWER([.B192];2)" office:value-type="float" office:value="364848201" calcext:value-type="float">
            <text:p>364848201</text:p>
          </table:table-cell>
          <table:table-cell table:formula="of:=[.B192]*LOG([.B192];2)" office:value-type="float" office:value="271642.207858005" calcext:value-type="float">
            <text:p>271642.207858005</text:p>
          </table:table-cell>
          <table:table-cell office:value-type="float" office:value="86866300" calcext:value-type="float">
            <text:p>8.69E+07</text:p>
          </table:table-cell>
          <table:table-cell office:value-type="float" office:value="2363150" calcext:value-type="float">
            <text:p>2.36E+06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([.A193] + 1) * 100 + 1" office:value-type="float" office:value="19201" calcext:value-type="float">
            <text:p>19201</text:p>
          </table:table-cell>
          <table:table-cell table:formula="of:=POWER([.B193];2)" office:value-type="float" office:value="368678401" calcext:value-type="float">
            <text:p>368678401</text:p>
          </table:table-cell>
          <table:table-cell table:formula="of:=[.B193]*LOG([.B193];2)" office:value-type="float" office:value="273208.990408822" calcext:value-type="float">
            <text:p>273208.990408822</text:p>
          </table:table-cell>
          <table:table-cell office:value-type="float" office:value="87634700" calcext:value-type="float">
            <text:p>8.76E+07</text:p>
          </table:table-cell>
          <table:table-cell office:value-type="float" office:value="2416670" calcext:value-type="float">
            <text:p>2.42E+06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[.A194] + 1) * 100 + 1" office:value-type="float" office:value="19301" calcext:value-type="float">
            <text:p>19301</text:p>
          </table:table-cell>
          <table:table-cell table:formula="of:=POWER([.B194];2)" office:value-type="float" office:value="372528601" calcext:value-type="float">
            <text:p>372528601</text:p>
          </table:table-cell>
          <table:table-cell table:formula="of:=[.B194]*LOG([.B194];2)" office:value-type="float" office:value="274776.524327569" calcext:value-type="float">
            <text:p>274776.524327569</text:p>
          </table:table-cell>
          <table:table-cell office:value-type="float" office:value="88531200" calcext:value-type="float">
            <text:p>8.85E+07</text:p>
          </table:table-cell>
          <table:table-cell office:value-type="float" office:value="2380010" calcext:value-type="float">
            <text:p>2.38E+06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([.A195] + 1) * 100 + 1" office:value-type="float" office:value="19401" calcext:value-type="float">
            <text:p>19401</text:p>
          </table:table-cell>
          <table:table-cell table:formula="of:=POWER([.B195];2)" office:value-type="float" office:value="376398801" calcext:value-type="float">
            <text:p>376398801</text:p>
          </table:table-cell>
          <table:table-cell table:formula="of:=[.B195]*LOG([.B195];2)" office:value-type="float" office:value="276344.805721315" calcext:value-type="float">
            <text:p>276344.805721315</text:p>
          </table:table-cell>
          <table:table-cell office:value-type="float" office:value="89643200" calcext:value-type="float">
            <text:p>8.96E+07</text:p>
          </table:table-cell>
          <table:table-cell office:value-type="float" office:value="2402360" calcext:value-type="float">
            <text:p>2.40E+06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([.A196] + 1) * 100 + 1" office:value-type="float" office:value="19501" calcext:value-type="float">
            <text:p>19501</text:p>
          </table:table-cell>
          <table:table-cell table:formula="of:=POWER([.B196];2)" office:value-type="float" office:value="380289001" calcext:value-type="float">
            <text:p>380289001</text:p>
          </table:table-cell>
          <table:table-cell table:formula="of:=[.B196]*LOG([.B196];2)" office:value-type="float" office:value="277913.830737261" calcext:value-type="float">
            <text:p>277913.830737261</text:p>
          </table:table-cell>
          <table:table-cell office:value-type="float" office:value="96774500" calcext:value-type="float">
            <text:p>9.68E+07</text:p>
          </table:table-cell>
          <table:table-cell office:value-type="float" office:value="2728940" calcext:value-type="float">
            <text:p>2.73E+06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([.A197] + 1) * 100 + 1" office:value-type="float" office:value="19601" calcext:value-type="float">
            <text:p>19601</text:p>
          </table:table-cell>
          <table:table-cell table:formula="of:=POWER([.B197];2)" office:value-type="float" office:value="384199201" calcext:value-type="float">
            <text:p>384199201</text:p>
          </table:table-cell>
          <table:table-cell table:formula="of:=[.B197]*LOG([.B197];2)" office:value-type="float" office:value="279483.59556212" calcext:value-type="float">
            <text:p>279483.59556212</text:p>
          </table:table-cell>
          <table:table-cell office:value-type="float" office:value="96588000" calcext:value-type="float">
            <text:p>9.66E+07</text:p>
          </table:table-cell>
          <table:table-cell office:value-type="float" office:value="2794000" calcext:value-type="float">
            <text:p>2.79E+06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[.A198] + 1) * 100 + 1" office:value-type="float" office:value="19701" calcext:value-type="float">
            <text:p>19701</text:p>
          </table:table-cell>
          <table:table-cell table:formula="of:=POWER([.B198];2)" office:value-type="float" office:value="388129401" calcext:value-type="float">
            <text:p>388129401</text:p>
          </table:table-cell>
          <table:table-cell table:formula="of:=[.B198]*LOG([.B198];2)" office:value-type="float" office:value="281054.096421519" calcext:value-type="float">
            <text:p>281054.096421519</text:p>
          </table:table-cell>
          <table:table-cell office:value-type="float" office:value="97828100" calcext:value-type="float">
            <text:p>9.78E+07</text:p>
          </table:table-cell>
          <table:table-cell office:value-type="float" office:value="2679380" calcext:value-type="float">
            <text:p>2.68E+06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([.A199] + 1) * 100 + 1" office:value-type="float" office:value="19801" calcext:value-type="float">
            <text:p>19801</text:p>
          </table:table-cell>
          <table:table-cell table:formula="of:=POWER([.B199];2)" office:value-type="float" office:value="392079601" calcext:value-type="float">
            <text:p>392079601</text:p>
          </table:table-cell>
          <table:table-cell table:formula="of:=[.B199]*LOG([.B199];2)" office:value-type="float" office:value="282625.329579398" calcext:value-type="float">
            <text:p>282625.329579398</text:p>
          </table:table-cell>
          <table:table-cell office:value-type="float" office:value="96675800" calcext:value-type="float">
            <text:p>9.67E+07</text:p>
          </table:table-cell>
          <table:table-cell office:value-type="float" office:value="2571190" calcext:value-type="float">
            <text:p>2.57E+06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([.A200] + 1) * 100 + 1" office:value-type="float" office:value="19901" calcext:value-type="float">
            <text:p>19901</text:p>
          </table:table-cell>
          <table:table-cell table:formula="of:=POWER([.B200];2)" office:value-type="float" office:value="396049801" calcext:value-type="float">
            <text:p>396049801</text:p>
          </table:table-cell>
          <table:table-cell table:formula="of:=[.B200]*LOG([.B200];2)" office:value-type="float" office:value="284197.291337435" calcext:value-type="float">
            <text:p>284197.291337435</text:p>
          </table:table-cell>
          <table:table-cell office:value-type="float" office:value="97019600" calcext:value-type="float">
            <text:p>9.70E+07</text:p>
          </table:table-cell>
          <table:table-cell office:value-type="float" office:value="2635160" calcext:value-type="float">
            <text:p>2.64E+06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([.A201] + 1) * 100 + 1" office:value-type="float" office:value="20001" calcext:value-type="float">
            <text:p>20001</text:p>
          </table:table-cell>
          <table:table-cell table:formula="of:=POWER([.B201];2)" office:value-type="float" office:value="400040001" calcext:value-type="float">
            <text:p>400040001</text:p>
          </table:table-cell>
          <table:table-cell table:formula="of:=[.B201]*LOG([.B201];2)" office:value-type="float" office:value="285769.978034476" calcext:value-type="float">
            <text:p>285769.978034476</text:p>
          </table:table-cell>
          <table:table-cell office:value-type="float" office:value="97975700" calcext:value-type="float">
            <text:p>9.80E+07</text:p>
          </table:table-cell>
          <table:table-cell office:value-type="float" office:value="2611590" calcext:value-type="float">
            <text:p>2.61E+06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A202] + 1) * 100 + 1" office:value-type="float" office:value="20101" calcext:value-type="float">
            <text:p>20101</text:p>
          </table:table-cell>
          <table:table-cell table:formula="of:=POWER([.B202];2)" office:value-type="float" office:value="404050201" calcext:value-type="float">
            <text:p>404050201</text:p>
          </table:table-cell>
          <table:table-cell table:formula="of:=[.B202]*LOG([.B202];2)" office:value-type="float" office:value="287343.386045978" calcext:value-type="float">
            <text:p>287343.386045978</text:p>
          </table:table-cell>
          <table:table-cell office:value-type="float" office:value="98824200" calcext:value-type="float">
            <text:p>9.88E+07</text:p>
          </table:table-cell>
          <table:table-cell office:value-type="float" office:value="2562210" calcext:value-type="float">
            <text:p>2.56E+06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([.A203] + 1) * 100 + 1" office:value-type="float" office:value="20201" calcext:value-type="float">
            <text:p>20201</text:p>
          </table:table-cell>
          <table:table-cell table:formula="of:=POWER([.B203];2)" office:value-type="float" office:value="408080401" calcext:value-type="float">
            <text:p>408080401</text:p>
          </table:table-cell>
          <table:table-cell table:formula="of:=[.B203]*LOG([.B203];2)" office:value-type="float" office:value="288917.511783459" calcext:value-type="float">
            <text:p>288917.511783459</text:p>
          </table:table-cell>
          <table:table-cell office:value-type="float" office:value="97176900" calcext:value-type="float">
            <text:p>9.72E+07</text:p>
          </table:table-cell>
          <table:table-cell office:value-type="float" office:value="2645830" calcext:value-type="float">
            <text:p>2.65E+06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([.A204] + 1) * 100 + 1" office:value-type="float" office:value="20301" calcext:value-type="float">
            <text:p>20301</text:p>
          </table:table-cell>
          <table:table-cell table:formula="of:=POWER([.B204];2)" office:value-type="float" office:value="412130601" calcext:value-type="float">
            <text:p>412130601</text:p>
          </table:table-cell>
          <table:table-cell table:formula="of:=[.B204]*LOG([.B204];2)" office:value-type="float" office:value="290492.351693968" calcext:value-type="float">
            <text:p>290492.351693968</text:p>
          </table:table-cell>
          <table:table-cell office:value-type="float" office:value="97991500" calcext:value-type="float">
            <text:p>9.80E+07</text:p>
          </table:table-cell>
          <table:table-cell office:value-type="float" office:value="2658790" calcext:value-type="float">
            <text:p>2.66E+06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([.A205] + 1) * 100 + 1" office:value-type="float" office:value="20401" calcext:value-type="float">
            <text:p>20401</text:p>
          </table:table-cell>
          <table:table-cell table:formula="of:=POWER([.B205];2)" office:value-type="float" office:value="416200801" calcext:value-type="float">
            <text:p>416200801</text:p>
          </table:table-cell>
          <table:table-cell table:formula="of:=[.B205]*LOG([.B205];2)" office:value-type="float" office:value="292067.902259555" calcext:value-type="float">
            <text:p>292067.902259555</text:p>
          </table:table-cell>
          <table:table-cell office:value-type="float" office:value="99246700" calcext:value-type="float">
            <text:p>9.92E+07</text:p>
          </table:table-cell>
          <table:table-cell office:value-type="float" office:value="2656510" calcext:value-type="float">
            <text:p>2.66E+06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[.A206] + 1) * 100 + 1" office:value-type="float" office:value="20501" calcext:value-type="float">
            <text:p>20501</text:p>
          </table:table-cell>
          <table:table-cell table:formula="of:=POWER([.B206];2)" office:value-type="float" office:value="420291001" calcext:value-type="float">
            <text:p>420291001</text:p>
          </table:table-cell>
          <table:table-cell table:formula="of:=[.B206]*LOG([.B206];2)" office:value-type="float" office:value="293644.159996761" calcext:value-type="float">
            <text:p>293644.159996761</text:p>
          </table:table-cell>
          <table:table-cell office:value-type="float" office:value="103400000" calcext:value-type="float">
            <text:p>1.03E+08</text:p>
          </table:table-cell>
          <table:table-cell office:value-type="float" office:value="2837630" calcext:value-type="float">
            <text:p>2.84E+06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([.A207] + 1) * 100 + 1" office:value-type="float" office:value="20601" calcext:value-type="float">
            <text:p>20601</text:p>
          </table:table-cell>
          <table:table-cell table:formula="of:=POWER([.B207];2)" office:value-type="float" office:value="424401201" calcext:value-type="float">
            <text:p>424401201</text:p>
          </table:table-cell>
          <table:table-cell table:formula="of:=[.B207]*LOG([.B207];2)" office:value-type="float" office:value="295221.121456108" calcext:value-type="float">
            <text:p>295221.121456108</text:p>
          </table:table-cell>
          <table:table-cell office:value-type="float" office:value="107527000" calcext:value-type="float">
            <text:p>1.08E+08</text:p>
          </table:table-cell>
          <table:table-cell office:value-type="float" office:value="2676860" calcext:value-type="float">
            <text:p>2.68E+06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([.A208] + 1) * 100 + 1" office:value-type="float" office:value="20701" calcext:value-type="float">
            <text:p>20701</text:p>
          </table:table-cell>
          <table:table-cell table:formula="of:=POWER([.B208];2)" office:value-type="float" office:value="428531401" calcext:value-type="float">
            <text:p>428531401</text:p>
          </table:table-cell>
          <table:table-cell table:formula="of:=[.B208]*LOG([.B208];2)" office:value-type="float" office:value="296798.783221608" calcext:value-type="float">
            <text:p>296798.783221608</text:p>
          </table:table-cell>
          <table:table-cell office:value-type="float" office:value="102660000" calcext:value-type="float">
            <text:p>1.03E+08</text:p>
          </table:table-cell>
          <table:table-cell office:value-type="float" office:value="2605250" calcext:value-type="float">
            <text:p>2.61E+06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([.A209] + 1) * 100 + 1" office:value-type="float" office:value="20801" calcext:value-type="float">
            <text:p>20801</text:p>
          </table:table-cell>
          <table:table-cell table:formula="of:=POWER([.B209];2)" office:value-type="float" office:value="432681601" calcext:value-type="float">
            <text:p>432681601</text:p>
          </table:table-cell>
          <table:table-cell table:formula="of:=[.B209]*LOG([.B209];2)" office:value-type="float" office:value="298377.141910277" calcext:value-type="float">
            <text:p>298377.141910277</text:p>
          </table:table-cell>
          <table:table-cell office:value-type="float" office:value="103209000" calcext:value-type="float">
            <text:p>1.03E+08</text:p>
          </table:table-cell>
          <table:table-cell office:value-type="float" office:value="2615390" calcext:value-type="float">
            <text:p>2.62E+06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[.A210] + 1) * 100 + 1" office:value-type="float" office:value="20901" calcext:value-type="float">
            <text:p>20901</text:p>
          </table:table-cell>
          <table:table-cell table:formula="of:=POWER([.B210];2)" office:value-type="float" office:value="436851801" calcext:value-type="float">
            <text:p>436851801</text:p>
          </table:table-cell>
          <table:table-cell table:formula="of:=[.B210]*LOG([.B210];2)" office:value-type="float" office:value="299956.194171659" calcext:value-type="float">
            <text:p>299956.194171659</text:p>
          </table:table-cell>
          <table:table-cell office:value-type="float" office:value="103906000" calcext:value-type="float">
            <text:p>1.04E+08</text:p>
          </table:table-cell>
          <table:table-cell office:value-type="float" office:value="2585300" calcext:value-type="float">
            <text:p>2.59E+06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([.A211] + 1) * 100 + 1" office:value-type="float" office:value="21001" calcext:value-type="float">
            <text:p>21001</text:p>
          </table:table-cell>
          <table:table-cell table:formula="of:=POWER([.B211];2)" office:value-type="float" office:value="441042001" calcext:value-type="float">
            <text:p>441042001</text:p>
          </table:table-cell>
          <table:table-cell table:formula="of:=[.B211]*LOG([.B211];2)" office:value-type="float" office:value="301535.936687355" calcext:value-type="float">
            <text:p>301535.936687355</text:p>
          </table:table-cell>
          <table:table-cell office:value-type="float" office:value="111818000" calcext:value-type="float">
            <text:p>1.12E+08</text:p>
          </table:table-cell>
          <table:table-cell office:value-type="float" office:value="2710200" calcext:value-type="float">
            <text:p>2.71E+06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([.A212] + 1) * 100 + 1" office:value-type="float" office:value="21101" calcext:value-type="float">
            <text:p>21101</text:p>
          </table:table-cell>
          <table:table-cell table:formula="of:=POWER([.B212];2)" office:value-type="float" office:value="445252201" calcext:value-type="float">
            <text:p>445252201</text:p>
          </table:table-cell>
          <table:table-cell table:formula="of:=[.B212]*LOG([.B212];2)" office:value-type="float" office:value="303116.366170574" calcext:value-type="float">
            <text:p>303116.366170574</text:p>
          </table:table-cell>
          <table:table-cell office:value-type="float" office:value="110527000" calcext:value-type="float">
            <text:p>1.11E+08</text:p>
          </table:table-cell>
          <table:table-cell office:value-type="float" office:value="2779170" calcext:value-type="float">
            <text:p>2.78E+06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([.A213] + 1) * 100 + 1" office:value-type="float" office:value="21201" calcext:value-type="float">
            <text:p>21201</text:p>
          </table:table-cell>
          <table:table-cell table:formula="of:=POWER([.B213];2)" office:value-type="float" office:value="449482401" calcext:value-type="float">
            <text:p>449482401</text:p>
          </table:table-cell>
          <table:table-cell table:formula="of:=[.B213]*LOG([.B213];2)" office:value-type="float" office:value="304697.479365675" calcext:value-type="float">
            <text:p>304697.479365675</text:p>
          </table:table-cell>
          <table:table-cell office:value-type="float" office:value="110879000" calcext:value-type="float">
            <text:p>1.11E+08</text:p>
          </table:table-cell>
          <table:table-cell office:value-type="float" office:value="2661540" calcext:value-type="float">
            <text:p>2.66E+06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([.A214] + 1) * 100 + 1" office:value-type="float" office:value="21301" calcext:value-type="float">
            <text:p>21301</text:p>
          </table:table-cell>
          <table:table-cell table:formula="of:=POWER([.B214];2)" office:value-type="float" office:value="453732601" calcext:value-type="float">
            <text:p>453732601</text:p>
          </table:table-cell>
          <table:table-cell table:formula="of:=[.B214]*LOG([.B214];2)" office:value-type="float" office:value="306279.273047728" calcext:value-type="float">
            <text:p>306279.273047728</text:p>
          </table:table-cell>
          <table:table-cell office:value-type="float" office:value="117417000" calcext:value-type="float">
            <text:p>1.17E+08</text:p>
          </table:table-cell>
          <table:table-cell office:value-type="float" office:value="2930630" calcext:value-type="float">
            <text:p>2.93E+06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([.A215] + 1) * 100 + 1" office:value-type="float" office:value="21401" calcext:value-type="float">
            <text:p>21401</text:p>
          </table:table-cell>
          <table:table-cell table:formula="of:=POWER([.B215];2)" office:value-type="float" office:value="458002801" calcext:value-type="float">
            <text:p>458002801</text:p>
          </table:table-cell>
          <table:table-cell table:formula="of:=[.B215]*LOG([.B215];2)" office:value-type="float" office:value="307861.744022088" calcext:value-type="float">
            <text:p>307861.744022088</text:p>
          </table:table-cell>
          <table:table-cell office:value-type="float" office:value="112989000" calcext:value-type="float">
            <text:p>1.13E+08</text:p>
          </table:table-cell>
          <table:table-cell office:value-type="float" office:value="2878490" calcext:value-type="float">
            <text:p>2.88E+06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([.A216] + 1) * 100 + 1" office:value-type="float" office:value="21501" calcext:value-type="float">
            <text:p>21501</text:p>
          </table:table-cell>
          <table:table-cell table:formula="of:=POWER([.B216];2)" office:value-type="float" office:value="462293001" calcext:value-type="float">
            <text:p>462293001</text:p>
          </table:table-cell>
          <table:table-cell table:formula="of:=[.B216]*LOG([.B216];2)" office:value-type="float" office:value="309444.889123961" calcext:value-type="float">
            <text:p>309444.889123961</text:p>
          </table:table-cell>
          <table:table-cell office:value-type="float" office:value="113477000" calcext:value-type="float">
            <text:p>1.13E+08</text:p>
          </table:table-cell>
          <table:table-cell office:value-type="float" office:value="2947320" calcext:value-type="float">
            <text:p>2.95E+06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([.A217] + 1) * 100 + 1" office:value-type="float" office:value="21601" calcext:value-type="float">
            <text:p>21601</text:p>
          </table:table-cell>
          <table:table-cell table:formula="of:=POWER([.B217];2)" office:value-type="float" office:value="466603201" calcext:value-type="float">
            <text:p>466603201</text:p>
          </table:table-cell>
          <table:table-cell table:formula="of:=[.B217]*LOG([.B217];2)" office:value-type="float" office:value="311028.705217993" calcext:value-type="float">
            <text:p>311028.705217993</text:p>
          </table:table-cell>
          <table:table-cell office:value-type="float" office:value="111892000" calcext:value-type="float">
            <text:p>1.12E+08</text:p>
          </table:table-cell>
          <table:table-cell office:value-type="float" office:value="2834690" calcext:value-type="float">
            <text:p>2.83E+06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[.A218] + 1) * 100 + 1" office:value-type="float" office:value="21701" calcext:value-type="float">
            <text:p>21701</text:p>
          </table:table-cell>
          <table:table-cell table:formula="of:=POWER([.B218];2)" office:value-type="float" office:value="470933401" calcext:value-type="float">
            <text:p>470933401</text:p>
          </table:table-cell>
          <table:table-cell table:formula="of:=[.B218]*LOG([.B218];2)" office:value-type="float" office:value="312613.189197861" calcext:value-type="float">
            <text:p>312613.189197861</text:p>
          </table:table-cell>
          <table:table-cell office:value-type="float" office:value="111827000" calcext:value-type="float">
            <text:p>1.12E+08</text:p>
          </table:table-cell>
          <table:table-cell office:value-type="float" office:value="2844250" calcext:value-type="float">
            <text:p>2.84E+06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([.A219] + 1) * 100 + 1" office:value-type="float" office:value="21801" calcext:value-type="float">
            <text:p>21801</text:p>
          </table:table-cell>
          <table:table-cell table:formula="of:=POWER([.B219];2)" office:value-type="float" office:value="475283601" calcext:value-type="float">
            <text:p>475283601</text:p>
          </table:table-cell>
          <table:table-cell table:formula="of:=[.B219]*LOG([.B219];2)" office:value-type="float" office:value="314198.33798587" calcext:value-type="float">
            <text:p>314198.33798587</text:p>
          </table:table-cell>
          <table:table-cell office:value-type="float" office:value="116159000" calcext:value-type="float">
            <text:p>1.16E+08</text:p>
          </table:table-cell>
          <table:table-cell office:value-type="float" office:value="3052990" calcext:value-type="float">
            <text:p>3.05E+06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([.A220] + 1) * 100 + 1" office:value-type="float" office:value="21901" calcext:value-type="float">
            <text:p>21901</text:p>
          </table:table-cell>
          <table:table-cell table:formula="of:=POWER([.B220];2)" office:value-type="float" office:value="479653801" calcext:value-type="float">
            <text:p>479653801</text:p>
          </table:table-cell>
          <table:table-cell table:formula="of:=[.B220]*LOG([.B220];2)" office:value-type="float" office:value="315784.14853256" calcext:value-type="float">
            <text:p>315784.14853256</text:p>
          </table:table-cell>
          <table:table-cell office:value-type="float" office:value="116902000" calcext:value-type="float">
            <text:p>1.17E+08</text:p>
          </table:table-cell>
          <table:table-cell office:value-type="float" office:value="3085870" calcext:value-type="float">
            <text:p>3.09E+06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([.A221] + 1) * 100 + 1" office:value-type="float" office:value="22001" calcext:value-type="float">
            <text:p>22001</text:p>
          </table:table-cell>
          <table:table-cell table:formula="of:=POWER([.B221];2)" office:value-type="float" office:value="484044001" calcext:value-type="float">
            <text:p>484044001</text:p>
          </table:table-cell>
          <table:table-cell table:formula="of:=[.B221]*LOG([.B221];2)" office:value-type="float" office:value="317370.617816319" calcext:value-type="float">
            <text:p>317370.617816319</text:p>
          </table:table-cell>
          <table:table-cell office:value-type="float" office:value="115022000" calcext:value-type="float">
            <text:p>1.15E+08</text:p>
          </table:table-cell>
          <table:table-cell office:value-type="float" office:value="2940810" calcext:value-type="float">
            <text:p>2.94E+06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[.A222] + 1) * 100 + 1" office:value-type="float" office:value="22101" calcext:value-type="float">
            <text:p>22101</text:p>
          </table:table-cell>
          <table:table-cell table:formula="of:=POWER([.B222];2)" office:value-type="float" office:value="488454201" calcext:value-type="float">
            <text:p>488454201</text:p>
          </table:table-cell>
          <table:table-cell table:formula="of:=[.B222]*LOG([.B222];2)" office:value-type="float" office:value="318957.742843002" calcext:value-type="float">
            <text:p>318957.742843002</text:p>
          </table:table-cell>
          <table:table-cell office:value-type="float" office:value="116152000" calcext:value-type="float">
            <text:p>1.16E+08</text:p>
          </table:table-cell>
          <table:table-cell office:value-type="float" office:value="3033770" calcext:value-type="float">
            <text:p>3.03E+06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([.A223] + 1) * 100 + 1" office:value-type="float" office:value="22201" calcext:value-type="float">
            <text:p>22201</text:p>
          </table:table-cell>
          <table:table-cell table:formula="of:=POWER([.B223];2)" office:value-type="float" office:value="492884401" calcext:value-type="float">
            <text:p>492884401</text:p>
          </table:table-cell>
          <table:table-cell table:formula="of:=[.B223]*LOG([.B223];2)" office:value-type="float" office:value="320545.520645561" calcext:value-type="float">
            <text:p>320545.520645561</text:p>
          </table:table-cell>
          <table:table-cell office:value-type="float" office:value="119435000" calcext:value-type="float">
            <text:p>1.19E+08</text:p>
          </table:table-cell>
          <table:table-cell office:value-type="float" office:value="3174800" calcext:value-type="float">
            <text:p>3.17E+06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([.A224] + 1) * 100 + 1" office:value-type="float" office:value="22301" calcext:value-type="float">
            <text:p>22301</text:p>
          </table:table-cell>
          <table:table-cell table:formula="of:=POWER([.B224];2)" office:value-type="float" office:value="497334601" calcext:value-type="float">
            <text:p>497334601</text:p>
          </table:table-cell>
          <table:table-cell table:formula="of:=[.B224]*LOG([.B224];2)" office:value-type="float" office:value="322133.948283677" calcext:value-type="float">
            <text:p>322133.948283677</text:p>
          </table:table-cell>
          <table:table-cell office:value-type="float" office:value="148168000" calcext:value-type="float">
            <text:p>1.48E+08</text:p>
          </table:table-cell>
          <table:table-cell office:value-type="float" office:value="3327460" calcext:value-type="float">
            <text:p>3.33E+06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([.A225] + 1) * 100 + 1" office:value-type="float" office:value="22401" calcext:value-type="float">
            <text:p>22401</text:p>
          </table:table-cell>
          <table:table-cell table:formula="of:=POWER([.B225];2)" office:value-type="float" office:value="501804801" calcext:value-type="float">
            <text:p>501804801</text:p>
          </table:table-cell>
          <table:table-cell table:formula="of:=[.B225]*LOG([.B225];2)" office:value-type="float" office:value="323723.022843399" calcext:value-type="float">
            <text:p>323723.022843399</text:p>
          </table:table-cell>
          <table:table-cell office:value-type="float" office:value="123839000" calcext:value-type="float">
            <text:p>1.24E+08</text:p>
          </table:table-cell>
          <table:table-cell office:value-type="float" office:value="3319620" calcext:value-type="float">
            <text:p>3.32E+06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[.A226] + 1) * 100 + 1" office:value-type="float" office:value="22501" calcext:value-type="float">
            <text:p>22501</text:p>
          </table:table-cell>
          <table:table-cell table:formula="of:=POWER([.B226];2)" office:value-type="float" office:value="506295001" calcext:value-type="float">
            <text:p>506295001</text:p>
          </table:table-cell>
          <table:table-cell table:formula="of:=[.B226]*LOG([.B226];2)" office:value-type="float" office:value="325312.741436796" calcext:value-type="float">
            <text:p>325312.741436796</text:p>
          </table:table-cell>
          <table:table-cell office:value-type="float" office:value="121885000" calcext:value-type="float">
            <text:p>1.22E+08</text:p>
          </table:table-cell>
          <table:table-cell office:value-type="float" office:value="3299560" calcext:value-type="float">
            <text:p>3.30E+06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([.A227] + 1) * 100 + 1" office:value-type="float" office:value="22601" calcext:value-type="float">
            <text:p>22601</text:p>
          </table:table-cell>
          <table:table-cell table:formula="of:=POWER([.B227];2)" office:value-type="float" office:value="510805201" calcext:value-type="float">
            <text:p>510805201</text:p>
          </table:table-cell>
          <table:table-cell table:formula="of:=[.B227]*LOG([.B227];2)" office:value-type="float" office:value="326903.101201603" calcext:value-type="float">
            <text:p>326903.101201603</text:p>
          </table:table-cell>
          <table:table-cell office:value-type="float" office:value="121735000" calcext:value-type="float">
            <text:p>1.22E+08</text:p>
          </table:table-cell>
          <table:table-cell office:value-type="float" office:value="3382970" calcext:value-type="float">
            <text:p>3.38E+06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([.A228] + 1) * 100 + 1" office:value-type="float" office:value="22701" calcext:value-type="float">
            <text:p>22701</text:p>
          </table:table-cell>
          <table:table-cell table:formula="of:=POWER([.B228];2)" office:value-type="float" office:value="515335401" calcext:value-type="float">
            <text:p>515335401</text:p>
          </table:table-cell>
          <table:table-cell table:formula="of:=[.B228]*LOG([.B228];2)" office:value-type="float" office:value="328494.099300885" calcext:value-type="float">
            <text:p>328494.099300885</text:p>
          </table:table-cell>
          <table:table-cell office:value-type="float" office:value="124620000" calcext:value-type="float">
            <text:p>1.25E+08</text:p>
          </table:table-cell>
          <table:table-cell office:value-type="float" office:value="3206890" calcext:value-type="float">
            <text:p>3.21E+06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([.A229] + 1) * 100 + 1" office:value-type="float" office:value="22801" calcext:value-type="float">
            <text:p>22801</text:p>
          </table:table-cell>
          <table:table-cell table:formula="of:=POWER([.B229];2)" office:value-type="float" office:value="519885601" calcext:value-type="float">
            <text:p>519885601</text:p>
          </table:table-cell>
          <table:table-cell table:formula="of:=[.B229]*LOG([.B229];2)" office:value-type="float" office:value="330085.732922702" calcext:value-type="float">
            <text:p>330085.732922702</text:p>
          </table:table-cell>
          <table:table-cell office:value-type="float" office:value="125677000" calcext:value-type="float">
            <text:p>1.26E+08</text:p>
          </table:table-cell>
          <table:table-cell office:value-type="float" office:value="3247130" calcext:value-type="float">
            <text:p>3.25E+06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[.A230] + 1) * 100 + 1" office:value-type="float" office:value="22901" calcext:value-type="float">
            <text:p>22901</text:p>
          </table:table-cell>
          <table:table-cell table:formula="of:=POWER([.B230];2)" office:value-type="float" office:value="524455801" calcext:value-type="float">
            <text:p>524455801</text:p>
          </table:table-cell>
          <table:table-cell table:formula="of:=[.B230]*LOG([.B230];2)" office:value-type="float" office:value="331677.999279779" calcext:value-type="float">
            <text:p>331677.999279779</text:p>
          </table:table-cell>
          <table:table-cell office:value-type="float" office:value="125132000" calcext:value-type="float">
            <text:p>1.25E+08</text:p>
          </table:table-cell>
          <table:table-cell office:value-type="float" office:value="3555770" calcext:value-type="float">
            <text:p>3.56E+06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([.A231] + 1) * 100 + 1" office:value-type="float" office:value="23001" calcext:value-type="float">
            <text:p>23001</text:p>
          </table:table-cell>
          <table:table-cell table:formula="of:=POWER([.B231];2)" office:value-type="float" office:value="529046001" calcext:value-type="float">
            <text:p>529046001</text:p>
          </table:table-cell>
          <table:table-cell table:formula="of:=[.B231]*LOG([.B231];2)" office:value-type="float" office:value="333270.895609183" calcext:value-type="float">
            <text:p>333270.895609183</text:p>
          </table:table-cell>
          <table:table-cell office:value-type="float" office:value="135644000" calcext:value-type="float">
            <text:p>1.36E+08</text:p>
          </table:table-cell>
          <table:table-cell office:value-type="float" office:value="3585530" calcext:value-type="float">
            <text:p>3.59E+06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([.A232] + 1) * 100 + 1" office:value-type="float" office:value="23101" calcext:value-type="float">
            <text:p>23101</text:p>
          </table:table-cell>
          <table:table-cell table:formula="of:=POWER([.B232];2)" office:value-type="float" office:value="533656201" calcext:value-type="float">
            <text:p>533656201</text:p>
          </table:table-cell>
          <table:table-cell table:formula="of:=[.B232]*LOG([.B232];2)" office:value-type="float" office:value="334864.419172006" calcext:value-type="float">
            <text:p>334864.419172006</text:p>
          </table:table-cell>
          <table:table-cell office:value-type="float" office:value="136736000" calcext:value-type="float">
            <text:p>1.37E+08</text:p>
          </table:table-cell>
          <table:table-cell office:value-type="float" office:value="3490120" calcext:value-type="float">
            <text:p>3.49E+06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([.A233] + 1) * 100 + 1" office:value-type="float" office:value="23201" calcext:value-type="float">
            <text:p>23201</text:p>
          </table:table-cell>
          <table:table-cell table:formula="of:=POWER([.B233];2)" office:value-type="float" office:value="538286401" calcext:value-type="float">
            <text:p>538286401</text:p>
          </table:table-cell>
          <table:table-cell table:formula="of:=[.B233]*LOG([.B233];2)" office:value-type="float" office:value="336458.567253051" calcext:value-type="float">
            <text:p>336458.567253051</text:p>
          </table:table-cell>
          <table:table-cell office:value-type="float" office:value="129504000" calcext:value-type="float">
            <text:p>1.30E+08</text:p>
          </table:table-cell>
          <table:table-cell office:value-type="float" office:value="3341330" calcext:value-type="float">
            <text:p>3.34E+06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[.A234] + 1) * 100 + 1" office:value-type="float" office:value="23301" calcext:value-type="float">
            <text:p>23301</text:p>
          </table:table-cell>
          <table:table-cell table:formula="of:=POWER([.B234];2)" office:value-type="float" office:value="542936601" calcext:value-type="float">
            <text:p>542936601</text:p>
          </table:table-cell>
          <table:table-cell table:formula="of:=[.B234]*LOG([.B234];2)" office:value-type="float" office:value="338053.33716053" calcext:value-type="float">
            <text:p>338053.33716053</text:p>
          </table:table-cell>
          <table:table-cell office:value-type="float" office:value="129568000" calcext:value-type="float">
            <text:p>1.30E+08</text:p>
          </table:table-cell>
          <table:table-cell office:value-type="float" office:value="3429400" calcext:value-type="float">
            <text:p>3.43E+06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([.A235] + 1) * 100 + 1" office:value-type="float" office:value="23401" calcext:value-type="float">
            <text:p>23401</text:p>
          </table:table-cell>
          <table:table-cell table:formula="of:=POWER([.B235];2)" office:value-type="float" office:value="547606801" calcext:value-type="float">
            <text:p>547606801</text:p>
          </table:table-cell>
          <table:table-cell table:formula="of:=[.B235]*LOG([.B235];2)" office:value-type="float" office:value="339648.726225757" calcext:value-type="float">
            <text:p>339648.726225757</text:p>
          </table:table-cell>
          <table:table-cell office:value-type="float" office:value="131786000" calcext:value-type="float">
            <text:p>1.32E+08</text:p>
          </table:table-cell>
          <table:table-cell office:value-type="float" office:value="3462640" calcext:value-type="float">
            <text:p>3.46E+06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([.A236] + 1) * 100 + 1" office:value-type="float" office:value="23501" calcext:value-type="float">
            <text:p>23501</text:p>
          </table:table-cell>
          <table:table-cell table:formula="of:=POWER([.B236];2)" office:value-type="float" office:value="552297001" calcext:value-type="float">
            <text:p>552297001</text:p>
          </table:table-cell>
          <table:table-cell table:formula="of:=[.B236]*LOG([.B236];2)" office:value-type="float" office:value="341244.731802856" calcext:value-type="float">
            <text:p>341244.731802856</text:p>
          </table:table-cell>
          <table:table-cell office:value-type="float" office:value="131413000" calcext:value-type="float">
            <text:p>1.31E+08</text:p>
          </table:table-cell>
          <table:table-cell office:value-type="float" office:value="3388940" calcext:value-type="float">
            <text:p>3.39E+06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([.A237] + 1) * 100 + 1" office:value-type="float" office:value="23601" calcext:value-type="float">
            <text:p>23601</text:p>
          </table:table-cell>
          <table:table-cell table:formula="of:=POWER([.B237];2)" office:value-type="float" office:value="557007201" calcext:value-type="float">
            <text:p>557007201</text:p>
          </table:table-cell>
          <table:table-cell table:formula="of:=[.B237]*LOG([.B237];2)" office:value-type="float" office:value="342841.351268468" calcext:value-type="float">
            <text:p>342841.351268468</text:p>
          </table:table-cell>
          <table:table-cell office:value-type="float" office:value="133038000" calcext:value-type="float">
            <text:p>1.33E+08</text:p>
          </table:table-cell>
          <table:table-cell office:value-type="float" office:value="3412710" calcext:value-type="float">
            <text:p>3.41E+06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[.A238] + 1) * 100 + 1" office:value-type="float" office:value="23701" calcext:value-type="float">
            <text:p>23701</text:p>
          </table:table-cell>
          <table:table-cell table:formula="of:=POWER([.B238];2)" office:value-type="float" office:value="561737401" calcext:value-type="float">
            <text:p>561737401</text:p>
          </table:table-cell>
          <table:table-cell table:formula="of:=[.B238]*LOG([.B238];2)" office:value-type="float" office:value="344438.582021465" calcext:value-type="float">
            <text:p>344438.582021465</text:p>
          </table:table-cell>
          <table:table-cell office:value-type="float" office:value="140406000" calcext:value-type="float">
            <text:p>1.40E+08</text:p>
          </table:table-cell>
          <table:table-cell office:value-type="float" office:value="3788770" calcext:value-type="float">
            <text:p>3.79E+06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([.A239] + 1) * 100 + 1" office:value-type="float" office:value="23801" calcext:value-type="float">
            <text:p>23801</text:p>
          </table:table-cell>
          <table:table-cell table:formula="of:=POWER([.B239];2)" office:value-type="float" office:value="566487601" calcext:value-type="float">
            <text:p>566487601</text:p>
          </table:table-cell>
          <table:table-cell table:formula="of:=[.B239]*LOG([.B239];2)" office:value-type="float" office:value="346036.42148267" calcext:value-type="float">
            <text:p>346036.42148267</text:p>
          </table:table-cell>
          <table:table-cell office:value-type="float" office:value="142374000" calcext:value-type="float">
            <text:p>1.42E+08</text:p>
          </table:table-cell>
          <table:table-cell office:value-type="float" office:value="3494340" calcext:value-type="float">
            <text:p>3.49E+06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([.A240] + 1) * 100 + 1" office:value-type="float" office:value="23901" calcext:value-type="float">
            <text:p>23901</text:p>
          </table:table-cell>
          <table:table-cell table:formula="of:=POWER([.B240];2)" office:value-type="float" office:value="571257801" calcext:value-type="float">
            <text:p>571257801</text:p>
          </table:table-cell>
          <table:table-cell table:formula="of:=[.B240]*LOG([.B240];2)" office:value-type="float" office:value="347634.867094576" calcext:value-type="float">
            <text:p>347634.867094576</text:p>
          </table:table-cell>
          <table:table-cell office:value-type="float" office:value="142489000" calcext:value-type="float">
            <text:p>1.42E+08</text:p>
          </table:table-cell>
          <table:table-cell office:value-type="float" office:value="3187680" calcext:value-type="float">
            <text:p>3.19E+06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([.A241] + 1) * 100 + 1" office:value-type="float" office:value="24001" calcext:value-type="float">
            <text:p>24001</text:p>
          </table:table-cell>
          <table:table-cell table:formula="of:=POWER([.B241];2)" office:value-type="float" office:value="576048001" calcext:value-type="float">
            <text:p>576048001</text:p>
          </table:table-cell>
          <table:table-cell table:formula="of:=[.B241]*LOG([.B241];2)" office:value-type="float" office:value="349233.91632108" calcext:value-type="float">
            <text:p>349233.91632108</text:p>
          </table:table-cell>
          <table:table-cell office:value-type="float" office:value="140884000" calcext:value-type="float">
            <text:p>1.41E+08</text:p>
          </table:table-cell>
          <table:table-cell office:value-type="float" office:value="3508980" calcext:value-type="float">
            <text:p>3.51E+06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[.A242] + 1) * 100 + 1" office:value-type="float" office:value="24101" calcext:value-type="float">
            <text:p>24101</text:p>
          </table:table-cell>
          <table:table-cell table:formula="of:=POWER([.B242];2)" office:value-type="float" office:value="580858201" calcext:value-type="float">
            <text:p>580858201</text:p>
          </table:table-cell>
          <table:table-cell table:formula="of:=[.B242]*LOG([.B242];2)" office:value-type="float" office:value="350833.566647211" calcext:value-type="float">
            <text:p>350833.566647211</text:p>
          </table:table-cell>
          <table:table-cell office:value-type="float" office:value="142143000" calcext:value-type="float">
            <text:p>1.42E+08</text:p>
          </table:table-cell>
          <table:table-cell office:value-type="float" office:value="3441100" calcext:value-type="float">
            <text:p>3.44E+06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([.A243] + 1) * 100 + 1" office:value-type="float" office:value="24201" calcext:value-type="float">
            <text:p>24201</text:p>
          </table:table-cell>
          <table:table-cell table:formula="of:=POWER([.B243];2)" office:value-type="float" office:value="585688401" calcext:value-type="float">
            <text:p>585688401</text:p>
          </table:table-cell>
          <table:table-cell table:formula="of:=[.B243]*LOG([.B243];2)" office:value-type="float" office:value="352433.815578869" calcext:value-type="float">
            <text:p>352433.815578869</text:p>
          </table:table-cell>
          <table:table-cell office:value-type="float" office:value="141205000" calcext:value-type="float">
            <text:p>1.41E+08</text:p>
          </table:table-cell>
          <table:table-cell office:value-type="float" office:value="3547540" calcext:value-type="float">
            <text:p>3.55E+06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([.A244] + 1) * 100 + 1" office:value-type="float" office:value="24301" calcext:value-type="float">
            <text:p>24301</text:p>
          </table:table-cell>
          <table:table-cell table:formula="of:=POWER([.B244];2)" office:value-type="float" office:value="590538601" calcext:value-type="float">
            <text:p>590538601</text:p>
          </table:table-cell>
          <table:table-cell table:formula="of:=[.B244]*LOG([.B244];2)" office:value-type="float" office:value="354034.660642565" calcext:value-type="float">
            <text:p>354034.660642565</text:p>
          </table:table-cell>
          <table:table-cell office:value-type="float" office:value="140625000" calcext:value-type="float">
            <text:p>1.41E+08</text:p>
          </table:table-cell>
          <table:table-cell office:value-type="float" office:value="3442630" calcext:value-type="float">
            <text:p>3.44E+06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([.A245] + 1) * 100 + 1" office:value-type="float" office:value="24401" calcext:value-type="float">
            <text:p>24401</text:p>
          </table:table-cell>
          <table:table-cell table:formula="of:=POWER([.B245];2)" office:value-type="float" office:value="595408801" calcext:value-type="float">
            <text:p>595408801</text:p>
          </table:table-cell>
          <table:table-cell table:formula="of:=[.B245]*LOG([.B245];2)" office:value-type="float" office:value="355636.099385169" calcext:value-type="float">
            <text:p>355636.099385169</text:p>
          </table:table-cell>
          <table:table-cell office:value-type="float" office:value="146591000" calcext:value-type="float">
            <text:p>1.47E+08</text:p>
          </table:table-cell>
          <table:table-cell office:value-type="float" office:value="3713110" calcext:value-type="float">
            <text:p>3.71E+06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[.A246] + 1) * 100 + 1" office:value-type="float" office:value="24501" calcext:value-type="float">
            <text:p>24501</text:p>
          </table:table-cell>
          <table:table-cell table:formula="of:=POWER([.B246];2)" office:value-type="float" office:value="600299001" calcext:value-type="float">
            <text:p>600299001</text:p>
          </table:table-cell>
          <table:table-cell table:formula="of:=[.B246]*LOG([.B246];2)" office:value-type="float" office:value="357238.129373656" calcext:value-type="float">
            <text:p>357238.129373656</text:p>
          </table:table-cell>
          <table:table-cell office:value-type="float" office:value="150101000" calcext:value-type="float">
            <text:p>1.50E+08</text:p>
          </table:table-cell>
          <table:table-cell office:value-type="float" office:value="3427970" calcext:value-type="float">
            <text:p>3.43E+06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([.A247] + 1) * 100 + 1" office:value-type="float" office:value="24601" calcext:value-type="float">
            <text:p>24601</text:p>
          </table:table-cell>
          <table:table-cell table:formula="of:=POWER([.B247];2)" office:value-type="float" office:value="605209201" calcext:value-type="float">
            <text:p>605209201</text:p>
          </table:table-cell>
          <table:table-cell table:formula="of:=[.B247]*LOG([.B247];2)" office:value-type="float" office:value="358840.748194862" calcext:value-type="float">
            <text:p>358840.748194862</text:p>
          </table:table-cell>
          <table:table-cell office:value-type="float" office:value="146473000" calcext:value-type="float">
            <text:p>1.46E+08</text:p>
          </table:table-cell>
          <table:table-cell office:value-type="float" office:value="3444960" calcext:value-type="float">
            <text:p>3.44E+06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([.A248] + 1) * 100 + 1" office:value-type="float" office:value="24701" calcext:value-type="float">
            <text:p>24701</text:p>
          </table:table-cell>
          <table:table-cell table:formula="of:=POWER([.B248];2)" office:value-type="float" office:value="610139401" calcext:value-type="float">
            <text:p>610139401</text:p>
          </table:table-cell>
          <table:table-cell table:formula="of:=[.B248]*LOG([.B248];2)" office:value-type="float" office:value="360443.953455243" calcext:value-type="float">
            <text:p>360443.953455243</text:p>
          </table:table-cell>
          <table:table-cell office:value-type="float" office:value="151038000" calcext:value-type="float">
            <text:p>1.51E+08</text:p>
          </table:table-cell>
          <table:table-cell office:value-type="float" office:value="7137240" calcext:value-type="float">
            <text:p>7.14E+06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([.A249] + 1) * 100 + 1" office:value-type="float" office:value="24801" calcext:value-type="float">
            <text:p>24801</text:p>
          </table:table-cell>
          <table:table-cell table:formula="of:=POWER([.B249];2)" office:value-type="float" office:value="615089601" calcext:value-type="float">
            <text:p>615089601</text:p>
          </table:table-cell>
          <table:table-cell table:formula="of:=[.B249]*LOG([.B249];2)" office:value-type="float" office:value="362047.742780635" calcext:value-type="float">
            <text:p>362047.742780635</text:p>
          </table:table-cell>
          <table:table-cell office:value-type="float" office:value="151153000" calcext:value-type="float">
            <text:p>1.51E+08</text:p>
          </table:table-cell>
          <table:table-cell office:value-type="float" office:value="3514440" calcext:value-type="float">
            <text:p>3.51E+06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[.A250] + 1) * 100 + 1" office:value-type="float" office:value="24901" calcext:value-type="float">
            <text:p>24901</text:p>
          </table:table-cell>
          <table:table-cell table:formula="of:=POWER([.B250];2)" office:value-type="float" office:value="620059801" calcext:value-type="float">
            <text:p>620059801</text:p>
          </table:table-cell>
          <table:table-cell table:formula="of:=[.B250]*LOG([.B250];2)" office:value-type="float" office:value="363652.113816018" calcext:value-type="float">
            <text:p>363652.113816018</text:p>
          </table:table-cell>
          <table:table-cell office:value-type="float" office:value="148830000" calcext:value-type="float">
            <text:p>1.49E+08</text:p>
          </table:table-cell>
          <table:table-cell office:value-type="float" office:value="3500990" calcext:value-type="float">
            <text:p>3.50E+06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([.A251] + 1) * 100 + 1" office:value-type="float" office:value="25001" calcext:value-type="float">
            <text:p>25001</text:p>
          </table:table-cell>
          <table:table-cell table:formula="of:=POWER([.B251];2)" office:value-type="float" office:value="625050001" calcext:value-type="float">
            <text:p>625050001</text:p>
          </table:table-cell>
          <table:table-cell table:formula="of:=[.B251]*LOG([.B251];2)" office:value-type="float" office:value="365257.064225289" calcext:value-type="float">
            <text:p>365257.064225289</text:p>
          </table:table-cell>
          <table:table-cell office:value-type="float" office:value="151959000" calcext:value-type="float">
            <text:p>1.52E+08</text:p>
          </table:table-cell>
          <table:table-cell office:value-type="float" office:value="3582440" calcext:value-type="float">
            <text:p>3.58E+06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[.A252] + 1) * 100 + 1" office:value-type="float" office:value="25101" calcext:value-type="float">
            <text:p>25101</text:p>
          </table:table-cell>
          <table:table-cell table:formula="of:=POWER([.B252];2)" office:value-type="float" office:value="630060201" calcext:value-type="float">
            <text:p>630060201</text:p>
          </table:table-cell>
          <table:table-cell table:formula="of:=[.B252]*LOG([.B252];2)" office:value-type="float" office:value="366862.591691033" calcext:value-type="float">
            <text:p>366862.591691033</text:p>
          </table:table-cell>
          <table:table-cell office:value-type="float" office:value="151642000" calcext:value-type="float">
            <text:p>1.52E+08</text:p>
          </table:table-cell>
          <table:table-cell office:value-type="float" office:value="3844000" calcext:value-type="float">
            <text:p>3.84E+06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([.A253] + 1) * 100 + 1" office:value-type="float" office:value="25201" calcext:value-type="float">
            <text:p>25201</text:p>
          </table:table-cell>
          <table:table-cell table:formula="of:=POWER([.B253];2)" office:value-type="float" office:value="635090401" calcext:value-type="float">
            <text:p>635090401</text:p>
          </table:table-cell>
          <table:table-cell table:formula="of:=[.B253]*LOG([.B253];2)" office:value-type="float" office:value="368468.6939143" calcext:value-type="float">
            <text:p>368468.6939143</text:p>
          </table:table-cell>
          <table:table-cell office:value-type="float" office:value="152028000" calcext:value-type="float">
            <text:p>1.52E+08</text:p>
          </table:table-cell>
          <table:table-cell office:value-type="float" office:value="3729150" calcext:value-type="float">
            <text:p>3.73E+06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[.A254] + 1) * 100 + 1" office:value-type="float" office:value="25301" calcext:value-type="float">
            <text:p>25301</text:p>
          </table:table-cell>
          <table:table-cell table:formula="of:=POWER([.B254];2)" office:value-type="float" office:value="640140601" calcext:value-type="float">
            <text:p>640140601</text:p>
          </table:table-cell>
          <table:table-cell table:formula="of:=[.B254]*LOG([.B254];2)" office:value-type="float" office:value="370075.368614383" calcext:value-type="float">
            <text:p>370075.368614383</text:p>
          </table:table-cell>
          <table:table-cell office:value-type="float" office:value="152595000" calcext:value-type="float">
            <text:p>1.53E+08</text:p>
          </table:table-cell>
          <table:table-cell office:value-type="float" office:value="3912640" calcext:value-type="float">
            <text:p>3.91E+06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([.A255] + 1) * 100 + 1" office:value-type="float" office:value="25401" calcext:value-type="float">
            <text:p>25401</text:p>
          </table:table-cell>
          <table:table-cell table:formula="of:=POWER([.B255];2)" office:value-type="float" office:value="645210801" calcext:value-type="float">
            <text:p>645210801</text:p>
          </table:table-cell>
          <table:table-cell table:formula="of:=[.B255]*LOG([.B255];2)" office:value-type="float" office:value="371682.613528608" calcext:value-type="float">
            <text:p>371682.613528608</text:p>
          </table:table-cell>
          <table:table-cell office:value-type="float" office:value="155660000" calcext:value-type="float">
            <text:p>1.56E+08</text:p>
          </table:table-cell>
          <table:table-cell office:value-type="float" office:value="3814220" calcext:value-type="float">
            <text:p>3.81E+06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([.A256] + 1) * 100 + 1" office:value-type="float" office:value="25501" calcext:value-type="float">
            <text:p>25501</text:p>
          </table:table-cell>
          <table:table-cell table:formula="of:=POWER([.B256];2)" office:value-type="float" office:value="650301001" calcext:value-type="float">
            <text:p>650301001</text:p>
          </table:table-cell>
          <table:table-cell table:formula="of:=[.B256]*LOG([.B256];2)" office:value-type="float" office:value="373290.426412112" calcext:value-type="float">
            <text:p>373290.426412112</text:p>
          </table:table-cell>
          <table:table-cell office:value-type="float" office:value="158138000" calcext:value-type="float">
            <text:p>1.58E+08</text:p>
          </table:table-cell>
          <table:table-cell office:value-type="float" office:value="3856030" calcext:value-type="float">
            <text:p>3.86E+06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([.A257] + 1) * 100 + 1" office:value-type="float" office:value="25601" calcext:value-type="float">
            <text:p>25601</text:p>
          </table:table-cell>
          <table:table-cell table:formula="of:=POWER([.B257];2)" office:value-type="float" office:value="655411201" calcext:value-type="float">
            <text:p>655411201</text:p>
          </table:table-cell>
          <table:table-cell table:formula="of:=[.B257]*LOG([.B257];2)" office:value-type="float" office:value="374898.805037641" calcext:value-type="float">
            <text:p>374898.805037641</text:p>
          </table:table-cell>
          <table:table-cell office:value-type="float" office:value="156159000" calcext:value-type="float">
            <text:p>1.56E+08</text:p>
          </table:table-cell>
          <table:table-cell office:value-type="float" office:value="3985060" calcext:value-type="float">
            <text:p>3.99E+06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[.A258] + 1) * 100 + 1" office:value-type="float" office:value="25701" calcext:value-type="float">
            <text:p>25701</text:p>
          </table:table-cell>
          <table:table-cell table:formula="of:=POWER([.B258];2)" office:value-type="float" office:value="660541401" calcext:value-type="float">
            <text:p>660541401</text:p>
          </table:table-cell>
          <table:table-cell table:formula="of:=[.B258]*LOG([.B258];2)" office:value-type="float" office:value="376507.747195341" calcext:value-type="float">
            <text:p>376507.747195341</text:p>
          </table:table-cell>
          <table:table-cell office:value-type="float" office:value="157791000" calcext:value-type="float">
            <text:p>1.58E+08</text:p>
          </table:table-cell>
          <table:table-cell office:value-type="float" office:value="3988580" calcext:value-type="float">
            <text:p>3.99E+06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([.A259] + 1) * 100 + 1" office:value-type="float" office:value="25801" calcext:value-type="float">
            <text:p>25801</text:p>
          </table:table-cell>
          <table:table-cell table:formula="of:=POWER([.B259];2)" office:value-type="float" office:value="665691601" calcext:value-type="float">
            <text:p>665691601</text:p>
          </table:table-cell>
          <table:table-cell table:formula="of:=[.B259]*LOG([.B259];2)" office:value-type="float" office:value="378117.250692553" calcext:value-type="float">
            <text:p>378117.250692553</text:p>
          </table:table-cell>
          <table:table-cell office:value-type="float" office:value="159069000" calcext:value-type="float">
            <text:p>1.59E+08</text:p>
          </table:table-cell>
          <table:table-cell office:value-type="float" office:value="3778900" calcext:value-type="float">
            <text:p>3.78E+06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([.A260] + 1) * 100 + 1" office:value-type="float" office:value="25901" calcext:value-type="float">
            <text:p>25901</text:p>
          </table:table-cell>
          <table:table-cell table:formula="of:=POWER([.B260];2)" office:value-type="float" office:value="670861801" calcext:value-type="float">
            <text:p>670861801</text:p>
          </table:table-cell>
          <table:table-cell table:formula="of:=[.B260]*LOG([.B260];2)" office:value-type="float" office:value="379727.313353616" calcext:value-type="float">
            <text:p>379727.313353616</text:p>
          </table:table-cell>
          <table:table-cell office:value-type="float" office:value="160810000" calcext:value-type="float">
            <text:p>1.61E+08</text:p>
          </table:table-cell>
          <table:table-cell office:value-type="float" office:value="3912930" calcext:value-type="float">
            <text:p>3.91E+06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([.A261] + 1) * 100 + 1" office:value-type="float" office:value="26001" calcext:value-type="float">
            <text:p>26001</text:p>
          </table:table-cell>
          <table:table-cell table:formula="of:=POWER([.B261];2)" office:value-type="float" office:value="676052001" calcext:value-type="float">
            <text:p>676052001</text:p>
          </table:table-cell>
          <table:table-cell table:formula="of:=[.B261]*LOG([.B261];2)" office:value-type="float" office:value="381337.93301967" calcext:value-type="float">
            <text:p>381337.93301967</text:p>
          </table:table-cell>
          <table:table-cell office:value-type="float" office:value="161629000" calcext:value-type="float">
            <text:p>1.62E+08</text:p>
          </table:table-cell>
          <table:table-cell office:value-type="float" office:value="3800710" calcext:value-type="float">
            <text:p>3.80E+06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[.A262] + 1) * 100 + 1" office:value-type="float" office:value="26101" calcext:value-type="float">
            <text:p>26101</text:p>
          </table:table-cell>
          <table:table-cell table:formula="of:=POWER([.B262];2)" office:value-type="float" office:value="681262201" calcext:value-type="float">
            <text:p>681262201</text:p>
          </table:table-cell>
          <table:table-cell table:formula="of:=[.B262]*LOG([.B262];2)" office:value-type="float" office:value="382949.107548459" calcext:value-type="float">
            <text:p>382949.107548459</text:p>
          </table:table-cell>
          <table:table-cell office:value-type="float" office:value="164199000" calcext:value-type="float">
            <text:p>1.64E+08</text:p>
          </table:table-cell>
          <table:table-cell office:value-type="float" office:value="3992040" calcext:value-type="float">
            <text:p>3.99E+06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([.A263] + 1) * 100 + 1" office:value-type="float" office:value="26201" calcext:value-type="float">
            <text:p>26201</text:p>
          </table:table-cell>
          <table:table-cell table:formula="of:=POWER([.B263];2)" office:value-type="float" office:value="686492401" calcext:value-type="float">
            <text:p>686492401</text:p>
          </table:table-cell>
          <table:table-cell table:formula="of:=[.B263]*LOG([.B263];2)" office:value-type="float" office:value="384560.834814143" calcext:value-type="float">
            <text:p>384560.834814143</text:p>
          </table:table-cell>
          <table:table-cell office:value-type="float" office:value="165253000" calcext:value-type="float">
            <text:p>1.65E+08</text:p>
          </table:table-cell>
          <table:table-cell office:value-type="float" office:value="3930710" calcext:value-type="float">
            <text:p>3.93E+06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([.A264] + 1) * 100 + 1" office:value-type="float" office:value="26301" calcext:value-type="float">
            <text:p>26301</text:p>
          </table:table-cell>
          <table:table-cell table:formula="of:=POWER([.B264];2)" office:value-type="float" office:value="691742601" calcext:value-type="float">
            <text:p>691742601</text:p>
          </table:table-cell>
          <table:table-cell table:formula="of:=[.B264]*LOG([.B264];2)" office:value-type="float" office:value="386173.11270711" calcext:value-type="float">
            <text:p>386173.11270711</text:p>
          </table:table-cell>
          <table:table-cell office:value-type="float" office:value="167251000" calcext:value-type="float">
            <text:p>1.67E+08</text:p>
          </table:table-cell>
          <table:table-cell office:value-type="float" office:value="4035700" calcext:value-type="float">
            <text:p>4.04E+06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([.A265] + 1) * 100 + 1" office:value-type="float" office:value="26401" calcext:value-type="float">
            <text:p>26401</text:p>
          </table:table-cell>
          <table:table-cell table:formula="of:=POWER([.B265];2)" office:value-type="float" office:value="697012801" calcext:value-type="float">
            <text:p>697012801</text:p>
          </table:table-cell>
          <table:table-cell table:formula="of:=[.B265]*LOG([.B265];2)" office:value-type="float" office:value="387785.939133789" calcext:value-type="float">
            <text:p>387785.939133789</text:p>
          </table:table-cell>
          <table:table-cell office:value-type="float" office:value="167416000" calcext:value-type="float">
            <text:p>1.67E+08</text:p>
          </table:table-cell>
          <table:table-cell office:value-type="float" office:value="4093730" calcext:value-type="float">
            <text:p>4.09E+06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[.A266] + 1) * 100 + 1" office:value-type="float" office:value="26501" calcext:value-type="float">
            <text:p>26501</text:p>
          </table:table-cell>
          <table:table-cell table:formula="of:=POWER([.B266];2)" office:value-type="float" office:value="702303001" calcext:value-type="float">
            <text:p>702303001</text:p>
          </table:table-cell>
          <table:table-cell table:formula="of:=[.B266]*LOG([.B266];2)" office:value-type="float" office:value="389399.312016471" calcext:value-type="float">
            <text:p>389399.312016471</text:p>
          </table:table-cell>
          <table:table-cell office:value-type="float" office:value="170215000" calcext:value-type="float">
            <text:p>1.70E+08</text:p>
          </table:table-cell>
          <table:table-cell office:value-type="float" office:value="4146740" calcext:value-type="float">
            <text:p>4.15E+06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([.A267] + 1) * 100 + 1" office:value-type="float" office:value="26601" calcext:value-type="float">
            <text:p>26601</text:p>
          </table:table-cell>
          <table:table-cell table:formula="of:=POWER([.B267];2)" office:value-type="float" office:value="707613201" calcext:value-type="float">
            <text:p>707613201</text:p>
          </table:table-cell>
          <table:table-cell table:formula="of:=[.B267]*LOG([.B267];2)" office:value-type="float" office:value="391013.229293123" calcext:value-type="float">
            <text:p>391013.229293123</text:p>
          </table:table-cell>
          <table:table-cell office:value-type="float" office:value="170302000" calcext:value-type="float">
            <text:p>1.70E+08</text:p>
          </table:table-cell>
          <table:table-cell office:value-type="float" office:value="4592540" calcext:value-type="float">
            <text:p>4.59E+06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([.A268] + 1) * 100 + 1" office:value-type="float" office:value="26701" calcext:value-type="float">
            <text:p>26701</text:p>
          </table:table-cell>
          <table:table-cell table:formula="of:=POWER([.B268];2)" office:value-type="float" office:value="712943401" calcext:value-type="float">
            <text:p>712943401</text:p>
          </table:table-cell>
          <table:table-cell table:formula="of:=[.B268]*LOG([.B268];2)" office:value-type="float" office:value="392627.688917222" calcext:value-type="float">
            <text:p>392627.688917222</text:p>
          </table:table-cell>
          <table:table-cell office:value-type="float" office:value="172602000" calcext:value-type="float">
            <text:p>1.73E+08</text:p>
          </table:table-cell>
          <table:table-cell office:value-type="float" office:value="4200940" calcext:value-type="float">
            <text:p>4.20E+06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([.A269] + 1) * 100 + 1" office:value-type="float" office:value="26801" calcext:value-type="float">
            <text:p>26801</text:p>
          </table:table-cell>
          <table:table-cell table:formula="of:=POWER([.B269];2)" office:value-type="float" office:value="718293601" calcext:value-type="float">
            <text:p>718293601</text:p>
          </table:table-cell>
          <table:table-cell table:formula="of:=[.B269]*LOG([.B269];2)" office:value-type="float" office:value="394242.688857568" calcext:value-type="float">
            <text:p>394242.688857568</text:p>
          </table:table-cell>
          <table:table-cell office:value-type="float" office:value="172105000" calcext:value-type="float">
            <text:p>1.72E+08</text:p>
          </table:table-cell>
          <table:table-cell office:value-type="float" office:value="4312880" calcext:value-type="float">
            <text:p>4.31E+06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[.A270] + 1) * 100 + 1" office:value-type="float" office:value="26901" calcext:value-type="float">
            <text:p>26901</text:p>
          </table:table-cell>
          <table:table-cell table:formula="of:=POWER([.B270];2)" office:value-type="float" office:value="723663801" calcext:value-type="float">
            <text:p>723663801</text:p>
          </table:table-cell>
          <table:table-cell table:formula="of:=[.B270]*LOG([.B270];2)" office:value-type="float" office:value="395858.227098122" calcext:value-type="float">
            <text:p>395858.227098122</text:p>
          </table:table-cell>
          <table:table-cell office:value-type="float" office:value="173271000" calcext:value-type="float">
            <text:p>1.73E+08</text:p>
          </table:table-cell>
          <table:table-cell office:value-type="float" office:value="4054520" calcext:value-type="float">
            <text:p>4.05E+06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([.A271] + 1) * 100 + 1" office:value-type="float" office:value="27001" calcext:value-type="float">
            <text:p>27001</text:p>
          </table:table-cell>
          <table:table-cell table:formula="of:=POWER([.B271];2)" office:value-type="float" office:value="729054001" calcext:value-type="float">
            <text:p>729054001</text:p>
          </table:table-cell>
          <table:table-cell table:formula="of:=[.B271]*LOG([.B271];2)" office:value-type="float" office:value="397474.301637834" calcext:value-type="float">
            <text:p>397474.301637834</text:p>
          </table:table-cell>
          <table:table-cell office:value-type="float" office:value="175732000" calcext:value-type="float">
            <text:p>1.76E+08</text:p>
          </table:table-cell>
          <table:table-cell office:value-type="float" office:value="4316890" calcext:value-type="float">
            <text:p>4.32E+06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([.A272] + 1) * 100 + 1" office:value-type="float" office:value="27101" calcext:value-type="float">
            <text:p>27101</text:p>
          </table:table-cell>
          <table:table-cell table:formula="of:=POWER([.B272];2)" office:value-type="float" office:value="734464201" calcext:value-type="float">
            <text:p>734464201</text:p>
          </table:table-cell>
          <table:table-cell table:formula="of:=[.B272]*LOG([.B272];2)" office:value-type="float" office:value="399090.910490475" calcext:value-type="float">
            <text:p>399090.910490475</text:p>
          </table:table-cell>
          <table:table-cell office:value-type="float" office:value="175952000" calcext:value-type="float">
            <text:p>1.76E+08</text:p>
          </table:table-cell>
          <table:table-cell office:value-type="float" office:value="4118690" calcext:value-type="float">
            <text:p>4.12E+06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([.A273] + 1) * 100 + 1" office:value-type="float" office:value="27201" calcext:value-type="float">
            <text:p>27201</text:p>
          </table:table-cell>
          <table:table-cell table:formula="of:=POWER([.B273];2)" office:value-type="float" office:value="739894401" calcext:value-type="float">
            <text:p>739894401</text:p>
          </table:table-cell>
          <table:table-cell table:formula="of:=[.B273]*LOG([.B273];2)" office:value-type="float" office:value="400708.051684474" calcext:value-type="float">
            <text:p>400708.051684474</text:p>
          </table:table-cell>
          <table:table-cell office:value-type="float" office:value="178182000" calcext:value-type="float">
            <text:p>1.78E+08</text:p>
          </table:table-cell>
          <table:table-cell office:value-type="float" office:value="4109250" calcext:value-type="float">
            <text:p>4.11E+06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[.A274] + 1) * 100 + 1" office:value-type="float" office:value="27301" calcext:value-type="float">
            <text:p>27301</text:p>
          </table:table-cell>
          <table:table-cell table:formula="of:=POWER([.B274];2)" office:value-type="float" office:value="745344601" calcext:value-type="float">
            <text:p>745344601</text:p>
          </table:table-cell>
          <table:table-cell table:formula="of:=[.B274]*LOG([.B274];2)" office:value-type="float" office:value="402325.723262756" calcext:value-type="float">
            <text:p>402325.723262756</text:p>
          </table:table-cell>
          <table:table-cell office:value-type="float" office:value="177937000" calcext:value-type="float">
            <text:p>1.78E+08</text:p>
          </table:table-cell>
          <table:table-cell office:value-type="float" office:value="4046850" calcext:value-type="float">
            <text:p>4.05E+06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([.A275] + 1) * 100 + 1" office:value-type="float" office:value="27401" calcext:value-type="float">
            <text:p>27401</text:p>
          </table:table-cell>
          <table:table-cell table:formula="of:=POWER([.B275];2)" office:value-type="float" office:value="750814801" calcext:value-type="float">
            <text:p>750814801</text:p>
          </table:table-cell>
          <table:table-cell table:formula="of:=[.B275]*LOG([.B275];2)" office:value-type="float" office:value="403943.923282586" calcext:value-type="float">
            <text:p>403943.923282586</text:p>
          </table:table-cell>
          <table:table-cell office:value-type="float" office:value="180244000" calcext:value-type="float">
            <text:p>1.80E+08</text:p>
          </table:table-cell>
          <table:table-cell office:value-type="float" office:value="4143280" calcext:value-type="float">
            <text:p>4.14E+06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([.A276] + 1) * 100 + 1" office:value-type="float" office:value="27501" calcext:value-type="float">
            <text:p>27501</text:p>
          </table:table-cell>
          <table:table-cell table:formula="of:=POWER([.B276];2)" office:value-type="float" office:value="756305001" calcext:value-type="float">
            <text:p>756305001</text:p>
          </table:table-cell>
          <table:table-cell table:formula="of:=[.B276]*LOG([.B276];2)" office:value-type="float" office:value="405562.649815405" calcext:value-type="float">
            <text:p>405562.649815405</text:p>
          </table:table-cell>
          <table:table-cell office:value-type="float" office:value="182526000" calcext:value-type="float">
            <text:p>1.83E+08</text:p>
          </table:table-cell>
          <table:table-cell office:value-type="float" office:value="4355020" calcext:value-type="float">
            <text:p>4.36E+06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([.A277] + 1) * 100 + 1" office:value-type="float" office:value="27601" calcext:value-type="float">
            <text:p>27601</text:p>
          </table:table-cell>
          <table:table-cell table:formula="of:=POWER([.B277];2)" office:value-type="float" office:value="761815201" calcext:value-type="float">
            <text:p>761815201</text:p>
          </table:table-cell>
          <table:table-cell table:formula="of:=[.B277]*LOG([.B277];2)" office:value-type="float" office:value="407181.900946683" calcext:value-type="float">
            <text:p>407181.900946683</text:p>
          </table:table-cell>
          <table:table-cell office:value-type="float" office:value="181929000" calcext:value-type="float">
            <text:p>1.82E+08</text:p>
          </table:table-cell>
          <table:table-cell office:value-type="float" office:value="4246720" calcext:value-type="float">
            <text:p>4.25E+06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[.A278] + 1) * 100 + 1" office:value-type="float" office:value="27701" calcext:value-type="float">
            <text:p>27701</text:p>
          </table:table-cell>
          <table:table-cell table:formula="of:=POWER([.B278];2)" office:value-type="float" office:value="767345401" calcext:value-type="float">
            <text:p>767345401</text:p>
          </table:table-cell>
          <table:table-cell table:formula="of:=[.B278]*LOG([.B278];2)" office:value-type="float" office:value="408801.67477576" calcext:value-type="float">
            <text:p>408801.67477576</text:p>
          </table:table-cell>
          <table:table-cell office:value-type="float" office:value="192706000" calcext:value-type="float">
            <text:p>1.93E+08</text:p>
          </table:table-cell>
          <table:table-cell office:value-type="float" office:value="4441640" calcext:value-type="float">
            <text:p>4.44E+06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([.A279] + 1) * 100 + 1" office:value-type="float" office:value="27801" calcext:value-type="float">
            <text:p>27801</text:p>
          </table:table-cell>
          <table:table-cell table:formula="of:=POWER([.B279];2)" office:value-type="float" office:value="772895601" calcext:value-type="float">
            <text:p>772895601</text:p>
          </table:table-cell>
          <table:table-cell table:formula="of:=[.B279]*LOG([.B279];2)" office:value-type="float" office:value="410421.969415702" calcext:value-type="float">
            <text:p>410421.969415702</text:p>
          </table:table-cell>
          <table:table-cell office:value-type="float" office:value="185715000" calcext:value-type="float">
            <text:p>1.86E+08</text:p>
          </table:table-cell>
          <table:table-cell office:value-type="float" office:value="4434200" calcext:value-type="float">
            <text:p>4.43E+06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([.A280] + 1) * 100 + 1" office:value-type="float" office:value="27901" calcext:value-type="float">
            <text:p>27901</text:p>
          </table:table-cell>
          <table:table-cell table:formula="of:=POWER([.B280];2)" office:value-type="float" office:value="778465801" calcext:value-type="float">
            <text:p>778465801</text:p>
          </table:table-cell>
          <table:table-cell table:formula="of:=[.B280]*LOG([.B280];2)" office:value-type="float" office:value="412042.782993146" calcext:value-type="float">
            <text:p>412042.782993146</text:p>
          </table:table-cell>
          <table:table-cell office:value-type="float" office:value="187979000" calcext:value-type="float">
            <text:p>1.88E+08</text:p>
          </table:table-cell>
          <table:table-cell office:value-type="float" office:value="4899820" calcext:value-type="float">
            <text:p>4.90E+06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([.A281] + 1) * 100 + 1" office:value-type="float" office:value="28001" calcext:value-type="float">
            <text:p>28001</text:p>
          </table:table-cell>
          <table:table-cell table:formula="of:=POWER([.B281];2)" office:value-type="float" office:value="784056001" calcext:value-type="float">
            <text:p>784056001</text:p>
          </table:table-cell>
          <table:table-cell table:formula="of:=[.B281]*LOG([.B281];2)" office:value-type="float" office:value="413664.113648161" calcext:value-type="float">
            <text:p>413664.113648161</text:p>
          </table:table-cell>
          <table:table-cell office:value-type="float" office:value="189839000" calcext:value-type="float">
            <text:p>1.90E+08</text:p>
          </table:table-cell>
          <table:table-cell office:value-type="float" office:value="4329360" calcext:value-type="float">
            <text:p>4.33E+06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[.A282] + 1) * 100 + 1" office:value-type="float" office:value="28101" calcext:value-type="float">
            <text:p>28101</text:p>
          </table:table-cell>
          <table:table-cell table:formula="of:=POWER([.B282];2)" office:value-type="float" office:value="789666201" calcext:value-type="float">
            <text:p>789666201</text:p>
          </table:table-cell>
          <table:table-cell table:formula="of:=[.B282]*LOG([.B282];2)" office:value-type="float" office:value="415285.959534099" calcext:value-type="float">
            <text:p>415285.959534099</text:p>
          </table:table-cell>
          <table:table-cell office:value-type="float" office:value="189763000" calcext:value-type="float">
            <text:p>1.90E+08</text:p>
          </table:table-cell>
          <table:table-cell office:value-type="float" office:value="4289660" calcext:value-type="float">
            <text:p>4.29E+06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([.A283] + 1) * 100 + 1" office:value-type="float" office:value="28201" calcext:value-type="float">
            <text:p>28201</text:p>
          </table:table-cell>
          <table:table-cell table:formula="of:=POWER([.B283];2)" office:value-type="float" office:value="795296401" calcext:value-type="float">
            <text:p>795296401</text:p>
          </table:table-cell>
          <table:table-cell table:formula="of:=[.B283]*LOG([.B283];2)" office:value-type="float" office:value="416908.318817456" calcext:value-type="float">
            <text:p>416908.318817456</text:p>
          </table:table-cell>
          <table:table-cell office:value-type="float" office:value="193231000" calcext:value-type="float">
            <text:p>1.93E+08</text:p>
          </table:table-cell>
          <table:table-cell office:value-type="float" office:value="4593360" calcext:value-type="float">
            <text:p>4.59E+06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([.A284] + 1) * 100 + 1" office:value-type="float" office:value="28301" calcext:value-type="float">
            <text:p>28301</text:p>
          </table:table-cell>
          <table:table-cell table:formula="of:=POWER([.B284];2)" office:value-type="float" office:value="800946601" calcext:value-type="float">
            <text:p>800946601</text:p>
          </table:table-cell>
          <table:table-cell table:formula="of:=[.B284]*LOG([.B284];2)" office:value-type="float" office:value="418531.189677729" calcext:value-type="float">
            <text:p>418531.189677729</text:p>
          </table:table-cell>
          <table:table-cell office:value-type="float" office:value="198117000" calcext:value-type="float">
            <text:p>1.98E+08</text:p>
          </table:table-cell>
          <table:table-cell office:value-type="float" office:value="4599830" calcext:value-type="float">
            <text:p>4.60E+06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([.A285] + 1) * 100 + 1" office:value-type="float" office:value="28401" calcext:value-type="float">
            <text:p>28401</text:p>
          </table:table-cell>
          <table:table-cell table:formula="of:=POWER([.B285];2)" office:value-type="float" office:value="806616801" calcext:value-type="float">
            <text:p>806616801</text:p>
          </table:table-cell>
          <table:table-cell table:formula="of:=[.B285]*LOG([.B285];2)" office:value-type="float" office:value="420154.570307285" calcext:value-type="float">
            <text:p>420154.570307285</text:p>
          </table:table-cell>
          <table:table-cell office:value-type="float" office:value="198252000" calcext:value-type="float">
            <text:p>1.98E+08</text:p>
          </table:table-cell>
          <table:table-cell office:value-type="float" office:value="4484470" calcext:value-type="float">
            <text:p>4.48E+06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[.A286] + 1) * 100 + 1" office:value-type="float" office:value="28501" calcext:value-type="float">
            <text:p>28501</text:p>
          </table:table-cell>
          <table:table-cell table:formula="of:=POWER([.B286];2)" office:value-type="float" office:value="812307001" calcext:value-type="float">
            <text:p>812307001</text:p>
          </table:table-cell>
          <table:table-cell table:formula="of:=[.B286]*LOG([.B286];2)" office:value-type="float" office:value="421778.458911215" calcext:value-type="float">
            <text:p>421778.458911215</text:p>
          </table:table-cell>
          <table:table-cell office:value-type="float" office:value="196745000" calcext:value-type="float">
            <text:p>1.97E+08</text:p>
          </table:table-cell>
          <table:table-cell office:value-type="float" office:value="4729150" calcext:value-type="float">
            <text:p>4.73E+06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([.A287] + 1) * 100 + 1" office:value-type="float" office:value="28601" calcext:value-type="float">
            <text:p>28601</text:p>
          </table:table-cell>
          <table:table-cell table:formula="of:=POWER([.B287];2)" office:value-type="float" office:value="818017201" calcext:value-type="float">
            <text:p>818017201</text:p>
          </table:table-cell>
          <table:table-cell table:formula="of:=[.B287]*LOG([.B287];2)" office:value-type="float" office:value="423402.853707208" calcext:value-type="float">
            <text:p>423402.853707208</text:p>
          </table:table-cell>
          <table:table-cell office:value-type="float" office:value="199341000" calcext:value-type="float">
            <text:p>1.99E+08</text:p>
          </table:table-cell>
          <table:table-cell office:value-type="float" office:value="4739200" calcext:value-type="float">
            <text:p>4.74E+06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([.A288] + 1) * 100 + 1" office:value-type="float" office:value="28701" calcext:value-type="float">
            <text:p>28701</text:p>
          </table:table-cell>
          <table:table-cell table:formula="of:=POWER([.B288];2)" office:value-type="float" office:value="823747401" calcext:value-type="float">
            <text:p>823747401</text:p>
          </table:table-cell>
          <table:table-cell table:formula="of:=[.B288]*LOG([.B288];2)" office:value-type="float" office:value="425027.752925418" calcext:value-type="float">
            <text:p>425027.752925418</text:p>
          </table:table-cell>
          <table:table-cell office:value-type="float" office:value="201744000" calcext:value-type="float">
            <text:p>2.02E+08</text:p>
          </table:table-cell>
          <table:table-cell office:value-type="float" office:value="4752550" calcext:value-type="float">
            <text:p>4.75E+06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([.A289] + 1) * 100 + 1" office:value-type="float" office:value="28801" calcext:value-type="float">
            <text:p>28801</text:p>
          </table:table-cell>
          <table:table-cell table:formula="of:=POWER([.B289];2)" office:value-type="float" office:value="829497601" calcext:value-type="float">
            <text:p>829497601</text:p>
          </table:table-cell>
          <table:table-cell table:formula="of:=[.B289]*LOG([.B289];2)" office:value-type="float" office:value="426653.154808329" calcext:value-type="float">
            <text:p>426653.154808329</text:p>
          </table:table-cell>
          <table:table-cell office:value-type="float" office:value="200622000" calcext:value-type="float">
            <text:p>2.01E+08</text:p>
          </table:table-cell>
          <table:table-cell office:value-type="float" office:value="4682050" calcext:value-type="float">
            <text:p>4.68E+06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[.A290] + 1) * 100 + 1" office:value-type="float" office:value="28901" calcext:value-type="float">
            <text:p>28901</text:p>
          </table:table-cell>
          <table:table-cell table:formula="of:=POWER([.B290];2)" office:value-type="float" office:value="835267801" calcext:value-type="float">
            <text:p>835267801</text:p>
          </table:table-cell>
          <table:table-cell table:formula="of:=[.B290]*LOG([.B290];2)" office:value-type="float" office:value="428279.057610632" calcext:value-type="float">
            <text:p>428279.057610632</text:p>
          </table:table-cell>
          <table:table-cell office:value-type="float" office:value="205337000" calcext:value-type="float">
            <text:p>2.05E+08</text:p>
          </table:table-cell>
          <table:table-cell office:value-type="float" office:value="5274660" calcext:value-type="float">
            <text:p>5.27E+06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([.A291] + 1) * 100 + 1" office:value-type="float" office:value="29001" calcext:value-type="float">
            <text:p>29001</text:p>
          </table:table-cell>
          <table:table-cell table:formula="of:=POWER([.B291];2)" office:value-type="float" office:value="841058001" calcext:value-type="float">
            <text:p>841058001</text:p>
          </table:table-cell>
          <table:table-cell table:formula="of:=[.B291]*LOG([.B291];2)" office:value-type="float" office:value="429905.459599095" calcext:value-type="float">
            <text:p>429905.459599095</text:p>
          </table:table-cell>
          <table:table-cell office:value-type="float" office:value="208451000" calcext:value-type="float">
            <text:p>2.08E+08</text:p>
          </table:table-cell>
          <table:table-cell office:value-type="float" office:value="4356870" calcext:value-type="float">
            <text:p>4.36E+06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([.A292] + 1) * 100 + 1" office:value-type="float" office:value="29101" calcext:value-type="float">
            <text:p>29101</text:p>
          </table:table-cell>
          <table:table-cell table:formula="of:=POWER([.B292];2)" office:value-type="float" office:value="846868201" calcext:value-type="float">
            <text:p>846868201</text:p>
          </table:table-cell>
          <table:table-cell table:formula="of:=[.B292]*LOG([.B292];2)" office:value-type="float" office:value="431532.359052437" calcext:value-type="float">
            <text:p>431532.359052437</text:p>
          </table:table-cell>
          <table:table-cell office:value-type="float" office:value="202950000" calcext:value-type="float">
            <text:p>2.03E+08</text:p>
          </table:table-cell>
          <table:table-cell office:value-type="float" office:value="4207810" calcext:value-type="float">
            <text:p>4.21E+06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([.A293] + 1) * 100 + 1" office:value-type="float" office:value="29201" calcext:value-type="float">
            <text:p>29201</text:p>
          </table:table-cell>
          <table:table-cell table:formula="of:=POWER([.B293];2)" office:value-type="float" office:value="852698401" calcext:value-type="float">
            <text:p>852698401</text:p>
          </table:table-cell>
          <table:table-cell table:formula="of:=[.B293]*LOG([.B293];2)" office:value-type="float" office:value="433159.754261212" calcext:value-type="float">
            <text:p>433159.754261212</text:p>
          </table:table-cell>
          <table:table-cell office:value-type="float" office:value="204134000" calcext:value-type="float">
            <text:p>2.04E+08</text:p>
          </table:table-cell>
          <table:table-cell office:value-type="float" office:value="4418310" calcext:value-type="float">
            <text:p>4.42E+06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[.A294] + 1) * 100 + 1" office:value-type="float" office:value="29301" calcext:value-type="float">
            <text:p>29301</text:p>
          </table:table-cell>
          <table:table-cell table:formula="of:=POWER([.B294];2)" office:value-type="float" office:value="858548601" calcext:value-type="float">
            <text:p>858548601</text:p>
          </table:table-cell>
          <table:table-cell table:formula="of:=[.B294]*LOG([.B294];2)" office:value-type="float" office:value="434787.643527676" calcext:value-type="float">
            <text:p>434787.643527676</text:p>
          </table:table-cell>
          <table:table-cell office:value-type="float" office:value="204882000" calcext:value-type="float">
            <text:p>2.05E+08</text:p>
          </table:table-cell>
          <table:table-cell office:value-type="float" office:value="4176210" calcext:value-type="float">
            <text:p>4.18E+06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([.A295] + 1) * 100 + 1" office:value-type="float" office:value="29401" calcext:value-type="float">
            <text:p>29401</text:p>
          </table:table-cell>
          <table:table-cell table:formula="of:=POWER([.B295];2)" office:value-type="float" office:value="864418801" calcext:value-type="float">
            <text:p>864418801</text:p>
          </table:table-cell>
          <table:table-cell table:formula="of:=[.B295]*LOG([.B295];2)" office:value-type="float" office:value="436416.025165677" calcext:value-type="float">
            <text:p>436416.025165677</text:p>
          </table:table-cell>
          <table:table-cell office:value-type="float" office:value="210962000" calcext:value-type="float">
            <text:p>2.11E+08</text:p>
          </table:table-cell>
          <table:table-cell office:value-type="float" office:value="4620080" calcext:value-type="float">
            <text:p>4.62E+06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([.A296] + 1) * 100 + 1" office:value-type="float" office:value="29501" calcext:value-type="float">
            <text:p>29501</text:p>
          </table:table-cell>
          <table:table-cell table:formula="of:=POWER([.B296];2)" office:value-type="float" office:value="870309001" calcext:value-type="float">
            <text:p>870309001</text:p>
          </table:table-cell>
          <table:table-cell table:formula="of:=[.B296]*LOG([.B296];2)" office:value-type="float" office:value="438044.897500533" calcext:value-type="float">
            <text:p>438044.897500533</text:p>
          </table:table-cell>
          <table:table-cell office:value-type="float" office:value="213303000" calcext:value-type="float">
            <text:p>2.13E+08</text:p>
          </table:table-cell>
          <table:table-cell office:value-type="float" office:value="4685120" calcext:value-type="float">
            <text:p>4.69E+06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([.A297] + 1) * 100 + 1" office:value-type="float" office:value="29601" calcext:value-type="float">
            <text:p>29601</text:p>
          </table:table-cell>
          <table:table-cell table:formula="of:=POWER([.B297];2)" office:value-type="float" office:value="876219201" calcext:value-type="float">
            <text:p>876219201</text:p>
          </table:table-cell>
          <table:table-cell table:formula="of:=[.B297]*LOG([.B297];2)" office:value-type="float" office:value="439674.258868915" calcext:value-type="float">
            <text:p>439674.258868915</text:p>
          </table:table-cell>
          <table:table-cell office:value-type="float" office:value="208799000" calcext:value-type="float">
            <text:p>2.09E+08</text:p>
          </table:table-cell>
          <table:table-cell office:value-type="float" office:value="4873140" calcext:value-type="float">
            <text:p>4.87E+06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[.A298] + 1) * 100 + 1" office:value-type="float" office:value="29701" calcext:value-type="float">
            <text:p>29701</text:p>
          </table:table-cell>
          <table:table-cell table:formula="of:=POWER([.B298];2)" office:value-type="float" office:value="882149401" calcext:value-type="float">
            <text:p>882149401</text:p>
          </table:table-cell>
          <table:table-cell table:formula="of:=[.B298]*LOG([.B298];2)" office:value-type="float" office:value="441304.107618731" calcext:value-type="float">
            <text:p>441304.107618731</text:p>
          </table:table-cell>
          <table:table-cell office:value-type="float" office:value="210403000" calcext:value-type="float">
            <text:p>2.10E+08</text:p>
          </table:table-cell>
          <table:table-cell office:value-type="float" office:value="4664280" calcext:value-type="float">
            <text:p>4.66E+06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([.A299] + 1) * 100 + 1" office:value-type="float" office:value="29801" calcext:value-type="float">
            <text:p>29801</text:p>
          </table:table-cell>
          <table:table-cell table:formula="of:=POWER([.B299];2)" office:value-type="float" office:value="888099601" calcext:value-type="float">
            <text:p>888099601</text:p>
          </table:table-cell>
          <table:table-cell table:formula="of:=[.B299]*LOG([.B299];2)" office:value-type="float" office:value="442934.442109016" calcext:value-type="float">
            <text:p>442934.442109016</text:p>
          </table:table-cell>
          <table:table-cell office:value-type="float" office:value="211940000" calcext:value-type="float">
            <text:p>2.12E+08</text:p>
          </table:table-cell>
          <table:table-cell office:value-type="float" office:value="4732120" calcext:value-type="float">
            <text:p>4.73E+06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([.A300] + 1) * 100 + 1" office:value-type="float" office:value="29901" calcext:value-type="float">
            <text:p>29901</text:p>
          </table:table-cell>
          <table:table-cell table:formula="of:=POWER([.B300];2)" office:value-type="float" office:value="894069801" calcext:value-type="float">
            <text:p>894069801</text:p>
          </table:table-cell>
          <table:table-cell table:formula="of:=[.B300]*LOG([.B300];2)" office:value-type="float" office:value="444565.260709818" calcext:value-type="float">
            <text:p>444565.260709818</text:p>
          </table:table-cell>
          <table:table-cell office:value-type="float" office:value="216506000" calcext:value-type="float">
            <text:p>2.17E+08</text:p>
          </table:table-cell>
          <table:table-cell office:value-type="float" office:value="4978320" calcext:value-type="float">
            <text:p>4.98E+06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([.A301] + 1) * 100 + 1" office:value-type="float" office:value="30001" calcext:value-type="float">
            <text:p>30001</text:p>
          </table:table-cell>
          <table:table-cell table:formula="of:=POWER([.B301];2)" office:value-type="float" office:value="900060001" calcext:value-type="float">
            <text:p>900060001</text:p>
          </table:table-cell>
          <table:table-cell table:formula="of:=[.B301]*LOG([.B301];2)" office:value-type="float" office:value="446196.561802084" calcext:value-type="float">
            <text:p>446196.561802084</text:p>
          </table:table-cell>
          <table:table-cell office:value-type="float" office:value="214880000" calcext:value-type="float">
            <text:p>2.15E+08</text:p>
          </table:table-cell>
          <table:table-cell office:value-type="float" office:value="4745900" calcext:value-type="float">
            <text:p>4.75E+06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[.A302] + 1) * 100 + 1" office:value-type="float" office:value="30101" calcext:value-type="float">
            <text:p>30101</text:p>
          </table:table-cell>
          <table:table-cell table:formula="of:=POWER([.B302];2)" office:value-type="float" office:value="906070201" calcext:value-type="float">
            <text:p>906070201</text:p>
          </table:table-cell>
          <table:table-cell table:formula="of:=[.B302]*LOG([.B302];2)" office:value-type="float" office:value="447828.343777558" calcext:value-type="float">
            <text:p>447828.343777558</text:p>
          </table:table-cell>
          <table:table-cell office:value-type="float" office:value="223811000" calcext:value-type="float">
            <text:p>2.24E+08</text:p>
          </table:table-cell>
          <table:table-cell office:value-type="float" office:value="5068300" calcext:value-type="float">
            <text:p>5.07E+06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([.A303] + 1) * 100 + 1" office:value-type="float" office:value="30201" calcext:value-type="float">
            <text:p>30201</text:p>
          </table:table-cell>
          <table:table-cell table:formula="of:=POWER([.B303];2)" office:value-type="float" office:value="912100401" calcext:value-type="float">
            <text:p>912100401</text:p>
          </table:table-cell>
          <table:table-cell table:formula="of:=[.B303]*LOG([.B303];2)" office:value-type="float" office:value="449460.60503867" calcext:value-type="float">
            <text:p>449460.60503867</text:p>
          </table:table-cell>
          <table:table-cell office:value-type="float" office:value="217517000" calcext:value-type="float">
            <text:p>2.18E+08</text:p>
          </table:table-cell>
          <table:table-cell office:value-type="float" office:value="4824420" calcext:value-type="float">
            <text:p>4.82E+06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([.A304] + 1) * 100 + 1" office:value-type="float" office:value="30301" calcext:value-type="float">
            <text:p>30301</text:p>
          </table:table-cell>
          <table:table-cell table:formula="of:=POWER([.B304];2)" office:value-type="float" office:value="918150601" calcext:value-type="float">
            <text:p>918150601</text:p>
          </table:table-cell>
          <table:table-cell table:formula="of:=[.B304]*LOG([.B304];2)" office:value-type="float" office:value="451093.343998425" calcext:value-type="float">
            <text:p>451093.343998425</text:p>
          </table:table-cell>
          <table:table-cell office:value-type="float" office:value="219751000" calcext:value-type="float">
            <text:p>2.20E+08</text:p>
          </table:table-cell>
          <table:table-cell office:value-type="float" office:value="4908300" calcext:value-type="float">
            <text:p>4.91E+06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([.A305] + 1) * 100 + 1" office:value-type="float" office:value="30401" calcext:value-type="float">
            <text:p>30401</text:p>
          </table:table-cell>
          <table:table-cell table:formula="of:=POWER([.B305];2)" office:value-type="float" office:value="924220801" calcext:value-type="float">
            <text:p>924220801</text:p>
          </table:table-cell>
          <table:table-cell table:formula="of:=[.B305]*LOG([.B305];2)" office:value-type="float" office:value="452726.559080309" calcext:value-type="float">
            <text:p>452726.559080309</text:p>
          </table:table-cell>
          <table:table-cell office:value-type="float" office:value="220466000" calcext:value-type="float">
            <text:p>2.20E+08</text:p>
          </table:table-cell>
          <table:table-cell office:value-type="float" office:value="4645920" calcext:value-type="float">
            <text:p>4.65E+06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[.A306] + 1) * 100 + 1" office:value-type="float" office:value="30501" calcext:value-type="float">
            <text:p>30501</text:p>
          </table:table-cell>
          <table:table-cell table:formula="of:=POWER([.B306];2)" office:value-type="float" office:value="930311001" calcext:value-type="float">
            <text:p>930311001</text:p>
          </table:table-cell>
          <table:table-cell table:formula="of:=[.B306]*LOG([.B306];2)" office:value-type="float" office:value="454360.248718175" calcext:value-type="float">
            <text:p>454360.248718175</text:p>
          </table:table-cell>
          <table:table-cell office:value-type="float" office:value="222046000" calcext:value-type="float">
            <text:p>2.22E+08</text:p>
          </table:table-cell>
          <table:table-cell office:value-type="float" office:value="4556590" calcext:value-type="float">
            <text:p>4.56E+06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([.A307] + 1) * 100 + 1" office:value-type="float" office:value="30601" calcext:value-type="float">
            <text:p>30601</text:p>
          </table:table-cell>
          <table:table-cell table:formula="of:=POWER([.B307];2)" office:value-type="float" office:value="936421201" calcext:value-type="float">
            <text:p>936421201</text:p>
          </table:table-cell>
          <table:table-cell table:formula="of:=[.B307]*LOG([.B307];2)" office:value-type="float" office:value="455994.411356148" calcext:value-type="float">
            <text:p>455994.411356148</text:p>
          </table:table-cell>
          <table:table-cell office:value-type="float" office:value="223253000" calcext:value-type="float">
            <text:p>2.23E+08</text:p>
          </table:table-cell>
          <table:table-cell office:value-type="float" office:value="4624340" calcext:value-type="float">
            <text:p>4.62E+06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([.A308] + 1) * 100 + 1" office:value-type="float" office:value="30701" calcext:value-type="float">
            <text:p>30701</text:p>
          </table:table-cell>
          <table:table-cell table:formula="of:=POWER([.B308];2)" office:value-type="float" office:value="942551401" calcext:value-type="float">
            <text:p>942551401</text:p>
          </table:table-cell>
          <table:table-cell table:formula="of:=[.B308]*LOG([.B308];2)" office:value-type="float" office:value="457629.045448521" calcext:value-type="float">
            <text:p>457629.045448521</text:p>
          </table:table-cell>
          <table:table-cell office:value-type="float" office:value="224781000" calcext:value-type="float">
            <text:p>2.25E+08</text:p>
          </table:table-cell>
          <table:table-cell office:value-type="float" office:value="4649680" calcext:value-type="float">
            <text:p>4.65E+06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([.A309] + 1) * 100 + 1" office:value-type="float" office:value="30801" calcext:value-type="float">
            <text:p>30801</text:p>
          </table:table-cell>
          <table:table-cell table:formula="of:=POWER([.B309];2)" office:value-type="float" office:value="948701601" calcext:value-type="float">
            <text:p>948701601</text:p>
          </table:table-cell>
          <table:table-cell table:formula="of:=[.B309]*LOG([.B309];2)" office:value-type="float" office:value="459264.149459656" calcext:value-type="float">
            <text:p>459264.149459656</text:p>
          </table:table-cell>
          <table:table-cell office:value-type="float" office:value="226483000" calcext:value-type="float">
            <text:p>2.26E+08</text:p>
          </table:table-cell>
          <table:table-cell office:value-type="float" office:value="4673500" calcext:value-type="float">
            <text:p>4.67E+06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[.A310] + 1) * 100 + 1" office:value-type="float" office:value="30901" calcext:value-type="float">
            <text:p>30901</text:p>
          </table:table-cell>
          <table:table-cell table:formula="of:=POWER([.B310];2)" office:value-type="float" office:value="954871801" calcext:value-type="float">
            <text:p>954871801</text:p>
          </table:table-cell>
          <table:table-cell table:formula="of:=[.B310]*LOG([.B310];2)" office:value-type="float" office:value="460899.721863887" calcext:value-type="float">
            <text:p>460899.721863887</text:p>
          </table:table-cell>
          <table:table-cell office:value-type="float" office:value="229865000" calcext:value-type="float">
            <text:p>2.30E+08</text:p>
          </table:table-cell>
          <table:table-cell office:value-type="float" office:value="4824770" calcext:value-type="float">
            <text:p>4.82E+06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([.A311] + 1) * 100 + 1" office:value-type="float" office:value="31001" calcext:value-type="float">
            <text:p>31001</text:p>
          </table:table-cell>
          <table:table-cell table:formula="of:=POWER([.B311];2)" office:value-type="float" office:value="961062001" calcext:value-type="float">
            <text:p>961062001</text:p>
          </table:table-cell>
          <table:table-cell table:formula="of:=[.B311]*LOG([.B311];2)" office:value-type="float" office:value="462535.761145423" calcext:value-type="float">
            <text:p>462535.761145423</text:p>
          </table:table-cell>
          <table:table-cell office:value-type="float" office:value="231295000" calcext:value-type="float">
            <text:p>2.31E+08</text:p>
          </table:table-cell>
          <table:table-cell office:value-type="float" office:value="4650490" calcext:value-type="float">
            <text:p>4.65E+06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([.A312] + 1) * 100 + 1" office:value-type="float" office:value="31101" calcext:value-type="float">
            <text:p>31101</text:p>
          </table:table-cell>
          <table:table-cell table:formula="of:=POWER([.B312];2)" office:value-type="float" office:value="967272201" calcext:value-type="float">
            <text:p>967272201</text:p>
          </table:table-cell>
          <table:table-cell table:formula="of:=[.B312]*LOG([.B312];2)" office:value-type="float" office:value="464172.265798251" calcext:value-type="float">
            <text:p>464172.265798251</text:p>
          </table:table-cell>
          <table:table-cell office:value-type="float" office:value="231086000" calcext:value-type="float">
            <text:p>2.31E+08</text:p>
          </table:table-cell>
          <table:table-cell office:value-type="float" office:value="4677640" calcext:value-type="float">
            <text:p>4.68E+06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([.A313] + 1) * 100 + 1" office:value-type="float" office:value="31201" calcext:value-type="float">
            <text:p>31201</text:p>
          </table:table-cell>
          <table:table-cell table:formula="of:=POWER([.B313];2)" office:value-type="float" office:value="973502401" calcext:value-type="float">
            <text:p>973502401</text:p>
          </table:table-cell>
          <table:table-cell table:formula="of:=[.B313]*LOG([.B313];2)" office:value-type="float" office:value="465809.234326043" calcext:value-type="float">
            <text:p>465809.234326043</text:p>
          </table:table-cell>
          <table:table-cell office:value-type="float" office:value="235232000" calcext:value-type="float">
            <text:p>2.35E+08</text:p>
          </table:table-cell>
          <table:table-cell office:value-type="float" office:value="5043430" calcext:value-type="float">
            <text:p>5.04E+06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[.A314] + 1) * 100 + 1" office:value-type="float" office:value="31301" calcext:value-type="float">
            <text:p>31301</text:p>
          </table:table-cell>
          <table:table-cell table:formula="of:=POWER([.B314];2)" office:value-type="float" office:value="979752601" calcext:value-type="float">
            <text:p>979752601</text:p>
          </table:table-cell>
          <table:table-cell table:formula="of:=[.B314]*LOG([.B314];2)" office:value-type="float" office:value="467446.665242063" calcext:value-type="float">
            <text:p>467446.665242063</text:p>
          </table:table-cell>
          <table:table-cell office:value-type="float" office:value="234658000" calcext:value-type="float">
            <text:p>2.35E+08</text:p>
          </table:table-cell>
          <table:table-cell office:value-type="float" office:value="4954230" calcext:value-type="float">
            <text:p>4.95E+06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([.A315] + 1) * 100 + 1" office:value-type="float" office:value="31401" calcext:value-type="float">
            <text:p>31401</text:p>
          </table:table-cell>
          <table:table-cell table:formula="of:=POWER([.B315];2)" office:value-type="float" office:value="986022801" calcext:value-type="float">
            <text:p>986022801</text:p>
          </table:table-cell>
          <table:table-cell table:formula="of:=[.B315]*LOG([.B315];2)" office:value-type="float" office:value="469084.557069076" calcext:value-type="float">
            <text:p>469084.557069076</text:p>
          </table:table-cell>
          <table:table-cell office:value-type="float" office:value="241315000" calcext:value-type="float">
            <text:p>2.41E+08</text:p>
          </table:table-cell>
          <table:table-cell office:value-type="float" office:value="5111570" calcext:value-type="float">
            <text:p>5.11E+06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([.A316] + 1) * 100 + 1" office:value-type="float" office:value="31501" calcext:value-type="float">
            <text:p>31501</text:p>
          </table:table-cell>
          <table:table-cell table:formula="of:=POWER([.B316];2)" office:value-type="float" office:value="992313001" calcext:value-type="float">
            <text:p>992313001</text:p>
          </table:table-cell>
          <table:table-cell table:formula="of:=[.B316]*LOG([.B316];2)" office:value-type="float" office:value="470722.908339252" calcext:value-type="float">
            <text:p>470722.908339252</text:p>
          </table:table-cell>
          <table:table-cell office:value-type="float" office:value="240820000" calcext:value-type="float">
            <text:p>2.41E+08</text:p>
          </table:table-cell>
          <table:table-cell office:value-type="float" office:value="5332480" calcext:value-type="float">
            <text:p>5.33E+06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([.A317] + 1) * 100 + 1" office:value-type="float" office:value="31601" calcext:value-type="float">
            <text:p>31601</text:p>
          </table:table-cell>
          <table:table-cell table:formula="of:=POWER([.B317];2)" office:value-type="float" office:value="998623201" calcext:value-type="float">
            <text:p>998623201</text:p>
          </table:table-cell>
          <table:table-cell table:formula="of:=[.B317]*LOG([.B317];2)" office:value-type="float" office:value="472361.717594084" calcext:value-type="float">
            <text:p>472361.717594084</text:p>
          </table:table-cell>
          <table:table-cell office:value-type="float" office:value="241360000" calcext:value-type="float">
            <text:p>2.41E+08</text:p>
          </table:table-cell>
          <table:table-cell office:value-type="float" office:value="5378740" calcext:value-type="float">
            <text:p>5.38E+06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[.A318] + 1) * 100 + 1" office:value-type="float" office:value="31701" calcext:value-type="float">
            <text:p>31701</text:p>
          </table:table-cell>
          <table:table-cell table:formula="of:=POWER([.B318];2)" office:value-type="float" office:value="1004953401" calcext:value-type="float">
            <text:p>1004953401</text:p>
          </table:table-cell>
          <table:table-cell table:formula="of:=[.B318]*LOG([.B318];2)" office:value-type="float" office:value="474000.983384294" calcext:value-type="float">
            <text:p>474000.983384294</text:p>
          </table:table-cell>
          <table:table-cell office:value-type="float" office:value="243472000" calcext:value-type="float">
            <text:p>2.43E+08</text:p>
          </table:table-cell>
          <table:table-cell office:value-type="float" office:value="5282620" calcext:value-type="float">
            <text:p>5.28E+06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([.A319] + 1) * 100 + 1" office:value-type="float" office:value="31801" calcext:value-type="float">
            <text:p>31801</text:p>
          </table:table-cell>
          <table:table-cell table:formula="of:=POWER([.B319];2)" office:value-type="float" office:value="1011303601" calcext:value-type="float">
            <text:p>1011303601</text:p>
          </table:table-cell>
          <table:table-cell table:formula="of:=[.B319]*LOG([.B319];2)" office:value-type="float" office:value="475640.704269748" calcext:value-type="float">
            <text:p>475640.704269748</text:p>
          </table:table-cell>
          <table:table-cell office:value-type="float" office:value="248811000" calcext:value-type="float">
            <text:p>2.49E+08</text:p>
          </table:table-cell>
          <table:table-cell office:value-type="float" office:value="5185390" calcext:value-type="float">
            <text:p>5.19E+06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([.A320] + 1) * 100 + 1" office:value-type="float" office:value="31901" calcext:value-type="float">
            <text:p>31901</text:p>
          </table:table-cell>
          <table:table-cell table:formula="of:=POWER([.B320];2)" office:value-type="float" office:value="1017673801" calcext:value-type="float">
            <text:p>1017673801</text:p>
          </table:table-cell>
          <table:table-cell table:formula="of:=[.B320]*LOG([.B320];2)" office:value-type="float" office:value="477280.87881937" calcext:value-type="float">
            <text:p>477280.87881937</text:p>
          </table:table-cell>
          <table:table-cell office:value-type="float" office:value="245987000" calcext:value-type="float">
            <text:p>2.46E+08</text:p>
          </table:table-cell>
          <table:table-cell office:value-type="float" office:value="5191100" calcext:value-type="float">
            <text:p>5.19E+06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([.A321] + 1) * 100 + 1" office:value-type="float" office:value="32001" calcext:value-type="float">
            <text:p>32001</text:p>
          </table:table-cell>
          <table:table-cell table:formula="of:=POWER([.B321];2)" office:value-type="float" office:value="1024064001" calcext:value-type="float">
            <text:p>1024064001</text:p>
          </table:table-cell>
          <table:table-cell table:formula="of:=[.B321]*LOG([.B321];2)" office:value-type="float" office:value="478921.505611054" calcext:value-type="float">
            <text:p>478921.505611054</text:p>
          </table:table-cell>
          <table:table-cell office:value-type="float" office:value="249251000" calcext:value-type="float">
            <text:p>2.49E+08</text:p>
          </table:table-cell>
          <table:table-cell office:value-type="float" office:value="5405650" calcext:value-type="float">
            <text:p>5.41E+06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([.A322] + 1) * 100 + 1" office:value-type="float" office:value="32101" calcext:value-type="float">
            <text:p>32101</text:p>
          </table:table-cell>
          <table:table-cell table:formula="of:=POWER([.B322];2)" office:value-type="float" office:value="1030474201" calcext:value-type="float">
            <text:p>1030474201</text:p>
          </table:table-cell>
          <table:table-cell table:formula="of:=[.B322]*LOG([.B322];2)" office:value-type="float" office:value="480562.583231584" calcext:value-type="float">
            <text:p>480562.583231584</text:p>
          </table:table-cell>
          <table:table-cell office:value-type="float" office:value="251315000" calcext:value-type="float">
            <text:p>2.51E+08</text:p>
          </table:table-cell>
          <table:table-cell office:value-type="float" office:value="5192730" calcext:value-type="float">
            <text:p>5.19E+06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([.A323] + 1) * 100 + 1" office:value-type="float" office:value="32201" calcext:value-type="float">
            <text:p>32201</text:p>
          </table:table-cell>
          <table:table-cell table:formula="of:=POWER([.B323];2)" office:value-type="float" office:value="1036904401" calcext:value-type="float">
            <text:p>1036904401</text:p>
          </table:table-cell>
          <table:table-cell table:formula="of:=[.B323]*LOG([.B323];2)" office:value-type="float" office:value="482204.110276547" calcext:value-type="float">
            <text:p>482204.110276547</text:p>
          </table:table-cell>
          <table:table-cell office:value-type="float" office:value="257422000" calcext:value-type="float">
            <text:p>2.57E+08</text:p>
          </table:table-cell>
          <table:table-cell office:value-type="float" office:value="5611000" calcext:value-type="float">
            <text:p>5.61E+06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([.A324] + 1) * 100 + 1" office:value-type="float" office:value="32301" calcext:value-type="float">
            <text:p>32301</text:p>
          </table:table-cell>
          <table:table-cell table:formula="of:=POWER([.B324];2)" office:value-type="float" office:value="1043354601" calcext:value-type="float">
            <text:p>1043354601</text:p>
          </table:table-cell>
          <table:table-cell table:formula="of:=[.B324]*LOG([.B324];2)" office:value-type="float" office:value="483846.085350255" calcext:value-type="float">
            <text:p>483846.085350255</text:p>
          </table:table-cell>
          <table:table-cell office:value-type="float" office:value="259890000" calcext:value-type="float">
            <text:p>2.60E+08</text:p>
          </table:table-cell>
          <table:table-cell office:value-type="float" office:value="5473110" calcext:value-type="float">
            <text:p>5.47E+06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([.A325] + 1) * 100 + 1" office:value-type="float" office:value="32401" calcext:value-type="float">
            <text:p>32401</text:p>
          </table:table-cell>
          <table:table-cell table:formula="of:=POWER([.B325];2)" office:value-type="float" office:value="1049824801" calcext:value-type="float">
            <text:p>1049824801</text:p>
          </table:table-cell>
          <table:table-cell table:formula="of:=[.B325]*LOG([.B325];2)" office:value-type="float" office:value="485488.50706566" calcext:value-type="float">
            <text:p>485488.50706566</text:p>
          </table:table-cell>
          <table:table-cell office:value-type="float" office:value="253654000" calcext:value-type="float">
            <text:p>2.54E+08</text:p>
          </table:table-cell>
          <table:table-cell office:value-type="float" office:value="5157810" calcext:value-type="float">
            <text:p>5.16E+06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[.A326] + 1) * 100 + 1" office:value-type="float" office:value="32501" calcext:value-type="float">
            <text:p>32501</text:p>
          </table:table-cell>
          <table:table-cell table:formula="of:=POWER([.B326];2)" office:value-type="float" office:value="1056315001" calcext:value-type="float">
            <text:p>1056315001</text:p>
          </table:table-cell>
          <table:table-cell table:formula="of:=[.B326]*LOG([.B326];2)" office:value-type="float" office:value="487131.374044276" calcext:value-type="float">
            <text:p>487131.374044276</text:p>
          </table:table-cell>
          <table:table-cell office:value-type="float" office:value="255931000" calcext:value-type="float">
            <text:p>2.56E+08</text:p>
          </table:table-cell>
          <table:table-cell office:value-type="float" office:value="5600490" calcext:value-type="float">
            <text:p>5.60E+06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([.A327] + 1) * 100 + 1" office:value-type="float" office:value="32601" calcext:value-type="float">
            <text:p>32601</text:p>
          </table:table-cell>
          <table:table-cell table:formula="of:=POWER([.B327];2)" office:value-type="float" office:value="1062825201" calcext:value-type="float">
            <text:p>1062825201</text:p>
          </table:table-cell>
          <table:table-cell table:formula="of:=[.B327]*LOG([.B327];2)" office:value-type="float" office:value="488774.684916101" calcext:value-type="float">
            <text:p>488774.684916101</text:p>
          </table:table-cell>
          <table:table-cell office:value-type="float" office:value="263962000" calcext:value-type="float">
            <text:p>2.64E+08</text:p>
          </table:table-cell>
          <table:table-cell office:value-type="float" office:value="5531030" calcext:value-type="float">
            <text:p>5.53E+06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([.A328] + 1) * 100 + 1" office:value-type="float" office:value="32701" calcext:value-type="float">
            <text:p>32701</text:p>
          </table:table-cell>
          <table:table-cell table:formula="of:=POWER([.B328];2)" office:value-type="float" office:value="1069355401" calcext:value-type="float">
            <text:p>1069355401</text:p>
          </table:table-cell>
          <table:table-cell table:formula="of:=[.B328]*LOG([.B328];2)" office:value-type="float" office:value="490418.438319536" calcext:value-type="float">
            <text:p>490418.438319536</text:p>
          </table:table-cell>
          <table:table-cell office:value-type="float" office:value="262155000" calcext:value-type="float">
            <text:p>2.62E+08</text:p>
          </table:table-cell>
          <table:table-cell office:value-type="float" office:value="5320630" calcext:value-type="float">
            <text:p>5.32E+06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([.A329] + 1) * 100 + 1" office:value-type="float" office:value="32801" calcext:value-type="float">
            <text:p>32801</text:p>
          </table:table-cell>
          <table:table-cell table:formula="of:=POWER([.B329];2)" office:value-type="float" office:value="1075905601" calcext:value-type="float">
            <text:p>1075905601</text:p>
          </table:table-cell>
          <table:table-cell table:formula="of:=[.B329]*LOG([.B329];2)" office:value-type="float" office:value="492062.632901312" calcext:value-type="float">
            <text:p>492062.632901312</text:p>
          </table:table-cell>
          <table:table-cell office:value-type="float" office:value="261371000" calcext:value-type="float">
            <text:p>2.61E+08</text:p>
          </table:table-cell>
          <table:table-cell office:value-type="float" office:value="5587640" calcext:value-type="float">
            <text:p>5.59E+06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[.A330] + 1) * 100 + 1" office:value-type="float" office:value="32901" calcext:value-type="float">
            <text:p>32901</text:p>
          </table:table-cell>
          <table:table-cell table:formula="of:=POWER([.B330];2)" office:value-type="float" office:value="1082475801" calcext:value-type="float">
            <text:p>1082475801</text:p>
          </table:table-cell>
          <table:table-cell table:formula="of:=[.B330]*LOG([.B330];2)" office:value-type="float" office:value="493707.267316407" calcext:value-type="float">
            <text:p>493707.267316407</text:p>
          </table:table-cell>
          <table:table-cell office:value-type="float" office:value="266359000" calcext:value-type="float">
            <text:p>2.66E+08</text:p>
          </table:table-cell>
          <table:table-cell office:value-type="float" office:value="5375010" calcext:value-type="float">
            <text:p>5.38E+06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([.A331] + 1) * 100 + 1" office:value-type="float" office:value="33001" calcext:value-type="float">
            <text:p>33001</text:p>
          </table:table-cell>
          <table:table-cell table:formula="of:=POWER([.B331];2)" office:value-type="float" office:value="1089066001" calcext:value-type="float">
            <text:p>1089066001</text:p>
          </table:table-cell>
          <table:table-cell table:formula="of:=[.B331]*LOG([.B331];2)" office:value-type="float" office:value="495352.340227982" calcext:value-type="float">
            <text:p>495352.340227982</text:p>
          </table:table-cell>
          <table:table-cell office:value-type="float" office:value="268318000" calcext:value-type="float">
            <text:p>2.68E+08</text:p>
          </table:table-cell>
          <table:table-cell office:value-type="float" office:value="5320650" calcext:value-type="float">
            <text:p>5.32E+06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([.A332] + 1) * 100 + 1" office:value-type="float" office:value="33101" calcext:value-type="float">
            <text:p>33101</text:p>
          </table:table-cell>
          <table:table-cell table:formula="of:=POWER([.B332];2)" office:value-type="float" office:value="1095676201" calcext:value-type="float">
            <text:p>1095676201</text:p>
          </table:table-cell>
          <table:table-cell table:formula="of:=[.B332]*LOG([.B332];2)" office:value-type="float" office:value="496997.850307293" calcext:value-type="float">
            <text:p>496997.850307293</text:p>
          </table:table-cell>
          <table:table-cell office:value-type="float" office:value="262498000" calcext:value-type="float">
            <text:p>2.62E+08</text:p>
          </table:table-cell>
          <table:table-cell office:value-type="float" office:value="5323770" calcext:value-type="float">
            <text:p>5.32E+06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([.A333] + 1) * 100 + 1" office:value-type="float" office:value="33201" calcext:value-type="float">
            <text:p>33201</text:p>
          </table:table-cell>
          <table:table-cell table:formula="of:=POWER([.B333];2)" office:value-type="float" office:value="1102306401" calcext:value-type="float">
            <text:p>1102306401</text:p>
          </table:table-cell>
          <table:table-cell table:formula="of:=[.B333]*LOG([.B333];2)" office:value-type="float" office:value="498643.796233628" calcext:value-type="float">
            <text:p>498643.796233628</text:p>
          </table:table-cell>
          <table:table-cell office:value-type="float" office:value="272768000" calcext:value-type="float">
            <text:p>2.73E+08</text:p>
          </table:table-cell>
          <table:table-cell office:value-type="float" office:value="5643500" calcext:value-type="float">
            <text:p>5.64E+06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[.A334] + 1) * 100 + 1" office:value-type="float" office:value="33301" calcext:value-type="float">
            <text:p>33301</text:p>
          </table:table-cell>
          <table:table-cell table:formula="of:=POWER([.B334];2)" office:value-type="float" office:value="1108956601" calcext:value-type="float">
            <text:p>1108956601</text:p>
          </table:table-cell>
          <table:table-cell table:formula="of:=[.B334]*LOG([.B334];2)" office:value-type="float" office:value="500290.176694231" calcext:value-type="float">
            <text:p>500290.176694231</text:p>
          </table:table-cell>
          <table:table-cell office:value-type="float" office:value="269299000" calcext:value-type="float">
            <text:p>2.69E+08</text:p>
          </table:table-cell>
          <table:table-cell office:value-type="float" office:value="5381650" calcext:value-type="float">
            <text:p>5.38E+06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([.A335] + 1) * 100 + 1" office:value-type="float" office:value="33401" calcext:value-type="float">
            <text:p>33401</text:p>
          </table:table-cell>
          <table:table-cell table:formula="of:=POWER([.B335];2)" office:value-type="float" office:value="1115626801" calcext:value-type="float">
            <text:p>1115626801</text:p>
          </table:table-cell>
          <table:table-cell table:formula="of:=[.B335]*LOG([.B335];2)" office:value-type="float" office:value="501936.990384229" calcext:value-type="float">
            <text:p>501936.990384229</text:p>
          </table:table-cell>
          <table:table-cell office:value-type="float" office:value="274778000" calcext:value-type="float">
            <text:p>2.75E+08</text:p>
          </table:table-cell>
          <table:table-cell office:value-type="float" office:value="5350280" calcext:value-type="float">
            <text:p>5.35E+06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([.A336] + 1) * 100 + 1" office:value-type="float" office:value="33501" calcext:value-type="float">
            <text:p>33501</text:p>
          </table:table-cell>
          <table:table-cell table:formula="of:=POWER([.B336];2)" office:value-type="float" office:value="1122317001" calcext:value-type="float">
            <text:p>1122317001</text:p>
          </table:table-cell>
          <table:table-cell table:formula="of:=[.B336]*LOG([.B336];2)" office:value-type="float" office:value="503584.236006564" calcext:value-type="float">
            <text:p>503584.236006564</text:p>
          </table:table-cell>
          <table:table-cell office:value-type="float" office:value="270796000" calcext:value-type="float">
            <text:p>2.71E+08</text:p>
          </table:table-cell>
          <table:table-cell office:value-type="float" office:value="4992710" calcext:value-type="float">
            <text:p>4.99E+06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([.A337] + 1) * 100 + 1" office:value-type="float" office:value="33601" calcext:value-type="float">
            <text:p>33601</text:p>
          </table:table-cell>
          <table:table-cell table:formula="of:=POWER([.B337];2)" office:value-type="float" office:value="1129027201" calcext:value-type="float">
            <text:p>1129027201</text:p>
          </table:table-cell>
          <table:table-cell table:formula="of:=[.B337]*LOG([.B337];2)" office:value-type="float" office:value="505231.912271919" calcext:value-type="float">
            <text:p>505231.912271919</text:p>
          </table:table-cell>
          <table:table-cell office:value-type="float" office:value="277029000" calcext:value-type="float">
            <text:p>2.77E+08</text:p>
          </table:table-cell>
          <table:table-cell office:value-type="float" office:value="6224200" calcext:value-type="float">
            <text:p>6.22E+06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[.A338] + 1) * 100 + 1" office:value-type="float" office:value="33701" calcext:value-type="float">
            <text:p>33701</text:p>
          </table:table-cell>
          <table:table-cell table:formula="of:=POWER([.B338];2)" office:value-type="float" office:value="1135757401" calcext:value-type="float">
            <text:p>1135757401</text:p>
          </table:table-cell>
          <table:table-cell table:formula="of:=[.B338]*LOG([.B338];2)" office:value-type="float" office:value="506880.017898653" calcext:value-type="float">
            <text:p>506880.017898653</text:p>
          </table:table-cell>
          <table:table-cell office:value-type="float" office:value="280398000" calcext:value-type="float">
            <text:p>2.80E+08</text:p>
          </table:table-cell>
          <table:table-cell office:value-type="float" office:value="5116910" calcext:value-type="float">
            <text:p>5.12E+06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([.A339] + 1) * 100 + 1" office:value-type="float" office:value="33801" calcext:value-type="float">
            <text:p>33801</text:p>
          </table:table-cell>
          <table:table-cell table:formula="of:=POWER([.B339];2)" office:value-type="float" office:value="1142507601" calcext:value-type="float">
            <text:p>1142507601</text:p>
          </table:table-cell>
          <table:table-cell table:formula="of:=[.B339]*LOG([.B339];2)" office:value-type="float" office:value="508528.551612732" calcext:value-type="float">
            <text:p>508528.551612732</text:p>
          </table:table-cell>
          <table:table-cell office:value-type="float" office:value="274856000" calcext:value-type="float">
            <text:p>2.75E+08</text:p>
          </table:table-cell>
          <table:table-cell office:value-type="float" office:value="5481660" calcext:value-type="float">
            <text:p>5.48E+06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([.A340] + 1) * 100 + 1" office:value-type="float" office:value="33901" calcext:value-type="float">
            <text:p>33901</text:p>
          </table:table-cell>
          <table:table-cell table:formula="of:=POWER([.B340];2)" office:value-type="float" office:value="1149277801" calcext:value-type="float">
            <text:p>1149277801</text:p>
          </table:table-cell>
          <table:table-cell table:formula="of:=[.B340]*LOG([.B340];2)" office:value-type="float" office:value="510177.512147658" calcext:value-type="float">
            <text:p>510177.512147658</text:p>
          </table:table-cell>
          <table:table-cell office:value-type="float" office:value="281454000" calcext:value-type="float">
            <text:p>2.81E+08</text:p>
          </table:table-cell>
          <table:table-cell office:value-type="float" office:value="5372370" calcext:value-type="float">
            <text:p>5.37E+06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([.A341] + 1) * 100 + 1" office:value-type="float" office:value="34001" calcext:value-type="float">
            <text:p>34001</text:p>
          </table:table-cell>
          <table:table-cell table:formula="of:=POWER([.B341];2)" office:value-type="float" office:value="1156068001" calcext:value-type="float">
            <text:p>1156068001</text:p>
          </table:table-cell>
          <table:table-cell table:formula="of:=[.B341]*LOG([.B341];2)" office:value-type="float" office:value="511826.898244405" calcext:value-type="float">
            <text:p>511826.898244405</text:p>
          </table:table-cell>
          <table:table-cell office:value-type="float" office:value="282680000" calcext:value-type="float">
            <text:p>2.83E+08</text:p>
          </table:table-cell>
          <table:table-cell office:value-type="float" office:value="6037470" calcext:value-type="float">
            <text:p>6.04E+06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[.A342] + 1) * 100 + 1" office:value-type="float" office:value="34101" calcext:value-type="float">
            <text:p>34101</text:p>
          </table:table-cell>
          <table:table-cell table:formula="of:=POWER([.B342];2)" office:value-type="float" office:value="1162878201" calcext:value-type="float">
            <text:p>1162878201</text:p>
          </table:table-cell>
          <table:table-cell table:formula="of:=[.B342]*LOG([.B342];2)" office:value-type="float" office:value="513476.708651356" calcext:value-type="float">
            <text:p>513476.708651356</text:p>
          </table:table-cell>
          <table:table-cell office:value-type="float" office:value="284222000" calcext:value-type="float">
            <text:p>2.84E+08</text:p>
          </table:table-cell>
          <table:table-cell office:value-type="float" office:value="5297460" calcext:value-type="float">
            <text:p>5.30E+06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([.A343] + 1) * 100 + 1" office:value-type="float" office:value="34201" calcext:value-type="float">
            <text:p>34201</text:p>
          </table:table-cell>
          <table:table-cell table:formula="of:=POWER([.B343];2)" office:value-type="float" office:value="1169708401" calcext:value-type="float">
            <text:p>1169708401</text:p>
          </table:table-cell>
          <table:table-cell table:formula="of:=[.B343]*LOG([.B343];2)" office:value-type="float" office:value="515126.942124231" calcext:value-type="float">
            <text:p>515126.942124231</text:p>
          </table:table-cell>
          <table:table-cell office:value-type="float" office:value="278936000" calcext:value-type="float">
            <text:p>2.79E+08</text:p>
          </table:table-cell>
          <table:table-cell office:value-type="float" office:value="5329280" calcext:value-type="float">
            <text:p>5.33E+06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([.A344] + 1) * 100 + 1" office:value-type="float" office:value="34301" calcext:value-type="float">
            <text:p>34301</text:p>
          </table:table-cell>
          <table:table-cell table:formula="of:=POWER([.B344];2)" office:value-type="float" office:value="1176558601" calcext:value-type="float">
            <text:p>1176558601</text:p>
          </table:table-cell>
          <table:table-cell table:formula="of:=[.B344]*LOG([.B344];2)" office:value-type="float" office:value="516777.597426028" calcext:value-type="float">
            <text:p>516777.597426028</text:p>
          </table:table-cell>
          <table:table-cell office:value-type="float" office:value="281403000" calcext:value-type="float">
            <text:p>2.81E+08</text:p>
          </table:table-cell>
          <table:table-cell office:value-type="float" office:value="6044250" calcext:value-type="float">
            <text:p>6.04E+06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([.A345] + 1) * 100 + 1" office:value-type="float" office:value="34401" calcext:value-type="float">
            <text:p>34401</text:p>
          </table:table-cell>
          <table:table-cell table:formula="of:=POWER([.B345];2)" office:value-type="float" office:value="1183428801" calcext:value-type="float">
            <text:p>1183428801</text:p>
          </table:table-cell>
          <table:table-cell table:formula="of:=[.B345]*LOG([.B345];2)" office:value-type="float" office:value="518428.673326957" calcext:value-type="float">
            <text:p>518428.673326957</text:p>
          </table:table-cell>
          <table:table-cell office:value-type="float" office:value="285420000" calcext:value-type="float">
            <text:p>2.85E+08</text:p>
          </table:table-cell>
          <table:table-cell office:value-type="float" office:value="5473720" calcext:value-type="float">
            <text:p>5.47E+06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[.A346] + 1) * 100 + 1" office:value-type="float" office:value="34501" calcext:value-type="float">
            <text:p>34501</text:p>
          </table:table-cell>
          <table:table-cell table:formula="of:=POWER([.B346];2)" office:value-type="float" office:value="1190319001" calcext:value-type="float">
            <text:p>1190319001</text:p>
          </table:table-cell>
          <table:table-cell table:formula="of:=[.B346]*LOG([.B346];2)" office:value-type="float" office:value="520080.16860438" calcext:value-type="float">
            <text:p>520080.16860438</text:p>
          </table:table-cell>
          <table:table-cell office:value-type="float" office:value="299823000" calcext:value-type="float">
            <text:p>3.00E+08</text:p>
          </table:table-cell>
          <table:table-cell office:value-type="float" office:value="5358420" calcext:value-type="float">
            <text:p>5.36E+06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([.A347] + 1) * 100 + 1" office:value-type="float" office:value="34601" calcext:value-type="float">
            <text:p>34601</text:p>
          </table:table-cell>
          <table:table-cell table:formula="of:=POWER([.B347];2)" office:value-type="float" office:value="1197229201" calcext:value-type="float">
            <text:p>1197229201</text:p>
          </table:table-cell>
          <table:table-cell table:formula="of:=[.B347]*LOG([.B347];2)" office:value-type="float" office:value="521732.082042742" calcext:value-type="float">
            <text:p>521732.082042742</text:p>
          </table:table-cell>
          <table:table-cell office:value-type="float" office:value="290845000" calcext:value-type="float">
            <text:p>2.91E+08</text:p>
          </table:table-cell>
          <table:table-cell office:value-type="float" office:value="5395350" calcext:value-type="float">
            <text:p>5.40E+06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([.A348] + 1) * 100 + 1" office:value-type="float" office:value="34701" calcext:value-type="float">
            <text:p>34701</text:p>
          </table:table-cell>
          <table:table-cell table:formula="of:=POWER([.B348];2)" office:value-type="float" office:value="1204159401" calcext:value-type="float">
            <text:p>1204159401</text:p>
          </table:table-cell>
          <table:table-cell table:formula="of:=[.B348]*LOG([.B348];2)" office:value-type="float" office:value="523384.41243352" calcext:value-type="float">
            <text:p>523384.41243352</text:p>
          </table:table-cell>
          <table:table-cell office:value-type="float" office:value="294373000" calcext:value-type="float">
            <text:p>2.94E+08</text:p>
          </table:table-cell>
          <table:table-cell office:value-type="float" office:value="5277100" calcext:value-type="float">
            <text:p>5.28E+06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([.A349] + 1) * 100 + 1" office:value-type="float" office:value="34801" calcext:value-type="float">
            <text:p>34801</text:p>
          </table:table-cell>
          <table:table-cell table:formula="of:=POWER([.B349];2)" office:value-type="float" office:value="1211109601" calcext:value-type="float">
            <text:p>1211109601</text:p>
          </table:table-cell>
          <table:table-cell table:formula="of:=[.B349]*LOG([.B349];2)" office:value-type="float" office:value="525037.158575151" calcext:value-type="float">
            <text:p>525037.158575151</text:p>
          </table:table-cell>
          <table:table-cell office:value-type="float" office:value="297642000" calcext:value-type="float">
            <text:p>2.98E+08</text:p>
          </table:table-cell>
          <table:table-cell office:value-type="float" office:value="5729790" calcext:value-type="float">
            <text:p>5.73E+06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[.A350] + 1) * 100 + 1" office:value-type="float" office:value="34901" calcext:value-type="float">
            <text:p>34901</text:p>
          </table:table-cell>
          <table:table-cell table:formula="of:=POWER([.B350];2)" office:value-type="float" office:value="1218079801" calcext:value-type="float">
            <text:p>1218079801</text:p>
          </table:table-cell>
          <table:table-cell table:formula="of:=[.B350]*LOG([.B350];2)" office:value-type="float" office:value="526690.319272981" calcext:value-type="float">
            <text:p>526690.319272981</text:p>
          </table:table-cell>
          <table:table-cell office:value-type="float" office:value="296077000" calcext:value-type="float">
            <text:p>2.96E+08</text:p>
          </table:table-cell>
          <table:table-cell office:value-type="float" office:value="5394520" calcext:value-type="float">
            <text:p>5.39E+06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([.A351] + 1) * 100 + 1" office:value-type="float" office:value="35001" calcext:value-type="float">
            <text:p>35001</text:p>
          </table:table-cell>
          <table:table-cell table:formula="of:=POWER([.B351];2)" office:value-type="float" office:value="1225070001" calcext:value-type="float">
            <text:p>1225070001</text:p>
          </table:table-cell>
          <table:table-cell table:formula="of:=[.B351]*LOG([.B351];2)" office:value-type="float" office:value="528343.893339199" calcext:value-type="float">
            <text:p>528343.893339199</text:p>
          </table:table-cell>
          <table:table-cell office:value-type="float" office:value="299006000" calcext:value-type="float">
            <text:p>2.99E+08</text:p>
          </table:table-cell>
          <table:table-cell office:value-type="float" office:value="5545720" calcext:value-type="float">
            <text:p>5.55E+06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([.A352] + 1) * 100 + 1" office:value-type="float" office:value="35101" calcext:value-type="float">
            <text:p>35101</text:p>
          </table:table-cell>
          <table:table-cell table:formula="of:=POWER([.B352];2)" office:value-type="float" office:value="1232080201" calcext:value-type="float">
            <text:p>1232080201</text:p>
          </table:table-cell>
          <table:table-cell table:formula="of:=[.B352]*LOG([.B352];2)" office:value-type="float" office:value="529997.879592785" calcext:value-type="float">
            <text:p>529997.879592785</text:p>
          </table:table-cell>
          <table:table-cell office:value-type="float" office:value="304700000" calcext:value-type="float">
            <text:p>3.05E+08</text:p>
          </table:table-cell>
          <table:table-cell office:value-type="float" office:value="5516720" calcext:value-type="float">
            <text:p>5.52E+06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([.A353] + 1) * 100 + 1" office:value-type="float" office:value="35201" calcext:value-type="float">
            <text:p>35201</text:p>
          </table:table-cell>
          <table:table-cell table:formula="of:=POWER([.B353];2)" office:value-type="float" office:value="1239110401" calcext:value-type="float">
            <text:p>1239110401</text:p>
          </table:table-cell>
          <table:table-cell table:formula="of:=[.B353]*LOG([.B353];2)" office:value-type="float" office:value="531652.276859445" calcext:value-type="float">
            <text:p>531652.276859445</text:p>
          </table:table-cell>
          <table:table-cell office:value-type="float" office:value="308789000" calcext:value-type="float">
            <text:p>3.09E+08</text:p>
          </table:table-cell>
          <table:table-cell office:value-type="float" office:value="5635080" calcext:value-type="float">
            <text:p>5.64E+06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([.A354] + 1) * 100 + 1" office:value-type="float" office:value="35301" calcext:value-type="float">
            <text:p>35301</text:p>
          </table:table-cell>
          <table:table-cell table:formula="of:=POWER([.B354];2)" office:value-type="float" office:value="1246160601" calcext:value-type="float">
            <text:p>1246160601</text:p>
          </table:table-cell>
          <table:table-cell table:formula="of:=[.B354]*LOG([.B354];2)" office:value-type="float" office:value="533307.083971559" calcext:value-type="float">
            <text:p>533307.083971559</text:p>
          </table:table-cell>
          <table:table-cell office:value-type="float" office:value="307995000" calcext:value-type="float">
            <text:p>3.08E+08</text:p>
          </table:table-cell>
          <table:table-cell office:value-type="float" office:value="5410070" calcext:value-type="float">
            <text:p>5.41E+06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([.A355] + 1) * 100 + 1" office:value-type="float" office:value="35401" calcext:value-type="float">
            <text:p>35401</text:p>
          </table:table-cell>
          <table:table-cell table:formula="of:=POWER([.B355];2)" office:value-type="float" office:value="1253230801" calcext:value-type="float">
            <text:p>1253230801</text:p>
          </table:table-cell>
          <table:table-cell table:formula="of:=[.B355]*LOG([.B355];2)" office:value-type="float" office:value="534962.299768121" calcext:value-type="float">
            <text:p>534962.299768121</text:p>
          </table:table-cell>
          <table:table-cell office:value-type="float" office:value="310776000" calcext:value-type="float">
            <text:p>3.11E+08</text:p>
          </table:table-cell>
          <table:table-cell office:value-type="float" office:value="5236300" calcext:value-type="float">
            <text:p>5.24E+06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([.A356] + 1) * 100 + 1" office:value-type="float" office:value="35501" calcext:value-type="float">
            <text:p>35501</text:p>
          </table:table-cell>
          <table:table-cell table:formula="of:=POWER([.B356];2)" office:value-type="float" office:value="1260321001" calcext:value-type="float">
            <text:p>1260321001</text:p>
          </table:table-cell>
          <table:table-cell table:formula="of:=[.B356]*LOG([.B356];2)" office:value-type="float" office:value="536617.923094685" calcext:value-type="float">
            <text:p>536617.923094685</text:p>
          </table:table-cell>
          <table:table-cell office:value-type="float" office:value="307054000" calcext:value-type="float">
            <text:p>3.07E+08</text:p>
          </table:table-cell>
          <table:table-cell office:value-type="float" office:value="5609560" calcext:value-type="float">
            <text:p>5.61E+06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([.A357] + 1) * 100 + 1" office:value-type="float" office:value="35601" calcext:value-type="float">
            <text:p>35601</text:p>
          </table:table-cell>
          <table:table-cell table:formula="of:=POWER([.B357];2)" office:value-type="float" office:value="1267431201" calcext:value-type="float">
            <text:p>1267431201</text:p>
          </table:table-cell>
          <table:table-cell table:formula="of:=[.B357]*LOG([.B357];2)" office:value-type="float" office:value="538273.952803308" calcext:value-type="float">
            <text:p>538273.952803308</text:p>
          </table:table-cell>
          <table:table-cell office:value-type="float" office:value="323466000" calcext:value-type="float">
            <text:p>3.23E+08</text:p>
          </table:table-cell>
          <table:table-cell office:value-type="float" office:value="6184760" calcext:value-type="float">
            <text:p>6.18E+06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[.A358] + 1) * 100 + 1" office:value-type="float" office:value="35701" calcext:value-type="float">
            <text:p>35701</text:p>
          </table:table-cell>
          <table:table-cell table:formula="of:=POWER([.B358];2)" office:value-type="float" office:value="1274561401" calcext:value-type="float">
            <text:p>1274561401</text:p>
          </table:table-cell>
          <table:table-cell table:formula="of:=[.B358]*LOG([.B358];2)" office:value-type="float" office:value="539930.387752497" calcext:value-type="float">
            <text:p>539930.387752497</text:p>
          </table:table-cell>
          <table:table-cell office:value-type="float" office:value="316312000" calcext:value-type="float">
            <text:p>3.16E+08</text:p>
          </table:table-cell>
          <table:table-cell office:value-type="float" office:value="5852790" calcext:value-type="float">
            <text:p>5.85E+06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([.A359] + 1) * 100 + 1" office:value-type="float" office:value="35801" calcext:value-type="float">
            <text:p>35801</text:p>
          </table:table-cell>
          <table:table-cell table:formula="of:=POWER([.B359];2)" office:value-type="float" office:value="1281711601" calcext:value-type="float">
            <text:p>1281711601</text:p>
          </table:table-cell>
          <table:table-cell table:formula="of:=[.B359]*LOG([.B359];2)" office:value-type="float" office:value="541587.226807153" calcext:value-type="float">
            <text:p>541587.226807153</text:p>
          </table:table-cell>
          <table:table-cell office:value-type="float" office:value="313045000" calcext:value-type="float">
            <text:p>3.13E+08</text:p>
          </table:table-cell>
          <table:table-cell office:value-type="float" office:value="5934780" calcext:value-type="float">
            <text:p>5.93E+06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([.A360] + 1) * 100 + 1" office:value-type="float" office:value="35901" calcext:value-type="float">
            <text:p>35901</text:p>
          </table:table-cell>
          <table:table-cell table:formula="of:=POWER([.B360];2)" office:value-type="float" office:value="1288881801" calcext:value-type="float">
            <text:p>1288881801</text:p>
          </table:table-cell>
          <table:table-cell table:formula="of:=[.B360]*LOG([.B360];2)" office:value-type="float" office:value="543244.468838518" calcext:value-type="float">
            <text:p>543244.468838518</text:p>
          </table:table-cell>
          <table:table-cell office:value-type="float" office:value="313761000" calcext:value-type="float">
            <text:p>3.14E+08</text:p>
          </table:table-cell>
          <table:table-cell office:value-type="float" office:value="6120080" calcext:value-type="float">
            <text:p>6.12E+06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([.A361] + 1) * 100 + 1" office:value-type="float" office:value="36001" calcext:value-type="float">
            <text:p>36001</text:p>
          </table:table-cell>
          <table:table-cell table:formula="of:=POWER([.B361];2)" office:value-type="float" office:value="1296072001" calcext:value-type="float">
            <text:p>1296072001</text:p>
          </table:table-cell>
          <table:table-cell table:formula="of:=[.B361]*LOG([.B361];2)" office:value-type="float" office:value="544902.112724123" calcext:value-type="float">
            <text:p>544902.112724123</text:p>
          </table:table-cell>
          <table:table-cell office:value-type="float" office:value="314813000" calcext:value-type="float">
            <text:p>3.15E+08</text:p>
          </table:table-cell>
          <table:table-cell office:value-type="float" office:value="5952080" calcext:value-type="float">
            <text:p>5.95E+06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[.A362] + 1) * 100 + 1" office:value-type="float" office:value="36101" calcext:value-type="float">
            <text:p>36101</text:p>
          </table:table-cell>
          <table:table-cell table:formula="of:=POWER([.B362];2)" office:value-type="float" office:value="1303282201" calcext:value-type="float">
            <text:p>1303282201</text:p>
          </table:table-cell>
          <table:table-cell table:formula="of:=[.B362]*LOG([.B362];2)" office:value-type="float" office:value="546560.157347734" calcext:value-type="float">
            <text:p>546560.157347734</text:p>
          </table:table-cell>
          <table:table-cell office:value-type="float" office:value="316939000" calcext:value-type="float">
            <text:p>3.17E+08</text:p>
          </table:table-cell>
          <table:table-cell office:value-type="float" office:value="6096330" calcext:value-type="float">
            <text:p>6.10E+06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([.A363] + 1) * 100 + 1" office:value-type="float" office:value="36201" calcext:value-type="float">
            <text:p>36201</text:p>
          </table:table-cell>
          <table:table-cell table:formula="of:=POWER([.B363];2)" office:value-type="float" office:value="1310512401" calcext:value-type="float">
            <text:p>1310512401</text:p>
          </table:table-cell>
          <table:table-cell table:formula="of:=[.B363]*LOG([.B363];2)" office:value-type="float" office:value="548218.601599301" calcext:value-type="float">
            <text:p>548218.601599301</text:p>
          </table:table-cell>
          <table:table-cell office:value-type="float" office:value="318501000" calcext:value-type="float">
            <text:p>3.19E+08</text:p>
          </table:table-cell>
          <table:table-cell office:value-type="float" office:value="5891510" calcext:value-type="float">
            <text:p>5.89E+06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([.A364] + 1) * 100 + 1" office:value-type="float" office:value="36301" calcext:value-type="float">
            <text:p>36301</text:p>
          </table:table-cell>
          <table:table-cell table:formula="of:=POWER([.B364];2)" office:value-type="float" office:value="1317762601" calcext:value-type="float">
            <text:p>1317762601</text:p>
          </table:table-cell>
          <table:table-cell table:formula="of:=[.B364]*LOG([.B364];2)" office:value-type="float" office:value="549877.444374909" calcext:value-type="float">
            <text:p>549877.444374909</text:p>
          </table:table-cell>
          <table:table-cell office:value-type="float" office:value="320348000" calcext:value-type="float">
            <text:p>3.20E+08</text:p>
          </table:table-cell>
          <table:table-cell office:value-type="float" office:value="5914910" calcext:value-type="float">
            <text:p>5.91E+06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([.A365] + 1) * 100 + 1" office:value-type="float" office:value="36401" calcext:value-type="float">
            <text:p>36401</text:p>
          </table:table-cell>
          <table:table-cell table:formula="of:=POWER([.B365];2)" office:value-type="float" office:value="1325032801" calcext:value-type="float">
            <text:p>1325032801</text:p>
          </table:table-cell>
          <table:table-cell table:formula="of:=[.B365]*LOG([.B365];2)" office:value-type="float" office:value="551536.684576721" calcext:value-type="float">
            <text:p>551536.684576721</text:p>
          </table:table-cell>
          <table:table-cell office:value-type="float" office:value="325091000" calcext:value-type="float">
            <text:p>3.25E+08</text:p>
          </table:table-cell>
          <table:table-cell office:value-type="float" office:value="5982920" calcext:value-type="float">
            <text:p>5.98E+06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[.A366] + 1) * 100 + 1" office:value-type="float" office:value="36501" calcext:value-type="float">
            <text:p>36501</text:p>
          </table:table-cell>
          <table:table-cell table:formula="of:=POWER([.B366];2)" office:value-type="float" office:value="1332323001" calcext:value-type="float">
            <text:p>1332323001</text:p>
          </table:table-cell>
          <table:table-cell table:formula="of:=[.B366]*LOG([.B366];2)" office:value-type="float" office:value="553196.321112934" calcext:value-type="float">
            <text:p>553196.321112934</text:p>
          </table:table-cell>
          <table:table-cell office:value-type="float" office:value="337406000" calcext:value-type="float">
            <text:p>3.37E+08</text:p>
          </table:table-cell>
          <table:table-cell office:value-type="float" office:value="6101720" calcext:value-type="float">
            <text:p>6.10E+06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([.A367] + 1) * 100 + 1" office:value-type="float" office:value="36601" calcext:value-type="float">
            <text:p>36601</text:p>
          </table:table-cell>
          <table:table-cell table:formula="of:=POWER([.B367];2)" office:value-type="float" office:value="1339633201" calcext:value-type="float">
            <text:p>1339633201</text:p>
          </table:table-cell>
          <table:table-cell table:formula="of:=[.B367]*LOG([.B367];2)" office:value-type="float" office:value="554856.352897729" calcext:value-type="float">
            <text:p>554856.352897729</text:p>
          </table:table-cell>
          <table:table-cell office:value-type="float" office:value="333475000" calcext:value-type="float">
            <text:p>3.33E+08</text:p>
          </table:table-cell>
          <table:table-cell office:value-type="float" office:value="6285790" calcext:value-type="float">
            <text:p>6.29E+06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([.A368] + 1) * 100 + 1" office:value-type="float" office:value="36701" calcext:value-type="float">
            <text:p>36701</text:p>
          </table:table-cell>
          <table:table-cell table:formula="of:=POWER([.B368];2)" office:value-type="float" office:value="1346963401" calcext:value-type="float">
            <text:p>1346963401</text:p>
          </table:table-cell>
          <table:table-cell table:formula="of:=[.B368]*LOG([.B368];2)" office:value-type="float" office:value="556516.778851217" calcext:value-type="float">
            <text:p>556516.778851217</text:p>
          </table:table-cell>
          <table:table-cell office:value-type="float" office:value="335324000" calcext:value-type="float">
            <text:p>3.35E+08</text:p>
          </table:table-cell>
          <table:table-cell office:value-type="float" office:value="6258480" calcext:value-type="float">
            <text:p>6.26E+06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([.A369] + 1) * 100 + 1" office:value-type="float" office:value="36801" calcext:value-type="float">
            <text:p>36801</text:p>
          </table:table-cell>
          <table:table-cell table:formula="of:=POWER([.B369];2)" office:value-type="float" office:value="1354313601" calcext:value-type="float">
            <text:p>1354313601</text:p>
          </table:table-cell>
          <table:table-cell table:formula="of:=[.B369]*LOG([.B369];2)" office:value-type="float" office:value="558177.597899396" calcext:value-type="float">
            <text:p>558177.597899396</text:p>
          </table:table-cell>
          <table:table-cell office:value-type="float" office:value="336690000" calcext:value-type="float">
            <text:p>3.37E+08</text:p>
          </table:table-cell>
          <table:table-cell office:value-type="float" office:value="5997420" calcext:value-type="float">
            <text:p>6.00E+06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[.A370] + 1) * 100 + 1" office:value-type="float" office:value="36901" calcext:value-type="float">
            <text:p>36901</text:p>
          </table:table-cell>
          <table:table-cell table:formula="of:=POWER([.B370];2)" office:value-type="float" office:value="1361683801" calcext:value-type="float">
            <text:p>1361683801</text:p>
          </table:table-cell>
          <table:table-cell table:formula="of:=[.B370]*LOG([.B370];2)" office:value-type="float" office:value="559838.808974101" calcext:value-type="float">
            <text:p>559838.808974101</text:p>
          </table:table-cell>
          <table:table-cell office:value-type="float" office:value="340147000" calcext:value-type="float">
            <text:p>3.40E+08</text:p>
          </table:table-cell>
          <table:table-cell office:value-type="float" office:value="6030190" calcext:value-type="float">
            <text:p>6.03E+06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([.A371] + 1) * 100 + 1" office:value-type="float" office:value="37001" calcext:value-type="float">
            <text:p>37001</text:p>
          </table:table-cell>
          <table:table-cell table:formula="of:=POWER([.B371];2)" office:value-type="float" office:value="1369074001" calcext:value-type="float">
            <text:p>1369074001</text:p>
          </table:table-cell>
          <table:table-cell table:formula="of:=[.B371]*LOG([.B371];2)" office:value-type="float" office:value="561500.411012955" calcext:value-type="float">
            <text:p>561500.411012955</text:p>
          </table:table-cell>
          <table:table-cell office:value-type="float" office:value="343938000" calcext:value-type="float">
            <text:p>3.44E+08</text:p>
          </table:table-cell>
          <table:table-cell office:value-type="float" office:value="5960480" calcext:value-type="float">
            <text:p>5.96E+06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([.A372] + 1) * 100 + 1" office:value-type="float" office:value="37101" calcext:value-type="float">
            <text:p>37101</text:p>
          </table:table-cell>
          <table:table-cell table:formula="of:=POWER([.B372];2)" office:value-type="float" office:value="1376484201" calcext:value-type="float">
            <text:p>1376484201</text:p>
          </table:table-cell>
          <table:table-cell table:formula="of:=[.B372]*LOG([.B372];2)" office:value-type="float" office:value="563162.402959325" calcext:value-type="float">
            <text:p>563162.402959325</text:p>
          </table:table-cell>
          <table:table-cell office:value-type="float" office:value="348149000" calcext:value-type="float">
            <text:p>3.48E+08</text:p>
          </table:table-cell>
          <table:table-cell office:value-type="float" office:value="6231980" calcext:value-type="float">
            <text:p>6.23E+06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([.A373] + 1) * 100 + 1" office:value-type="float" office:value="37201" calcext:value-type="float">
            <text:p>37201</text:p>
          </table:table-cell>
          <table:table-cell table:formula="of:=POWER([.B373];2)" office:value-type="float" office:value="1383914401" calcext:value-type="float">
            <text:p>1383914401</text:p>
          </table:table-cell>
          <table:table-cell table:formula="of:=[.B373]*LOG([.B373];2)" office:value-type="float" office:value="564824.783762271" calcext:value-type="float">
            <text:p>564824.783762271</text:p>
          </table:table-cell>
          <table:table-cell office:value-type="float" office:value="347371000" calcext:value-type="float">
            <text:p>3.47E+08</text:p>
          </table:table-cell>
          <table:table-cell office:value-type="float" office:value="6040700" calcext:value-type="float">
            <text:p>6.04E+06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[.A374] + 1) * 100 + 1" office:value-type="float" office:value="37301" calcext:value-type="float">
            <text:p>37301</text:p>
          </table:table-cell>
          <table:table-cell table:formula="of:=POWER([.B374];2)" office:value-type="float" office:value="1391364601" calcext:value-type="float">
            <text:p>1391364601</text:p>
          </table:table-cell>
          <table:table-cell table:formula="of:=[.B374]*LOG([.B374];2)" office:value-type="float" office:value="566487.552376507" calcext:value-type="float">
            <text:p>566487.552376507</text:p>
          </table:table-cell>
          <table:table-cell office:value-type="float" office:value="345495000" calcext:value-type="float">
            <text:p>3.45E+08</text:p>
          </table:table-cell>
          <table:table-cell office:value-type="float" office:value="5949050" calcext:value-type="float">
            <text:p>5.95E+06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([.A375] + 1) * 100 + 1" office:value-type="float" office:value="37401" calcext:value-type="float">
            <text:p>37401</text:p>
          </table:table-cell>
          <table:table-cell table:formula="of:=POWER([.B375];2)" office:value-type="float" office:value="1398834801" calcext:value-type="float">
            <text:p>1398834801</text:p>
          </table:table-cell>
          <table:table-cell table:formula="of:=[.B375]*LOG([.B375];2)" office:value-type="float" office:value="568150.70776235" calcext:value-type="float">
            <text:p>568150.70776235</text:p>
          </table:table-cell>
          <table:table-cell office:value-type="float" office:value="345955000" calcext:value-type="float">
            <text:p>3.46E+08</text:p>
          </table:table-cell>
          <table:table-cell office:value-type="float" office:value="5801390" calcext:value-type="float">
            <text:p>5.80E+06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([.A376] + 1) * 100 + 1" office:value-type="float" office:value="37501" calcext:value-type="float">
            <text:p>37501</text:p>
          </table:table-cell>
          <table:table-cell table:formula="of:=POWER([.B376];2)" office:value-type="float" office:value="1406325001" calcext:value-type="float">
            <text:p>1406325001</text:p>
          </table:table-cell>
          <table:table-cell table:formula="of:=[.B376]*LOG([.B376];2)" office:value-type="float" office:value="569814.248885676" calcext:value-type="float">
            <text:p>569814.248885676</text:p>
          </table:table-cell>
          <table:table-cell office:value-type="float" office:value="348463000" calcext:value-type="float">
            <text:p>3.48E+08</text:p>
          </table:table-cell>
          <table:table-cell office:value-type="float" office:value="6410990" calcext:value-type="float">
            <text:p>6.41E+06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([.A377] + 1) * 100 + 1" office:value-type="float" office:value="37601" calcext:value-type="float">
            <text:p>37601</text:p>
          </table:table-cell>
          <table:table-cell table:formula="of:=POWER([.B377];2)" office:value-type="float" office:value="1413835201" calcext:value-type="float">
            <text:p>1413835201</text:p>
          </table:table-cell>
          <table:table-cell table:formula="of:=[.B377]*LOG([.B377];2)" office:value-type="float" office:value="571478.174717876" calcext:value-type="float">
            <text:p>571478.174717876</text:p>
          </table:table-cell>
          <table:table-cell office:value-type="float" office:value="350143000" calcext:value-type="float">
            <text:p>3.50E+08</text:p>
          </table:table-cell>
          <table:table-cell office:value-type="float" office:value="6116160" calcext:value-type="float">
            <text:p>6.12E+06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[.A378] + 1) * 100 + 1" office:value-type="float" office:value="37701" calcext:value-type="float">
            <text:p>37701</text:p>
          </table:table-cell>
          <table:table-cell table:formula="of:=POWER([.B378];2)" office:value-type="float" office:value="1421365401" calcext:value-type="float">
            <text:p>1421365401</text:p>
          </table:table-cell>
          <table:table-cell table:formula="of:=[.B378]*LOG([.B378];2)" office:value-type="float" office:value="573142.484235813" calcext:value-type="float">
            <text:p>573142.484235813</text:p>
          </table:table-cell>
          <table:table-cell office:value-type="float" office:value="352769000" calcext:value-type="float">
            <text:p>3.53E+08</text:p>
          </table:table-cell>
          <table:table-cell office:value-type="float" office:value="6350410" calcext:value-type="float">
            <text:p>6.35E+06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([.A379] + 1) * 100 + 1" office:value-type="float" office:value="37801" calcext:value-type="float">
            <text:p>37801</text:p>
          </table:table-cell>
          <table:table-cell table:formula="of:=POWER([.B379];2)" office:value-type="float" office:value="1428915601" calcext:value-type="float">
            <text:p>1428915601</text:p>
          </table:table-cell>
          <table:table-cell table:formula="of:=[.B379]*LOG([.B379];2)" office:value-type="float" office:value="574807.176421779" calcext:value-type="float">
            <text:p>574807.176421779</text:p>
          </table:table-cell>
          <table:table-cell office:value-type="float" office:value="363326000" calcext:value-type="float">
            <text:p>3.63E+08</text:p>
          </table:table-cell>
          <table:table-cell office:value-type="float" office:value="6563580" calcext:value-type="float">
            <text:p>6.56E+06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([.A380] + 1) * 100 + 1" office:value-type="float" office:value="37901" calcext:value-type="float">
            <text:p>37901</text:p>
          </table:table-cell>
          <table:table-cell table:formula="of:=POWER([.B380];2)" office:value-type="float" office:value="1436485801" calcext:value-type="float">
            <text:p>1436485801</text:p>
          </table:table-cell>
          <table:table-cell table:formula="of:=[.B380]*LOG([.B380];2)" office:value-type="float" office:value="576472.250263448" calcext:value-type="float">
            <text:p>576472.250263448</text:p>
          </table:table-cell>
          <table:table-cell office:value-type="float" office:value="358715000" calcext:value-type="float">
            <text:p>3.59E+08</text:p>
          </table:table-cell>
          <table:table-cell office:value-type="float" office:value="5715440" calcext:value-type="float">
            <text:p>5.72E+06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([.A381] + 1) * 100 + 1" office:value-type="float" office:value="38001" calcext:value-type="float">
            <text:p>38001</text:p>
          </table:table-cell>
          <table:table-cell table:formula="of:=POWER([.B381];2)" office:value-type="float" office:value="1444076001" calcext:value-type="float">
            <text:p>1444076001</text:p>
          </table:table-cell>
          <table:table-cell table:formula="of:=[.B381]*LOG([.B381];2)" office:value-type="float" office:value="578137.704753837" calcext:value-type="float">
            <text:p>578137.704753837</text:p>
          </table:table-cell>
          <table:table-cell office:value-type="float" office:value="363091000" calcext:value-type="float">
            <text:p>3.63E+08</text:p>
          </table:table-cell>
          <table:table-cell office:value-type="float" office:value="6246960" calcext:value-type="float">
            <text:p>6.25E+06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[.A382] + 1) * 100 + 1" office:value-type="float" office:value="38101" calcext:value-type="float">
            <text:p>38101</text:p>
          </table:table-cell>
          <table:table-cell table:formula="of:=POWER([.B382];2)" office:value-type="float" office:value="1451686201" calcext:value-type="float">
            <text:p>1451686201</text:p>
          </table:table-cell>
          <table:table-cell table:formula="of:=[.B382]*LOG([.B382];2)" office:value-type="float" office:value="579803.538891264" calcext:value-type="float">
            <text:p>579803.538891264</text:p>
          </table:table-cell>
          <table:table-cell office:value-type="float" office:value="360500000" calcext:value-type="float">
            <text:p>3.61E+08</text:p>
          </table:table-cell>
          <table:table-cell office:value-type="float" office:value="5739880" calcext:value-type="float">
            <text:p>5.74E+06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([.A383] + 1) * 100 + 1" office:value-type="float" office:value="38201" calcext:value-type="float">
            <text:p>38201</text:p>
          </table:table-cell>
          <table:table-cell table:formula="of:=POWER([.B383];2)" office:value-type="float" office:value="1459316401" calcext:value-type="float">
            <text:p>1459316401</text:p>
          </table:table-cell>
          <table:table-cell table:formula="of:=[.B383]*LOG([.B383];2)" office:value-type="float" office:value="581469.751679302" calcext:value-type="float">
            <text:p>581469.751679302</text:p>
          </table:table-cell>
          <table:table-cell office:value-type="float" office:value="363058000" calcext:value-type="float">
            <text:p>3.63E+08</text:p>
          </table:table-cell>
          <table:table-cell office:value-type="float" office:value="6466600" calcext:value-type="float">
            <text:p>6.47E+06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([.A384] + 1) * 100 + 1" office:value-type="float" office:value="38301" calcext:value-type="float">
            <text:p>38301</text:p>
          </table:table-cell>
          <table:table-cell table:formula="of:=POWER([.B384];2)" office:value-type="float" office:value="1466966601" calcext:value-type="float">
            <text:p>1466966601</text:p>
          </table:table-cell>
          <table:table-cell table:formula="of:=[.B384]*LOG([.B384];2)" office:value-type="float" office:value="583136.342126744" calcext:value-type="float">
            <text:p>583136.342126744</text:p>
          </table:table-cell>
          <table:table-cell office:value-type="float" office:value="358018000" calcext:value-type="float">
            <text:p>3.58E+08</text:p>
          </table:table-cell>
          <table:table-cell office:value-type="float" office:value="6487740" calcext:value-type="float">
            <text:p>6.49E+06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([.A385] + 1) * 100 + 1" office:value-type="float" office:value="38401" calcext:value-type="float">
            <text:p>38401</text:p>
          </table:table-cell>
          <table:table-cell table:formula="of:=POWER([.B385];2)" office:value-type="float" office:value="1474636801" calcext:value-type="float">
            <text:p>1474636801</text:p>
          </table:table-cell>
          <table:table-cell table:formula="of:=[.B385]*LOG([.B385];2)" office:value-type="float" office:value="584803.309247558" calcext:value-type="float">
            <text:p>584803.309247558</text:p>
          </table:table-cell>
          <table:table-cell office:value-type="float" office:value="358963000" calcext:value-type="float">
            <text:p>3.59E+08</text:p>
          </table:table-cell>
          <table:table-cell office:value-type="float" office:value="6148590" calcext:value-type="float">
            <text:p>6.15E+06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[.A386] + 1) * 100 + 1" office:value-type="float" office:value="38501" calcext:value-type="float">
            <text:p>38501</text:p>
          </table:table-cell>
          <table:table-cell table:formula="of:=POWER([.B386];2)" office:value-type="float" office:value="1482327001" calcext:value-type="float">
            <text:p>1482327001</text:p>
          </table:table-cell>
          <table:table-cell table:formula="of:=[.B386]*LOG([.B386];2)" office:value-type="float" office:value="586470.652060847" calcext:value-type="float">
            <text:p>586470.652060847</text:p>
          </table:table-cell>
          <table:table-cell office:value-type="float" office:value="372641000" calcext:value-type="float">
            <text:p>3.73E+08</text:p>
          </table:table-cell>
          <table:table-cell office:value-type="float" office:value="6021700" calcext:value-type="float">
            <text:p>6.02E+06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([.A387] + 1) * 100 + 1" office:value-type="float" office:value="38601" calcext:value-type="float">
            <text:p>38601</text:p>
          </table:table-cell>
          <table:table-cell table:formula="of:=POWER([.B387];2)" office:value-type="float" office:value="1490037201" calcext:value-type="float">
            <text:p>1490037201</text:p>
          </table:table-cell>
          <table:table-cell table:formula="of:=[.B387]*LOG([.B387];2)" office:value-type="float" office:value="588138.369590808" calcext:value-type="float">
            <text:p>588138.369590808</text:p>
          </table:table-cell>
          <table:table-cell office:value-type="float" office:value="371151000" calcext:value-type="float">
            <text:p>3.71E+08</text:p>
          </table:table-cell>
          <table:table-cell office:value-type="float" office:value="6272910" calcext:value-type="float">
            <text:p>6.27E+06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([.A388] + 1) * 100 + 1" office:value-type="float" office:value="38701" calcext:value-type="float">
            <text:p>38701</text:p>
          </table:table-cell>
          <table:table-cell table:formula="of:=POWER([.B388];2)" office:value-type="float" office:value="1497767401" calcext:value-type="float">
            <text:p>1497767401</text:p>
          </table:table-cell>
          <table:table-cell table:formula="of:=[.B388]*LOG([.B388];2)" office:value-type="float" office:value="589806.460866697" calcext:value-type="float">
            <text:p>589806.460866697</text:p>
          </table:table-cell>
          <table:table-cell office:value-type="float" office:value="381612000" calcext:value-type="float">
            <text:p>3.82E+08</text:p>
          </table:table-cell>
          <table:table-cell office:value-type="float" office:value="6374470" calcext:value-type="float">
            <text:p>6.37E+06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([.A389] + 1) * 100 + 1" office:value-type="float" office:value="38801" calcext:value-type="float">
            <text:p>38801</text:p>
          </table:table-cell>
          <table:table-cell table:formula="of:=POWER([.B389];2)" office:value-type="float" office:value="1505517601" calcext:value-type="float">
            <text:p>1505517601</text:p>
          </table:table-cell>
          <table:table-cell table:formula="of:=[.B389]*LOG([.B389];2)" office:value-type="float" office:value="591474.924922784" calcext:value-type="float">
            <text:p>591474.924922784</text:p>
          </table:table-cell>
          <table:table-cell office:value-type="float" office:value="383587000" calcext:value-type="float">
            <text:p>3.84E+08</text:p>
          </table:table-cell>
          <table:table-cell office:value-type="float" office:value="6861660" calcext:value-type="float">
            <text:p>6.86E+06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([.A390] + 1) * 100 + 1" office:value-type="float" office:value="38901" calcext:value-type="float">
            <text:p>38901</text:p>
          </table:table-cell>
          <table:table-cell table:formula="of:=POWER([.B390];2)" office:value-type="float" office:value="1513287801" calcext:value-type="float">
            <text:p>1513287801</text:p>
          </table:table-cell>
          <table:table-cell table:formula="of:=[.B390]*LOG([.B390];2)" office:value-type="float" office:value="593143.760798319" calcext:value-type="float">
            <text:p>593143.760798319</text:p>
          </table:table-cell>
          <table:table-cell office:value-type="float" office:value="381069000" calcext:value-type="float">
            <text:p>3.81E+08</text:p>
          </table:table-cell>
          <table:table-cell office:value-type="float" office:value="6570420" calcext:value-type="float">
            <text:p>6.57E+06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([.A391] + 1) * 100 + 1" office:value-type="float" office:value="39001" calcext:value-type="float">
            <text:p>39001</text:p>
          </table:table-cell>
          <table:table-cell table:formula="of:=POWER([.B391];2)" office:value-type="float" office:value="1521078001" calcext:value-type="float">
            <text:p>1521078001</text:p>
          </table:table-cell>
          <table:table-cell table:formula="of:=[.B391]*LOG([.B391];2)" office:value-type="float" office:value="594812.967537489" calcext:value-type="float">
            <text:p>594812.967537489</text:p>
          </table:table-cell>
          <table:table-cell office:value-type="float" office:value="386158000" calcext:value-type="float">
            <text:p>3.86E+08</text:p>
          </table:table-cell>
          <table:table-cell office:value-type="float" office:value="6455580" calcext:value-type="float">
            <text:p>6.46E+06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([.A392] + 1) * 100 + 1" office:value-type="float" office:value="39101" calcext:value-type="float">
            <text:p>39101</text:p>
          </table:table-cell>
          <table:table-cell table:formula="of:=POWER([.B392];2)" office:value-type="float" office:value="1528888201" calcext:value-type="float">
            <text:p>1528888201</text:p>
          </table:table-cell>
          <table:table-cell table:formula="of:=[.B392]*LOG([.B392];2)" office:value-type="float" office:value="596482.544189386" calcext:value-type="float">
            <text:p>596482.544189386</text:p>
          </table:table-cell>
          <table:table-cell office:value-type="float" office:value="379050000" calcext:value-type="float">
            <text:p>3.79E+08</text:p>
          </table:table-cell>
          <table:table-cell office:value-type="float" office:value="6173550" calcext:value-type="float">
            <text:p>6.17E+06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([.A393] + 1) * 100 + 1" office:value-type="float" office:value="39201" calcext:value-type="float">
            <text:p>39201</text:p>
          </table:table-cell>
          <table:table-cell table:formula="of:=POWER([.B393];2)" office:value-type="float" office:value="1536718401" calcext:value-type="float">
            <text:p>1536718401</text:p>
          </table:table-cell>
          <table:table-cell table:formula="of:=[.B393]*LOG([.B393];2)" office:value-type="float" office:value="598152.489807962" calcext:value-type="float">
            <text:p>598152.489807962</text:p>
          </table:table-cell>
          <table:table-cell office:value-type="float" office:value="377162000" calcext:value-type="float">
            <text:p>3.77E+08</text:p>
          </table:table-cell>
          <table:table-cell office:value-type="float" office:value="5944210" calcext:value-type="float">
            <text:p>5.94E+06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([.A394] + 1) * 100 + 1" office:value-type="float" office:value="39301" calcext:value-type="float">
            <text:p>39301</text:p>
          </table:table-cell>
          <table:table-cell table:formula="of:=POWER([.B394];2)" office:value-type="float" office:value="1544568601" calcext:value-type="float">
            <text:p>1544568601</text:p>
          </table:table-cell>
          <table:table-cell table:formula="of:=[.B394]*LOG([.B394];2)" office:value-type="float" office:value="599822.803451998" calcext:value-type="float">
            <text:p>599822.803451998</text:p>
          </table:table-cell>
          <table:table-cell office:value-type="float" office:value="378362000" calcext:value-type="float">
            <text:p>3.78E+08</text:p>
          </table:table-cell>
          <table:table-cell office:value-type="float" office:value="6318410" calcext:value-type="float">
            <text:p>6.32E+06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([.A395] + 1) * 100 + 1" office:value-type="float" office:value="39401" calcext:value-type="float">
            <text:p>39401</text:p>
          </table:table-cell>
          <table:table-cell table:formula="of:=POWER([.B395];2)" office:value-type="float" office:value="1552438801" calcext:value-type="float">
            <text:p>1552438801</text:p>
          </table:table-cell>
          <table:table-cell table:formula="of:=[.B395]*LOG([.B395];2)" office:value-type="float" office:value="601493.484185064" calcext:value-type="float">
            <text:p>601493.484185064</text:p>
          </table:table-cell>
          <table:table-cell office:value-type="float" office:value="386672000" calcext:value-type="float">
            <text:p>3.87E+08</text:p>
          </table:table-cell>
          <table:table-cell office:value-type="float" office:value="6046190" calcext:value-type="float">
            <text:p>6.05E+06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([.A396] + 1) * 100 + 1" office:value-type="float" office:value="39501" calcext:value-type="float">
            <text:p>39501</text:p>
          </table:table-cell>
          <table:table-cell table:formula="of:=POWER([.B396];2)" office:value-type="float" office:value="1560329001" calcext:value-type="float">
            <text:p>1560329001</text:p>
          </table:table-cell>
          <table:table-cell table:formula="of:=[.B396]*LOG([.B396];2)" office:value-type="float" office:value="603164.531075484" calcext:value-type="float">
            <text:p>603164.531075484</text:p>
          </table:table-cell>
          <table:table-cell office:value-type="float" office:value="386293000" calcext:value-type="float">
            <text:p>3.86E+08</text:p>
          </table:table-cell>
          <table:table-cell office:value-type="float" office:value="6577530" calcext:value-type="float">
            <text:p>6.58E+06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([.A397] + 1) * 100 + 1" office:value-type="float" office:value="39601" calcext:value-type="float">
            <text:p>39601</text:p>
          </table:table-cell>
          <table:table-cell table:formula="of:=POWER([.B397];2)" office:value-type="float" office:value="1568239201" calcext:value-type="float">
            <text:p>1568239201</text:p>
          </table:table-cell>
          <table:table-cell table:formula="of:=[.B397]*LOG([.B397];2)" office:value-type="float" office:value="604835.943196298" calcext:value-type="float">
            <text:p>604835.943196298</text:p>
          </table:table-cell>
          <table:table-cell office:value-type="float" office:value="380093000" calcext:value-type="float">
            <text:p>3.80E+08</text:p>
          </table:table-cell>
          <table:table-cell office:value-type="float" office:value="6833250" calcext:value-type="float">
            <text:p>6.83E+06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[.A398] + 1) * 100 + 1" office:value-type="float" office:value="39701" calcext:value-type="float">
            <text:p>39701</text:p>
          </table:table-cell>
          <table:table-cell table:formula="of:=POWER([.B398];2)" office:value-type="float" office:value="1576169401" calcext:value-type="float">
            <text:p>1576169401</text:p>
          </table:table-cell>
          <table:table-cell table:formula="of:=[.B398]*LOG([.B398];2)" office:value-type="float" office:value="606507.71962523" calcext:value-type="float">
            <text:p>606507.71962523</text:p>
          </table:table-cell>
          <table:table-cell office:value-type="float" office:value="384019000" calcext:value-type="float">
            <text:p>3.84E+08</text:p>
          </table:table-cell>
          <table:table-cell office:value-type="float" office:value="6292860" calcext:value-type="float">
            <text:p>6.29E+06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([.A399] + 1) * 100 + 1" office:value-type="float" office:value="39801" calcext:value-type="float">
            <text:p>39801</text:p>
          </table:table-cell>
          <table:table-cell table:formula="of:=POWER([.B399];2)" office:value-type="float" office:value="1584119601" calcext:value-type="float">
            <text:p>1584119601</text:p>
          </table:table-cell>
          <table:table-cell table:formula="of:=[.B399]*LOG([.B399];2)" office:value-type="float" office:value="608179.859444647" calcext:value-type="float">
            <text:p>608179.859444647</text:p>
          </table:table-cell>
          <table:table-cell office:value-type="float" office:value="401285000" calcext:value-type="float">
            <text:p>4.01E+08</text:p>
          </table:table-cell>
          <table:table-cell office:value-type="float" office:value="6442270" calcext:value-type="float">
            <text:p>6.44E+06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([.A400] + 1) * 100 + 1" office:value-type="float" office:value="39901" calcext:value-type="float">
            <text:p>39901</text:p>
          </table:table-cell>
          <table:table-cell table:formula="of:=POWER([.B400];2)" office:value-type="float" office:value="1592089801" calcext:value-type="float">
            <text:p>1592089801</text:p>
          </table:table-cell>
          <table:table-cell table:formula="of:=[.B400]*LOG([.B400];2)" office:value-type="float" office:value="609852.361741529" calcext:value-type="float">
            <text:p>609852.361741529</text:p>
          </table:table-cell>
          <table:table-cell office:value-type="float" office:value="386050000" calcext:value-type="float">
            <text:p>3.86E+08</text:p>
          </table:table-cell>
          <table:table-cell office:value-type="float" office:value="6550410" calcext:value-type="float">
            <text:p>6.55E+06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([.A401] + 1) * 100 + 1" office:value-type="float" office:value="40001" calcext:value-type="float">
            <text:p>40001</text:p>
          </table:table-cell>
          <table:table-cell table:formula="of:=POWER([.B401];2)" office:value-type="float" office:value="1600080001" calcext:value-type="float">
            <text:p>1600080001</text:p>
          </table:table-cell>
          <table:table-cell table:formula="of:=[.B401]*LOG([.B401];2)" office:value-type="float" office:value="611525.225607432" calcext:value-type="float">
            <text:p>611525.225607432</text:p>
          </table:table-cell>
          <table:table-cell office:value-type="float" office:value="395955000" calcext:value-type="float">
            <text:p>3.96E+08</text:p>
          </table:table-cell>
          <table:table-cell office:value-type="float" office:value="6128430" calcext:value-type="float">
            <text:p>6.13E+06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[.A402] + 1) * 100 + 1" office:value-type="float" office:value="40101" calcext:value-type="float">
            <text:p>40101</text:p>
          </table:table-cell>
          <table:table-cell table:formula="of:=POWER([.B402];2)" office:value-type="float" office:value="1608090201" calcext:value-type="float">
            <text:p>1608090201</text:p>
          </table:table-cell>
          <table:table-cell table:formula="of:=[.B402]*LOG([.B402];2)" office:value-type="float" office:value="613198.450138454" calcext:value-type="float">
            <text:p>613198.450138454</text:p>
          </table:table-cell>
          <table:table-cell office:value-type="float" office:value="396597000" calcext:value-type="float">
            <text:p>3.97E+08</text:p>
          </table:table-cell>
          <table:table-cell office:value-type="float" office:value="6315130" calcext:value-type="float">
            <text:p>6.32E+06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([.A403] + 1) * 100 + 1" office:value-type="float" office:value="40201" calcext:value-type="float">
            <text:p>40201</text:p>
          </table:table-cell>
          <table:table-cell table:formula="of:=POWER([.B403];2)" office:value-type="float" office:value="1616120401" calcext:value-type="float">
            <text:p>1616120401</text:p>
          </table:table-cell>
          <table:table-cell table:formula="of:=[.B403]*LOG([.B403];2)" office:value-type="float" office:value="614872.034435203" calcext:value-type="float">
            <text:p>614872.034435203</text:p>
          </table:table-cell>
          <table:table-cell office:value-type="float" office:value="395504000" calcext:value-type="float">
            <text:p>3.96E+08</text:p>
          </table:table-cell>
          <table:table-cell office:value-type="float" office:value="6409700" calcext:value-type="float">
            <text:p>6.41E+06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([.A404] + 1) * 100 + 1" office:value-type="float" office:value="40301" calcext:value-type="float">
            <text:p>40301</text:p>
          </table:table-cell>
          <table:table-cell table:formula="of:=POWER([.B404];2)" office:value-type="float" office:value="1624170601" calcext:value-type="float">
            <text:p>1624170601</text:p>
          </table:table-cell>
          <table:table-cell table:formula="of:=[.B404]*LOG([.B404];2)" office:value-type="float" office:value="616545.977602757" calcext:value-type="float">
            <text:p>616545.977602757</text:p>
          </table:table-cell>
          <table:table-cell office:value-type="float" office:value="396623000" calcext:value-type="float">
            <text:p>3.97E+08</text:p>
          </table:table-cell>
          <table:table-cell office:value-type="float" office:value="6585950" calcext:value-type="float">
            <text:p>6.59E+06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([.A405] + 1) * 100 + 1" office:value-type="float" office:value="40401" calcext:value-type="float">
            <text:p>40401</text:p>
          </table:table-cell>
          <table:table-cell table:formula="of:=POWER([.B405];2)" office:value-type="float" office:value="1632240801" calcext:value-type="float">
            <text:p>1632240801</text:p>
          </table:table-cell>
          <table:table-cell table:formula="of:=[.B405]*LOG([.B405];2)" office:value-type="float" office:value="618220.27875064" calcext:value-type="float">
            <text:p>618220.27875064</text:p>
          </table:table-cell>
          <table:table-cell office:value-type="float" office:value="396654000" calcext:value-type="float">
            <text:p>3.97E+08</text:p>
          </table:table-cell>
          <table:table-cell office:value-type="float" office:value="6701010" calcext:value-type="float">
            <text:p>6.70E+06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[.A406] + 1) * 100 + 1" office:value-type="float" office:value="40501" calcext:value-type="float">
            <text:p>40501</text:p>
          </table:table-cell>
          <table:table-cell table:formula="of:=POWER([.B406];2)" office:value-type="float" office:value="1640331001" calcext:value-type="float">
            <text:p>1640331001</text:p>
          </table:table-cell>
          <table:table-cell table:formula="of:=[.B406]*LOG([.B406];2)" office:value-type="float" office:value="619894.936992781" calcext:value-type="float">
            <text:p>619894.936992781</text:p>
          </table:table-cell>
          <table:table-cell office:value-type="float" office:value="398027000" calcext:value-type="float">
            <text:p>3.98E+08</text:p>
          </table:table-cell>
          <table:table-cell office:value-type="float" office:value="7269850" calcext:value-type="float">
            <text:p>7.27E+06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([.A407] + 1) * 100 + 1" office:value-type="float" office:value="40601" calcext:value-type="float">
            <text:p>40601</text:p>
          </table:table-cell>
          <table:table-cell table:formula="of:=POWER([.B407];2)" office:value-type="float" office:value="1648441201" calcext:value-type="float">
            <text:p>1648441201</text:p>
          </table:table-cell>
          <table:table-cell table:formula="of:=[.B407]*LOG([.B407];2)" office:value-type="float" office:value="621569.951447487" calcext:value-type="float">
            <text:p>621569.951447487</text:p>
          </table:table-cell>
          <table:table-cell office:value-type="float" office:value="398688000" calcext:value-type="float">
            <text:p>3.99E+08</text:p>
          </table:table-cell>
          <table:table-cell office:value-type="float" office:value="6897550" calcext:value-type="float">
            <text:p>6.90E+06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([.A408] + 1) * 100 + 1" office:value-type="float" office:value="40701" calcext:value-type="float">
            <text:p>40701</text:p>
          </table:table-cell>
          <table:table-cell table:formula="of:=POWER([.B408];2)" office:value-type="float" office:value="1656571401" calcext:value-type="float">
            <text:p>1656571401</text:p>
          </table:table-cell>
          <table:table-cell table:formula="of:=[.B408]*LOG([.B408];2)" office:value-type="float" office:value="623245.321237406" calcext:value-type="float">
            <text:p>623245.321237406</text:p>
          </table:table-cell>
          <table:table-cell office:value-type="float" office:value="407183000" calcext:value-type="float">
            <text:p>4.07E+08</text:p>
          </table:table-cell>
          <table:table-cell office:value-type="float" office:value="6994660" calcext:value-type="float">
            <text:p>6.99E+06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([.A409] + 1) * 100 + 1" office:value-type="float" office:value="40801" calcext:value-type="float">
            <text:p>40801</text:p>
          </table:table-cell>
          <table:table-cell table:formula="of:=POWER([.B409];2)" office:value-type="float" office:value="1664721601" calcext:value-type="float">
            <text:p>1664721601</text:p>
          </table:table-cell>
          <table:table-cell table:formula="of:=[.B409]*LOG([.B409];2)" office:value-type="float" office:value="624921.045489498" calcext:value-type="float">
            <text:p>624921.045489498</text:p>
          </table:table-cell>
          <table:table-cell office:value-type="float" office:value="417513000" calcext:value-type="float">
            <text:p>4.18E+08</text:p>
          </table:table-cell>
          <table:table-cell office:value-type="float" office:value="6867710" calcext:value-type="float">
            <text:p>6.87E+06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[.A410] + 1) * 100 + 1" office:value-type="float" office:value="40901" calcext:value-type="float">
            <text:p>40901</text:p>
          </table:table-cell>
          <table:table-cell table:formula="of:=POWER([.B410];2)" office:value-type="float" office:value="1672891801" calcext:value-type="float">
            <text:p>1672891801</text:p>
          </table:table-cell>
          <table:table-cell table:formula="of:=[.B410]*LOG([.B410];2)" office:value-type="float" office:value="626597.123335004" calcext:value-type="float">
            <text:p>626597.123335004</text:p>
          </table:table-cell>
          <table:table-cell office:value-type="float" office:value="421718000" calcext:value-type="float">
            <text:p>4.22E+08</text:p>
          </table:table-cell>
          <table:table-cell office:value-type="float" office:value="7296430" calcext:value-type="float">
            <text:p>7.30E+06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([.A411] + 1) * 100 + 1" office:value-type="float" office:value="41001" calcext:value-type="float">
            <text:p>41001</text:p>
          </table:table-cell>
          <table:table-cell table:formula="of:=POWER([.B411];2)" office:value-type="float" office:value="1681082001" calcext:value-type="float">
            <text:p>1681082001</text:p>
          </table:table-cell>
          <table:table-cell table:formula="of:=[.B411]*LOG([.B411];2)" office:value-type="float" office:value="628273.553909411" calcext:value-type="float">
            <text:p>628273.553909411</text:p>
          </table:table-cell>
          <table:table-cell office:value-type="float" office:value="418372000" calcext:value-type="float">
            <text:p>4.18E+08</text:p>
          </table:table-cell>
          <table:table-cell office:value-type="float" office:value="6916960" calcext:value-type="float">
            <text:p>6.92E+06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([.A412] + 1) * 100 + 1" office:value-type="float" office:value="41101" calcext:value-type="float">
            <text:p>41101</text:p>
          </table:table-cell>
          <table:table-cell table:formula="of:=POWER([.B412];2)" office:value-type="float" office:value="1689292201" calcext:value-type="float">
            <text:p>1689292201</text:p>
          </table:table-cell>
          <table:table-cell table:formula="of:=[.B412]*LOG([.B412];2)" office:value-type="float" office:value="629950.336352424" calcext:value-type="float">
            <text:p>629950.336352424</text:p>
          </table:table-cell>
          <table:table-cell office:value-type="float" office:value="433227000" calcext:value-type="float">
            <text:p>4.33E+08</text:p>
          </table:table-cell>
          <table:table-cell office:value-type="float" office:value="6995740" calcext:value-type="float">
            <text:p>7.00E+06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([.A413] + 1) * 100 + 1" office:value-type="float" office:value="41201" calcext:value-type="float">
            <text:p>41201</text:p>
          </table:table-cell>
          <table:table-cell table:formula="of:=POWER([.B413];2)" office:value-type="float" office:value="1697522401" calcext:value-type="float">
            <text:p>1697522401</text:p>
          </table:table-cell>
          <table:table-cell table:formula="of:=[.B413]*LOG([.B413];2)" office:value-type="float" office:value="631627.469807934" calcext:value-type="float">
            <text:p>631627.469807934</text:p>
          </table:table-cell>
          <table:table-cell office:value-type="float" office:value="428332000" calcext:value-type="float">
            <text:p>4.28E+08</text:p>
          </table:table-cell>
          <table:table-cell office:value-type="float" office:value="6812060" calcext:value-type="float">
            <text:p>6.81E+06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[.A414] + 1) * 100 + 1" office:value-type="float" office:value="41301" calcext:value-type="float">
            <text:p>41301</text:p>
          </table:table-cell>
          <table:table-cell table:formula="of:=POWER([.B414];2)" office:value-type="float" office:value="1705772601" calcext:value-type="float">
            <text:p>1705772601</text:p>
          </table:table-cell>
          <table:table-cell table:formula="of:=[.B414]*LOG([.B414];2)" office:value-type="float" office:value="633304.953423987" calcext:value-type="float">
            <text:p>633304.953423987</text:p>
          </table:table-cell>
          <table:table-cell office:value-type="float" office:value="419845000" calcext:value-type="float">
            <text:p>4.20E+08</text:p>
          </table:table-cell>
          <table:table-cell office:value-type="float" office:value="6748170" calcext:value-type="float">
            <text:p>6.75E+06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([.A415] + 1) * 100 + 1" office:value-type="float" office:value="41401" calcext:value-type="float">
            <text:p>41401</text:p>
          </table:table-cell>
          <table:table-cell table:formula="of:=POWER([.B415];2)" office:value-type="float" office:value="1714042801" calcext:value-type="float">
            <text:p>1714042801</text:p>
          </table:table-cell>
          <table:table-cell table:formula="of:=[.B415]*LOG([.B415];2)" office:value-type="float" office:value="634982.786352758" calcext:value-type="float">
            <text:p>634982.786352758</text:p>
          </table:table-cell>
          <table:table-cell office:value-type="float" office:value="414712000" calcext:value-type="float">
            <text:p>4.15E+08</text:p>
          </table:table-cell>
          <table:table-cell office:value-type="float" office:value="6700280" calcext:value-type="float">
            <text:p>6.70E+06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([.A416] + 1) * 100 + 1" office:value-type="float" office:value="41501" calcext:value-type="float">
            <text:p>41501</text:p>
          </table:table-cell>
          <table:table-cell table:formula="of:=POWER([.B416];2)" office:value-type="float" office:value="1722333001" calcext:value-type="float">
            <text:p>1722333001</text:p>
          </table:table-cell>
          <table:table-cell table:formula="of:=[.B416]*LOG([.B416];2)" office:value-type="float" office:value="636660.967750513" calcext:value-type="float">
            <text:p>636660.967750513</text:p>
          </table:table-cell>
          <table:table-cell office:value-type="float" office:value="426022000" calcext:value-type="float">
            <text:p>4.26E+08</text:p>
          </table:table-cell>
          <table:table-cell office:value-type="float" office:value="6790440" calcext:value-type="float">
            <text:p>6.79E+06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([.A417] + 1) * 100 + 1" office:value-type="float" office:value="41601" calcext:value-type="float">
            <text:p>41601</text:p>
          </table:table-cell>
          <table:table-cell table:formula="of:=POWER([.B417];2)" office:value-type="float" office:value="1730643201" calcext:value-type="float">
            <text:p>1730643201</text:p>
          </table:table-cell>
          <table:table-cell table:formula="of:=[.B417]*LOG([.B417];2)" office:value-type="float" office:value="638339.496777587" calcext:value-type="float">
            <text:p>638339.496777587</text:p>
          </table:table-cell>
          <table:table-cell office:value-type="float" office:value="439260000" calcext:value-type="float">
            <text:p>4.39E+08</text:p>
          </table:table-cell>
          <table:table-cell office:value-type="float" office:value="6743620" calcext:value-type="float">
            <text:p>6.74E+06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[.A418] + 1) * 100 + 1" office:value-type="float" office:value="41701" calcext:value-type="float">
            <text:p>41701</text:p>
          </table:table-cell>
          <table:table-cell table:formula="of:=POWER([.B418];2)" office:value-type="float" office:value="1738973401" calcext:value-type="float">
            <text:p>1738973401</text:p>
          </table:table-cell>
          <table:table-cell table:formula="of:=[.B418]*LOG([.B418];2)" office:value-type="float" office:value="640018.372598351" calcext:value-type="float">
            <text:p>640018.372598351</text:p>
          </table:table-cell>
          <table:table-cell office:value-type="float" office:value="440043000" calcext:value-type="float">
            <text:p>4.40E+08</text:p>
          </table:table-cell>
          <table:table-cell office:value-type="float" office:value="6651960" calcext:value-type="float">
            <text:p>6.65E+06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([.A419] + 1) * 100 + 1" office:value-type="float" office:value="41801" calcext:value-type="float">
            <text:p>41801</text:p>
          </table:table-cell>
          <table:table-cell table:formula="of:=POWER([.B419];2)" office:value-type="float" office:value="1747323601" calcext:value-type="float">
            <text:p>1747323601</text:p>
          </table:table-cell>
          <table:table-cell table:formula="of:=[.B419]*LOG([.B419];2)" office:value-type="float" office:value="641697.594381184" calcext:value-type="float">
            <text:p>641697.594381184</text:p>
          </table:table-cell>
          <table:table-cell office:value-type="float" office:value="436032000" calcext:value-type="float">
            <text:p>4.36E+08</text:p>
          </table:table-cell>
          <table:table-cell office:value-type="float" office:value="6562480" calcext:value-type="float">
            <text:p>6.56E+06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([.A420] + 1) * 100 + 1" office:value-type="float" office:value="41901" calcext:value-type="float">
            <text:p>41901</text:p>
          </table:table-cell>
          <table:table-cell table:formula="of:=POWER([.B420];2)" office:value-type="float" office:value="1755693801" calcext:value-type="float">
            <text:p>1755693801</text:p>
          </table:table-cell>
          <table:table-cell table:formula="of:=[.B420]*LOG([.B420];2)" office:value-type="float" office:value="643377.161298444" calcext:value-type="float">
            <text:p>643377.161298444</text:p>
          </table:table-cell>
          <table:table-cell office:value-type="float" office:value="421804000" calcext:value-type="float">
            <text:p>4.22E+08</text:p>
          </table:table-cell>
          <table:table-cell office:value-type="float" office:value="6704830" calcext:value-type="float">
            <text:p>6.70E+06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([.A421] + 1) * 100 + 1" office:value-type="float" office:value="42001" calcext:value-type="float">
            <text:p>42001</text:p>
          </table:table-cell>
          <table:table-cell table:formula="of:=POWER([.B421];2)" office:value-type="float" office:value="1764084001" calcext:value-type="float">
            <text:p>1764084001</text:p>
          </table:table-cell>
          <table:table-cell table:formula="of:=[.B421]*LOG([.B421];2)" office:value-type="float" office:value="645057.072526439" calcext:value-type="float">
            <text:p>645057.072526439</text:p>
          </table:table-cell>
          <table:table-cell office:value-type="float" office:value="432545000" calcext:value-type="float">
            <text:p>4.33E+08</text:p>
          </table:table-cell>
          <table:table-cell office:value-type="float" office:value="6826790" calcext:value-type="float">
            <text:p>6.83E+06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[.A422] + 1) * 100 + 1" office:value-type="float" office:value="42101" calcext:value-type="float">
            <text:p>42101</text:p>
          </table:table-cell>
          <table:table-cell table:formula="of:=POWER([.B422];2)" office:value-type="float" office:value="1772494201" calcext:value-type="float">
            <text:p>1772494201</text:p>
          </table:table-cell>
          <table:table-cell table:formula="of:=[.B422]*LOG([.B422];2)" office:value-type="float" office:value="646737.327245399" calcext:value-type="float">
            <text:p>646737.327245399</text:p>
          </table:table-cell>
          <table:table-cell office:value-type="float" office:value="448151000" calcext:value-type="float">
            <text:p>4.48E+08</text:p>
          </table:table-cell>
          <table:table-cell office:value-type="float" office:value="7188080" calcext:value-type="float">
            <text:p>7.19E+06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([.A423] + 1) * 100 + 1" office:value-type="float" office:value="42201" calcext:value-type="float">
            <text:p>42201</text:p>
          </table:table-cell>
          <table:table-cell table:formula="of:=POWER([.B423];2)" office:value-type="float" office:value="1780924401" calcext:value-type="float">
            <text:p>1780924401</text:p>
          </table:table-cell>
          <table:table-cell table:formula="of:=[.B423]*LOG([.B423];2)" office:value-type="float" office:value="648417.924639449" calcext:value-type="float">
            <text:p>648417.924639449</text:p>
          </table:table-cell>
          <table:table-cell office:value-type="float" office:value="429321000" calcext:value-type="float">
            <text:p>4.29E+08</text:p>
          </table:table-cell>
          <table:table-cell office:value-type="float" office:value="6873090" calcext:value-type="float">
            <text:p>6.87E+06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([.A424] + 1) * 100 + 1" office:value-type="float" office:value="42301" calcext:value-type="float">
            <text:p>42301</text:p>
          </table:table-cell>
          <table:table-cell table:formula="of:=POWER([.B424];2)" office:value-type="float" office:value="1789374601" calcext:value-type="float">
            <text:p>1789374601</text:p>
          </table:table-cell>
          <table:table-cell table:formula="of:=[.B424]*LOG([.B424];2)" office:value-type="float" office:value="650098.863896582" calcext:value-type="float">
            <text:p>650098.863896582</text:p>
          </table:table-cell>
          <table:table-cell office:value-type="float" office:value="443077000" calcext:value-type="float">
            <text:p>4.43E+08</text:p>
          </table:table-cell>
          <table:table-cell office:value-type="float" office:value="7060200" calcext:value-type="float">
            <text:p>7.06E+06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([.A425] + 1) * 100 + 1" office:value-type="float" office:value="42401" calcext:value-type="float">
            <text:p>42401</text:p>
          </table:table-cell>
          <table:table-cell table:formula="of:=POWER([.B425];2)" office:value-type="float" office:value="1797844801" calcext:value-type="float">
            <text:p>1797844801</text:p>
          </table:table-cell>
          <table:table-cell table:formula="of:=[.B425]*LOG([.B425];2)" office:value-type="float" office:value="651780.144208626" calcext:value-type="float">
            <text:p>651780.144208626</text:p>
          </table:table-cell>
          <table:table-cell office:value-type="float" office:value="443610000" calcext:value-type="float">
            <text:p>4.44E+08</text:p>
          </table:table-cell>
          <table:table-cell office:value-type="float" office:value="7159930" calcext:value-type="float">
            <text:p>7.16E+06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[.A426] + 1) * 100 + 1" office:value-type="float" office:value="42501" calcext:value-type="float">
            <text:p>42501</text:p>
          </table:table-cell>
          <table:table-cell table:formula="of:=POWER([.B426];2)" office:value-type="float" office:value="1806335001" calcext:value-type="float">
            <text:p>1806335001</text:p>
          </table:table-cell>
          <table:table-cell table:formula="of:=[.B426]*LOG([.B426];2)" office:value-type="float" office:value="653461.764771226" calcext:value-type="float">
            <text:p>653461.764771226</text:p>
          </table:table-cell>
          <table:table-cell office:value-type="float" office:value="450314000" calcext:value-type="float">
            <text:p>4.50E+08</text:p>
          </table:table-cell>
          <table:table-cell office:value-type="float" office:value="7379320" calcext:value-type="float">
            <text:p>7.38E+06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([.A427] + 1) * 100 + 1" office:value-type="float" office:value="42601" calcext:value-type="float">
            <text:p>42601</text:p>
          </table:table-cell>
          <table:table-cell table:formula="of:=POWER([.B427];2)" office:value-type="float" office:value="1814845201" calcext:value-type="float">
            <text:p>1814845201</text:p>
          </table:table-cell>
          <table:table-cell table:formula="of:=[.B427]*LOG([.B427];2)" office:value-type="float" office:value="655143.724783808" calcext:value-type="float">
            <text:p>655143.724783808</text:p>
          </table:table-cell>
          <table:table-cell office:value-type="float" office:value="455724000" calcext:value-type="float">
            <text:p>4.56E+08</text:p>
          </table:table-cell>
          <table:table-cell office:value-type="float" office:value="6812120" calcext:value-type="float">
            <text:p>6.81E+06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([.A428] + 1) * 100 + 1" office:value-type="float" office:value="42701" calcext:value-type="float">
            <text:p>42701</text:p>
          </table:table-cell>
          <table:table-cell table:formula="of:=POWER([.B428];2)" office:value-type="float" office:value="1823375401" calcext:value-type="float">
            <text:p>1823375401</text:p>
          </table:table-cell>
          <table:table-cell table:formula="of:=[.B428]*LOG([.B428];2)" office:value-type="float" office:value="656826.023449559" calcext:value-type="float">
            <text:p>656826.023449559</text:p>
          </table:table-cell>
          <table:table-cell office:value-type="float" office:value="438013000" calcext:value-type="float">
            <text:p>4.38E+08</text:p>
          </table:table-cell>
          <table:table-cell office:value-type="float" office:value="6776930" calcext:value-type="float">
            <text:p>6.78E+06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([.A429] + 1) * 100 + 1" office:value-type="float" office:value="42801" calcext:value-type="float">
            <text:p>42801</text:p>
          </table:table-cell>
          <table:table-cell table:formula="of:=POWER([.B429];2)" office:value-type="float" office:value="1831925601" calcext:value-type="float">
            <text:p>1831925601</text:p>
          </table:table-cell>
          <table:table-cell table:formula="of:=[.B429]*LOG([.B429];2)" office:value-type="float" office:value="658508.659975398" calcext:value-type="float">
            <text:p>658508.659975398</text:p>
          </table:table-cell>
          <table:table-cell office:value-type="float" office:value="440512000" calcext:value-type="float">
            <text:p>4.41E+08</text:p>
          </table:table-cell>
          <table:table-cell office:value-type="float" office:value="7421620" calcext:value-type="float">
            <text:p>7.42E+06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[.A430] + 1) * 100 + 1" office:value-type="float" office:value="42901" calcext:value-type="float">
            <text:p>42901</text:p>
          </table:table-cell>
          <table:table-cell table:formula="of:=POWER([.B430];2)" office:value-type="float" office:value="1840495801" calcext:value-type="float">
            <text:p>1840495801</text:p>
          </table:table-cell>
          <table:table-cell table:formula="of:=[.B430]*LOG([.B430];2)" office:value-type="float" office:value="660191.633571949" calcext:value-type="float">
            <text:p>660191.633571949</text:p>
          </table:table-cell>
          <table:table-cell office:value-type="float" office:value="448802000" calcext:value-type="float">
            <text:p>4.49E+08</text:p>
          </table:table-cell>
          <table:table-cell office:value-type="float" office:value="7057330" calcext:value-type="float">
            <text:p>7.06E+06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([.A431] + 1) * 100 + 1" office:value-type="float" office:value="43001" calcext:value-type="float">
            <text:p>43001</text:p>
          </table:table-cell>
          <table:table-cell table:formula="of:=POWER([.B431];2)" office:value-type="float" office:value="1849086001" calcext:value-type="float">
            <text:p>1849086001</text:p>
          </table:table-cell>
          <table:table-cell table:formula="of:=[.B431]*LOG([.B431];2)" office:value-type="float" office:value="661874.943453516" calcext:value-type="float">
            <text:p>661874.943453516</text:p>
          </table:table-cell>
          <table:table-cell office:value-type="float" office:value="458142000" calcext:value-type="float">
            <text:p>4.58E+08</text:p>
          </table:table-cell>
          <table:table-cell office:value-type="float" office:value="7132050" calcext:value-type="float">
            <text:p>7.13E+06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([.A432] + 1) * 100 + 1" office:value-type="float" office:value="43101" calcext:value-type="float">
            <text:p>43101</text:p>
          </table:table-cell>
          <table:table-cell table:formula="of:=POWER([.B432];2)" office:value-type="float" office:value="1857696201" calcext:value-type="float">
            <text:p>1857696201</text:p>
          </table:table-cell>
          <table:table-cell table:formula="of:=[.B432]*LOG([.B432];2)" office:value-type="float" office:value="663558.588838057" calcext:value-type="float">
            <text:p>663558.588838057</text:p>
          </table:table-cell>
          <table:table-cell office:value-type="float" office:value="465367000" calcext:value-type="float">
            <text:p>4.65E+08</text:p>
          </table:table-cell>
          <table:table-cell office:value-type="float" office:value="7898130" calcext:value-type="float">
            <text:p>7.90E+06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([.A433] + 1) * 100 + 1" office:value-type="float" office:value="43201" calcext:value-type="float">
            <text:p>43201</text:p>
          </table:table-cell>
          <table:table-cell table:formula="of:=POWER([.B433];2)" office:value-type="float" office:value="1866326401" calcext:value-type="float">
            <text:p>1866326401</text:p>
          </table:table-cell>
          <table:table-cell table:formula="of:=[.B433]*LOG([.B433];2)" office:value-type="float" office:value="665242.568947161" calcext:value-type="float">
            <text:p>665242.568947161</text:p>
          </table:table-cell>
          <table:table-cell office:value-type="float" office:value="472847000" calcext:value-type="float">
            <text:p>4.73E+08</text:p>
          </table:table-cell>
          <table:table-cell office:value-type="float" office:value="7324600" calcext:value-type="float">
            <text:p>7.32E+06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[.A434] + 1) * 100 + 1" office:value-type="float" office:value="43301" calcext:value-type="float">
            <text:p>43301</text:p>
          </table:table-cell>
          <table:table-cell table:formula="of:=POWER([.B434];2)" office:value-type="float" office:value="1874976601" calcext:value-type="float">
            <text:p>1874976601</text:p>
          </table:table-cell>
          <table:table-cell table:formula="of:=[.B434]*LOG([.B434];2)" office:value-type="float" office:value="666926.883006017" calcext:value-type="float">
            <text:p>666926.883006017</text:p>
          </table:table-cell>
          <table:table-cell office:value-type="float" office:value="458837000" calcext:value-type="float">
            <text:p>4.59E+08</text:p>
          </table:table-cell>
          <table:table-cell office:value-type="float" office:value="8059240" calcext:value-type="float">
            <text:p>8.06E+06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([.A435] + 1) * 100 + 1" office:value-type="float" office:value="43401" calcext:value-type="float">
            <text:p>43401</text:p>
          </table:table-cell>
          <table:table-cell table:formula="of:=POWER([.B435];2)" office:value-type="float" office:value="1883646801" calcext:value-type="float">
            <text:p>1883646801</text:p>
          </table:table-cell>
          <table:table-cell table:formula="of:=[.B435]*LOG([.B435];2)" office:value-type="float" office:value="668611.530243397" calcext:value-type="float">
            <text:p>668611.530243397</text:p>
          </table:table-cell>
          <table:table-cell office:value-type="float" office:value="481823000" calcext:value-type="float">
            <text:p>4.82E+08</text:p>
          </table:table-cell>
          <table:table-cell office:value-type="float" office:value="7635630" calcext:value-type="float">
            <text:p>7.64E+06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([.A436] + 1) * 100 + 1" office:value-type="float" office:value="43501" calcext:value-type="float">
            <text:p>43501</text:p>
          </table:table-cell>
          <table:table-cell table:formula="of:=POWER([.B436];2)" office:value-type="float" office:value="1892337001" calcext:value-type="float">
            <text:p>1892337001</text:p>
          </table:table-cell>
          <table:table-cell table:formula="of:=[.B436]*LOG([.B436];2)" office:value-type="float" office:value="670296.509891625" calcext:value-type="float">
            <text:p>670296.509891625</text:p>
          </table:table-cell>
          <table:table-cell office:value-type="float" office:value="477911000" calcext:value-type="float">
            <text:p>4.78E+08</text:p>
          </table:table-cell>
          <table:table-cell office:value-type="float" office:value="7476940" calcext:value-type="float">
            <text:p>7.48E+06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([.A437] + 1) * 100 + 1" office:value-type="float" office:value="43601" calcext:value-type="float">
            <text:p>43601</text:p>
          </table:table-cell>
          <table:table-cell table:formula="of:=POWER([.B437];2)" office:value-type="float" office:value="1901047201" calcext:value-type="float">
            <text:p>1901047201</text:p>
          </table:table-cell>
          <table:table-cell table:formula="of:=[.B437]*LOG([.B437];2)" office:value-type="float" office:value="671981.821186552" calcext:value-type="float">
            <text:p>671981.821186552</text:p>
          </table:table-cell>
          <table:table-cell office:value-type="float" office:value="478991000" calcext:value-type="float">
            <text:p>4.79E+08</text:p>
          </table:table-cell>
          <table:table-cell office:value-type="float" office:value="8145300" calcext:value-type="float">
            <text:p>8.15E+06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[.A438] + 1) * 100 + 1" office:value-type="float" office:value="43701" calcext:value-type="float">
            <text:p>43701</text:p>
          </table:table-cell>
          <table:table-cell table:formula="of:=POWER([.B438];2)" office:value-type="float" office:value="1909777401" calcext:value-type="float">
            <text:p>1909777401</text:p>
          </table:table-cell>
          <table:table-cell table:formula="of:=[.B438]*LOG([.B438];2)" office:value-type="float" office:value="673667.463367538" calcext:value-type="float">
            <text:p>673667.463367538</text:p>
          </table:table-cell>
          <table:table-cell office:value-type="float" office:value="486656000" calcext:value-type="float">
            <text:p>4.87E+08</text:p>
          </table:table-cell>
          <table:table-cell office:value-type="float" office:value="8230710" calcext:value-type="float">
            <text:p>8.23E+06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([.A439] + 1) * 100 + 1" office:value-type="float" office:value="43801" calcext:value-type="float">
            <text:p>43801</text:p>
          </table:table-cell>
          <table:table-cell table:formula="of:=POWER([.B439];2)" office:value-type="float" office:value="1918527601" calcext:value-type="float">
            <text:p>1918527601</text:p>
          </table:table-cell>
          <table:table-cell table:formula="of:=[.B439]*LOG([.B439];2)" office:value-type="float" office:value="675353.435677424" calcext:value-type="float">
            <text:p>675353.435677424</text:p>
          </table:table-cell>
          <table:table-cell office:value-type="float" office:value="474434000" calcext:value-type="float">
            <text:p>4.74E+08</text:p>
          </table:table-cell>
          <table:table-cell office:value-type="float" office:value="7491970" calcext:value-type="float">
            <text:p>7.49E+06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([.A440] + 1) * 100 + 1" office:value-type="float" office:value="43901" calcext:value-type="float">
            <text:p>43901</text:p>
          </table:table-cell>
          <table:table-cell table:formula="of:=POWER([.B440];2)" office:value-type="float" office:value="1927297801" calcext:value-type="float">
            <text:p>1927297801</text:p>
          </table:table-cell>
          <table:table-cell table:formula="of:=[.B440]*LOG([.B440];2)" office:value-type="float" office:value="677039.737362504" calcext:value-type="float">
            <text:p>677039.737362504</text:p>
          </table:table-cell>
          <table:table-cell office:value-type="float" office:value="465976000" calcext:value-type="float">
            <text:p>4.66E+08</text:p>
          </table:table-cell>
          <table:table-cell office:value-type="float" office:value="8064180" calcext:value-type="float">
            <text:p>8.06E+06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([.A441] + 1) * 100 + 1" office:value-type="float" office:value="44001" calcext:value-type="float">
            <text:p>44001</text:p>
          </table:table-cell>
          <table:table-cell table:formula="of:=POWER([.B441];2)" office:value-type="float" office:value="1936088001" calcext:value-type="float">
            <text:p>1936088001</text:p>
          </table:table-cell>
          <table:table-cell table:formula="of:=[.B441]*LOG([.B441];2)" office:value-type="float" office:value="678726.367672511" calcext:value-type="float">
            <text:p>678726.367672511</text:p>
          </table:table-cell>
          <table:table-cell office:value-type="float" office:value="473792000" calcext:value-type="float">
            <text:p>4.74E+08</text:p>
          </table:table-cell>
          <table:table-cell office:value-type="float" office:value="7149010" calcext:value-type="float">
            <text:p>7.15E+06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[.A442] + 1) * 100 + 1" office:value-type="float" office:value="44101" calcext:value-type="float">
            <text:p>44101</text:p>
          </table:table-cell>
          <table:table-cell table:formula="of:=POWER([.B442];2)" office:value-type="float" office:value="1944898201" calcext:value-type="float">
            <text:p>1944898201</text:p>
          </table:table-cell>
          <table:table-cell table:formula="of:=[.B442]*LOG([.B442];2)" office:value-type="float" office:value="680413.325860585" calcext:value-type="float">
            <text:p>680413.325860585</text:p>
          </table:table-cell>
          <table:table-cell office:value-type="float" office:value="485252000" calcext:value-type="float">
            <text:p>4.85E+08</text:p>
          </table:table-cell>
          <table:table-cell office:value-type="float" office:value="7441120" calcext:value-type="float">
            <text:p>7.44E+06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([.A443] + 1) * 100 + 1" office:value-type="float" office:value="44201" calcext:value-type="float">
            <text:p>44201</text:p>
          </table:table-cell>
          <table:table-cell table:formula="of:=POWER([.B443];2)" office:value-type="float" office:value="1953728401" calcext:value-type="float">
            <text:p>1953728401</text:p>
          </table:table-cell>
          <table:table-cell table:formula="of:=[.B443]*LOG([.B443];2)" office:value-type="float" office:value="682100.611183254" calcext:value-type="float">
            <text:p>682100.611183254</text:p>
          </table:table-cell>
          <table:table-cell office:value-type="float" office:value="494167000" calcext:value-type="float">
            <text:p>4.94E+08</text:p>
          </table:table-cell>
          <table:table-cell office:value-type="float" office:value="8296670" calcext:value-type="float">
            <text:p>8.30E+06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([.A444] + 1) * 100 + 1" office:value-type="float" office:value="44301" calcext:value-type="float">
            <text:p>44301</text:p>
          </table:table-cell>
          <table:table-cell table:formula="of:=POWER([.B444];2)" office:value-type="float" office:value="1962578601" calcext:value-type="float">
            <text:p>1962578601</text:p>
          </table:table-cell>
          <table:table-cell table:formula="of:=[.B444]*LOG([.B444];2)" office:value-type="float" office:value="683788.22290041" calcext:value-type="float">
            <text:p>683788.22290041</text:p>
          </table:table-cell>
          <table:table-cell office:value-type="float" office:value="497657000" calcext:value-type="float">
            <text:p>4.98E+08</text:p>
          </table:table-cell>
          <table:table-cell office:value-type="float" office:value="8277940" calcext:value-type="float">
            <text:p>8.28E+06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([.A445] + 1) * 100 + 1" office:value-type="float" office:value="44401" calcext:value-type="float">
            <text:p>44401</text:p>
          </table:table-cell>
          <table:table-cell table:formula="of:=POWER([.B445];2)" office:value-type="float" office:value="1971448801" calcext:value-type="float">
            <text:p>1971448801</text:p>
          </table:table-cell>
          <table:table-cell table:formula="of:=[.B445]*LOG([.B445];2)" office:value-type="float" office:value="685476.160275286" calcext:value-type="float">
            <text:p>685476.160275286</text:p>
          </table:table-cell>
          <table:table-cell office:value-type="float" office:value="494600000" calcext:value-type="float">
            <text:p>4.95E+08</text:p>
          </table:table-cell>
          <table:table-cell office:value-type="float" office:value="7782210" calcext:value-type="float">
            <text:p>7.78E+06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[.A446] + 1) * 100 + 1" office:value-type="float" office:value="44501" calcext:value-type="float">
            <text:p>44501</text:p>
          </table:table-cell>
          <table:table-cell table:formula="of:=POWER([.B446];2)" office:value-type="float" office:value="1980339001" calcext:value-type="float">
            <text:p>1980339001</text:p>
          </table:table-cell>
          <table:table-cell table:formula="of:=[.B446]*LOG([.B446];2)" office:value-type="float" office:value="687164.422574434" calcext:value-type="float">
            <text:p>687164.422574434</text:p>
          </table:table-cell>
          <table:table-cell office:value-type="float" office:value="501405000" calcext:value-type="float">
            <text:p>5.01E+08</text:p>
          </table:table-cell>
          <table:table-cell office:value-type="float" office:value="8179840" calcext:value-type="float">
            <text:p>8.18E+06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([.A447] + 1) * 100 + 1" office:value-type="float" office:value="44601" calcext:value-type="float">
            <text:p>44601</text:p>
          </table:table-cell>
          <table:table-cell table:formula="of:=POWER([.B447];2)" office:value-type="float" office:value="1989249201" calcext:value-type="float">
            <text:p>1989249201</text:p>
          </table:table-cell>
          <table:table-cell table:formula="of:=[.B447]*LOG([.B447];2)" office:value-type="float" office:value="688853.009067702" calcext:value-type="float">
            <text:p>688853.009067702</text:p>
          </table:table-cell>
          <table:table-cell office:value-type="float" office:value="496070000" calcext:value-type="float">
            <text:p>4.96E+08</text:p>
          </table:table-cell>
          <table:table-cell office:value-type="float" office:value="7868590" calcext:value-type="float">
            <text:p>7.87E+06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([.A448] + 1) * 100 + 1" office:value-type="float" office:value="44701" calcext:value-type="float">
            <text:p>44701</text:p>
          </table:table-cell>
          <table:table-cell table:formula="of:=POWER([.B448];2)" office:value-type="float" office:value="1998179401" calcext:value-type="float">
            <text:p>1998179401</text:p>
          </table:table-cell>
          <table:table-cell table:formula="of:=[.B448]*LOG([.B448];2)" office:value-type="float" office:value="690541.919028214" calcext:value-type="float">
            <text:p>690541.919028214</text:p>
          </table:table-cell>
          <table:table-cell office:value-type="float" office:value="494213000" calcext:value-type="float">
            <text:p>4.94E+08</text:p>
          </table:table-cell>
          <table:table-cell office:value-type="float" office:value="7669230" calcext:value-type="float">
            <text:p>7.67E+06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([.A449] + 1) * 100 + 1" office:value-type="float" office:value="44801" calcext:value-type="float">
            <text:p>44801</text:p>
          </table:table-cell>
          <table:table-cell table:formula="of:=POWER([.B449];2)" office:value-type="float" office:value="2007129601" calcext:value-type="float">
            <text:p>2007129601</text:p>
          </table:table-cell>
          <table:table-cell table:formula="of:=[.B449]*LOG([.B449];2)" office:value-type="float" office:value="692231.151732342" calcext:value-type="float">
            <text:p>692231.151732342</text:p>
          </table:table-cell>
          <table:table-cell office:value-type="float" office:value="505522000" calcext:value-type="float">
            <text:p>5.06E+08</text:p>
          </table:table-cell>
          <table:table-cell office:value-type="float" office:value="7775280" calcext:value-type="float">
            <text:p>7.78E+06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[.A450] + 1) * 100 + 1" office:value-type="float" office:value="44901" calcext:value-type="float">
            <text:p>44901</text:p>
          </table:table-cell>
          <table:table-cell table:formula="of:=POWER([.B450];2)" office:value-type="float" office:value="2016099801" calcext:value-type="float">
            <text:p>2016099801</text:p>
          </table:table-cell>
          <table:table-cell table:formula="of:=[.B450]*LOG([.B450];2)" office:value-type="float" office:value="693920.706459693" calcext:value-type="float">
            <text:p>693920.706459693</text:p>
          </table:table-cell>
          <table:table-cell office:value-type="float" office:value="506295000" calcext:value-type="float">
            <text:p>5.06E+08</text:p>
          </table:table-cell>
          <table:table-cell office:value-type="float" office:value="7738980" calcext:value-type="float">
            <text:p>7.74E+06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([.A451] + 1) * 100 + 1" office:value-type="float" office:value="45001" calcext:value-type="float">
            <text:p>45001</text:p>
          </table:table-cell>
          <table:table-cell table:formula="of:=POWER([.B451];2)" office:value-type="float" office:value="2025090001" calcext:value-type="float">
            <text:p>2025090001</text:p>
          </table:table-cell>
          <table:table-cell table:formula="of:=[.B451]*LOG([.B451];2)" office:value-type="float" office:value="695610.582493081" calcext:value-type="float">
            <text:p>695610.582493081</text:p>
          </table:table-cell>
          <table:table-cell office:value-type="float" office:value="509670000" calcext:value-type="float">
            <text:p>5.10E+08</text:p>
          </table:table-cell>
          <table:table-cell office:value-type="float" office:value="8226110" calcext:value-type="float">
            <text:p>8.23E+06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([.A452] + 1) * 100 + 1" office:value-type="float" office:value="45101" calcext:value-type="float">
            <text:p>45101</text:p>
          </table:table-cell>
          <table:table-cell table:formula="of:=POWER([.B452];2)" office:value-type="float" office:value="2034100201" calcext:value-type="float">
            <text:p>2034100201</text:p>
          </table:table-cell>
          <table:table-cell table:formula="of:=[.B452]*LOG([.B452];2)" office:value-type="float" office:value="697300.779118506" calcext:value-type="float">
            <text:p>697300.779118506</text:p>
          </table:table-cell>
          <table:table-cell office:value-type="float" office:value="510267000" calcext:value-type="float">
            <text:p>5.10E+08</text:p>
          </table:table-cell>
          <table:table-cell office:value-type="float" office:value="8203080" calcext:value-type="float">
            <text:p>8.20E+06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([.A453] + 1) * 100 + 1" office:value-type="float" office:value="45201" calcext:value-type="float">
            <text:p>45201</text:p>
          </table:table-cell>
          <table:table-cell table:formula="of:=POWER([.B453];2)" office:value-type="float" office:value="2043130401" calcext:value-type="float">
            <text:p>2043130401</text:p>
          </table:table-cell>
          <table:table-cell table:formula="of:=[.B453]*LOG([.B453];2)" office:value-type="float" office:value="698991.295625136" calcext:value-type="float">
            <text:p>698991.295625136</text:p>
          </table:table-cell>
          <table:table-cell office:value-type="float" office:value="515166000" calcext:value-type="float">
            <text:p>5.15E+08</text:p>
          </table:table-cell>
          <table:table-cell office:value-type="float" office:value="7961940" calcext:value-type="float">
            <text:p>7.96E+06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([.A454] + 1) * 100 + 1" office:value-type="float" office:value="45301" calcext:value-type="float">
            <text:p>45301</text:p>
          </table:table-cell>
          <table:table-cell table:formula="of:=POWER([.B454];2)" office:value-type="float" office:value="2052180601" calcext:value-type="float">
            <text:p>2052180601</text:p>
          </table:table-cell>
          <table:table-cell table:formula="of:=[.B454]*LOG([.B454];2)" office:value-type="float" office:value="700682.131305284" calcext:value-type="float">
            <text:p>700682.131305284</text:p>
          </table:table-cell>
          <table:table-cell office:value-type="float" office:value="514993000" calcext:value-type="float">
            <text:p>5.15E+08</text:p>
          </table:table-cell>
          <table:table-cell office:value-type="float" office:value="8198420" calcext:value-type="float">
            <text:p>8.20E+06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([.A455] + 1) * 100 + 1" office:value-type="float" office:value="45401" calcext:value-type="float">
            <text:p>45401</text:p>
          </table:table-cell>
          <table:table-cell table:formula="of:=POWER([.B455];2)" office:value-type="float" office:value="2061250801" calcext:value-type="float">
            <text:p>2061250801</text:p>
          </table:table-cell>
          <table:table-cell table:formula="of:=[.B455]*LOG([.B455];2)" office:value-type="float" office:value="702373.285454387" calcext:value-type="float">
            <text:p>702373.285454387</text:p>
          </table:table-cell>
          <table:table-cell office:value-type="float" office:value="516798000" calcext:value-type="float">
            <text:p>5.17E+08</text:p>
          </table:table-cell>
          <table:table-cell office:value-type="float" office:value="8289100" calcext:value-type="float">
            <text:p>8.29E+06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([.A456] + 1) * 100 + 1" office:value-type="float" office:value="45501" calcext:value-type="float">
            <text:p>45501</text:p>
          </table:table-cell>
          <table:table-cell table:formula="of:=POWER([.B456];2)" office:value-type="float" office:value="2070341001" calcext:value-type="float">
            <text:p>2070341001</text:p>
          </table:table-cell>
          <table:table-cell table:formula="of:=[.B456]*LOG([.B456];2)" office:value-type="float" office:value="704064.757370985" calcext:value-type="float">
            <text:p>704064.757370985</text:p>
          </table:table-cell>
          <table:table-cell office:value-type="float" office:value="518596000" calcext:value-type="float">
            <text:p>5.19E+08</text:p>
          </table:table-cell>
          <table:table-cell office:value-type="float" office:value="8080520" calcext:value-type="float">
            <text:p>8.08E+06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([.A457] + 1) * 100 + 1" office:value-type="float" office:value="45601" calcext:value-type="float">
            <text:p>45601</text:p>
          </table:table-cell>
          <table:table-cell table:formula="of:=POWER([.B457];2)" office:value-type="float" office:value="2079451201" calcext:value-type="float">
            <text:p>2079451201</text:p>
          </table:table-cell>
          <table:table-cell table:formula="of:=[.B457]*LOG([.B457];2)" office:value-type="float" office:value="705756.546356703" calcext:value-type="float">
            <text:p>705756.546356703</text:p>
          </table:table-cell>
          <table:table-cell office:value-type="float" office:value="521943000" calcext:value-type="float">
            <text:p>5.22E+08</text:p>
          </table:table-cell>
          <table:table-cell office:value-type="float" office:value="7865270" calcext:value-type="float">
            <text:p>7.87E+06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([.A458] + 1) * 100 + 1" office:value-type="float" office:value="45701" calcext:value-type="float">
            <text:p>45701</text:p>
          </table:table-cell>
          <table:table-cell table:formula="of:=POWER([.B458];2)" office:value-type="float" office:value="2088581401" calcext:value-type="float">
            <text:p>2088581401</text:p>
          </table:table-cell>
          <table:table-cell table:formula="of:=[.B458]*LOG([.B458];2)" office:value-type="float" office:value="707448.651716229" calcext:value-type="float">
            <text:p>707448.651716229</text:p>
          </table:table-cell>
          <table:table-cell office:value-type="float" office:value="499389000" calcext:value-type="float">
            <text:p>4.99E+08</text:p>
          </table:table-cell>
          <table:table-cell office:value-type="float" office:value="7750310" calcext:value-type="float">
            <text:p>7.75E+06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([.A459] + 1) * 100 + 1" office:value-type="float" office:value="45801" calcext:value-type="float">
            <text:p>45801</text:p>
          </table:table-cell>
          <table:table-cell table:formula="of:=POWER([.B459];2)" office:value-type="float" office:value="2097731601" calcext:value-type="float">
            <text:p>2097731601</text:p>
          </table:table-cell>
          <table:table-cell table:formula="of:=[.B459]*LOG([.B459];2)" office:value-type="float" office:value="709141.072757291" calcext:value-type="float">
            <text:p>709141.072757291</text:p>
          </table:table-cell>
          <table:table-cell office:value-type="float" office:value="512469000" calcext:value-type="float">
            <text:p>5.12E+08</text:p>
          </table:table-cell>
          <table:table-cell office:value-type="float" office:value="7546830" calcext:value-type="float">
            <text:p>7.55E+06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([.A460] + 1) * 100 + 1" office:value-type="float" office:value="45901" calcext:value-type="float">
            <text:p>45901</text:p>
          </table:table-cell>
          <table:table-cell table:formula="of:=POWER([.B460];2)" office:value-type="float" office:value="2106901801" calcext:value-type="float">
            <text:p>2106901801</text:p>
          </table:table-cell>
          <table:table-cell table:formula="of:=[.B460]*LOG([.B460];2)" office:value-type="float" office:value="710833.808790643" calcext:value-type="float">
            <text:p>710833.808790643</text:p>
          </table:table-cell>
          <table:table-cell office:value-type="float" office:value="504983000" calcext:value-type="float">
            <text:p>5.05E+08</text:p>
          </table:table-cell>
          <table:table-cell office:value-type="float" office:value="7559900" calcext:value-type="float">
            <text:p>7.56E+06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([.A461] + 1) * 100 + 1" office:value-type="float" office:value="46001" calcext:value-type="float">
            <text:p>46001</text:p>
          </table:table-cell>
          <table:table-cell table:formula="of:=POWER([.B461];2)" office:value-type="float" office:value="2116092001" calcext:value-type="float">
            <text:p>2116092001</text:p>
          </table:table-cell>
          <table:table-cell table:formula="of:=[.B461]*LOG([.B461];2)" office:value-type="float" office:value="712526.859130042" calcext:value-type="float">
            <text:p>712526.859130042</text:p>
          </table:table-cell>
          <table:table-cell office:value-type="float" office:value="507581000" calcext:value-type="float">
            <text:p>5.08E+08</text:p>
          </table:table-cell>
          <table:table-cell office:value-type="float" office:value="7286890" calcext:value-type="float">
            <text:p>7.29E+06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([.A462] + 1) * 100 + 1" office:value-type="float" office:value="46101" calcext:value-type="float">
            <text:p>46101</text:p>
          </table:table-cell>
          <table:table-cell table:formula="of:=POWER([.B462];2)" office:value-type="float" office:value="2125302201" calcext:value-type="float">
            <text:p>2125302201</text:p>
          </table:table-cell>
          <table:table-cell table:formula="of:=[.B462]*LOG([.B462];2)" office:value-type="float" office:value="714220.223092226" calcext:value-type="float">
            <text:p>714220.223092226</text:p>
          </table:table-cell>
          <table:table-cell office:value-type="float" office:value="513944000" calcext:value-type="float">
            <text:p>5.14E+08</text:p>
          </table:table-cell>
          <table:table-cell office:value-type="float" office:value="7452460" calcext:value-type="float">
            <text:p>7.45E+06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([.A463] + 1) * 100 + 1" office:value-type="float" office:value="46201" calcext:value-type="float">
            <text:p>46201</text:p>
          </table:table-cell>
          <table:table-cell table:formula="of:=POWER([.B463];2)" office:value-type="float" office:value="2134532401" calcext:value-type="float">
            <text:p>2134532401</text:p>
          </table:table-cell>
          <table:table-cell table:formula="of:=[.B463]*LOG([.B463];2)" office:value-type="float" office:value="715913.8999969" calcext:value-type="float">
            <text:p>715913.8999969</text:p>
          </table:table-cell>
          <table:table-cell office:value-type="float" office:value="517210000" calcext:value-type="float">
            <text:p>5.17E+08</text:p>
          </table:table-cell>
          <table:table-cell office:value-type="float" office:value="7850960" calcext:value-type="float">
            <text:p>7.85E+06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([.A464] + 1) * 100 + 1" office:value-type="float" office:value="46301" calcext:value-type="float">
            <text:p>46301</text:p>
          </table:table-cell>
          <table:table-cell table:formula="of:=POWER([.B464];2)" office:value-type="float" office:value="2143782601" calcext:value-type="float">
            <text:p>2143782601</text:p>
          </table:table-cell>
          <table:table-cell table:formula="of:=[.B464]*LOG([.B464];2)" office:value-type="float" office:value="717607.889166712" calcext:value-type="float">
            <text:p>717607.889166712</text:p>
          </table:table-cell>
          <table:table-cell office:value-type="float" office:value="524351000" calcext:value-type="float">
            <text:p>5.24E+08</text:p>
          </table:table-cell>
          <table:table-cell office:value-type="float" office:value="7955670" calcext:value-type="float">
            <text:p>7.96E+06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([.A465] + 1) * 100 + 1" office:value-type="float" office:value="46401" calcext:value-type="float">
            <text:p>46401</text:p>
          </table:table-cell>
          <table:table-cell table:formula="of:=POWER([.B465];2)" office:value-type="float" office:value="2153052801" calcext:value-type="float">
            <text:p>2153052801</text:p>
          </table:table-cell>
          <table:table-cell table:formula="of:=[.B465]*LOG([.B465];2)" office:value-type="float" office:value="719302.189927239" calcext:value-type="float">
            <text:p>719302.189927239</text:p>
          </table:table-cell>
          <table:table-cell office:value-type="float" office:value="518232000" calcext:value-type="float">
            <text:p>5.18E+08</text:p>
          </table:table-cell>
          <table:table-cell office:value-type="float" office:value="7672720" calcext:value-type="float">
            <text:p>7.67E+06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([.A466] + 1) * 100 + 1" office:value-type="float" office:value="46501" calcext:value-type="float">
            <text:p>46501</text:p>
          </table:table-cell>
          <table:table-cell table:formula="of:=POWER([.B466];2)" office:value-type="float" office:value="2162343001" calcext:value-type="float">
            <text:p>2162343001</text:p>
          </table:table-cell>
          <table:table-cell table:formula="of:=[.B466]*LOG([.B466];2)" office:value-type="float" office:value="720996.80160696" calcext:value-type="float">
            <text:p>720996.80160696</text:p>
          </table:table-cell>
          <table:table-cell office:value-type="float" office:value="525661000" calcext:value-type="float">
            <text:p>5.26E+08</text:p>
          </table:table-cell>
          <table:table-cell office:value-type="float" office:value="7833540" calcext:value-type="float">
            <text:p>7.83E+06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([.A467] + 1) * 100 + 1" office:value-type="float" office:value="46601" calcext:value-type="float">
            <text:p>46601</text:p>
          </table:table-cell>
          <table:table-cell table:formula="of:=POWER([.B467];2)" office:value-type="float" office:value="2171653201" calcext:value-type="float">
            <text:p>2171653201</text:p>
          </table:table-cell>
          <table:table-cell table:formula="of:=[.B467]*LOG([.B467];2)" office:value-type="float" office:value="722691.723537247" calcext:value-type="float">
            <text:p>722691.723537247</text:p>
          </table:table-cell>
          <table:table-cell office:value-type="float" office:value="524199000" calcext:value-type="float">
            <text:p>5.24E+08</text:p>
          </table:table-cell>
          <table:table-cell office:value-type="float" office:value="7657560" calcext:value-type="float">
            <text:p>7.66E+06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([.A468] + 1) * 100 + 1" office:value-type="float" office:value="46701" calcext:value-type="float">
            <text:p>46701</text:p>
          </table:table-cell>
          <table:table-cell table:formula="of:=POWER([.B468];2)" office:value-type="float" office:value="2180983401" calcext:value-type="float">
            <text:p>2180983401</text:p>
          </table:table-cell>
          <table:table-cell table:formula="of:=[.B468]*LOG([.B468];2)" office:value-type="float" office:value="724386.955052337" calcext:value-type="float">
            <text:p>724386.955052337</text:p>
          </table:table-cell>
          <table:table-cell office:value-type="float" office:value="522990000" calcext:value-type="float">
            <text:p>5.23E+08</text:p>
          </table:table-cell>
          <table:table-cell office:value-type="float" office:value="7883360" calcext:value-type="float">
            <text:p>7.88E+06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([.A469] + 1) * 100 + 1" office:value-type="float" office:value="46801" calcext:value-type="float">
            <text:p>46801</text:p>
          </table:table-cell>
          <table:table-cell table:formula="of:=POWER([.B469];2)" office:value-type="float" office:value="2190333601" calcext:value-type="float">
            <text:p>2190333601</text:p>
          </table:table-cell>
          <table:table-cell table:formula="of:=[.B469]*LOG([.B469];2)" office:value-type="float" office:value="726082.495489324" calcext:value-type="float">
            <text:p>726082.495489324</text:p>
          </table:table-cell>
          <table:table-cell office:value-type="float" office:value="525801000" calcext:value-type="float">
            <text:p>5.26E+08</text:p>
          </table:table-cell>
          <table:table-cell office:value-type="float" office:value="8119160" calcext:value-type="float">
            <text:p>8.12E+06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[.A470] + 1) * 100 + 1" office:value-type="float" office:value="46901" calcext:value-type="float">
            <text:p>46901</text:p>
          </table:table-cell>
          <table:table-cell table:formula="of:=POWER([.B470];2)" office:value-type="float" office:value="2199703801" calcext:value-type="float">
            <text:p>2199703801</text:p>
          </table:table-cell>
          <table:table-cell table:formula="of:=[.B470]*LOG([.B470];2)" office:value-type="float" office:value="727778.344188129" calcext:value-type="float">
            <text:p>727778.344188129</text:p>
          </table:table-cell>
          <table:table-cell office:value-type="float" office:value="530905000" calcext:value-type="float">
            <text:p>5.31E+08</text:p>
          </table:table-cell>
          <table:table-cell office:value-type="float" office:value="8229060" calcext:value-type="float">
            <text:p>8.23E+06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([.A471] + 1) * 100 + 1" office:value-type="float" office:value="47001" calcext:value-type="float">
            <text:p>47001</text:p>
          </table:table-cell>
          <table:table-cell table:formula="of:=POWER([.B471];2)" office:value-type="float" office:value="2209094001" calcext:value-type="float">
            <text:p>2209094001</text:p>
          </table:table-cell>
          <table:table-cell table:formula="of:=[.B471]*LOG([.B471];2)" office:value-type="float" office:value="729474.500491492" calcext:value-type="float">
            <text:p>729474.500491492</text:p>
          </table:table-cell>
          <table:table-cell office:value-type="float" office:value="531745000" calcext:value-type="float">
            <text:p>5.32E+08</text:p>
          </table:table-cell>
          <table:table-cell office:value-type="float" office:value="8056660" calcext:value-type="float">
            <text:p>8.06E+06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([.A472] + 1) * 100 + 1" office:value-type="float" office:value="47101" calcext:value-type="float">
            <text:p>47101</text:p>
          </table:table-cell>
          <table:table-cell table:formula="of:=POWER([.B472];2)" office:value-type="float" office:value="2218504201" calcext:value-type="float">
            <text:p>2218504201</text:p>
          </table:table-cell>
          <table:table-cell table:formula="of:=[.B472]*LOG([.B472];2)" office:value-type="float" office:value="731170.963744947" calcext:value-type="float">
            <text:p>731170.963744947</text:p>
          </table:table-cell>
          <table:table-cell office:value-type="float" office:value="540080000" calcext:value-type="float">
            <text:p>5.40E+08</text:p>
          </table:table-cell>
          <table:table-cell office:value-type="float" office:value="8386100" calcext:value-type="float">
            <text:p>8.39E+06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([.A473] + 1) * 100 + 1" office:value-type="float" office:value="47201" calcext:value-type="float">
            <text:p>47201</text:p>
          </table:table-cell>
          <table:table-cell table:formula="of:=POWER([.B473];2)" office:value-type="float" office:value="2227934401" calcext:value-type="float">
            <text:p>2227934401</text:p>
          </table:table-cell>
          <table:table-cell table:formula="of:=[.B473]*LOG([.B473];2)" office:value-type="float" office:value="732867.733296809" calcext:value-type="float">
            <text:p>732867.733296809</text:p>
          </table:table-cell>
          <table:table-cell office:value-type="float" office:value="541755000" calcext:value-type="float">
            <text:p>5.42E+08</text:p>
          </table:table-cell>
          <table:table-cell office:value-type="float" office:value="9195820" calcext:value-type="float">
            <text:p>9.20E+06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([.A474] + 1) * 100 + 1" office:value-type="float" office:value="47301" calcext:value-type="float">
            <text:p>47301</text:p>
          </table:table-cell>
          <table:table-cell table:formula="of:=POWER([.B474];2)" office:value-type="float" office:value="2237384601" calcext:value-type="float">
            <text:p>2237384601</text:p>
          </table:table-cell>
          <table:table-cell table:formula="of:=[.B474]*LOG([.B474];2)" office:value-type="float" office:value="734564.808498152" calcext:value-type="float">
            <text:p>734564.808498152</text:p>
          </table:table-cell>
          <table:table-cell office:value-type="float" office:value="557988000" calcext:value-type="float">
            <text:p>5.58E+08</text:p>
          </table:table-cell>
          <table:table-cell office:value-type="float" office:value="8558980" calcext:value-type="float">
            <text:p>8.56E+06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([.A475] + 1) * 100 + 1" office:value-type="float" office:value="47401" calcext:value-type="float">
            <text:p>47401</text:p>
          </table:table-cell>
          <table:table-cell table:formula="of:=POWER([.B475];2)" office:value-type="float" office:value="2246854801" calcext:value-type="float">
            <text:p>2246854801</text:p>
          </table:table-cell>
          <table:table-cell table:formula="of:=[.B475]*LOG([.B475];2)" office:value-type="float" office:value="736262.188702797" calcext:value-type="float">
            <text:p>736262.188702797</text:p>
          </table:table-cell>
          <table:table-cell office:value-type="float" office:value="538997000" calcext:value-type="float">
            <text:p>5.39E+08</text:p>
          </table:table-cell>
          <table:table-cell office:value-type="float" office:value="8152490" calcext:value-type="float">
            <text:p>8.15E+06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([.A476] + 1) * 100 + 1" office:value-type="float" office:value="47501" calcext:value-type="float">
            <text:p>47501</text:p>
          </table:table-cell>
          <table:table-cell table:formula="of:=POWER([.B476];2)" office:value-type="float" office:value="2256345001" calcext:value-type="float">
            <text:p>2256345001</text:p>
          </table:table-cell>
          <table:table-cell table:formula="of:=[.B476]*LOG([.B476];2)" office:value-type="float" office:value="737959.873267289" calcext:value-type="float">
            <text:p>737959.873267289</text:p>
          </table:table-cell>
          <table:table-cell office:value-type="float" office:value="555575000" calcext:value-type="float">
            <text:p>5.56E+08</text:p>
          </table:table-cell>
          <table:table-cell office:value-type="float" office:value="8909940" calcext:value-type="float">
            <text:p>8.91E+06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([.A477] + 1) * 100 + 1" office:value-type="float" office:value="47601" calcext:value-type="float">
            <text:p>47601</text:p>
          </table:table-cell>
          <table:table-cell table:formula="of:=POWER([.B477];2)" office:value-type="float" office:value="2265855201" calcext:value-type="float">
            <text:p>2265855201</text:p>
          </table:table-cell>
          <table:table-cell table:formula="of:=[.B477]*LOG([.B477];2)" office:value-type="float" office:value="739657.861550883" calcext:value-type="float">
            <text:p>739657.861550883</text:p>
          </table:table-cell>
          <table:table-cell office:value-type="float" office:value="554773000" calcext:value-type="float">
            <text:p>5.55E+08</text:p>
          </table:table-cell>
          <table:table-cell office:value-type="float" office:value="8707000" calcext:value-type="float">
            <text:p>8.71E+06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([.A478] + 1) * 100 + 1" office:value-type="float" office:value="47701" calcext:value-type="float">
            <text:p>47701</text:p>
          </table:table-cell>
          <table:table-cell table:formula="of:=POWER([.B478];2)" office:value-type="float" office:value="2275385401" calcext:value-type="float">
            <text:p>2275385401</text:p>
          </table:table-cell>
          <table:table-cell table:formula="of:=[.B478]*LOG([.B478];2)" office:value-type="float" office:value="741356.152915526" calcext:value-type="float">
            <text:p>741356.152915526</text:p>
          </table:table-cell>
          <table:table-cell office:value-type="float" office:value="553120000" calcext:value-type="float">
            <text:p>5.53E+08</text:p>
          </table:table-cell>
          <table:table-cell office:value-type="float" office:value="8544890" calcext:value-type="float">
            <text:p>8.54E+06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([.A479] + 1) * 100 + 1" office:value-type="float" office:value="47801" calcext:value-type="float">
            <text:p>47801</text:p>
          </table:table-cell>
          <table:table-cell table:formula="of:=POWER([.B479];2)" office:value-type="float" office:value="2284935601" calcext:value-type="float">
            <text:p>2284935601</text:p>
          </table:table-cell>
          <table:table-cell table:formula="of:=[.B479]*LOG([.B479];2)" office:value-type="float" office:value="743054.746725841" calcext:value-type="float">
            <text:p>743054.746725841</text:p>
          </table:table-cell>
          <table:table-cell office:value-type="float" office:value="554759000" calcext:value-type="float">
            <text:p>5.55E+08</text:p>
          </table:table-cell>
          <table:table-cell office:value-type="float" office:value="8414040" calcext:value-type="float">
            <text:p>8.41E+06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([.A480] + 1) * 100 + 1" office:value-type="float" office:value="47901" calcext:value-type="float">
            <text:p>47901</text:p>
          </table:table-cell>
          <table:table-cell table:formula="of:=POWER([.B480];2)" office:value-type="float" office:value="2294505801" calcext:value-type="float">
            <text:p>2294505801</text:p>
          </table:table-cell>
          <table:table-cell table:formula="of:=[.B480]*LOG([.B480];2)" office:value-type="float" office:value="744753.642349108" calcext:value-type="float">
            <text:p>744753.642349108</text:p>
          </table:table-cell>
          <table:table-cell office:value-type="float" office:value="562130000" calcext:value-type="float">
            <text:p>5.62E+08</text:p>
          </table:table-cell>
          <table:table-cell office:value-type="float" office:value="8498390" calcext:value-type="float">
            <text:p>8.50E+06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([.A481] + 1) * 100 + 1" office:value-type="float" office:value="48001" calcext:value-type="float">
            <text:p>48001</text:p>
          </table:table-cell>
          <table:table-cell table:formula="of:=POWER([.B481];2)" office:value-type="float" office:value="2304096001" calcext:value-type="float">
            <text:p>2304096001</text:p>
          </table:table-cell>
          <table:table-cell table:formula="of:=[.B481]*LOG([.B481];2)" office:value-type="float" office:value="746452.83915525" calcext:value-type="float">
            <text:p>746452.83915525</text:p>
          </table:table-cell>
          <table:table-cell office:value-type="float" office:value="557029000" calcext:value-type="float">
            <text:p>5.57E+08</text:p>
          </table:table-cell>
          <table:table-cell office:value-type="float" office:value="8509980" calcext:value-type="float">
            <text:p>8.51E+06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[.A482] + 1) * 100 + 1" office:value-type="float" office:value="48101" calcext:value-type="float">
            <text:p>48101</text:p>
          </table:table-cell>
          <table:table-cell table:formula="of:=POWER([.B482];2)" office:value-type="float" office:value="2313706201" calcext:value-type="float">
            <text:p>2313706201</text:p>
          </table:table-cell>
          <table:table-cell table:formula="of:=[.B482]*LOG([.B482];2)" office:value-type="float" office:value="748152.336516815" calcext:value-type="float">
            <text:p>748152.336516815</text:p>
          </table:table-cell>
          <table:table-cell office:value-type="float" office:value="565402000" calcext:value-type="float">
            <text:p>5.65E+08</text:p>
          </table:table-cell>
          <table:table-cell office:value-type="float" office:value="8474960" calcext:value-type="float">
            <text:p>8.47E+06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([.A483] + 1) * 100 + 1" office:value-type="float" office:value="48201" calcext:value-type="float">
            <text:p>48201</text:p>
          </table:table-cell>
          <table:table-cell table:formula="of:=POWER([.B483];2)" office:value-type="float" office:value="2323336401" calcext:value-type="float">
            <text:p>2323336401</text:p>
          </table:table-cell>
          <table:table-cell table:formula="of:=[.B483]*LOG([.B483];2)" office:value-type="float" office:value="749852.133808959" calcext:value-type="float">
            <text:p>749852.133808959</text:p>
          </table:table-cell>
          <table:table-cell office:value-type="float" office:value="556388000" calcext:value-type="float">
            <text:p>5.56E+08</text:p>
          </table:table-cell>
          <table:table-cell office:value-type="float" office:value="8224750" calcext:value-type="float">
            <text:p>8.22E+06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([.A484] + 1) * 100 + 1" office:value-type="float" office:value="48301" calcext:value-type="float">
            <text:p>48301</text:p>
          </table:table-cell>
          <table:table-cell table:formula="of:=POWER([.B484];2)" office:value-type="float" office:value="2332986601" calcext:value-type="float">
            <text:p>2332986601</text:p>
          </table:table-cell>
          <table:table-cell table:formula="of:=[.B484]*LOG([.B484];2)" office:value-type="float" office:value="751552.230409431" calcext:value-type="float">
            <text:p>751552.230409431</text:p>
          </table:table-cell>
          <table:table-cell office:value-type="float" office:value="562639000" calcext:value-type="float">
            <text:p>5.63E+08</text:p>
          </table:table-cell>
          <table:table-cell office:value-type="float" office:value="8462300" calcext:value-type="float">
            <text:p>8.46E+06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([.A485] + 1) * 100 + 1" office:value-type="float" office:value="48401" calcext:value-type="float">
            <text:p>48401</text:p>
          </table:table-cell>
          <table:table-cell table:formula="of:=POWER([.B485];2)" office:value-type="float" office:value="2342656801" calcext:value-type="float">
            <text:p>2342656801</text:p>
          </table:table-cell>
          <table:table-cell table:formula="of:=[.B485]*LOG([.B485];2)" office:value-type="float" office:value="753252.625698559" calcext:value-type="float">
            <text:p>753252.625698559</text:p>
          </table:table-cell>
          <table:table-cell office:value-type="float" office:value="571567000" calcext:value-type="float">
            <text:p>5.72E+08</text:p>
          </table:table-cell>
          <table:table-cell office:value-type="float" office:value="9175000" calcext:value-type="float">
            <text:p>9.18E+06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([.A486] + 1) * 100 + 1" office:value-type="float" office:value="48501" calcext:value-type="float">
            <text:p>48501</text:p>
          </table:table-cell>
          <table:table-cell table:formula="of:=POWER([.B486];2)" office:value-type="float" office:value="2352347001" calcext:value-type="float">
            <text:p>2352347001</text:p>
          </table:table-cell>
          <table:table-cell table:formula="of:=[.B486]*LOG([.B486];2)" office:value-type="float" office:value="754953.319059228" calcext:value-type="float">
            <text:p>754953.319059228</text:p>
          </table:table-cell>
          <table:table-cell office:value-type="float" office:value="587743000" calcext:value-type="float">
            <text:p>5.88E+08</text:p>
          </table:table-cell>
          <table:table-cell office:value-type="float" office:value="8842020" calcext:value-type="float">
            <text:p>8.84E+06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([.A487] + 1) * 100 + 1" office:value-type="float" office:value="48601" calcext:value-type="float">
            <text:p>48601</text:p>
          </table:table-cell>
          <table:table-cell table:formula="of:=POWER([.B487];2)" office:value-type="float" office:value="2362057201" calcext:value-type="float">
            <text:p>2362057201</text:p>
          </table:table-cell>
          <table:table-cell table:formula="of:=[.B487]*LOG([.B487];2)" office:value-type="float" office:value="756654.309876869" calcext:value-type="float">
            <text:p>756654.309876869</text:p>
          </table:table-cell>
          <table:table-cell office:value-type="float" office:value="574281000" calcext:value-type="float">
            <text:p>5.74E+08</text:p>
          </table:table-cell>
          <table:table-cell office:value-type="float" office:value="8555460" calcext:value-type="float">
            <text:p>8.56E+06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([.A488] + 1) * 100 + 1" office:value-type="float" office:value="48701" calcext:value-type="float">
            <text:p>48701</text:p>
          </table:table-cell>
          <table:table-cell table:formula="of:=POWER([.B488];2)" office:value-type="float" office:value="2371787401" calcext:value-type="float">
            <text:p>2371787401</text:p>
          </table:table-cell>
          <table:table-cell table:formula="of:=[.B488]*LOG([.B488];2)" office:value-type="float" office:value="758355.597539444" calcext:value-type="float">
            <text:p>758355.597539444</text:p>
          </table:table-cell>
          <table:table-cell office:value-type="float" office:value="567591000" calcext:value-type="float">
            <text:p>5.68E+08</text:p>
          </table:table-cell>
          <table:table-cell office:value-type="float" office:value="8466540" calcext:value-type="float">
            <text:p>8.47E+06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([.A489] + 1) * 100 + 1" office:value-type="float" office:value="48801" calcext:value-type="float">
            <text:p>48801</text:p>
          </table:table-cell>
          <table:table-cell table:formula="of:=POWER([.B489];2)" office:value-type="float" office:value="2381537601" calcext:value-type="float">
            <text:p>2381537601</text:p>
          </table:table-cell>
          <table:table-cell table:formula="of:=[.B489]*LOG([.B489];2)" office:value-type="float" office:value="760057.181437425" calcext:value-type="float">
            <text:p>760057.181437425</text:p>
          </table:table-cell>
          <table:table-cell office:value-type="float" office:value="570163000" calcext:value-type="float">
            <text:p>5.70E+08</text:p>
          </table:table-cell>
          <table:table-cell office:value-type="float" office:value="8669080" calcext:value-type="float">
            <text:p>8.67E+06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([.A490] + 1) * 100 + 1" office:value-type="float" office:value="48901" calcext:value-type="float">
            <text:p>48901</text:p>
          </table:table-cell>
          <table:table-cell table:formula="of:=POWER([.B490];2)" office:value-type="float" office:value="2391307801" calcext:value-type="float">
            <text:p>2391307801</text:p>
          </table:table-cell>
          <table:table-cell table:formula="of:=[.B490]*LOG([.B490];2)" office:value-type="float" office:value="761759.060963785" calcext:value-type="float">
            <text:p>761759.060963785</text:p>
          </table:table-cell>
          <table:table-cell office:value-type="float" office:value="580321000" calcext:value-type="float">
            <text:p>5.80E+08</text:p>
          </table:table-cell>
          <table:table-cell office:value-type="float" office:value="8625550" calcext:value-type="float">
            <text:p>8.63E+06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([.A491] + 1) * 100 + 1" office:value-type="float" office:value="49001" calcext:value-type="float">
            <text:p>49001</text:p>
          </table:table-cell>
          <table:table-cell table:formula="of:=POWER([.B491];2)" office:value-type="float" office:value="2401098001" calcext:value-type="float">
            <text:p>2401098001</text:p>
          </table:table-cell>
          <table:table-cell table:formula="of:=[.B491]*LOG([.B491];2)" office:value-type="float" office:value="763461.235513979" calcext:value-type="float">
            <text:p>763461.235513979</text:p>
          </table:table-cell>
          <table:table-cell office:value-type="float" office:value="581231000" calcext:value-type="float">
            <text:p>5.81E+08</text:p>
          </table:table-cell>
          <table:table-cell office:value-type="float" office:value="8504320" calcext:value-type="float">
            <text:p>8.50E+06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([.A492] + 1) * 100 + 1" office:value-type="float" office:value="49101" calcext:value-type="float">
            <text:p>49101</text:p>
          </table:table-cell>
          <table:table-cell table:formula="of:=POWER([.B492];2)" office:value-type="float" office:value="2410908201" calcext:value-type="float">
            <text:p>2410908201</text:p>
          </table:table-cell>
          <table:table-cell table:formula="of:=[.B492]*LOG([.B492];2)" office:value-type="float" office:value="765163.704485927" calcext:value-type="float">
            <text:p>765163.704485927</text:p>
          </table:table-cell>
          <table:table-cell office:value-type="float" office:value="583082000" calcext:value-type="float">
            <text:p>5.83E+08</text:p>
          </table:table-cell>
          <table:table-cell office:value-type="float" office:value="9239160" calcext:value-type="float">
            <text:p>9.24E+06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([.A493] + 1) * 100 + 1" office:value-type="float" office:value="49201" calcext:value-type="float">
            <text:p>49201</text:p>
          </table:table-cell>
          <table:table-cell table:formula="of:=POWER([.B493];2)" office:value-type="float" office:value="2420738401" calcext:value-type="float">
            <text:p>2420738401</text:p>
          </table:table-cell>
          <table:table-cell table:formula="of:=[.B493]*LOG([.B493];2)" office:value-type="float" office:value="766866.467280005" calcext:value-type="float">
            <text:p>766866.467280005</text:p>
          </table:table-cell>
          <table:table-cell office:value-type="float" office:value="600119000" calcext:value-type="float">
            <text:p>6.00E+08</text:p>
          </table:table-cell>
          <table:table-cell office:value-type="float" office:value="9340500" calcext:value-type="float">
            <text:p>9.34E+06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([.A494] + 1) * 100 + 1" office:value-type="float" office:value="49301" calcext:value-type="float">
            <text:p>49301</text:p>
          </table:table-cell>
          <table:table-cell table:formula="of:=POWER([.B494];2)" office:value-type="float" office:value="2430588601" calcext:value-type="float">
            <text:p>2430588601</text:p>
          </table:table-cell>
          <table:table-cell table:formula="of:=[.B494]*LOG([.B494];2)" office:value-type="float" office:value="768569.523299024" calcext:value-type="float">
            <text:p>768569.523299024</text:p>
          </table:table-cell>
          <table:table-cell office:value-type="float" office:value="605475000" calcext:value-type="float">
            <text:p>6.05E+08</text:p>
          </table:table-cell>
          <table:table-cell office:value-type="float" office:value="8582400" calcext:value-type="float">
            <text:p>8.58E+06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([.A495] + 1) * 100 + 1" office:value-type="float" office:value="49401" calcext:value-type="float">
            <text:p>49401</text:p>
          </table:table-cell>
          <table:table-cell table:formula="of:=POWER([.B495];2)" office:value-type="float" office:value="2440458801" calcext:value-type="float">
            <text:p>2440458801</text:p>
          </table:table-cell>
          <table:table-cell table:formula="of:=[.B495]*LOG([.B495];2)" office:value-type="float" office:value="770272.871948219" calcext:value-type="float">
            <text:p>770272.871948219</text:p>
          </table:table-cell>
          <table:table-cell office:value-type="float" office:value="588166000" calcext:value-type="float">
            <text:p>5.88E+08</text:p>
          </table:table-cell>
          <table:table-cell office:value-type="float" office:value="8692380" calcext:value-type="float">
            <text:p>8.69E+06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([.A496] + 1) * 100 + 1" office:value-type="float" office:value="49501" calcext:value-type="float">
            <text:p>49501</text:p>
          </table:table-cell>
          <table:table-cell table:formula="of:=POWER([.B496];2)" office:value-type="float" office:value="2450349001" calcext:value-type="float">
            <text:p>2450349001</text:p>
          </table:table-cell>
          <table:table-cell table:formula="of:=[.B496]*LOG([.B496];2)" office:value-type="float" office:value="771976.512635232" calcext:value-type="float">
            <text:p>771976.512635232</text:p>
          </table:table-cell>
          <table:table-cell office:value-type="float" office:value="607440000" calcext:value-type="float">
            <text:p>6.07E+08</text:p>
          </table:table-cell>
          <table:table-cell office:value-type="float" office:value="8992500" calcext:value-type="float">
            <text:p>8.99E+06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([.A497] + 1) * 100 + 1" office:value-type="float" office:value="49601" calcext:value-type="float">
            <text:p>49601</text:p>
          </table:table-cell>
          <table:table-cell table:formula="of:=POWER([.B497];2)" office:value-type="float" office:value="2460259201" calcext:value-type="float">
            <text:p>2460259201</text:p>
          </table:table-cell>
          <table:table-cell table:formula="of:=[.B497]*LOG([.B497];2)" office:value-type="float" office:value="773680.4447701" calcext:value-type="float">
            <text:p>773680.4447701</text:p>
          </table:table-cell>
          <table:table-cell office:value-type="float" office:value="595949000" calcext:value-type="float">
            <text:p>5.96E+08</text:p>
          </table:table-cell>
          <table:table-cell office:value-type="float" office:value="8762860" calcext:value-type="float">
            <text:p>8.76E+06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([.A498] + 1) * 100 + 1" office:value-type="float" office:value="49701" calcext:value-type="float">
            <text:p>49701</text:p>
          </table:table-cell>
          <table:table-cell table:formula="of:=POWER([.B498];2)" office:value-type="float" office:value="2470189401" calcext:value-type="float">
            <text:p>2470189401</text:p>
          </table:table-cell>
          <table:table-cell table:formula="of:=[.B498]*LOG([.B498];2)" office:value-type="float" office:value="775384.667765236" calcext:value-type="float">
            <text:p>775384.667765236</text:p>
          </table:table-cell>
          <table:table-cell office:value-type="float" office:value="598981000" calcext:value-type="float">
            <text:p>5.99E+08</text:p>
          </table:table-cell>
          <table:table-cell office:value-type="float" office:value="8656250" calcext:value-type="float">
            <text:p>8.66E+06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([.A499] + 1) * 100 + 1" office:value-type="float" office:value="49801" calcext:value-type="float">
            <text:p>49801</text:p>
          </table:table-cell>
          <table:table-cell table:formula="of:=POWER([.B499];2)" office:value-type="float" office:value="2480139601" calcext:value-type="float">
            <text:p>2480139601</text:p>
          </table:table-cell>
          <table:table-cell table:formula="of:=[.B499]*LOG([.B499];2)" office:value-type="float" office:value="777089.181035419" calcext:value-type="float">
            <text:p>777089.181035419</text:p>
          </table:table-cell>
          <table:table-cell office:value-type="float" office:value="599217000" calcext:value-type="float">
            <text:p>5.99E+08</text:p>
          </table:table-cell>
          <table:table-cell office:value-type="float" office:value="8454550" calcext:value-type="float">
            <text:p>8.45E+06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([.A500] + 1) * 100 + 1" office:value-type="float" office:value="49901" calcext:value-type="float">
            <text:p>49901</text:p>
          </table:table-cell>
          <table:table-cell table:formula="of:=POWER([.B500];2)" office:value-type="float" office:value="2490109801" calcext:value-type="float">
            <text:p>2490109801</text:p>
          </table:table-cell>
          <table:table-cell table:formula="of:=[.B500]*LOG([.B500];2)" office:value-type="float" office:value="778793.98399778" calcext:value-type="float">
            <text:p>778793.98399778</text:p>
          </table:table-cell>
          <table:table-cell office:value-type="float" office:value="597331000" calcext:value-type="float">
            <text:p>5.97E+08</text:p>
          </table:table-cell>
          <table:table-cell office:value-type="float" office:value="9565890" calcext:value-type="float">
            <text:p>9.57E+06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([.A501] + 1) * 100 + 1" office:value-type="float" office:value="50001" calcext:value-type="float">
            <text:p>50001</text:p>
          </table:table-cell>
          <table:table-cell table:formula="of:=POWER([.B501];2)" office:value-type="float" office:value="2500100001" calcext:value-type="float">
            <text:p>2500100001</text:p>
          </table:table-cell>
          <table:table-cell table:formula="of:=[.B501]*LOG([.B501];2)" office:value-type="float" office:value="780499.076071783" calcext:value-type="float">
            <text:p>780499.076071783</text:p>
          </table:table-cell>
          <table:table-cell office:value-type="float" office:value="604985000" calcext:value-type="float">
            <text:p>6.05E+08</text:p>
          </table:table-cell>
          <table:table-cell office:value-type="float" office:value="9006650" calcext:value-type="float">
            <text:p>9.01E+06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[.A502] + 1) * 100 + 1" office:value-type="float" office:value="50101" calcext:value-type="float">
            <text:p>50101</text:p>
          </table:table-cell>
          <table:table-cell table:formula="of:=POWER([.B502];2)" office:value-type="float" office:value="2510110201" calcext:value-type="float">
            <text:p>2510110201</text:p>
          </table:table-cell>
          <table:table-cell table:formula="of:=[.B502]*LOG([.B502];2)" office:value-type="float" office:value="782204.456679216" calcext:value-type="float">
            <text:p>782204.456679216</text:p>
          </table:table-cell>
          <table:table-cell office:value-type="float" office:value="609279000" calcext:value-type="float">
            <text:p>6.09E+08</text:p>
          </table:table-cell>
          <table:table-cell office:value-type="float" office:value="8887030" calcext:value-type="float">
            <text:p>8.89E+06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([.A503] + 1) * 100 + 1" office:value-type="float" office:value="50201" calcext:value-type="float">
            <text:p>50201</text:p>
          </table:table-cell>
          <table:table-cell table:formula="of:=POWER([.B503];2)" office:value-type="float" office:value="2520140401" calcext:value-type="float">
            <text:p>2520140401</text:p>
          </table:table-cell>
          <table:table-cell table:formula="of:=[.B503]*LOG([.B503];2)" office:value-type="float" office:value="783910.125244174" calcext:value-type="float">
            <text:p>783910.125244174</text:p>
          </table:table-cell>
          <table:table-cell office:value-type="float" office:value="615018000" calcext:value-type="float">
            <text:p>6.15E+08</text:p>
          </table:table-cell>
          <table:table-cell office:value-type="float" office:value="9507790" calcext:value-type="float">
            <text:p>9.51E+06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([.A504] + 1) * 100 + 1" office:value-type="float" office:value="50301" calcext:value-type="float">
            <text:p>50301</text:p>
          </table:table-cell>
          <table:table-cell table:formula="of:=POWER([.B504];2)" office:value-type="float" office:value="2530190601" calcext:value-type="float">
            <text:p>2530190601</text:p>
          </table:table-cell>
          <table:table-cell table:formula="of:=[.B504]*LOG([.B504];2)" office:value-type="float" office:value="785616.081193048" calcext:value-type="float">
            <text:p>785616.081193048</text:p>
          </table:table-cell>
          <table:table-cell office:value-type="float" office:value="605313000" calcext:value-type="float">
            <text:p>6.05E+08</text:p>
          </table:table-cell>
          <table:table-cell office:value-type="float" office:value="9451310" calcext:value-type="float">
            <text:p>9.45E+06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([.A505] + 1) * 100 + 1" office:value-type="float" office:value="50401" calcext:value-type="float">
            <text:p>50401</text:p>
          </table:table-cell>
          <table:table-cell table:formula="of:=POWER([.B505];2)" office:value-type="float" office:value="2540260801" calcext:value-type="float">
            <text:p>2540260801</text:p>
          </table:table-cell>
          <table:table-cell table:formula="of:=[.B505]*LOG([.B505];2)" office:value-type="float" office:value="787322.323954509" calcext:value-type="float">
            <text:p>787322.323954509</text:p>
          </table:table-cell>
          <table:table-cell office:value-type="float" office:value="608054000" calcext:value-type="float">
            <text:p>6.08E+08</text:p>
          </table:table-cell>
          <table:table-cell office:value-type="float" office:value="9106790" calcext:value-type="float">
            <text:p>9.11E+06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([.A506] + 1) * 100 + 1" office:value-type="float" office:value="50501" calcext:value-type="float">
            <text:p>50501</text:p>
          </table:table-cell>
          <table:table-cell table:formula="of:=POWER([.B506];2)" office:value-type="float" office:value="2550351001" calcext:value-type="float">
            <text:p>2550351001</text:p>
          </table:table-cell>
          <table:table-cell table:formula="of:=[.B506]*LOG([.B506];2)" office:value-type="float" office:value="789028.852959493" calcext:value-type="float">
            <text:p>789028.852959493</text:p>
          </table:table-cell>
          <table:table-cell office:value-type="float" office:value="614722000" calcext:value-type="float">
            <text:p>6.15E+08</text:p>
          </table:table-cell>
          <table:table-cell office:value-type="float" office:value="8721650" calcext:value-type="float">
            <text:p>8.72E+06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([.A507] + 1) * 100 + 1" office:value-type="float" office:value="50601" calcext:value-type="float">
            <text:p>50601</text:p>
          </table:table-cell>
          <table:table-cell table:formula="of:=POWER([.B507];2)" office:value-type="float" office:value="2560461201" calcext:value-type="float">
            <text:p>2560461201</text:p>
          </table:table-cell>
          <table:table-cell table:formula="of:=[.B507]*LOG([.B507];2)" office:value-type="float" office:value="790735.667641194" calcext:value-type="float">
            <text:p>790735.667641194</text:p>
          </table:table-cell>
          <table:table-cell office:value-type="float" office:value="612243000" calcext:value-type="float">
            <text:p>6.12E+08</text:p>
          </table:table-cell>
          <table:table-cell office:value-type="float" office:value="8613540" calcext:value-type="float">
            <text:p>8.61E+06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([.A508] + 1) * 100 + 1" office:value-type="float" office:value="50701" calcext:value-type="float">
            <text:p>50701</text:p>
          </table:table-cell>
          <table:table-cell table:formula="of:=POWER([.B508];2)" office:value-type="float" office:value="2570591401" calcext:value-type="float">
            <text:p>2570591401</text:p>
          </table:table-cell>
          <table:table-cell table:formula="of:=[.B508]*LOG([.B508];2)" office:value-type="float" office:value="792442.767435043" calcext:value-type="float">
            <text:p>792442.767435043</text:p>
          </table:table-cell>
          <table:table-cell office:value-type="float" office:value="614740000" calcext:value-type="float">
            <text:p>6.15E+08</text:p>
          </table:table-cell>
          <table:table-cell office:value-type="float" office:value="9647040" calcext:value-type="float">
            <text:p>9.65E+06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([.A509] + 1) * 100 + 1" office:value-type="float" office:value="50801" calcext:value-type="float">
            <text:p>50801</text:p>
          </table:table-cell>
          <table:table-cell table:formula="of:=POWER([.B509];2)" office:value-type="float" office:value="2580741601" calcext:value-type="float">
            <text:p>2580741601</text:p>
          </table:table-cell>
          <table:table-cell table:formula="of:=[.B509]*LOG([.B509];2)" office:value-type="float" office:value="794150.151778699" calcext:value-type="float">
            <text:p>794150.151778699</text:p>
          </table:table-cell>
          <table:table-cell office:value-type="float" office:value="617600000" calcext:value-type="float">
            <text:p>6.18E+08</text:p>
          </table:table-cell>
          <table:table-cell office:value-type="float" office:value="9302850" calcext:value-type="float">
            <text:p>9.30E+06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([.A510] + 1) * 100 + 1" office:value-type="float" office:value="50901" calcext:value-type="float">
            <text:p>50901</text:p>
          </table:table-cell>
          <table:table-cell table:formula="of:=POWER([.B510];2)" office:value-type="float" office:value="2590911801" calcext:value-type="float">
            <text:p>2590911801</text:p>
          </table:table-cell>
          <table:table-cell table:formula="of:=[.B510]*LOG([.B510];2)" office:value-type="float" office:value="795857.820112035" calcext:value-type="float">
            <text:p>795857.820112035</text:p>
          </table:table-cell>
          <table:table-cell office:value-type="float" office:value="621761000" calcext:value-type="float">
            <text:p>6.22E+08</text:p>
          </table:table-cell>
          <table:table-cell office:value-type="float" office:value="9549540" calcext:value-type="float">
            <text:p>9.55E+06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([.A511] + 1) * 100 + 1" office:value-type="float" office:value="51001" calcext:value-type="float">
            <text:p>51001</text:p>
          </table:table-cell>
          <table:table-cell table:formula="of:=POWER([.B511];2)" office:value-type="float" office:value="2601102001" calcext:value-type="float">
            <text:p>2601102001</text:p>
          </table:table-cell>
          <table:table-cell table:formula="of:=[.B511]*LOG([.B511];2)" office:value-type="float" office:value="797565.771877124" calcext:value-type="float">
            <text:p>797565.771877124</text:p>
          </table:table-cell>
          <table:table-cell office:value-type="float" office:value="622011000" calcext:value-type="float">
            <text:p>6.22E+08</text:p>
          </table:table-cell>
          <table:table-cell office:value-type="float" office:value="9122860" calcext:value-type="float">
            <text:p>9.12E+06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([.A512] + 1) * 100 + 1" office:value-type="float" office:value="51101" calcext:value-type="float">
            <text:p>51101</text:p>
          </table:table-cell>
          <table:table-cell table:formula="of:=POWER([.B512];2)" office:value-type="float" office:value="2611312201" calcext:value-type="float">
            <text:p>2611312201</text:p>
          </table:table-cell>
          <table:table-cell table:formula="of:=[.B512]*LOG([.B512];2)" office:value-type="float" office:value="799274.006518229" calcext:value-type="float">
            <text:p>799274.006518229</text:p>
          </table:table-cell>
          <table:table-cell office:value-type="float" office:value="624641000" calcext:value-type="float">
            <text:p>6.25E+08</text:p>
          </table:table-cell>
          <table:table-cell office:value-type="float" office:value="9335450" calcext:value-type="float">
            <text:p>9.34E+06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([.A513] + 1) * 100 + 1" office:value-type="float" office:value="51201" calcext:value-type="float">
            <text:p>51201</text:p>
          </table:table-cell>
          <table:table-cell table:formula="of:=POWER([.B513];2)" office:value-type="float" office:value="2621542401" calcext:value-type="float">
            <text:p>2621542401</text:p>
          </table:table-cell>
          <table:table-cell table:formula="of:=[.B513]*LOG([.B513];2)" office:value-type="float" office:value="800982.523481785" calcext:value-type="float">
            <text:p>800982.523481785</text:p>
          </table:table-cell>
          <table:table-cell office:value-type="float" office:value="627139000" calcext:value-type="float">
            <text:p>6.27E+08</text:p>
          </table:table-cell>
          <table:table-cell office:value-type="float" office:value="10033300" calcext:value-type="float">
            <text:p>1.00E+07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([.A514] + 1) * 100 + 1" office:value-type="float" office:value="51301" calcext:value-type="float">
            <text:p>51301</text:p>
          </table:table-cell>
          <table:table-cell table:formula="of:=POWER([.B514];2)" office:value-type="float" office:value="2631792601" calcext:value-type="float">
            <text:p>2631792601</text:p>
          </table:table-cell>
          <table:table-cell table:formula="of:=[.B514]*LOG([.B514];2)" office:value-type="float" office:value="802691.322216393" calcext:value-type="float">
            <text:p>802691.322216393</text:p>
          </table:table-cell>
          <table:table-cell office:value-type="float" office:value="633992000" calcext:value-type="float">
            <text:p>6.34E+08</text:p>
          </table:table-cell>
          <table:table-cell office:value-type="float" office:value="9494760" calcext:value-type="float">
            <text:p>9.49E+06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([.A515] + 1) * 100 + 1" office:value-type="float" office:value="51401" calcext:value-type="float">
            <text:p>51401</text:p>
          </table:table-cell>
          <table:table-cell table:formula="of:=POWER([.B515];2)" office:value-type="float" office:value="2642062801" calcext:value-type="float">
            <text:p>2642062801</text:p>
          </table:table-cell>
          <table:table-cell table:formula="of:=[.B515]*LOG([.B515];2)" office:value-type="float" office:value="804400.4021728" calcext:value-type="float">
            <text:p>804400.4021728</text:p>
          </table:table-cell>
          <table:table-cell office:value-type="float" office:value="634282000" calcext:value-type="float">
            <text:p>6.34E+08</text:p>
          </table:table-cell>
          <table:table-cell office:value-type="float" office:value="9993550" calcext:value-type="float">
            <text:p>9.99E+06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([.A516] + 1) * 100 + 1" office:value-type="float" office:value="51501" calcext:value-type="float">
            <text:p>51501</text:p>
          </table:table-cell>
          <table:table-cell table:formula="of:=POWER([.B516];2)" office:value-type="float" office:value="2652353001" calcext:value-type="float">
            <text:p>2652353001</text:p>
          </table:table-cell>
          <table:table-cell table:formula="of:=[.B516]*LOG([.B516];2)" office:value-type="float" office:value="806109.762803893" calcext:value-type="float">
            <text:p>806109.762803893</text:p>
          </table:table-cell>
          <table:table-cell office:value-type="float" office:value="649346000" calcext:value-type="float">
            <text:p>6.49E+08</text:p>
          </table:table-cell>
          <table:table-cell office:value-type="float" office:value="10377100" calcext:value-type="float">
            <text:p>1.04E+07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([.A517] + 1) * 100 + 1" office:value-type="float" office:value="51601" calcext:value-type="float">
            <text:p>51601</text:p>
          </table:table-cell>
          <table:table-cell table:formula="of:=POWER([.B517];2)" office:value-type="float" office:value="2662663201" calcext:value-type="float">
            <text:p>2662663201</text:p>
          </table:table-cell>
          <table:table-cell table:formula="of:=[.B517]*LOG([.B517];2)" office:value-type="float" office:value="807819.403564681" calcext:value-type="float">
            <text:p>807819.403564681</text:p>
          </table:table-cell>
          <table:table-cell office:value-type="float" office:value="651796000" calcext:value-type="float">
            <text:p>6.52E+08</text:p>
          </table:table-cell>
          <table:table-cell office:value-type="float" office:value="9354030" calcext:value-type="float">
            <text:p>9.35E+06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([.A518] + 1) * 100 + 1" office:value-type="float" office:value="51701" calcext:value-type="float">
            <text:p>51701</text:p>
          </table:table-cell>
          <table:table-cell table:formula="of:=POWER([.B518];2)" office:value-type="float" office:value="2672993401" calcext:value-type="float">
            <text:p>2672993401</text:p>
          </table:table-cell>
          <table:table-cell table:formula="of:=[.B518]*LOG([.B518];2)" office:value-type="float" office:value="809529.323912289" calcext:value-type="float">
            <text:p>809529.323912289</text:p>
          </table:table-cell>
          <table:table-cell office:value-type="float" office:value="645081000" calcext:value-type="float">
            <text:p>6.45E+08</text:p>
          </table:table-cell>
          <table:table-cell office:value-type="float" office:value="9495260" calcext:value-type="float">
            <text:p>9.50E+06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([.A519] + 1) * 100 + 1" office:value-type="float" office:value="51801" calcext:value-type="float">
            <text:p>51801</text:p>
          </table:table-cell>
          <table:table-cell table:formula="of:=POWER([.B519];2)" office:value-type="float" office:value="2683343601" calcext:value-type="float">
            <text:p>2683343601</text:p>
          </table:table-cell>
          <table:table-cell table:formula="of:=[.B519]*LOG([.B519];2)" office:value-type="float" office:value="811239.523305938" calcext:value-type="float">
            <text:p>811239.523305938</text:p>
          </table:table-cell>
          <table:table-cell office:value-type="float" office:value="656297000" calcext:value-type="float">
            <text:p>6.56E+08</text:p>
          </table:table-cell>
          <table:table-cell office:value-type="float" office:value="10604800" calcext:value-type="float">
            <text:p>1.06E+07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([.A520] + 1) * 100 + 1" office:value-type="float" office:value="51901" calcext:value-type="float">
            <text:p>51901</text:p>
          </table:table-cell>
          <table:table-cell table:formula="of:=POWER([.B520];2)" office:value-type="float" office:value="2693713801" calcext:value-type="float">
            <text:p>2693713801</text:p>
          </table:table-cell>
          <table:table-cell table:formula="of:=[.B520]*LOG([.B520];2)" office:value-type="float" office:value="812950.00120694" calcext:value-type="float">
            <text:p>812950.00120694</text:p>
          </table:table-cell>
          <table:table-cell office:value-type="float" office:value="672948000" calcext:value-type="float">
            <text:p>6.73E+08</text:p>
          </table:table-cell>
          <table:table-cell office:value-type="float" office:value="9667860" calcext:value-type="float">
            <text:p>9.67E+06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([.A521] + 1) * 100 + 1" office:value-type="float" office:value="52001" calcext:value-type="float">
            <text:p>52001</text:p>
          </table:table-cell>
          <table:table-cell table:formula="of:=POWER([.B521];2)" office:value-type="float" office:value="2704104001" calcext:value-type="float">
            <text:p>2704104001</text:p>
          </table:table-cell>
          <table:table-cell table:formula="of:=[.B521]*LOG([.B521];2)" office:value-type="float" office:value="814660.757078681" calcext:value-type="float">
            <text:p>814660.757078681</text:p>
          </table:table-cell>
          <table:table-cell office:value-type="float" office:value="674907000" calcext:value-type="float">
            <text:p>6.75E+08</text:p>
          </table:table-cell>
          <table:table-cell office:value-type="float" office:value="13782700" calcext:value-type="float">
            <text:p>1.38E+07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([.A522] + 1) * 100 + 1" office:value-type="float" office:value="52101" calcext:value-type="float">
            <text:p>52101</text:p>
          </table:table-cell>
          <table:table-cell table:formula="of:=POWER([.B522];2)" office:value-type="float" office:value="2714514201" calcext:value-type="float">
            <text:p>2714514201</text:p>
          </table:table-cell>
          <table:table-cell table:formula="of:=[.B522]*LOG([.B522];2)" office:value-type="float" office:value="816371.790386612" calcext:value-type="float">
            <text:p>816371.790386612</text:p>
          </table:table-cell>
          <table:table-cell office:value-type="float" office:value="672134000" calcext:value-type="float">
            <text:p>6.72E+08</text:p>
          </table:table-cell>
          <table:table-cell office:value-type="float" office:value="10095900" calcext:value-type="float">
            <text:p>1.01E+07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([.A523] + 1) * 100 + 1" office:value-type="float" office:value="52201" calcext:value-type="float">
            <text:p>52201</text:p>
          </table:table-cell>
          <table:table-cell table:formula="of:=POWER([.B523];2)" office:value-type="float" office:value="2724944401" calcext:value-type="float">
            <text:p>2724944401</text:p>
          </table:table-cell>
          <table:table-cell table:formula="of:=[.B523]*LOG([.B523];2)" office:value-type="float" office:value="818083.100598235" calcext:value-type="float">
            <text:p>818083.100598235</text:p>
          </table:table-cell>
          <table:table-cell office:value-type="float" office:value="679156000" calcext:value-type="float">
            <text:p>6.79E+08</text:p>
          </table:table-cell>
          <table:table-cell office:value-type="float" office:value="10131300" calcext:value-type="float">
            <text:p>1.01E+07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([.A524] + 1) * 100 + 1" office:value-type="float" office:value="52301" calcext:value-type="float">
            <text:p>52301</text:p>
          </table:table-cell>
          <table:table-cell table:formula="of:=POWER([.B524];2)" office:value-type="float" office:value="2735394601" calcext:value-type="float">
            <text:p>2735394601</text:p>
          </table:table-cell>
          <table:table-cell table:formula="of:=[.B524]*LOG([.B524];2)" office:value-type="float" office:value="819794.687183092" calcext:value-type="float">
            <text:p>819794.687183092</text:p>
          </table:table-cell>
          <table:table-cell office:value-type="float" office:value="680288000" calcext:value-type="float">
            <text:p>6.80E+08</text:p>
          </table:table-cell>
          <table:table-cell office:value-type="float" office:value="10405200" calcext:value-type="float">
            <text:p>1.04E+07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([.A525] + 1) * 100 + 1" office:value-type="float" office:value="52401" calcext:value-type="float">
            <text:p>52401</text:p>
          </table:table-cell>
          <table:table-cell table:formula="of:=POWER([.B525];2)" office:value-type="float" office:value="2745864801" calcext:value-type="float">
            <text:p>2745864801</text:p>
          </table:table-cell>
          <table:table-cell table:formula="of:=[.B525]*LOG([.B525];2)" office:value-type="float" office:value="821506.549612756" calcext:value-type="float">
            <text:p>821506.549612756</text:p>
          </table:table-cell>
          <table:table-cell office:value-type="float" office:value="684698000" calcext:value-type="float">
            <text:p>6.85E+08</text:p>
          </table:table-cell>
          <table:table-cell office:value-type="float" office:value="9966070" calcext:value-type="float">
            <text:p>9.97E+06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([.A526] + 1) * 100 + 1" office:value-type="float" office:value="52501" calcext:value-type="float">
            <text:p>52501</text:p>
          </table:table-cell>
          <table:table-cell table:formula="of:=POWER([.B526];2)" office:value-type="float" office:value="2756355001" calcext:value-type="float">
            <text:p>2756355001</text:p>
          </table:table-cell>
          <table:table-cell table:formula="of:=[.B526]*LOG([.B526];2)" office:value-type="float" office:value="823218.687360814" calcext:value-type="float">
            <text:p>823218.687360814</text:p>
          </table:table-cell>
          <table:table-cell office:value-type="float" office:value="683583000" calcext:value-type="float">
            <text:p>6.84E+08</text:p>
          </table:table-cell>
          <table:table-cell office:value-type="float" office:value="9823250" calcext:value-type="float">
            <text:p>9.82E+06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([.A527] + 1) * 100 + 1" office:value-type="float" office:value="52601" calcext:value-type="float">
            <text:p>52601</text:p>
          </table:table-cell>
          <table:table-cell table:formula="of:=POWER([.B527];2)" office:value-type="float" office:value="2766865201" calcext:value-type="float">
            <text:p>2766865201</text:p>
          </table:table-cell>
          <table:table-cell table:formula="of:=[.B527]*LOG([.B527];2)" office:value-type="float" office:value="824931.099902859" calcext:value-type="float">
            <text:p>824931.099902859</text:p>
          </table:table-cell>
          <table:table-cell office:value-type="float" office:value="682127000" calcext:value-type="float">
            <text:p>6.82E+08</text:p>
          </table:table-cell>
          <table:table-cell office:value-type="float" office:value="10324400" calcext:value-type="float">
            <text:p>1.03E+07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([.A528] + 1) * 100 + 1" office:value-type="float" office:value="52701" calcext:value-type="float">
            <text:p>52701</text:p>
          </table:table-cell>
          <table:table-cell table:formula="of:=POWER([.B528];2)" office:value-type="float" office:value="2777395401" calcext:value-type="float">
            <text:p>2777395401</text:p>
          </table:table-cell>
          <table:table-cell table:formula="of:=[.B528]*LOG([.B528];2)" office:value-type="float" office:value="826643.786716479" calcext:value-type="float">
            <text:p>826643.786716479</text:p>
          </table:table-cell>
          <table:table-cell office:value-type="float" office:value="687286000" calcext:value-type="float">
            <text:p>6.87E+08</text:p>
          </table:table-cell>
          <table:table-cell office:value-type="float" office:value="10216200" calcext:value-type="float">
            <text:p>1.02E+07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([.A529] + 1) * 100 + 1" office:value-type="float" office:value="52801" calcext:value-type="float">
            <text:p>52801</text:p>
          </table:table-cell>
          <table:table-cell table:formula="of:=POWER([.B529];2)" office:value-type="float" office:value="2787945601" calcext:value-type="float">
            <text:p>2787945601</text:p>
          </table:table-cell>
          <table:table-cell table:formula="of:=[.B529]*LOG([.B529];2)" office:value-type="float" office:value="828356.747281244" calcext:value-type="float">
            <text:p>828356.747281244</text:p>
          </table:table-cell>
          <table:table-cell office:value-type="float" office:value="686489000" calcext:value-type="float">
            <text:p>6.86E+08</text:p>
          </table:table-cell>
          <table:table-cell office:value-type="float" office:value="9943810" calcext:value-type="float">
            <text:p>9.94E+06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([.A530] + 1) * 100 + 1" office:value-type="float" office:value="52901" calcext:value-type="float">
            <text:p>52901</text:p>
          </table:table-cell>
          <table:table-cell table:formula="of:=POWER([.B530];2)" office:value-type="float" office:value="2798515801" calcext:value-type="float">
            <text:p>2798515801</text:p>
          </table:table-cell>
          <table:table-cell table:formula="of:=[.B530]*LOG([.B530];2)" office:value-type="float" office:value="830069.981078694" calcext:value-type="float">
            <text:p>830069.981078694</text:p>
          </table:table-cell>
          <table:table-cell office:value-type="float" office:value="679674000" calcext:value-type="float">
            <text:p>6.80E+08</text:p>
          </table:table-cell>
          <table:table-cell office:value-type="float" office:value="9371810" calcext:value-type="float">
            <text:p>9.37E+06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([.A531] + 1) * 100 + 1" office:value-type="float" office:value="53001" calcext:value-type="float">
            <text:p>53001</text:p>
          </table:table-cell>
          <table:table-cell table:formula="of:=POWER([.B531];2)" office:value-type="float" office:value="2809106001" calcext:value-type="float">
            <text:p>2809106001</text:p>
          </table:table-cell>
          <table:table-cell table:formula="of:=[.B531]*LOG([.B531];2)" office:value-type="float" office:value="831783.487592331" calcext:value-type="float">
            <text:p>831783.487592331</text:p>
          </table:table-cell>
          <table:table-cell office:value-type="float" office:value="688755000" calcext:value-type="float">
            <text:p>6.89E+08</text:p>
          </table:table-cell>
          <table:table-cell office:value-type="float" office:value="9345860" calcext:value-type="float">
            <text:p>9.35E+06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([.A532] + 1) * 100 + 1" office:value-type="float" office:value="53101" calcext:value-type="float">
            <text:p>53101</text:p>
          </table:table-cell>
          <table:table-cell table:formula="of:=POWER([.B532];2)" office:value-type="float" office:value="2819716201" calcext:value-type="float">
            <text:p>2819716201</text:p>
          </table:table-cell>
          <table:table-cell table:formula="of:=[.B532]*LOG([.B532];2)" office:value-type="float" office:value="833497.266307604" calcext:value-type="float">
            <text:p>833497.266307604</text:p>
          </table:table-cell>
          <table:table-cell office:value-type="float" office:value="684847000" calcext:value-type="float">
            <text:p>6.85E+08</text:p>
          </table:table-cell>
          <table:table-cell office:value-type="float" office:value="10075600" calcext:value-type="float">
            <text:p>1.01E+07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([.A533] + 1) * 100 + 1" office:value-type="float" office:value="53201" calcext:value-type="float">
            <text:p>53201</text:p>
          </table:table-cell>
          <table:table-cell table:formula="of:=POWER([.B533];2)" office:value-type="float" office:value="2830346401" calcext:value-type="float">
            <text:p>2830346401</text:p>
          </table:table-cell>
          <table:table-cell table:formula="of:=[.B533]*LOG([.B533];2)" office:value-type="float" office:value="835211.316711904" calcext:value-type="float">
            <text:p>835211.316711904</text:p>
          </table:table-cell>
          <table:table-cell office:value-type="float" office:value="681543000" calcext:value-type="float">
            <text:p>6.82E+08</text:p>
          </table:table-cell>
          <table:table-cell office:value-type="float" office:value="10092300" calcext:value-type="float">
            <text:p>1.01E+07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[.A534] + 1) * 100 + 1" office:value-type="float" office:value="53301" calcext:value-type="float">
            <text:p>53301</text:p>
          </table:table-cell>
          <table:table-cell table:formula="of:=POWER([.B534];2)" office:value-type="float" office:value="2840996601" calcext:value-type="float">
            <text:p>2840996601</text:p>
          </table:table-cell>
          <table:table-cell table:formula="of:=[.B534]*LOG([.B534];2)" office:value-type="float" office:value="836925.638294544" calcext:value-type="float">
            <text:p>836925.638294544</text:p>
          </table:table-cell>
          <table:table-cell office:value-type="float" office:value="694980000" calcext:value-type="float">
            <text:p>6.95E+08</text:p>
          </table:table-cell>
          <table:table-cell office:value-type="float" office:value="10399200" calcext:value-type="float">
            <text:p>1.04E+07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([.A535] + 1) * 100 + 1" office:value-type="float" office:value="53401" calcext:value-type="float">
            <text:p>53401</text:p>
          </table:table-cell>
          <table:table-cell table:formula="of:=POWER([.B535];2)" office:value-type="float" office:value="2851666801" calcext:value-type="float">
            <text:p>2851666801</text:p>
          </table:table-cell>
          <table:table-cell table:formula="of:=[.B535]*LOG([.B535];2)" office:value-type="float" office:value="838640.230546756" calcext:value-type="float">
            <text:p>838640.230546756</text:p>
          </table:table-cell>
          <table:table-cell office:value-type="float" office:value="686420000" calcext:value-type="float">
            <text:p>6.86E+08</text:p>
          </table:table-cell>
          <table:table-cell office:value-type="float" office:value="10066100" calcext:value-type="float">
            <text:p>1.01E+07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([.A536] + 1) * 100 + 1" office:value-type="float" office:value="53501" calcext:value-type="float">
            <text:p>53501</text:p>
          </table:table-cell>
          <table:table-cell table:formula="of:=POWER([.B536];2)" office:value-type="float" office:value="2862357001" calcext:value-type="float">
            <text:p>2862357001</text:p>
          </table:table-cell>
          <table:table-cell table:formula="of:=[.B536]*LOG([.B536];2)" office:value-type="float" office:value="840355.092961678" calcext:value-type="float">
            <text:p>840355.092961678</text:p>
          </table:table-cell>
          <table:table-cell office:value-type="float" office:value="705654000" calcext:value-type="float">
            <text:p>7.06E+08</text:p>
          </table:table-cell>
          <table:table-cell office:value-type="float" office:value="9999880" calcext:value-type="float">
            <text:p>1.00E+07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([.A537] + 1) * 100 + 1" office:value-type="float" office:value="53601" calcext:value-type="float">
            <text:p>53601</text:p>
          </table:table-cell>
          <table:table-cell table:formula="of:=POWER([.B537];2)" office:value-type="float" office:value="2873067201" calcext:value-type="float">
            <text:p>2873067201</text:p>
          </table:table-cell>
          <table:table-cell table:formula="of:=[.B537]*LOG([.B537];2)" office:value-type="float" office:value="842070.225034341" calcext:value-type="float">
            <text:p>842070.225034341</text:p>
          </table:table-cell>
          <table:table-cell office:value-type="float" office:value="700430000" calcext:value-type="float">
            <text:p>7.00E+08</text:p>
          </table:table-cell>
          <table:table-cell office:value-type="float" office:value="10055900" calcext:value-type="float">
            <text:p>1.01E+07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[.A538] + 1) * 100 + 1" office:value-type="float" office:value="53701" calcext:value-type="float">
            <text:p>53701</text:p>
          </table:table-cell>
          <table:table-cell table:formula="of:=POWER([.B538];2)" office:value-type="float" office:value="2883797401" calcext:value-type="float">
            <text:p>2883797401</text:p>
          </table:table-cell>
          <table:table-cell table:formula="of:=[.B538]*LOG([.B538];2)" office:value-type="float" office:value="843785.626261661" calcext:value-type="float">
            <text:p>843785.626261661</text:p>
          </table:table-cell>
          <table:table-cell office:value-type="float" office:value="701956000" calcext:value-type="float">
            <text:p>7.02E+08</text:p>
          </table:table-cell>
          <table:table-cell office:value-type="float" office:value="10398600" calcext:value-type="float">
            <text:p>1.04E+07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([.A539] + 1) * 100 + 1" office:value-type="float" office:value="53801" calcext:value-type="float">
            <text:p>53801</text:p>
          </table:table-cell>
          <table:table-cell table:formula="of:=POWER([.B539];2)" office:value-type="float" office:value="2894547601" calcext:value-type="float">
            <text:p>2894547601</text:p>
          </table:table-cell>
          <table:table-cell table:formula="of:=[.B539]*LOG([.B539];2)" office:value-type="float" office:value="845501.296142428" calcext:value-type="float">
            <text:p>845501.296142428</text:p>
          </table:table-cell>
          <table:table-cell office:value-type="float" office:value="698724000" calcext:value-type="float">
            <text:p>6.99E+08</text:p>
          </table:table-cell>
          <table:table-cell office:value-type="float" office:value="9997070" calcext:value-type="float">
            <text:p>1.00E+07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([.A540] + 1) * 100 + 1" office:value-type="float" office:value="53901" calcext:value-type="float">
            <text:p>53901</text:p>
          </table:table-cell>
          <table:table-cell table:formula="of:=POWER([.B540];2)" office:value-type="float" office:value="2905317801" calcext:value-type="float">
            <text:p>2905317801</text:p>
          </table:table-cell>
          <table:table-cell table:formula="of:=[.B540]*LOG([.B540];2)" office:value-type="float" office:value="847217.234177294" calcext:value-type="float">
            <text:p>847217.234177294</text:p>
          </table:table-cell>
          <table:table-cell office:value-type="float" office:value="714472000" calcext:value-type="float">
            <text:p>7.14E+08</text:p>
          </table:table-cell>
          <table:table-cell office:value-type="float" office:value="10549700" calcext:value-type="float">
            <text:p>1.05E+07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([.A541] + 1) * 100 + 1" office:value-type="float" office:value="54001" calcext:value-type="float">
            <text:p>54001</text:p>
          </table:table-cell>
          <table:table-cell table:formula="of:=POWER([.B541];2)" office:value-type="float" office:value="2916108001" calcext:value-type="float">
            <text:p>2916108001</text:p>
          </table:table-cell>
          <table:table-cell table:formula="of:=[.B541]*LOG([.B541];2)" office:value-type="float" office:value="848933.439868766" calcext:value-type="float">
            <text:p>848933.439868766</text:p>
          </table:table-cell>
          <table:table-cell office:value-type="float" office:value="720082000" calcext:value-type="float">
            <text:p>7.20E+08</text:p>
          </table:table-cell>
          <table:table-cell office:value-type="float" office:value="10342400" calcext:value-type="float">
            <text:p>1.03E+07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[.A542] + 1) * 100 + 1" office:value-type="float" office:value="54101" calcext:value-type="float">
            <text:p>54101</text:p>
          </table:table-cell>
          <table:table-cell table:formula="of:=POWER([.B542];2)" office:value-type="float" office:value="2926918201" calcext:value-type="float">
            <text:p>2926918201</text:p>
          </table:table-cell>
          <table:table-cell table:formula="of:=[.B542]*LOG([.B542];2)" office:value-type="float" office:value="850649.912721191" calcext:value-type="float">
            <text:p>850649.912721191</text:p>
          </table:table-cell>
          <table:table-cell office:value-type="float" office:value="716741000" calcext:value-type="float">
            <text:p>7.17E+08</text:p>
          </table:table-cell>
          <table:table-cell office:value-type="float" office:value="10597700" calcext:value-type="float">
            <text:p>1.06E+07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([.A543] + 1) * 100 + 1" office:value-type="float" office:value="54201" calcext:value-type="float">
            <text:p>54201</text:p>
          </table:table-cell>
          <table:table-cell table:formula="of:=POWER([.B543];2)" office:value-type="float" office:value="2937748401" calcext:value-type="float">
            <text:p>2937748401</text:p>
          </table:table-cell>
          <table:table-cell table:formula="of:=[.B543]*LOG([.B543];2)" office:value-type="float" office:value="852366.652240751" calcext:value-type="float">
            <text:p>852366.652240751</text:p>
          </table:table-cell>
          <table:table-cell office:value-type="float" office:value="712081000" calcext:value-type="float">
            <text:p>7.12E+08</text:p>
          </table:table-cell>
          <table:table-cell office:value-type="float" office:value="10568200" calcext:value-type="float">
            <text:p>1.06E+07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([.A544] + 1) * 100 + 1" office:value-type="float" office:value="54301" calcext:value-type="float">
            <text:p>54301</text:p>
          </table:table-cell>
          <table:table-cell table:formula="of:=POWER([.B544];2)" office:value-type="float" office:value="2948598601" calcext:value-type="float">
            <text:p>2948598601</text:p>
          </table:table-cell>
          <table:table-cell table:formula="of:=[.B544]*LOG([.B544];2)" office:value-type="float" office:value="854083.657935447" calcext:value-type="float">
            <text:p>854083.657935447</text:p>
          </table:table-cell>
          <table:table-cell office:value-type="float" office:value="718834000" calcext:value-type="float">
            <text:p>7.19E+08</text:p>
          </table:table-cell>
          <table:table-cell office:value-type="float" office:value="10274000" calcext:value-type="float">
            <text:p>1.03E+07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([.A545] + 1) * 100 + 1" office:value-type="float" office:value="54401" calcext:value-type="float">
            <text:p>54401</text:p>
          </table:table-cell>
          <table:table-cell table:formula="of:=POWER([.B545];2)" office:value-type="float" office:value="2959468801" calcext:value-type="float">
            <text:p>2959468801</text:p>
          </table:table-cell>
          <table:table-cell table:formula="of:=[.B545]*LOG([.B545];2)" office:value-type="float" office:value="855800.929315095" calcext:value-type="float">
            <text:p>855800.929315095</text:p>
          </table:table-cell>
          <table:table-cell office:value-type="float" office:value="718504000" calcext:value-type="float">
            <text:p>7.19E+08</text:p>
          </table:table-cell>
          <table:table-cell office:value-type="float" office:value="10637800" calcext:value-type="float">
            <text:p>1.06E+07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[.A546] + 1) * 100 + 1" office:value-type="float" office:value="54501" calcext:value-type="float">
            <text:p>54501</text:p>
          </table:table-cell>
          <table:table-cell table:formula="of:=POWER([.B546];2)" office:value-type="float" office:value="2970359001" calcext:value-type="float">
            <text:p>2970359001</text:p>
          </table:table-cell>
          <table:table-cell table:formula="of:=[.B546]*LOG([.B546];2)" office:value-type="float" office:value="857518.465891312" calcext:value-type="float">
            <text:p>857518.465891312</text:p>
          </table:table-cell>
          <table:table-cell office:value-type="float" office:value="729720000" calcext:value-type="float">
            <text:p>7.30E+08</text:p>
          </table:table-cell>
          <table:table-cell office:value-type="float" office:value="11104500" calcext:value-type="float">
            <text:p>1.11E+07</text:p>
          </table:table-cell>
          <table:table-cell table:number-columns-repeated="5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([.A547] + 1) * 100 + 1" office:value-type="float" office:value="54601" calcext:value-type="float">
            <text:p>54601</text:p>
          </table:table-cell>
          <table:table-cell table:formula="of:=POWER([.B547];2)" office:value-type="float" office:value="2981269201" calcext:value-type="float">
            <text:p>2981269201</text:p>
          </table:table-cell>
          <table:table-cell table:formula="of:=[.B547]*LOG([.B547];2)" office:value-type="float" office:value="859236.267177507" calcext:value-type="float">
            <text:p>859236.267177507</text:p>
          </table:table-cell>
          <table:table-cell office:value-type="float" office:value="727586000" calcext:value-type="float">
            <text:p>7.28E+08</text:p>
          </table:table-cell>
          <table:table-cell office:value-type="float" office:value="10838800" calcext:value-type="float">
            <text:p>1.08E+07</text:p>
          </table:table-cell>
          <table:table-cell table:number-columns-repeated="5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([.A548] + 1) * 100 + 1" office:value-type="float" office:value="54701" calcext:value-type="float">
            <text:p>54701</text:p>
          </table:table-cell>
          <table:table-cell table:formula="of:=POWER([.B548];2)" office:value-type="float" office:value="2992199401" calcext:value-type="float">
            <text:p>2992199401</text:p>
          </table:table-cell>
          <table:table-cell table:formula="of:=[.B548]*LOG([.B548];2)" office:value-type="float" office:value="860954.332688871" calcext:value-type="float">
            <text:p>860954.332688871</text:p>
          </table:table-cell>
          <table:table-cell office:value-type="float" office:value="751372000" calcext:value-type="float">
            <text:p>7.51E+08</text:p>
          </table:table-cell>
          <table:table-cell office:value-type="float" office:value="10190800" calcext:value-type="float">
            <text:p>1.02E+07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([.A549] + 1) * 100 + 1" office:value-type="float" office:value="54801" calcext:value-type="float">
            <text:p>54801</text:p>
          </table:table-cell>
          <table:table-cell table:formula="of:=POWER([.B549];2)" office:value-type="float" office:value="3003149601" calcext:value-type="float">
            <text:p>3003149601</text:p>
          </table:table-cell>
          <table:table-cell table:formula="of:=[.B549]*LOG([.B549];2)" office:value-type="float" office:value="862672.661942369" calcext:value-type="float">
            <text:p>862672.661942369</text:p>
          </table:table-cell>
          <table:table-cell office:value-type="float" office:value="744359000" calcext:value-type="float">
            <text:p>7.44E+08</text:p>
          </table:table-cell>
          <table:table-cell office:value-type="float" office:value="11695000" calcext:value-type="float">
            <text:p>1.17E+07</text:p>
          </table:table-cell>
          <table:table-cell table:number-columns-repeated="5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[.A550] + 1) * 100 + 1" office:value-type="float" office:value="54901" calcext:value-type="float">
            <text:p>54901</text:p>
          </table:table-cell>
          <table:table-cell table:formula="of:=POWER([.B550];2)" office:value-type="float" office:value="3014119801" calcext:value-type="float">
            <text:p>3014119801</text:p>
          </table:table-cell>
          <table:table-cell table:formula="of:=[.B550]*LOG([.B550];2)" office:value-type="float" office:value="864391.254456727" calcext:value-type="float">
            <text:p>864391.254456727</text:p>
          </table:table-cell>
          <table:table-cell office:value-type="float" office:value="741012000" calcext:value-type="float">
            <text:p>7.41E+08</text:p>
          </table:table-cell>
          <table:table-cell office:value-type="float" office:value="10569900" calcext:value-type="float">
            <text:p>1.06E+07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([.A551] + 1) * 100 + 1" office:value-type="float" office:value="55001" calcext:value-type="float">
            <text:p>55001</text:p>
          </table:table-cell>
          <table:table-cell table:formula="of:=POWER([.B551];2)" office:value-type="float" office:value="3025110001" calcext:value-type="float">
            <text:p>3025110001</text:p>
          </table:table-cell>
          <table:table-cell table:formula="of:=[.B551]*LOG([.B551];2)" office:value-type="float" office:value="866110.109752426" calcext:value-type="float">
            <text:p>866110.109752426</text:p>
          </table:table-cell>
          <table:table-cell office:value-type="float" office:value="755845000" calcext:value-type="float">
            <text:p>7.56E+08</text:p>
          </table:table-cell>
          <table:table-cell office:value-type="float" office:value="10208600" calcext:value-type="float">
            <text:p>1.02E+07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([.A552] + 1) * 100 + 1" office:value-type="float" office:value="55101" calcext:value-type="float">
            <text:p>55101</text:p>
          </table:table-cell>
          <table:table-cell table:formula="of:=POWER([.B552];2)" office:value-type="float" office:value="3036120201" calcext:value-type="float">
            <text:p>3036120201</text:p>
          </table:table-cell>
          <table:table-cell table:formula="of:=[.B552]*LOG([.B552];2)" office:value-type="float" office:value="867829.227351689" calcext:value-type="float">
            <text:p>867829.227351689</text:p>
          </table:table-cell>
          <table:table-cell office:value-type="float" office:value="761683000" calcext:value-type="float">
            <text:p>7.62E+08</text:p>
          </table:table-cell>
          <table:table-cell office:value-type="float" office:value="10488200" calcext:value-type="float">
            <text:p>1.05E+07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([.A553] + 1) * 100 + 1" office:value-type="float" office:value="55201" calcext:value-type="float">
            <text:p>55201</text:p>
          </table:table-cell>
          <table:table-cell table:formula="of:=POWER([.B553];2)" office:value-type="float" office:value="3047150401" calcext:value-type="float">
            <text:p>3047150401</text:p>
          </table:table-cell>
          <table:table-cell table:formula="of:=[.B553]*LOG([.B553];2)" office:value-type="float" office:value="869548.606778475" calcext:value-type="float">
            <text:p>869548.606778475</text:p>
          </table:table-cell>
          <table:table-cell office:value-type="float" office:value="754001000" calcext:value-type="float">
            <text:p>7.54E+08</text:p>
          </table:table-cell>
          <table:table-cell office:value-type="float" office:value="11205300" calcext:value-type="float">
            <text:p>1.12E+07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([.A554] + 1) * 100 + 1" office:value-type="float" office:value="55301" calcext:value-type="float">
            <text:p>55301</text:p>
          </table:table-cell>
          <table:table-cell table:formula="of:=POWER([.B554];2)" office:value-type="float" office:value="3058200601" calcext:value-type="float">
            <text:p>3058200601</text:p>
          </table:table-cell>
          <table:table-cell table:formula="of:=[.B554]*LOG([.B554];2)" office:value-type="float" office:value="871268.247558467" calcext:value-type="float">
            <text:p>871268.247558467</text:p>
          </table:table-cell>
          <table:table-cell office:value-type="float" office:value="756663000" calcext:value-type="float">
            <text:p>7.57E+08</text:p>
          </table:table-cell>
          <table:table-cell office:value-type="float" office:value="10273400" calcext:value-type="float">
            <text:p>1.03E+07</text:p>
          </table:table-cell>
          <table:table-cell table:number-columns-repeated="5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([.A555] + 1) * 100 + 1" office:value-type="float" office:value="55401" calcext:value-type="float">
            <text:p>55401</text:p>
          </table:table-cell>
          <table:table-cell table:formula="of:=POWER([.B555];2)" office:value-type="float" office:value="3069270801" calcext:value-type="float">
            <text:p>3069270801</text:p>
          </table:table-cell>
          <table:table-cell table:formula="of:=[.B555]*LOG([.B555];2)" office:value-type="float" office:value="872988.149219062" calcext:value-type="float">
            <text:p>872988.149219062</text:p>
          </table:table-cell>
          <table:table-cell office:value-type="float" office:value="753548000" calcext:value-type="float">
            <text:p>7.54E+08</text:p>
          </table:table-cell>
          <table:table-cell office:value-type="float" office:value="10389300" calcext:value-type="float">
            <text:p>1.04E+07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([.A556] + 1) * 100 + 1" office:value-type="float" office:value="55501" calcext:value-type="float">
            <text:p>55501</text:p>
          </table:table-cell>
          <table:table-cell table:formula="of:=POWER([.B556];2)" office:value-type="float" office:value="3080361001" calcext:value-type="float">
            <text:p>3080361001</text:p>
          </table:table-cell>
          <table:table-cell table:formula="of:=[.B556]*LOG([.B556];2)" office:value-type="float" office:value="874708.311289366" calcext:value-type="float">
            <text:p>874708.311289366</text:p>
          </table:table-cell>
          <table:table-cell office:value-type="float" office:value="760421000" calcext:value-type="float">
            <text:p>7.60E+08</text:p>
          </table:table-cell>
          <table:table-cell office:value-type="float" office:value="10218300" calcext:value-type="float">
            <text:p>1.02E+07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([.A557] + 1) * 100 + 1" office:value-type="float" office:value="55601" calcext:value-type="float">
            <text:p>55601</text:p>
          </table:table-cell>
          <table:table-cell table:formula="of:=POWER([.B557];2)" office:value-type="float" office:value="3091471201" calcext:value-type="float">
            <text:p>3091471201</text:p>
          </table:table-cell>
          <table:table-cell table:formula="of:=[.B557]*LOG([.B557];2)" office:value-type="float" office:value="876428.733300179" calcext:value-type="float">
            <text:p>876428.733300179</text:p>
          </table:table-cell>
          <table:table-cell office:value-type="float" office:value="763948000" calcext:value-type="float">
            <text:p>7.64E+08</text:p>
          </table:table-cell>
          <table:table-cell office:value-type="float" office:value="10540200" calcext:value-type="float">
            <text:p>1.05E+07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([.A558] + 1) * 100 + 1" office:value-type="float" office:value="55701" calcext:value-type="float">
            <text:p>55701</text:p>
          </table:table-cell>
          <table:table-cell table:formula="of:=POWER([.B558];2)" office:value-type="float" office:value="3102601401" calcext:value-type="float">
            <text:p>3102601401</text:p>
          </table:table-cell>
          <table:table-cell table:formula="of:=[.B558]*LOG([.B558];2)" office:value-type="float" office:value="878149.41478399" calcext:value-type="float">
            <text:p>878149.41478399</text:p>
          </table:table-cell>
          <table:table-cell office:value-type="float" office:value="768492000" calcext:value-type="float">
            <text:p>7.68E+08</text:p>
          </table:table-cell>
          <table:table-cell office:value-type="float" office:value="10499500" calcext:value-type="float">
            <text:p>1.05E+07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([.A559] + 1) * 100 + 1" office:value-type="float" office:value="55801" calcext:value-type="float">
            <text:p>55801</text:p>
          </table:table-cell>
          <table:table-cell table:formula="of:=POWER([.B559];2)" office:value-type="float" office:value="3113751601" calcext:value-type="float">
            <text:p>3113751601</text:p>
          </table:table-cell>
          <table:table-cell table:formula="of:=[.B559]*LOG([.B559];2)" office:value-type="float" office:value="879870.355274968" calcext:value-type="float">
            <text:p>879870.355274968</text:p>
          </table:table-cell>
          <table:table-cell office:value-type="float" office:value="768089000" calcext:value-type="float">
            <text:p>7.68E+08</text:p>
          </table:table-cell>
          <table:table-cell office:value-type="float" office:value="10568500" calcext:value-type="float">
            <text:p>1.06E+07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([.A560] + 1) * 100 + 1" office:value-type="float" office:value="55901" calcext:value-type="float">
            <text:p>55901</text:p>
          </table:table-cell>
          <table:table-cell table:formula="of:=POWER([.B560];2)" office:value-type="float" office:value="3124921801" calcext:value-type="float">
            <text:p>3124921801</text:p>
          </table:table-cell>
          <table:table-cell table:formula="of:=[.B560]*LOG([.B560];2)" office:value-type="float" office:value="881591.554308949" calcext:value-type="float">
            <text:p>881591.554308949</text:p>
          </table:table-cell>
          <table:table-cell office:value-type="float" office:value="761341000" calcext:value-type="float">
            <text:p>7.61E+08</text:p>
          </table:table-cell>
          <table:table-cell office:value-type="float" office:value="10773500" calcext:value-type="float">
            <text:p>1.08E+07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([.A561] + 1) * 100 + 1" office:value-type="float" office:value="56001" calcext:value-type="float">
            <text:p>56001</text:p>
          </table:table-cell>
          <table:table-cell table:formula="of:=POWER([.B561];2)" office:value-type="float" office:value="3136112001" calcext:value-type="float">
            <text:p>3136112001</text:p>
          </table:table-cell>
          <table:table-cell table:formula="of:=[.B561]*LOG([.B561];2)" office:value-type="float" office:value="883313.011423432" calcext:value-type="float">
            <text:p>883313.011423432</text:p>
          </table:table-cell>
          <table:table-cell office:value-type="float" office:value="764403000" calcext:value-type="float">
            <text:p>7.64E+08</text:p>
          </table:table-cell>
          <table:table-cell office:value-type="float" office:value="10912400" calcext:value-type="float">
            <text:p>1.09E+07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[.A562] + 1) * 100 + 1" office:value-type="float" office:value="56101" calcext:value-type="float">
            <text:p>56101</text:p>
          </table:table-cell>
          <table:table-cell table:formula="of:=POWER([.B562];2)" office:value-type="float" office:value="3147322201" calcext:value-type="float">
            <text:p>3147322201</text:p>
          </table:table-cell>
          <table:table-cell table:formula="of:=[.B562]*LOG([.B562];2)" office:value-type="float" office:value="885034.726157565" calcext:value-type="float">
            <text:p>885034.726157565</text:p>
          </table:table-cell>
          <table:table-cell office:value-type="float" office:value="763695000" calcext:value-type="float">
            <text:p>7.64E+08</text:p>
          </table:table-cell>
          <table:table-cell office:value-type="float" office:value="10429800" calcext:value-type="float">
            <text:p>1.04E+07</text:p>
          </table:table-cell>
          <table:table-cell table:number-columns-repeated="5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([.A563] + 1) * 100 + 1" office:value-type="float" office:value="56201" calcext:value-type="float">
            <text:p>56201</text:p>
          </table:table-cell>
          <table:table-cell table:formula="of:=POWER([.B563];2)" office:value-type="float" office:value="3158552401" calcext:value-type="float">
            <text:p>3158552401</text:p>
          </table:table-cell>
          <table:table-cell table:formula="of:=[.B563]*LOG([.B563];2)" office:value-type="float" office:value="886756.698052142" calcext:value-type="float">
            <text:p>886756.698052142</text:p>
          </table:table-cell>
          <table:table-cell office:value-type="float" office:value="758850000" calcext:value-type="float">
            <text:p>7.59E+08</text:p>
          </table:table-cell>
          <table:table-cell office:value-type="float" office:value="11164100" calcext:value-type="float">
            <text:p>1.12E+07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([.A564] + 1) * 100 + 1" office:value-type="float" office:value="56301" calcext:value-type="float">
            <text:p>56301</text:p>
          </table:table-cell>
          <table:table-cell table:formula="of:=POWER([.B564];2)" office:value-type="float" office:value="3169802601" calcext:value-type="float">
            <text:p>3169802601</text:p>
          </table:table-cell>
          <table:table-cell table:formula="of:=[.B564]*LOG([.B564];2)" office:value-type="float" office:value="888478.926649589" calcext:value-type="float">
            <text:p>888478.926649589</text:p>
          </table:table-cell>
          <table:table-cell office:value-type="float" office:value="758869000" calcext:value-type="float">
            <text:p>7.59E+08</text:p>
          </table:table-cell>
          <table:table-cell office:value-type="float" office:value="10693600" calcext:value-type="float">
            <text:p>1.07E+07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([.A565] + 1) * 100 + 1" office:value-type="float" office:value="56401" calcext:value-type="float">
            <text:p>56401</text:p>
          </table:table-cell>
          <table:table-cell table:formula="of:=POWER([.B565];2)" office:value-type="float" office:value="3181072801" calcext:value-type="float">
            <text:p>3181072801</text:p>
          </table:table-cell>
          <table:table-cell table:formula="of:=[.B565]*LOG([.B565];2)" office:value-type="float" office:value="890201.411493959" calcext:value-type="float">
            <text:p>890201.411493959</text:p>
          </table:table-cell>
          <table:table-cell office:value-type="float" office:value="773351000" calcext:value-type="float">
            <text:p>7.73E+08</text:p>
          </table:table-cell>
          <table:table-cell office:value-type="float" office:value="10332600" calcext:value-type="float">
            <text:p>1.03E+07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([.A566] + 1) * 100 + 1" office:value-type="float" office:value="56501" calcext:value-type="float">
            <text:p>56501</text:p>
          </table:table-cell>
          <table:table-cell table:formula="of:=POWER([.B566];2)" office:value-type="float" office:value="3192363001" calcext:value-type="float">
            <text:p>3192363001</text:p>
          </table:table-cell>
          <table:table-cell table:formula="of:=[.B566]*LOG([.B566];2)" office:value-type="float" office:value="891924.152130921" calcext:value-type="float">
            <text:p>891924.152130921</text:p>
          </table:table-cell>
          <table:table-cell office:value-type="float" office:value="780199000" calcext:value-type="float">
            <text:p>7.80E+08</text:p>
          </table:table-cell>
          <table:table-cell office:value-type="float" office:value="10108900" calcext:value-type="float">
            <text:p>1.01E+07</text:p>
          </table:table-cell>
          <table:table-cell table:number-columns-repeated="5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([.A567] + 1) * 100 + 1" office:value-type="float" office:value="56601" calcext:value-type="float">
            <text:p>56601</text:p>
          </table:table-cell>
          <table:table-cell table:formula="of:=POWER([.B567];2)" office:value-type="float" office:value="3203673201" calcext:value-type="float">
            <text:p>3203673201</text:p>
          </table:table-cell>
          <table:table-cell table:formula="of:=[.B567]*LOG([.B567];2)" office:value-type="float" office:value="893647.148107752" calcext:value-type="float">
            <text:p>893647.148107752</text:p>
          </table:table-cell>
          <table:table-cell office:value-type="float" office:value="778573000" calcext:value-type="float">
            <text:p>7.79E+08</text:p>
          </table:table-cell>
          <table:table-cell office:value-type="float" office:value="10215100" calcext:value-type="float">
            <text:p>1.02E+07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([.A568] + 1) * 100 + 1" office:value-type="float" office:value="56701" calcext:value-type="float">
            <text:p>56701</text:p>
          </table:table-cell>
          <table:table-cell table:formula="of:=POWER([.B568];2)" office:value-type="float" office:value="3215003401" calcext:value-type="float">
            <text:p>3215003401</text:p>
          </table:table-cell>
          <table:table-cell table:formula="of:=[.B568]*LOG([.B568];2)" office:value-type="float" office:value="895370.398973329" calcext:value-type="float">
            <text:p>895370.398973329</text:p>
          </table:table-cell>
          <table:table-cell office:value-type="float" office:value="791697000" calcext:value-type="float">
            <text:p>7.92E+08</text:p>
          </table:table-cell>
          <table:table-cell office:value-type="float" office:value="10555500" calcext:value-type="float">
            <text:p>1.06E+07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([.A569] + 1) * 100 + 1" office:value-type="float" office:value="56801" calcext:value-type="float">
            <text:p>56801</text:p>
          </table:table-cell>
          <table:table-cell table:formula="of:=POWER([.B569];2)" office:value-type="float" office:value="3226353601" calcext:value-type="float">
            <text:p>3226353601</text:p>
          </table:table-cell>
          <table:table-cell table:formula="of:=[.B569]*LOG([.B569];2)" office:value-type="float" office:value="897093.90427812" calcext:value-type="float">
            <text:p>897093.90427812</text:p>
          </table:table-cell>
          <table:table-cell office:value-type="float" office:value="793108000" calcext:value-type="float">
            <text:p>7.93E+08</text:p>
          </table:table-cell>
          <table:table-cell office:value-type="float" office:value="11170300" calcext:value-type="float">
            <text:p>1.12E+07</text:p>
          </table:table-cell>
          <table:table-cell table:number-columns-repeated="5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[.A570] + 1) * 100 + 1" office:value-type="float" office:value="56901" calcext:value-type="float">
            <text:p>56901</text:p>
          </table:table-cell>
          <table:table-cell table:formula="of:=POWER([.B570];2)" office:value-type="float" office:value="3237723801" calcext:value-type="float">
            <text:p>3237723801</text:p>
          </table:table-cell>
          <table:table-cell table:formula="of:=[.B570]*LOG([.B570];2)" office:value-type="float" office:value="898817.663574177" calcext:value-type="float">
            <text:p>898817.663574177</text:p>
          </table:table-cell>
          <table:table-cell office:value-type="float" office:value="801521000" calcext:value-type="float">
            <text:p>8.02E+08</text:p>
          </table:table-cell>
          <table:table-cell office:value-type="float" office:value="11541600" calcext:value-type="float">
            <text:p>1.15E+07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([.A571] + 1) * 100 + 1" office:value-type="float" office:value="57001" calcext:value-type="float">
            <text:p>57001</text:p>
          </table:table-cell>
          <table:table-cell table:formula="of:=POWER([.B571];2)" office:value-type="float" office:value="3249114001" calcext:value-type="float">
            <text:p>3249114001</text:p>
          </table:table-cell>
          <table:table-cell table:formula="of:=[.B571]*LOG([.B571];2)" office:value-type="float" office:value="900541.676415124" calcext:value-type="float">
            <text:p>900541.676415124</text:p>
          </table:table-cell>
          <table:table-cell office:value-type="float" office:value="810475000" calcext:value-type="float">
            <text:p>8.10E+08</text:p>
          </table:table-cell>
          <table:table-cell office:value-type="float" office:value="11050400" calcext:value-type="float">
            <text:p>1.11E+07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([.A572] + 1) * 100 + 1" office:value-type="float" office:value="57101" calcext:value-type="float">
            <text:p>57101</text:p>
          </table:table-cell>
          <table:table-cell table:formula="of:=POWER([.B572];2)" office:value-type="float" office:value="3260524201" calcext:value-type="float">
            <text:p>3260524201</text:p>
          </table:table-cell>
          <table:table-cell table:formula="of:=[.B572]*LOG([.B572];2)" office:value-type="float" office:value="902265.942356154" calcext:value-type="float">
            <text:p>902265.942356154</text:p>
          </table:table-cell>
          <table:table-cell office:value-type="float" office:value="809167000" calcext:value-type="float">
            <text:p>8.09E+08</text:p>
          </table:table-cell>
          <table:table-cell office:value-type="float" office:value="11363900" calcext:value-type="float">
            <text:p>1.14E+07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([.A573] + 1) * 100 + 1" office:value-type="float" office:value="57201" calcext:value-type="float">
            <text:p>57201</text:p>
          </table:table-cell>
          <table:table-cell table:formula="of:=POWER([.B573];2)" office:value-type="float" office:value="3271954401" calcext:value-type="float">
            <text:p>3271954401</text:p>
          </table:table-cell>
          <table:table-cell table:formula="of:=[.B573]*LOG([.B573];2)" office:value-type="float" office:value="903990.460954017" calcext:value-type="float">
            <text:p>903990.460954017</text:p>
          </table:table-cell>
          <table:table-cell office:value-type="float" office:value="803197000" calcext:value-type="float">
            <text:p>8.03E+08</text:p>
          </table:table-cell>
          <table:table-cell office:value-type="float" office:value="11750200" calcext:value-type="float">
            <text:p>1.18E+07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([.A574] + 1) * 100 + 1" office:value-type="float" office:value="57301" calcext:value-type="float">
            <text:p>57301</text:p>
          </table:table-cell>
          <table:table-cell table:formula="of:=POWER([.B574];2)" office:value-type="float" office:value="3283404601" calcext:value-type="float">
            <text:p>3283404601</text:p>
          </table:table-cell>
          <table:table-cell table:formula="of:=[.B574]*LOG([.B574];2)" office:value-type="float" office:value="905715.231767011" calcext:value-type="float">
            <text:p>905715.231767011</text:p>
          </table:table-cell>
          <table:table-cell office:value-type="float" office:value="800788000" calcext:value-type="float">
            <text:p>8.01E+08</text:p>
          </table:table-cell>
          <table:table-cell office:value-type="float" office:value="10839800" calcext:value-type="float">
            <text:p>1.08E+07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([.A575] + 1) * 100 + 1" office:value-type="float" office:value="57401" calcext:value-type="float">
            <text:p>57401</text:p>
          </table:table-cell>
          <table:table-cell table:formula="of:=POWER([.B575];2)" office:value-type="float" office:value="3294874801" calcext:value-type="float">
            <text:p>3294874801</text:p>
          </table:table-cell>
          <table:table-cell table:formula="of:=[.B575]*LOG([.B575];2)" office:value-type="float" office:value="907440.254354978" calcext:value-type="float">
            <text:p>907440.254354978</text:p>
          </table:table-cell>
          <table:table-cell office:value-type="float" office:value="806156000" calcext:value-type="float">
            <text:p>8.06E+08</text:p>
          </table:table-cell>
          <table:table-cell office:value-type="float" office:value="10989000" calcext:value-type="float">
            <text:p>1.10E+07</text:p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([.A576] + 1) * 100 + 1" office:value-type="float" office:value="57501" calcext:value-type="float">
            <text:p>57501</text:p>
          </table:table-cell>
          <table:table-cell table:formula="of:=POWER([.B576];2)" office:value-type="float" office:value="3306365001" calcext:value-type="float">
            <text:p>3306365001</text:p>
          </table:table-cell>
          <table:table-cell table:formula="of:=[.B576]*LOG([.B576];2)" office:value-type="float" office:value="909165.528279293" calcext:value-type="float">
            <text:p>909165.528279293</text:p>
          </table:table-cell>
          <table:table-cell office:value-type="float" office:value="803993000" calcext:value-type="float">
            <text:p>8.04E+08</text:p>
          </table:table-cell>
          <table:table-cell office:value-type="float" office:value="11455200" calcext:value-type="float">
            <text:p>1.15E+07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([.A577] + 1) * 100 + 1" office:value-type="float" office:value="57601" calcext:value-type="float">
            <text:p>57601</text:p>
          </table:table-cell>
          <table:table-cell table:formula="of:=POWER([.B577];2)" office:value-type="float" office:value="3317875201" calcext:value-type="float">
            <text:p>3317875201</text:p>
          </table:table-cell>
          <table:table-cell table:formula="of:=[.B577]*LOG([.B577];2)" office:value-type="float" office:value="910891.053102857" calcext:value-type="float">
            <text:p>910891.053102857</text:p>
          </table:table-cell>
          <table:table-cell office:value-type="float" office:value="822595000" calcext:value-type="float">
            <text:p>8.23E+08</text:p>
          </table:table-cell>
          <table:table-cell office:value-type="float" office:value="10915500" calcext:value-type="float">
            <text:p>1.09E+07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[.A578] + 1) * 100 + 1" office:value-type="float" office:value="57701" calcext:value-type="float">
            <text:p>57701</text:p>
          </table:table-cell>
          <table:table-cell table:formula="of:=POWER([.B578];2)" office:value-type="float" office:value="3329405401" calcext:value-type="float">
            <text:p>3329405401</text:p>
          </table:table-cell>
          <table:table-cell table:formula="of:=[.B578]*LOG([.B578];2)" office:value-type="float" office:value="912616.828390087" calcext:value-type="float">
            <text:p>912616.828390087</text:p>
          </table:table-cell>
          <table:table-cell office:value-type="float" office:value="823416000" calcext:value-type="float">
            <text:p>8.23E+08</text:p>
          </table:table-cell>
          <table:table-cell office:value-type="float" office:value="11122400" calcext:value-type="float">
            <text:p>1.11E+07</text:p>
          </table:table-cell>
          <table:table-cell table:number-columns-repeated="5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([.A579] + 1) * 100 + 1" office:value-type="float" office:value="57801" calcext:value-type="float">
            <text:p>57801</text:p>
          </table:table-cell>
          <table:table-cell table:formula="of:=POWER([.B579];2)" office:value-type="float" office:value="3340955601" calcext:value-type="float">
            <text:p>3340955601</text:p>
          </table:table-cell>
          <table:table-cell table:formula="of:=[.B579]*LOG([.B579];2)" office:value-type="float" office:value="914342.853706911" calcext:value-type="float">
            <text:p>914342.853706911</text:p>
          </table:table-cell>
          <table:table-cell office:value-type="float" office:value="813360000" calcext:value-type="float">
            <text:p>8.13E+08</text:p>
          </table:table-cell>
          <table:table-cell office:value-type="float" office:value="10264000" calcext:value-type="float">
            <text:p>1.03E+07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([.A580] + 1) * 100 + 1" office:value-type="float" office:value="57901" calcext:value-type="float">
            <text:p>57901</text:p>
          </table:table-cell>
          <table:table-cell table:formula="of:=POWER([.B580];2)" office:value-type="float" office:value="3352525801" calcext:value-type="float">
            <text:p>3352525801</text:p>
          </table:table-cell>
          <table:table-cell table:formula="of:=[.B580]*LOG([.B580];2)" office:value-type="float" office:value="916069.12862076" calcext:value-type="float">
            <text:p>916069.12862076</text:p>
          </table:table-cell>
          <table:table-cell office:value-type="float" office:value="813697000" calcext:value-type="float">
            <text:p>8.14E+08</text:p>
          </table:table-cell>
          <table:table-cell office:value-type="float" office:value="11502800" calcext:value-type="float">
            <text:p>1.15E+07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([.A581] + 1) * 100 + 1" office:value-type="float" office:value="58001" calcext:value-type="float">
            <text:p>58001</text:p>
          </table:table-cell>
          <table:table-cell table:formula="of:=POWER([.B581];2)" office:value-type="float" office:value="3364116001" calcext:value-type="float">
            <text:p>3364116001</text:p>
          </table:table-cell>
          <table:table-cell table:formula="of:=[.B581]*LOG([.B581];2)" office:value-type="float" office:value="917795.652700558" calcext:value-type="float">
            <text:p>917795.652700558</text:p>
          </table:table-cell>
          <table:table-cell office:value-type="float" office:value="826454000" calcext:value-type="float">
            <text:p>8.26E+08</text:p>
          </table:table-cell>
          <table:table-cell office:value-type="float" office:value="10595100" calcext:value-type="float">
            <text:p>1.06E+07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([.A582] + 1) * 100 + 1" office:value-type="float" office:value="58101" calcext:value-type="float">
            <text:p>58101</text:p>
          </table:table-cell>
          <table:table-cell table:formula="of:=POWER([.B582];2)" office:value-type="float" office:value="3375726201" calcext:value-type="float">
            <text:p>3375726201</text:p>
          </table:table-cell>
          <table:table-cell table:formula="of:=[.B582]*LOG([.B582];2)" office:value-type="float" office:value="919522.425516714" calcext:value-type="float">
            <text:p>919522.425516714</text:p>
          </table:table-cell>
          <table:table-cell office:value-type="float" office:value="818600000" calcext:value-type="float">
            <text:p>8.19E+08</text:p>
          </table:table-cell>
          <table:table-cell office:value-type="float" office:value="11132900" calcext:value-type="float">
            <text:p>1.11E+07</text:p>
          </table:table-cell>
          <table:table-cell table:number-columns-repeated="5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([.A583] + 1) * 100 + 1" office:value-type="float" office:value="58201" calcext:value-type="float">
            <text:p>58201</text:p>
          </table:table-cell>
          <table:table-cell table:formula="of:=POWER([.B583];2)" office:value-type="float" office:value="3387356401" calcext:value-type="float">
            <text:p>3387356401</text:p>
          </table:table-cell>
          <table:table-cell table:formula="of:=[.B583]*LOG([.B583];2)" office:value-type="float" office:value="921249.446641119" calcext:value-type="float">
            <text:p>921249.446641119</text:p>
          </table:table-cell>
          <table:table-cell office:value-type="float" office:value="827809000" calcext:value-type="float">
            <text:p>8.28E+08</text:p>
          </table:table-cell>
          <table:table-cell office:value-type="float" office:value="11005500" calcext:value-type="float">
            <text:p>1.10E+07</text:p>
          </table:table-cell>
          <table:table-cell table:number-columns-repeated="5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([.A584] + 1) * 100 + 1" office:value-type="float" office:value="58301" calcext:value-type="float">
            <text:p>58301</text:p>
          </table:table-cell>
          <table:table-cell table:formula="of:=POWER([.B584];2)" office:value-type="float" office:value="3399006601" calcext:value-type="float">
            <text:p>3399006601</text:p>
          </table:table-cell>
          <table:table-cell table:formula="of:=[.B584]*LOG([.B584];2)" office:value-type="float" office:value="922976.715647132" calcext:value-type="float">
            <text:p>922976.715647132</text:p>
          </table:table-cell>
          <table:table-cell office:value-type="float" office:value="840285000" calcext:value-type="float">
            <text:p>8.40E+08</text:p>
          </table:table-cell>
          <table:table-cell office:value-type="float" office:value="11693500" calcext:value-type="float">
            <text:p>1.17E+07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([.A585] + 1) * 100 + 1" office:value-type="float" office:value="58401" calcext:value-type="float">
            <text:p>58401</text:p>
          </table:table-cell>
          <table:table-cell table:formula="of:=POWER([.B585];2)" office:value-type="float" office:value="3410676801" calcext:value-type="float">
            <text:p>3410676801</text:p>
          </table:table-cell>
          <table:table-cell table:formula="of:=[.B585]*LOG([.B585];2)" office:value-type="float" office:value="924704.232109578" calcext:value-type="float">
            <text:p>924704.232109578</text:p>
          </table:table-cell>
          <table:table-cell office:value-type="float" office:value="827714000" calcext:value-type="float">
            <text:p>8.28E+08</text:p>
          </table:table-cell>
          <table:table-cell office:value-type="float" office:value="10422100" calcext:value-type="float">
            <text:p>1.04E+07</text:p>
          </table:table-cell>
          <table:table-cell table:number-columns-repeated="5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([.A586] + 1) * 100 + 1" office:value-type="float" office:value="58501" calcext:value-type="float">
            <text:p>58501</text:p>
          </table:table-cell>
          <table:table-cell table:formula="of:=POWER([.B586];2)" office:value-type="float" office:value="3422367001" calcext:value-type="float">
            <text:p>3422367001</text:p>
          </table:table-cell>
          <table:table-cell table:formula="of:=[.B586]*LOG([.B586];2)" office:value-type="float" office:value="926431.995604737" calcext:value-type="float">
            <text:p>926431.995604737</text:p>
          </table:table-cell>
          <table:table-cell office:value-type="float" office:value="821684000" calcext:value-type="float">
            <text:p>8.22E+08</text:p>
          </table:table-cell>
          <table:table-cell office:value-type="float" office:value="10588800" calcext:value-type="float">
            <text:p>1.06E+07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([.A587] + 1) * 100 + 1" office:value-type="float" office:value="58601" calcext:value-type="float">
            <text:p>58601</text:p>
          </table:table-cell>
          <table:table-cell table:formula="of:=POWER([.B587];2)" office:value-type="float" office:value="3434077201" calcext:value-type="float">
            <text:p>3434077201</text:p>
          </table:table-cell>
          <table:table-cell table:formula="of:=[.B587]*LOG([.B587];2)" office:value-type="float" office:value="928160.005710337" calcext:value-type="float">
            <text:p>928160.005710337</text:p>
          </table:table-cell>
          <table:table-cell office:value-type="float" office:value="829236000" calcext:value-type="float">
            <text:p>8.29E+08</text:p>
          </table:table-cell>
          <table:table-cell office:value-type="float" office:value="10567800" calcext:value-type="float">
            <text:p>1.06E+07</text:p>
          </table:table-cell>
          <table:table-cell table:number-columns-repeated="5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([.A588] + 1) * 100 + 1" office:value-type="float" office:value="58701" calcext:value-type="float">
            <text:p>58701</text:p>
          </table:table-cell>
          <table:table-cell table:formula="of:=POWER([.B588];2)" office:value-type="float" office:value="3445807401" calcext:value-type="float">
            <text:p>3445807401</text:p>
          </table:table-cell>
          <table:table-cell table:formula="of:=[.B588]*LOG([.B588];2)" office:value-type="float" office:value="929888.262005549" calcext:value-type="float">
            <text:p>929888.262005549</text:p>
          </table:table-cell>
          <table:table-cell office:value-type="float" office:value="835551000" calcext:value-type="float">
            <text:p>8.36E+08</text:p>
          </table:table-cell>
          <table:table-cell office:value-type="float" office:value="11226300" calcext:value-type="float">
            <text:p>1.12E+07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([.A589] + 1) * 100 + 1" office:value-type="float" office:value="58801" calcext:value-type="float">
            <text:p>58801</text:p>
          </table:table-cell>
          <table:table-cell table:formula="of:=POWER([.B589];2)" office:value-type="float" office:value="3457557601" calcext:value-type="float">
            <text:p>3457557601</text:p>
          </table:table-cell>
          <table:table-cell table:formula="of:=[.B589]*LOG([.B589];2)" office:value-type="float" office:value="931616.764070975" calcext:value-type="float">
            <text:p>931616.764070975</text:p>
          </table:table-cell>
          <table:table-cell office:value-type="float" office:value="854885000" calcext:value-type="float">
            <text:p>8.55E+08</text:p>
          </table:table-cell>
          <table:table-cell office:value-type="float" office:value="10866900" calcext:value-type="float">
            <text:p>1.09E+07</text:p>
          </table:table-cell>
          <table:table-cell table:number-columns-repeated="5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([.A590] + 1) * 100 + 1" office:value-type="float" office:value="58901" calcext:value-type="float">
            <text:p>58901</text:p>
          </table:table-cell>
          <table:table-cell table:formula="of:=POWER([.B590];2)" office:value-type="float" office:value="3469327801" calcext:value-type="float">
            <text:p>3469327801</text:p>
          </table:table-cell>
          <table:table-cell table:formula="of:=[.B590]*LOG([.B590];2)" office:value-type="float" office:value="933345.511488647" calcext:value-type="float">
            <text:p>933345.511488647</text:p>
          </table:table-cell>
          <table:table-cell office:value-type="float" office:value="843292000" calcext:value-type="float">
            <text:p>8.43E+08</text:p>
          </table:table-cell>
          <table:table-cell office:value-type="float" office:value="10777200" calcext:value-type="float">
            <text:p>1.08E+07</text:p>
          </table:table-cell>
          <table:table-cell table:number-columns-repeated="5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([.A591] + 1) * 100 + 1" office:value-type="float" office:value="59001" calcext:value-type="float">
            <text:p>59001</text:p>
          </table:table-cell>
          <table:table-cell table:formula="of:=POWER([.B591];2)" office:value-type="float" office:value="3481118001" calcext:value-type="float">
            <text:p>3481118001</text:p>
          </table:table-cell>
          <table:table-cell table:formula="of:=[.B591]*LOG([.B591];2)" office:value-type="float" office:value="935074.503842013" calcext:value-type="float">
            <text:p>935074.503842013</text:p>
          </table:table-cell>
          <table:table-cell office:value-type="float" office:value="847839000" calcext:value-type="float">
            <text:p>8.48E+08</text:p>
          </table:table-cell>
          <table:table-cell office:value-type="float" office:value="10921500" calcext:value-type="float">
            <text:p>1.09E+07</text:p>
          </table:table-cell>
          <table:table-cell table:number-columns-repeated="5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([.A592] + 1) * 100 + 1" office:value-type="float" office:value="59101" calcext:value-type="float">
            <text:p>59101</text:p>
          </table:table-cell>
          <table:table-cell table:formula="of:=POWER([.B592];2)" office:value-type="float" office:value="3492928201" calcext:value-type="float">
            <text:p>3492928201</text:p>
          </table:table-cell>
          <table:table-cell table:formula="of:=[.B592]*LOG([.B592];2)" office:value-type="float" office:value="936803.740715935" calcext:value-type="float">
            <text:p>936803.740715935</text:p>
          </table:table-cell>
          <table:table-cell office:value-type="float" office:value="862649000" calcext:value-type="float">
            <text:p>8.63E+08</text:p>
          </table:table-cell>
          <table:table-cell office:value-type="float" office:value="11596900" calcext:value-type="float">
            <text:p>1.16E+07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([.A593] + 1) * 100 + 1" office:value-type="float" office:value="59201" calcext:value-type="float">
            <text:p>59201</text:p>
          </table:table-cell>
          <table:table-cell table:formula="of:=POWER([.B593];2)" office:value-type="float" office:value="3504758401" calcext:value-type="float">
            <text:p>3504758401</text:p>
          </table:table-cell>
          <table:table-cell table:formula="of:=[.B593]*LOG([.B593];2)" office:value-type="float" office:value="938533.221696679" calcext:value-type="float">
            <text:p>938533.221696679</text:p>
          </table:table-cell>
          <table:table-cell office:value-type="float" office:value="864141000" calcext:value-type="float">
            <text:p>8.64E+08</text:p>
          </table:table-cell>
          <table:table-cell office:value-type="float" office:value="11082300" calcext:value-type="float">
            <text:p>1.11E+07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([.A594] + 1) * 100 + 1" office:value-type="float" office:value="59301" calcext:value-type="float">
            <text:p>59301</text:p>
          </table:table-cell>
          <table:table-cell table:formula="of:=POWER([.B594];2)" office:value-type="float" office:value="3516608601" calcext:value-type="float">
            <text:p>3516608601</text:p>
          </table:table-cell>
          <table:table-cell table:formula="of:=[.B594]*LOG([.B594];2)" office:value-type="float" office:value="940262.946371909" calcext:value-type="float">
            <text:p>940262.946371909</text:p>
          </table:table-cell>
          <table:table-cell office:value-type="float" office:value="843431000" calcext:value-type="float">
            <text:p>8.43E+08</text:p>
          </table:table-cell>
          <table:table-cell office:value-type="float" office:value="11298900" calcext:value-type="float">
            <text:p>1.13E+07</text:p>
          </table:table-cell>
          <table:table-cell table:number-columns-repeated="5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([.A595] + 1) * 100 + 1" office:value-type="float" office:value="59401" calcext:value-type="float">
            <text:p>59401</text:p>
          </table:table-cell>
          <table:table-cell table:formula="of:=POWER([.B595];2)" office:value-type="float" office:value="3528478801" calcext:value-type="float">
            <text:p>3528478801</text:p>
          </table:table-cell>
          <table:table-cell table:formula="of:=[.B595]*LOG([.B595];2)" office:value-type="float" office:value="941992.91433068" calcext:value-type="float">
            <text:p>941992.91433068</text:p>
          </table:table-cell>
          <table:table-cell office:value-type="float" office:value="855582000" calcext:value-type="float">
            <text:p>8.56E+08</text:p>
          </table:table-cell>
          <table:table-cell office:value-type="float" office:value="10919000" calcext:value-type="float">
            <text:p>1.09E+07</text:p>
          </table:table-cell>
          <table:table-cell table:number-columns-repeated="5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([.A596] + 1) * 100 + 1" office:value-type="float" office:value="59501" calcext:value-type="float">
            <text:p>59501</text:p>
          </table:table-cell>
          <table:table-cell table:formula="of:=POWER([.B596];2)" office:value-type="float" office:value="3540369001" calcext:value-type="float">
            <text:p>3540369001</text:p>
          </table:table-cell>
          <table:table-cell table:formula="of:=[.B596]*LOG([.B596];2)" office:value-type="float" office:value="943723.125163429" calcext:value-type="float">
            <text:p>943723.125163429</text:p>
          </table:table-cell>
          <table:table-cell office:value-type="float" office:value="859811000" calcext:value-type="float">
            <text:p>8.60E+08</text:p>
          </table:table-cell>
          <table:table-cell office:value-type="float" office:value="11186300" calcext:value-type="float">
            <text:p>1.12E+07</text:p>
          </table:table-cell>
          <table:table-cell table:number-columns-repeated="5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([.A597] + 1) * 100 + 1" office:value-type="float" office:value="59601" calcext:value-type="float">
            <text:p>59601</text:p>
          </table:table-cell>
          <table:table-cell table:formula="of:=POWER([.B597];2)" office:value-type="float" office:value="3552279201" calcext:value-type="float">
            <text:p>3552279201</text:p>
          </table:table-cell>
          <table:table-cell table:formula="of:=[.B597]*LOG([.B597];2)" office:value-type="float" office:value="945453.578461973" calcext:value-type="float">
            <text:p>945453.578461973</text:p>
          </table:table-cell>
          <table:table-cell office:value-type="float" office:value="874609000" calcext:value-type="float">
            <text:p>8.75E+08</text:p>
          </table:table-cell>
          <table:table-cell office:value-type="float" office:value="11726700" calcext:value-type="float">
            <text:p>1.17E+07</text:p>
          </table:table-cell>
          <table:table-cell table:number-columns-repeated="5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([.A598] + 1) * 100 + 1" office:value-type="float" office:value="59701" calcext:value-type="float">
            <text:p>59701</text:p>
          </table:table-cell>
          <table:table-cell table:formula="of:=POWER([.B598];2)" office:value-type="float" office:value="3564209401" calcext:value-type="float">
            <text:p>3564209401</text:p>
          </table:table-cell>
          <table:table-cell table:formula="of:=[.B598]*LOG([.B598];2)" office:value-type="float" office:value="947184.273819495" calcext:value-type="float">
            <text:p>947184.273819495</text:p>
          </table:table-cell>
          <table:table-cell office:value-type="float" office:value="889203000" calcext:value-type="float">
            <text:p>8.89E+08</text:p>
          </table:table-cell>
          <table:table-cell office:value-type="float" office:value="11753500" calcext:value-type="float">
            <text:p>1.18E+07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([.A599] + 1) * 100 + 1" office:value-type="float" office:value="59801" calcext:value-type="float">
            <text:p>59801</text:p>
          </table:table-cell>
          <table:table-cell table:formula="of:=POWER([.B599];2)" office:value-type="float" office:value="3576159601" calcext:value-type="float">
            <text:p>3576159601</text:p>
          </table:table-cell>
          <table:table-cell table:formula="of:=[.B599]*LOG([.B599];2)" office:value-type="float" office:value="948915.210830543" calcext:value-type="float">
            <text:p>948915.210830543</text:p>
          </table:table-cell>
          <table:table-cell office:value-type="float" office:value="880653000" calcext:value-type="float">
            <text:p>8.81E+08</text:p>
          </table:table-cell>
          <table:table-cell office:value-type="float" office:value="11756000" calcext:value-type="float">
            <text:p>1.18E+07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([.A600] + 1) * 100 + 1" office:value-type="float" office:value="59901" calcext:value-type="float">
            <text:p>59901</text:p>
          </table:table-cell>
          <table:table-cell table:formula="of:=POWER([.B600];2)" office:value-type="float" office:value="3588129801" calcext:value-type="float">
            <text:p>3588129801</text:p>
          </table:table-cell>
          <table:table-cell table:formula="of:=[.B600]*LOG([.B600];2)" office:value-type="float" office:value="950646.38909102" calcext:value-type="float">
            <text:p>950646.38909102</text:p>
          </table:table-cell>
          <table:table-cell office:value-type="float" office:value="869598000" calcext:value-type="float">
            <text:p>8.70E+08</text:p>
          </table:table-cell>
          <table:table-cell office:value-type="float" office:value="11453400" calcext:value-type="float">
            <text:p>1.15E+07</text:p>
          </table:table-cell>
          <table:table-cell table:number-columns-repeated="5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([.A601] + 1) * 100 + 1" office:value-type="float" office:value="60001" calcext:value-type="float">
            <text:p>60001</text:p>
          </table:table-cell>
          <table:table-cell table:formula="of:=POWER([.B601];2)" office:value-type="float" office:value="3600120001" calcext:value-type="float">
            <text:p>3600120001</text:p>
          </table:table-cell>
          <table:table-cell table:formula="of:=[.B601]*LOG([.B601];2)" office:value-type="float" office:value="952377.80819818" calcext:value-type="float">
            <text:p>952377.80819818</text:p>
          </table:table-cell>
          <table:table-cell office:value-type="float" office:value="882375000" calcext:value-type="float">
            <text:p>8.82E+08</text:p>
          </table:table-cell>
          <table:table-cell office:value-type="float" office:value="11929500" calcext:value-type="float">
            <text:p>1.19E+0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23:42:35.4349812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23:42:38.042024555</meta:creation-date>
    <meta:editing-duration>PT39S</meta:editing-duration>
    <meta:editing-cycles>2</meta:editing-cycles>
    <meta:generator>LibreOffice/5.3.1.2$Linux_X86_64 LibreOffice_project/30m0$Build-2</meta:generator>
    <dc:date>2017-03-21T23:54:29.481160688</dc:date>
    <meta:document-statistic meta:table-count="1" meta:cell-count="3606" meta:object-count="2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title svg:x="5.605cm" svg:y="0.315cm" chart:style-name="ch2">
          <text:p>Complejidades teóricas</text:p>
        </chart:title>
        <chart:subtitle svg:x="6.094cm" svg:y="1.249cm" chart:style-name="ch3">
          <text:p>n^2 contra n * log2(n)</text:p>
        </chart:subtitle>
        <chart:legend svg:x="11.78cm" svg:y="7.876cm" style:legend-expansion="custom" chartooo:width="2.616cm" chartooo:height="1.02cm" style:legend-expansion-aspect-ratio="2.56470588235294" chart:style-name="ch4"/>
        <chart:plot-area chart:style-name="ch5" table:cell-range-address="Hoja1.B1:Hoja1.D601" chart:data-source-has-labels="both" svg:x="1.279cm" svg:y="2.084cm" svg:width="14.407cm" svg:height="5.813cm">
          <chartooo:coordinate-region svg:x="3.382cm" svg:y="2.084cm" svg:width="12.304cm" svg:height="4.492cm"/>
          <chart:axis chart:dimension="x" chart:name="primary-x" chart:style-name="ch6" chartooo:axis-type="auto">
            <chartooo:date-scale/>
            <chart:title svg:x="2.715cm" svg:y="8.077cm" chart:style-name="ch7">
              <text:p>Número de putnos en el plano</text:p>
            </chart:title>
            <chart:categories table:cell-range-address="Hoja1.B2:Hoja1.B601"/>
          </chart:axis>
          <chart:axis chart:dimension="y" chart:name="primary-y" chart:style-name="ch6">
            <chart:title svg:x="0.451cm" svg:y="6.013cm" chart:style-name="ch8">
              <text:p>Milisegundos</text:p>
            </chart:title>
            <chart:grid chart:style-name="ch9" chart:class="major"/>
          </chart:axis>
          <chart:series chart:style-name="ch10" chart:values-cell-range-address="Hoja1.C2:Hoja1.C601" chart:label-cell-address="Hoja1.C1:Hoja1.C1" chart:class="chart:line">
            <chart:data-point chart:repeated="600"/>
          </chart:series>
          <chart:series chart:style-name="ch11" chart:values-cell-range-address="Hoja1.D2:Hoja1.D601" chart:label-cell-address="Hoja1.D1:Hoja1.D1" chart:class="chart:line">
            <chart:data-point chart:repeated="6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^2</text:p>
                <draw:g>
                  <svg:desc>Hoja1.C1:Hoja1.C1</svg:desc>
                </draw:g>
              </table:table-cell>
              <table:table-cell office:value-type="string">
                <text:p>n * log2 (n)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float" office:value="101">
                <text:p>101</text:p>
                <draw:g>
                  <svg:desc>Hoja1.B2:Hoja1.B601</svg:desc>
                </draw:g>
              </table:table-cell>
              <table:table-cell office:value-type="float" office:value="10201">
                <text:p>10201</text:p>
                <draw:g>
                  <svg:desc>Hoja1.C2:Hoja1.C601</svg:desc>
                </draw:g>
              </table:table-cell>
              <table:table-cell office:value-type="float" office:value="672.479359757931">
                <text:p>672.479359757931</text:p>
                <draw:g>
                  <svg:desc>Hoja1.D2:Hoja1.D601</svg:desc>
                </draw:g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40401">
                <text:p>40401</text:p>
              </table:table-cell>
              <table:table-cell office:value-type="float" office:value="1537.86138992696">
                <text:p>1537.86138992696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90601">
                <text:p>90601</text:p>
              </table:table-cell>
              <table:table-cell office:value-type="float" office:value="2478.31952270467">
                <text:p>2478.31952270467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160801">
                <text:p>160801</text:p>
              </table:table-cell>
              <table:table-cell office:value-type="float" office:value="3467.63082900842">
                <text:p>3467.63082900842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251001">
                <text:p>251001</text:p>
              </table:table-cell>
              <table:table-cell office:value-type="float" office:value="4493.3020633908">
                <text:p>4493.3020633908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361201">
                <text:p>361201</text:p>
              </table:table-cell>
              <table:table-cell office:value-type="float" office:value="5547.96392960742">
                <text:p>5547.96392960742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491401">
                <text:p>491401</text:p>
              </table:table-cell>
              <table:table-cell office:value-type="float" office:value="6626.74271444145">
                <text:p>6626.74271444145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641601">
                <text:p>641601</text:p>
              </table:table-cell>
              <table:table-cell office:value-type="float" office:value="7726.17240435938">
                <text:p>7726.17240435938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811801">
                <text:p>811801</text:p>
              </table:table-cell>
              <table:table-cell office:value-type="float" office:value="8843.660349528">
                <text:p>8843.660349528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1002001">
                <text:p>1002001</text:p>
              </table:table-cell>
              <table:table-cell office:value-type="float" office:value="9977.19348509483">
                <text:p>9977.19348509483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1212201">
                <text:p>1212201</text:p>
              </table:table-cell>
              <table:table-cell office:value-type="float" office:value="11125.1632276744">
                <text:p>11125.1632276744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1442401">
                <text:p>1442401</text:p>
              </table:table-cell>
              <table:table-cell office:value-type="float" office:value="12286.2545432825">
                <text:p>12286.2545432825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1692601">
                <text:p>1692601</text:p>
              </table:table-cell>
              <table:table-cell office:value-type="float" office:value="13459.3722259799">
                <text:p>13459.3722259799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1962801">
                <text:p>1962801</text:p>
              </table:table-cell>
              <table:table-cell office:value-type="float" office:value="14643.5899778436">
                <text:p>14643.5899778436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2253001">
                <text:p>2253001</text:p>
              </table:table-cell>
              <table:table-cell office:value-type="float" office:value="15838.1141006927">
                <text:p>15838.1141006927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2563201">
                <text:p>2563201</text:p>
              </table:table-cell>
              <table:table-cell office:value-type="float" office:value="17042.2569056185">
                <text:p>17042.2569056185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2893401">
                <text:p>2893401</text:p>
              </table:table-cell>
              <table:table-cell office:value-type="float" office:value="18255.4167910534">
                <text:p>18255.4167910534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3243601">
                <text:p>3243601</text:p>
              </table:table-cell>
              <table:table-cell office:value-type="float" office:value="19477.0630210972">
                <text:p>19477.0630210972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3613801">
                <text:p>3613801</text:p>
              </table:table-cell>
              <table:table-cell office:value-type="float" office:value="20706.7238944489">
                <text:p>20706.7238944489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4004001">
                <text:p>4004001</text:p>
              </table:table-cell>
              <table:table-cell office:value-type="float" office:value="21943.9774092634">
                <text:p>21943.9774092634</text:p>
              </table:table-cell>
            </table:table-row>
            <table:table-row>
              <table:table-cell office:value-type="float" office:value="2101">
                <text:p>2101</text:p>
              </table:table-cell>
              <table:table-cell office:value-type="float" office:value="4414201">
                <text:p>4414201</text:p>
              </table:table-cell>
              <table:table-cell office:value-type="float" office:value="23188.4437984601">
                <text:p>23188.4437984601</text:p>
              </table:table-cell>
            </table:table-row>
            <table:table-row>
              <table:table-cell office:value-type="float" office:value="2201">
                <text:p>2201</text:p>
              </table:table-cell>
              <table:table-cell office:value-type="float" office:value="4844401">
                <text:p>4844401</text:p>
              </table:table-cell>
              <table:table-cell office:value-type="float" office:value="24439.7794891913">
                <text:p>24439.7794891913</text:p>
              </table:table-cell>
            </table:table-row>
            <table:table-row>
              <table:table-cell office:value-type="float" office:value="2301">
                <text:p>2301</text:p>
              </table:table-cell>
              <table:table-cell office:value-type="float" office:value="5294601">
                <text:p>5294601</text:p>
              </table:table-cell>
              <table:table-cell office:value-type="float" office:value="25697.6721621836">
                <text:p>25697.6721621836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5764801">
                <text:p>5764801</text:p>
              </table:table-cell>
              <table:table-cell office:value-type="float" office:value="26961.8366714412">
                <text:p>26961.8366714412</text:p>
              </table:table-cell>
            </table:table-row>
            <table:table-row>
              <table:table-cell office:value-type="float" office:value="2501">
                <text:p>2501</text:p>
              </table:table-cell>
              <table:table-cell office:value-type="float" office:value="6255001">
                <text:p>6255001</text:p>
              </table:table-cell>
              <table:table-cell office:value-type="float" office:value="28232.0116447946">
                <text:p>28232.0116447946</text:p>
              </table:table-cell>
            </table:table-row>
            <table:table-row>
              <table:table-cell office:value-type="float" office:value="2601">
                <text:p>2601</text:p>
              </table:table-cell>
              <table:table-cell office:value-type="float" office:value="6765201">
                <text:p>6765201</text:p>
              </table:table-cell>
              <table:table-cell office:value-type="float" office:value="29507.9566289357">
                <text:p>29507.9566289357</text:p>
              </table:table-cell>
            </table:table-row>
            <table:table-row>
              <table:table-cell office:value-type="float" office:value="2701">
                <text:p>2701</text:p>
              </table:table-cell>
              <table:table-cell office:value-type="float" office:value="7295401">
                <text:p>7295401</text:p>
              </table:table-cell>
              <table:table-cell office:value-type="float" office:value="30789.4496740987">
                <text:p>30789.4496740987</text:p>
              </table:table-cell>
            </table:table-row>
            <table:table-row>
              <table:table-cell office:value-type="float" office:value="2801">
                <text:p>2801</text:p>
              </table:table-cell>
              <table:table-cell office:value-type="float" office:value="7845601">
                <text:p>7845601</text:p>
              </table:table-cell>
              <table:table-cell office:value-type="float" office:value="32076.2852768767">
                <text:p>32076.2852768767</text:p>
              </table:table-cell>
            </table:table-row>
            <table:table-row>
              <table:table-cell office:value-type="float" office:value="2901">
                <text:p>2901</text:p>
              </table:table-cell>
              <table:table-cell office:value-type="float" office:value="8415801">
                <text:p>8415801</text:p>
              </table:table-cell>
              <table:table-cell office:value-type="float" office:value="33368.2726171544">
                <text:p>33368.2726171544</text:p>
              </table:table-cell>
            </table:table-row>
            <table:table-row>
              <table:table-cell office:value-type="float" office:value="3001">
                <text:p>3001</text:p>
              </table:table-cell>
              <table:table-cell office:value-type="float" office:value="9006001">
                <text:p>9006001</text:p>
              </table:table-cell>
              <table:table-cell office:value-type="float" office:value="34665.2340383985">
                <text:p>34665.2340383985</text:p>
              </table:table-cell>
            </table:table-row>
            <table:table-row>
              <table:table-cell office:value-type="float" office:value="3101">
                <text:p>3101</text:p>
              </table:table-cell>
              <table:table-cell office:value-type="float" office:value="9616201">
                <text:p>9616201</text:p>
              </table:table-cell>
              <table:table-cell office:value-type="float" office:value="35967.0037307097">
                <text:p>35967.0037307097</text:p>
              </table:table-cell>
            </table:table-row>
            <table:table-row>
              <table:table-cell office:value-type="float" office:value="3201">
                <text:p>3201</text:p>
              </table:table-cell>
              <table:table-cell office:value-type="float" office:value="10246401">
                <text:p>10246401</text:p>
              </table:table-cell>
              <table:table-cell office:value-type="float" office:value="37273.4265839074">
                <text:p>37273.4265839074</text:p>
              </table:table-cell>
            </table:table-row>
            <table:table-row>
              <table:table-cell office:value-type="float" office:value="3301">
                <text:p>3301</text:p>
              </table:table-cell>
              <table:table-cell office:value-type="float" office:value="10896601">
                <text:p>10896601</text:p>
              </table:table-cell>
              <table:table-cell office:value-type="float" office:value="38584.3571840576">
                <text:p>38584.3571840576</text:p>
              </table:table-cell>
            </table:table-row>
            <table:table-row>
              <table:table-cell office:value-type="float" office:value="3401">
                <text:p>3401</text:p>
              </table:table-cell>
              <table:table-cell office:value-type="float" office:value="11566801">
                <text:p>11566801</text:p>
              </table:table-cell>
              <table:table-cell office:value-type="float" office:value="39899.6589316974">
                <text:p>39899.6589316974</text:p>
              </table:table-cell>
            </table:table-row>
            <table:table-row>
              <table:table-cell office:value-type="float" office:value="3501">
                <text:p>3501</text:p>
              </table:table-cell>
              <table:table-cell office:value-type="float" office:value="12257001">
                <text:p>12257001</text:p>
              </table:table-cell>
              <table:table-cell office:value-type="float" office:value="41219.2032638462">
                <text:p>41219.2032638462</text:p>
              </table:table-cell>
            </table:table-row>
            <table:table-row>
              <table:table-cell office:value-type="float" office:value="3601">
                <text:p>3601</text:p>
              </table:table-cell>
              <table:table-cell office:value-type="float" office:value="12967201">
                <text:p>12967201</text:p>
              </table:table-cell>
              <table:table-cell office:value-type="float" office:value="42542.8689649692">
                <text:p>42542.8689649692</text:p>
              </table:table-cell>
            </table:table-row>
            <table:table-row>
              <table:table-cell office:value-type="float" office:value="3701">
                <text:p>3701</text:p>
              </table:table-cell>
              <table:table-cell office:value-type="float" office:value="13697401">
                <text:p>13697401</text:p>
              </table:table-cell>
              <table:table-cell office:value-type="float" office:value="43870.5415545311">
                <text:p>43870.5415545311</text:p>
              </table:table-cell>
            </table:table-row>
            <table:table-row>
              <table:table-cell office:value-type="float" office:value="3801">
                <text:p>3801</text:p>
              </table:table-cell>
              <table:table-cell office:value-type="float" office:value="14447601">
                <text:p>14447601</text:p>
              </table:table-cell>
              <table:table-cell office:value-type="float" office:value="45202.1127407853">
                <text:p>45202.1127407853</text:p>
              </table:table-cell>
            </table:table-row>
            <table:table-row>
              <table:table-cell office:value-type="float" office:value="3901">
                <text:p>3901</text:p>
              </table:table-cell>
              <table:table-cell office:value-type="float" office:value="15217801">
                <text:p>15217801</text:p>
              </table:table-cell>
              <table:table-cell office:value-type="float" office:value="46537.4799320788">
                <text:p>46537.4799320788</text:p>
              </table:table-cell>
            </table:table-row>
            <table:table-row>
              <table:table-cell office:value-type="float" office:value="4001">
                <text:p>4001</text:p>
              </table:table-cell>
              <table:table-cell office:value-type="float" office:value="16008001">
                <text:p>16008001</text:p>
              </table:table-cell>
              <table:table-cell office:value-type="float" office:value="47876.5457982958">
                <text:p>47876.5457982958</text:p>
              </table:table-cell>
            </table:table-row>
            <table:table-row>
              <table:table-cell office:value-type="float" office:value="4101">
                <text:p>4101</text:p>
              </table:table-cell>
              <table:table-cell office:value-type="float" office:value="16818201">
                <text:p>16818201</text:p>
              </table:table-cell>
              <table:table-cell office:value-type="float" office:value="49219.2178761699">
                <text:p>49219.2178761699</text:p>
              </table:table-cell>
            </table:table-row>
            <table:table-row>
              <table:table-cell office:value-type="float" office:value="4201">
                <text:p>4201</text:p>
              </table:table-cell>
              <table:table-cell office:value-type="float" office:value="17648401">
                <text:p>17648401</text:p>
              </table:table-cell>
              <table:table-cell office:value-type="float" office:value="50565.4082131139">
                <text:p>50565.4082131139</text:p>
              </table:table-cell>
            </table:table-row>
            <table:table-row>
              <table:table-cell office:value-type="float" office:value="4301">
                <text:p>4301</text:p>
              </table:table-cell>
              <table:table-cell office:value-type="float" office:value="18498601">
                <text:p>18498601</text:p>
              </table:table-cell>
              <table:table-cell office:value-type="float" office:value="51915.0330449779">
                <text:p>51915.0330449779</text:p>
              </table:table-cell>
            </table:table-row>
            <table:table-row>
              <table:table-cell office:value-type="float" office:value="4401">
                <text:p>4401</text:p>
              </table:table-cell>
              <table:table-cell office:value-type="float" office:value="19368801">
                <text:p>19368801</text:p>
              </table:table-cell>
              <table:table-cell office:value-type="float" office:value="53268.0125037924">
                <text:p>53268.0125037924</text:p>
              </table:table-cell>
            </table:table-row>
            <table:table-row>
              <table:table-cell office:value-type="float" office:value="4501">
                <text:p>4501</text:p>
              </table:table-cell>
              <table:table-cell office:value-type="float" office:value="20259001">
                <text:p>20259001</text:p>
              </table:table-cell>
              <table:table-cell office:value-type="float" office:value="54624.2703520844">
                <text:p>54624.2703520844</text:p>
              </table:table-cell>
            </table:table-row>
            <table:table-row>
              <table:table-cell office:value-type="float" office:value="4601">
                <text:p>4601</text:p>
              </table:table-cell>
              <table:table-cell office:value-type="float" office:value="21169201">
                <text:p>21169201</text:p>
              </table:table-cell>
              <table:table-cell office:value-type="float" office:value="55983.733740816">
                <text:p>55983.733740816</text:p>
              </table:table-cell>
            </table:table-row>
            <table:table-row>
              <table:table-cell office:value-type="float" office:value="4701">
                <text:p>4701</text:p>
              </table:table-cell>
              <table:table-cell office:value-type="float" office:value="22099401">
                <text:p>22099401</text:p>
              </table:table-cell>
              <table:table-cell office:value-type="float" office:value="57346.3329883758">
                <text:p>57346.3329883758</text:p>
              </table:table-cell>
            </table:table-row>
            <table:table-row>
              <table:table-cell office:value-type="float" office:value="4801">
                <text:p>4801</text:p>
              </table:table-cell>
              <table:table-cell office:value-type="float" office:value="23049601">
                <text:p>23049601</text:p>
              </table:table-cell>
              <table:table-cell office:value-type="float" office:value="58712.0013783819">
                <text:p>58712.0013783819</text:p>
              </table:table-cell>
            </table:table-row>
            <table:table-row>
              <table:table-cell office:value-type="float" office:value="4901">
                <text:p>4901</text:p>
              </table:table-cell>
              <table:table-cell office:value-type="float" office:value="24019801">
                <text:p>24019801</text:p>
              </table:table-cell>
              <table:table-cell office:value-type="float" office:value="60080.6749743392">
                <text:p>60080.6749743392</text:p>
              </table:table-cell>
            </table:table-row>
            <table:table-row>
              <table:table-cell office:value-type="float" office:value="5001">
                <text:p>5001</text:p>
              </table:table-cell>
              <table:table-cell office:value-type="float" office:value="25010001">
                <text:p>25010001</text:p>
              </table:table-cell>
              <table:table-cell office:value-type="float" office:value="61452.2924494276">
                <text:p>61452.2924494276</text:p>
              </table:table-cell>
            </table:table-row>
            <table:table-row>
              <table:table-cell office:value-type="float" office:value="5101">
                <text:p>5101</text:p>
              </table:table-cell>
              <table:table-cell office:value-type="float" office:value="26020201">
                <text:p>26020201</text:p>
              </table:table-cell>
              <table:table-cell office:value-type="float" office:value="62826.7949299098">
                <text:p>62826.7949299098</text:p>
              </table:table-cell>
            </table:table-row>
            <table:table-row>
              <table:table-cell office:value-type="float" office:value="5201">
                <text:p>5201</text:p>
              </table:table-cell>
              <table:table-cell office:value-type="float" office:value="27050401">
                <text:p>27050401</text:p>
              </table:table-cell>
              <table:table-cell office:value-type="float" office:value="64204.1258508228">
                <text:p>64204.1258508228</text:p>
              </table:table-cell>
            </table:table-row>
            <table:table-row>
              <table:table-cell office:value-type="float" office:value="5301">
                <text:p>5301</text:p>
              </table:table-cell>
              <table:table-cell office:value-type="float" office:value="28100601">
                <text:p>28100601</text:p>
              </table:table-cell>
              <table:table-cell office:value-type="float" office:value="65584.230822771">
                <text:p>65584.230822771</text:p>
              </table:table-cell>
            </table:table-row>
            <table:table-row>
              <table:table-cell office:value-type="float" office:value="5401">
                <text:p>5401</text:p>
              </table:table-cell>
              <table:table-cell office:value-type="float" office:value="29170801">
                <text:p>29170801</text:p>
              </table:table-cell>
              <table:table-cell office:value-type="float" office:value="66967.0575087737">
                <text:p>66967.0575087737</text:p>
              </table:table-cell>
            </table:table-row>
            <table:table-row>
              <table:table-cell office:value-type="float" office:value="5501">
                <text:p>5501</text:p>
              </table:table-cell>
              <table:table-cell office:value-type="float" office:value="30261001">
                <text:p>30261001</text:p>
              </table:table-cell>
              <table:table-cell office:value-type="float" office:value="68352.555510237">
                <text:p>68352.555510237</text:p>
              </table:table-cell>
            </table:table-row>
            <table:table-row>
              <table:table-cell office:value-type="float" office:value="5601">
                <text:p>5601</text:p>
              </table:table-cell>
              <table:table-cell office:value-type="float" office:value="31371201">
                <text:p>31371201</text:p>
              </table:table-cell>
              <table:table-cell office:value-type="float" office:value="69740.6762612181">
                <text:p>69740.6762612181</text:p>
              </table:table-cell>
            </table:table-row>
            <table:table-row>
              <table:table-cell office:value-type="float" office:value="5701">
                <text:p>5701</text:p>
              </table:table-cell>
              <table:table-cell office:value-type="float" office:value="32501401">
                <text:p>32501401</text:p>
              </table:table-cell>
              <table:table-cell office:value-type="float" office:value="71131.3729302446">
                <text:p>71131.3729302446</text:p>
              </table:table-cell>
            </table:table-row>
            <table:table-row>
              <table:table-cell office:value-type="float" office:value="5801">
                <text:p>5801</text:p>
              </table:table-cell>
              <table:table-cell office:value-type="float" office:value="33651601">
                <text:p>33651601</text:p>
              </table:table-cell>
              <table:table-cell office:value-type="float" office:value="72524.6003290222">
                <text:p>72524.6003290222</text:p>
              </table:table-cell>
            </table:table-row>
            <table:table-row>
              <table:table-cell office:value-type="float" office:value="5901">
                <text:p>5901</text:p>
              </table:table-cell>
              <table:table-cell office:value-type="float" office:value="34821801">
                <text:p>34821801</text:p>
              </table:table-cell>
              <table:table-cell office:value-type="float" office:value="73920.3148274412">
                <text:p>73920.3148274412</text:p>
              </table:table-cell>
            </table:table-row>
            <table:table-row>
              <table:table-cell office:value-type="float" office:value="6001">
                <text:p>6001</text:p>
              </table:table-cell>
              <table:table-cell office:value-type="float" office:value="36012001">
                <text:p>36012001</text:p>
              </table:table-cell>
              <table:table-cell office:value-type="float" office:value="75318.4742743437">
                <text:p>75318.4742743437</text:p>
              </table:table-cell>
            </table:table-row>
            <table:table-row>
              <table:table-cell office:value-type="float" office:value="6101">
                <text:p>6101</text:p>
              </table:table-cell>
              <table:table-cell office:value-type="float" office:value="37222201">
                <text:p>37222201</text:p>
              </table:table-cell>
              <table:table-cell office:value-type="float" office:value="76719.0379235749">
                <text:p>76719.0379235749</text:p>
              </table:table-cell>
            </table:table-row>
            <table:table-row>
              <table:table-cell office:value-type="float" office:value="6201">
                <text:p>6201</text:p>
              </table:table-cell>
              <table:table-cell office:value-type="float" office:value="38452401">
                <text:p>38452401</text:p>
              </table:table-cell>
              <table:table-cell office:value-type="float" office:value="78121.9663648831">
                <text:p>78121.9663648831</text:p>
              </table:table-cell>
            </table:table-row>
            <table:table-row>
              <table:table-cell office:value-type="float" office:value="6301">
                <text:p>6301</text:p>
              </table:table-cell>
              <table:table-cell office:value-type="float" office:value="39702601">
                <text:p>39702601</text:p>
              </table:table-cell>
              <table:table-cell office:value-type="float" office:value="79527.221459278">
                <text:p>79527.221459278</text:p>
              </table:table-cell>
            </table:table-row>
            <table:table-row>
              <table:table-cell office:value-type="float" office:value="6401">
                <text:p>6401</text:p>
              </table:table-cell>
              <table:table-cell office:value-type="float" office:value="40972801">
                <text:p>40972801</text:p>
              </table:table-cell>
              <table:table-cell office:value-type="float" office:value="80934.7662784936">
                <text:p>80934.7662784936</text:p>
              </table:table-cell>
            </table:table-row>
            <table:table-row>
              <table:table-cell office:value-type="float" office:value="6501">
                <text:p>6501</text:p>
              </table:table-cell>
              <table:table-cell office:value-type="float" office:value="42263001">
                <text:p>42263001</text:p>
              </table:table-cell>
              <table:table-cell office:value-type="float" office:value="82344.5650482352">
                <text:p>82344.5650482352</text:p>
              </table:table-cell>
            </table:table-row>
            <table:table-row>
              <table:table-cell office:value-type="float" office:value="6601">
                <text:p>6601</text:p>
              </table:table-cell>
              <table:table-cell office:value-type="float" office:value="43573201">
                <text:p>43573201</text:p>
              </table:table-cell>
              <table:table-cell office:value-type="float" office:value="83756.5830949185">
                <text:p>83756.5830949185</text:p>
              </table:table-cell>
            </table:table-row>
            <table:table-row>
              <table:table-cell office:value-type="float" office:value="6701">
                <text:p>6701</text:p>
              </table:table-cell>
              <table:table-cell office:value-type="float" office:value="44903401">
                <text:p>44903401</text:p>
              </table:table-cell>
              <table:table-cell office:value-type="float" office:value="85170.7867956373">
                <text:p>85170.7867956373</text:p>
              </table:table-cell>
            </table:table-row>
            <table:table-row>
              <table:table-cell office:value-type="float" office:value="6801">
                <text:p>6801</text:p>
              </table:table-cell>
              <table:table-cell office:value-type="float" office:value="46253601">
                <text:p>46253601</text:p>
              </table:table-cell>
              <table:table-cell office:value-type="float" office:value="86587.1435311177">
                <text:p>86587.1435311177</text:p>
              </table:table-cell>
            </table:table-row>
            <table:table-row>
              <table:table-cell office:value-type="float" office:value="6901">
                <text:p>6901</text:p>
              </table:table-cell>
              <table:table-cell office:value-type="float" office:value="47623801">
                <text:p>47623801</text:p>
              </table:table-cell>
              <table:table-cell office:value-type="float" office:value="88005.6216414405">
                <text:p>88005.6216414405</text:p>
              </table:table-cell>
            </table:table-row>
            <table:table-row>
              <table:table-cell office:value-type="float" office:value="7001">
                <text:p>7001</text:p>
              </table:table-cell>
              <table:table-cell office:value-type="float" office:value="49014001">
                <text:p>49014001</text:p>
              </table:table-cell>
              <table:table-cell office:value-type="float" office:value="89426.1903843302">
                <text:p>89426.1903843302</text:p>
              </table:table-cell>
            </table:table-row>
            <table:table-row>
              <table:table-cell office:value-type="float" office:value="7101">
                <text:p>7101</text:p>
              </table:table-cell>
              <table:table-cell office:value-type="float" office:value="50424201">
                <text:p>50424201</text:p>
              </table:table-cell>
              <table:table-cell office:value-type="float" office:value="90848.8198958274">
                <text:p>90848.8198958274</text:p>
              </table:table-cell>
            </table:table-row>
            <table:table-row>
              <table:table-cell office:value-type="float" office:value="7201">
                <text:p>7201</text:p>
              </table:table-cell>
              <table:table-cell office:value-type="float" office:value="51854401">
                <text:p>51854401</text:p>
              </table:table-cell>
              <table:table-cell office:value-type="float" office:value="92273.4811531773">
                <text:p>92273.4811531773</text:p>
              </table:table-cell>
            </table:table-row>
            <table:table-row>
              <table:table-cell office:value-type="float" office:value="7301">
                <text:p>7301</text:p>
              </table:table-cell>
              <table:table-cell office:value-type="float" office:value="53304601">
                <text:p>53304601</text:p>
              </table:table-cell>
              <table:table-cell office:value-type="float" office:value="93700.1459397794">
                <text:p>93700.1459397794</text:p>
              </table:table-cell>
            </table:table-row>
            <table:table-row>
              <table:table-cell office:value-type="float" office:value="7401">
                <text:p>7401</text:p>
              </table:table-cell>
              <table:table-cell office:value-type="float" office:value="54774801">
                <text:p>54774801</text:p>
              </table:table-cell>
              <table:table-cell office:value-type="float" office:value="95128.7868120585">
                <text:p>95128.7868120585</text:p>
              </table:table-cell>
            </table:table-row>
            <table:table-row>
              <table:table-cell office:value-type="float" office:value="7501">
                <text:p>7501</text:p>
              </table:table-cell>
              <table:table-cell office:value-type="float" office:value="56265001">
                <text:p>56265001</text:p>
              </table:table-cell>
              <table:table-cell office:value-type="float" office:value="96559.3770681261">
                <text:p>96559.3770681261</text:p>
              </table:table-cell>
            </table:table-row>
            <table:table-row>
              <table:table-cell office:value-type="float" office:value="7601">
                <text:p>7601</text:p>
              </table:table-cell>
              <table:table-cell office:value-type="float" office:value="57775201">
                <text:p>57775201</text:p>
              </table:table-cell>
              <table:table-cell office:value-type="float" office:value="97991.8907181133">
                <text:p>97991.8907181133</text:p>
              </table:table-cell>
            </table:table-row>
            <table:table-row>
              <table:table-cell office:value-type="float" office:value="7701">
                <text:p>7701</text:p>
              </table:table-cell>
              <table:table-cell office:value-type="float" office:value="59305401">
                <text:p>59305401</text:p>
              </table:table-cell>
              <table:table-cell office:value-type="float" office:value="99426.3024560649">
                <text:p>99426.3024560649</text:p>
              </table:table-cell>
            </table:table-row>
            <table:table-row>
              <table:table-cell office:value-type="float" office:value="7801">
                <text:p>7801</text:p>
              </table:table-cell>
              <table:table-cell office:value-type="float" office:value="60855601">
                <text:p>60855601</text:p>
              </table:table-cell>
              <table:table-cell office:value-type="float" office:value="100862.587633294">
                <text:p>100862.587633294</text:p>
              </table:table-cell>
            </table:table-row>
            <table:table-row>
              <table:table-cell office:value-type="float" office:value="7901">
                <text:p>7901</text:p>
              </table:table-cell>
              <table:table-cell office:value-type="float" office:value="62425801">
                <text:p>62425801</text:p>
              </table:table-cell>
              <table:table-cell office:value-type="float" office:value="102300.722233104">
                <text:p>102300.722233104</text:p>
              </table:table-cell>
            </table:table-row>
            <table:table-row>
              <table:table-cell office:value-type="float" office:value="8001">
                <text:p>8001</text:p>
              </table:table-cell>
              <table:table-cell office:value-type="float" office:value="64016001">
                <text:p>64016001</text:p>
              </table:table-cell>
              <table:table-cell office:value-type="float" office:value="103740.682846787">
                <text:p>103740.682846787</text:p>
              </table:table-cell>
            </table:table-row>
            <table:table-row>
              <table:table-cell office:value-type="float" office:value="8101">
                <text:p>8101</text:p>
              </table:table-cell>
              <table:table-cell office:value-type="float" office:value="65626201">
                <text:p>65626201</text:p>
              </table:table-cell>
              <table:table-cell office:value-type="float" office:value="105182.446650826">
                <text:p>105182.446650826</text:p>
              </table:table-cell>
            </table:table-row>
            <table:table-row>
              <table:table-cell office:value-type="float" office:value="8201">
                <text:p>8201</text:p>
              </table:table-cell>
              <table:table-cell office:value-type="float" office:value="67256401">
                <text:p>67256401</text:p>
              </table:table-cell>
              <table:table-cell office:value-type="float" office:value="106625.991385222">
                <text:p>106625.991385222</text:p>
              </table:table-cell>
            </table:table-row>
            <table:table-row>
              <table:table-cell office:value-type="float" office:value="8301">
                <text:p>8301</text:p>
              </table:table-cell>
              <table:table-cell office:value-type="float" office:value="68906601">
                <text:p>68906601</text:p>
              </table:table-cell>
              <table:table-cell office:value-type="float" office:value="108071.295332878">
                <text:p>108071.295332878</text:p>
              </table:table-cell>
            </table:table-row>
            <table:table-row>
              <table:table-cell office:value-type="float" office:value="8401">
                <text:p>8401</text:p>
              </table:table-cell>
              <table:table-cell office:value-type="float" office:value="70576801">
                <text:p>70576801</text:p>
              </table:table-cell>
              <table:table-cell office:value-type="float" office:value="109518.337299974">
                <text:p>109518.337299974</text:p>
              </table:table-cell>
            </table:table-row>
            <table:table-row>
              <table:table-cell office:value-type="float" office:value="8501">
                <text:p>8501</text:p>
              </table:table-cell>
              <table:table-cell office:value-type="float" office:value="72267001">
                <text:p>72267001</text:p>
              </table:table-cell>
              <table:table-cell office:value-type="float" office:value="110967.096597284">
                <text:p>110967.096597284</text:p>
              </table:table-cell>
            </table:table-row>
            <table:table-row>
              <table:table-cell office:value-type="float" office:value="8601">
                <text:p>8601</text:p>
              </table:table-cell>
              <table:table-cell office:value-type="float" office:value="73977201">
                <text:p>73977201</text:p>
              </table:table-cell>
              <table:table-cell office:value-type="float" office:value="112417.55302236">
                <text:p>112417.55302236</text:p>
              </table:table-cell>
            </table:table-row>
            <table:table-row>
              <table:table-cell office:value-type="float" office:value="8701">
                <text:p>8701</text:p>
              </table:table-cell>
              <table:table-cell office:value-type="float" office:value="75707401">
                <text:p>75707401</text:p>
              </table:table-cell>
              <table:table-cell office:value-type="float" office:value="113869.686842561">
                <text:p>113869.686842561</text:p>
              </table:table-cell>
            </table:table-row>
            <table:table-row>
              <table:table-cell office:value-type="float" office:value="8801">
                <text:p>8801</text:p>
              </table:table-cell>
              <table:table-cell office:value-type="float" office:value="77457601">
                <text:p>77457601</text:p>
              </table:table-cell>
              <table:table-cell office:value-type="float" office:value="115323.478778843">
                <text:p>115323.478778843</text:p>
              </table:table-cell>
            </table:table-row>
            <table:table-row>
              <table:table-cell office:value-type="float" office:value="8901">
                <text:p>8901</text:p>
              </table:table-cell>
              <table:table-cell office:value-type="float" office:value="79227801">
                <text:p>79227801</text:p>
              </table:table-cell>
              <table:table-cell office:value-type="float" office:value="116778.909990305">
                <text:p>116778.909990305</text:p>
              </table:table-cell>
            </table:table-row>
            <table:table-row>
              <table:table-cell office:value-type="float" office:value="9001">
                <text:p>9001</text:p>
              </table:table-cell>
              <table:table-cell office:value-type="float" office:value="81018001">
                <text:p>81018001</text:p>
              </table:table-cell>
              <table:table-cell office:value-type="float" office:value="118235.962059413">
                <text:p>118235.962059413</text:p>
              </table:table-cell>
            </table:table-row>
            <table:table-row>
              <table:table-cell office:value-type="float" office:value="9101">
                <text:p>9101</text:p>
              </table:table-cell>
              <table:table-cell office:value-type="float" office:value="82828201">
                <text:p>82828201</text:p>
              </table:table-cell>
              <table:table-cell office:value-type="float" office:value="119694.616977895">
                <text:p>119694.616977895</text:p>
              </table:table-cell>
            </table:table-row>
            <table:table-row>
              <table:table-cell office:value-type="float" office:value="9201">
                <text:p>9201</text:p>
              </table:table-cell>
              <table:table-cell office:value-type="float" office:value="84658401">
                <text:p>84658401</text:p>
              </table:table-cell>
              <table:table-cell office:value-type="float" office:value="121154.857133243">
                <text:p>121154.857133243</text:p>
              </table:table-cell>
            </table:table-row>
            <table:table-row>
              <table:table-cell office:value-type="float" office:value="9301">
                <text:p>9301</text:p>
              </table:table-cell>
              <table:table-cell office:value-type="float" office:value="86508601">
                <text:p>86508601</text:p>
              </table:table-cell>
              <table:table-cell office:value-type="float" office:value="122616.665295813">
                <text:p>122616.665295813</text:p>
              </table:table-cell>
            </table:table-row>
            <table:table-row>
              <table:table-cell office:value-type="float" office:value="9401">
                <text:p>9401</text:p>
              </table:table-cell>
              <table:table-cell office:value-type="float" office:value="88378801">
                <text:p>88378801</text:p>
              </table:table-cell>
              <table:table-cell office:value-type="float" office:value="124080.024606471">
                <text:p>124080.024606471</text:p>
              </table:table-cell>
            </table:table-row>
            <table:table-row>
              <table:table-cell office:value-type="float" office:value="9501">
                <text:p>9501</text:p>
              </table:table-cell>
              <table:table-cell office:value-type="float" office:value="90269001">
                <text:p>90269001</text:p>
              </table:table-cell>
              <table:table-cell office:value-type="float" office:value="125544.918564772">
                <text:p>125544.918564772</text:p>
              </table:table-cell>
            </table:table-row>
            <table:table-row>
              <table:table-cell office:value-type="float" office:value="9601">
                <text:p>9601</text:p>
              </table:table-cell>
              <table:table-cell office:value-type="float" office:value="92179201">
                <text:p>92179201</text:p>
              </table:table-cell>
              <table:table-cell office:value-type="float" office:value="127011.33101763">
                <text:p>127011.33101763</text:p>
              </table:table-cell>
            </table:table-row>
            <table:table-row>
              <table:table-cell office:value-type="float" office:value="9701">
                <text:p>9701</text:p>
              </table:table-cell>
              <table:table-cell office:value-type="float" office:value="94109401">
                <text:p>94109401</text:p>
              </table:table-cell>
              <table:table-cell office:value-type="float" office:value="128479.246148466">
                <text:p>128479.246148466</text:p>
              </table:table-cell>
            </table:table-row>
            <table:table-row>
              <table:table-cell office:value-type="float" office:value="9801">
                <text:p>9801</text:p>
              </table:table-cell>
              <table:table-cell office:value-type="float" office:value="96059601">
                <text:p>96059601</text:p>
              </table:table-cell>
              <table:table-cell office:value-type="float" office:value="129948.648466801">
                <text:p>129948.648466801</text:p>
              </table:table-cell>
            </table:table-row>
            <table:table-row>
              <table:table-cell office:value-type="float" office:value="9901">
                <text:p>9901</text:p>
              </table:table-cell>
              <table:table-cell office:value-type="float" office:value="98029801">
                <text:p>98029801</text:p>
              </table:table-cell>
              <table:table-cell office:value-type="float" office:value="131419.52279827">
                <text:p>131419.52279827</text:p>
              </table:table-cell>
            </table:table-row>
            <table:table-row>
              <table:table-cell office:value-type="float" office:value="10001">
                <text:p>10001</text:p>
              </table:table-cell>
              <table:table-cell office:value-type="float" office:value="100020001">
                <text:p>100020001</text:p>
              </table:table-cell>
              <table:table-cell office:value-type="float" office:value="132891.854275047">
                <text:p>132891.854275047</text:p>
              </table:table-cell>
            </table:table-row>
            <table:table-row>
              <table:table-cell office:value-type="float" office:value="10101">
                <text:p>10101</text:p>
              </table:table-cell>
              <table:table-cell office:value-type="float" office:value="102030201">
                <text:p>102030201</text:p>
              </table:table-cell>
              <table:table-cell office:value-type="float" office:value="134365.628326649">
                <text:p>134365.628326649</text:p>
              </table:table-cell>
            </table:table-row>
            <table:table-row>
              <table:table-cell office:value-type="float" office:value="10201">
                <text:p>10201</text:p>
              </table:table-cell>
              <table:table-cell office:value-type="float" office:value="104060401">
                <text:p>104060401</text:p>
              </table:table-cell>
              <table:table-cell office:value-type="float" office:value="135840.830671102">
                <text:p>135840.830671102</text:p>
              </table:table-cell>
            </table:table-row>
            <table:table-row>
              <table:table-cell office:value-type="float" office:value="10301">
                <text:p>10301</text:p>
              </table:table-cell>
              <table:table-cell office:value-type="float" office:value="106110601">
                <text:p>106110601</text:p>
              </table:table-cell>
              <table:table-cell office:value-type="float" office:value="137317.447306456">
                <text:p>137317.447306456</text:p>
              </table:table-cell>
            </table:table-row>
            <table:table-row>
              <table:table-cell office:value-type="float" office:value="10401">
                <text:p>10401</text:p>
              </table:table-cell>
              <table:table-cell office:value-type="float" office:value="108180801">
                <text:p>108180801</text:p>
              </table:table-cell>
              <table:table-cell office:value-type="float" office:value="138795.464502631">
                <text:p>138795.464502631</text:p>
              </table:table-cell>
            </table:table-row>
            <table:table-row>
              <table:table-cell office:value-type="float" office:value="10501">
                <text:p>10501</text:p>
              </table:table-cell>
              <table:table-cell office:value-type="float" office:value="110271001">
                <text:p>110271001</text:p>
              </table:table-cell>
              <table:table-cell office:value-type="float" office:value="140274.868793575">
                <text:p>140274.868793575</text:p>
              </table:table-cell>
            </table:table-row>
            <table:table-row>
              <table:table-cell office:value-type="float" office:value="10601">
                <text:p>10601</text:p>
              </table:table-cell>
              <table:table-cell office:value-type="float" office:value="112381201">
                <text:p>112381201</text:p>
              </table:table-cell>
              <table:table-cell office:value-type="float" office:value="141755.646969717">
                <text:p>141755.646969717</text:p>
              </table:table-cell>
            </table:table-row>
            <table:table-row>
              <table:table-cell office:value-type="float" office:value="10701">
                <text:p>10701</text:p>
              </table:table-cell>
              <table:table-cell office:value-type="float" office:value="114511401">
                <text:p>114511401</text:p>
              </table:table-cell>
              <table:table-cell office:value-type="float" office:value="143237.786070712">
                <text:p>143237.786070712</text:p>
              </table:table-cell>
            </table:table-row>
            <table:table-row>
              <table:table-cell office:value-type="float" office:value="10801">
                <text:p>10801</text:p>
              </table:table-cell>
              <table:table-cell office:value-type="float" office:value="116661601">
                <text:p>116661601</text:p>
              </table:table-cell>
              <table:table-cell office:value-type="float" office:value="144721.273378455">
                <text:p>144721.273378455</text:p>
              </table:table-cell>
            </table:table-row>
            <table:table-row>
              <table:table-cell office:value-type="float" office:value="10901">
                <text:p>10901</text:p>
              </table:table-cell>
              <table:table-cell office:value-type="float" office:value="118831801">
                <text:p>118831801</text:p>
              </table:table-cell>
              <table:table-cell office:value-type="float" office:value="146206.096410345">
                <text:p>146206.096410345</text:p>
              </table:table-cell>
            </table:table-row>
            <table:table-row>
              <table:table-cell office:value-type="float" office:value="11001">
                <text:p>11001</text:p>
              </table:table-cell>
              <table:table-cell office:value-type="float" office:value="121022001">
                <text:p>121022001</text:p>
              </table:table-cell>
              <table:table-cell office:value-type="float" office:value="147692.242912812">
                <text:p>147692.242912812</text:p>
              </table:table-cell>
            </table:table-row>
            <table:table-row>
              <table:table-cell office:value-type="float" office:value="11101">
                <text:p>11101</text:p>
              </table:table-cell>
              <table:table-cell office:value-type="float" office:value="123232201">
                <text:p>123232201</text:p>
              </table:table-cell>
              <table:table-cell office:value-type="float" office:value="149179.700855067">
                <text:p>149179.700855067</text:p>
              </table:table-cell>
            </table:table-row>
            <table:table-row>
              <table:table-cell office:value-type="float" office:value="11201">
                <text:p>11201</text:p>
              </table:table-cell>
              <table:table-cell office:value-type="float" office:value="125462401">
                <text:p>125462401</text:p>
              </table:table-cell>
              <table:table-cell office:value-type="float" office:value="150668.458423079">
                <text:p>150668.458423079</text:p>
              </table:table-cell>
            </table:table-row>
            <table:table-row>
              <table:table-cell office:value-type="float" office:value="11301">
                <text:p>11301</text:p>
              </table:table-cell>
              <table:table-cell office:value-type="float" office:value="127712601">
                <text:p>127712601</text:p>
              </table:table-cell>
              <table:table-cell office:value-type="float" office:value="152158.504013773">
                <text:p>152158.504013773</text:p>
              </table:table-cell>
            </table:table-row>
            <table:table-row>
              <table:table-cell office:value-type="float" office:value="11401">
                <text:p>11401</text:p>
              </table:table-cell>
              <table:table-cell office:value-type="float" office:value="129982801">
                <text:p>129982801</text:p>
              </table:table-cell>
              <table:table-cell office:value-type="float" office:value="153649.826229429">
                <text:p>153649.826229429</text:p>
              </table:table-cell>
            </table:table-row>
            <table:table-row>
              <table:table-cell office:value-type="float" office:value="11501">
                <text:p>11501</text:p>
              </table:table-cell>
              <table:table-cell office:value-type="float" office:value="132273001">
                <text:p>132273001</text:p>
              </table:table-cell>
              <table:table-cell office:value-type="float" office:value="155142.413872275">
                <text:p>155142.413872275</text:p>
              </table:table-cell>
            </table:table-row>
            <table:table-row>
              <table:table-cell office:value-type="float" office:value="11601">
                <text:p>11601</text:p>
              </table:table-cell>
              <table:table-cell office:value-type="float" office:value="134583201">
                <text:p>134583201</text:p>
              </table:table-cell>
              <table:table-cell office:value-type="float" office:value="156636.255939276">
                <text:p>156636.255939276</text:p>
              </table:table-cell>
            </table:table-row>
            <table:table-row>
              <table:table-cell office:value-type="float" office:value="11701">
                <text:p>11701</text:p>
              </table:table-cell>
              <table:table-cell office:value-type="float" office:value="136913401">
                <text:p>136913401</text:p>
              </table:table-cell>
              <table:table-cell office:value-type="float" office:value="158131.341617092">
                <text:p>158131.341617092</text:p>
              </table:table-cell>
            </table:table-row>
            <table:table-row>
              <table:table-cell office:value-type="float" office:value="11801">
                <text:p>11801</text:p>
              </table:table-cell>
              <table:table-cell office:value-type="float" office:value="139263601">
                <text:p>139263601</text:p>
              </table:table-cell>
              <table:table-cell office:value-type="float" office:value="159627.660277221">
                <text:p>159627.660277221</text:p>
              </table:table-cell>
            </table:table-row>
            <table:table-row>
              <table:table-cell office:value-type="float" office:value="11901">
                <text:p>11901</text:p>
              </table:table-cell>
              <table:table-cell office:value-type="float" office:value="141633801">
                <text:p>141633801</text:p>
              </table:table-cell>
              <table:table-cell office:value-type="float" office:value="161125.201471293">
                <text:p>161125.201471293</text:p>
              </table:table-cell>
            </table:table-row>
            <table:table-row>
              <table:table-cell office:value-type="float" office:value="12001">
                <text:p>12001</text:p>
              </table:table-cell>
              <table:table-cell office:value-type="float" office:value="144024001">
                <text:p>144024001</text:p>
              </table:table-cell>
              <table:table-cell office:value-type="float" office:value="162623.954926536">
                <text:p>162623.954926536</text:p>
              </table:table-cell>
            </table:table-row>
            <table:table-row>
              <table:table-cell office:value-type="float" office:value="12101">
                <text:p>12101</text:p>
              </table:table-cell>
              <table:table-cell office:value-type="float" office:value="146434201">
                <text:p>146434201</text:p>
              </table:table-cell>
              <table:table-cell office:value-type="float" office:value="164123.910541379">
                <text:p>164123.910541379</text:p>
              </table:table-cell>
            </table:table-row>
            <table:table-row>
              <table:table-cell office:value-type="float" office:value="12201">
                <text:p>12201</text:p>
              </table:table-cell>
              <table:table-cell office:value-type="float" office:value="148864401">
                <text:p>148864401</text:p>
              </table:table-cell>
              <table:table-cell office:value-type="float" office:value="165625.058381212">
                <text:p>165625.058381212</text:p>
              </table:table-cell>
            </table:table-row>
            <table:table-row>
              <table:table-cell office:value-type="float" office:value="12301">
                <text:p>12301</text:p>
              </table:table-cell>
              <table:table-cell office:value-type="float" office:value="151314601">
                <text:p>151314601</text:p>
              </table:table-cell>
              <table:table-cell office:value-type="float" office:value="167127.388674282">
                <text:p>167127.388674282</text:p>
              </table:table-cell>
            </table:table-row>
            <table:table-row>
              <table:table-cell office:value-type="float" office:value="12401">
                <text:p>12401</text:p>
              </table:table-cell>
              <table:table-cell office:value-type="float" office:value="153784801">
                <text:p>153784801</text:p>
              </table:table-cell>
              <table:table-cell office:value-type="float" office:value="168630.891807717">
                <text:p>168630.891807717</text:p>
              </table:table-cell>
            </table:table-row>
            <table:table-row>
              <table:table-cell office:value-type="float" office:value="12501">
                <text:p>12501</text:p>
              </table:table-cell>
              <table:table-cell office:value-type="float" office:value="156275001">
                <text:p>156275001</text:p>
              </table:table-cell>
              <table:table-cell office:value-type="float" office:value="170135.558323682">
                <text:p>170135.558323682</text:p>
              </table:table-cell>
            </table:table-row>
            <table:table-row>
              <table:table-cell office:value-type="float" office:value="12601">
                <text:p>12601</text:p>
              </table:table-cell>
              <table:table-cell office:value-type="float" office:value="158785201">
                <text:p>158785201</text:p>
              </table:table-cell>
              <table:table-cell office:value-type="float" office:value="171641.378915663">
                <text:p>171641.378915663</text:p>
              </table:table-cell>
            </table:table-row>
            <table:table-row>
              <table:table-cell office:value-type="float" office:value="12701">
                <text:p>12701</text:p>
              </table:table-cell>
              <table:table-cell office:value-type="float" office:value="161315401">
                <text:p>161315401</text:p>
              </table:table-cell>
              <table:table-cell office:value-type="float" office:value="173148.34442486">
                <text:p>173148.34442486</text:p>
              </table:table-cell>
            </table:table-row>
            <table:table-row>
              <table:table-cell office:value-type="float" office:value="12801">
                <text:p>12801</text:p>
              </table:table-cell>
              <table:table-cell office:value-type="float" office:value="163865601">
                <text:p>163865601</text:p>
              </table:table-cell>
              <table:table-cell office:value-type="float" office:value="174656.445836701">
                <text:p>174656.445836701</text:p>
              </table:table-cell>
            </table:table-row>
            <table:table-row>
              <table:table-cell office:value-type="float" office:value="12901">
                <text:p>12901</text:p>
              </table:table-cell>
              <table:table-cell office:value-type="float" office:value="166435801">
                <text:p>166435801</text:p>
              </table:table-cell>
              <table:table-cell office:value-type="float" office:value="176165.674277457">
                <text:p>176165.674277457</text:p>
              </table:table-cell>
            </table:table-row>
            <table:table-row>
              <table:table-cell office:value-type="float" office:value="13001">
                <text:p>13001</text:p>
              </table:table-cell>
              <table:table-cell office:value-type="float" office:value="169026001">
                <text:p>169026001</text:p>
              </table:table-cell>
              <table:table-cell office:value-type="float" office:value="177676.021010972">
                <text:p>177676.021010972</text:p>
              </table:table-cell>
            </table:table-row>
            <table:table-row>
              <table:table-cell office:value-type="float" office:value="13101">
                <text:p>13101</text:p>
              </table:table-cell>
              <table:table-cell office:value-type="float" office:value="171636201">
                <text:p>171636201</text:p>
              </table:table-cell>
              <table:table-cell office:value-type="float" office:value="179187.477435485">
                <text:p>179187.477435485</text:p>
              </table:table-cell>
            </table:table-row>
            <table:table-row>
              <table:table-cell office:value-type="float" office:value="13201">
                <text:p>13201</text:p>
              </table:table-cell>
              <table:table-cell office:value-type="float" office:value="174266401">
                <text:p>174266401</text:p>
              </table:table-cell>
              <table:table-cell office:value-type="float" office:value="180700.035080554">
                <text:p>180700.035080554</text:p>
              </table:table-cell>
            </table:table-row>
            <table:table-row>
              <table:table-cell office:value-type="float" office:value="13301">
                <text:p>13301</text:p>
              </table:table-cell>
              <table:table-cell office:value-type="float" office:value="176916601">
                <text:p>176916601</text:p>
              </table:table-cell>
              <table:table-cell office:value-type="float" office:value="182213.685604071">
                <text:p>182213.685604071</text:p>
              </table:table-cell>
            </table:table-row>
            <table:table-row>
              <table:table-cell office:value-type="float" office:value="13401">
                <text:p>13401</text:p>
              </table:table-cell>
              <table:table-cell office:value-type="float" office:value="179586801">
                <text:p>179586801</text:p>
              </table:table-cell>
              <table:table-cell office:value-type="float" office:value="183728.420789367">
                <text:p>183728.420789367</text:p>
              </table:table-cell>
            </table:table-row>
            <table:table-row>
              <table:table-cell office:value-type="float" office:value="13501">
                <text:p>13501</text:p>
              </table:table-cell>
              <table:table-cell office:value-type="float" office:value="182277001">
                <text:p>182277001</text:p>
              </table:table-cell>
              <table:table-cell office:value-type="float" office:value="185244.232542405">
                <text:p>185244.232542405</text:p>
              </table:table-cell>
            </table:table-row>
            <table:table-row>
              <table:table-cell office:value-type="float" office:value="13601">
                <text:p>13601</text:p>
              </table:table-cell>
              <table:table-cell office:value-type="float" office:value="184987201">
                <text:p>184987201</text:p>
              </table:table-cell>
              <table:table-cell office:value-type="float" office:value="186761.112889052">
                <text:p>186761.112889052</text:p>
              </table:table-cell>
            </table:table-row>
            <table:table-row>
              <table:table-cell office:value-type="float" office:value="13701">
                <text:p>13701</text:p>
              </table:table-cell>
              <table:table-cell office:value-type="float" office:value="187717401">
                <text:p>187717401</text:p>
              </table:table-cell>
              <table:table-cell office:value-type="float" office:value="188279.053972438">
                <text:p>188279.053972438</text:p>
              </table:table-cell>
            </table:table-row>
            <table:table-row>
              <table:table-cell office:value-type="float" office:value="13801">
                <text:p>13801</text:p>
              </table:table-cell>
              <table:table-cell office:value-type="float" office:value="190467601">
                <text:p>190467601</text:p>
              </table:table-cell>
              <table:table-cell office:value-type="float" office:value="189798.048050388">
                <text:p>189798.048050388</text:p>
              </table:table-cell>
            </table:table-row>
            <table:table-row>
              <table:table-cell office:value-type="float" office:value="13901">
                <text:p>13901</text:p>
              </table:table-cell>
              <table:table-cell office:value-type="float" office:value="193237801">
                <text:p>193237801</text:p>
              </table:table-cell>
              <table:table-cell office:value-type="float" office:value="191318.087492923">
                <text:p>191318.087492923</text:p>
              </table:table-cell>
            </table:table-row>
            <table:table-row>
              <table:table-cell office:value-type="float" office:value="14001">
                <text:p>14001</text:p>
              </table:table-cell>
              <table:table-cell office:value-type="float" office:value="196028001">
                <text:p>196028001</text:p>
              </table:table-cell>
              <table:table-cell office:value-type="float" office:value="192839.164779847">
                <text:p>192839.164779847</text:p>
              </table:table-cell>
            </table:table-row>
            <table:table-row>
              <table:table-cell office:value-type="float" office:value="14101">
                <text:p>14101</text:p>
              </table:table-cell>
              <table:table-cell office:value-type="float" office:value="198838201">
                <text:p>198838201</text:p>
              </table:table-cell>
              <table:table-cell office:value-type="float" office:value="194361.272498388">
                <text:p>194361.272498388</text:p>
              </table:table-cell>
            </table:table-row>
            <table:table-row>
              <table:table-cell office:value-type="float" office:value="14201">
                <text:p>14201</text:p>
              </table:table-cell>
              <table:table-cell office:value-type="float" office:value="201668401">
                <text:p>201668401</text:p>
              </table:table-cell>
              <table:table-cell office:value-type="float" office:value="195884.403340916">
                <text:p>195884.403340916</text:p>
              </table:table-cell>
            </table:table-row>
            <table:table-row>
              <table:table-cell office:value-type="float" office:value="14301">
                <text:p>14301</text:p>
              </table:table-cell>
              <table:table-cell office:value-type="float" office:value="204518601">
                <text:p>204518601</text:p>
              </table:table-cell>
              <table:table-cell office:value-type="float" office:value="197408.55010272">
                <text:p>197408.55010272</text:p>
              </table:table-cell>
            </table:table-row>
            <table:table-row>
              <table:table-cell office:value-type="float" office:value="14401">
                <text:p>14401</text:p>
              </table:table-cell>
              <table:table-cell office:value-type="float" office:value="207388801">
                <text:p>207388801</text:p>
              </table:table-cell>
              <table:table-cell office:value-type="float" office:value="198933.70567985">
                <text:p>198933.70567985</text:p>
              </table:table-cell>
            </table:table-row>
            <table:table-row>
              <table:table-cell office:value-type="float" office:value="14501">
                <text:p>14501</text:p>
              </table:table-cell>
              <table:table-cell office:value-type="float" office:value="210279001">
                <text:p>210279001</text:p>
              </table:table-cell>
              <table:table-cell office:value-type="float" office:value="200459.863067018">
                <text:p>200459.863067018</text:p>
              </table:table-cell>
            </table:table-row>
            <table:table-row>
              <table:table-cell office:value-type="float" office:value="14601">
                <text:p>14601</text:p>
              </table:table-cell>
              <table:table-cell office:value-type="float" office:value="213189201">
                <text:p>213189201</text:p>
              </table:table-cell>
              <table:table-cell office:value-type="float" office:value="201987.015355555">
                <text:p>201987.015355555</text:p>
              </table:table-cell>
            </table:table-row>
            <table:table-row>
              <table:table-cell office:value-type="float" office:value="14701">
                <text:p>14701</text:p>
              </table:table-cell>
              <table:table-cell office:value-type="float" office:value="216119401">
                <text:p>216119401</text:p>
              </table:table-cell>
              <table:table-cell office:value-type="float" office:value="203515.155731429">
                <text:p>203515.155731429</text:p>
              </table:table-cell>
            </table:table-row>
            <table:table-row>
              <table:table-cell office:value-type="float" office:value="14801">
                <text:p>14801</text:p>
              </table:table-cell>
              <table:table-cell office:value-type="float" office:value="219069601">
                <text:p>219069601</text:p>
              </table:table-cell>
              <table:table-cell office:value-type="float" office:value="205044.277473309">
                <text:p>205044.277473309</text:p>
              </table:table-cell>
            </table:table-row>
            <table:table-row>
              <table:table-cell office:value-type="float" office:value="14901">
                <text:p>14901</text:p>
              </table:table-cell>
              <table:table-cell office:value-type="float" office:value="222039801">
                <text:p>222039801</text:p>
              </table:table-cell>
              <table:table-cell office:value-type="float" office:value="206574.373950692">
                <text:p>206574.373950692</text:p>
              </table:table-cell>
            </table:table-row>
            <table:table-row>
              <table:table-cell office:value-type="float" office:value="15001">
                <text:p>15001</text:p>
              </table:table-cell>
              <table:table-cell office:value-type="float" office:value="225030001">
                <text:p>225030001</text:p>
              </table:table-cell>
              <table:table-cell office:value-type="float" office:value="208105.438622069">
                <text:p>208105.438622069</text:p>
              </table:table-cell>
            </table:table-row>
            <table:table-row>
              <table:table-cell office:value-type="float" office:value="15101">
                <text:p>15101</text:p>
              </table:table-cell>
              <table:table-cell office:value-type="float" office:value="228040201">
                <text:p>228040201</text:p>
              </table:table-cell>
              <table:table-cell office:value-type="float" office:value="209637.465033147">
                <text:p>209637.465033147</text:p>
              </table:table-cell>
            </table:table-row>
            <table:table-row>
              <table:table-cell office:value-type="float" office:value="15201">
                <text:p>15201</text:p>
              </table:table-cell>
              <table:table-cell office:value-type="float" office:value="231070401">
                <text:p>231070401</text:p>
              </table:table-cell>
              <table:table-cell office:value-type="float" office:value="211170.446815118">
                <text:p>211170.446815118</text:p>
              </table:table-cell>
            </table:table-row>
            <table:table-row>
              <table:table-cell office:value-type="float" office:value="15301">
                <text:p>15301</text:p>
              </table:table-cell>
              <table:table-cell office:value-type="float" office:value="234120601">
                <text:p>234120601</text:p>
              </table:table-cell>
              <table:table-cell office:value-type="float" office:value="212704.37768297">
                <text:p>212704.37768297</text:p>
              </table:table-cell>
            </table:table-row>
            <table:table-row>
              <table:table-cell office:value-type="float" office:value="15401">
                <text:p>15401</text:p>
              </table:table-cell>
              <table:table-cell office:value-type="float" office:value="237190801">
                <text:p>237190801</text:p>
              </table:table-cell>
              <table:table-cell office:value-type="float" office:value="214239.251433843">
                <text:p>214239.251433843</text:p>
              </table:table-cell>
            </table:table-row>
            <table:table-row>
              <table:table-cell office:value-type="float" office:value="15501">
                <text:p>15501</text:p>
              </table:table-cell>
              <table:table-cell office:value-type="float" office:value="240281001">
                <text:p>240281001</text:p>
              </table:table-cell>
              <table:table-cell office:value-type="float" office:value="215775.061945432">
                <text:p>215775.061945432</text:p>
              </table:table-cell>
            </table:table-row>
            <table:table-row>
              <table:table-cell office:value-type="float" office:value="15601">
                <text:p>15601</text:p>
              </table:table-cell>
              <table:table-cell office:value-type="float" office:value="243391201">
                <text:p>243391201</text:p>
              </table:table-cell>
              <table:table-cell office:value-type="float" office:value="217311.803174426">
                <text:p>217311.803174426</text:p>
              </table:table-cell>
            </table:table-row>
            <table:table-row>
              <table:table-cell office:value-type="float" office:value="15701">
                <text:p>15701</text:p>
              </table:table-cell>
              <table:table-cell office:value-type="float" office:value="246521401">
                <text:p>246521401</text:p>
              </table:table-cell>
              <table:table-cell office:value-type="float" office:value="218849.469154986">
                <text:p>218849.469154986</text:p>
              </table:table-cell>
            </table:table-row>
            <table:table-row>
              <table:table-cell office:value-type="float" office:value="15801">
                <text:p>15801</text:p>
              </table:table-cell>
              <table:table-cell office:value-type="float" office:value="249671601">
                <text:p>249671601</text:p>
              </table:table-cell>
              <table:table-cell office:value-type="float" office:value="220388.053997272">
                <text:p>220388.053997272</text:p>
              </table:table-cell>
            </table:table-row>
            <table:table-row>
              <table:table-cell office:value-type="float" office:value="15901">
                <text:p>15901</text:p>
              </table:table-cell>
              <table:table-cell office:value-type="float" office:value="252841801">
                <text:p>252841801</text:p>
              </table:table-cell>
              <table:table-cell office:value-type="float" office:value="221927.551885992">
                <text:p>221927.551885992</text:p>
              </table:table-cell>
            </table:table-row>
            <table:table-row>
              <table:table-cell office:value-type="float" office:value="16001">
                <text:p>16001</text:p>
              </table:table-cell>
              <table:table-cell office:value-type="float" office:value="256032001">
                <text:p>256032001</text:p>
              </table:table-cell>
              <table:table-cell office:value-type="float" office:value="223467.957079002">
                <text:p>223467.957079002</text:p>
              </table:table-cell>
            </table:table-row>
            <table:table-row>
              <table:table-cell office:value-type="float" office:value="16101">
                <text:p>16101</text:p>
              </table:table-cell>
              <table:table-cell office:value-type="float" office:value="259242201">
                <text:p>259242201</text:p>
              </table:table-cell>
              <table:table-cell office:value-type="float" office:value="225009.26390593">
                <text:p>225009.26390593</text:p>
              </table:table-cell>
            </table:table-row>
            <table:table-row>
              <table:table-cell office:value-type="float" office:value="16201">
                <text:p>16201</text:p>
              </table:table-cell>
              <table:table-cell office:value-type="float" office:value="262472401">
                <text:p>262472401</text:p>
              </table:table-cell>
              <table:table-cell office:value-type="float" office:value="226551.466766842">
                <text:p>226551.466766842</text:p>
              </table:table-cell>
            </table:table-row>
            <table:table-row>
              <table:table-cell office:value-type="float" office:value="16301">
                <text:p>16301</text:p>
              </table:table-cell>
              <table:table-cell office:value-type="float" office:value="265722601">
                <text:p>265722601</text:p>
              </table:table-cell>
              <table:table-cell office:value-type="float" office:value="228094.560130933">
                <text:p>228094.560130933</text:p>
              </table:table-cell>
            </table:table-row>
            <table:table-row>
              <table:table-cell office:value-type="float" office:value="16401">
                <text:p>16401</text:p>
              </table:table-cell>
              <table:table-cell office:value-type="float" office:value="268992801">
                <text:p>268992801</text:p>
              </table:table-cell>
              <table:table-cell office:value-type="float" office:value="229638.538535261">
                <text:p>229638.538535261</text:p>
              </table:table-cell>
            </table:table-row>
            <table:table-row>
              <table:table-cell office:value-type="float" office:value="16501">
                <text:p>16501</text:p>
              </table:table-cell>
              <table:table-cell office:value-type="float" office:value="272283001">
                <text:p>272283001</text:p>
              </table:table-cell>
              <table:table-cell office:value-type="float" office:value="231183.396583501">
                <text:p>231183.396583501</text:p>
              </table:table-cell>
            </table:table-row>
            <table:table-row>
              <table:table-cell office:value-type="float" office:value="16601">
                <text:p>16601</text:p>
              </table:table-cell>
              <table:table-cell office:value-type="float" office:value="275593201">
                <text:p>275593201</text:p>
              </table:table-cell>
              <table:table-cell office:value-type="float" office:value="232729.128944735">
                <text:p>232729.128944735</text:p>
              </table:table-cell>
            </table:table-row>
            <table:table-row>
              <table:table-cell office:value-type="float" office:value="16701">
                <text:p>16701</text:p>
              </table:table-cell>
              <table:table-cell office:value-type="float" office:value="278923401">
                <text:p>278923401</text:p>
              </table:table-cell>
              <table:table-cell office:value-type="float" office:value="234275.730352271">
                <text:p>234275.730352271</text:p>
              </table:table-cell>
            </table:table-row>
            <table:table-row>
              <table:table-cell office:value-type="float" office:value="16801">
                <text:p>16801</text:p>
              </table:table-cell>
              <table:table-cell office:value-type="float" office:value="282273601">
                <text:p>282273601</text:p>
              </table:table-cell>
              <table:table-cell office:value-type="float" office:value="235823.195602489">
                <text:p>235823.195602489</text:p>
              </table:table-cell>
            </table:table-row>
            <table:table-row>
              <table:table-cell office:value-type="float" office:value="16901">
                <text:p>16901</text:p>
              </table:table-cell>
              <table:table-cell office:value-type="float" office:value="285643801">
                <text:p>285643801</text:p>
              </table:table-cell>
              <table:table-cell office:value-type="float" office:value="237371.519553711">
                <text:p>237371.519553711</text:p>
              </table:table-cell>
            </table:table-row>
            <table:table-row>
              <table:table-cell office:value-type="float" office:value="17001">
                <text:p>17001</text:p>
              </table:table-cell>
              <table:table-cell office:value-type="float" office:value="289034001">
                <text:p>289034001</text:p>
              </table:table-cell>
              <table:table-cell office:value-type="float" office:value="238920.697125109">
                <text:p>238920.697125109</text:p>
              </table:table-cell>
            </table:table-row>
            <table:table-row>
              <table:table-cell office:value-type="float" office:value="17101">
                <text:p>17101</text:p>
              </table:table-cell>
              <table:table-cell office:value-type="float" office:value="292444201">
                <text:p>292444201</text:p>
              </table:table-cell>
              <table:table-cell office:value-type="float" office:value="240470.723295625">
                <text:p>240470.723295625</text:p>
              </table:table-cell>
            </table:table-row>
            <table:table-row>
              <table:table-cell office:value-type="float" office:value="17201">
                <text:p>17201</text:p>
              </table:table-cell>
              <table:table-cell office:value-type="float" office:value="295874401">
                <text:p>295874401</text:p>
              </table:table-cell>
              <table:table-cell office:value-type="float" office:value="242021.593102925">
                <text:p>242021.593102925</text:p>
              </table:table-cell>
            </table:table-row>
            <table:table-row>
              <table:table-cell office:value-type="float" office:value="17301">
                <text:p>17301</text:p>
              </table:table-cell>
              <table:table-cell office:value-type="float" office:value="299324601">
                <text:p>299324601</text:p>
              </table:table-cell>
              <table:table-cell office:value-type="float" office:value="243573.301642372">
                <text:p>243573.301642372</text:p>
              </table:table-cell>
            </table:table-row>
            <table:table-row>
              <table:table-cell office:value-type="float" office:value="17401">
                <text:p>17401</text:p>
              </table:table-cell>
              <table:table-cell office:value-type="float" office:value="302794801">
                <text:p>302794801</text:p>
              </table:table-cell>
              <table:table-cell office:value-type="float" office:value="245125.844066031">
                <text:p>245125.844066031</text:p>
              </table:table-cell>
            </table:table-row>
            <table:table-row>
              <table:table-cell office:value-type="float" office:value="17501">
                <text:p>17501</text:p>
              </table:table-cell>
              <table:table-cell office:value-type="float" office:value="306285001">
                <text:p>306285001</text:p>
              </table:table-cell>
              <table:table-cell office:value-type="float" office:value="246679.215581685">
                <text:p>246679.215581685</text:p>
              </table:table-cell>
            </table:table-row>
            <table:table-row>
              <table:table-cell office:value-type="float" office:value="17601">
                <text:p>17601</text:p>
              </table:table-cell>
              <table:table-cell office:value-type="float" office:value="309795201">
                <text:p>309795201</text:p>
              </table:table-cell>
              <table:table-cell office:value-type="float" office:value="248233.411451886">
                <text:p>248233.411451886</text:p>
              </table:table-cell>
            </table:table-row>
            <table:table-row>
              <table:table-cell office:value-type="float" office:value="17701">
                <text:p>17701</text:p>
              </table:table-cell>
              <table:table-cell office:value-type="float" office:value="313325401">
                <text:p>313325401</text:p>
              </table:table-cell>
              <table:table-cell office:value-type="float" office:value="249788.426993016">
                <text:p>249788.426993016</text:p>
              </table:table-cell>
            </table:table-row>
            <table:table-row>
              <table:table-cell office:value-type="float" office:value="17801">
                <text:p>17801</text:p>
              </table:table-cell>
              <table:table-cell office:value-type="float" office:value="316875601">
                <text:p>316875601</text:p>
              </table:table-cell>
              <table:table-cell office:value-type="float" office:value="251344.257574378">
                <text:p>251344.257574378</text:p>
              </table:table-cell>
            </table:table-row>
            <table:table-row>
              <table:table-cell office:value-type="float" office:value="17901">
                <text:p>17901</text:p>
              </table:table-cell>
              <table:table-cell office:value-type="float" office:value="320445801">
                <text:p>320445801</text:p>
              </table:table-cell>
              <table:table-cell office:value-type="float" office:value="252900.898617304">
                <text:p>252900.898617304</text:p>
              </table:table-cell>
            </table:table-row>
            <table:table-row>
              <table:table-cell office:value-type="float" office:value="18001">
                <text:p>18001</text:p>
              </table:table-cell>
              <table:table-cell office:value-type="float" office:value="324036001">
                <text:p>324036001</text:p>
              </table:table-cell>
              <table:table-cell office:value-type="float" office:value="254458.34559428">
                <text:p>254458.34559428</text:p>
              </table:table-cell>
            </table:table-row>
            <table:table-row>
              <table:table-cell office:value-type="float" office:value="18101">
                <text:p>18101</text:p>
              </table:table-cell>
              <table:table-cell office:value-type="float" office:value="327646201">
                <text:p>327646201</text:p>
              </table:table-cell>
              <table:table-cell office:value-type="float" office:value="256016.594028099">
                <text:p>256016.594028099</text:p>
              </table:table-cell>
            </table:table-row>
            <table:table-row>
              <table:table-cell office:value-type="float" office:value="18201">
                <text:p>18201</text:p>
              </table:table-cell>
              <table:table-cell office:value-type="float" office:value="331276401">
                <text:p>331276401</text:p>
              </table:table-cell>
              <table:table-cell office:value-type="float" office:value="257575.639491021">
                <text:p>257575.639491021</text:p>
              </table:table-cell>
            </table:table-row>
            <table:table-row>
              <table:table-cell office:value-type="float" office:value="18301">
                <text:p>18301</text:p>
              </table:table-cell>
              <table:table-cell office:value-type="float" office:value="334926601">
                <text:p>334926601</text:p>
              </table:table-cell>
              <table:table-cell office:value-type="float" office:value="259135.477603962">
                <text:p>259135.477603962</text:p>
              </table:table-cell>
            </table:table-row>
            <table:table-row>
              <table:table-cell office:value-type="float" office:value="18401">
                <text:p>18401</text:p>
              </table:table-cell>
              <table:table-cell office:value-type="float" office:value="338596801">
                <text:p>338596801</text:p>
              </table:table-cell>
              <table:table-cell office:value-type="float" office:value="260696.104035694">
                <text:p>260696.104035694</text:p>
              </table:table-cell>
            </table:table-row>
            <table:table-row>
              <table:table-cell office:value-type="float" office:value="18501">
                <text:p>18501</text:p>
              </table:table-cell>
              <table:table-cell office:value-type="float" office:value="342287001">
                <text:p>342287001</text:p>
              </table:table-cell>
              <table:table-cell office:value-type="float" office:value="262257.514502066">
                <text:p>262257.514502066</text:p>
              </table:table-cell>
            </table:table-row>
            <table:table-row>
              <table:table-cell office:value-type="float" office:value="18601">
                <text:p>18601</text:p>
              </table:table-cell>
              <table:table-cell office:value-type="float" office:value="345997201">
                <text:p>345997201</text:p>
              </table:table-cell>
              <table:table-cell office:value-type="float" office:value="263819.704765242">
                <text:p>263819.704765242</text:p>
              </table:table-cell>
            </table:table-row>
            <table:table-row>
              <table:table-cell office:value-type="float" office:value="18701">
                <text:p>18701</text:p>
              </table:table-cell>
              <table:table-cell office:value-type="float" office:value="349727401">
                <text:p>349727401</text:p>
              </table:table-cell>
              <table:table-cell office:value-type="float" office:value="265382.670632951">
                <text:p>265382.670632951</text:p>
              </table:table-cell>
            </table:table-row>
            <table:table-row>
              <table:table-cell office:value-type="float" office:value="18801">
                <text:p>18801</text:p>
              </table:table-cell>
              <table:table-cell office:value-type="float" office:value="353477601">
                <text:p>353477601</text:p>
              </table:table-cell>
              <table:table-cell office:value-type="float" office:value="266946.407957756">
                <text:p>266946.407957756</text:p>
              </table:table-cell>
            </table:table-row>
            <table:table-row>
              <table:table-cell office:value-type="float" office:value="18901">
                <text:p>18901</text:p>
              </table:table-cell>
              <table:table-cell office:value-type="float" office:value="357247801">
                <text:p>357247801</text:p>
              </table:table-cell>
              <table:table-cell office:value-type="float" office:value="268510.912636341">
                <text:p>268510.912636341</text:p>
              </table:table-cell>
            </table:table-row>
            <table:table-row>
              <table:table-cell office:value-type="float" office:value="19001">
                <text:p>19001</text:p>
              </table:table-cell>
              <table:table-cell office:value-type="float" office:value="361038001">
                <text:p>361038001</text:p>
              </table:table-cell>
              <table:table-cell office:value-type="float" office:value="270076.180608812">
                <text:p>270076.180608812</text:p>
              </table:table-cell>
            </table:table-row>
            <table:table-row>
              <table:table-cell office:value-type="float" office:value="19101">
                <text:p>19101</text:p>
              </table:table-cell>
              <table:table-cell office:value-type="float" office:value="364848201">
                <text:p>364848201</text:p>
              </table:table-cell>
              <table:table-cell office:value-type="float" office:value="271642.207858005">
                <text:p>271642.207858005</text:p>
              </table:table-cell>
            </table:table-row>
            <table:table-row>
              <table:table-cell office:value-type="float" office:value="19201">
                <text:p>19201</text:p>
              </table:table-cell>
              <table:table-cell office:value-type="float" office:value="368678401">
                <text:p>368678401</text:p>
              </table:table-cell>
              <table:table-cell office:value-type="float" office:value="273208.990408822">
                <text:p>273208.990408822</text:p>
              </table:table-cell>
            </table:table-row>
            <table:table-row>
              <table:table-cell office:value-type="float" office:value="19301">
                <text:p>19301</text:p>
              </table:table-cell>
              <table:table-cell office:value-type="float" office:value="372528601">
                <text:p>372528601</text:p>
              </table:table-cell>
              <table:table-cell office:value-type="float" office:value="274776.524327569">
                <text:p>274776.524327569</text:p>
              </table:table-cell>
            </table:table-row>
            <table:table-row>
              <table:table-cell office:value-type="float" office:value="19401">
                <text:p>19401</text:p>
              </table:table-cell>
              <table:table-cell office:value-type="float" office:value="376398801">
                <text:p>376398801</text:p>
              </table:table-cell>
              <table:table-cell office:value-type="float" office:value="276344.805721315">
                <text:p>276344.805721315</text:p>
              </table:table-cell>
            </table:table-row>
            <table:table-row>
              <table:table-cell office:value-type="float" office:value="19501">
                <text:p>19501</text:p>
              </table:table-cell>
              <table:table-cell office:value-type="float" office:value="380289001">
                <text:p>380289001</text:p>
              </table:table-cell>
              <table:table-cell office:value-type="float" office:value="277913.830737261">
                <text:p>277913.830737261</text:p>
              </table:table-cell>
            </table:table-row>
            <table:table-row>
              <table:table-cell office:value-type="float" office:value="19601">
                <text:p>19601</text:p>
              </table:table-cell>
              <table:table-cell office:value-type="float" office:value="384199201">
                <text:p>384199201</text:p>
              </table:table-cell>
              <table:table-cell office:value-type="float" office:value="279483.59556212">
                <text:p>279483.59556212</text:p>
              </table:table-cell>
            </table:table-row>
            <table:table-row>
              <table:table-cell office:value-type="float" office:value="19701">
                <text:p>19701</text:p>
              </table:table-cell>
              <table:table-cell office:value-type="float" office:value="388129401">
                <text:p>388129401</text:p>
              </table:table-cell>
              <table:table-cell office:value-type="float" office:value="281054.096421519">
                <text:p>281054.096421519</text:p>
              </table:table-cell>
            </table:table-row>
            <table:table-row>
              <table:table-cell office:value-type="float" office:value="19801">
                <text:p>19801</text:p>
              </table:table-cell>
              <table:table-cell office:value-type="float" office:value="392079601">
                <text:p>392079601</text:p>
              </table:table-cell>
              <table:table-cell office:value-type="float" office:value="282625.329579398">
                <text:p>282625.329579398</text:p>
              </table:table-cell>
            </table:table-row>
            <table:table-row>
              <table:table-cell office:value-type="float" office:value="19901">
                <text:p>19901</text:p>
              </table:table-cell>
              <table:table-cell office:value-type="float" office:value="396049801">
                <text:p>396049801</text:p>
              </table:table-cell>
              <table:table-cell office:value-type="float" office:value="284197.291337435">
                <text:p>284197.291337435</text:p>
              </table:table-cell>
            </table:table-row>
            <table:table-row>
              <table:table-cell office:value-type="float" office:value="20001">
                <text:p>20001</text:p>
              </table:table-cell>
              <table:table-cell office:value-type="float" office:value="400040001">
                <text:p>400040001</text:p>
              </table:table-cell>
              <table:table-cell office:value-type="float" office:value="285769.978034476">
                <text:p>285769.978034476</text:p>
              </table:table-cell>
            </table:table-row>
            <table:table-row>
              <table:table-cell office:value-type="float" office:value="20101">
                <text:p>20101</text:p>
              </table:table-cell>
              <table:table-cell office:value-type="float" office:value="404050201">
                <text:p>404050201</text:p>
              </table:table-cell>
              <table:table-cell office:value-type="float" office:value="287343.386045978">
                <text:p>287343.386045978</text:p>
              </table:table-cell>
            </table:table-row>
            <table:table-row>
              <table:table-cell office:value-type="float" office:value="20201">
                <text:p>20201</text:p>
              </table:table-cell>
              <table:table-cell office:value-type="float" office:value="408080401">
                <text:p>408080401</text:p>
              </table:table-cell>
              <table:table-cell office:value-type="float" office:value="288917.511783459">
                <text:p>288917.511783459</text:p>
              </table:table-cell>
            </table:table-row>
            <table:table-row>
              <table:table-cell office:value-type="float" office:value="20301">
                <text:p>20301</text:p>
              </table:table-cell>
              <table:table-cell office:value-type="float" office:value="412130601">
                <text:p>412130601</text:p>
              </table:table-cell>
              <table:table-cell office:value-type="float" office:value="290492.351693968">
                <text:p>290492.351693968</text:p>
              </table:table-cell>
            </table:table-row>
            <table:table-row>
              <table:table-cell office:value-type="float" office:value="20401">
                <text:p>20401</text:p>
              </table:table-cell>
              <table:table-cell office:value-type="float" office:value="416200801">
                <text:p>416200801</text:p>
              </table:table-cell>
              <table:table-cell office:value-type="float" office:value="292067.902259555">
                <text:p>292067.902259555</text:p>
              </table:table-cell>
            </table:table-row>
            <table:table-row>
              <table:table-cell office:value-type="float" office:value="20501">
                <text:p>20501</text:p>
              </table:table-cell>
              <table:table-cell office:value-type="float" office:value="420291001">
                <text:p>420291001</text:p>
              </table:table-cell>
              <table:table-cell office:value-type="float" office:value="293644.159996761">
                <text:p>293644.159996761</text:p>
              </table:table-cell>
            </table:table-row>
            <table:table-row>
              <table:table-cell office:value-type="float" office:value="20601">
                <text:p>20601</text:p>
              </table:table-cell>
              <table:table-cell office:value-type="float" office:value="424401201">
                <text:p>424401201</text:p>
              </table:table-cell>
              <table:table-cell office:value-type="float" office:value="295221.121456108">
                <text:p>295221.121456108</text:p>
              </table:table-cell>
            </table:table-row>
            <table:table-row>
              <table:table-cell office:value-type="float" office:value="20701">
                <text:p>20701</text:p>
              </table:table-cell>
              <table:table-cell office:value-type="float" office:value="428531401">
                <text:p>428531401</text:p>
              </table:table-cell>
              <table:table-cell office:value-type="float" office:value="296798.783221608">
                <text:p>296798.783221608</text:p>
              </table:table-cell>
            </table:table-row>
            <table:table-row>
              <table:table-cell office:value-type="float" office:value="20801">
                <text:p>20801</text:p>
              </table:table-cell>
              <table:table-cell office:value-type="float" office:value="432681601">
                <text:p>432681601</text:p>
              </table:table-cell>
              <table:table-cell office:value-type="float" office:value="298377.141910277">
                <text:p>298377.141910277</text:p>
              </table:table-cell>
            </table:table-row>
            <table:table-row>
              <table:table-cell office:value-type="float" office:value="20901">
                <text:p>20901</text:p>
              </table:table-cell>
              <table:table-cell office:value-type="float" office:value="436851801">
                <text:p>436851801</text:p>
              </table:table-cell>
              <table:table-cell office:value-type="float" office:value="299956.194171659">
                <text:p>299956.194171659</text:p>
              </table:table-cell>
            </table:table-row>
            <table:table-row>
              <table:table-cell office:value-type="float" office:value="21001">
                <text:p>21001</text:p>
              </table:table-cell>
              <table:table-cell office:value-type="float" office:value="441042001">
                <text:p>441042001</text:p>
              </table:table-cell>
              <table:table-cell office:value-type="float" office:value="301535.936687355">
                <text:p>301535.936687355</text:p>
              </table:table-cell>
            </table:table-row>
            <table:table-row>
              <table:table-cell office:value-type="float" office:value="21101">
                <text:p>21101</text:p>
              </table:table-cell>
              <table:table-cell office:value-type="float" office:value="445252201">
                <text:p>445252201</text:p>
              </table:table-cell>
              <table:table-cell office:value-type="float" office:value="303116.366170574">
                <text:p>303116.366170574</text:p>
              </table:table-cell>
            </table:table-row>
            <table:table-row>
              <table:table-cell office:value-type="float" office:value="21201">
                <text:p>21201</text:p>
              </table:table-cell>
              <table:table-cell office:value-type="float" office:value="449482401">
                <text:p>449482401</text:p>
              </table:table-cell>
              <table:table-cell office:value-type="float" office:value="304697.479365675">
                <text:p>304697.479365675</text:p>
              </table:table-cell>
            </table:table-row>
            <table:table-row>
              <table:table-cell office:value-type="float" office:value="21301">
                <text:p>21301</text:p>
              </table:table-cell>
              <table:table-cell office:value-type="float" office:value="453732601">
                <text:p>453732601</text:p>
              </table:table-cell>
              <table:table-cell office:value-type="float" office:value="306279.273047728">
                <text:p>306279.273047728</text:p>
              </table:table-cell>
            </table:table-row>
            <table:table-row>
              <table:table-cell office:value-type="float" office:value="21401">
                <text:p>21401</text:p>
              </table:table-cell>
              <table:table-cell office:value-type="float" office:value="458002801">
                <text:p>458002801</text:p>
              </table:table-cell>
              <table:table-cell office:value-type="float" office:value="307861.744022088">
                <text:p>307861.744022088</text:p>
              </table:table-cell>
            </table:table-row>
            <table:table-row>
              <table:table-cell office:value-type="float" office:value="21501">
                <text:p>21501</text:p>
              </table:table-cell>
              <table:table-cell office:value-type="float" office:value="462293001">
                <text:p>462293001</text:p>
              </table:table-cell>
              <table:table-cell office:value-type="float" office:value="309444.889123961">
                <text:p>309444.889123961</text:p>
              </table:table-cell>
            </table:table-row>
            <table:table-row>
              <table:table-cell office:value-type="float" office:value="21601">
                <text:p>21601</text:p>
              </table:table-cell>
              <table:table-cell office:value-type="float" office:value="466603201">
                <text:p>466603201</text:p>
              </table:table-cell>
              <table:table-cell office:value-type="float" office:value="311028.705217993">
                <text:p>311028.705217993</text:p>
              </table:table-cell>
            </table:table-row>
            <table:table-row>
              <table:table-cell office:value-type="float" office:value="21701">
                <text:p>21701</text:p>
              </table:table-cell>
              <table:table-cell office:value-type="float" office:value="470933401">
                <text:p>470933401</text:p>
              </table:table-cell>
              <table:table-cell office:value-type="float" office:value="312613.189197861">
                <text:p>312613.189197861</text:p>
              </table:table-cell>
            </table:table-row>
            <table:table-row>
              <table:table-cell office:value-type="float" office:value="21801">
                <text:p>21801</text:p>
              </table:table-cell>
              <table:table-cell office:value-type="float" office:value="475283601">
                <text:p>475283601</text:p>
              </table:table-cell>
              <table:table-cell office:value-type="float" office:value="314198.33798587">
                <text:p>314198.33798587</text:p>
              </table:table-cell>
            </table:table-row>
            <table:table-row>
              <table:table-cell office:value-type="float" office:value="21901">
                <text:p>21901</text:p>
              </table:table-cell>
              <table:table-cell office:value-type="float" office:value="479653801">
                <text:p>479653801</text:p>
              </table:table-cell>
              <table:table-cell office:value-type="float" office:value="315784.14853256">
                <text:p>315784.14853256</text:p>
              </table:table-cell>
            </table:table-row>
            <table:table-row>
              <table:table-cell office:value-type="float" office:value="22001">
                <text:p>22001</text:p>
              </table:table-cell>
              <table:table-cell office:value-type="float" office:value="484044001">
                <text:p>484044001</text:p>
              </table:table-cell>
              <table:table-cell office:value-type="float" office:value="317370.617816319">
                <text:p>317370.617816319</text:p>
              </table:table-cell>
            </table:table-row>
            <table:table-row>
              <table:table-cell office:value-type="float" office:value="22101">
                <text:p>22101</text:p>
              </table:table-cell>
              <table:table-cell office:value-type="float" office:value="488454201">
                <text:p>488454201</text:p>
              </table:table-cell>
              <table:table-cell office:value-type="float" office:value="318957.742843002">
                <text:p>318957.742843002</text:p>
              </table:table-cell>
            </table:table-row>
            <table:table-row>
              <table:table-cell office:value-type="float" office:value="22201">
                <text:p>22201</text:p>
              </table:table-cell>
              <table:table-cell office:value-type="float" office:value="492884401">
                <text:p>492884401</text:p>
              </table:table-cell>
              <table:table-cell office:value-type="float" office:value="320545.520645561">
                <text:p>320545.520645561</text:p>
              </table:table-cell>
            </table:table-row>
            <table:table-row>
              <table:table-cell office:value-type="float" office:value="22301">
                <text:p>22301</text:p>
              </table:table-cell>
              <table:table-cell office:value-type="float" office:value="497334601">
                <text:p>497334601</text:p>
              </table:table-cell>
              <table:table-cell office:value-type="float" office:value="322133.948283677">
                <text:p>322133.948283677</text:p>
              </table:table-cell>
            </table:table-row>
            <table:table-row>
              <table:table-cell office:value-type="float" office:value="22401">
                <text:p>22401</text:p>
              </table:table-cell>
              <table:table-cell office:value-type="float" office:value="501804801">
                <text:p>501804801</text:p>
              </table:table-cell>
              <table:table-cell office:value-type="float" office:value="323723.022843399">
                <text:p>323723.022843399</text:p>
              </table:table-cell>
            </table:table-row>
            <table:table-row>
              <table:table-cell office:value-type="float" office:value="22501">
                <text:p>22501</text:p>
              </table:table-cell>
              <table:table-cell office:value-type="float" office:value="506295001">
                <text:p>506295001</text:p>
              </table:table-cell>
              <table:table-cell office:value-type="float" office:value="325312.741436796">
                <text:p>325312.741436796</text:p>
              </table:table-cell>
            </table:table-row>
            <table:table-row>
              <table:table-cell office:value-type="float" office:value="22601">
                <text:p>22601</text:p>
              </table:table-cell>
              <table:table-cell office:value-type="float" office:value="510805201">
                <text:p>510805201</text:p>
              </table:table-cell>
              <table:table-cell office:value-type="float" office:value="326903.101201603">
                <text:p>326903.101201603</text:p>
              </table:table-cell>
            </table:table-row>
            <table:table-row>
              <table:table-cell office:value-type="float" office:value="22701">
                <text:p>22701</text:p>
              </table:table-cell>
              <table:table-cell office:value-type="float" office:value="515335401">
                <text:p>515335401</text:p>
              </table:table-cell>
              <table:table-cell office:value-type="float" office:value="328494.099300885">
                <text:p>328494.099300885</text:p>
              </table:table-cell>
            </table:table-row>
            <table:table-row>
              <table:table-cell office:value-type="float" office:value="22801">
                <text:p>22801</text:p>
              </table:table-cell>
              <table:table-cell office:value-type="float" office:value="519885601">
                <text:p>519885601</text:p>
              </table:table-cell>
              <table:table-cell office:value-type="float" office:value="330085.732922702">
                <text:p>330085.732922702</text:p>
              </table:table-cell>
            </table:table-row>
            <table:table-row>
              <table:table-cell office:value-type="float" office:value="22901">
                <text:p>22901</text:p>
              </table:table-cell>
              <table:table-cell office:value-type="float" office:value="524455801">
                <text:p>524455801</text:p>
              </table:table-cell>
              <table:table-cell office:value-type="float" office:value="331677.999279779">
                <text:p>331677.999279779</text:p>
              </table:table-cell>
            </table:table-row>
            <table:table-row>
              <table:table-cell office:value-type="float" office:value="23001">
                <text:p>23001</text:p>
              </table:table-cell>
              <table:table-cell office:value-type="float" office:value="529046001">
                <text:p>529046001</text:p>
              </table:table-cell>
              <table:table-cell office:value-type="float" office:value="333270.895609183">
                <text:p>333270.895609183</text:p>
              </table:table-cell>
            </table:table-row>
            <table:table-row>
              <table:table-cell office:value-type="float" office:value="23101">
                <text:p>23101</text:p>
              </table:table-cell>
              <table:table-cell office:value-type="float" office:value="533656201">
                <text:p>533656201</text:p>
              </table:table-cell>
              <table:table-cell office:value-type="float" office:value="334864.419172006">
                <text:p>334864.419172006</text:p>
              </table:table-cell>
            </table:table-row>
            <table:table-row>
              <table:table-cell office:value-type="float" office:value="23201">
                <text:p>23201</text:p>
              </table:table-cell>
              <table:table-cell office:value-type="float" office:value="538286401">
                <text:p>538286401</text:p>
              </table:table-cell>
              <table:table-cell office:value-type="float" office:value="336458.567253051">
                <text:p>336458.567253051</text:p>
              </table:table-cell>
            </table:table-row>
            <table:table-row>
              <table:table-cell office:value-type="float" office:value="23301">
                <text:p>23301</text:p>
              </table:table-cell>
              <table:table-cell office:value-type="float" office:value="542936601">
                <text:p>542936601</text:p>
              </table:table-cell>
              <table:table-cell office:value-type="float" office:value="338053.33716053">
                <text:p>338053.33716053</text:p>
              </table:table-cell>
            </table:table-row>
            <table:table-row>
              <table:table-cell office:value-type="float" office:value="23401">
                <text:p>23401</text:p>
              </table:table-cell>
              <table:table-cell office:value-type="float" office:value="547606801">
                <text:p>547606801</text:p>
              </table:table-cell>
              <table:table-cell office:value-type="float" office:value="339648.726225757">
                <text:p>339648.726225757</text:p>
              </table:table-cell>
            </table:table-row>
            <table:table-row>
              <table:table-cell office:value-type="float" office:value="23501">
                <text:p>23501</text:p>
              </table:table-cell>
              <table:table-cell office:value-type="float" office:value="552297001">
                <text:p>552297001</text:p>
              </table:table-cell>
              <table:table-cell office:value-type="float" office:value="341244.731802856">
                <text:p>341244.731802856</text:p>
              </table:table-cell>
            </table:table-row>
            <table:table-row>
              <table:table-cell office:value-type="float" office:value="23601">
                <text:p>23601</text:p>
              </table:table-cell>
              <table:table-cell office:value-type="float" office:value="557007201">
                <text:p>557007201</text:p>
              </table:table-cell>
              <table:table-cell office:value-type="float" office:value="342841.351268468">
                <text:p>342841.351268468</text:p>
              </table:table-cell>
            </table:table-row>
            <table:table-row>
              <table:table-cell office:value-type="float" office:value="23701">
                <text:p>23701</text:p>
              </table:table-cell>
              <table:table-cell office:value-type="float" office:value="561737401">
                <text:p>561737401</text:p>
              </table:table-cell>
              <table:table-cell office:value-type="float" office:value="344438.582021465">
                <text:p>344438.582021465</text:p>
              </table:table-cell>
            </table:table-row>
            <table:table-row>
              <table:table-cell office:value-type="float" office:value="23801">
                <text:p>23801</text:p>
              </table:table-cell>
              <table:table-cell office:value-type="float" office:value="566487601">
                <text:p>566487601</text:p>
              </table:table-cell>
              <table:table-cell office:value-type="float" office:value="346036.42148267">
                <text:p>346036.42148267</text:p>
              </table:table-cell>
            </table:table-row>
            <table:table-row>
              <table:table-cell office:value-type="float" office:value="23901">
                <text:p>23901</text:p>
              </table:table-cell>
              <table:table-cell office:value-type="float" office:value="571257801">
                <text:p>571257801</text:p>
              </table:table-cell>
              <table:table-cell office:value-type="float" office:value="347634.867094576">
                <text:p>347634.867094576</text:p>
              </table:table-cell>
            </table:table-row>
            <table:table-row>
              <table:table-cell office:value-type="float" office:value="24001">
                <text:p>24001</text:p>
              </table:table-cell>
              <table:table-cell office:value-type="float" office:value="576048001">
                <text:p>576048001</text:p>
              </table:table-cell>
              <table:table-cell office:value-type="float" office:value="349233.91632108">
                <text:p>349233.91632108</text:p>
              </table:table-cell>
            </table:table-row>
            <table:table-row>
              <table:table-cell office:value-type="float" office:value="24101">
                <text:p>24101</text:p>
              </table:table-cell>
              <table:table-cell office:value-type="float" office:value="580858201">
                <text:p>580858201</text:p>
              </table:table-cell>
              <table:table-cell office:value-type="float" office:value="350833.566647211">
                <text:p>350833.566647211</text:p>
              </table:table-cell>
            </table:table-row>
            <table:table-row>
              <table:table-cell office:value-type="float" office:value="24201">
                <text:p>24201</text:p>
              </table:table-cell>
              <table:table-cell office:value-type="float" office:value="585688401">
                <text:p>585688401</text:p>
              </table:table-cell>
              <table:table-cell office:value-type="float" office:value="352433.815578869">
                <text:p>352433.815578869</text:p>
              </table:table-cell>
            </table:table-row>
            <table:table-row>
              <table:table-cell office:value-type="float" office:value="24301">
                <text:p>24301</text:p>
              </table:table-cell>
              <table:table-cell office:value-type="float" office:value="590538601">
                <text:p>590538601</text:p>
              </table:table-cell>
              <table:table-cell office:value-type="float" office:value="354034.660642565">
                <text:p>354034.660642565</text:p>
              </table:table-cell>
            </table:table-row>
            <table:table-row>
              <table:table-cell office:value-type="float" office:value="24401">
                <text:p>24401</text:p>
              </table:table-cell>
              <table:table-cell office:value-type="float" office:value="595408801">
                <text:p>595408801</text:p>
              </table:table-cell>
              <table:table-cell office:value-type="float" office:value="355636.099385169">
                <text:p>355636.099385169</text:p>
              </table:table-cell>
            </table:table-row>
            <table:table-row>
              <table:table-cell office:value-type="float" office:value="24501">
                <text:p>24501</text:p>
              </table:table-cell>
              <table:table-cell office:value-type="float" office:value="600299001">
                <text:p>600299001</text:p>
              </table:table-cell>
              <table:table-cell office:value-type="float" office:value="357238.129373656">
                <text:p>357238.129373656</text:p>
              </table:table-cell>
            </table:table-row>
            <table:table-row>
              <table:table-cell office:value-type="float" office:value="24601">
                <text:p>24601</text:p>
              </table:table-cell>
              <table:table-cell office:value-type="float" office:value="605209201">
                <text:p>605209201</text:p>
              </table:table-cell>
              <table:table-cell office:value-type="float" office:value="358840.748194862">
                <text:p>358840.748194862</text:p>
              </table:table-cell>
            </table:table-row>
            <table:table-row>
              <table:table-cell office:value-type="float" office:value="24701">
                <text:p>24701</text:p>
              </table:table-cell>
              <table:table-cell office:value-type="float" office:value="610139401">
                <text:p>610139401</text:p>
              </table:table-cell>
              <table:table-cell office:value-type="float" office:value="360443.953455243">
                <text:p>360443.953455243</text:p>
              </table:table-cell>
            </table:table-row>
            <table:table-row>
              <table:table-cell office:value-type="float" office:value="24801">
                <text:p>24801</text:p>
              </table:table-cell>
              <table:table-cell office:value-type="float" office:value="615089601">
                <text:p>615089601</text:p>
              </table:table-cell>
              <table:table-cell office:value-type="float" office:value="362047.742780635">
                <text:p>362047.742780635</text:p>
              </table:table-cell>
            </table:table-row>
            <table:table-row>
              <table:table-cell office:value-type="float" office:value="24901">
                <text:p>24901</text:p>
              </table:table-cell>
              <table:table-cell office:value-type="float" office:value="620059801">
                <text:p>620059801</text:p>
              </table:table-cell>
              <table:table-cell office:value-type="float" office:value="363652.113816018">
                <text:p>363652.113816018</text:p>
              </table:table-cell>
            </table:table-row>
            <table:table-row>
              <table:table-cell office:value-type="float" office:value="25001">
                <text:p>25001</text:p>
              </table:table-cell>
              <table:table-cell office:value-type="float" office:value="625050001">
                <text:p>625050001</text:p>
              </table:table-cell>
              <table:table-cell office:value-type="float" office:value="365257.064225289">
                <text:p>365257.064225289</text:p>
              </table:table-cell>
            </table:table-row>
            <table:table-row>
              <table:table-cell office:value-type="float" office:value="25101">
                <text:p>25101</text:p>
              </table:table-cell>
              <table:table-cell office:value-type="float" office:value="630060201">
                <text:p>630060201</text:p>
              </table:table-cell>
              <table:table-cell office:value-type="float" office:value="366862.591691033">
                <text:p>366862.591691033</text:p>
              </table:table-cell>
            </table:table-row>
            <table:table-row>
              <table:table-cell office:value-type="float" office:value="25201">
                <text:p>25201</text:p>
              </table:table-cell>
              <table:table-cell office:value-type="float" office:value="635090401">
                <text:p>635090401</text:p>
              </table:table-cell>
              <table:table-cell office:value-type="float" office:value="368468.6939143">
                <text:p>368468.6939143</text:p>
              </table:table-cell>
            </table:table-row>
            <table:table-row>
              <table:table-cell office:value-type="float" office:value="25301">
                <text:p>25301</text:p>
              </table:table-cell>
              <table:table-cell office:value-type="float" office:value="640140601">
                <text:p>640140601</text:p>
              </table:table-cell>
              <table:table-cell office:value-type="float" office:value="370075.368614383">
                <text:p>370075.368614383</text:p>
              </table:table-cell>
            </table:table-row>
            <table:table-row>
              <table:table-cell office:value-type="float" office:value="25401">
                <text:p>25401</text:p>
              </table:table-cell>
              <table:table-cell office:value-type="float" office:value="645210801">
                <text:p>645210801</text:p>
              </table:table-cell>
              <table:table-cell office:value-type="float" office:value="371682.613528608">
                <text:p>371682.613528608</text:p>
              </table:table-cell>
            </table:table-row>
            <table:table-row>
              <table:table-cell office:value-type="float" office:value="25501">
                <text:p>25501</text:p>
              </table:table-cell>
              <table:table-cell office:value-type="float" office:value="650301001">
                <text:p>650301001</text:p>
              </table:table-cell>
              <table:table-cell office:value-type="float" office:value="373290.426412112">
                <text:p>373290.426412112</text:p>
              </table:table-cell>
            </table:table-row>
            <table:table-row>
              <table:table-cell office:value-type="float" office:value="25601">
                <text:p>25601</text:p>
              </table:table-cell>
              <table:table-cell office:value-type="float" office:value="655411201">
                <text:p>655411201</text:p>
              </table:table-cell>
              <table:table-cell office:value-type="float" office:value="374898.805037641">
                <text:p>374898.805037641</text:p>
              </table:table-cell>
            </table:table-row>
            <table:table-row>
              <table:table-cell office:value-type="float" office:value="25701">
                <text:p>25701</text:p>
              </table:table-cell>
              <table:table-cell office:value-type="float" office:value="660541401">
                <text:p>660541401</text:p>
              </table:table-cell>
              <table:table-cell office:value-type="float" office:value="376507.747195341">
                <text:p>376507.747195341</text:p>
              </table:table-cell>
            </table:table-row>
            <table:table-row>
              <table:table-cell office:value-type="float" office:value="25801">
                <text:p>25801</text:p>
              </table:table-cell>
              <table:table-cell office:value-type="float" office:value="665691601">
                <text:p>665691601</text:p>
              </table:table-cell>
              <table:table-cell office:value-type="float" office:value="378117.250692553">
                <text:p>378117.250692553</text:p>
              </table:table-cell>
            </table:table-row>
            <table:table-row>
              <table:table-cell office:value-type="float" office:value="25901">
                <text:p>25901</text:p>
              </table:table-cell>
              <table:table-cell office:value-type="float" office:value="670861801">
                <text:p>670861801</text:p>
              </table:table-cell>
              <table:table-cell office:value-type="float" office:value="379727.313353616">
                <text:p>379727.313353616</text:p>
              </table:table-cell>
            </table:table-row>
            <table:table-row>
              <table:table-cell office:value-type="float" office:value="26001">
                <text:p>26001</text:p>
              </table:table-cell>
              <table:table-cell office:value-type="float" office:value="676052001">
                <text:p>676052001</text:p>
              </table:table-cell>
              <table:table-cell office:value-type="float" office:value="381337.93301967">
                <text:p>381337.93301967</text:p>
              </table:table-cell>
            </table:table-row>
            <table:table-row>
              <table:table-cell office:value-type="float" office:value="26101">
                <text:p>26101</text:p>
              </table:table-cell>
              <table:table-cell office:value-type="float" office:value="681262201">
                <text:p>681262201</text:p>
              </table:table-cell>
              <table:table-cell office:value-type="float" office:value="382949.107548459">
                <text:p>382949.107548459</text:p>
              </table:table-cell>
            </table:table-row>
            <table:table-row>
              <table:table-cell office:value-type="float" office:value="26201">
                <text:p>26201</text:p>
              </table:table-cell>
              <table:table-cell office:value-type="float" office:value="686492401">
                <text:p>686492401</text:p>
              </table:table-cell>
              <table:table-cell office:value-type="float" office:value="384560.834814143">
                <text:p>384560.834814143</text:p>
              </table:table-cell>
            </table:table-row>
            <table:table-row>
              <table:table-cell office:value-type="float" office:value="26301">
                <text:p>26301</text:p>
              </table:table-cell>
              <table:table-cell office:value-type="float" office:value="691742601">
                <text:p>691742601</text:p>
              </table:table-cell>
              <table:table-cell office:value-type="float" office:value="386173.11270711">
                <text:p>386173.11270711</text:p>
              </table:table-cell>
            </table:table-row>
            <table:table-row>
              <table:table-cell office:value-type="float" office:value="26401">
                <text:p>26401</text:p>
              </table:table-cell>
              <table:table-cell office:value-type="float" office:value="697012801">
                <text:p>697012801</text:p>
              </table:table-cell>
              <table:table-cell office:value-type="float" office:value="387785.939133789">
                <text:p>387785.939133789</text:p>
              </table:table-cell>
            </table:table-row>
            <table:table-row>
              <table:table-cell office:value-type="float" office:value="26501">
                <text:p>26501</text:p>
              </table:table-cell>
              <table:table-cell office:value-type="float" office:value="702303001">
                <text:p>702303001</text:p>
              </table:table-cell>
              <table:table-cell office:value-type="float" office:value="389399.312016471">
                <text:p>389399.312016471</text:p>
              </table:table-cell>
            </table:table-row>
            <table:table-row>
              <table:table-cell office:value-type="float" office:value="26601">
                <text:p>26601</text:p>
              </table:table-cell>
              <table:table-cell office:value-type="float" office:value="707613201">
                <text:p>707613201</text:p>
              </table:table-cell>
              <table:table-cell office:value-type="float" office:value="391013.229293123">
                <text:p>391013.229293123</text:p>
              </table:table-cell>
            </table:table-row>
            <table:table-row>
              <table:table-cell office:value-type="float" office:value="26701">
                <text:p>26701</text:p>
              </table:table-cell>
              <table:table-cell office:value-type="float" office:value="712943401">
                <text:p>712943401</text:p>
              </table:table-cell>
              <table:table-cell office:value-type="float" office:value="392627.688917222">
                <text:p>392627.688917222</text:p>
              </table:table-cell>
            </table:table-row>
            <table:table-row>
              <table:table-cell office:value-type="float" office:value="26801">
                <text:p>26801</text:p>
              </table:table-cell>
              <table:table-cell office:value-type="float" office:value="718293601">
                <text:p>718293601</text:p>
              </table:table-cell>
              <table:table-cell office:value-type="float" office:value="394242.688857568">
                <text:p>394242.688857568</text:p>
              </table:table-cell>
            </table:table-row>
            <table:table-row>
              <table:table-cell office:value-type="float" office:value="26901">
                <text:p>26901</text:p>
              </table:table-cell>
              <table:table-cell office:value-type="float" office:value="723663801">
                <text:p>723663801</text:p>
              </table:table-cell>
              <table:table-cell office:value-type="float" office:value="395858.227098122">
                <text:p>395858.227098122</text:p>
              </table:table-cell>
            </table:table-row>
            <table:table-row>
              <table:table-cell office:value-type="float" office:value="27001">
                <text:p>27001</text:p>
              </table:table-cell>
              <table:table-cell office:value-type="float" office:value="729054001">
                <text:p>729054001</text:p>
              </table:table-cell>
              <table:table-cell office:value-type="float" office:value="397474.301637834">
                <text:p>397474.301637834</text:p>
              </table:table-cell>
            </table:table-row>
            <table:table-row>
              <table:table-cell office:value-type="float" office:value="27101">
                <text:p>27101</text:p>
              </table:table-cell>
              <table:table-cell office:value-type="float" office:value="734464201">
                <text:p>734464201</text:p>
              </table:table-cell>
              <table:table-cell office:value-type="float" office:value="399090.910490475">
                <text:p>399090.910490475</text:p>
              </table:table-cell>
            </table:table-row>
            <table:table-row>
              <table:table-cell office:value-type="float" office:value="27201">
                <text:p>27201</text:p>
              </table:table-cell>
              <table:table-cell office:value-type="float" office:value="739894401">
                <text:p>739894401</text:p>
              </table:table-cell>
              <table:table-cell office:value-type="float" office:value="400708.051684474">
                <text:p>400708.051684474</text:p>
              </table:table-cell>
            </table:table-row>
            <table:table-row>
              <table:table-cell office:value-type="float" office:value="27301">
                <text:p>27301</text:p>
              </table:table-cell>
              <table:table-cell office:value-type="float" office:value="745344601">
                <text:p>745344601</text:p>
              </table:table-cell>
              <table:table-cell office:value-type="float" office:value="402325.723262756">
                <text:p>402325.723262756</text:p>
              </table:table-cell>
            </table:table-row>
            <table:table-row>
              <table:table-cell office:value-type="float" office:value="27401">
                <text:p>27401</text:p>
              </table:table-cell>
              <table:table-cell office:value-type="float" office:value="750814801">
                <text:p>750814801</text:p>
              </table:table-cell>
              <table:table-cell office:value-type="float" office:value="403943.923282586">
                <text:p>403943.923282586</text:p>
              </table:table-cell>
            </table:table-row>
            <table:table-row>
              <table:table-cell office:value-type="float" office:value="27501">
                <text:p>27501</text:p>
              </table:table-cell>
              <table:table-cell office:value-type="float" office:value="756305001">
                <text:p>756305001</text:p>
              </table:table-cell>
              <table:table-cell office:value-type="float" office:value="405562.649815405">
                <text:p>405562.649815405</text:p>
              </table:table-cell>
            </table:table-row>
            <table:table-row>
              <table:table-cell office:value-type="float" office:value="27601">
                <text:p>27601</text:p>
              </table:table-cell>
              <table:table-cell office:value-type="float" office:value="761815201">
                <text:p>761815201</text:p>
              </table:table-cell>
              <table:table-cell office:value-type="float" office:value="407181.900946683">
                <text:p>407181.900946683</text:p>
              </table:table-cell>
            </table:table-row>
            <table:table-row>
              <table:table-cell office:value-type="float" office:value="27701">
                <text:p>27701</text:p>
              </table:table-cell>
              <table:table-cell office:value-type="float" office:value="767345401">
                <text:p>767345401</text:p>
              </table:table-cell>
              <table:table-cell office:value-type="float" office:value="408801.67477576">
                <text:p>408801.67477576</text:p>
              </table:table-cell>
            </table:table-row>
            <table:table-row>
              <table:table-cell office:value-type="float" office:value="27801">
                <text:p>27801</text:p>
              </table:table-cell>
              <table:table-cell office:value-type="float" office:value="772895601">
                <text:p>772895601</text:p>
              </table:table-cell>
              <table:table-cell office:value-type="float" office:value="410421.969415702">
                <text:p>410421.969415702</text:p>
              </table:table-cell>
            </table:table-row>
            <table:table-row>
              <table:table-cell office:value-type="float" office:value="27901">
                <text:p>27901</text:p>
              </table:table-cell>
              <table:table-cell office:value-type="float" office:value="778465801">
                <text:p>778465801</text:p>
              </table:table-cell>
              <table:table-cell office:value-type="float" office:value="412042.782993146">
                <text:p>412042.782993146</text:p>
              </table:table-cell>
            </table:table-row>
            <table:table-row>
              <table:table-cell office:value-type="float" office:value="28001">
                <text:p>28001</text:p>
              </table:table-cell>
              <table:table-cell office:value-type="float" office:value="784056001">
                <text:p>784056001</text:p>
              </table:table-cell>
              <table:table-cell office:value-type="float" office:value="413664.113648161">
                <text:p>413664.113648161</text:p>
              </table:table-cell>
            </table:table-row>
            <table:table-row>
              <table:table-cell office:value-type="float" office:value="28101">
                <text:p>28101</text:p>
              </table:table-cell>
              <table:table-cell office:value-type="float" office:value="789666201">
                <text:p>789666201</text:p>
              </table:table-cell>
              <table:table-cell office:value-type="float" office:value="415285.959534099">
                <text:p>415285.959534099</text:p>
              </table:table-cell>
            </table:table-row>
            <table:table-row>
              <table:table-cell office:value-type="float" office:value="28201">
                <text:p>28201</text:p>
              </table:table-cell>
              <table:table-cell office:value-type="float" office:value="795296401">
                <text:p>795296401</text:p>
              </table:table-cell>
              <table:table-cell office:value-type="float" office:value="416908.318817456">
                <text:p>416908.318817456</text:p>
              </table:table-cell>
            </table:table-row>
            <table:table-row>
              <table:table-cell office:value-type="float" office:value="28301">
                <text:p>28301</text:p>
              </table:table-cell>
              <table:table-cell office:value-type="float" office:value="800946601">
                <text:p>800946601</text:p>
              </table:table-cell>
              <table:table-cell office:value-type="float" office:value="418531.189677729">
                <text:p>418531.189677729</text:p>
              </table:table-cell>
            </table:table-row>
            <table:table-row>
              <table:table-cell office:value-type="float" office:value="28401">
                <text:p>28401</text:p>
              </table:table-cell>
              <table:table-cell office:value-type="float" office:value="806616801">
                <text:p>806616801</text:p>
              </table:table-cell>
              <table:table-cell office:value-type="float" office:value="420154.570307285">
                <text:p>420154.570307285</text:p>
              </table:table-cell>
            </table:table-row>
            <table:table-row>
              <table:table-cell office:value-type="float" office:value="28501">
                <text:p>28501</text:p>
              </table:table-cell>
              <table:table-cell office:value-type="float" office:value="812307001">
                <text:p>812307001</text:p>
              </table:table-cell>
              <table:table-cell office:value-type="float" office:value="421778.458911215">
                <text:p>421778.458911215</text:p>
              </table:table-cell>
            </table:table-row>
            <table:table-row>
              <table:table-cell office:value-type="float" office:value="28601">
                <text:p>28601</text:p>
              </table:table-cell>
              <table:table-cell office:value-type="float" office:value="818017201">
                <text:p>818017201</text:p>
              </table:table-cell>
              <table:table-cell office:value-type="float" office:value="423402.853707208">
                <text:p>423402.853707208</text:p>
              </table:table-cell>
            </table:table-row>
            <table:table-row>
              <table:table-cell office:value-type="float" office:value="28701">
                <text:p>28701</text:p>
              </table:table-cell>
              <table:table-cell office:value-type="float" office:value="823747401">
                <text:p>823747401</text:p>
              </table:table-cell>
              <table:table-cell office:value-type="float" office:value="425027.752925418">
                <text:p>425027.752925418</text:p>
              </table:table-cell>
            </table:table-row>
            <table:table-row>
              <table:table-cell office:value-type="float" office:value="28801">
                <text:p>28801</text:p>
              </table:table-cell>
              <table:table-cell office:value-type="float" office:value="829497601">
                <text:p>829497601</text:p>
              </table:table-cell>
              <table:table-cell office:value-type="float" office:value="426653.154808329">
                <text:p>426653.154808329</text:p>
              </table:table-cell>
            </table:table-row>
            <table:table-row>
              <table:table-cell office:value-type="float" office:value="28901">
                <text:p>28901</text:p>
              </table:table-cell>
              <table:table-cell office:value-type="float" office:value="835267801">
                <text:p>835267801</text:p>
              </table:table-cell>
              <table:table-cell office:value-type="float" office:value="428279.057610632">
                <text:p>428279.057610632</text:p>
              </table:table-cell>
            </table:table-row>
            <table:table-row>
              <table:table-cell office:value-type="float" office:value="29001">
                <text:p>29001</text:p>
              </table:table-cell>
              <table:table-cell office:value-type="float" office:value="841058001">
                <text:p>841058001</text:p>
              </table:table-cell>
              <table:table-cell office:value-type="float" office:value="429905.459599095">
                <text:p>429905.459599095</text:p>
              </table:table-cell>
            </table:table-row>
            <table:table-row>
              <table:table-cell office:value-type="float" office:value="29101">
                <text:p>29101</text:p>
              </table:table-cell>
              <table:table-cell office:value-type="float" office:value="846868201">
                <text:p>846868201</text:p>
              </table:table-cell>
              <table:table-cell office:value-type="float" office:value="431532.359052437">
                <text:p>431532.359052437</text:p>
              </table:table-cell>
            </table:table-row>
            <table:table-row>
              <table:table-cell office:value-type="float" office:value="29201">
                <text:p>29201</text:p>
              </table:table-cell>
              <table:table-cell office:value-type="float" office:value="852698401">
                <text:p>852698401</text:p>
              </table:table-cell>
              <table:table-cell office:value-type="float" office:value="433159.754261212">
                <text:p>433159.754261212</text:p>
              </table:table-cell>
            </table:table-row>
            <table:table-row>
              <table:table-cell office:value-type="float" office:value="29301">
                <text:p>29301</text:p>
              </table:table-cell>
              <table:table-cell office:value-type="float" office:value="858548601">
                <text:p>858548601</text:p>
              </table:table-cell>
              <table:table-cell office:value-type="float" office:value="434787.643527676">
                <text:p>434787.643527676</text:p>
              </table:table-cell>
            </table:table-row>
            <table:table-row>
              <table:table-cell office:value-type="float" office:value="29401">
                <text:p>29401</text:p>
              </table:table-cell>
              <table:table-cell office:value-type="float" office:value="864418801">
                <text:p>864418801</text:p>
              </table:table-cell>
              <table:table-cell office:value-type="float" office:value="436416.025165677">
                <text:p>436416.025165677</text:p>
              </table:table-cell>
            </table:table-row>
            <table:table-row>
              <table:table-cell office:value-type="float" office:value="29501">
                <text:p>29501</text:p>
              </table:table-cell>
              <table:table-cell office:value-type="float" office:value="870309001">
                <text:p>870309001</text:p>
              </table:table-cell>
              <table:table-cell office:value-type="float" office:value="438044.897500533">
                <text:p>438044.897500533</text:p>
              </table:table-cell>
            </table:table-row>
            <table:table-row>
              <table:table-cell office:value-type="float" office:value="29601">
                <text:p>29601</text:p>
              </table:table-cell>
              <table:table-cell office:value-type="float" office:value="876219201">
                <text:p>876219201</text:p>
              </table:table-cell>
              <table:table-cell office:value-type="float" office:value="439674.258868915">
                <text:p>439674.258868915</text:p>
              </table:table-cell>
            </table:table-row>
            <table:table-row>
              <table:table-cell office:value-type="float" office:value="29701">
                <text:p>29701</text:p>
              </table:table-cell>
              <table:table-cell office:value-type="float" office:value="882149401">
                <text:p>882149401</text:p>
              </table:table-cell>
              <table:table-cell office:value-type="float" office:value="441304.107618731">
                <text:p>441304.107618731</text:p>
              </table:table-cell>
            </table:table-row>
            <table:table-row>
              <table:table-cell office:value-type="float" office:value="29801">
                <text:p>29801</text:p>
              </table:table-cell>
              <table:table-cell office:value-type="float" office:value="888099601">
                <text:p>888099601</text:p>
              </table:table-cell>
              <table:table-cell office:value-type="float" office:value="442934.442109016">
                <text:p>442934.442109016</text:p>
              </table:table-cell>
            </table:table-row>
            <table:table-row>
              <table:table-cell office:value-type="float" office:value="29901">
                <text:p>29901</text:p>
              </table:table-cell>
              <table:table-cell office:value-type="float" office:value="894069801">
                <text:p>894069801</text:p>
              </table:table-cell>
              <table:table-cell office:value-type="float" office:value="444565.260709818">
                <text:p>444565.260709818</text:p>
              </table:table-cell>
            </table:table-row>
            <table:table-row>
              <table:table-cell office:value-type="float" office:value="30001">
                <text:p>30001</text:p>
              </table:table-cell>
              <table:table-cell office:value-type="float" office:value="900060001">
                <text:p>900060001</text:p>
              </table:table-cell>
              <table:table-cell office:value-type="float" office:value="446196.561802084">
                <text:p>446196.561802084</text:p>
              </table:table-cell>
            </table:table-row>
            <table:table-row>
              <table:table-cell office:value-type="float" office:value="30101">
                <text:p>30101</text:p>
              </table:table-cell>
              <table:table-cell office:value-type="float" office:value="906070201">
                <text:p>906070201</text:p>
              </table:table-cell>
              <table:table-cell office:value-type="float" office:value="447828.343777558">
                <text:p>447828.343777558</text:p>
              </table:table-cell>
            </table:table-row>
            <table:table-row>
              <table:table-cell office:value-type="float" office:value="30201">
                <text:p>30201</text:p>
              </table:table-cell>
              <table:table-cell office:value-type="float" office:value="912100401">
                <text:p>912100401</text:p>
              </table:table-cell>
              <table:table-cell office:value-type="float" office:value="449460.60503867">
                <text:p>449460.60503867</text:p>
              </table:table-cell>
            </table:table-row>
            <table:table-row>
              <table:table-cell office:value-type="float" office:value="30301">
                <text:p>30301</text:p>
              </table:table-cell>
              <table:table-cell office:value-type="float" office:value="918150601">
                <text:p>918150601</text:p>
              </table:table-cell>
              <table:table-cell office:value-type="float" office:value="451093.343998425">
                <text:p>451093.343998425</text:p>
              </table:table-cell>
            </table:table-row>
            <table:table-row>
              <table:table-cell office:value-type="float" office:value="30401">
                <text:p>30401</text:p>
              </table:table-cell>
              <table:table-cell office:value-type="float" office:value="924220801">
                <text:p>924220801</text:p>
              </table:table-cell>
              <table:table-cell office:value-type="float" office:value="452726.559080309">
                <text:p>452726.559080309</text:p>
              </table:table-cell>
            </table:table-row>
            <table:table-row>
              <table:table-cell office:value-type="float" office:value="30501">
                <text:p>30501</text:p>
              </table:table-cell>
              <table:table-cell office:value-type="float" office:value="930311001">
                <text:p>930311001</text:p>
              </table:table-cell>
              <table:table-cell office:value-type="float" office:value="454360.248718175">
                <text:p>454360.248718175</text:p>
              </table:table-cell>
            </table:table-row>
            <table:table-row>
              <table:table-cell office:value-type="float" office:value="30601">
                <text:p>30601</text:p>
              </table:table-cell>
              <table:table-cell office:value-type="float" office:value="936421201">
                <text:p>936421201</text:p>
              </table:table-cell>
              <table:table-cell office:value-type="float" office:value="455994.411356148">
                <text:p>455994.411356148</text:p>
              </table:table-cell>
            </table:table-row>
            <table:table-row>
              <table:table-cell office:value-type="float" office:value="30701">
                <text:p>30701</text:p>
              </table:table-cell>
              <table:table-cell office:value-type="float" office:value="942551401">
                <text:p>942551401</text:p>
              </table:table-cell>
              <table:table-cell office:value-type="float" office:value="457629.045448521">
                <text:p>457629.045448521</text:p>
              </table:table-cell>
            </table:table-row>
            <table:table-row>
              <table:table-cell office:value-type="float" office:value="30801">
                <text:p>30801</text:p>
              </table:table-cell>
              <table:table-cell office:value-type="float" office:value="948701601">
                <text:p>948701601</text:p>
              </table:table-cell>
              <table:table-cell office:value-type="float" office:value="459264.149459656">
                <text:p>459264.149459656</text:p>
              </table:table-cell>
            </table:table-row>
            <table:table-row>
              <table:table-cell office:value-type="float" office:value="30901">
                <text:p>30901</text:p>
              </table:table-cell>
              <table:table-cell office:value-type="float" office:value="954871801">
                <text:p>954871801</text:p>
              </table:table-cell>
              <table:table-cell office:value-type="float" office:value="460899.721863887">
                <text:p>460899.721863887</text:p>
              </table:table-cell>
            </table:table-row>
            <table:table-row>
              <table:table-cell office:value-type="float" office:value="31001">
                <text:p>31001</text:p>
              </table:table-cell>
              <table:table-cell office:value-type="float" office:value="961062001">
                <text:p>961062001</text:p>
              </table:table-cell>
              <table:table-cell office:value-type="float" office:value="462535.761145423">
                <text:p>462535.761145423</text:p>
              </table:table-cell>
            </table:table-row>
            <table:table-row>
              <table:table-cell office:value-type="float" office:value="31101">
                <text:p>31101</text:p>
              </table:table-cell>
              <table:table-cell office:value-type="float" office:value="967272201">
                <text:p>967272201</text:p>
              </table:table-cell>
              <table:table-cell office:value-type="float" office:value="464172.265798251">
                <text:p>464172.265798251</text:p>
              </table:table-cell>
            </table:table-row>
            <table:table-row>
              <table:table-cell office:value-type="float" office:value="31201">
                <text:p>31201</text:p>
              </table:table-cell>
              <table:table-cell office:value-type="float" office:value="973502401">
                <text:p>973502401</text:p>
              </table:table-cell>
              <table:table-cell office:value-type="float" office:value="465809.234326043">
                <text:p>465809.234326043</text:p>
              </table:table-cell>
            </table:table-row>
            <table:table-row>
              <table:table-cell office:value-type="float" office:value="31301">
                <text:p>31301</text:p>
              </table:table-cell>
              <table:table-cell office:value-type="float" office:value="979752601">
                <text:p>979752601</text:p>
              </table:table-cell>
              <table:table-cell office:value-type="float" office:value="467446.665242063">
                <text:p>467446.665242063</text:p>
              </table:table-cell>
            </table:table-row>
            <table:table-row>
              <table:table-cell office:value-type="float" office:value="31401">
                <text:p>31401</text:p>
              </table:table-cell>
              <table:table-cell office:value-type="float" office:value="986022801">
                <text:p>986022801</text:p>
              </table:table-cell>
              <table:table-cell office:value-type="float" office:value="469084.557069076">
                <text:p>469084.557069076</text:p>
              </table:table-cell>
            </table:table-row>
            <table:table-row>
              <table:table-cell office:value-type="float" office:value="31501">
                <text:p>31501</text:p>
              </table:table-cell>
              <table:table-cell office:value-type="float" office:value="992313001">
                <text:p>992313001</text:p>
              </table:table-cell>
              <table:table-cell office:value-type="float" office:value="470722.908339252">
                <text:p>470722.908339252</text:p>
              </table:table-cell>
            </table:table-row>
            <table:table-row>
              <table:table-cell office:value-type="float" office:value="31601">
                <text:p>31601</text:p>
              </table:table-cell>
              <table:table-cell office:value-type="float" office:value="998623201">
                <text:p>998623201</text:p>
              </table:table-cell>
              <table:table-cell office:value-type="float" office:value="472361.717594084">
                <text:p>472361.717594084</text:p>
              </table:table-cell>
            </table:table-row>
            <table:table-row>
              <table:table-cell office:value-type="float" office:value="31701">
                <text:p>31701</text:p>
              </table:table-cell>
              <table:table-cell office:value-type="float" office:value="1004953401">
                <text:p>1004953401</text:p>
              </table:table-cell>
              <table:table-cell office:value-type="float" office:value="474000.983384294">
                <text:p>474000.983384294</text:p>
              </table:table-cell>
            </table:table-row>
            <table:table-row>
              <table:table-cell office:value-type="float" office:value="31801">
                <text:p>31801</text:p>
              </table:table-cell>
              <table:table-cell office:value-type="float" office:value="1011303601">
                <text:p>1011303601</text:p>
              </table:table-cell>
              <table:table-cell office:value-type="float" office:value="475640.704269748">
                <text:p>475640.704269748</text:p>
              </table:table-cell>
            </table:table-row>
            <table:table-row>
              <table:table-cell office:value-type="float" office:value="31901">
                <text:p>31901</text:p>
              </table:table-cell>
              <table:table-cell office:value-type="float" office:value="1017673801">
                <text:p>1017673801</text:p>
              </table:table-cell>
              <table:table-cell office:value-type="float" office:value="477280.87881937">
                <text:p>477280.87881937</text:p>
              </table:table-cell>
            </table:table-row>
            <table:table-row>
              <table:table-cell office:value-type="float" office:value="32001">
                <text:p>32001</text:p>
              </table:table-cell>
              <table:table-cell office:value-type="float" office:value="1024064001">
                <text:p>1024064001</text:p>
              </table:table-cell>
              <table:table-cell office:value-type="float" office:value="478921.505611054">
                <text:p>478921.505611054</text:p>
              </table:table-cell>
            </table:table-row>
            <table:table-row>
              <table:table-cell office:value-type="float" office:value="32101">
                <text:p>32101</text:p>
              </table:table-cell>
              <table:table-cell office:value-type="float" office:value="1030474201">
                <text:p>1030474201</text:p>
              </table:table-cell>
              <table:table-cell office:value-type="float" office:value="480562.583231584">
                <text:p>480562.583231584</text:p>
              </table:table-cell>
            </table:table-row>
            <table:table-row>
              <table:table-cell office:value-type="float" office:value="32201">
                <text:p>32201</text:p>
              </table:table-cell>
              <table:table-cell office:value-type="float" office:value="1036904401">
                <text:p>1036904401</text:p>
              </table:table-cell>
              <table:table-cell office:value-type="float" office:value="482204.110276547">
                <text:p>482204.110276547</text:p>
              </table:table-cell>
            </table:table-row>
            <table:table-row>
              <table:table-cell office:value-type="float" office:value="32301">
                <text:p>32301</text:p>
              </table:table-cell>
              <table:table-cell office:value-type="float" office:value="1043354601">
                <text:p>1043354601</text:p>
              </table:table-cell>
              <table:table-cell office:value-type="float" office:value="483846.085350255">
                <text:p>483846.085350255</text:p>
              </table:table-cell>
            </table:table-row>
            <table:table-row>
              <table:table-cell office:value-type="float" office:value="32401">
                <text:p>32401</text:p>
              </table:table-cell>
              <table:table-cell office:value-type="float" office:value="1049824801">
                <text:p>1049824801</text:p>
              </table:table-cell>
              <table:table-cell office:value-type="float" office:value="485488.50706566">
                <text:p>485488.50706566</text:p>
              </table:table-cell>
            </table:table-row>
            <table:table-row>
              <table:table-cell office:value-type="float" office:value="32501">
                <text:p>32501</text:p>
              </table:table-cell>
              <table:table-cell office:value-type="float" office:value="1056315001">
                <text:p>1056315001</text:p>
              </table:table-cell>
              <table:table-cell office:value-type="float" office:value="487131.374044276">
                <text:p>487131.374044276</text:p>
              </table:table-cell>
            </table:table-row>
            <table:table-row>
              <table:table-cell office:value-type="float" office:value="32601">
                <text:p>32601</text:p>
              </table:table-cell>
              <table:table-cell office:value-type="float" office:value="1062825201">
                <text:p>1062825201</text:p>
              </table:table-cell>
              <table:table-cell office:value-type="float" office:value="488774.684916101">
                <text:p>488774.684916101</text:p>
              </table:table-cell>
            </table:table-row>
            <table:table-row>
              <table:table-cell office:value-type="float" office:value="32701">
                <text:p>32701</text:p>
              </table:table-cell>
              <table:table-cell office:value-type="float" office:value="1069355401">
                <text:p>1069355401</text:p>
              </table:table-cell>
              <table:table-cell office:value-type="float" office:value="490418.438319536">
                <text:p>490418.438319536</text:p>
              </table:table-cell>
            </table:table-row>
            <table:table-row>
              <table:table-cell office:value-type="float" office:value="32801">
                <text:p>32801</text:p>
              </table:table-cell>
              <table:table-cell office:value-type="float" office:value="1075905601">
                <text:p>1075905601</text:p>
              </table:table-cell>
              <table:table-cell office:value-type="float" office:value="492062.632901312">
                <text:p>492062.632901312</text:p>
              </table:table-cell>
            </table:table-row>
            <table:table-row>
              <table:table-cell office:value-type="float" office:value="32901">
                <text:p>32901</text:p>
              </table:table-cell>
              <table:table-cell office:value-type="float" office:value="1082475801">
                <text:p>1082475801</text:p>
              </table:table-cell>
              <table:table-cell office:value-type="float" office:value="493707.267316407">
                <text:p>493707.267316407</text:p>
              </table:table-cell>
            </table:table-row>
            <table:table-row>
              <table:table-cell office:value-type="float" office:value="33001">
                <text:p>33001</text:p>
              </table:table-cell>
              <table:table-cell office:value-type="float" office:value="1089066001">
                <text:p>1089066001</text:p>
              </table:table-cell>
              <table:table-cell office:value-type="float" office:value="495352.340227982">
                <text:p>495352.340227982</text:p>
              </table:table-cell>
            </table:table-row>
            <table:table-row>
              <table:table-cell office:value-type="float" office:value="33101">
                <text:p>33101</text:p>
              </table:table-cell>
              <table:table-cell office:value-type="float" office:value="1095676201">
                <text:p>1095676201</text:p>
              </table:table-cell>
              <table:table-cell office:value-type="float" office:value="496997.850307293">
                <text:p>496997.850307293</text:p>
              </table:table-cell>
            </table:table-row>
            <table:table-row>
              <table:table-cell office:value-type="float" office:value="33201">
                <text:p>33201</text:p>
              </table:table-cell>
              <table:table-cell office:value-type="float" office:value="1102306401">
                <text:p>1102306401</text:p>
              </table:table-cell>
              <table:table-cell office:value-type="float" office:value="498643.796233628">
                <text:p>498643.796233628</text:p>
              </table:table-cell>
            </table:table-row>
            <table:table-row>
              <table:table-cell office:value-type="float" office:value="33301">
                <text:p>33301</text:p>
              </table:table-cell>
              <table:table-cell office:value-type="float" office:value="1108956601">
                <text:p>1108956601</text:p>
              </table:table-cell>
              <table:table-cell office:value-type="float" office:value="500290.176694231">
                <text:p>500290.176694231</text:p>
              </table:table-cell>
            </table:table-row>
            <table:table-row>
              <table:table-cell office:value-type="float" office:value="33401">
                <text:p>33401</text:p>
              </table:table-cell>
              <table:table-cell office:value-type="float" office:value="1115626801">
                <text:p>1115626801</text:p>
              </table:table-cell>
              <table:table-cell office:value-type="float" office:value="501936.990384229">
                <text:p>501936.990384229</text:p>
              </table:table-cell>
            </table:table-row>
            <table:table-row>
              <table:table-cell office:value-type="float" office:value="33501">
                <text:p>33501</text:p>
              </table:table-cell>
              <table:table-cell office:value-type="float" office:value="1122317001">
                <text:p>1122317001</text:p>
              </table:table-cell>
              <table:table-cell office:value-type="float" office:value="503584.236006564">
                <text:p>503584.236006564</text:p>
              </table:table-cell>
            </table:table-row>
            <table:table-row>
              <table:table-cell office:value-type="float" office:value="33601">
                <text:p>33601</text:p>
              </table:table-cell>
              <table:table-cell office:value-type="float" office:value="1129027201">
                <text:p>1129027201</text:p>
              </table:table-cell>
              <table:table-cell office:value-type="float" office:value="505231.912271919">
                <text:p>505231.912271919</text:p>
              </table:table-cell>
            </table:table-row>
            <table:table-row>
              <table:table-cell office:value-type="float" office:value="33701">
                <text:p>33701</text:p>
              </table:table-cell>
              <table:table-cell office:value-type="float" office:value="1135757401">
                <text:p>1135757401</text:p>
              </table:table-cell>
              <table:table-cell office:value-type="float" office:value="506880.017898653">
                <text:p>506880.017898653</text:p>
              </table:table-cell>
            </table:table-row>
            <table:table-row>
              <table:table-cell office:value-type="float" office:value="33801">
                <text:p>33801</text:p>
              </table:table-cell>
              <table:table-cell office:value-type="float" office:value="1142507601">
                <text:p>1142507601</text:p>
              </table:table-cell>
              <table:table-cell office:value-type="float" office:value="508528.551612732">
                <text:p>508528.551612732</text:p>
              </table:table-cell>
            </table:table-row>
            <table:table-row>
              <table:table-cell office:value-type="float" office:value="33901">
                <text:p>33901</text:p>
              </table:table-cell>
              <table:table-cell office:value-type="float" office:value="1149277801">
                <text:p>1149277801</text:p>
              </table:table-cell>
              <table:table-cell office:value-type="float" office:value="510177.512147658">
                <text:p>510177.512147658</text:p>
              </table:table-cell>
            </table:table-row>
            <table:table-row>
              <table:table-cell office:value-type="float" office:value="34001">
                <text:p>34001</text:p>
              </table:table-cell>
              <table:table-cell office:value-type="float" office:value="1156068001">
                <text:p>1156068001</text:p>
              </table:table-cell>
              <table:table-cell office:value-type="float" office:value="511826.898244405">
                <text:p>511826.898244405</text:p>
              </table:table-cell>
            </table:table-row>
            <table:table-row>
              <table:table-cell office:value-type="float" office:value="34101">
                <text:p>34101</text:p>
              </table:table-cell>
              <table:table-cell office:value-type="float" office:value="1162878201">
                <text:p>1162878201</text:p>
              </table:table-cell>
              <table:table-cell office:value-type="float" office:value="513476.708651356">
                <text:p>513476.708651356</text:p>
              </table:table-cell>
            </table:table-row>
            <table:table-row>
              <table:table-cell office:value-type="float" office:value="34201">
                <text:p>34201</text:p>
              </table:table-cell>
              <table:table-cell office:value-type="float" office:value="1169708401">
                <text:p>1169708401</text:p>
              </table:table-cell>
              <table:table-cell office:value-type="float" office:value="515126.942124231">
                <text:p>515126.942124231</text:p>
              </table:table-cell>
            </table:table-row>
            <table:table-row>
              <table:table-cell office:value-type="float" office:value="34301">
                <text:p>34301</text:p>
              </table:table-cell>
              <table:table-cell office:value-type="float" office:value="1176558601">
                <text:p>1176558601</text:p>
              </table:table-cell>
              <table:table-cell office:value-type="float" office:value="516777.597426028">
                <text:p>516777.597426028</text:p>
              </table:table-cell>
            </table:table-row>
            <table:table-row>
              <table:table-cell office:value-type="float" office:value="34401">
                <text:p>34401</text:p>
              </table:table-cell>
              <table:table-cell office:value-type="float" office:value="1183428801">
                <text:p>1183428801</text:p>
              </table:table-cell>
              <table:table-cell office:value-type="float" office:value="518428.673326957">
                <text:p>518428.673326957</text:p>
              </table:table-cell>
            </table:table-row>
            <table:table-row>
              <table:table-cell office:value-type="float" office:value="34501">
                <text:p>34501</text:p>
              </table:table-cell>
              <table:table-cell office:value-type="float" office:value="1190319001">
                <text:p>1190319001</text:p>
              </table:table-cell>
              <table:table-cell office:value-type="float" office:value="520080.16860438">
                <text:p>520080.16860438</text:p>
              </table:table-cell>
            </table:table-row>
            <table:table-row>
              <table:table-cell office:value-type="float" office:value="34601">
                <text:p>34601</text:p>
              </table:table-cell>
              <table:table-cell office:value-type="float" office:value="1197229201">
                <text:p>1197229201</text:p>
              </table:table-cell>
              <table:table-cell office:value-type="float" office:value="521732.082042742">
                <text:p>521732.082042742</text:p>
              </table:table-cell>
            </table:table-row>
            <table:table-row>
              <table:table-cell office:value-type="float" office:value="34701">
                <text:p>34701</text:p>
              </table:table-cell>
              <table:table-cell office:value-type="float" office:value="1204159401">
                <text:p>1204159401</text:p>
              </table:table-cell>
              <table:table-cell office:value-type="float" office:value="523384.41243352">
                <text:p>523384.41243352</text:p>
              </table:table-cell>
            </table:table-row>
            <table:table-row>
              <table:table-cell office:value-type="float" office:value="34801">
                <text:p>34801</text:p>
              </table:table-cell>
              <table:table-cell office:value-type="float" office:value="1211109601">
                <text:p>1211109601</text:p>
              </table:table-cell>
              <table:table-cell office:value-type="float" office:value="525037.158575151">
                <text:p>525037.158575151</text:p>
              </table:table-cell>
            </table:table-row>
            <table:table-row>
              <table:table-cell office:value-type="float" office:value="34901">
                <text:p>34901</text:p>
              </table:table-cell>
              <table:table-cell office:value-type="float" office:value="1218079801">
                <text:p>1218079801</text:p>
              </table:table-cell>
              <table:table-cell office:value-type="float" office:value="526690.319272981">
                <text:p>526690.319272981</text:p>
              </table:table-cell>
            </table:table-row>
            <table:table-row>
              <table:table-cell office:value-type="float" office:value="35001">
                <text:p>35001</text:p>
              </table:table-cell>
              <table:table-cell office:value-type="float" office:value="1225070001">
                <text:p>1225070001</text:p>
              </table:table-cell>
              <table:table-cell office:value-type="float" office:value="528343.893339199">
                <text:p>528343.893339199</text:p>
              </table:table-cell>
            </table:table-row>
            <table:table-row>
              <table:table-cell office:value-type="float" office:value="35101">
                <text:p>35101</text:p>
              </table:table-cell>
              <table:table-cell office:value-type="float" office:value="1232080201">
                <text:p>1232080201</text:p>
              </table:table-cell>
              <table:table-cell office:value-type="float" office:value="529997.879592785">
                <text:p>529997.879592785</text:p>
              </table:table-cell>
            </table:table-row>
            <table:table-row>
              <table:table-cell office:value-type="float" office:value="35201">
                <text:p>35201</text:p>
              </table:table-cell>
              <table:table-cell office:value-type="float" office:value="1239110401">
                <text:p>1239110401</text:p>
              </table:table-cell>
              <table:table-cell office:value-type="float" office:value="531652.276859445">
                <text:p>531652.276859445</text:p>
              </table:table-cell>
            </table:table-row>
            <table:table-row>
              <table:table-cell office:value-type="float" office:value="35301">
                <text:p>35301</text:p>
              </table:table-cell>
              <table:table-cell office:value-type="float" office:value="1246160601">
                <text:p>1246160601</text:p>
              </table:table-cell>
              <table:table-cell office:value-type="float" office:value="533307.083971559">
                <text:p>533307.083971559</text:p>
              </table:table-cell>
            </table:table-row>
            <table:table-row>
              <table:table-cell office:value-type="float" office:value="35401">
                <text:p>35401</text:p>
              </table:table-cell>
              <table:table-cell office:value-type="float" office:value="1253230801">
                <text:p>1253230801</text:p>
              </table:table-cell>
              <table:table-cell office:value-type="float" office:value="534962.299768121">
                <text:p>534962.299768121</text:p>
              </table:table-cell>
            </table:table-row>
            <table:table-row>
              <table:table-cell office:value-type="float" office:value="35501">
                <text:p>35501</text:p>
              </table:table-cell>
              <table:table-cell office:value-type="float" office:value="1260321001">
                <text:p>1260321001</text:p>
              </table:table-cell>
              <table:table-cell office:value-type="float" office:value="536617.923094685">
                <text:p>536617.923094685</text:p>
              </table:table-cell>
            </table:table-row>
            <table:table-row>
              <table:table-cell office:value-type="float" office:value="35601">
                <text:p>35601</text:p>
              </table:table-cell>
              <table:table-cell office:value-type="float" office:value="1267431201">
                <text:p>1267431201</text:p>
              </table:table-cell>
              <table:table-cell office:value-type="float" office:value="538273.952803308">
                <text:p>538273.952803308</text:p>
              </table:table-cell>
            </table:table-row>
            <table:table-row>
              <table:table-cell office:value-type="float" office:value="35701">
                <text:p>35701</text:p>
              </table:table-cell>
              <table:table-cell office:value-type="float" office:value="1274561401">
                <text:p>1274561401</text:p>
              </table:table-cell>
              <table:table-cell office:value-type="float" office:value="539930.387752497">
                <text:p>539930.387752497</text:p>
              </table:table-cell>
            </table:table-row>
            <table:table-row>
              <table:table-cell office:value-type="float" office:value="35801">
                <text:p>35801</text:p>
              </table:table-cell>
              <table:table-cell office:value-type="float" office:value="1281711601">
                <text:p>1281711601</text:p>
              </table:table-cell>
              <table:table-cell office:value-type="float" office:value="541587.226807153">
                <text:p>541587.226807153</text:p>
              </table:table-cell>
            </table:table-row>
            <table:table-row>
              <table:table-cell office:value-type="float" office:value="35901">
                <text:p>35901</text:p>
              </table:table-cell>
              <table:table-cell office:value-type="float" office:value="1288881801">
                <text:p>1288881801</text:p>
              </table:table-cell>
              <table:table-cell office:value-type="float" office:value="543244.468838518">
                <text:p>543244.468838518</text:p>
              </table:table-cell>
            </table:table-row>
            <table:table-row>
              <table:table-cell office:value-type="float" office:value="36001">
                <text:p>36001</text:p>
              </table:table-cell>
              <table:table-cell office:value-type="float" office:value="1296072001">
                <text:p>1296072001</text:p>
              </table:table-cell>
              <table:table-cell office:value-type="float" office:value="544902.112724123">
                <text:p>544902.112724123</text:p>
              </table:table-cell>
            </table:table-row>
            <table:table-row>
              <table:table-cell office:value-type="float" office:value="36101">
                <text:p>36101</text:p>
              </table:table-cell>
              <table:table-cell office:value-type="float" office:value="1303282201">
                <text:p>1303282201</text:p>
              </table:table-cell>
              <table:table-cell office:value-type="float" office:value="546560.157347734">
                <text:p>546560.157347734</text:p>
              </table:table-cell>
            </table:table-row>
            <table:table-row>
              <table:table-cell office:value-type="float" office:value="36201">
                <text:p>36201</text:p>
              </table:table-cell>
              <table:table-cell office:value-type="float" office:value="1310512401">
                <text:p>1310512401</text:p>
              </table:table-cell>
              <table:table-cell office:value-type="float" office:value="548218.601599301">
                <text:p>548218.601599301</text:p>
              </table:table-cell>
            </table:table-row>
            <table:table-row>
              <table:table-cell office:value-type="float" office:value="36301">
                <text:p>36301</text:p>
              </table:table-cell>
              <table:table-cell office:value-type="float" office:value="1317762601">
                <text:p>1317762601</text:p>
              </table:table-cell>
              <table:table-cell office:value-type="float" office:value="549877.444374909">
                <text:p>549877.444374909</text:p>
              </table:table-cell>
            </table:table-row>
            <table:table-row>
              <table:table-cell office:value-type="float" office:value="36401">
                <text:p>36401</text:p>
              </table:table-cell>
              <table:table-cell office:value-type="float" office:value="1325032801">
                <text:p>1325032801</text:p>
              </table:table-cell>
              <table:table-cell office:value-type="float" office:value="551536.684576721">
                <text:p>551536.684576721</text:p>
              </table:table-cell>
            </table:table-row>
            <table:table-row>
              <table:table-cell office:value-type="float" office:value="36501">
                <text:p>36501</text:p>
              </table:table-cell>
              <table:table-cell office:value-type="float" office:value="1332323001">
                <text:p>1332323001</text:p>
              </table:table-cell>
              <table:table-cell office:value-type="float" office:value="553196.321112934">
                <text:p>553196.321112934</text:p>
              </table:table-cell>
            </table:table-row>
            <table:table-row>
              <table:table-cell office:value-type="float" office:value="36601">
                <text:p>36601</text:p>
              </table:table-cell>
              <table:table-cell office:value-type="float" office:value="1339633201">
                <text:p>1339633201</text:p>
              </table:table-cell>
              <table:table-cell office:value-type="float" office:value="554856.352897729">
                <text:p>554856.352897729</text:p>
              </table:table-cell>
            </table:table-row>
            <table:table-row>
              <table:table-cell office:value-type="float" office:value="36701">
                <text:p>36701</text:p>
              </table:table-cell>
              <table:table-cell office:value-type="float" office:value="1346963401">
                <text:p>1346963401</text:p>
              </table:table-cell>
              <table:table-cell office:value-type="float" office:value="556516.778851217">
                <text:p>556516.778851217</text:p>
              </table:table-cell>
            </table:table-row>
            <table:table-row>
              <table:table-cell office:value-type="float" office:value="36801">
                <text:p>36801</text:p>
              </table:table-cell>
              <table:table-cell office:value-type="float" office:value="1354313601">
                <text:p>1354313601</text:p>
              </table:table-cell>
              <table:table-cell office:value-type="float" office:value="558177.597899396">
                <text:p>558177.597899396</text:p>
              </table:table-cell>
            </table:table-row>
            <table:table-row>
              <table:table-cell office:value-type="float" office:value="36901">
                <text:p>36901</text:p>
              </table:table-cell>
              <table:table-cell office:value-type="float" office:value="1361683801">
                <text:p>1361683801</text:p>
              </table:table-cell>
              <table:table-cell office:value-type="float" office:value="559838.808974101">
                <text:p>559838.808974101</text:p>
              </table:table-cell>
            </table:table-row>
            <table:table-row>
              <table:table-cell office:value-type="float" office:value="37001">
                <text:p>37001</text:p>
              </table:table-cell>
              <table:table-cell office:value-type="float" office:value="1369074001">
                <text:p>1369074001</text:p>
              </table:table-cell>
              <table:table-cell office:value-type="float" office:value="561500.411012955">
                <text:p>561500.411012955</text:p>
              </table:table-cell>
            </table:table-row>
            <table:table-row>
              <table:table-cell office:value-type="float" office:value="37101">
                <text:p>37101</text:p>
              </table:table-cell>
              <table:table-cell office:value-type="float" office:value="1376484201">
                <text:p>1376484201</text:p>
              </table:table-cell>
              <table:table-cell office:value-type="float" office:value="563162.402959325">
                <text:p>563162.402959325</text:p>
              </table:table-cell>
            </table:table-row>
            <table:table-row>
              <table:table-cell office:value-type="float" office:value="37201">
                <text:p>37201</text:p>
              </table:table-cell>
              <table:table-cell office:value-type="float" office:value="1383914401">
                <text:p>1383914401</text:p>
              </table:table-cell>
              <table:table-cell office:value-type="float" office:value="564824.783762271">
                <text:p>564824.783762271</text:p>
              </table:table-cell>
            </table:table-row>
            <table:table-row>
              <table:table-cell office:value-type="float" office:value="37301">
                <text:p>37301</text:p>
              </table:table-cell>
              <table:table-cell office:value-type="float" office:value="1391364601">
                <text:p>1391364601</text:p>
              </table:table-cell>
              <table:table-cell office:value-type="float" office:value="566487.552376507">
                <text:p>566487.552376507</text:p>
              </table:table-cell>
            </table:table-row>
            <table:table-row>
              <table:table-cell office:value-type="float" office:value="37401">
                <text:p>37401</text:p>
              </table:table-cell>
              <table:table-cell office:value-type="float" office:value="1398834801">
                <text:p>1398834801</text:p>
              </table:table-cell>
              <table:table-cell office:value-type="float" office:value="568150.70776235">
                <text:p>568150.70776235</text:p>
              </table:table-cell>
            </table:table-row>
            <table:table-row>
              <table:table-cell office:value-type="float" office:value="37501">
                <text:p>37501</text:p>
              </table:table-cell>
              <table:table-cell office:value-type="float" office:value="1406325001">
                <text:p>1406325001</text:p>
              </table:table-cell>
              <table:table-cell office:value-type="float" office:value="569814.248885676">
                <text:p>569814.248885676</text:p>
              </table:table-cell>
            </table:table-row>
            <table:table-row>
              <table:table-cell office:value-type="float" office:value="37601">
                <text:p>37601</text:p>
              </table:table-cell>
              <table:table-cell office:value-type="float" office:value="1413835201">
                <text:p>1413835201</text:p>
              </table:table-cell>
              <table:table-cell office:value-type="float" office:value="571478.174717876">
                <text:p>571478.174717876</text:p>
              </table:table-cell>
            </table:table-row>
            <table:table-row>
              <table:table-cell office:value-type="float" office:value="37701">
                <text:p>37701</text:p>
              </table:table-cell>
              <table:table-cell office:value-type="float" office:value="1421365401">
                <text:p>1421365401</text:p>
              </table:table-cell>
              <table:table-cell office:value-type="float" office:value="573142.484235813">
                <text:p>573142.484235813</text:p>
              </table:table-cell>
            </table:table-row>
            <table:table-row>
              <table:table-cell office:value-type="float" office:value="37801">
                <text:p>37801</text:p>
              </table:table-cell>
              <table:table-cell office:value-type="float" office:value="1428915601">
                <text:p>1428915601</text:p>
              </table:table-cell>
              <table:table-cell office:value-type="float" office:value="574807.176421779">
                <text:p>574807.176421779</text:p>
              </table:table-cell>
            </table:table-row>
            <table:table-row>
              <table:table-cell office:value-type="float" office:value="37901">
                <text:p>37901</text:p>
              </table:table-cell>
              <table:table-cell office:value-type="float" office:value="1436485801">
                <text:p>1436485801</text:p>
              </table:table-cell>
              <table:table-cell office:value-type="float" office:value="576472.250263448">
                <text:p>576472.250263448</text:p>
              </table:table-cell>
            </table:table-row>
            <table:table-row>
              <table:table-cell office:value-type="float" office:value="38001">
                <text:p>38001</text:p>
              </table:table-cell>
              <table:table-cell office:value-type="float" office:value="1444076001">
                <text:p>1444076001</text:p>
              </table:table-cell>
              <table:table-cell office:value-type="float" office:value="578137.704753837">
                <text:p>578137.704753837</text:p>
              </table:table-cell>
            </table:table-row>
            <table:table-row>
              <table:table-cell office:value-type="float" office:value="38101">
                <text:p>38101</text:p>
              </table:table-cell>
              <table:table-cell office:value-type="float" office:value="1451686201">
                <text:p>1451686201</text:p>
              </table:table-cell>
              <table:table-cell office:value-type="float" office:value="579803.538891264">
                <text:p>579803.538891264</text:p>
              </table:table-cell>
            </table:table-row>
            <table:table-row>
              <table:table-cell office:value-type="float" office:value="38201">
                <text:p>38201</text:p>
              </table:table-cell>
              <table:table-cell office:value-type="float" office:value="1459316401">
                <text:p>1459316401</text:p>
              </table:table-cell>
              <table:table-cell office:value-type="float" office:value="581469.751679302">
                <text:p>581469.751679302</text:p>
              </table:table-cell>
            </table:table-row>
            <table:table-row>
              <table:table-cell office:value-type="float" office:value="38301">
                <text:p>38301</text:p>
              </table:table-cell>
              <table:table-cell office:value-type="float" office:value="1466966601">
                <text:p>1466966601</text:p>
              </table:table-cell>
              <table:table-cell office:value-type="float" office:value="583136.342126744">
                <text:p>583136.342126744</text:p>
              </table:table-cell>
            </table:table-row>
            <table:table-row>
              <table:table-cell office:value-type="float" office:value="38401">
                <text:p>38401</text:p>
              </table:table-cell>
              <table:table-cell office:value-type="float" office:value="1474636801">
                <text:p>1474636801</text:p>
              </table:table-cell>
              <table:table-cell office:value-type="float" office:value="584803.309247558">
                <text:p>584803.309247558</text:p>
              </table:table-cell>
            </table:table-row>
            <table:table-row>
              <table:table-cell office:value-type="float" office:value="38501">
                <text:p>38501</text:p>
              </table:table-cell>
              <table:table-cell office:value-type="float" office:value="1482327001">
                <text:p>1482327001</text:p>
              </table:table-cell>
              <table:table-cell office:value-type="float" office:value="586470.652060847">
                <text:p>586470.652060847</text:p>
              </table:table-cell>
            </table:table-row>
            <table:table-row>
              <table:table-cell office:value-type="float" office:value="38601">
                <text:p>38601</text:p>
              </table:table-cell>
              <table:table-cell office:value-type="float" office:value="1490037201">
                <text:p>1490037201</text:p>
              </table:table-cell>
              <table:table-cell office:value-type="float" office:value="588138.369590808">
                <text:p>588138.369590808</text:p>
              </table:table-cell>
            </table:table-row>
            <table:table-row>
              <table:table-cell office:value-type="float" office:value="38701">
                <text:p>38701</text:p>
              </table:table-cell>
              <table:table-cell office:value-type="float" office:value="1497767401">
                <text:p>1497767401</text:p>
              </table:table-cell>
              <table:table-cell office:value-type="float" office:value="589806.460866697">
                <text:p>589806.460866697</text:p>
              </table:table-cell>
            </table:table-row>
            <table:table-row>
              <table:table-cell office:value-type="float" office:value="38801">
                <text:p>38801</text:p>
              </table:table-cell>
              <table:table-cell office:value-type="float" office:value="1505517601">
                <text:p>1505517601</text:p>
              </table:table-cell>
              <table:table-cell office:value-type="float" office:value="591474.924922784">
                <text:p>591474.924922784</text:p>
              </table:table-cell>
            </table:table-row>
            <table:table-row>
              <table:table-cell office:value-type="float" office:value="38901">
                <text:p>38901</text:p>
              </table:table-cell>
              <table:table-cell office:value-type="float" office:value="1513287801">
                <text:p>1513287801</text:p>
              </table:table-cell>
              <table:table-cell office:value-type="float" office:value="593143.760798319">
                <text:p>593143.760798319</text:p>
              </table:table-cell>
            </table:table-row>
            <table:table-row>
              <table:table-cell office:value-type="float" office:value="39001">
                <text:p>39001</text:p>
              </table:table-cell>
              <table:table-cell office:value-type="float" office:value="1521078001">
                <text:p>1521078001</text:p>
              </table:table-cell>
              <table:table-cell office:value-type="float" office:value="594812.967537489">
                <text:p>594812.967537489</text:p>
              </table:table-cell>
            </table:table-row>
            <table:table-row>
              <table:table-cell office:value-type="float" office:value="39101">
                <text:p>39101</text:p>
              </table:table-cell>
              <table:table-cell office:value-type="float" office:value="1528888201">
                <text:p>1528888201</text:p>
              </table:table-cell>
              <table:table-cell office:value-type="float" office:value="596482.544189386">
                <text:p>596482.544189386</text:p>
              </table:table-cell>
            </table:table-row>
            <table:table-row>
              <table:table-cell office:value-type="float" office:value="39201">
                <text:p>39201</text:p>
              </table:table-cell>
              <table:table-cell office:value-type="float" office:value="1536718401">
                <text:p>1536718401</text:p>
              </table:table-cell>
              <table:table-cell office:value-type="float" office:value="598152.489807962">
                <text:p>598152.489807962</text:p>
              </table:table-cell>
            </table:table-row>
            <table:table-row>
              <table:table-cell office:value-type="float" office:value="39301">
                <text:p>39301</text:p>
              </table:table-cell>
              <table:table-cell office:value-type="float" office:value="1544568601">
                <text:p>1544568601</text:p>
              </table:table-cell>
              <table:table-cell office:value-type="float" office:value="599822.803451998">
                <text:p>599822.803451998</text:p>
              </table:table-cell>
            </table:table-row>
            <table:table-row>
              <table:table-cell office:value-type="float" office:value="39401">
                <text:p>39401</text:p>
              </table:table-cell>
              <table:table-cell office:value-type="float" office:value="1552438801">
                <text:p>1552438801</text:p>
              </table:table-cell>
              <table:table-cell office:value-type="float" office:value="601493.484185064">
                <text:p>601493.484185064</text:p>
              </table:table-cell>
            </table:table-row>
            <table:table-row>
              <table:table-cell office:value-type="float" office:value="39501">
                <text:p>39501</text:p>
              </table:table-cell>
              <table:table-cell office:value-type="float" office:value="1560329001">
                <text:p>1560329001</text:p>
              </table:table-cell>
              <table:table-cell office:value-type="float" office:value="603164.531075484">
                <text:p>603164.531075484</text:p>
              </table:table-cell>
            </table:table-row>
            <table:table-row>
              <table:table-cell office:value-type="float" office:value="39601">
                <text:p>39601</text:p>
              </table:table-cell>
              <table:table-cell office:value-type="float" office:value="1568239201">
                <text:p>1568239201</text:p>
              </table:table-cell>
              <table:table-cell office:value-type="float" office:value="604835.943196298">
                <text:p>604835.943196298</text:p>
              </table:table-cell>
            </table:table-row>
            <table:table-row>
              <table:table-cell office:value-type="float" office:value="39701">
                <text:p>39701</text:p>
              </table:table-cell>
              <table:table-cell office:value-type="float" office:value="1576169401">
                <text:p>1576169401</text:p>
              </table:table-cell>
              <table:table-cell office:value-type="float" office:value="606507.71962523">
                <text:p>606507.71962523</text:p>
              </table:table-cell>
            </table:table-row>
            <table:table-row>
              <table:table-cell office:value-type="float" office:value="39801">
                <text:p>39801</text:p>
              </table:table-cell>
              <table:table-cell office:value-type="float" office:value="1584119601">
                <text:p>1584119601</text:p>
              </table:table-cell>
              <table:table-cell office:value-type="float" office:value="608179.859444647">
                <text:p>608179.859444647</text:p>
              </table:table-cell>
            </table:table-row>
            <table:table-row>
              <table:table-cell office:value-type="float" office:value="39901">
                <text:p>39901</text:p>
              </table:table-cell>
              <table:table-cell office:value-type="float" office:value="1592089801">
                <text:p>1592089801</text:p>
              </table:table-cell>
              <table:table-cell office:value-type="float" office:value="609852.361741529">
                <text:p>609852.361741529</text:p>
              </table:table-cell>
            </table:table-row>
            <table:table-row>
              <table:table-cell office:value-type="float" office:value="40001">
                <text:p>40001</text:p>
              </table:table-cell>
              <table:table-cell office:value-type="float" office:value="1600080001">
                <text:p>1600080001</text:p>
              </table:table-cell>
              <table:table-cell office:value-type="float" office:value="611525.225607432">
                <text:p>611525.225607432</text:p>
              </table:table-cell>
            </table:table-row>
            <table:table-row>
              <table:table-cell office:value-type="float" office:value="40101">
                <text:p>40101</text:p>
              </table:table-cell>
              <table:table-cell office:value-type="float" office:value="1608090201">
                <text:p>1608090201</text:p>
              </table:table-cell>
              <table:table-cell office:value-type="float" office:value="613198.450138454">
                <text:p>613198.450138454</text:p>
              </table:table-cell>
            </table:table-row>
            <table:table-row>
              <table:table-cell office:value-type="float" office:value="40201">
                <text:p>40201</text:p>
              </table:table-cell>
              <table:table-cell office:value-type="float" office:value="1616120401">
                <text:p>1616120401</text:p>
              </table:table-cell>
              <table:table-cell office:value-type="float" office:value="614872.034435203">
                <text:p>614872.034435203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1624170601">
                <text:p>1624170601</text:p>
              </table:table-cell>
              <table:table-cell office:value-type="float" office:value="616545.977602757">
                <text:p>616545.977602757</text:p>
              </table:table-cell>
            </table:table-row>
            <table:table-row>
              <table:table-cell office:value-type="float" office:value="40401">
                <text:p>40401</text:p>
              </table:table-cell>
              <table:table-cell office:value-type="float" office:value="1632240801">
                <text:p>1632240801</text:p>
              </table:table-cell>
              <table:table-cell office:value-type="float" office:value="618220.27875064">
                <text:p>618220.27875064</text:p>
              </table:table-cell>
            </table:table-row>
            <table:table-row>
              <table:table-cell office:value-type="float" office:value="40501">
                <text:p>40501</text:p>
              </table:table-cell>
              <table:table-cell office:value-type="float" office:value="1640331001">
                <text:p>1640331001</text:p>
              </table:table-cell>
              <table:table-cell office:value-type="float" office:value="619894.936992781">
                <text:p>619894.936992781</text:p>
              </table:table-cell>
            </table:table-row>
            <table:table-row>
              <table:table-cell office:value-type="float" office:value="40601">
                <text:p>40601</text:p>
              </table:table-cell>
              <table:table-cell office:value-type="float" office:value="1648441201">
                <text:p>1648441201</text:p>
              </table:table-cell>
              <table:table-cell office:value-type="float" office:value="621569.951447487">
                <text:p>621569.951447487</text:p>
              </table:table-cell>
            </table:table-row>
            <table:table-row>
              <table:table-cell office:value-type="float" office:value="40701">
                <text:p>40701</text:p>
              </table:table-cell>
              <table:table-cell office:value-type="float" office:value="1656571401">
                <text:p>1656571401</text:p>
              </table:table-cell>
              <table:table-cell office:value-type="float" office:value="623245.321237406">
                <text:p>623245.321237406</text:p>
              </table:table-cell>
            </table:table-row>
            <table:table-row>
              <table:table-cell office:value-type="float" office:value="40801">
                <text:p>40801</text:p>
              </table:table-cell>
              <table:table-cell office:value-type="float" office:value="1664721601">
                <text:p>1664721601</text:p>
              </table:table-cell>
              <table:table-cell office:value-type="float" office:value="624921.045489498">
                <text:p>624921.045489498</text:p>
              </table:table-cell>
            </table:table-row>
            <table:table-row>
              <table:table-cell office:value-type="float" office:value="40901">
                <text:p>40901</text:p>
              </table:table-cell>
              <table:table-cell office:value-type="float" office:value="1672891801">
                <text:p>1672891801</text:p>
              </table:table-cell>
              <table:table-cell office:value-type="float" office:value="626597.123335004">
                <text:p>626597.123335004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1681082001">
                <text:p>1681082001</text:p>
              </table:table-cell>
              <table:table-cell office:value-type="float" office:value="628273.553909411">
                <text:p>628273.553909411</text:p>
              </table:table-cell>
            </table:table-row>
            <table:table-row>
              <table:table-cell office:value-type="float" office:value="41101">
                <text:p>41101</text:p>
              </table:table-cell>
              <table:table-cell office:value-type="float" office:value="1689292201">
                <text:p>1689292201</text:p>
              </table:table-cell>
              <table:table-cell office:value-type="float" office:value="629950.336352424">
                <text:p>629950.336352424</text:p>
              </table:table-cell>
            </table:table-row>
            <table:table-row>
              <table:table-cell office:value-type="float" office:value="41201">
                <text:p>41201</text:p>
              </table:table-cell>
              <table:table-cell office:value-type="float" office:value="1697522401">
                <text:p>1697522401</text:p>
              </table:table-cell>
              <table:table-cell office:value-type="float" office:value="631627.469807934">
                <text:p>631627.469807934</text:p>
              </table:table-cell>
            </table:table-row>
            <table:table-row>
              <table:table-cell office:value-type="float" office:value="41301">
                <text:p>41301</text:p>
              </table:table-cell>
              <table:table-cell office:value-type="float" office:value="1705772601">
                <text:p>1705772601</text:p>
              </table:table-cell>
              <table:table-cell office:value-type="float" office:value="633304.953423987">
                <text:p>633304.953423987</text:p>
              </table:table-cell>
            </table:table-row>
            <table:table-row>
              <table:table-cell office:value-type="float" office:value="41401">
                <text:p>41401</text:p>
              </table:table-cell>
              <table:table-cell office:value-type="float" office:value="1714042801">
                <text:p>1714042801</text:p>
              </table:table-cell>
              <table:table-cell office:value-type="float" office:value="634982.786352758">
                <text:p>634982.786352758</text:p>
              </table:table-cell>
            </table:table-row>
            <table:table-row>
              <table:table-cell office:value-type="float" office:value="41501">
                <text:p>41501</text:p>
              </table:table-cell>
              <table:table-cell office:value-type="float" office:value="1722333001">
                <text:p>1722333001</text:p>
              </table:table-cell>
              <table:table-cell office:value-type="float" office:value="636660.967750513">
                <text:p>636660.967750513</text:p>
              </table:table-cell>
            </table:table-row>
            <table:table-row>
              <table:table-cell office:value-type="float" office:value="41601">
                <text:p>41601</text:p>
              </table:table-cell>
              <table:table-cell office:value-type="float" office:value="1730643201">
                <text:p>1730643201</text:p>
              </table:table-cell>
              <table:table-cell office:value-type="float" office:value="638339.496777587">
                <text:p>638339.496777587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1738973401">
                <text:p>1738973401</text:p>
              </table:table-cell>
              <table:table-cell office:value-type="float" office:value="640018.372598351">
                <text:p>640018.372598351</text:p>
              </table:table-cell>
            </table:table-row>
            <table:table-row>
              <table:table-cell office:value-type="float" office:value="41801">
                <text:p>41801</text:p>
              </table:table-cell>
              <table:table-cell office:value-type="float" office:value="1747323601">
                <text:p>1747323601</text:p>
              </table:table-cell>
              <table:table-cell office:value-type="float" office:value="641697.594381184">
                <text:p>641697.594381184</text:p>
              </table:table-cell>
            </table:table-row>
            <table:table-row>
              <table:table-cell office:value-type="float" office:value="41901">
                <text:p>41901</text:p>
              </table:table-cell>
              <table:table-cell office:value-type="float" office:value="1755693801">
                <text:p>1755693801</text:p>
              </table:table-cell>
              <table:table-cell office:value-type="float" office:value="643377.161298444">
                <text:p>643377.161298444</text:p>
              </table:table-cell>
            </table:table-row>
            <table:table-row>
              <table:table-cell office:value-type="float" office:value="42001">
                <text:p>42001</text:p>
              </table:table-cell>
              <table:table-cell office:value-type="float" office:value="1764084001">
                <text:p>1764084001</text:p>
              </table:table-cell>
              <table:table-cell office:value-type="float" office:value="645057.072526439">
                <text:p>645057.072526439</text:p>
              </table:table-cell>
            </table:table-row>
            <table:table-row>
              <table:table-cell office:value-type="float" office:value="42101">
                <text:p>42101</text:p>
              </table:table-cell>
              <table:table-cell office:value-type="float" office:value="1772494201">
                <text:p>1772494201</text:p>
              </table:table-cell>
              <table:table-cell office:value-type="float" office:value="646737.327245399">
                <text:p>646737.327245399</text:p>
              </table:table-cell>
            </table:table-row>
            <table:table-row>
              <table:table-cell office:value-type="float" office:value="42201">
                <text:p>42201</text:p>
              </table:table-cell>
              <table:table-cell office:value-type="float" office:value="1780924401">
                <text:p>1780924401</text:p>
              </table:table-cell>
              <table:table-cell office:value-type="float" office:value="648417.924639449">
                <text:p>648417.924639449</text:p>
              </table:table-cell>
            </table:table-row>
            <table:table-row>
              <table:table-cell office:value-type="float" office:value="42301">
                <text:p>42301</text:p>
              </table:table-cell>
              <table:table-cell office:value-type="float" office:value="1789374601">
                <text:p>1789374601</text:p>
              </table:table-cell>
              <table:table-cell office:value-type="float" office:value="650098.863896582">
                <text:p>650098.863896582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1797844801">
                <text:p>1797844801</text:p>
              </table:table-cell>
              <table:table-cell office:value-type="float" office:value="651780.144208626">
                <text:p>651780.144208626</text:p>
              </table:table-cell>
            </table:table-row>
            <table:table-row>
              <table:table-cell office:value-type="float" office:value="42501">
                <text:p>42501</text:p>
              </table:table-cell>
              <table:table-cell office:value-type="float" office:value="1806335001">
                <text:p>1806335001</text:p>
              </table:table-cell>
              <table:table-cell office:value-type="float" office:value="653461.764771226">
                <text:p>653461.764771226</text:p>
              </table:table-cell>
            </table:table-row>
            <table:table-row>
              <table:table-cell office:value-type="float" office:value="42601">
                <text:p>42601</text:p>
              </table:table-cell>
              <table:table-cell office:value-type="float" office:value="1814845201">
                <text:p>1814845201</text:p>
              </table:table-cell>
              <table:table-cell office:value-type="float" office:value="655143.724783808">
                <text:p>655143.724783808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1823375401">
                <text:p>1823375401</text:p>
              </table:table-cell>
              <table:table-cell office:value-type="float" office:value="656826.023449559">
                <text:p>656826.023449559</text:p>
              </table:table-cell>
            </table:table-row>
            <table:table-row>
              <table:table-cell office:value-type="float" office:value="42801">
                <text:p>42801</text:p>
              </table:table-cell>
              <table:table-cell office:value-type="float" office:value="1831925601">
                <text:p>1831925601</text:p>
              </table:table-cell>
              <table:table-cell office:value-type="float" office:value="658508.659975398">
                <text:p>658508.659975398</text:p>
              </table:table-cell>
            </table:table-row>
            <table:table-row>
              <table:table-cell office:value-type="float" office:value="42901">
                <text:p>42901</text:p>
              </table:table-cell>
              <table:table-cell office:value-type="float" office:value="1840495801">
                <text:p>1840495801</text:p>
              </table:table-cell>
              <table:table-cell office:value-type="float" office:value="660191.633571949">
                <text:p>660191.633571949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849086001">
                <text:p>1849086001</text:p>
              </table:table-cell>
              <table:table-cell office:value-type="float" office:value="661874.943453516">
                <text:p>661874.943453516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1857696201">
                <text:p>1857696201</text:p>
              </table:table-cell>
              <table:table-cell office:value-type="float" office:value="663558.588838057">
                <text:p>663558.588838057</text:p>
              </table:table-cell>
            </table:table-row>
            <table:table-row>
              <table:table-cell office:value-type="float" office:value="43201">
                <text:p>43201</text:p>
              </table:table-cell>
              <table:table-cell office:value-type="float" office:value="1866326401">
                <text:p>1866326401</text:p>
              </table:table-cell>
              <table:table-cell office:value-type="float" office:value="665242.568947161">
                <text:p>665242.568947161</text:p>
              </table:table-cell>
            </table:table-row>
            <table:table-row>
              <table:table-cell office:value-type="float" office:value="43301">
                <text:p>43301</text:p>
              </table:table-cell>
              <table:table-cell office:value-type="float" office:value="1874976601">
                <text:p>1874976601</text:p>
              </table:table-cell>
              <table:table-cell office:value-type="float" office:value="666926.883006017">
                <text:p>666926.883006017</text:p>
              </table:table-cell>
            </table:table-row>
            <table:table-row>
              <table:table-cell office:value-type="float" office:value="43401">
                <text:p>43401</text:p>
              </table:table-cell>
              <table:table-cell office:value-type="float" office:value="1883646801">
                <text:p>1883646801</text:p>
              </table:table-cell>
              <table:table-cell office:value-type="float" office:value="668611.530243397">
                <text:p>668611.530243397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1892337001">
                <text:p>1892337001</text:p>
              </table:table-cell>
              <table:table-cell office:value-type="float" office:value="670296.509891625">
                <text:p>670296.509891625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1901047201">
                <text:p>1901047201</text:p>
              </table:table-cell>
              <table:table-cell office:value-type="float" office:value="671981.821186552">
                <text:p>671981.821186552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1909777401">
                <text:p>1909777401</text:p>
              </table:table-cell>
              <table:table-cell office:value-type="float" office:value="673667.463367538">
                <text:p>673667.463367538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1918527601">
                <text:p>1918527601</text:p>
              </table:table-cell>
              <table:table-cell office:value-type="float" office:value="675353.435677424">
                <text:p>675353.43567742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927297801">
                <text:p>1927297801</text:p>
              </table:table-cell>
              <table:table-cell office:value-type="float" office:value="677039.737362504">
                <text:p>677039.737362504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936088001">
                <text:p>1936088001</text:p>
              </table:table-cell>
              <table:table-cell office:value-type="float" office:value="678726.367672511">
                <text:p>678726.367672511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944898201">
                <text:p>1944898201</text:p>
              </table:table-cell>
              <table:table-cell office:value-type="float" office:value="680413.325860585">
                <text:p>680413.325860585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953728401">
                <text:p>1953728401</text:p>
              </table:table-cell>
              <table:table-cell office:value-type="float" office:value="682100.611183254">
                <text:p>682100.611183254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962578601">
                <text:p>1962578601</text:p>
              </table:table-cell>
              <table:table-cell office:value-type="float" office:value="683788.22290041">
                <text:p>683788.22290041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1971448801">
                <text:p>1971448801</text:p>
              </table:table-cell>
              <table:table-cell office:value-type="float" office:value="685476.160275286">
                <text:p>685476.16027528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1980339001">
                <text:p>1980339001</text:p>
              </table:table-cell>
              <table:table-cell office:value-type="float" office:value="687164.422574434">
                <text:p>687164.422574434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1989249201">
                <text:p>1989249201</text:p>
              </table:table-cell>
              <table:table-cell office:value-type="float" office:value="688853.009067702">
                <text:p>688853.009067702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1998179401">
                <text:p>1998179401</text:p>
              </table:table-cell>
              <table:table-cell office:value-type="float" office:value="690541.919028214">
                <text:p>690541.919028214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2007129601">
                <text:p>2007129601</text:p>
              </table:table-cell>
              <table:table-cell office:value-type="float" office:value="692231.151732342">
                <text:p>692231.151732342</text:p>
              </table:table-cell>
            </table:table-row>
            <table:table-row>
              <table:table-cell office:value-type="float" office:value="44901">
                <text:p>44901</text:p>
              </table:table-cell>
              <table:table-cell office:value-type="float" office:value="2016099801">
                <text:p>2016099801</text:p>
              </table:table-cell>
              <table:table-cell office:value-type="float" office:value="693920.706459693">
                <text:p>693920.706459693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2025090001">
                <text:p>2025090001</text:p>
              </table:table-cell>
              <table:table-cell office:value-type="float" office:value="695610.582493081">
                <text:p>695610.582493081</text:p>
              </table:table-cell>
            </table:table-row>
            <table:table-row>
              <table:table-cell office:value-type="float" office:value="45101">
                <text:p>45101</text:p>
              </table:table-cell>
              <table:table-cell office:value-type="float" office:value="2034100201">
                <text:p>2034100201</text:p>
              </table:table-cell>
              <table:table-cell office:value-type="float" office:value="697300.779118506">
                <text:p>697300.779118506</text:p>
              </table:table-cell>
            </table:table-row>
            <table:table-row>
              <table:table-cell office:value-type="float" office:value="45201">
                <text:p>45201</text:p>
              </table:table-cell>
              <table:table-cell office:value-type="float" office:value="2043130401">
                <text:p>2043130401</text:p>
              </table:table-cell>
              <table:table-cell office:value-type="float" office:value="698991.295625136">
                <text:p>698991.295625136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2052180601">
                <text:p>2052180601</text:p>
              </table:table-cell>
              <table:table-cell office:value-type="float" office:value="700682.131305284">
                <text:p>700682.131305284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2061250801">
                <text:p>2061250801</text:p>
              </table:table-cell>
              <table:table-cell office:value-type="float" office:value="702373.285454387">
                <text:p>702373.285454387</text:p>
              </table:table-cell>
            </table:table-row>
            <table:table-row>
              <table:table-cell office:value-type="float" office:value="45501">
                <text:p>45501</text:p>
              </table:table-cell>
              <table:table-cell office:value-type="float" office:value="2070341001">
                <text:p>2070341001</text:p>
              </table:table-cell>
              <table:table-cell office:value-type="float" office:value="704064.757370985">
                <text:p>704064.757370985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2079451201">
                <text:p>2079451201</text:p>
              </table:table-cell>
              <table:table-cell office:value-type="float" office:value="705756.546356703">
                <text:p>705756.546356703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2088581401">
                <text:p>2088581401</text:p>
              </table:table-cell>
              <table:table-cell office:value-type="float" office:value="707448.651716229">
                <text:p>707448.651716229</text:p>
              </table:table-cell>
            </table:table-row>
            <table:table-row>
              <table:table-cell office:value-type="float" office:value="45801">
                <text:p>45801</text:p>
              </table:table-cell>
              <table:table-cell office:value-type="float" office:value="2097731601">
                <text:p>2097731601</text:p>
              </table:table-cell>
              <table:table-cell office:value-type="float" office:value="709141.072757291">
                <text:p>709141.072757291</text:p>
              </table:table-cell>
            </table:table-row>
            <table:table-row>
              <table:table-cell office:value-type="float" office:value="45901">
                <text:p>45901</text:p>
              </table:table-cell>
              <table:table-cell office:value-type="float" office:value="2106901801">
                <text:p>2106901801</text:p>
              </table:table-cell>
              <table:table-cell office:value-type="float" office:value="710833.808790643">
                <text:p>710833.808790643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2116092001">
                <text:p>2116092001</text:p>
              </table:table-cell>
              <table:table-cell office:value-type="float" office:value="712526.859130042">
                <text:p>712526.859130042</text:p>
              </table:table-cell>
            </table:table-row>
            <table:table-row>
              <table:table-cell office:value-type="float" office:value="46101">
                <text:p>46101</text:p>
              </table:table-cell>
              <table:table-cell office:value-type="float" office:value="2125302201">
                <text:p>2125302201</text:p>
              </table:table-cell>
              <table:table-cell office:value-type="float" office:value="714220.223092226">
                <text:p>714220.223092226</text:p>
              </table:table-cell>
            </table:table-row>
            <table:table-row>
              <table:table-cell office:value-type="float" office:value="46201">
                <text:p>46201</text:p>
              </table:table-cell>
              <table:table-cell office:value-type="float" office:value="2134532401">
                <text:p>2134532401</text:p>
              </table:table-cell>
              <table:table-cell office:value-type="float" office:value="715913.8999969">
                <text:p>715913.8999969</text:p>
              </table:table-cell>
            </table:table-row>
            <table:table-row>
              <table:table-cell office:value-type="float" office:value="46301">
                <text:p>46301</text:p>
              </table:table-cell>
              <table:table-cell office:value-type="float" office:value="2143782601">
                <text:p>2143782601</text:p>
              </table:table-cell>
              <table:table-cell office:value-type="float" office:value="717607.889166712">
                <text:p>717607.889166712</text:p>
              </table:table-cell>
            </table:table-row>
            <table:table-row>
              <table:table-cell office:value-type="float" office:value="46401">
                <text:p>46401</text:p>
              </table:table-cell>
              <table:table-cell office:value-type="float" office:value="2153052801">
                <text:p>2153052801</text:p>
              </table:table-cell>
              <table:table-cell office:value-type="float" office:value="719302.189927239">
                <text:p>719302.189927239</text:p>
              </table:table-cell>
            </table:table-row>
            <table:table-row>
              <table:table-cell office:value-type="float" office:value="46501">
                <text:p>46501</text:p>
              </table:table-cell>
              <table:table-cell office:value-type="float" office:value="2162343001">
                <text:p>2162343001</text:p>
              </table:table-cell>
              <table:table-cell office:value-type="float" office:value="720996.80160696">
                <text:p>720996.80160696</text:p>
              </table:table-cell>
            </table:table-row>
            <table:table-row>
              <table:table-cell office:value-type="float" office:value="46601">
                <text:p>46601</text:p>
              </table:table-cell>
              <table:table-cell office:value-type="float" office:value="2171653201">
                <text:p>2171653201</text:p>
              </table:table-cell>
              <table:table-cell office:value-type="float" office:value="722691.723537247">
                <text:p>722691.723537247</text:p>
              </table:table-cell>
            </table:table-row>
            <table:table-row>
              <table:table-cell office:value-type="float" office:value="46701">
                <text:p>46701</text:p>
              </table:table-cell>
              <table:table-cell office:value-type="float" office:value="2180983401">
                <text:p>2180983401</text:p>
              </table:table-cell>
              <table:table-cell office:value-type="float" office:value="724386.955052337">
                <text:p>724386.955052337</text:p>
              </table:table-cell>
            </table:table-row>
            <table:table-row>
              <table:table-cell office:value-type="float" office:value="46801">
                <text:p>46801</text:p>
              </table:table-cell>
              <table:table-cell office:value-type="float" office:value="2190333601">
                <text:p>2190333601</text:p>
              </table:table-cell>
              <table:table-cell office:value-type="float" office:value="726082.495489324">
                <text:p>726082.495489324</text:p>
              </table:table-cell>
            </table:table-row>
            <table:table-row>
              <table:table-cell office:value-type="float" office:value="46901">
                <text:p>46901</text:p>
              </table:table-cell>
              <table:table-cell office:value-type="float" office:value="2199703801">
                <text:p>2199703801</text:p>
              </table:table-cell>
              <table:table-cell office:value-type="float" office:value="727778.344188129">
                <text:p>727778.344188129</text:p>
              </table:table-cell>
            </table:table-row>
            <table:table-row>
              <table:table-cell office:value-type="float" office:value="47001">
                <text:p>47001</text:p>
              </table:table-cell>
              <table:table-cell office:value-type="float" office:value="2209094001">
                <text:p>2209094001</text:p>
              </table:table-cell>
              <table:table-cell office:value-type="float" office:value="729474.500491492">
                <text:p>729474.500491492</text:p>
              </table:table-cell>
            </table:table-row>
            <table:table-row>
              <table:table-cell office:value-type="float" office:value="47101">
                <text:p>47101</text:p>
              </table:table-cell>
              <table:table-cell office:value-type="float" office:value="2218504201">
                <text:p>2218504201</text:p>
              </table:table-cell>
              <table:table-cell office:value-type="float" office:value="731170.963744947">
                <text:p>731170.963744947</text:p>
              </table:table-cell>
            </table:table-row>
            <table:table-row>
              <table:table-cell office:value-type="float" office:value="47201">
                <text:p>47201</text:p>
              </table:table-cell>
              <table:table-cell office:value-type="float" office:value="2227934401">
                <text:p>2227934401</text:p>
              </table:table-cell>
              <table:table-cell office:value-type="float" office:value="732867.733296809">
                <text:p>732867.733296809</text:p>
              </table:table-cell>
            </table:table-row>
            <table:table-row>
              <table:table-cell office:value-type="float" office:value="47301">
                <text:p>47301</text:p>
              </table:table-cell>
              <table:table-cell office:value-type="float" office:value="2237384601">
                <text:p>2237384601</text:p>
              </table:table-cell>
              <table:table-cell office:value-type="float" office:value="734564.808498152">
                <text:p>734564.808498152</text:p>
              </table:table-cell>
            </table:table-row>
            <table:table-row>
              <table:table-cell office:value-type="float" office:value="47401">
                <text:p>47401</text:p>
              </table:table-cell>
              <table:table-cell office:value-type="float" office:value="2246854801">
                <text:p>2246854801</text:p>
              </table:table-cell>
              <table:table-cell office:value-type="float" office:value="736262.188702797">
                <text:p>736262.188702797</text:p>
              </table:table-cell>
            </table:table-row>
            <table:table-row>
              <table:table-cell office:value-type="float" office:value="47501">
                <text:p>47501</text:p>
              </table:table-cell>
              <table:table-cell office:value-type="float" office:value="2256345001">
                <text:p>2256345001</text:p>
              </table:table-cell>
              <table:table-cell office:value-type="float" office:value="737959.873267289">
                <text:p>737959.873267289</text:p>
              </table:table-cell>
            </table:table-row>
            <table:table-row>
              <table:table-cell office:value-type="float" office:value="47601">
                <text:p>47601</text:p>
              </table:table-cell>
              <table:table-cell office:value-type="float" office:value="2265855201">
                <text:p>2265855201</text:p>
              </table:table-cell>
              <table:table-cell office:value-type="float" office:value="739657.861550883">
                <text:p>739657.861550883</text:p>
              </table:table-cell>
            </table:table-row>
            <table:table-row>
              <table:table-cell office:value-type="float" office:value="47701">
                <text:p>47701</text:p>
              </table:table-cell>
              <table:table-cell office:value-type="float" office:value="2275385401">
                <text:p>2275385401</text:p>
              </table:table-cell>
              <table:table-cell office:value-type="float" office:value="741356.152915526">
                <text:p>741356.152915526</text:p>
              </table:table-cell>
            </table:table-row>
            <table:table-row>
              <table:table-cell office:value-type="float" office:value="47801">
                <text:p>47801</text:p>
              </table:table-cell>
              <table:table-cell office:value-type="float" office:value="2284935601">
                <text:p>2284935601</text:p>
              </table:table-cell>
              <table:table-cell office:value-type="float" office:value="743054.746725841">
                <text:p>743054.746725841</text:p>
              </table:table-cell>
            </table:table-row>
            <table:table-row>
              <table:table-cell office:value-type="float" office:value="47901">
                <text:p>47901</text:p>
              </table:table-cell>
              <table:table-cell office:value-type="float" office:value="2294505801">
                <text:p>2294505801</text:p>
              </table:table-cell>
              <table:table-cell office:value-type="float" office:value="744753.642349108">
                <text:p>744753.642349108</text:p>
              </table:table-cell>
            </table:table-row>
            <table:table-row>
              <table:table-cell office:value-type="float" office:value="48001">
                <text:p>48001</text:p>
              </table:table-cell>
              <table:table-cell office:value-type="float" office:value="2304096001">
                <text:p>2304096001</text:p>
              </table:table-cell>
              <table:table-cell office:value-type="float" office:value="746452.83915525">
                <text:p>746452.83915525</text:p>
              </table:table-cell>
            </table:table-row>
            <table:table-row>
              <table:table-cell office:value-type="float" office:value="48101">
                <text:p>48101</text:p>
              </table:table-cell>
              <table:table-cell office:value-type="float" office:value="2313706201">
                <text:p>2313706201</text:p>
              </table:table-cell>
              <table:table-cell office:value-type="float" office:value="748152.336516815">
                <text:p>748152.336516815</text:p>
              </table:table-cell>
            </table:table-row>
            <table:table-row>
              <table:table-cell office:value-type="float" office:value="48201">
                <text:p>48201</text:p>
              </table:table-cell>
              <table:table-cell office:value-type="float" office:value="2323336401">
                <text:p>2323336401</text:p>
              </table:table-cell>
              <table:table-cell office:value-type="float" office:value="749852.133808959">
                <text:p>749852.133808959</text:p>
              </table:table-cell>
            </table:table-row>
            <table:table-row>
              <table:table-cell office:value-type="float" office:value="48301">
                <text:p>48301</text:p>
              </table:table-cell>
              <table:table-cell office:value-type="float" office:value="2332986601">
                <text:p>2332986601</text:p>
              </table:table-cell>
              <table:table-cell office:value-type="float" office:value="751552.230409431">
                <text:p>751552.230409431</text:p>
              </table:table-cell>
            </table:table-row>
            <table:table-row>
              <table:table-cell office:value-type="float" office:value="48401">
                <text:p>48401</text:p>
              </table:table-cell>
              <table:table-cell office:value-type="float" office:value="2342656801">
                <text:p>2342656801</text:p>
              </table:table-cell>
              <table:table-cell office:value-type="float" office:value="753252.625698559">
                <text:p>753252.625698559</text:p>
              </table:table-cell>
            </table:table-row>
            <table:table-row>
              <table:table-cell office:value-type="float" office:value="48501">
                <text:p>48501</text:p>
              </table:table-cell>
              <table:table-cell office:value-type="float" office:value="2352347001">
                <text:p>2352347001</text:p>
              </table:table-cell>
              <table:table-cell office:value-type="float" office:value="754953.319059228">
                <text:p>754953.319059228</text:p>
              </table:table-cell>
            </table:table-row>
            <table:table-row>
              <table:table-cell office:value-type="float" office:value="48601">
                <text:p>48601</text:p>
              </table:table-cell>
              <table:table-cell office:value-type="float" office:value="2362057201">
                <text:p>2362057201</text:p>
              </table:table-cell>
              <table:table-cell office:value-type="float" office:value="756654.309876869">
                <text:p>756654.309876869</text:p>
              </table:table-cell>
            </table:table-row>
            <table:table-row>
              <table:table-cell office:value-type="float" office:value="48701">
                <text:p>48701</text:p>
              </table:table-cell>
              <table:table-cell office:value-type="float" office:value="2371787401">
                <text:p>2371787401</text:p>
              </table:table-cell>
              <table:table-cell office:value-type="float" office:value="758355.597539444">
                <text:p>758355.597539444</text:p>
              </table:table-cell>
            </table:table-row>
            <table:table-row>
              <table:table-cell office:value-type="float" office:value="48801">
                <text:p>48801</text:p>
              </table:table-cell>
              <table:table-cell office:value-type="float" office:value="2381537601">
                <text:p>2381537601</text:p>
              </table:table-cell>
              <table:table-cell office:value-type="float" office:value="760057.181437425">
                <text:p>760057.181437425</text:p>
              </table:table-cell>
            </table:table-row>
            <table:table-row>
              <table:table-cell office:value-type="float" office:value="48901">
                <text:p>48901</text:p>
              </table:table-cell>
              <table:table-cell office:value-type="float" office:value="2391307801">
                <text:p>2391307801</text:p>
              </table:table-cell>
              <table:table-cell office:value-type="float" office:value="761759.060963785">
                <text:p>761759.060963785</text:p>
              </table:table-cell>
            </table:table-row>
            <table:table-row>
              <table:table-cell office:value-type="float" office:value="49001">
                <text:p>49001</text:p>
              </table:table-cell>
              <table:table-cell office:value-type="float" office:value="2401098001">
                <text:p>2401098001</text:p>
              </table:table-cell>
              <table:table-cell office:value-type="float" office:value="763461.235513979">
                <text:p>763461.235513979</text:p>
              </table:table-cell>
            </table:table-row>
            <table:table-row>
              <table:table-cell office:value-type="float" office:value="49101">
                <text:p>49101</text:p>
              </table:table-cell>
              <table:table-cell office:value-type="float" office:value="2410908201">
                <text:p>2410908201</text:p>
              </table:table-cell>
              <table:table-cell office:value-type="float" office:value="765163.704485927">
                <text:p>765163.704485927</text:p>
              </table:table-cell>
            </table:table-row>
            <table:table-row>
              <table:table-cell office:value-type="float" office:value="49201">
                <text:p>49201</text:p>
              </table:table-cell>
              <table:table-cell office:value-type="float" office:value="2420738401">
                <text:p>2420738401</text:p>
              </table:table-cell>
              <table:table-cell office:value-type="float" office:value="766866.467280005">
                <text:p>766866.467280005</text:p>
              </table:table-cell>
            </table:table-row>
            <table:table-row>
              <table:table-cell office:value-type="float" office:value="49301">
                <text:p>49301</text:p>
              </table:table-cell>
              <table:table-cell office:value-type="float" office:value="2430588601">
                <text:p>2430588601</text:p>
              </table:table-cell>
              <table:table-cell office:value-type="float" office:value="768569.523299024">
                <text:p>768569.523299024</text:p>
              </table:table-cell>
            </table:table-row>
            <table:table-row>
              <table:table-cell office:value-type="float" office:value="49401">
                <text:p>49401</text:p>
              </table:table-cell>
              <table:table-cell office:value-type="float" office:value="2440458801">
                <text:p>2440458801</text:p>
              </table:table-cell>
              <table:table-cell office:value-type="float" office:value="770272.871948219">
                <text:p>770272.871948219</text:p>
              </table:table-cell>
            </table:table-row>
            <table:table-row>
              <table:table-cell office:value-type="float" office:value="49501">
                <text:p>49501</text:p>
              </table:table-cell>
              <table:table-cell office:value-type="float" office:value="2450349001">
                <text:p>2450349001</text:p>
              </table:table-cell>
              <table:table-cell office:value-type="float" office:value="771976.512635232">
                <text:p>771976.512635232</text:p>
              </table:table-cell>
            </table:table-row>
            <table:table-row>
              <table:table-cell office:value-type="float" office:value="49601">
                <text:p>49601</text:p>
              </table:table-cell>
              <table:table-cell office:value-type="float" office:value="2460259201">
                <text:p>2460259201</text:p>
              </table:table-cell>
              <table:table-cell office:value-type="float" office:value="773680.4447701">
                <text:p>773680.4447701</text:p>
              </table:table-cell>
            </table:table-row>
            <table:table-row>
              <table:table-cell office:value-type="float" office:value="49701">
                <text:p>49701</text:p>
              </table:table-cell>
              <table:table-cell office:value-type="float" office:value="2470189401">
                <text:p>2470189401</text:p>
              </table:table-cell>
              <table:table-cell office:value-type="float" office:value="775384.667765236">
                <text:p>775384.667765236</text:p>
              </table:table-cell>
            </table:table-row>
            <table:table-row>
              <table:table-cell office:value-type="float" office:value="49801">
                <text:p>49801</text:p>
              </table:table-cell>
              <table:table-cell office:value-type="float" office:value="2480139601">
                <text:p>2480139601</text:p>
              </table:table-cell>
              <table:table-cell office:value-type="float" office:value="777089.181035419">
                <text:p>777089.181035419</text:p>
              </table:table-cell>
            </table:table-row>
            <table:table-row>
              <table:table-cell office:value-type="float" office:value="49901">
                <text:p>49901</text:p>
              </table:table-cell>
              <table:table-cell office:value-type="float" office:value="2490109801">
                <text:p>2490109801</text:p>
              </table:table-cell>
              <table:table-cell office:value-type="float" office:value="778793.98399778">
                <text:p>778793.98399778</text:p>
              </table:table-cell>
            </table:table-row>
            <table:table-row>
              <table:table-cell office:value-type="float" office:value="50001">
                <text:p>50001</text:p>
              </table:table-cell>
              <table:table-cell office:value-type="float" office:value="2500100001">
                <text:p>2500100001</text:p>
              </table:table-cell>
              <table:table-cell office:value-type="float" office:value="780499.076071783">
                <text:p>780499.076071783</text:p>
              </table:table-cell>
            </table:table-row>
            <table:table-row>
              <table:table-cell office:value-type="float" office:value="50101">
                <text:p>50101</text:p>
              </table:table-cell>
              <table:table-cell office:value-type="float" office:value="2510110201">
                <text:p>2510110201</text:p>
              </table:table-cell>
              <table:table-cell office:value-type="float" office:value="782204.456679216">
                <text:p>782204.456679216</text:p>
              </table:table-cell>
            </table:table-row>
            <table:table-row>
              <table:table-cell office:value-type="float" office:value="50201">
                <text:p>50201</text:p>
              </table:table-cell>
              <table:table-cell office:value-type="float" office:value="2520140401">
                <text:p>2520140401</text:p>
              </table:table-cell>
              <table:table-cell office:value-type="float" office:value="783910.125244174">
                <text:p>783910.125244174</text:p>
              </table:table-cell>
            </table:table-row>
            <table:table-row>
              <table:table-cell office:value-type="float" office:value="50301">
                <text:p>50301</text:p>
              </table:table-cell>
              <table:table-cell office:value-type="float" office:value="2530190601">
                <text:p>2530190601</text:p>
              </table:table-cell>
              <table:table-cell office:value-type="float" office:value="785616.081193048">
                <text:p>785616.081193048</text:p>
              </table:table-cell>
            </table:table-row>
            <table:table-row>
              <table:table-cell office:value-type="float" office:value="50401">
                <text:p>50401</text:p>
              </table:table-cell>
              <table:table-cell office:value-type="float" office:value="2540260801">
                <text:p>2540260801</text:p>
              </table:table-cell>
              <table:table-cell office:value-type="float" office:value="787322.323954509">
                <text:p>787322.323954509</text:p>
              </table:table-cell>
            </table:table-row>
            <table:table-row>
              <table:table-cell office:value-type="float" office:value="50501">
                <text:p>50501</text:p>
              </table:table-cell>
              <table:table-cell office:value-type="float" office:value="2550351001">
                <text:p>2550351001</text:p>
              </table:table-cell>
              <table:table-cell office:value-type="float" office:value="789028.852959493">
                <text:p>789028.852959493</text:p>
              </table:table-cell>
            </table:table-row>
            <table:table-row>
              <table:table-cell office:value-type="float" office:value="50601">
                <text:p>50601</text:p>
              </table:table-cell>
              <table:table-cell office:value-type="float" office:value="2560461201">
                <text:p>2560461201</text:p>
              </table:table-cell>
              <table:table-cell office:value-type="float" office:value="790735.667641194">
                <text:p>790735.667641194</text:p>
              </table:table-cell>
            </table:table-row>
            <table:table-row>
              <table:table-cell office:value-type="float" office:value="50701">
                <text:p>50701</text:p>
              </table:table-cell>
              <table:table-cell office:value-type="float" office:value="2570591401">
                <text:p>2570591401</text:p>
              </table:table-cell>
              <table:table-cell office:value-type="float" office:value="792442.767435043">
                <text:p>792442.767435043</text:p>
              </table:table-cell>
            </table:table-row>
            <table:table-row>
              <table:table-cell office:value-type="float" office:value="50801">
                <text:p>50801</text:p>
              </table:table-cell>
              <table:table-cell office:value-type="float" office:value="2580741601">
                <text:p>2580741601</text:p>
              </table:table-cell>
              <table:table-cell office:value-type="float" office:value="794150.151778699">
                <text:p>794150.151778699</text:p>
              </table:table-cell>
            </table:table-row>
            <table:table-row>
              <table:table-cell office:value-type="float" office:value="50901">
                <text:p>50901</text:p>
              </table:table-cell>
              <table:table-cell office:value-type="float" office:value="2590911801">
                <text:p>2590911801</text:p>
              </table:table-cell>
              <table:table-cell office:value-type="float" office:value="795857.820112035">
                <text:p>795857.820112035</text:p>
              </table:table-cell>
            </table:table-row>
            <table:table-row>
              <table:table-cell office:value-type="float" office:value="51001">
                <text:p>51001</text:p>
              </table:table-cell>
              <table:table-cell office:value-type="float" office:value="2601102001">
                <text:p>2601102001</text:p>
              </table:table-cell>
              <table:table-cell office:value-type="float" office:value="797565.771877124">
                <text:p>797565.771877124</text:p>
              </table:table-cell>
            </table:table-row>
            <table:table-row>
              <table:table-cell office:value-type="float" office:value="51101">
                <text:p>51101</text:p>
              </table:table-cell>
              <table:table-cell office:value-type="float" office:value="2611312201">
                <text:p>2611312201</text:p>
              </table:table-cell>
              <table:table-cell office:value-type="float" office:value="799274.006518229">
                <text:p>799274.006518229</text:p>
              </table:table-cell>
            </table:table-row>
            <table:table-row>
              <table:table-cell office:value-type="float" office:value="51201">
                <text:p>51201</text:p>
              </table:table-cell>
              <table:table-cell office:value-type="float" office:value="2621542401">
                <text:p>2621542401</text:p>
              </table:table-cell>
              <table:table-cell office:value-type="float" office:value="800982.523481785">
                <text:p>800982.523481785</text:p>
              </table:table-cell>
            </table:table-row>
            <table:table-row>
              <table:table-cell office:value-type="float" office:value="51301">
                <text:p>51301</text:p>
              </table:table-cell>
              <table:table-cell office:value-type="float" office:value="2631792601">
                <text:p>2631792601</text:p>
              </table:table-cell>
              <table:table-cell office:value-type="float" office:value="802691.322216393">
                <text:p>802691.322216393</text:p>
              </table:table-cell>
            </table:table-row>
            <table:table-row>
              <table:table-cell office:value-type="float" office:value="51401">
                <text:p>51401</text:p>
              </table:table-cell>
              <table:table-cell office:value-type="float" office:value="2642062801">
                <text:p>2642062801</text:p>
              </table:table-cell>
              <table:table-cell office:value-type="float" office:value="804400.4021728">
                <text:p>804400.4021728</text:p>
              </table:table-cell>
            </table:table-row>
            <table:table-row>
              <table:table-cell office:value-type="float" office:value="51501">
                <text:p>51501</text:p>
              </table:table-cell>
              <table:table-cell office:value-type="float" office:value="2652353001">
                <text:p>2652353001</text:p>
              </table:table-cell>
              <table:table-cell office:value-type="float" office:value="806109.762803893">
                <text:p>806109.762803893</text:p>
              </table:table-cell>
            </table:table-row>
            <table:table-row>
              <table:table-cell office:value-type="float" office:value="51601">
                <text:p>51601</text:p>
              </table:table-cell>
              <table:table-cell office:value-type="float" office:value="2662663201">
                <text:p>2662663201</text:p>
              </table:table-cell>
              <table:table-cell office:value-type="float" office:value="807819.403564681">
                <text:p>807819.403564681</text:p>
              </table:table-cell>
            </table:table-row>
            <table:table-row>
              <table:table-cell office:value-type="float" office:value="51701">
                <text:p>51701</text:p>
              </table:table-cell>
              <table:table-cell office:value-type="float" office:value="2672993401">
                <text:p>2672993401</text:p>
              </table:table-cell>
              <table:table-cell office:value-type="float" office:value="809529.323912289">
                <text:p>809529.323912289</text:p>
              </table:table-cell>
            </table:table-row>
            <table:table-row>
              <table:table-cell office:value-type="float" office:value="51801">
                <text:p>51801</text:p>
              </table:table-cell>
              <table:table-cell office:value-type="float" office:value="2683343601">
                <text:p>2683343601</text:p>
              </table:table-cell>
              <table:table-cell office:value-type="float" office:value="811239.523305938">
                <text:p>811239.523305938</text:p>
              </table:table-cell>
            </table:table-row>
            <table:table-row>
              <table:table-cell office:value-type="float" office:value="51901">
                <text:p>51901</text:p>
              </table:table-cell>
              <table:table-cell office:value-type="float" office:value="2693713801">
                <text:p>2693713801</text:p>
              </table:table-cell>
              <table:table-cell office:value-type="float" office:value="812950.00120694">
                <text:p>812950.00120694</text:p>
              </table:table-cell>
            </table:table-row>
            <table:table-row>
              <table:table-cell office:value-type="float" office:value="52001">
                <text:p>52001</text:p>
              </table:table-cell>
              <table:table-cell office:value-type="float" office:value="2704104001">
                <text:p>2704104001</text:p>
              </table:table-cell>
              <table:table-cell office:value-type="float" office:value="814660.757078681">
                <text:p>814660.757078681</text:p>
              </table:table-cell>
            </table:table-row>
            <table:table-row>
              <table:table-cell office:value-type="float" office:value="52101">
                <text:p>52101</text:p>
              </table:table-cell>
              <table:table-cell office:value-type="float" office:value="2714514201">
                <text:p>2714514201</text:p>
              </table:table-cell>
              <table:table-cell office:value-type="float" office:value="816371.790386612">
                <text:p>816371.790386612</text:p>
              </table:table-cell>
            </table:table-row>
            <table:table-row>
              <table:table-cell office:value-type="float" office:value="52201">
                <text:p>52201</text:p>
              </table:table-cell>
              <table:table-cell office:value-type="float" office:value="2724944401">
                <text:p>2724944401</text:p>
              </table:table-cell>
              <table:table-cell office:value-type="float" office:value="818083.100598235">
                <text:p>818083.100598235</text:p>
              </table:table-cell>
            </table:table-row>
            <table:table-row>
              <table:table-cell office:value-type="float" office:value="52301">
                <text:p>52301</text:p>
              </table:table-cell>
              <table:table-cell office:value-type="float" office:value="2735394601">
                <text:p>2735394601</text:p>
              </table:table-cell>
              <table:table-cell office:value-type="float" office:value="819794.687183092">
                <text:p>819794.687183092</text:p>
              </table:table-cell>
            </table:table-row>
            <table:table-row>
              <table:table-cell office:value-type="float" office:value="52401">
                <text:p>52401</text:p>
              </table:table-cell>
              <table:table-cell office:value-type="float" office:value="2745864801">
                <text:p>2745864801</text:p>
              </table:table-cell>
              <table:table-cell office:value-type="float" office:value="821506.549612756">
                <text:p>821506.549612756</text:p>
              </table:table-cell>
            </table:table-row>
            <table:table-row>
              <table:table-cell office:value-type="float" office:value="52501">
                <text:p>52501</text:p>
              </table:table-cell>
              <table:table-cell office:value-type="float" office:value="2756355001">
                <text:p>2756355001</text:p>
              </table:table-cell>
              <table:table-cell office:value-type="float" office:value="823218.687360814">
                <text:p>823218.687360814</text:p>
              </table:table-cell>
            </table:table-row>
            <table:table-row>
              <table:table-cell office:value-type="float" office:value="52601">
                <text:p>52601</text:p>
              </table:table-cell>
              <table:table-cell office:value-type="float" office:value="2766865201">
                <text:p>2766865201</text:p>
              </table:table-cell>
              <table:table-cell office:value-type="float" office:value="824931.099902859">
                <text:p>824931.099902859</text:p>
              </table:table-cell>
            </table:table-row>
            <table:table-row>
              <table:table-cell office:value-type="float" office:value="52701">
                <text:p>52701</text:p>
              </table:table-cell>
              <table:table-cell office:value-type="float" office:value="2777395401">
                <text:p>2777395401</text:p>
              </table:table-cell>
              <table:table-cell office:value-type="float" office:value="826643.786716479">
                <text:p>826643.786716479</text:p>
              </table:table-cell>
            </table:table-row>
            <table:table-row>
              <table:table-cell office:value-type="float" office:value="52801">
                <text:p>52801</text:p>
              </table:table-cell>
              <table:table-cell office:value-type="float" office:value="2787945601">
                <text:p>2787945601</text:p>
              </table:table-cell>
              <table:table-cell office:value-type="float" office:value="828356.747281244">
                <text:p>828356.747281244</text:p>
              </table:table-cell>
            </table:table-row>
            <table:table-row>
              <table:table-cell office:value-type="float" office:value="52901">
                <text:p>52901</text:p>
              </table:table-cell>
              <table:table-cell office:value-type="float" office:value="2798515801">
                <text:p>2798515801</text:p>
              </table:table-cell>
              <table:table-cell office:value-type="float" office:value="830069.981078694">
                <text:p>830069.981078694</text:p>
              </table:table-cell>
            </table:table-row>
            <table:table-row>
              <table:table-cell office:value-type="float" office:value="53001">
                <text:p>53001</text:p>
              </table:table-cell>
              <table:table-cell office:value-type="float" office:value="2809106001">
                <text:p>2809106001</text:p>
              </table:table-cell>
              <table:table-cell office:value-type="float" office:value="831783.487592331">
                <text:p>831783.487592331</text:p>
              </table:table-cell>
            </table:table-row>
            <table:table-row>
              <table:table-cell office:value-type="float" office:value="53101">
                <text:p>53101</text:p>
              </table:table-cell>
              <table:table-cell office:value-type="float" office:value="2819716201">
                <text:p>2819716201</text:p>
              </table:table-cell>
              <table:table-cell office:value-type="float" office:value="833497.266307604">
                <text:p>833497.266307604</text:p>
              </table:table-cell>
            </table:table-row>
            <table:table-row>
              <table:table-cell office:value-type="float" office:value="53201">
                <text:p>53201</text:p>
              </table:table-cell>
              <table:table-cell office:value-type="float" office:value="2830346401">
                <text:p>2830346401</text:p>
              </table:table-cell>
              <table:table-cell office:value-type="float" office:value="835211.316711904">
                <text:p>835211.316711904</text:p>
              </table:table-cell>
            </table:table-row>
            <table:table-row>
              <table:table-cell office:value-type="float" office:value="53301">
                <text:p>53301</text:p>
              </table:table-cell>
              <table:table-cell office:value-type="float" office:value="2840996601">
                <text:p>2840996601</text:p>
              </table:table-cell>
              <table:table-cell office:value-type="float" office:value="836925.638294544">
                <text:p>836925.638294544</text:p>
              </table:table-cell>
            </table:table-row>
            <table:table-row>
              <table:table-cell office:value-type="float" office:value="53401">
                <text:p>53401</text:p>
              </table:table-cell>
              <table:table-cell office:value-type="float" office:value="2851666801">
                <text:p>2851666801</text:p>
              </table:table-cell>
              <table:table-cell office:value-type="float" office:value="838640.230546756">
                <text:p>838640.230546756</text:p>
              </table:table-cell>
            </table:table-row>
            <table:table-row>
              <table:table-cell office:value-type="float" office:value="53501">
                <text:p>53501</text:p>
              </table:table-cell>
              <table:table-cell office:value-type="float" office:value="2862357001">
                <text:p>2862357001</text:p>
              </table:table-cell>
              <table:table-cell office:value-type="float" office:value="840355.092961678">
                <text:p>840355.092961678</text:p>
              </table:table-cell>
            </table:table-row>
            <table:table-row>
              <table:table-cell office:value-type="float" office:value="53601">
                <text:p>53601</text:p>
              </table:table-cell>
              <table:table-cell office:value-type="float" office:value="2873067201">
                <text:p>2873067201</text:p>
              </table:table-cell>
              <table:table-cell office:value-type="float" office:value="842070.225034341">
                <text:p>842070.225034341</text:p>
              </table:table-cell>
            </table:table-row>
            <table:table-row>
              <table:table-cell office:value-type="float" office:value="53701">
                <text:p>53701</text:p>
              </table:table-cell>
              <table:table-cell office:value-type="float" office:value="2883797401">
                <text:p>2883797401</text:p>
              </table:table-cell>
              <table:table-cell office:value-type="float" office:value="843785.626261661">
                <text:p>843785.626261661</text:p>
              </table:table-cell>
            </table:table-row>
            <table:table-row>
              <table:table-cell office:value-type="float" office:value="53801">
                <text:p>53801</text:p>
              </table:table-cell>
              <table:table-cell office:value-type="float" office:value="2894547601">
                <text:p>2894547601</text:p>
              </table:table-cell>
              <table:table-cell office:value-type="float" office:value="845501.296142428">
                <text:p>845501.296142428</text:p>
              </table:table-cell>
            </table:table-row>
            <table:table-row>
              <table:table-cell office:value-type="float" office:value="53901">
                <text:p>53901</text:p>
              </table:table-cell>
              <table:table-cell office:value-type="float" office:value="2905317801">
                <text:p>2905317801</text:p>
              </table:table-cell>
              <table:table-cell office:value-type="float" office:value="847217.234177294">
                <text:p>847217.234177294</text:p>
              </table:table-cell>
            </table:table-row>
            <table:table-row>
              <table:table-cell office:value-type="float" office:value="54001">
                <text:p>54001</text:p>
              </table:table-cell>
              <table:table-cell office:value-type="float" office:value="2916108001">
                <text:p>2916108001</text:p>
              </table:table-cell>
              <table:table-cell office:value-type="float" office:value="848933.439868766">
                <text:p>848933.439868766</text:p>
              </table:table-cell>
            </table:table-row>
            <table:table-row>
              <table:table-cell office:value-type="float" office:value="54101">
                <text:p>54101</text:p>
              </table:table-cell>
              <table:table-cell office:value-type="float" office:value="2926918201">
                <text:p>2926918201</text:p>
              </table:table-cell>
              <table:table-cell office:value-type="float" office:value="850649.912721191">
                <text:p>850649.912721191</text:p>
              </table:table-cell>
            </table:table-row>
            <table:table-row>
              <table:table-cell office:value-type="float" office:value="54201">
                <text:p>54201</text:p>
              </table:table-cell>
              <table:table-cell office:value-type="float" office:value="2937748401">
                <text:p>2937748401</text:p>
              </table:table-cell>
              <table:table-cell office:value-type="float" office:value="852366.652240751">
                <text:p>852366.652240751</text:p>
              </table:table-cell>
            </table:table-row>
            <table:table-row>
              <table:table-cell office:value-type="float" office:value="54301">
                <text:p>54301</text:p>
              </table:table-cell>
              <table:table-cell office:value-type="float" office:value="2948598601">
                <text:p>2948598601</text:p>
              </table:table-cell>
              <table:table-cell office:value-type="float" office:value="854083.657935447">
                <text:p>854083.657935447</text:p>
              </table:table-cell>
            </table:table-row>
            <table:table-row>
              <table:table-cell office:value-type="float" office:value="54401">
                <text:p>54401</text:p>
              </table:table-cell>
              <table:table-cell office:value-type="float" office:value="2959468801">
                <text:p>2959468801</text:p>
              </table:table-cell>
              <table:table-cell office:value-type="float" office:value="855800.929315095">
                <text:p>855800.929315095</text:p>
              </table:table-cell>
            </table:table-row>
            <table:table-row>
              <table:table-cell office:value-type="float" office:value="54501">
                <text:p>54501</text:p>
              </table:table-cell>
              <table:table-cell office:value-type="float" office:value="2970359001">
                <text:p>2970359001</text:p>
              </table:table-cell>
              <table:table-cell office:value-type="float" office:value="857518.465891312">
                <text:p>857518.465891312</text:p>
              </table:table-cell>
            </table:table-row>
            <table:table-row>
              <table:table-cell office:value-type="float" office:value="54601">
                <text:p>54601</text:p>
              </table:table-cell>
              <table:table-cell office:value-type="float" office:value="2981269201">
                <text:p>2981269201</text:p>
              </table:table-cell>
              <table:table-cell office:value-type="float" office:value="859236.267177507">
                <text:p>859236.267177507</text:p>
              </table:table-cell>
            </table:table-row>
            <table:table-row>
              <table:table-cell office:value-type="float" office:value="54701">
                <text:p>54701</text:p>
              </table:table-cell>
              <table:table-cell office:value-type="float" office:value="2992199401">
                <text:p>2992199401</text:p>
              </table:table-cell>
              <table:table-cell office:value-type="float" office:value="860954.332688871">
                <text:p>860954.332688871</text:p>
              </table:table-cell>
            </table:table-row>
            <table:table-row>
              <table:table-cell office:value-type="float" office:value="54801">
                <text:p>54801</text:p>
              </table:table-cell>
              <table:table-cell office:value-type="float" office:value="3003149601">
                <text:p>3003149601</text:p>
              </table:table-cell>
              <table:table-cell office:value-type="float" office:value="862672.661942369">
                <text:p>862672.661942369</text:p>
              </table:table-cell>
            </table:table-row>
            <table:table-row>
              <table:table-cell office:value-type="float" office:value="54901">
                <text:p>54901</text:p>
              </table:table-cell>
              <table:table-cell office:value-type="float" office:value="3014119801">
                <text:p>3014119801</text:p>
              </table:table-cell>
              <table:table-cell office:value-type="float" office:value="864391.254456727">
                <text:p>864391.254456727</text:p>
              </table:table-cell>
            </table:table-row>
            <table:table-row>
              <table:table-cell office:value-type="float" office:value="55001">
                <text:p>55001</text:p>
              </table:table-cell>
              <table:table-cell office:value-type="float" office:value="3025110001">
                <text:p>3025110001</text:p>
              </table:table-cell>
              <table:table-cell office:value-type="float" office:value="866110.109752426">
                <text:p>866110.109752426</text:p>
              </table:table-cell>
            </table:table-row>
            <table:table-row>
              <table:table-cell office:value-type="float" office:value="55101">
                <text:p>55101</text:p>
              </table:table-cell>
              <table:table-cell office:value-type="float" office:value="3036120201">
                <text:p>3036120201</text:p>
              </table:table-cell>
              <table:table-cell office:value-type="float" office:value="867829.227351689">
                <text:p>867829.227351689</text:p>
              </table:table-cell>
            </table:table-row>
            <table:table-row>
              <table:table-cell office:value-type="float" office:value="55201">
                <text:p>55201</text:p>
              </table:table-cell>
              <table:table-cell office:value-type="float" office:value="3047150401">
                <text:p>3047150401</text:p>
              </table:table-cell>
              <table:table-cell office:value-type="float" office:value="869548.606778475">
                <text:p>869548.606778475</text:p>
              </table:table-cell>
            </table:table-row>
            <table:table-row>
              <table:table-cell office:value-type="float" office:value="55301">
                <text:p>55301</text:p>
              </table:table-cell>
              <table:table-cell office:value-type="float" office:value="3058200601">
                <text:p>3058200601</text:p>
              </table:table-cell>
              <table:table-cell office:value-type="float" office:value="871268.247558467">
                <text:p>871268.247558467</text:p>
              </table:table-cell>
            </table:table-row>
            <table:table-row>
              <table:table-cell office:value-type="float" office:value="55401">
                <text:p>55401</text:p>
              </table:table-cell>
              <table:table-cell office:value-type="float" office:value="3069270801">
                <text:p>3069270801</text:p>
              </table:table-cell>
              <table:table-cell office:value-type="float" office:value="872988.149219062">
                <text:p>872988.149219062</text:p>
              </table:table-cell>
            </table:table-row>
            <table:table-row>
              <table:table-cell office:value-type="float" office:value="55501">
                <text:p>55501</text:p>
              </table:table-cell>
              <table:table-cell office:value-type="float" office:value="3080361001">
                <text:p>3080361001</text:p>
              </table:table-cell>
              <table:table-cell office:value-type="float" office:value="874708.311289366">
                <text:p>874708.311289366</text:p>
              </table:table-cell>
            </table:table-row>
            <table:table-row>
              <table:table-cell office:value-type="float" office:value="55601">
                <text:p>55601</text:p>
              </table:table-cell>
              <table:table-cell office:value-type="float" office:value="3091471201">
                <text:p>3091471201</text:p>
              </table:table-cell>
              <table:table-cell office:value-type="float" office:value="876428.733300179">
                <text:p>876428.733300179</text:p>
              </table:table-cell>
            </table:table-row>
            <table:table-row>
              <table:table-cell office:value-type="float" office:value="55701">
                <text:p>55701</text:p>
              </table:table-cell>
              <table:table-cell office:value-type="float" office:value="3102601401">
                <text:p>3102601401</text:p>
              </table:table-cell>
              <table:table-cell office:value-type="float" office:value="878149.41478399">
                <text:p>878149.41478399</text:p>
              </table:table-cell>
            </table:table-row>
            <table:table-row>
              <table:table-cell office:value-type="float" office:value="55801">
                <text:p>55801</text:p>
              </table:table-cell>
              <table:table-cell office:value-type="float" office:value="3113751601">
                <text:p>3113751601</text:p>
              </table:table-cell>
              <table:table-cell office:value-type="float" office:value="879870.355274968">
                <text:p>879870.355274968</text:p>
              </table:table-cell>
            </table:table-row>
            <table:table-row>
              <table:table-cell office:value-type="float" office:value="55901">
                <text:p>55901</text:p>
              </table:table-cell>
              <table:table-cell office:value-type="float" office:value="3124921801">
                <text:p>3124921801</text:p>
              </table:table-cell>
              <table:table-cell office:value-type="float" office:value="881591.554308949">
                <text:p>881591.554308949</text:p>
              </table:table-cell>
            </table:table-row>
            <table:table-row>
              <table:table-cell office:value-type="float" office:value="56001">
                <text:p>56001</text:p>
              </table:table-cell>
              <table:table-cell office:value-type="float" office:value="3136112001">
                <text:p>3136112001</text:p>
              </table:table-cell>
              <table:table-cell office:value-type="float" office:value="883313.011423432">
                <text:p>883313.011423432</text:p>
              </table:table-cell>
            </table:table-row>
            <table:table-row>
              <table:table-cell office:value-type="float" office:value="56101">
                <text:p>56101</text:p>
              </table:table-cell>
              <table:table-cell office:value-type="float" office:value="3147322201">
                <text:p>3147322201</text:p>
              </table:table-cell>
              <table:table-cell office:value-type="float" office:value="885034.726157565">
                <text:p>885034.726157565</text:p>
              </table:table-cell>
            </table:table-row>
            <table:table-row>
              <table:table-cell office:value-type="float" office:value="56201">
                <text:p>56201</text:p>
              </table:table-cell>
              <table:table-cell office:value-type="float" office:value="3158552401">
                <text:p>3158552401</text:p>
              </table:table-cell>
              <table:table-cell office:value-type="float" office:value="886756.698052142">
                <text:p>886756.698052142</text:p>
              </table:table-cell>
            </table:table-row>
            <table:table-row>
              <table:table-cell office:value-type="float" office:value="56301">
                <text:p>56301</text:p>
              </table:table-cell>
              <table:table-cell office:value-type="float" office:value="3169802601">
                <text:p>3169802601</text:p>
              </table:table-cell>
              <table:table-cell office:value-type="float" office:value="888478.926649589">
                <text:p>888478.926649589</text:p>
              </table:table-cell>
            </table:table-row>
            <table:table-row>
              <table:table-cell office:value-type="float" office:value="56401">
                <text:p>56401</text:p>
              </table:table-cell>
              <table:table-cell office:value-type="float" office:value="3181072801">
                <text:p>3181072801</text:p>
              </table:table-cell>
              <table:table-cell office:value-type="float" office:value="890201.411493959">
                <text:p>890201.411493959</text:p>
              </table:table-cell>
            </table:table-row>
            <table:table-row>
              <table:table-cell office:value-type="float" office:value="56501">
                <text:p>56501</text:p>
              </table:table-cell>
              <table:table-cell office:value-type="float" office:value="3192363001">
                <text:p>3192363001</text:p>
              </table:table-cell>
              <table:table-cell office:value-type="float" office:value="891924.152130921">
                <text:p>891924.152130921</text:p>
              </table:table-cell>
            </table:table-row>
            <table:table-row>
              <table:table-cell office:value-type="float" office:value="56601">
                <text:p>56601</text:p>
              </table:table-cell>
              <table:table-cell office:value-type="float" office:value="3203673201">
                <text:p>3203673201</text:p>
              </table:table-cell>
              <table:table-cell office:value-type="float" office:value="893647.148107752">
                <text:p>893647.148107752</text:p>
              </table:table-cell>
            </table:table-row>
            <table:table-row>
              <table:table-cell office:value-type="float" office:value="56701">
                <text:p>56701</text:p>
              </table:table-cell>
              <table:table-cell office:value-type="float" office:value="3215003401">
                <text:p>3215003401</text:p>
              </table:table-cell>
              <table:table-cell office:value-type="float" office:value="895370.398973329">
                <text:p>895370.398973329</text:p>
              </table:table-cell>
            </table:table-row>
            <table:table-row>
              <table:table-cell office:value-type="float" office:value="56801">
                <text:p>56801</text:p>
              </table:table-cell>
              <table:table-cell office:value-type="float" office:value="3226353601">
                <text:p>3226353601</text:p>
              </table:table-cell>
              <table:table-cell office:value-type="float" office:value="897093.90427812">
                <text:p>897093.90427812</text:p>
              </table:table-cell>
            </table:table-row>
            <table:table-row>
              <table:table-cell office:value-type="float" office:value="56901">
                <text:p>56901</text:p>
              </table:table-cell>
              <table:table-cell office:value-type="float" office:value="3237723801">
                <text:p>3237723801</text:p>
              </table:table-cell>
              <table:table-cell office:value-type="float" office:value="898817.663574177">
                <text:p>898817.663574177</text:p>
              </table:table-cell>
            </table:table-row>
            <table:table-row>
              <table:table-cell office:value-type="float" office:value="57001">
                <text:p>57001</text:p>
              </table:table-cell>
              <table:table-cell office:value-type="float" office:value="3249114001">
                <text:p>3249114001</text:p>
              </table:table-cell>
              <table:table-cell office:value-type="float" office:value="900541.676415124">
                <text:p>900541.676415124</text:p>
              </table:table-cell>
            </table:table-row>
            <table:table-row>
              <table:table-cell office:value-type="float" office:value="57101">
                <text:p>57101</text:p>
              </table:table-cell>
              <table:table-cell office:value-type="float" office:value="3260524201">
                <text:p>3260524201</text:p>
              </table:table-cell>
              <table:table-cell office:value-type="float" office:value="902265.942356154">
                <text:p>902265.942356154</text:p>
              </table:table-cell>
            </table:table-row>
            <table:table-row>
              <table:table-cell office:value-type="float" office:value="57201">
                <text:p>57201</text:p>
              </table:table-cell>
              <table:table-cell office:value-type="float" office:value="3271954401">
                <text:p>3271954401</text:p>
              </table:table-cell>
              <table:table-cell office:value-type="float" office:value="903990.460954017">
                <text:p>903990.460954017</text:p>
              </table:table-cell>
            </table:table-row>
            <table:table-row>
              <table:table-cell office:value-type="float" office:value="57301">
                <text:p>57301</text:p>
              </table:table-cell>
              <table:table-cell office:value-type="float" office:value="3283404601">
                <text:p>3283404601</text:p>
              </table:table-cell>
              <table:table-cell office:value-type="float" office:value="905715.231767011">
                <text:p>905715.231767011</text:p>
              </table:table-cell>
            </table:table-row>
            <table:table-row>
              <table:table-cell office:value-type="float" office:value="57401">
                <text:p>57401</text:p>
              </table:table-cell>
              <table:table-cell office:value-type="float" office:value="3294874801">
                <text:p>3294874801</text:p>
              </table:table-cell>
              <table:table-cell office:value-type="float" office:value="907440.254354978">
                <text:p>907440.254354978</text:p>
              </table:table-cell>
            </table:table-row>
            <table:table-row>
              <table:table-cell office:value-type="float" office:value="57501">
                <text:p>57501</text:p>
              </table:table-cell>
              <table:table-cell office:value-type="float" office:value="3306365001">
                <text:p>3306365001</text:p>
              </table:table-cell>
              <table:table-cell office:value-type="float" office:value="909165.528279293">
                <text:p>909165.528279293</text:p>
              </table:table-cell>
            </table:table-row>
            <table:table-row>
              <table:table-cell office:value-type="float" office:value="57601">
                <text:p>57601</text:p>
              </table:table-cell>
              <table:table-cell office:value-type="float" office:value="3317875201">
                <text:p>3317875201</text:p>
              </table:table-cell>
              <table:table-cell office:value-type="float" office:value="910891.053102857">
                <text:p>910891.053102857</text:p>
              </table:table-cell>
            </table:table-row>
            <table:table-row>
              <table:table-cell office:value-type="float" office:value="57701">
                <text:p>57701</text:p>
              </table:table-cell>
              <table:table-cell office:value-type="float" office:value="3329405401">
                <text:p>3329405401</text:p>
              </table:table-cell>
              <table:table-cell office:value-type="float" office:value="912616.828390087">
                <text:p>912616.828390087</text:p>
              </table:table-cell>
            </table:table-row>
            <table:table-row>
              <table:table-cell office:value-type="float" office:value="57801">
                <text:p>57801</text:p>
              </table:table-cell>
              <table:table-cell office:value-type="float" office:value="3340955601">
                <text:p>3340955601</text:p>
              </table:table-cell>
              <table:table-cell office:value-type="float" office:value="914342.853706911">
                <text:p>914342.853706911</text:p>
              </table:table-cell>
            </table:table-row>
            <table:table-row>
              <table:table-cell office:value-type="float" office:value="57901">
                <text:p>57901</text:p>
              </table:table-cell>
              <table:table-cell office:value-type="float" office:value="3352525801">
                <text:p>3352525801</text:p>
              </table:table-cell>
              <table:table-cell office:value-type="float" office:value="916069.12862076">
                <text:p>916069.12862076</text:p>
              </table:table-cell>
            </table:table-row>
            <table:table-row>
              <table:table-cell office:value-type="float" office:value="58001">
                <text:p>58001</text:p>
              </table:table-cell>
              <table:table-cell office:value-type="float" office:value="3364116001">
                <text:p>3364116001</text:p>
              </table:table-cell>
              <table:table-cell office:value-type="float" office:value="917795.652700558">
                <text:p>917795.652700558</text:p>
              </table:table-cell>
            </table:table-row>
            <table:table-row>
              <table:table-cell office:value-type="float" office:value="58101">
                <text:p>58101</text:p>
              </table:table-cell>
              <table:table-cell office:value-type="float" office:value="3375726201">
                <text:p>3375726201</text:p>
              </table:table-cell>
              <table:table-cell office:value-type="float" office:value="919522.425516714">
                <text:p>919522.425516714</text:p>
              </table:table-cell>
            </table:table-row>
            <table:table-row>
              <table:table-cell office:value-type="float" office:value="58201">
                <text:p>58201</text:p>
              </table:table-cell>
              <table:table-cell office:value-type="float" office:value="3387356401">
                <text:p>3387356401</text:p>
              </table:table-cell>
              <table:table-cell office:value-type="float" office:value="921249.446641119">
                <text:p>921249.446641119</text:p>
              </table:table-cell>
            </table:table-row>
            <table:table-row>
              <table:table-cell office:value-type="float" office:value="58301">
                <text:p>58301</text:p>
              </table:table-cell>
              <table:table-cell office:value-type="float" office:value="3399006601">
                <text:p>3399006601</text:p>
              </table:table-cell>
              <table:table-cell office:value-type="float" office:value="922976.715647132">
                <text:p>922976.715647132</text:p>
              </table:table-cell>
            </table:table-row>
            <table:table-row>
              <table:table-cell office:value-type="float" office:value="58401">
                <text:p>58401</text:p>
              </table:table-cell>
              <table:table-cell office:value-type="float" office:value="3410676801">
                <text:p>3410676801</text:p>
              </table:table-cell>
              <table:table-cell office:value-type="float" office:value="924704.232109578">
                <text:p>924704.232109578</text:p>
              </table:table-cell>
            </table:table-row>
            <table:table-row>
              <table:table-cell office:value-type="float" office:value="58501">
                <text:p>58501</text:p>
              </table:table-cell>
              <table:table-cell office:value-type="float" office:value="3422367001">
                <text:p>3422367001</text:p>
              </table:table-cell>
              <table:table-cell office:value-type="float" office:value="926431.995604737">
                <text:p>926431.995604737</text:p>
              </table:table-cell>
            </table:table-row>
            <table:table-row>
              <table:table-cell office:value-type="float" office:value="58601">
                <text:p>58601</text:p>
              </table:table-cell>
              <table:table-cell office:value-type="float" office:value="3434077201">
                <text:p>3434077201</text:p>
              </table:table-cell>
              <table:table-cell office:value-type="float" office:value="928160.005710337">
                <text:p>928160.005710337</text:p>
              </table:table-cell>
            </table:table-row>
            <table:table-row>
              <table:table-cell office:value-type="float" office:value="58701">
                <text:p>58701</text:p>
              </table:table-cell>
              <table:table-cell office:value-type="float" office:value="3445807401">
                <text:p>3445807401</text:p>
              </table:table-cell>
              <table:table-cell office:value-type="float" office:value="929888.262005549">
                <text:p>929888.262005549</text:p>
              </table:table-cell>
            </table:table-row>
            <table:table-row>
              <table:table-cell office:value-type="float" office:value="58801">
                <text:p>58801</text:p>
              </table:table-cell>
              <table:table-cell office:value-type="float" office:value="3457557601">
                <text:p>3457557601</text:p>
              </table:table-cell>
              <table:table-cell office:value-type="float" office:value="931616.764070975">
                <text:p>931616.764070975</text:p>
              </table:table-cell>
            </table:table-row>
            <table:table-row>
              <table:table-cell office:value-type="float" office:value="58901">
                <text:p>58901</text:p>
              </table:table-cell>
              <table:table-cell office:value-type="float" office:value="3469327801">
                <text:p>3469327801</text:p>
              </table:table-cell>
              <table:table-cell office:value-type="float" office:value="933345.511488647">
                <text:p>933345.511488647</text:p>
              </table:table-cell>
            </table:table-row>
            <table:table-row>
              <table:table-cell office:value-type="float" office:value="59001">
                <text:p>59001</text:p>
              </table:table-cell>
              <table:table-cell office:value-type="float" office:value="3481118001">
                <text:p>3481118001</text:p>
              </table:table-cell>
              <table:table-cell office:value-type="float" office:value="935074.503842013">
                <text:p>935074.503842013</text:p>
              </table:table-cell>
            </table:table-row>
            <table:table-row>
              <table:table-cell office:value-type="float" office:value="59101">
                <text:p>59101</text:p>
              </table:table-cell>
              <table:table-cell office:value-type="float" office:value="3492928201">
                <text:p>3492928201</text:p>
              </table:table-cell>
              <table:table-cell office:value-type="float" office:value="936803.740715935">
                <text:p>936803.740715935</text:p>
              </table:table-cell>
            </table:table-row>
            <table:table-row>
              <table:table-cell office:value-type="float" office:value="59201">
                <text:p>59201</text:p>
              </table:table-cell>
              <table:table-cell office:value-type="float" office:value="3504758401">
                <text:p>3504758401</text:p>
              </table:table-cell>
              <table:table-cell office:value-type="float" office:value="938533.221696679">
                <text:p>938533.221696679</text:p>
              </table:table-cell>
            </table:table-row>
            <table:table-row>
              <table:table-cell office:value-type="float" office:value="59301">
                <text:p>59301</text:p>
              </table:table-cell>
              <table:table-cell office:value-type="float" office:value="3516608601">
                <text:p>3516608601</text:p>
              </table:table-cell>
              <table:table-cell office:value-type="float" office:value="940262.946371909">
                <text:p>940262.946371909</text:p>
              </table:table-cell>
            </table:table-row>
            <table:table-row>
              <table:table-cell office:value-type="float" office:value="59401">
                <text:p>59401</text:p>
              </table:table-cell>
              <table:table-cell office:value-type="float" office:value="3528478801">
                <text:p>3528478801</text:p>
              </table:table-cell>
              <table:table-cell office:value-type="float" office:value="941992.91433068">
                <text:p>941992.91433068</text:p>
              </table:table-cell>
            </table:table-row>
            <table:table-row>
              <table:table-cell office:value-type="float" office:value="59501">
                <text:p>59501</text:p>
              </table:table-cell>
              <table:table-cell office:value-type="float" office:value="3540369001">
                <text:p>3540369001</text:p>
              </table:table-cell>
              <table:table-cell office:value-type="float" office:value="943723.125163429">
                <text:p>943723.125163429</text:p>
              </table:table-cell>
            </table:table-row>
            <table:table-row>
              <table:table-cell office:value-type="float" office:value="59601">
                <text:p>59601</text:p>
              </table:table-cell>
              <table:table-cell office:value-type="float" office:value="3552279201">
                <text:p>3552279201</text:p>
              </table:table-cell>
              <table:table-cell office:value-type="float" office:value="945453.578461973">
                <text:p>945453.578461973</text:p>
              </table:table-cell>
            </table:table-row>
            <table:table-row>
              <table:table-cell office:value-type="float" office:value="59701">
                <text:p>59701</text:p>
              </table:table-cell>
              <table:table-cell office:value-type="float" office:value="3564209401">
                <text:p>3564209401</text:p>
              </table:table-cell>
              <table:table-cell office:value-type="float" office:value="947184.273819495">
                <text:p>947184.273819495</text:p>
              </table:table-cell>
            </table:table-row>
            <table:table-row>
              <table:table-cell office:value-type="float" office:value="59801">
                <text:p>59801</text:p>
              </table:table-cell>
              <table:table-cell office:value-type="float" office:value="3576159601">
                <text:p>3576159601</text:p>
              </table:table-cell>
              <table:table-cell office:value-type="float" office:value="948915.210830543">
                <text:p>948915.210830543</text:p>
              </table:table-cell>
            </table:table-row>
            <table:table-row>
              <table:table-cell office:value-type="float" office:value="59901">
                <text:p>59901</text:p>
              </table:table-cell>
              <table:table-cell office:value-type="float" office:value="3588129801">
                <text:p>3588129801</text:p>
              </table:table-cell>
              <table:table-cell office:value-type="float" office:value="950646.38909102">
                <text:p>950646.38909102</text:p>
              </table:table-cell>
            </table:table-row>
            <table:table-row>
              <table:table-cell office:value-type="float" office:value="60001">
                <text:p>60001</text:p>
              </table:table-cell>
              <table:table-cell office:value-type="float" office:value="3600120001">
                <text:p>3600120001</text:p>
              </table:table-cell>
              <table:table-cell office:value-type="float" office:value="952377.80819818">
                <text:p>952377.808198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line" chart:style-name="ch1">
        <chart:title svg:x="4.89cm" svg:y="0.315cm" chart:style-name="ch2">
          <text:p>Complejidades experimentales</text:p>
        </chart:title>
        <chart:subtitle svg:x="4.665cm" svg:y="1.249cm" chart:style-name="ch3">
          <text:p>Fuerza bruta contra divide y vencerás</text:p>
        </chart:subtitle>
        <chart:legend svg:x="9.88cm" svg:y="7.873cm" style:legend-expansion="custom" chartooo:width="5.394cm" chartooo:height="0.99cm" style:legend-expansion-aspect-ratio="5.44848484848485" chart:style-name="ch4"/>
        <chart:plot-area chart:style-name="ch5" table:cell-range-address="Hoja1.B1:Hoja1.B601 Hoja1.E1:Hoja1.F601" chart:data-source-has-labels="both" svg:x="1.279cm" svg:y="2.084cm" svg:width="14.407cm" svg:height="5.812cm">
          <chartooo:coordinate-region svg:x="3.382cm" svg:y="2.084cm" svg:width="12.304cm" svg:height="4.49cm"/>
          <chart:axis chart:dimension="x" chart:name="primary-x" chart:style-name="ch6" chartooo:axis-type="auto">
            <chartooo:date-scale/>
            <chart:title svg:x="3.305cm" svg:y="8.076cm" chart:style-name="ch7">
              <text:p>Número de puntos en el plano</text:p>
            </chart:title>
            <chart:categories table:cell-range-address="Hoja1.B2:Hoja1.B601"/>
          </chart:axis>
          <chart:axis chart:dimension="y" chart:name="primary-y" chart:style-name="ch6">
            <chart:title svg:x="0.451cm" svg:y="6.013cm" chart:style-name="ch8">
              <text:p>Milisegundos</text:p>
            </chart:title>
            <chart:grid chart:style-name="ch9" chart:class="major"/>
          </chart:axis>
          <chart:series chart:style-name="ch10" chart:values-cell-range-address="Hoja1.E2:Hoja1.E601" chart:label-cell-address="Hoja1.E1:Hoja1.E1" chart:class="chart:line">
            <chart:data-point chart:repeated="600"/>
          </chart:series>
          <chart:series chart:style-name="ch11" chart:values-cell-range-address="Hoja1.F2:Hoja1.F601" chart:label-cell-address="Hoja1.F1:Hoja1.F1" chart:class="chart:line">
            <chart:data-point chart:repeated="6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mo fuerza bruta</text:p>
                <draw:g>
                  <svg:desc>Hoja1.E1:Hoja1.E1</svg:desc>
                </draw:g>
              </table:table-cell>
              <table:table-cell office:value-type="string">
                <text:p>Algoritmo divide y vencerás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float" office:value="101">
                <text:p>101</text:p>
                <draw:g>
                  <svg:desc>Hoja1.B2:Hoja1.B601</svg:desc>
                </draw:g>
              </table:table-cell>
              <table:table-cell office:value-type="float" office:value="7106">
                <text:p>7106</text:p>
                <draw:g>
                  <svg:desc>Hoja1.E2:Hoja1.E601</svg:desc>
                </draw:g>
              </table:table-cell>
              <table:table-cell office:value-type="float" office:value="337">
                <text:p>337</text:p>
                <draw:g>
                  <svg:desc>Hoja1.F2:Hoja1.F601</svg:desc>
                </draw:g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3998">
                <text:p>3998</text:p>
              </table:table-cell>
              <table:table-cell office:value-type="float" office:value="3764">
                <text:p>3764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2419">
                <text:p>12419</text:p>
              </table:table-cell>
              <table:table-cell office:value-type="float" office:value="11127">
                <text:p>11127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25333">
                <text:p>25333</text:p>
              </table:table-cell>
              <table:table-cell office:value-type="float" office:value="51381">
                <text:p>51381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53655">
                <text:p>53655</text:p>
              </table:table-cell>
              <table:table-cell office:value-type="float" office:value="20937">
                <text:p>20937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65558">
                <text:p>65558</text:p>
              </table:table-cell>
              <table:table-cell office:value-type="float" office:value="29385">
                <text:p>29385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106837">
                <text:p>106837</text:p>
              </table:table-cell>
              <table:table-cell office:value-type="float" office:value="38333">
                <text:p>38333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124899">
                <text:p>124899</text:p>
              </table:table-cell>
              <table:table-cell office:value-type="float" office:value="42509">
                <text:p>42509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162144">
                <text:p>162144</text:p>
              </table:table-cell>
              <table:table-cell office:value-type="float" office:value="52820">
                <text:p>52820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203021">
                <text:p>203021</text:p>
              </table:table-cell>
              <table:table-cell office:value-type="float" office:value="59796">
                <text:p>59796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249296">
                <text:p>249296</text:p>
              </table:table-cell>
              <table:table-cell office:value-type="float" office:value="63790">
                <text:p>63790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300025">
                <text:p>300025</text:p>
              </table:table-cell>
              <table:table-cell office:value-type="float" office:value="73681">
                <text:p>73681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356112">
                <text:p>356112</text:p>
              </table:table-cell>
              <table:table-cell office:value-type="float" office:value="81473">
                <text:p>81473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417316">
                <text:p>417316</text:p>
              </table:table-cell>
              <table:table-cell office:value-type="float" office:value="92635">
                <text:p>92635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547007">
                <text:p>547007</text:p>
              </table:table-cell>
              <table:table-cell office:value-type="float" office:value="101223">
                <text:p>101223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550989">
                <text:p>550989</text:p>
              </table:table-cell>
              <table:table-cell office:value-type="float" office:value="119402">
                <text:p>119402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625193">
                <text:p>625193</text:p>
              </table:table-cell>
              <table:table-cell office:value-type="float" office:value="129859">
                <text:p>129859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704860">
                <text:p>704860</text:p>
              </table:table-cell>
              <table:table-cell office:value-type="float" office:value="142968">
                <text:p>142968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823790">
                <text:p>823790</text:p>
              </table:table-cell>
              <table:table-cell office:value-type="float" office:value="153775">
                <text:p>15377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14290">
                <text:p>914290</text:p>
              </table:table-cell>
              <table:table-cell office:value-type="float" office:value="168790">
                <text:p>168790</text:p>
              </table:table-cell>
            </table:table-row>
            <table:table-row>
              <table:table-cell office:value-type="float" office:value="2101">
                <text:p>2101</text:p>
              </table:table-cell>
              <table:table-cell office:value-type="float" office:value="1108400">
                <text:p>1108400</text:p>
              </table:table-cell>
              <table:table-cell office:value-type="float" office:value="171886">
                <text:p>171886</text:p>
              </table:table-cell>
            </table:table-row>
            <table:table-row>
              <table:table-cell office:value-type="float" office:value="2201">
                <text:p>2201</text:p>
              </table:table-cell>
              <table:table-cell office:value-type="float" office:value="1233370">
                <text:p>1233370</text:p>
              </table:table-cell>
              <table:table-cell office:value-type="float" office:value="178168">
                <text:p>178168</text:p>
              </table:table-cell>
            </table:table-row>
            <table:table-row>
              <table:table-cell office:value-type="float" office:value="2301">
                <text:p>2301</text:p>
              </table:table-cell>
              <table:table-cell office:value-type="float" office:value="1385200">
                <text:p>1385200</text:p>
              </table:table-cell>
              <table:table-cell office:value-type="float" office:value="169508">
                <text:p>169508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1382100">
                <text:p>1382100</text:p>
              </table:table-cell>
              <table:table-cell office:value-type="float" office:value="167382">
                <text:p>167382</text:p>
              </table:table-cell>
            </table:table-row>
            <table:table-row>
              <table:table-cell office:value-type="float" office:value="2501">
                <text:p>2501</text:p>
              </table:table-cell>
              <table:table-cell office:value-type="float" office:value="1437790">
                <text:p>1437790</text:p>
              </table:table-cell>
              <table:table-cell office:value-type="float" office:value="181784">
                <text:p>181784</text:p>
              </table:table-cell>
            </table:table-row>
            <table:table-row>
              <table:table-cell office:value-type="float" office:value="2601">
                <text:p>2601</text:p>
              </table:table-cell>
              <table:table-cell office:value-type="float" office:value="1561750">
                <text:p>1561750</text:p>
              </table:table-cell>
              <table:table-cell office:value-type="float" office:value="189429">
                <text:p>189429</text:p>
              </table:table-cell>
            </table:table-row>
            <table:table-row>
              <table:table-cell office:value-type="float" office:value="2701">
                <text:p>2701</text:p>
              </table:table-cell>
              <table:table-cell office:value-type="float" office:value="1687070">
                <text:p>1687070</text:p>
              </table:table-cell>
              <table:table-cell office:value-type="float" office:value="232356">
                <text:p>232356</text:p>
              </table:table-cell>
            </table:table-row>
            <table:table-row>
              <table:table-cell office:value-type="float" office:value="2801">
                <text:p>2801</text:p>
              </table:table-cell>
              <table:table-cell office:value-type="float" office:value="1844150">
                <text:p>1844150</text:p>
              </table:table-cell>
              <table:table-cell office:value-type="float" office:value="212314">
                <text:p>212314</text:p>
              </table:table-cell>
            </table:table-row>
            <table:table-row>
              <table:table-cell office:value-type="float" office:value="2901">
                <text:p>2901</text:p>
              </table:table-cell>
              <table:table-cell office:value-type="float" office:value="1975100">
                <text:p>1975100</text:p>
              </table:table-cell>
              <table:table-cell office:value-type="float" office:value="238533">
                <text:p>238533</text:p>
              </table:table-cell>
            </table:table-row>
            <table:table-row>
              <table:table-cell office:value-type="float" office:value="3001">
                <text:p>3001</text:p>
              </table:table-cell>
              <table:table-cell office:value-type="float" office:value="2127290">
                <text:p>2127290</text:p>
              </table:table-cell>
              <table:table-cell office:value-type="float" office:value="251745">
                <text:p>251745</text:p>
              </table:table-cell>
            </table:table-row>
            <table:table-row>
              <table:table-cell office:value-type="float" office:value="3101">
                <text:p>3101</text:p>
              </table:table-cell>
              <table:table-cell office:value-type="float" office:value="2245160">
                <text:p>2245160</text:p>
              </table:table-cell>
              <table:table-cell office:value-type="float" office:value="277408">
                <text:p>277408</text:p>
              </table:table-cell>
            </table:table-row>
            <table:table-row>
              <table:table-cell office:value-type="float" office:value="3201">
                <text:p>3201</text:p>
              </table:table-cell>
              <table:table-cell office:value-type="float" office:value="2652460">
                <text:p>2652460</text:p>
              </table:table-cell>
              <table:table-cell office:value-type="float" office:value="351654">
                <text:p>351654</text:p>
              </table:table-cell>
            </table:table-row>
            <table:table-row>
              <table:table-cell office:value-type="float" office:value="3301">
                <text:p>3301</text:p>
              </table:table-cell>
              <table:table-cell office:value-type="float" office:value="2580460">
                <text:p>2580460</text:p>
              </table:table-cell>
              <table:table-cell office:value-type="float" office:value="339103">
                <text:p>339103</text:p>
              </table:table-cell>
            </table:table-row>
            <table:table-row>
              <table:table-cell office:value-type="float" office:value="3401">
                <text:p>3401</text:p>
              </table:table-cell>
              <table:table-cell office:value-type="float" office:value="2735340">
                <text:p>2735340</text:p>
              </table:table-cell>
              <table:table-cell office:value-type="float" office:value="335018">
                <text:p>335018</text:p>
              </table:table-cell>
            </table:table-row>
            <table:table-row>
              <table:table-cell office:value-type="float" office:value="3501">
                <text:p>3501</text:p>
              </table:table-cell>
              <table:table-cell office:value-type="float" office:value="2924770">
                <text:p>2924770</text:p>
              </table:table-cell>
              <table:table-cell office:value-type="float" office:value="360311">
                <text:p>360311</text:p>
              </table:table-cell>
            </table:table-row>
            <table:table-row>
              <table:table-cell office:value-type="float" office:value="3601">
                <text:p>3601</text:p>
              </table:table-cell>
              <table:table-cell office:value-type="float" office:value="3316210">
                <text:p>3316210</text:p>
              </table:table-cell>
              <table:table-cell office:value-type="float" office:value="380923">
                <text:p>380923</text:p>
              </table:table-cell>
            </table:table-row>
            <table:table-row>
              <table:table-cell office:value-type="float" office:value="3701">
                <text:p>3701</text:p>
              </table:table-cell>
              <table:table-cell office:value-type="float" office:value="3243430">
                <text:p>3243430</text:p>
              </table:table-cell>
              <table:table-cell office:value-type="float" office:value="350524">
                <text:p>350524</text:p>
              </table:table-cell>
            </table:table-row>
            <table:table-row>
              <table:table-cell office:value-type="float" office:value="3801">
                <text:p>3801</text:p>
              </table:table-cell>
              <table:table-cell office:value-type="float" office:value="3467210">
                <text:p>3467210</text:p>
              </table:table-cell>
              <table:table-cell office:value-type="float" office:value="358144">
                <text:p>358144</text:p>
              </table:table-cell>
            </table:table-row>
            <table:table-row>
              <table:table-cell office:value-type="float" office:value="3901">
                <text:p>3901</text:p>
              </table:table-cell>
              <table:table-cell office:value-type="float" office:value="3671500">
                <text:p>3671500</text:p>
              </table:table-cell>
              <table:table-cell office:value-type="float" office:value="375994">
                <text:p>375994</text:p>
              </table:table-cell>
            </table:table-row>
            <table:table-row>
              <table:table-cell office:value-type="float" office:value="4001">
                <text:p>4001</text:p>
              </table:table-cell>
              <table:table-cell office:value-type="float" office:value="3833210">
                <text:p>3833210</text:p>
              </table:table-cell>
              <table:table-cell office:value-type="float" office:value="379713">
                <text:p>379713</text:p>
              </table:table-cell>
            </table:table-row>
            <table:table-row>
              <table:table-cell office:value-type="float" office:value="4101">
                <text:p>4101</text:p>
              </table:table-cell>
              <table:table-cell office:value-type="float" office:value="3984320">
                <text:p>3984320</text:p>
              </table:table-cell>
              <table:table-cell office:value-type="float" office:value="407146">
                <text:p>407146</text:p>
              </table:table-cell>
            </table:table-row>
            <table:table-row>
              <table:table-cell office:value-type="float" office:value="4201">
                <text:p>4201</text:p>
              </table:table-cell>
              <table:table-cell office:value-type="float" office:value="4307900">
                <text:p>4307900</text:p>
              </table:table-cell>
              <table:table-cell office:value-type="float" office:value="397533">
                <text:p>397533</text:p>
              </table:table-cell>
            </table:table-row>
            <table:table-row>
              <table:table-cell office:value-type="float" office:value="4301">
                <text:p>4301</text:p>
              </table:table-cell>
              <table:table-cell office:value-type="float" office:value="4530790">
                <text:p>4530790</text:p>
              </table:table-cell>
              <table:table-cell office:value-type="float" office:value="428653">
                <text:p>428653</text:p>
              </table:table-cell>
            </table:table-row>
            <table:table-row>
              <table:table-cell office:value-type="float" office:value="4401">
                <text:p>4401</text:p>
              </table:table-cell>
              <table:table-cell office:value-type="float" office:value="4660970">
                <text:p>4660970</text:p>
              </table:table-cell>
              <table:table-cell office:value-type="float" office:value="417646">
                <text:p>417646</text:p>
              </table:table-cell>
            </table:table-row>
            <table:table-row>
              <table:table-cell office:value-type="float" office:value="4501">
                <text:p>4501</text:p>
              </table:table-cell>
              <table:table-cell office:value-type="float" office:value="4871600">
                <text:p>4871600</text:p>
              </table:table-cell>
              <table:table-cell office:value-type="float" office:value="395258">
                <text:p>395258</text:p>
              </table:table-cell>
            </table:table-row>
            <table:table-row>
              <table:table-cell office:value-type="float" office:value="4601">
                <text:p>4601</text:p>
              </table:table-cell>
              <table:table-cell office:value-type="float" office:value="5062490">
                <text:p>5062490</text:p>
              </table:table-cell>
              <table:table-cell office:value-type="float" office:value="429909">
                <text:p>429909</text:p>
              </table:table-cell>
            </table:table-row>
            <table:table-row>
              <table:table-cell office:value-type="float" office:value="4701">
                <text:p>4701</text:p>
              </table:table-cell>
              <table:table-cell office:value-type="float" office:value="5263070">
                <text:p>5263070</text:p>
              </table:table-cell>
              <table:table-cell office:value-type="float" office:value="399421">
                <text:p>399421</text:p>
              </table:table-cell>
            </table:table-row>
            <table:table-row>
              <table:table-cell office:value-type="float" office:value="4801">
                <text:p>4801</text:p>
              </table:table-cell>
              <table:table-cell office:value-type="float" office:value="5491750">
                <text:p>5491750</text:p>
              </table:table-cell>
              <table:table-cell office:value-type="float" office:value="450863">
                <text:p>450863</text:p>
              </table:table-cell>
            </table:table-row>
            <table:table-row>
              <table:table-cell office:value-type="float" office:value="4901">
                <text:p>4901</text:p>
              </table:table-cell>
              <table:table-cell office:value-type="float" office:value="6085750">
                <text:p>6085750</text:p>
              </table:table-cell>
              <table:table-cell office:value-type="float" office:value="643289">
                <text:p>643289</text:p>
              </table:table-cell>
            </table:table-row>
            <table:table-row>
              <table:table-cell office:value-type="float" office:value="5001">
                <text:p>5001</text:p>
              </table:table-cell>
              <table:table-cell office:value-type="float" office:value="7087650">
                <text:p>7087650</text:p>
              </table:table-cell>
              <table:table-cell office:value-type="float" office:value="471150">
                <text:p>471150</text:p>
              </table:table-cell>
            </table:table-row>
            <table:table-row>
              <table:table-cell office:value-type="float" office:value="5101">
                <text:p>5101</text:p>
              </table:table-cell>
              <table:table-cell office:value-type="float" office:value="6121830">
                <text:p>6121830</text:p>
              </table:table-cell>
              <table:table-cell office:value-type="float" office:value="480656">
                <text:p>480656</text:p>
              </table:table-cell>
            </table:table-row>
            <table:table-row>
              <table:table-cell office:value-type="float" office:value="5201">
                <text:p>5201</text:p>
              </table:table-cell>
              <table:table-cell office:value-type="float" office:value="6445170">
                <text:p>6445170</text:p>
              </table:table-cell>
              <table:table-cell office:value-type="float" office:value="491129">
                <text:p>491129</text:p>
              </table:table-cell>
            </table:table-row>
            <table:table-row>
              <table:table-cell office:value-type="float" office:value="5301">
                <text:p>5301</text:p>
              </table:table-cell>
              <table:table-cell office:value-type="float" office:value="6577050">
                <text:p>6577050</text:p>
              </table:table-cell>
              <table:table-cell office:value-type="float" office:value="516078">
                <text:p>516078</text:p>
              </table:table-cell>
            </table:table-row>
            <table:table-row>
              <table:table-cell office:value-type="float" office:value="5401">
                <text:p>5401</text:p>
              </table:table-cell>
              <table:table-cell office:value-type="float" office:value="6813990">
                <text:p>6813990</text:p>
              </table:table-cell>
              <table:table-cell office:value-type="float" office:value="521439">
                <text:p>521439</text:p>
              </table:table-cell>
            </table:table-row>
            <table:table-row>
              <table:table-cell office:value-type="float" office:value="5501">
                <text:p>5501</text:p>
              </table:table-cell>
              <table:table-cell office:value-type="float" office:value="7039090">
                <text:p>7039090</text:p>
              </table:table-cell>
              <table:table-cell office:value-type="float" office:value="541962">
                <text:p>541962</text:p>
              </table:table-cell>
            </table:table-row>
            <table:table-row>
              <table:table-cell office:value-type="float" office:value="5601">
                <text:p>5601</text:p>
              </table:table-cell>
              <table:table-cell office:value-type="float" office:value="7315310">
                <text:p>7315310</text:p>
              </table:table-cell>
              <table:table-cell office:value-type="float" office:value="611878">
                <text:p>611878</text:p>
              </table:table-cell>
            </table:table-row>
            <table:table-row>
              <table:table-cell office:value-type="float" office:value="5701">
                <text:p>5701</text:p>
              </table:table-cell>
              <table:table-cell office:value-type="float" office:value="7615800">
                <text:p>7615800</text:p>
              </table:table-cell>
              <table:table-cell office:value-type="float" office:value="549221">
                <text:p>549221</text:p>
              </table:table-cell>
            </table:table-row>
            <table:table-row>
              <table:table-cell office:value-type="float" office:value="5801">
                <text:p>5801</text:p>
              </table:table-cell>
              <table:table-cell office:value-type="float" office:value="7956790">
                <text:p>7956790</text:p>
              </table:table-cell>
              <table:table-cell office:value-type="float" office:value="586134">
                <text:p>586134</text:p>
              </table:table-cell>
            </table:table-row>
            <table:table-row>
              <table:table-cell office:value-type="float" office:value="5901">
                <text:p>5901</text:p>
              </table:table-cell>
              <table:table-cell office:value-type="float" office:value="8213170">
                <text:p>8213170</text:p>
              </table:table-cell>
              <table:table-cell office:value-type="float" office:value="628547">
                <text:p>628547</text:p>
              </table:table-cell>
            </table:table-row>
            <table:table-row>
              <table:table-cell office:value-type="float" office:value="6001">
                <text:p>6001</text:p>
              </table:table-cell>
              <table:table-cell office:value-type="float" office:value="8484930">
                <text:p>8484930</text:p>
              </table:table-cell>
              <table:table-cell office:value-type="float" office:value="622587">
                <text:p>622587</text:p>
              </table:table-cell>
            </table:table-row>
            <table:table-row>
              <table:table-cell office:value-type="float" office:value="6101">
                <text:p>6101</text:p>
              </table:table-cell>
              <table:table-cell office:value-type="float" office:value="8699770">
                <text:p>8699770</text:p>
              </table:table-cell>
              <table:table-cell office:value-type="float" office:value="638811">
                <text:p>638811</text:p>
              </table:table-cell>
            </table:table-row>
            <table:table-row>
              <table:table-cell office:value-type="float" office:value="6201">
                <text:p>6201</text:p>
              </table:table-cell>
              <table:table-cell office:value-type="float" office:value="9216640">
                <text:p>9216640</text:p>
              </table:table-cell>
              <table:table-cell office:value-type="float" office:value="728409">
                <text:p>728409</text:p>
              </table:table-cell>
            </table:table-row>
            <table:table-row>
              <table:table-cell office:value-type="float" office:value="6301">
                <text:p>6301</text:p>
              </table:table-cell>
              <table:table-cell office:value-type="float" office:value="9373620">
                <text:p>9373620</text:p>
              </table:table-cell>
              <table:table-cell office:value-type="float" office:value="717191">
                <text:p>717191</text:p>
              </table:table-cell>
            </table:table-row>
            <table:table-row>
              <table:table-cell office:value-type="float" office:value="6401">
                <text:p>6401</text:p>
              </table:table-cell>
              <table:table-cell office:value-type="float" office:value="9691310">
                <text:p>9691310</text:p>
              </table:table-cell>
              <table:table-cell office:value-type="float" office:value="755364">
                <text:p>755364</text:p>
              </table:table-cell>
            </table:table-row>
            <table:table-row>
              <table:table-cell office:value-type="float" office:value="6501">
                <text:p>6501</text:p>
              </table:table-cell>
              <table:table-cell office:value-type="float" office:value="10085200">
                <text:p>10085200</text:p>
              </table:table-cell>
              <table:table-cell office:value-type="float" office:value="725670">
                <text:p>725670</text:p>
              </table:table-cell>
            </table:table-row>
            <table:table-row>
              <table:table-cell office:value-type="float" office:value="6601">
                <text:p>6601</text:p>
              </table:table-cell>
              <table:table-cell office:value-type="float" office:value="10265900">
                <text:p>10265900</text:p>
              </table:table-cell>
              <table:table-cell office:value-type="float" office:value="743810">
                <text:p>743810</text:p>
              </table:table-cell>
            </table:table-row>
            <table:table-row>
              <table:table-cell office:value-type="float" office:value="6701">
                <text:p>6701</text:p>
              </table:table-cell>
              <table:table-cell office:value-type="float" office:value="10678000">
                <text:p>10678000</text:p>
              </table:table-cell>
              <table:table-cell office:value-type="float" office:value="757431">
                <text:p>757431</text:p>
              </table:table-cell>
            </table:table-row>
            <table:table-row>
              <table:table-cell office:value-type="float" office:value="6801">
                <text:p>6801</text:p>
              </table:table-cell>
              <table:table-cell office:value-type="float" office:value="10883500">
                <text:p>10883500</text:p>
              </table:table-cell>
              <table:table-cell office:value-type="float" office:value="766206">
                <text:p>766206</text:p>
              </table:table-cell>
            </table:table-row>
            <table:table-row>
              <table:table-cell office:value-type="float" office:value="6901">
                <text:p>6901</text:p>
              </table:table-cell>
              <table:table-cell office:value-type="float" office:value="11230300">
                <text:p>11230300</text:p>
              </table:table-cell>
              <table:table-cell office:value-type="float" office:value="779560">
                <text:p>779560</text:p>
              </table:table-cell>
            </table:table-row>
            <table:table-row>
              <table:table-cell office:value-type="float" office:value="7001">
                <text:p>7001</text:p>
              </table:table-cell>
              <table:table-cell office:value-type="float" office:value="11513700">
                <text:p>11513700</text:p>
              </table:table-cell>
              <table:table-cell office:value-type="float" office:value="797730">
                <text:p>797730</text:p>
              </table:table-cell>
            </table:table-row>
            <table:table-row>
              <table:table-cell office:value-type="float" office:value="7101">
                <text:p>7101</text:p>
              </table:table-cell>
              <table:table-cell office:value-type="float" office:value="12060000">
                <text:p>12060000</text:p>
              </table:table-cell>
              <table:table-cell office:value-type="float" office:value="848399">
                <text:p>848399</text:p>
              </table:table-cell>
            </table:table-row>
            <table:table-row>
              <table:table-cell office:value-type="float" office:value="7201">
                <text:p>7201</text:p>
              </table:table-cell>
              <table:table-cell office:value-type="float" office:value="12764000">
                <text:p>12764000</text:p>
              </table:table-cell>
              <table:table-cell office:value-type="float" office:value="806886">
                <text:p>806886</text:p>
              </table:table-cell>
            </table:table-row>
            <table:table-row>
              <table:table-cell office:value-type="float" office:value="7301">
                <text:p>7301</text:p>
              </table:table-cell>
              <table:table-cell office:value-type="float" office:value="12709700">
                <text:p>12709700</text:p>
              </table:table-cell>
              <table:table-cell office:value-type="float" office:value="793113">
                <text:p>793113</text:p>
              </table:table-cell>
            </table:table-row>
            <table:table-row>
              <table:table-cell office:value-type="float" office:value="7401">
                <text:p>7401</text:p>
              </table:table-cell>
              <table:table-cell office:value-type="float" office:value="12899000">
                <text:p>12899000</text:p>
              </table:table-cell>
              <table:table-cell office:value-type="float" office:value="789249">
                <text:p>789249</text:p>
              </table:table-cell>
            </table:table-row>
            <table:table-row>
              <table:table-cell office:value-type="float" office:value="7501">
                <text:p>7501</text:p>
              </table:table-cell>
              <table:table-cell office:value-type="float" office:value="13168100">
                <text:p>13168100</text:p>
              </table:table-cell>
              <table:table-cell office:value-type="float" office:value="907655">
                <text:p>907655</text:p>
              </table:table-cell>
            </table:table-row>
            <table:table-row>
              <table:table-cell office:value-type="float" office:value="7601">
                <text:p>7601</text:p>
              </table:table-cell>
              <table:table-cell office:value-type="float" office:value="13804900">
                <text:p>13804900</text:p>
              </table:table-cell>
              <table:table-cell office:value-type="float" office:value="813584">
                <text:p>813584</text:p>
              </table:table-cell>
            </table:table-row>
            <table:table-row>
              <table:table-cell office:value-type="float" office:value="7701">
                <text:p>7701</text:p>
              </table:table-cell>
              <table:table-cell office:value-type="float" office:value="14103800">
                <text:p>14103800</text:p>
              </table:table-cell>
              <table:table-cell office:value-type="float" office:value="1053350">
                <text:p>1053350</text:p>
              </table:table-cell>
            </table:table-row>
            <table:table-row>
              <table:table-cell office:value-type="float" office:value="7801">
                <text:p>7801</text:p>
              </table:table-cell>
              <table:table-cell office:value-type="float" office:value="14262400">
                <text:p>14262400</text:p>
              </table:table-cell>
              <table:table-cell office:value-type="float" office:value="886333">
                <text:p>886333</text:p>
              </table:table-cell>
            </table:table-row>
            <table:table-row>
              <table:table-cell office:value-type="float" office:value="7901">
                <text:p>7901</text:p>
              </table:table-cell>
              <table:table-cell office:value-type="float" office:value="14789500">
                <text:p>14789500</text:p>
              </table:table-cell>
              <table:table-cell office:value-type="float" office:value="902427">
                <text:p>902427</text:p>
              </table:table-cell>
            </table:table-row>
            <table:table-row>
              <table:table-cell office:value-type="float" office:value="8001">
                <text:p>8001</text:p>
              </table:table-cell>
              <table:table-cell office:value-type="float" office:value="15189500">
                <text:p>15189500</text:p>
              </table:table-cell>
              <table:table-cell office:value-type="float" office:value="890300">
                <text:p>890300</text:p>
              </table:table-cell>
            </table:table-row>
            <table:table-row>
              <table:table-cell office:value-type="float" office:value="8101">
                <text:p>8101</text:p>
              </table:table-cell>
              <table:table-cell office:value-type="float" office:value="15623400">
                <text:p>15623400</text:p>
              </table:table-cell>
              <table:table-cell office:value-type="float" office:value="900613">
                <text:p>900613</text:p>
              </table:table-cell>
            </table:table-row>
            <table:table-row>
              <table:table-cell office:value-type="float" office:value="8201">
                <text:p>8201</text:p>
              </table:table-cell>
              <table:table-cell office:value-type="float" office:value="15983100">
                <text:p>15983100</text:p>
              </table:table-cell>
              <table:table-cell office:value-type="float" office:value="923602">
                <text:p>923602</text:p>
              </table:table-cell>
            </table:table-row>
            <table:table-row>
              <table:table-cell office:value-type="float" office:value="8301">
                <text:p>8301</text:p>
              </table:table-cell>
              <table:table-cell office:value-type="float" office:value="16307900">
                <text:p>16307900</text:p>
              </table:table-cell>
              <table:table-cell office:value-type="float" office:value="909416">
                <text:p>909416</text:p>
              </table:table-cell>
            </table:table-row>
            <table:table-row>
              <table:table-cell office:value-type="float" office:value="8401">
                <text:p>8401</text:p>
              </table:table-cell>
              <table:table-cell office:value-type="float" office:value="16704400">
                <text:p>16704400</text:p>
              </table:table-cell>
              <table:table-cell office:value-type="float" office:value="930319">
                <text:p>930319</text:p>
              </table:table-cell>
            </table:table-row>
            <table:table-row>
              <table:table-cell office:value-type="float" office:value="8501">
                <text:p>8501</text:p>
              </table:table-cell>
              <table:table-cell office:value-type="float" office:value="17283400">
                <text:p>17283400</text:p>
              </table:table-cell>
              <table:table-cell office:value-type="float" office:value="979111">
                <text:p>979111</text:p>
              </table:table-cell>
            </table:table-row>
            <table:table-row>
              <table:table-cell office:value-type="float" office:value="8601">
                <text:p>8601</text:p>
              </table:table-cell>
              <table:table-cell office:value-type="float" office:value="17590300">
                <text:p>17590300</text:p>
              </table:table-cell>
              <table:table-cell office:value-type="float" office:value="984578">
                <text:p>984578</text:p>
              </table:table-cell>
            </table:table-row>
            <table:table-row>
              <table:table-cell office:value-type="float" office:value="8701">
                <text:p>8701</text:p>
              </table:table-cell>
              <table:table-cell office:value-type="float" office:value="18067500">
                <text:p>18067500</text:p>
              </table:table-cell>
              <table:table-cell office:value-type="float" office:value="1014120">
                <text:p>1014120</text:p>
              </table:table-cell>
            </table:table-row>
            <table:table-row>
              <table:table-cell office:value-type="float" office:value="8801">
                <text:p>8801</text:p>
              </table:table-cell>
              <table:table-cell office:value-type="float" office:value="19057700">
                <text:p>19057700</text:p>
              </table:table-cell>
              <table:table-cell office:value-type="float" office:value="1042710">
                <text:p>1042710</text:p>
              </table:table-cell>
            </table:table-row>
            <table:table-row>
              <table:table-cell office:value-type="float" office:value="8901">
                <text:p>8901</text:p>
              </table:table-cell>
              <table:table-cell office:value-type="float" office:value="19413100">
                <text:p>19413100</text:p>
              </table:table-cell>
              <table:table-cell office:value-type="float" office:value="1051970">
                <text:p>1051970</text:p>
              </table:table-cell>
            </table:table-row>
            <table:table-row>
              <table:table-cell office:value-type="float" office:value="9001">
                <text:p>9001</text:p>
              </table:table-cell>
              <table:table-cell office:value-type="float" office:value="19253900">
                <text:p>19253900</text:p>
              </table:table-cell>
              <table:table-cell office:value-type="float" office:value="1017340">
                <text:p>1017340</text:p>
              </table:table-cell>
            </table:table-row>
            <table:table-row>
              <table:table-cell office:value-type="float" office:value="9101">
                <text:p>9101</text:p>
              </table:table-cell>
              <table:table-cell office:value-type="float" office:value="19638200">
                <text:p>19638200</text:p>
              </table:table-cell>
              <table:table-cell office:value-type="float" office:value="1093960">
                <text:p>1093960</text:p>
              </table:table-cell>
            </table:table-row>
            <table:table-row>
              <table:table-cell office:value-type="float" office:value="9201">
                <text:p>9201</text:p>
              </table:table-cell>
              <table:table-cell office:value-type="float" office:value="20282000">
                <text:p>20282000</text:p>
              </table:table-cell>
              <table:table-cell office:value-type="float" office:value="1077690">
                <text:p>1077690</text:p>
              </table:table-cell>
            </table:table-row>
            <table:table-row>
              <table:table-cell office:value-type="float" office:value="9301">
                <text:p>9301</text:p>
              </table:table-cell>
              <table:table-cell office:value-type="float" office:value="20511200">
                <text:p>20511200</text:p>
              </table:table-cell>
              <table:table-cell office:value-type="float" office:value="1061220">
                <text:p>1061220</text:p>
              </table:table-cell>
            </table:table-row>
            <table:table-row>
              <table:table-cell office:value-type="float" office:value="9401">
                <text:p>9401</text:p>
              </table:table-cell>
              <table:table-cell office:value-type="float" office:value="21104700">
                <text:p>21104700</text:p>
              </table:table-cell>
              <table:table-cell office:value-type="float" office:value="1051100">
                <text:p>1051100</text:p>
              </table:table-cell>
            </table:table-row>
            <table:table-row>
              <table:table-cell office:value-type="float" office:value="9501">
                <text:p>9501</text:p>
              </table:table-cell>
              <table:table-cell office:value-type="float" office:value="21419100">
                <text:p>21419100</text:p>
              </table:table-cell>
              <table:table-cell office:value-type="float" office:value="1075400">
                <text:p>1075400</text:p>
              </table:table-cell>
            </table:table-row>
            <table:table-row>
              <table:table-cell office:value-type="float" office:value="9601">
                <text:p>9601</text:p>
              </table:table-cell>
              <table:table-cell office:value-type="float" office:value="21864000">
                <text:p>21864000</text:p>
              </table:table-cell>
              <table:table-cell office:value-type="float" office:value="1065860">
                <text:p>1065860</text:p>
              </table:table-cell>
            </table:table-row>
            <table:table-row>
              <table:table-cell office:value-type="float" office:value="9701">
                <text:p>9701</text:p>
              </table:table-cell>
              <table:table-cell office:value-type="float" office:value="22309400">
                <text:p>22309400</text:p>
              </table:table-cell>
              <table:table-cell office:value-type="float" office:value="1090950">
                <text:p>1090950</text:p>
              </table:table-cell>
            </table:table-row>
            <table:table-row>
              <table:table-cell office:value-type="float" office:value="9801">
                <text:p>9801</text:p>
              </table:table-cell>
              <table:table-cell office:value-type="float" office:value="22713800">
                <text:p>22713800</text:p>
              </table:table-cell>
              <table:table-cell office:value-type="float" office:value="1069530">
                <text:p>1069530</text:p>
              </table:table-cell>
            </table:table-row>
            <table:table-row>
              <table:table-cell office:value-type="float" office:value="9901">
                <text:p>9901</text:p>
              </table:table-cell>
              <table:table-cell office:value-type="float" office:value="23231700">
                <text:p>23231700</text:p>
              </table:table-cell>
              <table:table-cell office:value-type="float" office:value="1046790">
                <text:p>1046790</text:p>
              </table:table-cell>
            </table:table-row>
            <table:table-row>
              <table:table-cell office:value-type="float" office:value="10001">
                <text:p>10001</text:p>
              </table:table-cell>
              <table:table-cell office:value-type="float" office:value="23911000">
                <text:p>23911000</text:p>
              </table:table-cell>
              <table:table-cell office:value-type="float" office:value="1261660">
                <text:p>1261660</text:p>
              </table:table-cell>
            </table:table-row>
            <table:table-row>
              <table:table-cell office:value-type="float" office:value="10101">
                <text:p>10101</text:p>
              </table:table-cell>
              <table:table-cell office:value-type="float" office:value="24593400">
                <text:p>24593400</text:p>
              </table:table-cell>
              <table:table-cell office:value-type="float" office:value="1181450">
                <text:p>1181450</text:p>
              </table:table-cell>
            </table:table-row>
            <table:table-row>
              <table:table-cell office:value-type="float" office:value="10201">
                <text:p>10201</text:p>
              </table:table-cell>
              <table:table-cell office:value-type="float" office:value="24555100">
                <text:p>24555100</text:p>
              </table:table-cell>
              <table:table-cell office:value-type="float" office:value="1259020">
                <text:p>1259020</text:p>
              </table:table-cell>
            </table:table-row>
            <table:table-row>
              <table:table-cell office:value-type="float" office:value="10301">
                <text:p>10301</text:p>
              </table:table-cell>
              <table:table-cell office:value-type="float" office:value="25365600">
                <text:p>25365600</text:p>
              </table:table-cell>
              <table:table-cell office:value-type="float" office:value="1197400">
                <text:p>1197400</text:p>
              </table:table-cell>
            </table:table-row>
            <table:table-row>
              <table:table-cell office:value-type="float" office:value="10401">
                <text:p>10401</text:p>
              </table:table-cell>
              <table:table-cell office:value-type="float" office:value="25756900">
                <text:p>25756900</text:p>
              </table:table-cell>
              <table:table-cell office:value-type="float" office:value="1211170">
                <text:p>1211170</text:p>
              </table:table-cell>
            </table:table-row>
            <table:table-row>
              <table:table-cell office:value-type="float" office:value="10501">
                <text:p>10501</text:p>
              </table:table-cell>
              <table:table-cell office:value-type="float" office:value="26317400">
                <text:p>26317400</text:p>
              </table:table-cell>
              <table:table-cell office:value-type="float" office:value="1189950">
                <text:p>1189950</text:p>
              </table:table-cell>
            </table:table-row>
            <table:table-row>
              <table:table-cell office:value-type="float" office:value="10601">
                <text:p>10601</text:p>
              </table:table-cell>
              <table:table-cell office:value-type="float" office:value="26985800">
                <text:p>26985800</text:p>
              </table:table-cell>
              <table:table-cell office:value-type="float" office:value="1203100">
                <text:p>1203100</text:p>
              </table:table-cell>
            </table:table-row>
            <table:table-row>
              <table:table-cell office:value-type="float" office:value="10701">
                <text:p>10701</text:p>
              </table:table-cell>
              <table:table-cell office:value-type="float" office:value="27484400">
                <text:p>27484400</text:p>
              </table:table-cell>
              <table:table-cell office:value-type="float" office:value="1311850">
                <text:p>1311850</text:p>
              </table:table-cell>
            </table:table-row>
            <table:table-row>
              <table:table-cell office:value-type="float" office:value="10801">
                <text:p>10801</text:p>
              </table:table-cell>
              <table:table-cell office:value-type="float" office:value="28457600">
                <text:p>28457600</text:p>
              </table:table-cell>
              <table:table-cell office:value-type="float" office:value="1352380">
                <text:p>1352380</text:p>
              </table:table-cell>
            </table:table-row>
            <table:table-row>
              <table:table-cell office:value-type="float" office:value="10901">
                <text:p>10901</text:p>
              </table:table-cell>
              <table:table-cell office:value-type="float" office:value="29501500">
                <text:p>29501500</text:p>
              </table:table-cell>
              <table:table-cell office:value-type="float" office:value="1338100">
                <text:p>1338100</text:p>
              </table:table-cell>
            </table:table-row>
            <table:table-row>
              <table:table-cell office:value-type="float" office:value="11001">
                <text:p>11001</text:p>
              </table:table-cell>
              <table:table-cell office:value-type="float" office:value="30177500">
                <text:p>30177500</text:p>
              </table:table-cell>
              <table:table-cell office:value-type="float" office:value="1400100">
                <text:p>1400100</text:p>
              </table:table-cell>
            </table:table-row>
            <table:table-row>
              <table:table-cell office:value-type="float" office:value="11101">
                <text:p>11101</text:p>
              </table:table-cell>
              <table:table-cell office:value-type="float" office:value="30860700">
                <text:p>30860700</text:p>
              </table:table-cell>
              <table:table-cell office:value-type="float" office:value="1394320">
                <text:p>1394320</text:p>
              </table:table-cell>
            </table:table-row>
            <table:table-row>
              <table:table-cell office:value-type="float" office:value="11201">
                <text:p>11201</text:p>
              </table:table-cell>
              <table:table-cell office:value-type="float" office:value="31404900">
                <text:p>31404900</text:p>
              </table:table-cell>
              <table:table-cell office:value-type="float" office:value="1470040">
                <text:p>1470040</text:p>
              </table:table-cell>
            </table:table-row>
            <table:table-row>
              <table:table-cell office:value-type="float" office:value="11301">
                <text:p>11301</text:p>
              </table:table-cell>
              <table:table-cell office:value-type="float" office:value="31407200">
                <text:p>31407200</text:p>
              </table:table-cell>
              <table:table-cell office:value-type="float" office:value="1516180">
                <text:p>1516180</text:p>
              </table:table-cell>
            </table:table-row>
            <table:table-row>
              <table:table-cell office:value-type="float" office:value="11401">
                <text:p>11401</text:p>
              </table:table-cell>
              <table:table-cell office:value-type="float" office:value="31799500">
                <text:p>31799500</text:p>
              </table:table-cell>
              <table:table-cell office:value-type="float" office:value="1512130">
                <text:p>1512130</text:p>
              </table:table-cell>
            </table:table-row>
            <table:table-row>
              <table:table-cell office:value-type="float" office:value="11501">
                <text:p>11501</text:p>
              </table:table-cell>
              <table:table-cell office:value-type="float" office:value="32226600">
                <text:p>32226600</text:p>
              </table:table-cell>
              <table:table-cell office:value-type="float" office:value="1588550">
                <text:p>1588550</text:p>
              </table:table-cell>
            </table:table-row>
            <table:table-row>
              <table:table-cell office:value-type="float" office:value="11601">
                <text:p>11601</text:p>
              </table:table-cell>
              <table:table-cell office:value-type="float" office:value="32649100">
                <text:p>32649100</text:p>
              </table:table-cell>
              <table:table-cell office:value-type="float" office:value="1348810">
                <text:p>1348810</text:p>
              </table:table-cell>
            </table:table-row>
            <table:table-row>
              <table:table-cell office:value-type="float" office:value="11701">
                <text:p>11701</text:p>
              </table:table-cell>
              <table:table-cell office:value-type="float" office:value="32879000">
                <text:p>32879000</text:p>
              </table:table-cell>
              <table:table-cell office:value-type="float" office:value="1417340">
                <text:p>1417340</text:p>
              </table:table-cell>
            </table:table-row>
            <table:table-row>
              <table:table-cell office:value-type="float" office:value="11801">
                <text:p>11801</text:p>
              </table:table-cell>
              <table:table-cell office:value-type="float" office:value="33431900">
                <text:p>33431900</text:p>
              </table:table-cell>
              <table:table-cell office:value-type="float" office:value="1418200">
                <text:p>1418200</text:p>
              </table:table-cell>
            </table:table-row>
            <table:table-row>
              <table:table-cell office:value-type="float" office:value="11901">
                <text:p>11901</text:p>
              </table:table-cell>
              <table:table-cell office:value-type="float" office:value="33777800">
                <text:p>33777800</text:p>
              </table:table-cell>
              <table:table-cell office:value-type="float" office:value="1438260">
                <text:p>1438260</text:p>
              </table:table-cell>
            </table:table-row>
            <table:table-row>
              <table:table-cell office:value-type="float" office:value="12001">
                <text:p>12001</text:p>
              </table:table-cell>
              <table:table-cell office:value-type="float" office:value="34771500">
                <text:p>34771500</text:p>
              </table:table-cell>
              <table:table-cell office:value-type="float" office:value="1695920">
                <text:p>1695920</text:p>
              </table:table-cell>
            </table:table-row>
            <table:table-row>
              <table:table-cell office:value-type="float" office:value="12101">
                <text:p>12101</text:p>
              </table:table-cell>
              <table:table-cell office:value-type="float" office:value="35937700">
                <text:p>35937700</text:p>
              </table:table-cell>
              <table:table-cell office:value-type="float" office:value="1556910">
                <text:p>1556910</text:p>
              </table:table-cell>
            </table:table-row>
            <table:table-row>
              <table:table-cell office:value-type="float" office:value="12201">
                <text:p>12201</text:p>
              </table:table-cell>
              <table:table-cell office:value-type="float" office:value="36844700">
                <text:p>36844700</text:p>
              </table:table-cell>
              <table:table-cell office:value-type="float" office:value="1456450">
                <text:p>1456450</text:p>
              </table:table-cell>
            </table:table-row>
            <table:table-row>
              <table:table-cell office:value-type="float" office:value="12301">
                <text:p>12301</text:p>
              </table:table-cell>
              <table:table-cell office:value-type="float" office:value="37477800">
                <text:p>37477800</text:p>
              </table:table-cell>
              <table:table-cell office:value-type="float" office:value="1526930">
                <text:p>1526930</text:p>
              </table:table-cell>
            </table:table-row>
            <table:table-row>
              <table:table-cell office:value-type="float" office:value="12401">
                <text:p>12401</text:p>
              </table:table-cell>
              <table:table-cell office:value-type="float" office:value="37983500">
                <text:p>37983500</text:p>
              </table:table-cell>
              <table:table-cell office:value-type="float" office:value="1662870">
                <text:p>1662870</text:p>
              </table:table-cell>
            </table:table-row>
            <table:table-row>
              <table:table-cell office:value-type="float" office:value="12501">
                <text:p>12501</text:p>
              </table:table-cell>
              <table:table-cell office:value-type="float" office:value="38853300">
                <text:p>38853300</text:p>
              </table:table-cell>
              <table:table-cell office:value-type="float" office:value="1614240">
                <text:p>1614240</text:p>
              </table:table-cell>
            </table:table-row>
            <table:table-row>
              <table:table-cell office:value-type="float" office:value="12601">
                <text:p>12601</text:p>
              </table:table-cell>
              <table:table-cell office:value-type="float" office:value="39542900">
                <text:p>39542900</text:p>
              </table:table-cell>
              <table:table-cell office:value-type="float" office:value="1685980">
                <text:p>1685980</text:p>
              </table:table-cell>
            </table:table-row>
            <table:table-row>
              <table:table-cell office:value-type="float" office:value="12701">
                <text:p>12701</text:p>
              </table:table-cell>
              <table:table-cell office:value-type="float" office:value="40627200">
                <text:p>40627200</text:p>
              </table:table-cell>
              <table:table-cell office:value-type="float" office:value="1628770">
                <text:p>1628770</text:p>
              </table:table-cell>
            </table:table-row>
            <table:table-row>
              <table:table-cell office:value-type="float" office:value="12801">
                <text:p>12801</text:p>
              </table:table-cell>
              <table:table-cell office:value-type="float" office:value="41171600">
                <text:p>41171600</text:p>
              </table:table-cell>
              <table:table-cell office:value-type="float" office:value="1799560">
                <text:p>1799560</text:p>
              </table:table-cell>
            </table:table-row>
            <table:table-row>
              <table:table-cell office:value-type="float" office:value="12901">
                <text:p>12901</text:p>
              </table:table-cell>
              <table:table-cell office:value-type="float" office:value="40614500">
                <text:p>40614500</text:p>
              </table:table-cell>
              <table:table-cell office:value-type="float" office:value="1691000">
                <text:p>1691000</text:p>
              </table:table-cell>
            </table:table-row>
            <table:table-row>
              <table:table-cell office:value-type="float" office:value="13001">
                <text:p>13001</text:p>
              </table:table-cell>
              <table:table-cell office:value-type="float" office:value="41573000">
                <text:p>41573000</text:p>
              </table:table-cell>
              <table:table-cell office:value-type="float" office:value="1644660">
                <text:p>1644660</text:p>
              </table:table-cell>
            </table:table-row>
            <table:table-row>
              <table:table-cell office:value-type="float" office:value="13101">
                <text:p>13101</text:p>
              </table:table-cell>
              <table:table-cell office:value-type="float" office:value="41154300">
                <text:p>41154300</text:p>
              </table:table-cell>
              <table:table-cell office:value-type="float" office:value="1736130">
                <text:p>1736130</text:p>
              </table:table-cell>
            </table:table-row>
            <table:table-row>
              <table:table-cell office:value-type="float" office:value="13201">
                <text:p>13201</text:p>
              </table:table-cell>
              <table:table-cell office:value-type="float" office:value="41618300">
                <text:p>41618300</text:p>
              </table:table-cell>
              <table:table-cell office:value-type="float" office:value="1593260">
                <text:p>1593260</text:p>
              </table:table-cell>
            </table:table-row>
            <table:table-row>
              <table:table-cell office:value-type="float" office:value="13301">
                <text:p>13301</text:p>
              </table:table-cell>
              <table:table-cell office:value-type="float" office:value="41914900">
                <text:p>41914900</text:p>
              </table:table-cell>
              <table:table-cell office:value-type="float" office:value="1650320">
                <text:p>1650320</text:p>
              </table:table-cell>
            </table:table-row>
            <table:table-row>
              <table:table-cell office:value-type="float" office:value="13401">
                <text:p>13401</text:p>
              </table:table-cell>
              <table:table-cell office:value-type="float" office:value="42879900">
                <text:p>42879900</text:p>
              </table:table-cell>
              <table:table-cell office:value-type="float" office:value="1613880">
                <text:p>1613880</text:p>
              </table:table-cell>
            </table:table-row>
            <table:table-row>
              <table:table-cell office:value-type="float" office:value="13501">
                <text:p>13501</text:p>
              </table:table-cell>
              <table:table-cell office:value-type="float" office:value="44216400">
                <text:p>44216400</text:p>
              </table:table-cell>
              <table:table-cell office:value-type="float" office:value="1626520">
                <text:p>1626520</text:p>
              </table:table-cell>
            </table:table-row>
            <table:table-row>
              <table:table-cell office:value-type="float" office:value="13601">
                <text:p>13601</text:p>
              </table:table-cell>
              <table:table-cell office:value-type="float" office:value="44433300">
                <text:p>44433300</text:p>
              </table:table-cell>
              <table:table-cell office:value-type="float" office:value="1659430">
                <text:p>1659430</text:p>
              </table:table-cell>
            </table:table-row>
            <table:table-row>
              <table:table-cell office:value-type="float" office:value="13701">
                <text:p>13701</text:p>
              </table:table-cell>
              <table:table-cell office:value-type="float" office:value="46781100">
                <text:p>46781100</text:p>
              </table:table-cell>
              <table:table-cell office:value-type="float" office:value="1739540">
                <text:p>1739540</text:p>
              </table:table-cell>
            </table:table-row>
            <table:table-row>
              <table:table-cell office:value-type="float" office:value="13801">
                <text:p>13801</text:p>
              </table:table-cell>
              <table:table-cell office:value-type="float" office:value="47408400">
                <text:p>47408400</text:p>
              </table:table-cell>
              <table:table-cell office:value-type="float" office:value="1851730">
                <text:p>1851730</text:p>
              </table:table-cell>
            </table:table-row>
            <table:table-row>
              <table:table-cell office:value-type="float" office:value="13901">
                <text:p>13901</text:p>
              </table:table-cell>
              <table:table-cell office:value-type="float" office:value="48229400">
                <text:p>48229400</text:p>
              </table:table-cell>
              <table:table-cell office:value-type="float" office:value="1867840">
                <text:p>1867840</text:p>
              </table:table-cell>
            </table:table-row>
            <table:table-row>
              <table:table-cell office:value-type="float" office:value="14001">
                <text:p>14001</text:p>
              </table:table-cell>
              <table:table-cell office:value-type="float" office:value="49181800">
                <text:p>49181800</text:p>
              </table:table-cell>
              <table:table-cell office:value-type="float" office:value="1807410">
                <text:p>1807410</text:p>
              </table:table-cell>
            </table:table-row>
            <table:table-row>
              <table:table-cell office:value-type="float" office:value="14101">
                <text:p>14101</text:p>
              </table:table-cell>
              <table:table-cell office:value-type="float" office:value="50421900">
                <text:p>50421900</text:p>
              </table:table-cell>
              <table:table-cell office:value-type="float" office:value="1794570">
                <text:p>1794570</text:p>
              </table:table-cell>
            </table:table-row>
            <table:table-row>
              <table:table-cell office:value-type="float" office:value="14201">
                <text:p>14201</text:p>
              </table:table-cell>
              <table:table-cell office:value-type="float" office:value="50202000">
                <text:p>50202000</text:p>
              </table:table-cell>
              <table:table-cell office:value-type="float" office:value="1991360">
                <text:p>1991360</text:p>
              </table:table-cell>
            </table:table-row>
            <table:table-row>
              <table:table-cell office:value-type="float" office:value="14301">
                <text:p>14301</text:p>
              </table:table-cell>
              <table:table-cell office:value-type="float" office:value="49872900">
                <text:p>49872900</text:p>
              </table:table-cell>
              <table:table-cell office:value-type="float" office:value="1891480">
                <text:p>1891480</text:p>
              </table:table-cell>
            </table:table-row>
            <table:table-row>
              <table:table-cell office:value-type="float" office:value="14401">
                <text:p>14401</text:p>
              </table:table-cell>
              <table:table-cell office:value-type="float" office:value="51071000">
                <text:p>51071000</text:p>
              </table:table-cell>
              <table:table-cell office:value-type="float" office:value="1802330">
                <text:p>1802330</text:p>
              </table:table-cell>
            </table:table-row>
            <table:table-row>
              <table:table-cell office:value-type="float" office:value="14501">
                <text:p>14501</text:p>
              </table:table-cell>
              <table:table-cell office:value-type="float" office:value="52154500">
                <text:p>52154500</text:p>
              </table:table-cell>
              <table:table-cell office:value-type="float" office:value="1797140">
                <text:p>1797140</text:p>
              </table:table-cell>
            </table:table-row>
            <table:table-row>
              <table:table-cell office:value-type="float" office:value="14601">
                <text:p>14601</text:p>
              </table:table-cell>
              <table:table-cell office:value-type="float" office:value="52983500">
                <text:p>52983500</text:p>
              </table:table-cell>
              <table:table-cell office:value-type="float" office:value="2027760">
                <text:p>2027760</text:p>
              </table:table-cell>
            </table:table-row>
            <table:table-row>
              <table:table-cell office:value-type="float" office:value="14701">
                <text:p>14701</text:p>
              </table:table-cell>
              <table:table-cell office:value-type="float" office:value="53034600">
                <text:p>53034600</text:p>
              </table:table-cell>
              <table:table-cell office:value-type="float" office:value="1795010">
                <text:p>1795010</text:p>
              </table:table-cell>
            </table:table-row>
            <table:table-row>
              <table:table-cell office:value-type="float" office:value="14801">
                <text:p>14801</text:p>
              </table:table-cell>
              <table:table-cell office:value-type="float" office:value="52073400">
                <text:p>52073400</text:p>
              </table:table-cell>
              <table:table-cell office:value-type="float" office:value="1869940">
                <text:p>1869940</text:p>
              </table:table-cell>
            </table:table-row>
            <table:table-row>
              <table:table-cell office:value-type="float" office:value="14901">
                <text:p>14901</text:p>
              </table:table-cell>
              <table:table-cell office:value-type="float" office:value="52902600">
                <text:p>52902600</text:p>
              </table:table-cell>
              <table:table-cell office:value-type="float" office:value="2005820">
                <text:p>2005820</text:p>
              </table:table-cell>
            </table:table-row>
            <table:table-row>
              <table:table-cell office:value-type="float" office:value="15001">
                <text:p>15001</text:p>
              </table:table-cell>
              <table:table-cell office:value-type="float" office:value="59089800">
                <text:p>59089800</text:p>
              </table:table-cell>
              <table:table-cell office:value-type="float" office:value="1961890">
                <text:p>1961890</text:p>
              </table:table-cell>
            </table:table-row>
            <table:table-row>
              <table:table-cell office:value-type="float" office:value="15101">
                <text:p>15101</text:p>
              </table:table-cell>
              <table:table-cell office:value-type="float" office:value="54895500">
                <text:p>54895500</text:p>
              </table:table-cell>
              <table:table-cell office:value-type="float" office:value="2016820">
                <text:p>2016820</text:p>
              </table:table-cell>
            </table:table-row>
            <table:table-row>
              <table:table-cell office:value-type="float" office:value="15201">
                <text:p>15201</text:p>
              </table:table-cell>
              <table:table-cell office:value-type="float" office:value="57076700">
                <text:p>57076700</text:p>
              </table:table-cell>
              <table:table-cell office:value-type="float" office:value="1933320">
                <text:p>1933320</text:p>
              </table:table-cell>
            </table:table-row>
            <table:table-row>
              <table:table-cell office:value-type="float" office:value="15301">
                <text:p>15301</text:p>
              </table:table-cell>
              <table:table-cell office:value-type="float" office:value="55645700">
                <text:p>55645700</text:p>
              </table:table-cell>
              <table:table-cell office:value-type="float" office:value="2047910">
                <text:p>2047910</text:p>
              </table:table-cell>
            </table:table-row>
            <table:table-row>
              <table:table-cell office:value-type="float" office:value="15401">
                <text:p>15401</text:p>
              </table:table-cell>
              <table:table-cell office:value-type="float" office:value="56608300">
                <text:p>56608300</text:p>
              </table:table-cell>
              <table:table-cell office:value-type="float" office:value="2040910">
                <text:p>2040910</text:p>
              </table:table-cell>
            </table:table-row>
            <table:table-row>
              <table:table-cell office:value-type="float" office:value="15501">
                <text:p>15501</text:p>
              </table:table-cell>
              <table:table-cell office:value-type="float" office:value="61530200">
                <text:p>61530200</text:p>
              </table:table-cell>
              <table:table-cell office:value-type="float" office:value="2269100">
                <text:p>2269100</text:p>
              </table:table-cell>
            </table:table-row>
            <table:table-row>
              <table:table-cell office:value-type="float" office:value="15601">
                <text:p>15601</text:p>
              </table:table-cell>
              <table:table-cell office:value-type="float" office:value="62092400">
                <text:p>62092400</text:p>
              </table:table-cell>
              <table:table-cell office:value-type="float" office:value="2322560">
                <text:p>2322560</text:p>
              </table:table-cell>
            </table:table-row>
            <table:table-row>
              <table:table-cell office:value-type="float" office:value="15701">
                <text:p>15701</text:p>
              </table:table-cell>
              <table:table-cell office:value-type="float" office:value="61688500">
                <text:p>61688500</text:p>
              </table:table-cell>
              <table:table-cell office:value-type="float" office:value="2095340">
                <text:p>2095340</text:p>
              </table:table-cell>
            </table:table-row>
            <table:table-row>
              <table:table-cell office:value-type="float" office:value="15801">
                <text:p>15801</text:p>
              </table:table-cell>
              <table:table-cell office:value-type="float" office:value="62348000">
                <text:p>62348000</text:p>
              </table:table-cell>
              <table:table-cell office:value-type="float" office:value="2047510">
                <text:p>2047510</text:p>
              </table:table-cell>
            </table:table-row>
            <table:table-row>
              <table:table-cell office:value-type="float" office:value="15901">
                <text:p>15901</text:p>
              </table:table-cell>
              <table:table-cell office:value-type="float" office:value="63396000">
                <text:p>63396000</text:p>
              </table:table-cell>
              <table:table-cell office:value-type="float" office:value="1943180">
                <text:p>1943180</text:p>
              </table:table-cell>
            </table:table-row>
            <table:table-row>
              <table:table-cell office:value-type="float" office:value="16001">
                <text:p>16001</text:p>
              </table:table-cell>
              <table:table-cell office:value-type="float" office:value="63723900">
                <text:p>63723900</text:p>
              </table:table-cell>
              <table:table-cell office:value-type="float" office:value="2136170">
                <text:p>2136170</text:p>
              </table:table-cell>
            </table:table-row>
            <table:table-row>
              <table:table-cell office:value-type="float" office:value="16101">
                <text:p>16101</text:p>
              </table:table-cell>
              <table:table-cell office:value-type="float" office:value="64621200">
                <text:p>64621200</text:p>
              </table:table-cell>
              <table:table-cell office:value-type="float" office:value="2038880">
                <text:p>2038880</text:p>
              </table:table-cell>
            </table:table-row>
            <table:table-row>
              <table:table-cell office:value-type="float" office:value="16201">
                <text:p>16201</text:p>
              </table:table-cell>
              <table:table-cell office:value-type="float" office:value="64621800">
                <text:p>64621800</text:p>
              </table:table-cell>
              <table:table-cell office:value-type="float" office:value="2100930">
                <text:p>2100930</text:p>
              </table:table-cell>
            </table:table-row>
            <table:table-row>
              <table:table-cell office:value-type="float" office:value="16301">
                <text:p>16301</text:p>
              </table:table-cell>
              <table:table-cell office:value-type="float" office:value="65156100">
                <text:p>65156100</text:p>
              </table:table-cell>
              <table:table-cell office:value-type="float" office:value="2154010">
                <text:p>2154010</text:p>
              </table:table-cell>
            </table:table-row>
            <table:table-row>
              <table:table-cell office:value-type="float" office:value="16401">
                <text:p>16401</text:p>
              </table:table-cell>
              <table:table-cell office:value-type="float" office:value="65759100">
                <text:p>65759100</text:p>
              </table:table-cell>
              <table:table-cell office:value-type="float" office:value="2171660">
                <text:p>2171660</text:p>
              </table:table-cell>
            </table:table-row>
            <table:table-row>
              <table:table-cell office:value-type="float" office:value="16501">
                <text:p>16501</text:p>
              </table:table-cell>
              <table:table-cell office:value-type="float" office:value="65980800">
                <text:p>65980800</text:p>
              </table:table-cell>
              <table:table-cell office:value-type="float" office:value="2155970">
                <text:p>2155970</text:p>
              </table:table-cell>
            </table:table-row>
            <table:table-row>
              <table:table-cell office:value-type="float" office:value="16601">
                <text:p>16601</text:p>
              </table:table-cell>
              <table:table-cell office:value-type="float" office:value="66456600">
                <text:p>66456600</text:p>
              </table:table-cell>
              <table:table-cell office:value-type="float" office:value="2142540">
                <text:p>2142540</text:p>
              </table:table-cell>
            </table:table-row>
            <table:table-row>
              <table:table-cell office:value-type="float" office:value="16701">
                <text:p>16701</text:p>
              </table:table-cell>
              <table:table-cell office:value-type="float" office:value="67290100">
                <text:p>67290100</text:p>
              </table:table-cell>
              <table:table-cell office:value-type="float" office:value="2244740">
                <text:p>2244740</text:p>
              </table:table-cell>
            </table:table-row>
            <table:table-row>
              <table:table-cell office:value-type="float" office:value="16801">
                <text:p>16801</text:p>
              </table:table-cell>
              <table:table-cell office:value-type="float" office:value="71069900">
                <text:p>71069900</text:p>
              </table:table-cell>
              <table:table-cell office:value-type="float" office:value="2243160">
                <text:p>2243160</text:p>
              </table:table-cell>
            </table:table-row>
            <table:table-row>
              <table:table-cell office:value-type="float" office:value="16901">
                <text:p>16901</text:p>
              </table:table-cell>
              <table:table-cell office:value-type="float" office:value="74368400">
                <text:p>74368400</text:p>
              </table:table-cell>
              <table:table-cell office:value-type="float" office:value="2220690">
                <text:p>2220690</text:p>
              </table:table-cell>
            </table:table-row>
            <table:table-row>
              <table:table-cell office:value-type="float" office:value="17001">
                <text:p>17001</text:p>
              </table:table-cell>
              <table:table-cell office:value-type="float" office:value="74173700">
                <text:p>74173700</text:p>
              </table:table-cell>
              <table:table-cell office:value-type="float" office:value="2317950">
                <text:p>2317950</text:p>
              </table:table-cell>
            </table:table-row>
            <table:table-row>
              <table:table-cell office:value-type="float" office:value="17101">
                <text:p>17101</text:p>
              </table:table-cell>
              <table:table-cell office:value-type="float" office:value="73909600">
                <text:p>73909600</text:p>
              </table:table-cell>
              <table:table-cell office:value-type="float" office:value="2292130">
                <text:p>2292130</text:p>
              </table:table-cell>
            </table:table-row>
            <table:table-row>
              <table:table-cell office:value-type="float" office:value="17201">
                <text:p>17201</text:p>
              </table:table-cell>
              <table:table-cell office:value-type="float" office:value="73199600">
                <text:p>73199600</text:p>
              </table:table-cell>
              <table:table-cell office:value-type="float" office:value="2265020">
                <text:p>2265020</text:p>
              </table:table-cell>
            </table:table-row>
            <table:table-row>
              <table:table-cell office:value-type="float" office:value="17301">
                <text:p>17301</text:p>
              </table:table-cell>
              <table:table-cell office:value-type="float" office:value="73871300">
                <text:p>73871300</text:p>
              </table:table-cell>
              <table:table-cell office:value-type="float" office:value="2389210">
                <text:p>2389210</text:p>
              </table:table-cell>
            </table:table-row>
            <table:table-row>
              <table:table-cell office:value-type="float" office:value="17401">
                <text:p>17401</text:p>
              </table:table-cell>
              <table:table-cell office:value-type="float" office:value="77172200">
                <text:p>77172200</text:p>
              </table:table-cell>
              <table:table-cell office:value-type="float" office:value="2366390">
                <text:p>2366390</text:p>
              </table:table-cell>
            </table:table-row>
            <table:table-row>
              <table:table-cell office:value-type="float" office:value="17501">
                <text:p>17501</text:p>
              </table:table-cell>
              <table:table-cell office:value-type="float" office:value="76963200">
                <text:p>76963200</text:p>
              </table:table-cell>
              <table:table-cell office:value-type="float" office:value="2501230">
                <text:p>2501230</text:p>
              </table:table-cell>
            </table:table-row>
            <table:table-row>
              <table:table-cell office:value-type="float" office:value="17601">
                <text:p>17601</text:p>
              </table:table-cell>
              <table:table-cell office:value-type="float" office:value="75291800">
                <text:p>75291800</text:p>
              </table:table-cell>
              <table:table-cell office:value-type="float" office:value="2516680">
                <text:p>2516680</text:p>
              </table:table-cell>
            </table:table-row>
            <table:table-row>
              <table:table-cell office:value-type="float" office:value="17701">
                <text:p>17701</text:p>
              </table:table-cell>
              <table:table-cell office:value-type="float" office:value="77091800">
                <text:p>77091800</text:p>
              </table:table-cell>
              <table:table-cell office:value-type="float" office:value="2450560">
                <text:p>2450560</text:p>
              </table:table-cell>
            </table:table-row>
            <table:table-row>
              <table:table-cell office:value-type="float" office:value="17801">
                <text:p>17801</text:p>
              </table:table-cell>
              <table:table-cell office:value-type="float" office:value="76547100">
                <text:p>76547100</text:p>
              </table:table-cell>
              <table:table-cell office:value-type="float" office:value="2374960">
                <text:p>2374960</text:p>
              </table:table-cell>
            </table:table-row>
            <table:table-row>
              <table:table-cell office:value-type="float" office:value="17901">
                <text:p>17901</text:p>
              </table:table-cell>
              <table:table-cell office:value-type="float" office:value="81455700">
                <text:p>81455700</text:p>
              </table:table-cell>
              <table:table-cell office:value-type="float" office:value="2548630">
                <text:p>2548630</text:p>
              </table:table-cell>
            </table:table-row>
            <table:table-row>
              <table:table-cell office:value-type="float" office:value="18001">
                <text:p>18001</text:p>
              </table:table-cell>
              <table:table-cell office:value-type="float" office:value="82563100">
                <text:p>82563100</text:p>
              </table:table-cell>
              <table:table-cell office:value-type="float" office:value="2414190">
                <text:p>2414190</text:p>
              </table:table-cell>
            </table:table-row>
            <table:table-row>
              <table:table-cell office:value-type="float" office:value="18101">
                <text:p>18101</text:p>
              </table:table-cell>
              <table:table-cell office:value-type="float" office:value="82097100">
                <text:p>82097100</text:p>
              </table:table-cell>
              <table:table-cell office:value-type="float" office:value="2528590">
                <text:p>2528590</text:p>
              </table:table-cell>
            </table:table-row>
            <table:table-row>
              <table:table-cell office:value-type="float" office:value="18201">
                <text:p>18201</text:p>
              </table:table-cell>
              <table:table-cell office:value-type="float" office:value="80195500">
                <text:p>80195500</text:p>
              </table:table-cell>
              <table:table-cell office:value-type="float" office:value="2303070">
                <text:p>2303070</text:p>
              </table:table-cell>
            </table:table-row>
            <table:table-row>
              <table:table-cell office:value-type="float" office:value="18301">
                <text:p>18301</text:p>
              </table:table-cell>
              <table:table-cell office:value-type="float" office:value="79639900">
                <text:p>79639900</text:p>
              </table:table-cell>
              <table:table-cell office:value-type="float" office:value="2312770">
                <text:p>2312770</text:p>
              </table:table-cell>
            </table:table-row>
            <table:table-row>
              <table:table-cell office:value-type="float" office:value="18401">
                <text:p>18401</text:p>
              </table:table-cell>
              <table:table-cell office:value-type="float" office:value="80480500">
                <text:p>80480500</text:p>
              </table:table-cell>
              <table:table-cell office:value-type="float" office:value="2341180">
                <text:p>2341180</text:p>
              </table:table-cell>
            </table:table-row>
            <table:table-row>
              <table:table-cell office:value-type="float" office:value="18501">
                <text:p>18501</text:p>
              </table:table-cell>
              <table:table-cell office:value-type="float" office:value="81617500">
                <text:p>81617500</text:p>
              </table:table-cell>
              <table:table-cell office:value-type="float" office:value="2258690">
                <text:p>2258690</text:p>
              </table:table-cell>
            </table:table-row>
            <table:table-row>
              <table:table-cell office:value-type="float" office:value="18601">
                <text:p>18601</text:p>
              </table:table-cell>
              <table:table-cell office:value-type="float" office:value="82223700">
                <text:p>82223700</text:p>
              </table:table-cell>
              <table:table-cell office:value-type="float" office:value="2287560">
                <text:p>2287560</text:p>
              </table:table-cell>
            </table:table-row>
            <table:table-row>
              <table:table-cell office:value-type="float" office:value="18701">
                <text:p>18701</text:p>
              </table:table-cell>
              <table:table-cell office:value-type="float" office:value="83065400">
                <text:p>83065400</text:p>
              </table:table-cell>
              <table:table-cell office:value-type="float" office:value="2410250">
                <text:p>2410250</text:p>
              </table:table-cell>
            </table:table-row>
            <table:table-row>
              <table:table-cell office:value-type="float" office:value="18801">
                <text:p>18801</text:p>
              </table:table-cell>
              <table:table-cell office:value-type="float" office:value="84190300">
                <text:p>84190300</text:p>
              </table:table-cell>
              <table:table-cell office:value-type="float" office:value="2335180">
                <text:p>2335180</text:p>
              </table:table-cell>
            </table:table-row>
            <table:table-row>
              <table:table-cell office:value-type="float" office:value="18901">
                <text:p>18901</text:p>
              </table:table-cell>
              <table:table-cell office:value-type="float" office:value="84857700">
                <text:p>84857700</text:p>
              </table:table-cell>
              <table:table-cell office:value-type="float" office:value="2351810">
                <text:p>2351810</text:p>
              </table:table-cell>
            </table:table-row>
            <table:table-row>
              <table:table-cell office:value-type="float" office:value="19001">
                <text:p>19001</text:p>
              </table:table-cell>
              <table:table-cell office:value-type="float" office:value="85725900">
                <text:p>85725900</text:p>
              </table:table-cell>
              <table:table-cell office:value-type="float" office:value="2417500">
                <text:p>2417500</text:p>
              </table:table-cell>
            </table:table-row>
            <table:table-row>
              <table:table-cell office:value-type="float" office:value="19101">
                <text:p>19101</text:p>
              </table:table-cell>
              <table:table-cell office:value-type="float" office:value="86866300">
                <text:p>86866300</text:p>
              </table:table-cell>
              <table:table-cell office:value-type="float" office:value="2363150">
                <text:p>2363150</text:p>
              </table:table-cell>
            </table:table-row>
            <table:table-row>
              <table:table-cell office:value-type="float" office:value="19201">
                <text:p>19201</text:p>
              </table:table-cell>
              <table:table-cell office:value-type="float" office:value="87634700">
                <text:p>87634700</text:p>
              </table:table-cell>
              <table:table-cell office:value-type="float" office:value="2416670">
                <text:p>2416670</text:p>
              </table:table-cell>
            </table:table-row>
            <table:table-row>
              <table:table-cell office:value-type="float" office:value="19301">
                <text:p>19301</text:p>
              </table:table-cell>
              <table:table-cell office:value-type="float" office:value="88531200">
                <text:p>88531200</text:p>
              </table:table-cell>
              <table:table-cell office:value-type="float" office:value="2380010">
                <text:p>2380010</text:p>
              </table:table-cell>
            </table:table-row>
            <table:table-row>
              <table:table-cell office:value-type="float" office:value="19401">
                <text:p>19401</text:p>
              </table:table-cell>
              <table:table-cell office:value-type="float" office:value="89643200">
                <text:p>89643200</text:p>
              </table:table-cell>
              <table:table-cell office:value-type="float" office:value="2402360">
                <text:p>2402360</text:p>
              </table:table-cell>
            </table:table-row>
            <table:table-row>
              <table:table-cell office:value-type="float" office:value="19501">
                <text:p>19501</text:p>
              </table:table-cell>
              <table:table-cell office:value-type="float" office:value="96774500">
                <text:p>96774500</text:p>
              </table:table-cell>
              <table:table-cell office:value-type="float" office:value="2728940">
                <text:p>2728940</text:p>
              </table:table-cell>
            </table:table-row>
            <table:table-row>
              <table:table-cell office:value-type="float" office:value="19601">
                <text:p>19601</text:p>
              </table:table-cell>
              <table:table-cell office:value-type="float" office:value="96588000">
                <text:p>96588000</text:p>
              </table:table-cell>
              <table:table-cell office:value-type="float" office:value="2794000">
                <text:p>2794000</text:p>
              </table:table-cell>
            </table:table-row>
            <table:table-row>
              <table:table-cell office:value-type="float" office:value="19701">
                <text:p>19701</text:p>
              </table:table-cell>
              <table:table-cell office:value-type="float" office:value="97828100">
                <text:p>97828100</text:p>
              </table:table-cell>
              <table:table-cell office:value-type="float" office:value="2679380">
                <text:p>2679380</text:p>
              </table:table-cell>
            </table:table-row>
            <table:table-row>
              <table:table-cell office:value-type="float" office:value="19801">
                <text:p>19801</text:p>
              </table:table-cell>
              <table:table-cell office:value-type="float" office:value="96675800">
                <text:p>96675800</text:p>
              </table:table-cell>
              <table:table-cell office:value-type="float" office:value="2571190">
                <text:p>2571190</text:p>
              </table:table-cell>
            </table:table-row>
            <table:table-row>
              <table:table-cell office:value-type="float" office:value="19901">
                <text:p>19901</text:p>
              </table:table-cell>
              <table:table-cell office:value-type="float" office:value="97019600">
                <text:p>97019600</text:p>
              </table:table-cell>
              <table:table-cell office:value-type="float" office:value="2635160">
                <text:p>2635160</text:p>
              </table:table-cell>
            </table:table-row>
            <table:table-row>
              <table:table-cell office:value-type="float" office:value="20001">
                <text:p>20001</text:p>
              </table:table-cell>
              <table:table-cell office:value-type="float" office:value="97975700">
                <text:p>97975700</text:p>
              </table:table-cell>
              <table:table-cell office:value-type="float" office:value="2611590">
                <text:p>2611590</text:p>
              </table:table-cell>
            </table:table-row>
            <table:table-row>
              <table:table-cell office:value-type="float" office:value="20101">
                <text:p>20101</text:p>
              </table:table-cell>
              <table:table-cell office:value-type="float" office:value="98824200">
                <text:p>98824200</text:p>
              </table:table-cell>
              <table:table-cell office:value-type="float" office:value="2562210">
                <text:p>2562210</text:p>
              </table:table-cell>
            </table:table-row>
            <table:table-row>
              <table:table-cell office:value-type="float" office:value="20201">
                <text:p>20201</text:p>
              </table:table-cell>
              <table:table-cell office:value-type="float" office:value="97176900">
                <text:p>97176900</text:p>
              </table:table-cell>
              <table:table-cell office:value-type="float" office:value="2645830">
                <text:p>2645830</text:p>
              </table:table-cell>
            </table:table-row>
            <table:table-row>
              <table:table-cell office:value-type="float" office:value="20301">
                <text:p>20301</text:p>
              </table:table-cell>
              <table:table-cell office:value-type="float" office:value="97991500">
                <text:p>97991500</text:p>
              </table:table-cell>
              <table:table-cell office:value-type="float" office:value="2658790">
                <text:p>2658790</text:p>
              </table:table-cell>
            </table:table-row>
            <table:table-row>
              <table:table-cell office:value-type="float" office:value="20401">
                <text:p>20401</text:p>
              </table:table-cell>
              <table:table-cell office:value-type="float" office:value="99246700">
                <text:p>99246700</text:p>
              </table:table-cell>
              <table:table-cell office:value-type="float" office:value="2656510">
                <text:p>2656510</text:p>
              </table:table-cell>
            </table:table-row>
            <table:table-row>
              <table:table-cell office:value-type="float" office:value="20501">
                <text:p>20501</text:p>
              </table:table-cell>
              <table:table-cell office:value-type="float" office:value="103400000">
                <text:p>103400000</text:p>
              </table:table-cell>
              <table:table-cell office:value-type="float" office:value="2837630">
                <text:p>2837630</text:p>
              </table:table-cell>
            </table:table-row>
            <table:table-row>
              <table:table-cell office:value-type="float" office:value="20601">
                <text:p>20601</text:p>
              </table:table-cell>
              <table:table-cell office:value-type="float" office:value="107527000">
                <text:p>107527000</text:p>
              </table:table-cell>
              <table:table-cell office:value-type="float" office:value="2676860">
                <text:p>2676860</text:p>
              </table:table-cell>
            </table:table-row>
            <table:table-row>
              <table:table-cell office:value-type="float" office:value="20701">
                <text:p>20701</text:p>
              </table:table-cell>
              <table:table-cell office:value-type="float" office:value="102660000">
                <text:p>102660000</text:p>
              </table:table-cell>
              <table:table-cell office:value-type="float" office:value="2605250">
                <text:p>2605250</text:p>
              </table:table-cell>
            </table:table-row>
            <table:table-row>
              <table:table-cell office:value-type="float" office:value="20801">
                <text:p>20801</text:p>
              </table:table-cell>
              <table:table-cell office:value-type="float" office:value="103209000">
                <text:p>103209000</text:p>
              </table:table-cell>
              <table:table-cell office:value-type="float" office:value="2615390">
                <text:p>2615390</text:p>
              </table:table-cell>
            </table:table-row>
            <table:table-row>
              <table:table-cell office:value-type="float" office:value="20901">
                <text:p>20901</text:p>
              </table:table-cell>
              <table:table-cell office:value-type="float" office:value="103906000">
                <text:p>103906000</text:p>
              </table:table-cell>
              <table:table-cell office:value-type="float" office:value="2585300">
                <text:p>2585300</text:p>
              </table:table-cell>
            </table:table-row>
            <table:table-row>
              <table:table-cell office:value-type="float" office:value="21001">
                <text:p>21001</text:p>
              </table:table-cell>
              <table:table-cell office:value-type="float" office:value="111818000">
                <text:p>111818000</text:p>
              </table:table-cell>
              <table:table-cell office:value-type="float" office:value="2710200">
                <text:p>2710200</text:p>
              </table:table-cell>
            </table:table-row>
            <table:table-row>
              <table:table-cell office:value-type="float" office:value="21101">
                <text:p>21101</text:p>
              </table:table-cell>
              <table:table-cell office:value-type="float" office:value="110527000">
                <text:p>110527000</text:p>
              </table:table-cell>
              <table:table-cell office:value-type="float" office:value="2779170">
                <text:p>2779170</text:p>
              </table:table-cell>
            </table:table-row>
            <table:table-row>
              <table:table-cell office:value-type="float" office:value="21201">
                <text:p>21201</text:p>
              </table:table-cell>
              <table:table-cell office:value-type="float" office:value="110879000">
                <text:p>110879000</text:p>
              </table:table-cell>
              <table:table-cell office:value-type="float" office:value="2661540">
                <text:p>2661540</text:p>
              </table:table-cell>
            </table:table-row>
            <table:table-row>
              <table:table-cell office:value-type="float" office:value="21301">
                <text:p>21301</text:p>
              </table:table-cell>
              <table:table-cell office:value-type="float" office:value="117417000">
                <text:p>117417000</text:p>
              </table:table-cell>
              <table:table-cell office:value-type="float" office:value="2930630">
                <text:p>2930630</text:p>
              </table:table-cell>
            </table:table-row>
            <table:table-row>
              <table:table-cell office:value-type="float" office:value="21401">
                <text:p>21401</text:p>
              </table:table-cell>
              <table:table-cell office:value-type="float" office:value="112989000">
                <text:p>112989000</text:p>
              </table:table-cell>
              <table:table-cell office:value-type="float" office:value="2878490">
                <text:p>2878490</text:p>
              </table:table-cell>
            </table:table-row>
            <table:table-row>
              <table:table-cell office:value-type="float" office:value="21501">
                <text:p>21501</text:p>
              </table:table-cell>
              <table:table-cell office:value-type="float" office:value="113477000">
                <text:p>113477000</text:p>
              </table:table-cell>
              <table:table-cell office:value-type="float" office:value="2947320">
                <text:p>2947320</text:p>
              </table:table-cell>
            </table:table-row>
            <table:table-row>
              <table:table-cell office:value-type="float" office:value="21601">
                <text:p>21601</text:p>
              </table:table-cell>
              <table:table-cell office:value-type="float" office:value="111892000">
                <text:p>111892000</text:p>
              </table:table-cell>
              <table:table-cell office:value-type="float" office:value="2834690">
                <text:p>2834690</text:p>
              </table:table-cell>
            </table:table-row>
            <table:table-row>
              <table:table-cell office:value-type="float" office:value="21701">
                <text:p>21701</text:p>
              </table:table-cell>
              <table:table-cell office:value-type="float" office:value="111827000">
                <text:p>111827000</text:p>
              </table:table-cell>
              <table:table-cell office:value-type="float" office:value="2844250">
                <text:p>2844250</text:p>
              </table:table-cell>
            </table:table-row>
            <table:table-row>
              <table:table-cell office:value-type="float" office:value="21801">
                <text:p>21801</text:p>
              </table:table-cell>
              <table:table-cell office:value-type="float" office:value="116159000">
                <text:p>116159000</text:p>
              </table:table-cell>
              <table:table-cell office:value-type="float" office:value="3052990">
                <text:p>3052990</text:p>
              </table:table-cell>
            </table:table-row>
            <table:table-row>
              <table:table-cell office:value-type="float" office:value="21901">
                <text:p>21901</text:p>
              </table:table-cell>
              <table:table-cell office:value-type="float" office:value="116902000">
                <text:p>116902000</text:p>
              </table:table-cell>
              <table:table-cell office:value-type="float" office:value="3085870">
                <text:p>3085870</text:p>
              </table:table-cell>
            </table:table-row>
            <table:table-row>
              <table:table-cell office:value-type="float" office:value="22001">
                <text:p>22001</text:p>
              </table:table-cell>
              <table:table-cell office:value-type="float" office:value="115022000">
                <text:p>115022000</text:p>
              </table:table-cell>
              <table:table-cell office:value-type="float" office:value="2940810">
                <text:p>2940810</text:p>
              </table:table-cell>
            </table:table-row>
            <table:table-row>
              <table:table-cell office:value-type="float" office:value="22101">
                <text:p>22101</text:p>
              </table:table-cell>
              <table:table-cell office:value-type="float" office:value="116152000">
                <text:p>116152000</text:p>
              </table:table-cell>
              <table:table-cell office:value-type="float" office:value="3033770">
                <text:p>3033770</text:p>
              </table:table-cell>
            </table:table-row>
            <table:table-row>
              <table:table-cell office:value-type="float" office:value="22201">
                <text:p>22201</text:p>
              </table:table-cell>
              <table:table-cell office:value-type="float" office:value="119435000">
                <text:p>119435000</text:p>
              </table:table-cell>
              <table:table-cell office:value-type="float" office:value="3174800">
                <text:p>3174800</text:p>
              </table:table-cell>
            </table:table-row>
            <table:table-row>
              <table:table-cell office:value-type="float" office:value="22301">
                <text:p>22301</text:p>
              </table:table-cell>
              <table:table-cell office:value-type="float" office:value="148168000">
                <text:p>148168000</text:p>
              </table:table-cell>
              <table:table-cell office:value-type="float" office:value="3327460">
                <text:p>3327460</text:p>
              </table:table-cell>
            </table:table-row>
            <table:table-row>
              <table:table-cell office:value-type="float" office:value="22401">
                <text:p>22401</text:p>
              </table:table-cell>
              <table:table-cell office:value-type="float" office:value="123839000">
                <text:p>123839000</text:p>
              </table:table-cell>
              <table:table-cell office:value-type="float" office:value="3319620">
                <text:p>3319620</text:p>
              </table:table-cell>
            </table:table-row>
            <table:table-row>
              <table:table-cell office:value-type="float" office:value="22501">
                <text:p>22501</text:p>
              </table:table-cell>
              <table:table-cell office:value-type="float" office:value="121885000">
                <text:p>121885000</text:p>
              </table:table-cell>
              <table:table-cell office:value-type="float" office:value="3299560">
                <text:p>3299560</text:p>
              </table:table-cell>
            </table:table-row>
            <table:table-row>
              <table:table-cell office:value-type="float" office:value="22601">
                <text:p>22601</text:p>
              </table:table-cell>
              <table:table-cell office:value-type="float" office:value="121735000">
                <text:p>121735000</text:p>
              </table:table-cell>
              <table:table-cell office:value-type="float" office:value="3382970">
                <text:p>3382970</text:p>
              </table:table-cell>
            </table:table-row>
            <table:table-row>
              <table:table-cell office:value-type="float" office:value="22701">
                <text:p>22701</text:p>
              </table:table-cell>
              <table:table-cell office:value-type="float" office:value="124620000">
                <text:p>124620000</text:p>
              </table:table-cell>
              <table:table-cell office:value-type="float" office:value="3206890">
                <text:p>3206890</text:p>
              </table:table-cell>
            </table:table-row>
            <table:table-row>
              <table:table-cell office:value-type="float" office:value="22801">
                <text:p>22801</text:p>
              </table:table-cell>
              <table:table-cell office:value-type="float" office:value="125677000">
                <text:p>125677000</text:p>
              </table:table-cell>
              <table:table-cell office:value-type="float" office:value="3247130">
                <text:p>3247130</text:p>
              </table:table-cell>
            </table:table-row>
            <table:table-row>
              <table:table-cell office:value-type="float" office:value="22901">
                <text:p>22901</text:p>
              </table:table-cell>
              <table:table-cell office:value-type="float" office:value="125132000">
                <text:p>125132000</text:p>
              </table:table-cell>
              <table:table-cell office:value-type="float" office:value="3555770">
                <text:p>3555770</text:p>
              </table:table-cell>
            </table:table-row>
            <table:table-row>
              <table:table-cell office:value-type="float" office:value="23001">
                <text:p>23001</text:p>
              </table:table-cell>
              <table:table-cell office:value-type="float" office:value="135644000">
                <text:p>135644000</text:p>
              </table:table-cell>
              <table:table-cell office:value-type="float" office:value="3585530">
                <text:p>3585530</text:p>
              </table:table-cell>
            </table:table-row>
            <table:table-row>
              <table:table-cell office:value-type="float" office:value="23101">
                <text:p>23101</text:p>
              </table:table-cell>
              <table:table-cell office:value-type="float" office:value="136736000">
                <text:p>136736000</text:p>
              </table:table-cell>
              <table:table-cell office:value-type="float" office:value="3490120">
                <text:p>3490120</text:p>
              </table:table-cell>
            </table:table-row>
            <table:table-row>
              <table:table-cell office:value-type="float" office:value="23201">
                <text:p>23201</text:p>
              </table:table-cell>
              <table:table-cell office:value-type="float" office:value="129504000">
                <text:p>129504000</text:p>
              </table:table-cell>
              <table:table-cell office:value-type="float" office:value="3341330">
                <text:p>3341330</text:p>
              </table:table-cell>
            </table:table-row>
            <table:table-row>
              <table:table-cell office:value-type="float" office:value="23301">
                <text:p>23301</text:p>
              </table:table-cell>
              <table:table-cell office:value-type="float" office:value="129568000">
                <text:p>129568000</text:p>
              </table:table-cell>
              <table:table-cell office:value-type="float" office:value="3429400">
                <text:p>3429400</text:p>
              </table:table-cell>
            </table:table-row>
            <table:table-row>
              <table:table-cell office:value-type="float" office:value="23401">
                <text:p>23401</text:p>
              </table:table-cell>
              <table:table-cell office:value-type="float" office:value="131786000">
                <text:p>131786000</text:p>
              </table:table-cell>
              <table:table-cell office:value-type="float" office:value="3462640">
                <text:p>3462640</text:p>
              </table:table-cell>
            </table:table-row>
            <table:table-row>
              <table:table-cell office:value-type="float" office:value="23501">
                <text:p>23501</text:p>
              </table:table-cell>
              <table:table-cell office:value-type="float" office:value="131413000">
                <text:p>131413000</text:p>
              </table:table-cell>
              <table:table-cell office:value-type="float" office:value="3388940">
                <text:p>3388940</text:p>
              </table:table-cell>
            </table:table-row>
            <table:table-row>
              <table:table-cell office:value-type="float" office:value="23601">
                <text:p>23601</text:p>
              </table:table-cell>
              <table:table-cell office:value-type="float" office:value="133038000">
                <text:p>133038000</text:p>
              </table:table-cell>
              <table:table-cell office:value-type="float" office:value="3412710">
                <text:p>3412710</text:p>
              </table:table-cell>
            </table:table-row>
            <table:table-row>
              <table:table-cell office:value-type="float" office:value="23701">
                <text:p>23701</text:p>
              </table:table-cell>
              <table:table-cell office:value-type="float" office:value="140406000">
                <text:p>140406000</text:p>
              </table:table-cell>
              <table:table-cell office:value-type="float" office:value="3788770">
                <text:p>3788770</text:p>
              </table:table-cell>
            </table:table-row>
            <table:table-row>
              <table:table-cell office:value-type="float" office:value="23801">
                <text:p>23801</text:p>
              </table:table-cell>
              <table:table-cell office:value-type="float" office:value="142374000">
                <text:p>142374000</text:p>
              </table:table-cell>
              <table:table-cell office:value-type="float" office:value="3494340">
                <text:p>3494340</text:p>
              </table:table-cell>
            </table:table-row>
            <table:table-row>
              <table:table-cell office:value-type="float" office:value="23901">
                <text:p>23901</text:p>
              </table:table-cell>
              <table:table-cell office:value-type="float" office:value="142489000">
                <text:p>142489000</text:p>
              </table:table-cell>
              <table:table-cell office:value-type="float" office:value="3187680">
                <text:p>3187680</text:p>
              </table:table-cell>
            </table:table-row>
            <table:table-row>
              <table:table-cell office:value-type="float" office:value="24001">
                <text:p>24001</text:p>
              </table:table-cell>
              <table:table-cell office:value-type="float" office:value="140884000">
                <text:p>140884000</text:p>
              </table:table-cell>
              <table:table-cell office:value-type="float" office:value="3508980">
                <text:p>3508980</text:p>
              </table:table-cell>
            </table:table-row>
            <table:table-row>
              <table:table-cell office:value-type="float" office:value="24101">
                <text:p>24101</text:p>
              </table:table-cell>
              <table:table-cell office:value-type="float" office:value="142143000">
                <text:p>142143000</text:p>
              </table:table-cell>
              <table:table-cell office:value-type="float" office:value="3441100">
                <text:p>3441100</text:p>
              </table:table-cell>
            </table:table-row>
            <table:table-row>
              <table:table-cell office:value-type="float" office:value="24201">
                <text:p>24201</text:p>
              </table:table-cell>
              <table:table-cell office:value-type="float" office:value="141205000">
                <text:p>141205000</text:p>
              </table:table-cell>
              <table:table-cell office:value-type="float" office:value="3547540">
                <text:p>3547540</text:p>
              </table:table-cell>
            </table:table-row>
            <table:table-row>
              <table:table-cell office:value-type="float" office:value="24301">
                <text:p>24301</text:p>
              </table:table-cell>
              <table:table-cell office:value-type="float" office:value="140625000">
                <text:p>140625000</text:p>
              </table:table-cell>
              <table:table-cell office:value-type="float" office:value="3442630">
                <text:p>3442630</text:p>
              </table:table-cell>
            </table:table-row>
            <table:table-row>
              <table:table-cell office:value-type="float" office:value="24401">
                <text:p>24401</text:p>
              </table:table-cell>
              <table:table-cell office:value-type="float" office:value="146591000">
                <text:p>146591000</text:p>
              </table:table-cell>
              <table:table-cell office:value-type="float" office:value="3713110">
                <text:p>3713110</text:p>
              </table:table-cell>
            </table:table-row>
            <table:table-row>
              <table:table-cell office:value-type="float" office:value="24501">
                <text:p>24501</text:p>
              </table:table-cell>
              <table:table-cell office:value-type="float" office:value="150101000">
                <text:p>150101000</text:p>
              </table:table-cell>
              <table:table-cell office:value-type="float" office:value="3427970">
                <text:p>3427970</text:p>
              </table:table-cell>
            </table:table-row>
            <table:table-row>
              <table:table-cell office:value-type="float" office:value="24601">
                <text:p>24601</text:p>
              </table:table-cell>
              <table:table-cell office:value-type="float" office:value="146473000">
                <text:p>146473000</text:p>
              </table:table-cell>
              <table:table-cell office:value-type="float" office:value="3444960">
                <text:p>3444960</text:p>
              </table:table-cell>
            </table:table-row>
            <table:table-row>
              <table:table-cell office:value-type="float" office:value="24701">
                <text:p>24701</text:p>
              </table:table-cell>
              <table:table-cell office:value-type="float" office:value="151038000">
                <text:p>151038000</text:p>
              </table:table-cell>
              <table:table-cell office:value-type="float" office:value="7137240">
                <text:p>7137240</text:p>
              </table:table-cell>
            </table:table-row>
            <table:table-row>
              <table:table-cell office:value-type="float" office:value="24801">
                <text:p>24801</text:p>
              </table:table-cell>
              <table:table-cell office:value-type="float" office:value="151153000">
                <text:p>151153000</text:p>
              </table:table-cell>
              <table:table-cell office:value-type="float" office:value="3514440">
                <text:p>3514440</text:p>
              </table:table-cell>
            </table:table-row>
            <table:table-row>
              <table:table-cell office:value-type="float" office:value="24901">
                <text:p>24901</text:p>
              </table:table-cell>
              <table:table-cell office:value-type="float" office:value="148830000">
                <text:p>148830000</text:p>
              </table:table-cell>
              <table:table-cell office:value-type="float" office:value="3500990">
                <text:p>3500990</text:p>
              </table:table-cell>
            </table:table-row>
            <table:table-row>
              <table:table-cell office:value-type="float" office:value="25001">
                <text:p>25001</text:p>
              </table:table-cell>
              <table:table-cell office:value-type="float" office:value="151959000">
                <text:p>151959000</text:p>
              </table:table-cell>
              <table:table-cell office:value-type="float" office:value="3582440">
                <text:p>3582440</text:p>
              </table:table-cell>
            </table:table-row>
            <table:table-row>
              <table:table-cell office:value-type="float" office:value="25101">
                <text:p>25101</text:p>
              </table:table-cell>
              <table:table-cell office:value-type="float" office:value="151642000">
                <text:p>151642000</text:p>
              </table:table-cell>
              <table:table-cell office:value-type="float" office:value="3844000">
                <text:p>3844000</text:p>
              </table:table-cell>
            </table:table-row>
            <table:table-row>
              <table:table-cell office:value-type="float" office:value="25201">
                <text:p>25201</text:p>
              </table:table-cell>
              <table:table-cell office:value-type="float" office:value="152028000">
                <text:p>152028000</text:p>
              </table:table-cell>
              <table:table-cell office:value-type="float" office:value="3729150">
                <text:p>3729150</text:p>
              </table:table-cell>
            </table:table-row>
            <table:table-row>
              <table:table-cell office:value-type="float" office:value="25301">
                <text:p>25301</text:p>
              </table:table-cell>
              <table:table-cell office:value-type="float" office:value="152595000">
                <text:p>152595000</text:p>
              </table:table-cell>
              <table:table-cell office:value-type="float" office:value="3912640">
                <text:p>3912640</text:p>
              </table:table-cell>
            </table:table-row>
            <table:table-row>
              <table:table-cell office:value-type="float" office:value="25401">
                <text:p>25401</text:p>
              </table:table-cell>
              <table:table-cell office:value-type="float" office:value="155660000">
                <text:p>155660000</text:p>
              </table:table-cell>
              <table:table-cell office:value-type="float" office:value="3814220">
                <text:p>3814220</text:p>
              </table:table-cell>
            </table:table-row>
            <table:table-row>
              <table:table-cell office:value-type="float" office:value="25501">
                <text:p>25501</text:p>
              </table:table-cell>
              <table:table-cell office:value-type="float" office:value="158138000">
                <text:p>158138000</text:p>
              </table:table-cell>
              <table:table-cell office:value-type="float" office:value="3856030">
                <text:p>3856030</text:p>
              </table:table-cell>
            </table:table-row>
            <table:table-row>
              <table:table-cell office:value-type="float" office:value="25601">
                <text:p>25601</text:p>
              </table:table-cell>
              <table:table-cell office:value-type="float" office:value="156159000">
                <text:p>156159000</text:p>
              </table:table-cell>
              <table:table-cell office:value-type="float" office:value="3985060">
                <text:p>3985060</text:p>
              </table:table-cell>
            </table:table-row>
            <table:table-row>
              <table:table-cell office:value-type="float" office:value="25701">
                <text:p>25701</text:p>
              </table:table-cell>
              <table:table-cell office:value-type="float" office:value="157791000">
                <text:p>157791000</text:p>
              </table:table-cell>
              <table:table-cell office:value-type="float" office:value="3988580">
                <text:p>3988580</text:p>
              </table:table-cell>
            </table:table-row>
            <table:table-row>
              <table:table-cell office:value-type="float" office:value="25801">
                <text:p>25801</text:p>
              </table:table-cell>
              <table:table-cell office:value-type="float" office:value="159069000">
                <text:p>159069000</text:p>
              </table:table-cell>
              <table:table-cell office:value-type="float" office:value="3778900">
                <text:p>3778900</text:p>
              </table:table-cell>
            </table:table-row>
            <table:table-row>
              <table:table-cell office:value-type="float" office:value="25901">
                <text:p>25901</text:p>
              </table:table-cell>
              <table:table-cell office:value-type="float" office:value="160810000">
                <text:p>160810000</text:p>
              </table:table-cell>
              <table:table-cell office:value-type="float" office:value="3912930">
                <text:p>3912930</text:p>
              </table:table-cell>
            </table:table-row>
            <table:table-row>
              <table:table-cell office:value-type="float" office:value="26001">
                <text:p>26001</text:p>
              </table:table-cell>
              <table:table-cell office:value-type="float" office:value="161629000">
                <text:p>161629000</text:p>
              </table:table-cell>
              <table:table-cell office:value-type="float" office:value="3800710">
                <text:p>3800710</text:p>
              </table:table-cell>
            </table:table-row>
            <table:table-row>
              <table:table-cell office:value-type="float" office:value="26101">
                <text:p>26101</text:p>
              </table:table-cell>
              <table:table-cell office:value-type="float" office:value="164199000">
                <text:p>164199000</text:p>
              </table:table-cell>
              <table:table-cell office:value-type="float" office:value="3992040">
                <text:p>3992040</text:p>
              </table:table-cell>
            </table:table-row>
            <table:table-row>
              <table:table-cell office:value-type="float" office:value="26201">
                <text:p>26201</text:p>
              </table:table-cell>
              <table:table-cell office:value-type="float" office:value="165253000">
                <text:p>165253000</text:p>
              </table:table-cell>
              <table:table-cell office:value-type="float" office:value="3930710">
                <text:p>3930710</text:p>
              </table:table-cell>
            </table:table-row>
            <table:table-row>
              <table:table-cell office:value-type="float" office:value="26301">
                <text:p>26301</text:p>
              </table:table-cell>
              <table:table-cell office:value-type="float" office:value="167251000">
                <text:p>167251000</text:p>
              </table:table-cell>
              <table:table-cell office:value-type="float" office:value="4035700">
                <text:p>4035700</text:p>
              </table:table-cell>
            </table:table-row>
            <table:table-row>
              <table:table-cell office:value-type="float" office:value="26401">
                <text:p>26401</text:p>
              </table:table-cell>
              <table:table-cell office:value-type="float" office:value="167416000">
                <text:p>167416000</text:p>
              </table:table-cell>
              <table:table-cell office:value-type="float" office:value="4093730">
                <text:p>4093730</text:p>
              </table:table-cell>
            </table:table-row>
            <table:table-row>
              <table:table-cell office:value-type="float" office:value="26501">
                <text:p>26501</text:p>
              </table:table-cell>
              <table:table-cell office:value-type="float" office:value="170215000">
                <text:p>170215000</text:p>
              </table:table-cell>
              <table:table-cell office:value-type="float" office:value="4146740">
                <text:p>4146740</text:p>
              </table:table-cell>
            </table:table-row>
            <table:table-row>
              <table:table-cell office:value-type="float" office:value="26601">
                <text:p>26601</text:p>
              </table:table-cell>
              <table:table-cell office:value-type="float" office:value="170302000">
                <text:p>170302000</text:p>
              </table:table-cell>
              <table:table-cell office:value-type="float" office:value="4592540">
                <text:p>4592540</text:p>
              </table:table-cell>
            </table:table-row>
            <table:table-row>
              <table:table-cell office:value-type="float" office:value="26701">
                <text:p>26701</text:p>
              </table:table-cell>
              <table:table-cell office:value-type="float" office:value="172602000">
                <text:p>172602000</text:p>
              </table:table-cell>
              <table:table-cell office:value-type="float" office:value="4200940">
                <text:p>4200940</text:p>
              </table:table-cell>
            </table:table-row>
            <table:table-row>
              <table:table-cell office:value-type="float" office:value="26801">
                <text:p>26801</text:p>
              </table:table-cell>
              <table:table-cell office:value-type="float" office:value="172105000">
                <text:p>172105000</text:p>
              </table:table-cell>
              <table:table-cell office:value-type="float" office:value="4312880">
                <text:p>4312880</text:p>
              </table:table-cell>
            </table:table-row>
            <table:table-row>
              <table:table-cell office:value-type="float" office:value="26901">
                <text:p>26901</text:p>
              </table:table-cell>
              <table:table-cell office:value-type="float" office:value="173271000">
                <text:p>173271000</text:p>
              </table:table-cell>
              <table:table-cell office:value-type="float" office:value="4054520">
                <text:p>4054520</text:p>
              </table:table-cell>
            </table:table-row>
            <table:table-row>
              <table:table-cell office:value-type="float" office:value="27001">
                <text:p>27001</text:p>
              </table:table-cell>
              <table:table-cell office:value-type="float" office:value="175732000">
                <text:p>175732000</text:p>
              </table:table-cell>
              <table:table-cell office:value-type="float" office:value="4316890">
                <text:p>4316890</text:p>
              </table:table-cell>
            </table:table-row>
            <table:table-row>
              <table:table-cell office:value-type="float" office:value="27101">
                <text:p>27101</text:p>
              </table:table-cell>
              <table:table-cell office:value-type="float" office:value="175952000">
                <text:p>175952000</text:p>
              </table:table-cell>
              <table:table-cell office:value-type="float" office:value="4118690">
                <text:p>4118690</text:p>
              </table:table-cell>
            </table:table-row>
            <table:table-row>
              <table:table-cell office:value-type="float" office:value="27201">
                <text:p>27201</text:p>
              </table:table-cell>
              <table:table-cell office:value-type="float" office:value="178182000">
                <text:p>178182000</text:p>
              </table:table-cell>
              <table:table-cell office:value-type="float" office:value="4109250">
                <text:p>4109250</text:p>
              </table:table-cell>
            </table:table-row>
            <table:table-row>
              <table:table-cell office:value-type="float" office:value="27301">
                <text:p>27301</text:p>
              </table:table-cell>
              <table:table-cell office:value-type="float" office:value="177937000">
                <text:p>177937000</text:p>
              </table:table-cell>
              <table:table-cell office:value-type="float" office:value="4046850">
                <text:p>4046850</text:p>
              </table:table-cell>
            </table:table-row>
            <table:table-row>
              <table:table-cell office:value-type="float" office:value="27401">
                <text:p>27401</text:p>
              </table:table-cell>
              <table:table-cell office:value-type="float" office:value="180244000">
                <text:p>180244000</text:p>
              </table:table-cell>
              <table:table-cell office:value-type="float" office:value="4143280">
                <text:p>4143280</text:p>
              </table:table-cell>
            </table:table-row>
            <table:table-row>
              <table:table-cell office:value-type="float" office:value="27501">
                <text:p>27501</text:p>
              </table:table-cell>
              <table:table-cell office:value-type="float" office:value="182526000">
                <text:p>182526000</text:p>
              </table:table-cell>
              <table:table-cell office:value-type="float" office:value="4355020">
                <text:p>4355020</text:p>
              </table:table-cell>
            </table:table-row>
            <table:table-row>
              <table:table-cell office:value-type="float" office:value="27601">
                <text:p>27601</text:p>
              </table:table-cell>
              <table:table-cell office:value-type="float" office:value="181929000">
                <text:p>181929000</text:p>
              </table:table-cell>
              <table:table-cell office:value-type="float" office:value="4246720">
                <text:p>4246720</text:p>
              </table:table-cell>
            </table:table-row>
            <table:table-row>
              <table:table-cell office:value-type="float" office:value="27701">
                <text:p>27701</text:p>
              </table:table-cell>
              <table:table-cell office:value-type="float" office:value="192706000">
                <text:p>192706000</text:p>
              </table:table-cell>
              <table:table-cell office:value-type="float" office:value="4441640">
                <text:p>4441640</text:p>
              </table:table-cell>
            </table:table-row>
            <table:table-row>
              <table:table-cell office:value-type="float" office:value="27801">
                <text:p>27801</text:p>
              </table:table-cell>
              <table:table-cell office:value-type="float" office:value="185715000">
                <text:p>185715000</text:p>
              </table:table-cell>
              <table:table-cell office:value-type="float" office:value="4434200">
                <text:p>4434200</text:p>
              </table:table-cell>
            </table:table-row>
            <table:table-row>
              <table:table-cell office:value-type="float" office:value="27901">
                <text:p>27901</text:p>
              </table:table-cell>
              <table:table-cell office:value-type="float" office:value="187979000">
                <text:p>187979000</text:p>
              </table:table-cell>
              <table:table-cell office:value-type="float" office:value="4899820">
                <text:p>4899820</text:p>
              </table:table-cell>
            </table:table-row>
            <table:table-row>
              <table:table-cell office:value-type="float" office:value="28001">
                <text:p>28001</text:p>
              </table:table-cell>
              <table:table-cell office:value-type="float" office:value="189839000">
                <text:p>189839000</text:p>
              </table:table-cell>
              <table:table-cell office:value-type="float" office:value="4329360">
                <text:p>4329360</text:p>
              </table:table-cell>
            </table:table-row>
            <table:table-row>
              <table:table-cell office:value-type="float" office:value="28101">
                <text:p>28101</text:p>
              </table:table-cell>
              <table:table-cell office:value-type="float" office:value="189763000">
                <text:p>189763000</text:p>
              </table:table-cell>
              <table:table-cell office:value-type="float" office:value="4289660">
                <text:p>4289660</text:p>
              </table:table-cell>
            </table:table-row>
            <table:table-row>
              <table:table-cell office:value-type="float" office:value="28201">
                <text:p>28201</text:p>
              </table:table-cell>
              <table:table-cell office:value-type="float" office:value="193231000">
                <text:p>193231000</text:p>
              </table:table-cell>
              <table:table-cell office:value-type="float" office:value="4593360">
                <text:p>4593360</text:p>
              </table:table-cell>
            </table:table-row>
            <table:table-row>
              <table:table-cell office:value-type="float" office:value="28301">
                <text:p>28301</text:p>
              </table:table-cell>
              <table:table-cell office:value-type="float" office:value="198117000">
                <text:p>198117000</text:p>
              </table:table-cell>
              <table:table-cell office:value-type="float" office:value="4599830">
                <text:p>4599830</text:p>
              </table:table-cell>
            </table:table-row>
            <table:table-row>
              <table:table-cell office:value-type="float" office:value="28401">
                <text:p>28401</text:p>
              </table:table-cell>
              <table:table-cell office:value-type="float" office:value="198252000">
                <text:p>198252000</text:p>
              </table:table-cell>
              <table:table-cell office:value-type="float" office:value="4484470">
                <text:p>4484470</text:p>
              </table:table-cell>
            </table:table-row>
            <table:table-row>
              <table:table-cell office:value-type="float" office:value="28501">
                <text:p>28501</text:p>
              </table:table-cell>
              <table:table-cell office:value-type="float" office:value="196745000">
                <text:p>196745000</text:p>
              </table:table-cell>
              <table:table-cell office:value-type="float" office:value="4729150">
                <text:p>4729150</text:p>
              </table:table-cell>
            </table:table-row>
            <table:table-row>
              <table:table-cell office:value-type="float" office:value="28601">
                <text:p>28601</text:p>
              </table:table-cell>
              <table:table-cell office:value-type="float" office:value="199341000">
                <text:p>199341000</text:p>
              </table:table-cell>
              <table:table-cell office:value-type="float" office:value="4739200">
                <text:p>4739200</text:p>
              </table:table-cell>
            </table:table-row>
            <table:table-row>
              <table:table-cell office:value-type="float" office:value="28701">
                <text:p>28701</text:p>
              </table:table-cell>
              <table:table-cell office:value-type="float" office:value="201744000">
                <text:p>201744000</text:p>
              </table:table-cell>
              <table:table-cell office:value-type="float" office:value="4752550">
                <text:p>4752550</text:p>
              </table:table-cell>
            </table:table-row>
            <table:table-row>
              <table:table-cell office:value-type="float" office:value="28801">
                <text:p>28801</text:p>
              </table:table-cell>
              <table:table-cell office:value-type="float" office:value="200622000">
                <text:p>200622000</text:p>
              </table:table-cell>
              <table:table-cell office:value-type="float" office:value="4682050">
                <text:p>4682050</text:p>
              </table:table-cell>
            </table:table-row>
            <table:table-row>
              <table:table-cell office:value-type="float" office:value="28901">
                <text:p>28901</text:p>
              </table:table-cell>
              <table:table-cell office:value-type="float" office:value="205337000">
                <text:p>205337000</text:p>
              </table:table-cell>
              <table:table-cell office:value-type="float" office:value="5274660">
                <text:p>5274660</text:p>
              </table:table-cell>
            </table:table-row>
            <table:table-row>
              <table:table-cell office:value-type="float" office:value="29001">
                <text:p>29001</text:p>
              </table:table-cell>
              <table:table-cell office:value-type="float" office:value="208451000">
                <text:p>208451000</text:p>
              </table:table-cell>
              <table:table-cell office:value-type="float" office:value="4356870">
                <text:p>4356870</text:p>
              </table:table-cell>
            </table:table-row>
            <table:table-row>
              <table:table-cell office:value-type="float" office:value="29101">
                <text:p>29101</text:p>
              </table:table-cell>
              <table:table-cell office:value-type="float" office:value="202950000">
                <text:p>202950000</text:p>
              </table:table-cell>
              <table:table-cell office:value-type="float" office:value="4207810">
                <text:p>4207810</text:p>
              </table:table-cell>
            </table:table-row>
            <table:table-row>
              <table:table-cell office:value-type="float" office:value="29201">
                <text:p>29201</text:p>
              </table:table-cell>
              <table:table-cell office:value-type="float" office:value="204134000">
                <text:p>204134000</text:p>
              </table:table-cell>
              <table:table-cell office:value-type="float" office:value="4418310">
                <text:p>4418310</text:p>
              </table:table-cell>
            </table:table-row>
            <table:table-row>
              <table:table-cell office:value-type="float" office:value="29301">
                <text:p>29301</text:p>
              </table:table-cell>
              <table:table-cell office:value-type="float" office:value="204882000">
                <text:p>204882000</text:p>
              </table:table-cell>
              <table:table-cell office:value-type="float" office:value="4176210">
                <text:p>4176210</text:p>
              </table:table-cell>
            </table:table-row>
            <table:table-row>
              <table:table-cell office:value-type="float" office:value="29401">
                <text:p>29401</text:p>
              </table:table-cell>
              <table:table-cell office:value-type="float" office:value="210962000">
                <text:p>210962000</text:p>
              </table:table-cell>
              <table:table-cell office:value-type="float" office:value="4620080">
                <text:p>4620080</text:p>
              </table:table-cell>
            </table:table-row>
            <table:table-row>
              <table:table-cell office:value-type="float" office:value="29501">
                <text:p>29501</text:p>
              </table:table-cell>
              <table:table-cell office:value-type="float" office:value="213303000">
                <text:p>213303000</text:p>
              </table:table-cell>
              <table:table-cell office:value-type="float" office:value="4685120">
                <text:p>4685120</text:p>
              </table:table-cell>
            </table:table-row>
            <table:table-row>
              <table:table-cell office:value-type="float" office:value="29601">
                <text:p>29601</text:p>
              </table:table-cell>
              <table:table-cell office:value-type="float" office:value="208799000">
                <text:p>208799000</text:p>
              </table:table-cell>
              <table:table-cell office:value-type="float" office:value="4873140">
                <text:p>4873140</text:p>
              </table:table-cell>
            </table:table-row>
            <table:table-row>
              <table:table-cell office:value-type="float" office:value="29701">
                <text:p>29701</text:p>
              </table:table-cell>
              <table:table-cell office:value-type="float" office:value="210403000">
                <text:p>210403000</text:p>
              </table:table-cell>
              <table:table-cell office:value-type="float" office:value="4664280">
                <text:p>4664280</text:p>
              </table:table-cell>
            </table:table-row>
            <table:table-row>
              <table:table-cell office:value-type="float" office:value="29801">
                <text:p>29801</text:p>
              </table:table-cell>
              <table:table-cell office:value-type="float" office:value="211940000">
                <text:p>211940000</text:p>
              </table:table-cell>
              <table:table-cell office:value-type="float" office:value="4732120">
                <text:p>4732120</text:p>
              </table:table-cell>
            </table:table-row>
            <table:table-row>
              <table:table-cell office:value-type="float" office:value="29901">
                <text:p>29901</text:p>
              </table:table-cell>
              <table:table-cell office:value-type="float" office:value="216506000">
                <text:p>216506000</text:p>
              </table:table-cell>
              <table:table-cell office:value-type="float" office:value="4978320">
                <text:p>4978320</text:p>
              </table:table-cell>
            </table:table-row>
            <table:table-row>
              <table:table-cell office:value-type="float" office:value="30001">
                <text:p>30001</text:p>
              </table:table-cell>
              <table:table-cell office:value-type="float" office:value="214880000">
                <text:p>214880000</text:p>
              </table:table-cell>
              <table:table-cell office:value-type="float" office:value="4745900">
                <text:p>4745900</text:p>
              </table:table-cell>
            </table:table-row>
            <table:table-row>
              <table:table-cell office:value-type="float" office:value="30101">
                <text:p>30101</text:p>
              </table:table-cell>
              <table:table-cell office:value-type="float" office:value="223811000">
                <text:p>223811000</text:p>
              </table:table-cell>
              <table:table-cell office:value-type="float" office:value="5068300">
                <text:p>5068300</text:p>
              </table:table-cell>
            </table:table-row>
            <table:table-row>
              <table:table-cell office:value-type="float" office:value="30201">
                <text:p>30201</text:p>
              </table:table-cell>
              <table:table-cell office:value-type="float" office:value="217517000">
                <text:p>217517000</text:p>
              </table:table-cell>
              <table:table-cell office:value-type="float" office:value="4824420">
                <text:p>4824420</text:p>
              </table:table-cell>
            </table:table-row>
            <table:table-row>
              <table:table-cell office:value-type="float" office:value="30301">
                <text:p>30301</text:p>
              </table:table-cell>
              <table:table-cell office:value-type="float" office:value="219751000">
                <text:p>219751000</text:p>
              </table:table-cell>
              <table:table-cell office:value-type="float" office:value="4908300">
                <text:p>4908300</text:p>
              </table:table-cell>
            </table:table-row>
            <table:table-row>
              <table:table-cell office:value-type="float" office:value="30401">
                <text:p>30401</text:p>
              </table:table-cell>
              <table:table-cell office:value-type="float" office:value="220466000">
                <text:p>220466000</text:p>
              </table:table-cell>
              <table:table-cell office:value-type="float" office:value="4645920">
                <text:p>4645920</text:p>
              </table:table-cell>
            </table:table-row>
            <table:table-row>
              <table:table-cell office:value-type="float" office:value="30501">
                <text:p>30501</text:p>
              </table:table-cell>
              <table:table-cell office:value-type="float" office:value="222046000">
                <text:p>222046000</text:p>
              </table:table-cell>
              <table:table-cell office:value-type="float" office:value="4556590">
                <text:p>4556590</text:p>
              </table:table-cell>
            </table:table-row>
            <table:table-row>
              <table:table-cell office:value-type="float" office:value="30601">
                <text:p>30601</text:p>
              </table:table-cell>
              <table:table-cell office:value-type="float" office:value="223253000">
                <text:p>223253000</text:p>
              </table:table-cell>
              <table:table-cell office:value-type="float" office:value="4624340">
                <text:p>4624340</text:p>
              </table:table-cell>
            </table:table-row>
            <table:table-row>
              <table:table-cell office:value-type="float" office:value="30701">
                <text:p>30701</text:p>
              </table:table-cell>
              <table:table-cell office:value-type="float" office:value="224781000">
                <text:p>224781000</text:p>
              </table:table-cell>
              <table:table-cell office:value-type="float" office:value="4649680">
                <text:p>4649680</text:p>
              </table:table-cell>
            </table:table-row>
            <table:table-row>
              <table:table-cell office:value-type="float" office:value="30801">
                <text:p>30801</text:p>
              </table:table-cell>
              <table:table-cell office:value-type="float" office:value="226483000">
                <text:p>226483000</text:p>
              </table:table-cell>
              <table:table-cell office:value-type="float" office:value="4673500">
                <text:p>4673500</text:p>
              </table:table-cell>
            </table:table-row>
            <table:table-row>
              <table:table-cell office:value-type="float" office:value="30901">
                <text:p>30901</text:p>
              </table:table-cell>
              <table:table-cell office:value-type="float" office:value="229865000">
                <text:p>229865000</text:p>
              </table:table-cell>
              <table:table-cell office:value-type="float" office:value="4824770">
                <text:p>4824770</text:p>
              </table:table-cell>
            </table:table-row>
            <table:table-row>
              <table:table-cell office:value-type="float" office:value="31001">
                <text:p>31001</text:p>
              </table:table-cell>
              <table:table-cell office:value-type="float" office:value="231295000">
                <text:p>231295000</text:p>
              </table:table-cell>
              <table:table-cell office:value-type="float" office:value="4650490">
                <text:p>4650490</text:p>
              </table:table-cell>
            </table:table-row>
            <table:table-row>
              <table:table-cell office:value-type="float" office:value="31101">
                <text:p>31101</text:p>
              </table:table-cell>
              <table:table-cell office:value-type="float" office:value="231086000">
                <text:p>231086000</text:p>
              </table:table-cell>
              <table:table-cell office:value-type="float" office:value="4677640">
                <text:p>4677640</text:p>
              </table:table-cell>
            </table:table-row>
            <table:table-row>
              <table:table-cell office:value-type="float" office:value="31201">
                <text:p>31201</text:p>
              </table:table-cell>
              <table:table-cell office:value-type="float" office:value="235232000">
                <text:p>235232000</text:p>
              </table:table-cell>
              <table:table-cell office:value-type="float" office:value="5043430">
                <text:p>5043430</text:p>
              </table:table-cell>
            </table:table-row>
            <table:table-row>
              <table:table-cell office:value-type="float" office:value="31301">
                <text:p>31301</text:p>
              </table:table-cell>
              <table:table-cell office:value-type="float" office:value="234658000">
                <text:p>234658000</text:p>
              </table:table-cell>
              <table:table-cell office:value-type="float" office:value="4954230">
                <text:p>4954230</text:p>
              </table:table-cell>
            </table:table-row>
            <table:table-row>
              <table:table-cell office:value-type="float" office:value="31401">
                <text:p>31401</text:p>
              </table:table-cell>
              <table:table-cell office:value-type="float" office:value="241315000">
                <text:p>241315000</text:p>
              </table:table-cell>
              <table:table-cell office:value-type="float" office:value="5111570">
                <text:p>5111570</text:p>
              </table:table-cell>
            </table:table-row>
            <table:table-row>
              <table:table-cell office:value-type="float" office:value="31501">
                <text:p>31501</text:p>
              </table:table-cell>
              <table:table-cell office:value-type="float" office:value="240820000">
                <text:p>240820000</text:p>
              </table:table-cell>
              <table:table-cell office:value-type="float" office:value="5332480">
                <text:p>5332480</text:p>
              </table:table-cell>
            </table:table-row>
            <table:table-row>
              <table:table-cell office:value-type="float" office:value="31601">
                <text:p>31601</text:p>
              </table:table-cell>
              <table:table-cell office:value-type="float" office:value="241360000">
                <text:p>241360000</text:p>
              </table:table-cell>
              <table:table-cell office:value-type="float" office:value="5378740">
                <text:p>5378740</text:p>
              </table:table-cell>
            </table:table-row>
            <table:table-row>
              <table:table-cell office:value-type="float" office:value="31701">
                <text:p>31701</text:p>
              </table:table-cell>
              <table:table-cell office:value-type="float" office:value="243472000">
                <text:p>243472000</text:p>
              </table:table-cell>
              <table:table-cell office:value-type="float" office:value="5282620">
                <text:p>5282620</text:p>
              </table:table-cell>
            </table:table-row>
            <table:table-row>
              <table:table-cell office:value-type="float" office:value="31801">
                <text:p>31801</text:p>
              </table:table-cell>
              <table:table-cell office:value-type="float" office:value="248811000">
                <text:p>248811000</text:p>
              </table:table-cell>
              <table:table-cell office:value-type="float" office:value="5185390">
                <text:p>5185390</text:p>
              </table:table-cell>
            </table:table-row>
            <table:table-row>
              <table:table-cell office:value-type="float" office:value="31901">
                <text:p>31901</text:p>
              </table:table-cell>
              <table:table-cell office:value-type="float" office:value="245987000">
                <text:p>245987000</text:p>
              </table:table-cell>
              <table:table-cell office:value-type="float" office:value="5191100">
                <text:p>5191100</text:p>
              </table:table-cell>
            </table:table-row>
            <table:table-row>
              <table:table-cell office:value-type="float" office:value="32001">
                <text:p>32001</text:p>
              </table:table-cell>
              <table:table-cell office:value-type="float" office:value="249251000">
                <text:p>249251000</text:p>
              </table:table-cell>
              <table:table-cell office:value-type="float" office:value="5405650">
                <text:p>5405650</text:p>
              </table:table-cell>
            </table:table-row>
            <table:table-row>
              <table:table-cell office:value-type="float" office:value="32101">
                <text:p>32101</text:p>
              </table:table-cell>
              <table:table-cell office:value-type="float" office:value="251315000">
                <text:p>251315000</text:p>
              </table:table-cell>
              <table:table-cell office:value-type="float" office:value="5192730">
                <text:p>5192730</text:p>
              </table:table-cell>
            </table:table-row>
            <table:table-row>
              <table:table-cell office:value-type="float" office:value="32201">
                <text:p>32201</text:p>
              </table:table-cell>
              <table:table-cell office:value-type="float" office:value="257422000">
                <text:p>257422000</text:p>
              </table:table-cell>
              <table:table-cell office:value-type="float" office:value="5611000">
                <text:p>5611000</text:p>
              </table:table-cell>
            </table:table-row>
            <table:table-row>
              <table:table-cell office:value-type="float" office:value="32301">
                <text:p>32301</text:p>
              </table:table-cell>
              <table:table-cell office:value-type="float" office:value="259890000">
                <text:p>259890000</text:p>
              </table:table-cell>
              <table:table-cell office:value-type="float" office:value="5473110">
                <text:p>5473110</text:p>
              </table:table-cell>
            </table:table-row>
            <table:table-row>
              <table:table-cell office:value-type="float" office:value="32401">
                <text:p>32401</text:p>
              </table:table-cell>
              <table:table-cell office:value-type="float" office:value="253654000">
                <text:p>253654000</text:p>
              </table:table-cell>
              <table:table-cell office:value-type="float" office:value="5157810">
                <text:p>5157810</text:p>
              </table:table-cell>
            </table:table-row>
            <table:table-row>
              <table:table-cell office:value-type="float" office:value="32501">
                <text:p>32501</text:p>
              </table:table-cell>
              <table:table-cell office:value-type="float" office:value="255931000">
                <text:p>255931000</text:p>
              </table:table-cell>
              <table:table-cell office:value-type="float" office:value="5600490">
                <text:p>5600490</text:p>
              </table:table-cell>
            </table:table-row>
            <table:table-row>
              <table:table-cell office:value-type="float" office:value="32601">
                <text:p>32601</text:p>
              </table:table-cell>
              <table:table-cell office:value-type="float" office:value="263962000">
                <text:p>263962000</text:p>
              </table:table-cell>
              <table:table-cell office:value-type="float" office:value="5531030">
                <text:p>5531030</text:p>
              </table:table-cell>
            </table:table-row>
            <table:table-row>
              <table:table-cell office:value-type="float" office:value="32701">
                <text:p>32701</text:p>
              </table:table-cell>
              <table:table-cell office:value-type="float" office:value="262155000">
                <text:p>262155000</text:p>
              </table:table-cell>
              <table:table-cell office:value-type="float" office:value="5320630">
                <text:p>5320630</text:p>
              </table:table-cell>
            </table:table-row>
            <table:table-row>
              <table:table-cell office:value-type="float" office:value="32801">
                <text:p>32801</text:p>
              </table:table-cell>
              <table:table-cell office:value-type="float" office:value="261371000">
                <text:p>261371000</text:p>
              </table:table-cell>
              <table:table-cell office:value-type="float" office:value="5587640">
                <text:p>5587640</text:p>
              </table:table-cell>
            </table:table-row>
            <table:table-row>
              <table:table-cell office:value-type="float" office:value="32901">
                <text:p>32901</text:p>
              </table:table-cell>
              <table:table-cell office:value-type="float" office:value="266359000">
                <text:p>266359000</text:p>
              </table:table-cell>
              <table:table-cell office:value-type="float" office:value="5375010">
                <text:p>5375010</text:p>
              </table:table-cell>
            </table:table-row>
            <table:table-row>
              <table:table-cell office:value-type="float" office:value="33001">
                <text:p>33001</text:p>
              </table:table-cell>
              <table:table-cell office:value-type="float" office:value="268318000">
                <text:p>268318000</text:p>
              </table:table-cell>
              <table:table-cell office:value-type="float" office:value="5320650">
                <text:p>5320650</text:p>
              </table:table-cell>
            </table:table-row>
            <table:table-row>
              <table:table-cell office:value-type="float" office:value="33101">
                <text:p>33101</text:p>
              </table:table-cell>
              <table:table-cell office:value-type="float" office:value="262498000">
                <text:p>262498000</text:p>
              </table:table-cell>
              <table:table-cell office:value-type="float" office:value="5323770">
                <text:p>5323770</text:p>
              </table:table-cell>
            </table:table-row>
            <table:table-row>
              <table:table-cell office:value-type="float" office:value="33201">
                <text:p>33201</text:p>
              </table:table-cell>
              <table:table-cell office:value-type="float" office:value="272768000">
                <text:p>272768000</text:p>
              </table:table-cell>
              <table:table-cell office:value-type="float" office:value="5643500">
                <text:p>5643500</text:p>
              </table:table-cell>
            </table:table-row>
            <table:table-row>
              <table:table-cell office:value-type="float" office:value="33301">
                <text:p>33301</text:p>
              </table:table-cell>
              <table:table-cell office:value-type="float" office:value="269299000">
                <text:p>269299000</text:p>
              </table:table-cell>
              <table:table-cell office:value-type="float" office:value="5381650">
                <text:p>5381650</text:p>
              </table:table-cell>
            </table:table-row>
            <table:table-row>
              <table:table-cell office:value-type="float" office:value="33401">
                <text:p>33401</text:p>
              </table:table-cell>
              <table:table-cell office:value-type="float" office:value="274778000">
                <text:p>274778000</text:p>
              </table:table-cell>
              <table:table-cell office:value-type="float" office:value="5350280">
                <text:p>5350280</text:p>
              </table:table-cell>
            </table:table-row>
            <table:table-row>
              <table:table-cell office:value-type="float" office:value="33501">
                <text:p>33501</text:p>
              </table:table-cell>
              <table:table-cell office:value-type="float" office:value="270796000">
                <text:p>270796000</text:p>
              </table:table-cell>
              <table:table-cell office:value-type="float" office:value="4992710">
                <text:p>4992710</text:p>
              </table:table-cell>
            </table:table-row>
            <table:table-row>
              <table:table-cell office:value-type="float" office:value="33601">
                <text:p>33601</text:p>
              </table:table-cell>
              <table:table-cell office:value-type="float" office:value="277029000">
                <text:p>277029000</text:p>
              </table:table-cell>
              <table:table-cell office:value-type="float" office:value="6224200">
                <text:p>6224200</text:p>
              </table:table-cell>
            </table:table-row>
            <table:table-row>
              <table:table-cell office:value-type="float" office:value="33701">
                <text:p>33701</text:p>
              </table:table-cell>
              <table:table-cell office:value-type="float" office:value="280398000">
                <text:p>280398000</text:p>
              </table:table-cell>
              <table:table-cell office:value-type="float" office:value="5116910">
                <text:p>5116910</text:p>
              </table:table-cell>
            </table:table-row>
            <table:table-row>
              <table:table-cell office:value-type="float" office:value="33801">
                <text:p>33801</text:p>
              </table:table-cell>
              <table:table-cell office:value-type="float" office:value="274856000">
                <text:p>274856000</text:p>
              </table:table-cell>
              <table:table-cell office:value-type="float" office:value="5481660">
                <text:p>5481660</text:p>
              </table:table-cell>
            </table:table-row>
            <table:table-row>
              <table:table-cell office:value-type="float" office:value="33901">
                <text:p>33901</text:p>
              </table:table-cell>
              <table:table-cell office:value-type="float" office:value="281454000">
                <text:p>281454000</text:p>
              </table:table-cell>
              <table:table-cell office:value-type="float" office:value="5372370">
                <text:p>5372370</text:p>
              </table:table-cell>
            </table:table-row>
            <table:table-row>
              <table:table-cell office:value-type="float" office:value="34001">
                <text:p>34001</text:p>
              </table:table-cell>
              <table:table-cell office:value-type="float" office:value="282680000">
                <text:p>282680000</text:p>
              </table:table-cell>
              <table:table-cell office:value-type="float" office:value="6037470">
                <text:p>6037470</text:p>
              </table:table-cell>
            </table:table-row>
            <table:table-row>
              <table:table-cell office:value-type="float" office:value="34101">
                <text:p>34101</text:p>
              </table:table-cell>
              <table:table-cell office:value-type="float" office:value="284222000">
                <text:p>284222000</text:p>
              </table:table-cell>
              <table:table-cell office:value-type="float" office:value="5297460">
                <text:p>5297460</text:p>
              </table:table-cell>
            </table:table-row>
            <table:table-row>
              <table:table-cell office:value-type="float" office:value="34201">
                <text:p>34201</text:p>
              </table:table-cell>
              <table:table-cell office:value-type="float" office:value="278936000">
                <text:p>278936000</text:p>
              </table:table-cell>
              <table:table-cell office:value-type="float" office:value="5329280">
                <text:p>5329280</text:p>
              </table:table-cell>
            </table:table-row>
            <table:table-row>
              <table:table-cell office:value-type="float" office:value="34301">
                <text:p>34301</text:p>
              </table:table-cell>
              <table:table-cell office:value-type="float" office:value="281403000">
                <text:p>281403000</text:p>
              </table:table-cell>
              <table:table-cell office:value-type="float" office:value="6044250">
                <text:p>6044250</text:p>
              </table:table-cell>
            </table:table-row>
            <table:table-row>
              <table:table-cell office:value-type="float" office:value="34401">
                <text:p>34401</text:p>
              </table:table-cell>
              <table:table-cell office:value-type="float" office:value="285420000">
                <text:p>285420000</text:p>
              </table:table-cell>
              <table:table-cell office:value-type="float" office:value="5473720">
                <text:p>5473720</text:p>
              </table:table-cell>
            </table:table-row>
            <table:table-row>
              <table:table-cell office:value-type="float" office:value="34501">
                <text:p>34501</text:p>
              </table:table-cell>
              <table:table-cell office:value-type="float" office:value="299823000">
                <text:p>299823000</text:p>
              </table:table-cell>
              <table:table-cell office:value-type="float" office:value="5358420">
                <text:p>5358420</text:p>
              </table:table-cell>
            </table:table-row>
            <table:table-row>
              <table:table-cell office:value-type="float" office:value="34601">
                <text:p>34601</text:p>
              </table:table-cell>
              <table:table-cell office:value-type="float" office:value="290845000">
                <text:p>290845000</text:p>
              </table:table-cell>
              <table:table-cell office:value-type="float" office:value="5395350">
                <text:p>5395350</text:p>
              </table:table-cell>
            </table:table-row>
            <table:table-row>
              <table:table-cell office:value-type="float" office:value="34701">
                <text:p>34701</text:p>
              </table:table-cell>
              <table:table-cell office:value-type="float" office:value="294373000">
                <text:p>294373000</text:p>
              </table:table-cell>
              <table:table-cell office:value-type="float" office:value="5277100">
                <text:p>5277100</text:p>
              </table:table-cell>
            </table:table-row>
            <table:table-row>
              <table:table-cell office:value-type="float" office:value="34801">
                <text:p>34801</text:p>
              </table:table-cell>
              <table:table-cell office:value-type="float" office:value="297642000">
                <text:p>297642000</text:p>
              </table:table-cell>
              <table:table-cell office:value-type="float" office:value="5729790">
                <text:p>5729790</text:p>
              </table:table-cell>
            </table:table-row>
            <table:table-row>
              <table:table-cell office:value-type="float" office:value="34901">
                <text:p>34901</text:p>
              </table:table-cell>
              <table:table-cell office:value-type="float" office:value="296077000">
                <text:p>296077000</text:p>
              </table:table-cell>
              <table:table-cell office:value-type="float" office:value="5394520">
                <text:p>5394520</text:p>
              </table:table-cell>
            </table:table-row>
            <table:table-row>
              <table:table-cell office:value-type="float" office:value="35001">
                <text:p>35001</text:p>
              </table:table-cell>
              <table:table-cell office:value-type="float" office:value="299006000">
                <text:p>299006000</text:p>
              </table:table-cell>
              <table:table-cell office:value-type="float" office:value="5545720">
                <text:p>5545720</text:p>
              </table:table-cell>
            </table:table-row>
            <table:table-row>
              <table:table-cell office:value-type="float" office:value="35101">
                <text:p>35101</text:p>
              </table:table-cell>
              <table:table-cell office:value-type="float" office:value="304700000">
                <text:p>304700000</text:p>
              </table:table-cell>
              <table:table-cell office:value-type="float" office:value="5516720">
                <text:p>5516720</text:p>
              </table:table-cell>
            </table:table-row>
            <table:table-row>
              <table:table-cell office:value-type="float" office:value="35201">
                <text:p>35201</text:p>
              </table:table-cell>
              <table:table-cell office:value-type="float" office:value="308789000">
                <text:p>308789000</text:p>
              </table:table-cell>
              <table:table-cell office:value-type="float" office:value="5635080">
                <text:p>5635080</text:p>
              </table:table-cell>
            </table:table-row>
            <table:table-row>
              <table:table-cell office:value-type="float" office:value="35301">
                <text:p>35301</text:p>
              </table:table-cell>
              <table:table-cell office:value-type="float" office:value="307995000">
                <text:p>307995000</text:p>
              </table:table-cell>
              <table:table-cell office:value-type="float" office:value="5410070">
                <text:p>5410070</text:p>
              </table:table-cell>
            </table:table-row>
            <table:table-row>
              <table:table-cell office:value-type="float" office:value="35401">
                <text:p>35401</text:p>
              </table:table-cell>
              <table:table-cell office:value-type="float" office:value="310776000">
                <text:p>310776000</text:p>
              </table:table-cell>
              <table:table-cell office:value-type="float" office:value="5236300">
                <text:p>5236300</text:p>
              </table:table-cell>
            </table:table-row>
            <table:table-row>
              <table:table-cell office:value-type="float" office:value="35501">
                <text:p>35501</text:p>
              </table:table-cell>
              <table:table-cell office:value-type="float" office:value="307054000">
                <text:p>307054000</text:p>
              </table:table-cell>
              <table:table-cell office:value-type="float" office:value="5609560">
                <text:p>5609560</text:p>
              </table:table-cell>
            </table:table-row>
            <table:table-row>
              <table:table-cell office:value-type="float" office:value="35601">
                <text:p>35601</text:p>
              </table:table-cell>
              <table:table-cell office:value-type="float" office:value="323466000">
                <text:p>323466000</text:p>
              </table:table-cell>
              <table:table-cell office:value-type="float" office:value="6184760">
                <text:p>6184760</text:p>
              </table:table-cell>
            </table:table-row>
            <table:table-row>
              <table:table-cell office:value-type="float" office:value="35701">
                <text:p>35701</text:p>
              </table:table-cell>
              <table:table-cell office:value-type="float" office:value="316312000">
                <text:p>316312000</text:p>
              </table:table-cell>
              <table:table-cell office:value-type="float" office:value="5852790">
                <text:p>5852790</text:p>
              </table:table-cell>
            </table:table-row>
            <table:table-row>
              <table:table-cell office:value-type="float" office:value="35801">
                <text:p>35801</text:p>
              </table:table-cell>
              <table:table-cell office:value-type="float" office:value="313045000">
                <text:p>313045000</text:p>
              </table:table-cell>
              <table:table-cell office:value-type="float" office:value="5934780">
                <text:p>5934780</text:p>
              </table:table-cell>
            </table:table-row>
            <table:table-row>
              <table:table-cell office:value-type="float" office:value="35901">
                <text:p>35901</text:p>
              </table:table-cell>
              <table:table-cell office:value-type="float" office:value="313761000">
                <text:p>313761000</text:p>
              </table:table-cell>
              <table:table-cell office:value-type="float" office:value="6120080">
                <text:p>6120080</text:p>
              </table:table-cell>
            </table:table-row>
            <table:table-row>
              <table:table-cell office:value-type="float" office:value="36001">
                <text:p>36001</text:p>
              </table:table-cell>
              <table:table-cell office:value-type="float" office:value="314813000">
                <text:p>314813000</text:p>
              </table:table-cell>
              <table:table-cell office:value-type="float" office:value="5952080">
                <text:p>5952080</text:p>
              </table:table-cell>
            </table:table-row>
            <table:table-row>
              <table:table-cell office:value-type="float" office:value="36101">
                <text:p>36101</text:p>
              </table:table-cell>
              <table:table-cell office:value-type="float" office:value="316939000">
                <text:p>316939000</text:p>
              </table:table-cell>
              <table:table-cell office:value-type="float" office:value="6096330">
                <text:p>6096330</text:p>
              </table:table-cell>
            </table:table-row>
            <table:table-row>
              <table:table-cell office:value-type="float" office:value="36201">
                <text:p>36201</text:p>
              </table:table-cell>
              <table:table-cell office:value-type="float" office:value="318501000">
                <text:p>318501000</text:p>
              </table:table-cell>
              <table:table-cell office:value-type="float" office:value="5891510">
                <text:p>5891510</text:p>
              </table:table-cell>
            </table:table-row>
            <table:table-row>
              <table:table-cell office:value-type="float" office:value="36301">
                <text:p>36301</text:p>
              </table:table-cell>
              <table:table-cell office:value-type="float" office:value="320348000">
                <text:p>320348000</text:p>
              </table:table-cell>
              <table:table-cell office:value-type="float" office:value="5914910">
                <text:p>5914910</text:p>
              </table:table-cell>
            </table:table-row>
            <table:table-row>
              <table:table-cell office:value-type="float" office:value="36401">
                <text:p>36401</text:p>
              </table:table-cell>
              <table:table-cell office:value-type="float" office:value="325091000">
                <text:p>325091000</text:p>
              </table:table-cell>
              <table:table-cell office:value-type="float" office:value="5982920">
                <text:p>5982920</text:p>
              </table:table-cell>
            </table:table-row>
            <table:table-row>
              <table:table-cell office:value-type="float" office:value="36501">
                <text:p>36501</text:p>
              </table:table-cell>
              <table:table-cell office:value-type="float" office:value="337406000">
                <text:p>337406000</text:p>
              </table:table-cell>
              <table:table-cell office:value-type="float" office:value="6101720">
                <text:p>6101720</text:p>
              </table:table-cell>
            </table:table-row>
            <table:table-row>
              <table:table-cell office:value-type="float" office:value="36601">
                <text:p>36601</text:p>
              </table:table-cell>
              <table:table-cell office:value-type="float" office:value="333475000">
                <text:p>333475000</text:p>
              </table:table-cell>
              <table:table-cell office:value-type="float" office:value="6285790">
                <text:p>6285790</text:p>
              </table:table-cell>
            </table:table-row>
            <table:table-row>
              <table:table-cell office:value-type="float" office:value="36701">
                <text:p>36701</text:p>
              </table:table-cell>
              <table:table-cell office:value-type="float" office:value="335324000">
                <text:p>335324000</text:p>
              </table:table-cell>
              <table:table-cell office:value-type="float" office:value="6258480">
                <text:p>6258480</text:p>
              </table:table-cell>
            </table:table-row>
            <table:table-row>
              <table:table-cell office:value-type="float" office:value="36801">
                <text:p>36801</text:p>
              </table:table-cell>
              <table:table-cell office:value-type="float" office:value="336690000">
                <text:p>336690000</text:p>
              </table:table-cell>
              <table:table-cell office:value-type="float" office:value="5997420">
                <text:p>5997420</text:p>
              </table:table-cell>
            </table:table-row>
            <table:table-row>
              <table:table-cell office:value-type="float" office:value="36901">
                <text:p>36901</text:p>
              </table:table-cell>
              <table:table-cell office:value-type="float" office:value="340147000">
                <text:p>340147000</text:p>
              </table:table-cell>
              <table:table-cell office:value-type="float" office:value="6030190">
                <text:p>6030190</text:p>
              </table:table-cell>
            </table:table-row>
            <table:table-row>
              <table:table-cell office:value-type="float" office:value="37001">
                <text:p>37001</text:p>
              </table:table-cell>
              <table:table-cell office:value-type="float" office:value="343938000">
                <text:p>343938000</text:p>
              </table:table-cell>
              <table:table-cell office:value-type="float" office:value="5960480">
                <text:p>5960480</text:p>
              </table:table-cell>
            </table:table-row>
            <table:table-row>
              <table:table-cell office:value-type="float" office:value="37101">
                <text:p>37101</text:p>
              </table:table-cell>
              <table:table-cell office:value-type="float" office:value="348149000">
                <text:p>348149000</text:p>
              </table:table-cell>
              <table:table-cell office:value-type="float" office:value="6231980">
                <text:p>6231980</text:p>
              </table:table-cell>
            </table:table-row>
            <table:table-row>
              <table:table-cell office:value-type="float" office:value="37201">
                <text:p>37201</text:p>
              </table:table-cell>
              <table:table-cell office:value-type="float" office:value="347371000">
                <text:p>347371000</text:p>
              </table:table-cell>
              <table:table-cell office:value-type="float" office:value="6040700">
                <text:p>6040700</text:p>
              </table:table-cell>
            </table:table-row>
            <table:table-row>
              <table:table-cell office:value-type="float" office:value="37301">
                <text:p>37301</text:p>
              </table:table-cell>
              <table:table-cell office:value-type="float" office:value="345495000">
                <text:p>345495000</text:p>
              </table:table-cell>
              <table:table-cell office:value-type="float" office:value="5949050">
                <text:p>5949050</text:p>
              </table:table-cell>
            </table:table-row>
            <table:table-row>
              <table:table-cell office:value-type="float" office:value="37401">
                <text:p>37401</text:p>
              </table:table-cell>
              <table:table-cell office:value-type="float" office:value="345955000">
                <text:p>345955000</text:p>
              </table:table-cell>
              <table:table-cell office:value-type="float" office:value="5801390">
                <text:p>5801390</text:p>
              </table:table-cell>
            </table:table-row>
            <table:table-row>
              <table:table-cell office:value-type="float" office:value="37501">
                <text:p>37501</text:p>
              </table:table-cell>
              <table:table-cell office:value-type="float" office:value="348463000">
                <text:p>348463000</text:p>
              </table:table-cell>
              <table:table-cell office:value-type="float" office:value="6410990">
                <text:p>6410990</text:p>
              </table:table-cell>
            </table:table-row>
            <table:table-row>
              <table:table-cell office:value-type="float" office:value="37601">
                <text:p>37601</text:p>
              </table:table-cell>
              <table:table-cell office:value-type="float" office:value="350143000">
                <text:p>350143000</text:p>
              </table:table-cell>
              <table:table-cell office:value-type="float" office:value="6116160">
                <text:p>6116160</text:p>
              </table:table-cell>
            </table:table-row>
            <table:table-row>
              <table:table-cell office:value-type="float" office:value="37701">
                <text:p>37701</text:p>
              </table:table-cell>
              <table:table-cell office:value-type="float" office:value="352769000">
                <text:p>352769000</text:p>
              </table:table-cell>
              <table:table-cell office:value-type="float" office:value="6350410">
                <text:p>6350410</text:p>
              </table:table-cell>
            </table:table-row>
            <table:table-row>
              <table:table-cell office:value-type="float" office:value="37801">
                <text:p>37801</text:p>
              </table:table-cell>
              <table:table-cell office:value-type="float" office:value="363326000">
                <text:p>363326000</text:p>
              </table:table-cell>
              <table:table-cell office:value-type="float" office:value="6563580">
                <text:p>6563580</text:p>
              </table:table-cell>
            </table:table-row>
            <table:table-row>
              <table:table-cell office:value-type="float" office:value="37901">
                <text:p>37901</text:p>
              </table:table-cell>
              <table:table-cell office:value-type="float" office:value="358715000">
                <text:p>358715000</text:p>
              </table:table-cell>
              <table:table-cell office:value-type="float" office:value="5715440">
                <text:p>5715440</text:p>
              </table:table-cell>
            </table:table-row>
            <table:table-row>
              <table:table-cell office:value-type="float" office:value="38001">
                <text:p>38001</text:p>
              </table:table-cell>
              <table:table-cell office:value-type="float" office:value="363091000">
                <text:p>363091000</text:p>
              </table:table-cell>
              <table:table-cell office:value-type="float" office:value="6246960">
                <text:p>6246960</text:p>
              </table:table-cell>
            </table:table-row>
            <table:table-row>
              <table:table-cell office:value-type="float" office:value="38101">
                <text:p>38101</text:p>
              </table:table-cell>
              <table:table-cell office:value-type="float" office:value="360500000">
                <text:p>360500000</text:p>
              </table:table-cell>
              <table:table-cell office:value-type="float" office:value="5739880">
                <text:p>5739880</text:p>
              </table:table-cell>
            </table:table-row>
            <table:table-row>
              <table:table-cell office:value-type="float" office:value="38201">
                <text:p>38201</text:p>
              </table:table-cell>
              <table:table-cell office:value-type="float" office:value="363058000">
                <text:p>363058000</text:p>
              </table:table-cell>
              <table:table-cell office:value-type="float" office:value="6466600">
                <text:p>6466600</text:p>
              </table:table-cell>
            </table:table-row>
            <table:table-row>
              <table:table-cell office:value-type="float" office:value="38301">
                <text:p>38301</text:p>
              </table:table-cell>
              <table:table-cell office:value-type="float" office:value="358018000">
                <text:p>358018000</text:p>
              </table:table-cell>
              <table:table-cell office:value-type="float" office:value="6487740">
                <text:p>6487740</text:p>
              </table:table-cell>
            </table:table-row>
            <table:table-row>
              <table:table-cell office:value-type="float" office:value="38401">
                <text:p>38401</text:p>
              </table:table-cell>
              <table:table-cell office:value-type="float" office:value="358963000">
                <text:p>358963000</text:p>
              </table:table-cell>
              <table:table-cell office:value-type="float" office:value="6148590">
                <text:p>6148590</text:p>
              </table:table-cell>
            </table:table-row>
            <table:table-row>
              <table:table-cell office:value-type="float" office:value="38501">
                <text:p>38501</text:p>
              </table:table-cell>
              <table:table-cell office:value-type="float" office:value="372641000">
                <text:p>372641000</text:p>
              </table:table-cell>
              <table:table-cell office:value-type="float" office:value="6021700">
                <text:p>6021700</text:p>
              </table:table-cell>
            </table:table-row>
            <table:table-row>
              <table:table-cell office:value-type="float" office:value="38601">
                <text:p>38601</text:p>
              </table:table-cell>
              <table:table-cell office:value-type="float" office:value="371151000">
                <text:p>371151000</text:p>
              </table:table-cell>
              <table:table-cell office:value-type="float" office:value="6272910">
                <text:p>6272910</text:p>
              </table:table-cell>
            </table:table-row>
            <table:table-row>
              <table:table-cell office:value-type="float" office:value="38701">
                <text:p>38701</text:p>
              </table:table-cell>
              <table:table-cell office:value-type="float" office:value="381612000">
                <text:p>381612000</text:p>
              </table:table-cell>
              <table:table-cell office:value-type="float" office:value="6374470">
                <text:p>6374470</text:p>
              </table:table-cell>
            </table:table-row>
            <table:table-row>
              <table:table-cell office:value-type="float" office:value="38801">
                <text:p>38801</text:p>
              </table:table-cell>
              <table:table-cell office:value-type="float" office:value="383587000">
                <text:p>383587000</text:p>
              </table:table-cell>
              <table:table-cell office:value-type="float" office:value="6861660">
                <text:p>6861660</text:p>
              </table:table-cell>
            </table:table-row>
            <table:table-row>
              <table:table-cell office:value-type="float" office:value="38901">
                <text:p>38901</text:p>
              </table:table-cell>
              <table:table-cell office:value-type="float" office:value="381069000">
                <text:p>381069000</text:p>
              </table:table-cell>
              <table:table-cell office:value-type="float" office:value="6570420">
                <text:p>6570420</text:p>
              </table:table-cell>
            </table:table-row>
            <table:table-row>
              <table:table-cell office:value-type="float" office:value="39001">
                <text:p>39001</text:p>
              </table:table-cell>
              <table:table-cell office:value-type="float" office:value="386158000">
                <text:p>386158000</text:p>
              </table:table-cell>
              <table:table-cell office:value-type="float" office:value="6455580">
                <text:p>6455580</text:p>
              </table:table-cell>
            </table:table-row>
            <table:table-row>
              <table:table-cell office:value-type="float" office:value="39101">
                <text:p>39101</text:p>
              </table:table-cell>
              <table:table-cell office:value-type="float" office:value="379050000">
                <text:p>379050000</text:p>
              </table:table-cell>
              <table:table-cell office:value-type="float" office:value="6173550">
                <text:p>6173550</text:p>
              </table:table-cell>
            </table:table-row>
            <table:table-row>
              <table:table-cell office:value-type="float" office:value="39201">
                <text:p>39201</text:p>
              </table:table-cell>
              <table:table-cell office:value-type="float" office:value="377162000">
                <text:p>377162000</text:p>
              </table:table-cell>
              <table:table-cell office:value-type="float" office:value="5944210">
                <text:p>5944210</text:p>
              </table:table-cell>
            </table:table-row>
            <table:table-row>
              <table:table-cell office:value-type="float" office:value="39301">
                <text:p>39301</text:p>
              </table:table-cell>
              <table:table-cell office:value-type="float" office:value="378362000">
                <text:p>378362000</text:p>
              </table:table-cell>
              <table:table-cell office:value-type="float" office:value="6318410">
                <text:p>6318410</text:p>
              </table:table-cell>
            </table:table-row>
            <table:table-row>
              <table:table-cell office:value-type="float" office:value="39401">
                <text:p>39401</text:p>
              </table:table-cell>
              <table:table-cell office:value-type="float" office:value="386672000">
                <text:p>386672000</text:p>
              </table:table-cell>
              <table:table-cell office:value-type="float" office:value="6046190">
                <text:p>6046190</text:p>
              </table:table-cell>
            </table:table-row>
            <table:table-row>
              <table:table-cell office:value-type="float" office:value="39501">
                <text:p>39501</text:p>
              </table:table-cell>
              <table:table-cell office:value-type="float" office:value="386293000">
                <text:p>386293000</text:p>
              </table:table-cell>
              <table:table-cell office:value-type="float" office:value="6577530">
                <text:p>6577530</text:p>
              </table:table-cell>
            </table:table-row>
            <table:table-row>
              <table:table-cell office:value-type="float" office:value="39601">
                <text:p>39601</text:p>
              </table:table-cell>
              <table:table-cell office:value-type="float" office:value="380093000">
                <text:p>380093000</text:p>
              </table:table-cell>
              <table:table-cell office:value-type="float" office:value="6833250">
                <text:p>6833250</text:p>
              </table:table-cell>
            </table:table-row>
            <table:table-row>
              <table:table-cell office:value-type="float" office:value="39701">
                <text:p>39701</text:p>
              </table:table-cell>
              <table:table-cell office:value-type="float" office:value="384019000">
                <text:p>384019000</text:p>
              </table:table-cell>
              <table:table-cell office:value-type="float" office:value="6292860">
                <text:p>6292860</text:p>
              </table:table-cell>
            </table:table-row>
            <table:table-row>
              <table:table-cell office:value-type="float" office:value="39801">
                <text:p>39801</text:p>
              </table:table-cell>
              <table:table-cell office:value-type="float" office:value="401285000">
                <text:p>401285000</text:p>
              </table:table-cell>
              <table:table-cell office:value-type="float" office:value="6442270">
                <text:p>6442270</text:p>
              </table:table-cell>
            </table:table-row>
            <table:table-row>
              <table:table-cell office:value-type="float" office:value="39901">
                <text:p>39901</text:p>
              </table:table-cell>
              <table:table-cell office:value-type="float" office:value="386050000">
                <text:p>386050000</text:p>
              </table:table-cell>
              <table:table-cell office:value-type="float" office:value="6550410">
                <text:p>6550410</text:p>
              </table:table-cell>
            </table:table-row>
            <table:table-row>
              <table:table-cell office:value-type="float" office:value="40001">
                <text:p>40001</text:p>
              </table:table-cell>
              <table:table-cell office:value-type="float" office:value="395955000">
                <text:p>395955000</text:p>
              </table:table-cell>
              <table:table-cell office:value-type="float" office:value="6128430">
                <text:p>6128430</text:p>
              </table:table-cell>
            </table:table-row>
            <table:table-row>
              <table:table-cell office:value-type="float" office:value="40101">
                <text:p>40101</text:p>
              </table:table-cell>
              <table:table-cell office:value-type="float" office:value="396597000">
                <text:p>396597000</text:p>
              </table:table-cell>
              <table:table-cell office:value-type="float" office:value="6315130">
                <text:p>6315130</text:p>
              </table:table-cell>
            </table:table-row>
            <table:table-row>
              <table:table-cell office:value-type="float" office:value="40201">
                <text:p>40201</text:p>
              </table:table-cell>
              <table:table-cell office:value-type="float" office:value="395504000">
                <text:p>395504000</text:p>
              </table:table-cell>
              <table:table-cell office:value-type="float" office:value="6409700">
                <text:p>6409700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396623000">
                <text:p>396623000</text:p>
              </table:table-cell>
              <table:table-cell office:value-type="float" office:value="6585950">
                <text:p>6585950</text:p>
              </table:table-cell>
            </table:table-row>
            <table:table-row>
              <table:table-cell office:value-type="float" office:value="40401">
                <text:p>40401</text:p>
              </table:table-cell>
              <table:table-cell office:value-type="float" office:value="396654000">
                <text:p>396654000</text:p>
              </table:table-cell>
              <table:table-cell office:value-type="float" office:value="6701010">
                <text:p>6701010</text:p>
              </table:table-cell>
            </table:table-row>
            <table:table-row>
              <table:table-cell office:value-type="float" office:value="40501">
                <text:p>40501</text:p>
              </table:table-cell>
              <table:table-cell office:value-type="float" office:value="398027000">
                <text:p>398027000</text:p>
              </table:table-cell>
              <table:table-cell office:value-type="float" office:value="7269850">
                <text:p>7269850</text:p>
              </table:table-cell>
            </table:table-row>
            <table:table-row>
              <table:table-cell office:value-type="float" office:value="40601">
                <text:p>40601</text:p>
              </table:table-cell>
              <table:table-cell office:value-type="float" office:value="398688000">
                <text:p>398688000</text:p>
              </table:table-cell>
              <table:table-cell office:value-type="float" office:value="6897550">
                <text:p>6897550</text:p>
              </table:table-cell>
            </table:table-row>
            <table:table-row>
              <table:table-cell office:value-type="float" office:value="40701">
                <text:p>40701</text:p>
              </table:table-cell>
              <table:table-cell office:value-type="float" office:value="407183000">
                <text:p>407183000</text:p>
              </table:table-cell>
              <table:table-cell office:value-type="float" office:value="6994660">
                <text:p>6994660</text:p>
              </table:table-cell>
            </table:table-row>
            <table:table-row>
              <table:table-cell office:value-type="float" office:value="40801">
                <text:p>40801</text:p>
              </table:table-cell>
              <table:table-cell office:value-type="float" office:value="417513000">
                <text:p>417513000</text:p>
              </table:table-cell>
              <table:table-cell office:value-type="float" office:value="6867710">
                <text:p>6867710</text:p>
              </table:table-cell>
            </table:table-row>
            <table:table-row>
              <table:table-cell office:value-type="float" office:value="40901">
                <text:p>40901</text:p>
              </table:table-cell>
              <table:table-cell office:value-type="float" office:value="421718000">
                <text:p>421718000</text:p>
              </table:table-cell>
              <table:table-cell office:value-type="float" office:value="7296430">
                <text:p>7296430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418372000">
                <text:p>418372000</text:p>
              </table:table-cell>
              <table:table-cell office:value-type="float" office:value="6916960">
                <text:p>6916960</text:p>
              </table:table-cell>
            </table:table-row>
            <table:table-row>
              <table:table-cell office:value-type="float" office:value="41101">
                <text:p>41101</text:p>
              </table:table-cell>
              <table:table-cell office:value-type="float" office:value="433227000">
                <text:p>433227000</text:p>
              </table:table-cell>
              <table:table-cell office:value-type="float" office:value="6995740">
                <text:p>6995740</text:p>
              </table:table-cell>
            </table:table-row>
            <table:table-row>
              <table:table-cell office:value-type="float" office:value="41201">
                <text:p>41201</text:p>
              </table:table-cell>
              <table:table-cell office:value-type="float" office:value="428332000">
                <text:p>428332000</text:p>
              </table:table-cell>
              <table:table-cell office:value-type="float" office:value="6812060">
                <text:p>6812060</text:p>
              </table:table-cell>
            </table:table-row>
            <table:table-row>
              <table:table-cell office:value-type="float" office:value="41301">
                <text:p>41301</text:p>
              </table:table-cell>
              <table:table-cell office:value-type="float" office:value="419845000">
                <text:p>419845000</text:p>
              </table:table-cell>
              <table:table-cell office:value-type="float" office:value="6748170">
                <text:p>6748170</text:p>
              </table:table-cell>
            </table:table-row>
            <table:table-row>
              <table:table-cell office:value-type="float" office:value="41401">
                <text:p>41401</text:p>
              </table:table-cell>
              <table:table-cell office:value-type="float" office:value="414712000">
                <text:p>414712000</text:p>
              </table:table-cell>
              <table:table-cell office:value-type="float" office:value="6700280">
                <text:p>6700280</text:p>
              </table:table-cell>
            </table:table-row>
            <table:table-row>
              <table:table-cell office:value-type="float" office:value="41501">
                <text:p>41501</text:p>
              </table:table-cell>
              <table:table-cell office:value-type="float" office:value="426022000">
                <text:p>426022000</text:p>
              </table:table-cell>
              <table:table-cell office:value-type="float" office:value="6790440">
                <text:p>6790440</text:p>
              </table:table-cell>
            </table:table-row>
            <table:table-row>
              <table:table-cell office:value-type="float" office:value="41601">
                <text:p>41601</text:p>
              </table:table-cell>
              <table:table-cell office:value-type="float" office:value="439260000">
                <text:p>439260000</text:p>
              </table:table-cell>
              <table:table-cell office:value-type="float" office:value="6743620">
                <text:p>6743620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440043000">
                <text:p>440043000</text:p>
              </table:table-cell>
              <table:table-cell office:value-type="float" office:value="6651960">
                <text:p>6651960</text:p>
              </table:table-cell>
            </table:table-row>
            <table:table-row>
              <table:table-cell office:value-type="float" office:value="41801">
                <text:p>41801</text:p>
              </table:table-cell>
              <table:table-cell office:value-type="float" office:value="436032000">
                <text:p>436032000</text:p>
              </table:table-cell>
              <table:table-cell office:value-type="float" office:value="6562480">
                <text:p>6562480</text:p>
              </table:table-cell>
            </table:table-row>
            <table:table-row>
              <table:table-cell office:value-type="float" office:value="41901">
                <text:p>41901</text:p>
              </table:table-cell>
              <table:table-cell office:value-type="float" office:value="421804000">
                <text:p>421804000</text:p>
              </table:table-cell>
              <table:table-cell office:value-type="float" office:value="6704830">
                <text:p>6704830</text:p>
              </table:table-cell>
            </table:table-row>
            <table:table-row>
              <table:table-cell office:value-type="float" office:value="42001">
                <text:p>42001</text:p>
              </table:table-cell>
              <table:table-cell office:value-type="float" office:value="432545000">
                <text:p>432545000</text:p>
              </table:table-cell>
              <table:table-cell office:value-type="float" office:value="6826790">
                <text:p>6826790</text:p>
              </table:table-cell>
            </table:table-row>
            <table:table-row>
              <table:table-cell office:value-type="float" office:value="42101">
                <text:p>42101</text:p>
              </table:table-cell>
              <table:table-cell office:value-type="float" office:value="448151000">
                <text:p>448151000</text:p>
              </table:table-cell>
              <table:table-cell office:value-type="float" office:value="7188080">
                <text:p>7188080</text:p>
              </table:table-cell>
            </table:table-row>
            <table:table-row>
              <table:table-cell office:value-type="float" office:value="42201">
                <text:p>42201</text:p>
              </table:table-cell>
              <table:table-cell office:value-type="float" office:value="429321000">
                <text:p>429321000</text:p>
              </table:table-cell>
              <table:table-cell office:value-type="float" office:value="6873090">
                <text:p>6873090</text:p>
              </table:table-cell>
            </table:table-row>
            <table:table-row>
              <table:table-cell office:value-type="float" office:value="42301">
                <text:p>42301</text:p>
              </table:table-cell>
              <table:table-cell office:value-type="float" office:value="443077000">
                <text:p>443077000</text:p>
              </table:table-cell>
              <table:table-cell office:value-type="float" office:value="7060200">
                <text:p>7060200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443610000">
                <text:p>443610000</text:p>
              </table:table-cell>
              <table:table-cell office:value-type="float" office:value="7159930">
                <text:p>7159930</text:p>
              </table:table-cell>
            </table:table-row>
            <table:table-row>
              <table:table-cell office:value-type="float" office:value="42501">
                <text:p>42501</text:p>
              </table:table-cell>
              <table:table-cell office:value-type="float" office:value="450314000">
                <text:p>450314000</text:p>
              </table:table-cell>
              <table:table-cell office:value-type="float" office:value="7379320">
                <text:p>7379320</text:p>
              </table:table-cell>
            </table:table-row>
            <table:table-row>
              <table:table-cell office:value-type="float" office:value="42601">
                <text:p>42601</text:p>
              </table:table-cell>
              <table:table-cell office:value-type="float" office:value="455724000">
                <text:p>455724000</text:p>
              </table:table-cell>
              <table:table-cell office:value-type="float" office:value="6812120">
                <text:p>6812120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438013000">
                <text:p>438013000</text:p>
              </table:table-cell>
              <table:table-cell office:value-type="float" office:value="6776930">
                <text:p>6776930</text:p>
              </table:table-cell>
            </table:table-row>
            <table:table-row>
              <table:table-cell office:value-type="float" office:value="42801">
                <text:p>42801</text:p>
              </table:table-cell>
              <table:table-cell office:value-type="float" office:value="440512000">
                <text:p>440512000</text:p>
              </table:table-cell>
              <table:table-cell office:value-type="float" office:value="7421620">
                <text:p>7421620</text:p>
              </table:table-cell>
            </table:table-row>
            <table:table-row>
              <table:table-cell office:value-type="float" office:value="42901">
                <text:p>42901</text:p>
              </table:table-cell>
              <table:table-cell office:value-type="float" office:value="448802000">
                <text:p>448802000</text:p>
              </table:table-cell>
              <table:table-cell office:value-type="float" office:value="7057330">
                <text:p>7057330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458142000">
                <text:p>458142000</text:p>
              </table:table-cell>
              <table:table-cell office:value-type="float" office:value="7132050">
                <text:p>7132050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465367000">
                <text:p>465367000</text:p>
              </table:table-cell>
              <table:table-cell office:value-type="float" office:value="7898130">
                <text:p>7898130</text:p>
              </table:table-cell>
            </table:table-row>
            <table:table-row>
              <table:table-cell office:value-type="float" office:value="43201">
                <text:p>43201</text:p>
              </table:table-cell>
              <table:table-cell office:value-type="float" office:value="472847000">
                <text:p>472847000</text:p>
              </table:table-cell>
              <table:table-cell office:value-type="float" office:value="7324600">
                <text:p>7324600</text:p>
              </table:table-cell>
            </table:table-row>
            <table:table-row>
              <table:table-cell office:value-type="float" office:value="43301">
                <text:p>43301</text:p>
              </table:table-cell>
              <table:table-cell office:value-type="float" office:value="458837000">
                <text:p>458837000</text:p>
              </table:table-cell>
              <table:table-cell office:value-type="float" office:value="8059240">
                <text:p>8059240</text:p>
              </table:table-cell>
            </table:table-row>
            <table:table-row>
              <table:table-cell office:value-type="float" office:value="43401">
                <text:p>43401</text:p>
              </table:table-cell>
              <table:table-cell office:value-type="float" office:value="481823000">
                <text:p>481823000</text:p>
              </table:table-cell>
              <table:table-cell office:value-type="float" office:value="7635630">
                <text:p>763563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477911000">
                <text:p>477911000</text:p>
              </table:table-cell>
              <table:table-cell office:value-type="float" office:value="7476940">
                <text:p>7476940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478991000">
                <text:p>478991000</text:p>
              </table:table-cell>
              <table:table-cell office:value-type="float" office:value="8145300">
                <text:p>8145300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486656000">
                <text:p>486656000</text:p>
              </table:table-cell>
              <table:table-cell office:value-type="float" office:value="8230710">
                <text:p>8230710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474434000">
                <text:p>474434000</text:p>
              </table:table-cell>
              <table:table-cell office:value-type="float" office:value="7491970">
                <text:p>749197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65976000">
                <text:p>465976000</text:p>
              </table:table-cell>
              <table:table-cell office:value-type="float" office:value="8064180">
                <text:p>8064180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473792000">
                <text:p>473792000</text:p>
              </table:table-cell>
              <table:table-cell office:value-type="float" office:value="7149010">
                <text:p>7149010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485252000">
                <text:p>485252000</text:p>
              </table:table-cell>
              <table:table-cell office:value-type="float" office:value="7441120">
                <text:p>7441120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494167000">
                <text:p>494167000</text:p>
              </table:table-cell>
              <table:table-cell office:value-type="float" office:value="8296670">
                <text:p>8296670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497657000">
                <text:p>497657000</text:p>
              </table:table-cell>
              <table:table-cell office:value-type="float" office:value="8277940">
                <text:p>8277940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494600000">
                <text:p>494600000</text:p>
              </table:table-cell>
              <table:table-cell office:value-type="float" office:value="7782210">
                <text:p>7782210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501405000">
                <text:p>501405000</text:p>
              </table:table-cell>
              <table:table-cell office:value-type="float" office:value="8179840">
                <text:p>8179840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496070000">
                <text:p>496070000</text:p>
              </table:table-cell>
              <table:table-cell office:value-type="float" office:value="7868590">
                <text:p>7868590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494213000">
                <text:p>494213000</text:p>
              </table:table-cell>
              <table:table-cell office:value-type="float" office:value="7669230">
                <text:p>7669230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505522000">
                <text:p>505522000</text:p>
              </table:table-cell>
              <table:table-cell office:value-type="float" office:value="7775280">
                <text:p>7775280</text:p>
              </table:table-cell>
            </table:table-row>
            <table:table-row>
              <table:table-cell office:value-type="float" office:value="44901">
                <text:p>44901</text:p>
              </table:table-cell>
              <table:table-cell office:value-type="float" office:value="506295000">
                <text:p>506295000</text:p>
              </table:table-cell>
              <table:table-cell office:value-type="float" office:value="7738980">
                <text:p>7738980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509670000">
                <text:p>509670000</text:p>
              </table:table-cell>
              <table:table-cell office:value-type="float" office:value="8226110">
                <text:p>8226110</text:p>
              </table:table-cell>
            </table:table-row>
            <table:table-row>
              <table:table-cell office:value-type="float" office:value="45101">
                <text:p>45101</text:p>
              </table:table-cell>
              <table:table-cell office:value-type="float" office:value="510267000">
                <text:p>510267000</text:p>
              </table:table-cell>
              <table:table-cell office:value-type="float" office:value="8203080">
                <text:p>8203080</text:p>
              </table:table-cell>
            </table:table-row>
            <table:table-row>
              <table:table-cell office:value-type="float" office:value="45201">
                <text:p>45201</text:p>
              </table:table-cell>
              <table:table-cell office:value-type="float" office:value="515166000">
                <text:p>515166000</text:p>
              </table:table-cell>
              <table:table-cell office:value-type="float" office:value="7961940">
                <text:p>7961940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514993000">
                <text:p>514993000</text:p>
              </table:table-cell>
              <table:table-cell office:value-type="float" office:value="8198420">
                <text:p>8198420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516798000">
                <text:p>516798000</text:p>
              </table:table-cell>
              <table:table-cell office:value-type="float" office:value="8289100">
                <text:p>8289100</text:p>
              </table:table-cell>
            </table:table-row>
            <table:table-row>
              <table:table-cell office:value-type="float" office:value="45501">
                <text:p>45501</text:p>
              </table:table-cell>
              <table:table-cell office:value-type="float" office:value="518596000">
                <text:p>518596000</text:p>
              </table:table-cell>
              <table:table-cell office:value-type="float" office:value="8080520">
                <text:p>8080520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521943000">
                <text:p>521943000</text:p>
              </table:table-cell>
              <table:table-cell office:value-type="float" office:value="7865270">
                <text:p>7865270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499389000">
                <text:p>499389000</text:p>
              </table:table-cell>
              <table:table-cell office:value-type="float" office:value="7750310">
                <text:p>7750310</text:p>
              </table:table-cell>
            </table:table-row>
            <table:table-row>
              <table:table-cell office:value-type="float" office:value="45801">
                <text:p>45801</text:p>
              </table:table-cell>
              <table:table-cell office:value-type="float" office:value="512469000">
                <text:p>512469000</text:p>
              </table:table-cell>
              <table:table-cell office:value-type="float" office:value="7546830">
                <text:p>7546830</text:p>
              </table:table-cell>
            </table:table-row>
            <table:table-row>
              <table:table-cell office:value-type="float" office:value="45901">
                <text:p>45901</text:p>
              </table:table-cell>
              <table:table-cell office:value-type="float" office:value="504983000">
                <text:p>504983000</text:p>
              </table:table-cell>
              <table:table-cell office:value-type="float" office:value="7559900">
                <text:p>7559900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507581000">
                <text:p>507581000</text:p>
              </table:table-cell>
              <table:table-cell office:value-type="float" office:value="7286890">
                <text:p>7286890</text:p>
              </table:table-cell>
            </table:table-row>
            <table:table-row>
              <table:table-cell office:value-type="float" office:value="46101">
                <text:p>46101</text:p>
              </table:table-cell>
              <table:table-cell office:value-type="float" office:value="513944000">
                <text:p>513944000</text:p>
              </table:table-cell>
              <table:table-cell office:value-type="float" office:value="7452460">
                <text:p>7452460</text:p>
              </table:table-cell>
            </table:table-row>
            <table:table-row>
              <table:table-cell office:value-type="float" office:value="46201">
                <text:p>46201</text:p>
              </table:table-cell>
              <table:table-cell office:value-type="float" office:value="517210000">
                <text:p>517210000</text:p>
              </table:table-cell>
              <table:table-cell office:value-type="float" office:value="7850960">
                <text:p>7850960</text:p>
              </table:table-cell>
            </table:table-row>
            <table:table-row>
              <table:table-cell office:value-type="float" office:value="46301">
                <text:p>46301</text:p>
              </table:table-cell>
              <table:table-cell office:value-type="float" office:value="524351000">
                <text:p>524351000</text:p>
              </table:table-cell>
              <table:table-cell office:value-type="float" office:value="7955670">
                <text:p>7955670</text:p>
              </table:table-cell>
            </table:table-row>
            <table:table-row>
              <table:table-cell office:value-type="float" office:value="46401">
                <text:p>46401</text:p>
              </table:table-cell>
              <table:table-cell office:value-type="float" office:value="518232000">
                <text:p>518232000</text:p>
              </table:table-cell>
              <table:table-cell office:value-type="float" office:value="7672720">
                <text:p>7672720</text:p>
              </table:table-cell>
            </table:table-row>
            <table:table-row>
              <table:table-cell office:value-type="float" office:value="46501">
                <text:p>46501</text:p>
              </table:table-cell>
              <table:table-cell office:value-type="float" office:value="525661000">
                <text:p>525661000</text:p>
              </table:table-cell>
              <table:table-cell office:value-type="float" office:value="7833540">
                <text:p>7833540</text:p>
              </table:table-cell>
            </table:table-row>
            <table:table-row>
              <table:table-cell office:value-type="float" office:value="46601">
                <text:p>46601</text:p>
              </table:table-cell>
              <table:table-cell office:value-type="float" office:value="524199000">
                <text:p>524199000</text:p>
              </table:table-cell>
              <table:table-cell office:value-type="float" office:value="7657560">
                <text:p>7657560</text:p>
              </table:table-cell>
            </table:table-row>
            <table:table-row>
              <table:table-cell office:value-type="float" office:value="46701">
                <text:p>46701</text:p>
              </table:table-cell>
              <table:table-cell office:value-type="float" office:value="522990000">
                <text:p>522990000</text:p>
              </table:table-cell>
              <table:table-cell office:value-type="float" office:value="7883360">
                <text:p>7883360</text:p>
              </table:table-cell>
            </table:table-row>
            <table:table-row>
              <table:table-cell office:value-type="float" office:value="46801">
                <text:p>46801</text:p>
              </table:table-cell>
              <table:table-cell office:value-type="float" office:value="525801000">
                <text:p>525801000</text:p>
              </table:table-cell>
              <table:table-cell office:value-type="float" office:value="8119160">
                <text:p>8119160</text:p>
              </table:table-cell>
            </table:table-row>
            <table:table-row>
              <table:table-cell office:value-type="float" office:value="46901">
                <text:p>46901</text:p>
              </table:table-cell>
              <table:table-cell office:value-type="float" office:value="530905000">
                <text:p>530905000</text:p>
              </table:table-cell>
              <table:table-cell office:value-type="float" office:value="8229060">
                <text:p>8229060</text:p>
              </table:table-cell>
            </table:table-row>
            <table:table-row>
              <table:table-cell office:value-type="float" office:value="47001">
                <text:p>47001</text:p>
              </table:table-cell>
              <table:table-cell office:value-type="float" office:value="531745000">
                <text:p>531745000</text:p>
              </table:table-cell>
              <table:table-cell office:value-type="float" office:value="8056660">
                <text:p>8056660</text:p>
              </table:table-cell>
            </table:table-row>
            <table:table-row>
              <table:table-cell office:value-type="float" office:value="47101">
                <text:p>47101</text:p>
              </table:table-cell>
              <table:table-cell office:value-type="float" office:value="540080000">
                <text:p>540080000</text:p>
              </table:table-cell>
              <table:table-cell office:value-type="float" office:value="8386100">
                <text:p>8386100</text:p>
              </table:table-cell>
            </table:table-row>
            <table:table-row>
              <table:table-cell office:value-type="float" office:value="47201">
                <text:p>47201</text:p>
              </table:table-cell>
              <table:table-cell office:value-type="float" office:value="541755000">
                <text:p>541755000</text:p>
              </table:table-cell>
              <table:table-cell office:value-type="float" office:value="9195820">
                <text:p>9195820</text:p>
              </table:table-cell>
            </table:table-row>
            <table:table-row>
              <table:table-cell office:value-type="float" office:value="47301">
                <text:p>47301</text:p>
              </table:table-cell>
              <table:table-cell office:value-type="float" office:value="557988000">
                <text:p>557988000</text:p>
              </table:table-cell>
              <table:table-cell office:value-type="float" office:value="8558980">
                <text:p>8558980</text:p>
              </table:table-cell>
            </table:table-row>
            <table:table-row>
              <table:table-cell office:value-type="float" office:value="47401">
                <text:p>47401</text:p>
              </table:table-cell>
              <table:table-cell office:value-type="float" office:value="538997000">
                <text:p>538997000</text:p>
              </table:table-cell>
              <table:table-cell office:value-type="float" office:value="8152490">
                <text:p>8152490</text:p>
              </table:table-cell>
            </table:table-row>
            <table:table-row>
              <table:table-cell office:value-type="float" office:value="47501">
                <text:p>47501</text:p>
              </table:table-cell>
              <table:table-cell office:value-type="float" office:value="555575000">
                <text:p>555575000</text:p>
              </table:table-cell>
              <table:table-cell office:value-type="float" office:value="8909940">
                <text:p>8909940</text:p>
              </table:table-cell>
            </table:table-row>
            <table:table-row>
              <table:table-cell office:value-type="float" office:value="47601">
                <text:p>47601</text:p>
              </table:table-cell>
              <table:table-cell office:value-type="float" office:value="554773000">
                <text:p>554773000</text:p>
              </table:table-cell>
              <table:table-cell office:value-type="float" office:value="8707000">
                <text:p>8707000</text:p>
              </table:table-cell>
            </table:table-row>
            <table:table-row>
              <table:table-cell office:value-type="float" office:value="47701">
                <text:p>47701</text:p>
              </table:table-cell>
              <table:table-cell office:value-type="float" office:value="553120000">
                <text:p>553120000</text:p>
              </table:table-cell>
              <table:table-cell office:value-type="float" office:value="8544890">
                <text:p>8544890</text:p>
              </table:table-cell>
            </table:table-row>
            <table:table-row>
              <table:table-cell office:value-type="float" office:value="47801">
                <text:p>47801</text:p>
              </table:table-cell>
              <table:table-cell office:value-type="float" office:value="554759000">
                <text:p>554759000</text:p>
              </table:table-cell>
              <table:table-cell office:value-type="float" office:value="8414040">
                <text:p>8414040</text:p>
              </table:table-cell>
            </table:table-row>
            <table:table-row>
              <table:table-cell office:value-type="float" office:value="47901">
                <text:p>47901</text:p>
              </table:table-cell>
              <table:table-cell office:value-type="float" office:value="562130000">
                <text:p>562130000</text:p>
              </table:table-cell>
              <table:table-cell office:value-type="float" office:value="8498390">
                <text:p>8498390</text:p>
              </table:table-cell>
            </table:table-row>
            <table:table-row>
              <table:table-cell office:value-type="float" office:value="48001">
                <text:p>48001</text:p>
              </table:table-cell>
              <table:table-cell office:value-type="float" office:value="557029000">
                <text:p>557029000</text:p>
              </table:table-cell>
              <table:table-cell office:value-type="float" office:value="8509980">
                <text:p>8509980</text:p>
              </table:table-cell>
            </table:table-row>
            <table:table-row>
              <table:table-cell office:value-type="float" office:value="48101">
                <text:p>48101</text:p>
              </table:table-cell>
              <table:table-cell office:value-type="float" office:value="565402000">
                <text:p>565402000</text:p>
              </table:table-cell>
              <table:table-cell office:value-type="float" office:value="8474960">
                <text:p>8474960</text:p>
              </table:table-cell>
            </table:table-row>
            <table:table-row>
              <table:table-cell office:value-type="float" office:value="48201">
                <text:p>48201</text:p>
              </table:table-cell>
              <table:table-cell office:value-type="float" office:value="556388000">
                <text:p>556388000</text:p>
              </table:table-cell>
              <table:table-cell office:value-type="float" office:value="8224750">
                <text:p>8224750</text:p>
              </table:table-cell>
            </table:table-row>
            <table:table-row>
              <table:table-cell office:value-type="float" office:value="48301">
                <text:p>48301</text:p>
              </table:table-cell>
              <table:table-cell office:value-type="float" office:value="562639000">
                <text:p>562639000</text:p>
              </table:table-cell>
              <table:table-cell office:value-type="float" office:value="8462300">
                <text:p>8462300</text:p>
              </table:table-cell>
            </table:table-row>
            <table:table-row>
              <table:table-cell office:value-type="float" office:value="48401">
                <text:p>48401</text:p>
              </table:table-cell>
              <table:table-cell office:value-type="float" office:value="571567000">
                <text:p>571567000</text:p>
              </table:table-cell>
              <table:table-cell office:value-type="float" office:value="9175000">
                <text:p>9175000</text:p>
              </table:table-cell>
            </table:table-row>
            <table:table-row>
              <table:table-cell office:value-type="float" office:value="48501">
                <text:p>48501</text:p>
              </table:table-cell>
              <table:table-cell office:value-type="float" office:value="587743000">
                <text:p>587743000</text:p>
              </table:table-cell>
              <table:table-cell office:value-type="float" office:value="8842020">
                <text:p>8842020</text:p>
              </table:table-cell>
            </table:table-row>
            <table:table-row>
              <table:table-cell office:value-type="float" office:value="48601">
                <text:p>48601</text:p>
              </table:table-cell>
              <table:table-cell office:value-type="float" office:value="574281000">
                <text:p>574281000</text:p>
              </table:table-cell>
              <table:table-cell office:value-type="float" office:value="8555460">
                <text:p>8555460</text:p>
              </table:table-cell>
            </table:table-row>
            <table:table-row>
              <table:table-cell office:value-type="float" office:value="48701">
                <text:p>48701</text:p>
              </table:table-cell>
              <table:table-cell office:value-type="float" office:value="567591000">
                <text:p>567591000</text:p>
              </table:table-cell>
              <table:table-cell office:value-type="float" office:value="8466540">
                <text:p>8466540</text:p>
              </table:table-cell>
            </table:table-row>
            <table:table-row>
              <table:table-cell office:value-type="float" office:value="48801">
                <text:p>48801</text:p>
              </table:table-cell>
              <table:table-cell office:value-type="float" office:value="570163000">
                <text:p>570163000</text:p>
              </table:table-cell>
              <table:table-cell office:value-type="float" office:value="8669080">
                <text:p>8669080</text:p>
              </table:table-cell>
            </table:table-row>
            <table:table-row>
              <table:table-cell office:value-type="float" office:value="48901">
                <text:p>48901</text:p>
              </table:table-cell>
              <table:table-cell office:value-type="float" office:value="580321000">
                <text:p>580321000</text:p>
              </table:table-cell>
              <table:table-cell office:value-type="float" office:value="8625550">
                <text:p>8625550</text:p>
              </table:table-cell>
            </table:table-row>
            <table:table-row>
              <table:table-cell office:value-type="float" office:value="49001">
                <text:p>49001</text:p>
              </table:table-cell>
              <table:table-cell office:value-type="float" office:value="581231000">
                <text:p>581231000</text:p>
              </table:table-cell>
              <table:table-cell office:value-type="float" office:value="8504320">
                <text:p>8504320</text:p>
              </table:table-cell>
            </table:table-row>
            <table:table-row>
              <table:table-cell office:value-type="float" office:value="49101">
                <text:p>49101</text:p>
              </table:table-cell>
              <table:table-cell office:value-type="float" office:value="583082000">
                <text:p>583082000</text:p>
              </table:table-cell>
              <table:table-cell office:value-type="float" office:value="9239160">
                <text:p>9239160</text:p>
              </table:table-cell>
            </table:table-row>
            <table:table-row>
              <table:table-cell office:value-type="float" office:value="49201">
                <text:p>49201</text:p>
              </table:table-cell>
              <table:table-cell office:value-type="float" office:value="600119000">
                <text:p>600119000</text:p>
              </table:table-cell>
              <table:table-cell office:value-type="float" office:value="9340500">
                <text:p>9340500</text:p>
              </table:table-cell>
            </table:table-row>
            <table:table-row>
              <table:table-cell office:value-type="float" office:value="49301">
                <text:p>49301</text:p>
              </table:table-cell>
              <table:table-cell office:value-type="float" office:value="605475000">
                <text:p>605475000</text:p>
              </table:table-cell>
              <table:table-cell office:value-type="float" office:value="8582400">
                <text:p>8582400</text:p>
              </table:table-cell>
            </table:table-row>
            <table:table-row>
              <table:table-cell office:value-type="float" office:value="49401">
                <text:p>49401</text:p>
              </table:table-cell>
              <table:table-cell office:value-type="float" office:value="588166000">
                <text:p>588166000</text:p>
              </table:table-cell>
              <table:table-cell office:value-type="float" office:value="8692380">
                <text:p>8692380</text:p>
              </table:table-cell>
            </table:table-row>
            <table:table-row>
              <table:table-cell office:value-type="float" office:value="49501">
                <text:p>49501</text:p>
              </table:table-cell>
              <table:table-cell office:value-type="float" office:value="607440000">
                <text:p>607440000</text:p>
              </table:table-cell>
              <table:table-cell office:value-type="float" office:value="8992500">
                <text:p>8992500</text:p>
              </table:table-cell>
            </table:table-row>
            <table:table-row>
              <table:table-cell office:value-type="float" office:value="49601">
                <text:p>49601</text:p>
              </table:table-cell>
              <table:table-cell office:value-type="float" office:value="595949000">
                <text:p>595949000</text:p>
              </table:table-cell>
              <table:table-cell office:value-type="float" office:value="8762860">
                <text:p>8762860</text:p>
              </table:table-cell>
            </table:table-row>
            <table:table-row>
              <table:table-cell office:value-type="float" office:value="49701">
                <text:p>49701</text:p>
              </table:table-cell>
              <table:table-cell office:value-type="float" office:value="598981000">
                <text:p>598981000</text:p>
              </table:table-cell>
              <table:table-cell office:value-type="float" office:value="8656250">
                <text:p>8656250</text:p>
              </table:table-cell>
            </table:table-row>
            <table:table-row>
              <table:table-cell office:value-type="float" office:value="49801">
                <text:p>49801</text:p>
              </table:table-cell>
              <table:table-cell office:value-type="float" office:value="599217000">
                <text:p>599217000</text:p>
              </table:table-cell>
              <table:table-cell office:value-type="float" office:value="8454550">
                <text:p>8454550</text:p>
              </table:table-cell>
            </table:table-row>
            <table:table-row>
              <table:table-cell office:value-type="float" office:value="49901">
                <text:p>49901</text:p>
              </table:table-cell>
              <table:table-cell office:value-type="float" office:value="597331000">
                <text:p>597331000</text:p>
              </table:table-cell>
              <table:table-cell office:value-type="float" office:value="9565890">
                <text:p>9565890</text:p>
              </table:table-cell>
            </table:table-row>
            <table:table-row>
              <table:table-cell office:value-type="float" office:value="50001">
                <text:p>50001</text:p>
              </table:table-cell>
              <table:table-cell office:value-type="float" office:value="604985000">
                <text:p>604985000</text:p>
              </table:table-cell>
              <table:table-cell office:value-type="float" office:value="9006650">
                <text:p>9006650</text:p>
              </table:table-cell>
            </table:table-row>
            <table:table-row>
              <table:table-cell office:value-type="float" office:value="50101">
                <text:p>50101</text:p>
              </table:table-cell>
              <table:table-cell office:value-type="float" office:value="609279000">
                <text:p>609279000</text:p>
              </table:table-cell>
              <table:table-cell office:value-type="float" office:value="8887030">
                <text:p>8887030</text:p>
              </table:table-cell>
            </table:table-row>
            <table:table-row>
              <table:table-cell office:value-type="float" office:value="50201">
                <text:p>50201</text:p>
              </table:table-cell>
              <table:table-cell office:value-type="float" office:value="615018000">
                <text:p>615018000</text:p>
              </table:table-cell>
              <table:table-cell office:value-type="float" office:value="9507790">
                <text:p>9507790</text:p>
              </table:table-cell>
            </table:table-row>
            <table:table-row>
              <table:table-cell office:value-type="float" office:value="50301">
                <text:p>50301</text:p>
              </table:table-cell>
              <table:table-cell office:value-type="float" office:value="605313000">
                <text:p>605313000</text:p>
              </table:table-cell>
              <table:table-cell office:value-type="float" office:value="9451310">
                <text:p>9451310</text:p>
              </table:table-cell>
            </table:table-row>
            <table:table-row>
              <table:table-cell office:value-type="float" office:value="50401">
                <text:p>50401</text:p>
              </table:table-cell>
              <table:table-cell office:value-type="float" office:value="608054000">
                <text:p>608054000</text:p>
              </table:table-cell>
              <table:table-cell office:value-type="float" office:value="9106790">
                <text:p>9106790</text:p>
              </table:table-cell>
            </table:table-row>
            <table:table-row>
              <table:table-cell office:value-type="float" office:value="50501">
                <text:p>50501</text:p>
              </table:table-cell>
              <table:table-cell office:value-type="float" office:value="614722000">
                <text:p>614722000</text:p>
              </table:table-cell>
              <table:table-cell office:value-type="float" office:value="8721650">
                <text:p>8721650</text:p>
              </table:table-cell>
            </table:table-row>
            <table:table-row>
              <table:table-cell office:value-type="float" office:value="50601">
                <text:p>50601</text:p>
              </table:table-cell>
              <table:table-cell office:value-type="float" office:value="612243000">
                <text:p>612243000</text:p>
              </table:table-cell>
              <table:table-cell office:value-type="float" office:value="8613540">
                <text:p>8613540</text:p>
              </table:table-cell>
            </table:table-row>
            <table:table-row>
              <table:table-cell office:value-type="float" office:value="50701">
                <text:p>50701</text:p>
              </table:table-cell>
              <table:table-cell office:value-type="float" office:value="614740000">
                <text:p>614740000</text:p>
              </table:table-cell>
              <table:table-cell office:value-type="float" office:value="9647040">
                <text:p>9647040</text:p>
              </table:table-cell>
            </table:table-row>
            <table:table-row>
              <table:table-cell office:value-type="float" office:value="50801">
                <text:p>50801</text:p>
              </table:table-cell>
              <table:table-cell office:value-type="float" office:value="617600000">
                <text:p>617600000</text:p>
              </table:table-cell>
              <table:table-cell office:value-type="float" office:value="9302850">
                <text:p>9302850</text:p>
              </table:table-cell>
            </table:table-row>
            <table:table-row>
              <table:table-cell office:value-type="float" office:value="50901">
                <text:p>50901</text:p>
              </table:table-cell>
              <table:table-cell office:value-type="float" office:value="621761000">
                <text:p>621761000</text:p>
              </table:table-cell>
              <table:table-cell office:value-type="float" office:value="9549540">
                <text:p>9549540</text:p>
              </table:table-cell>
            </table:table-row>
            <table:table-row>
              <table:table-cell office:value-type="float" office:value="51001">
                <text:p>51001</text:p>
              </table:table-cell>
              <table:table-cell office:value-type="float" office:value="622011000">
                <text:p>622011000</text:p>
              </table:table-cell>
              <table:table-cell office:value-type="float" office:value="9122860">
                <text:p>9122860</text:p>
              </table:table-cell>
            </table:table-row>
            <table:table-row>
              <table:table-cell office:value-type="float" office:value="51101">
                <text:p>51101</text:p>
              </table:table-cell>
              <table:table-cell office:value-type="float" office:value="624641000">
                <text:p>624641000</text:p>
              </table:table-cell>
              <table:table-cell office:value-type="float" office:value="9335450">
                <text:p>9335450</text:p>
              </table:table-cell>
            </table:table-row>
            <table:table-row>
              <table:table-cell office:value-type="float" office:value="51201">
                <text:p>51201</text:p>
              </table:table-cell>
              <table:table-cell office:value-type="float" office:value="627139000">
                <text:p>627139000</text:p>
              </table:table-cell>
              <table:table-cell office:value-type="float" office:value="10033300">
                <text:p>10033300</text:p>
              </table:table-cell>
            </table:table-row>
            <table:table-row>
              <table:table-cell office:value-type="float" office:value="51301">
                <text:p>51301</text:p>
              </table:table-cell>
              <table:table-cell office:value-type="float" office:value="633992000">
                <text:p>633992000</text:p>
              </table:table-cell>
              <table:table-cell office:value-type="float" office:value="9494760">
                <text:p>9494760</text:p>
              </table:table-cell>
            </table:table-row>
            <table:table-row>
              <table:table-cell office:value-type="float" office:value="51401">
                <text:p>51401</text:p>
              </table:table-cell>
              <table:table-cell office:value-type="float" office:value="634282000">
                <text:p>634282000</text:p>
              </table:table-cell>
              <table:table-cell office:value-type="float" office:value="9993550">
                <text:p>9993550</text:p>
              </table:table-cell>
            </table:table-row>
            <table:table-row>
              <table:table-cell office:value-type="float" office:value="51501">
                <text:p>51501</text:p>
              </table:table-cell>
              <table:table-cell office:value-type="float" office:value="649346000">
                <text:p>649346000</text:p>
              </table:table-cell>
              <table:table-cell office:value-type="float" office:value="10377100">
                <text:p>10377100</text:p>
              </table:table-cell>
            </table:table-row>
            <table:table-row>
              <table:table-cell office:value-type="float" office:value="51601">
                <text:p>51601</text:p>
              </table:table-cell>
              <table:table-cell office:value-type="float" office:value="651796000">
                <text:p>651796000</text:p>
              </table:table-cell>
              <table:table-cell office:value-type="float" office:value="9354030">
                <text:p>9354030</text:p>
              </table:table-cell>
            </table:table-row>
            <table:table-row>
              <table:table-cell office:value-type="float" office:value="51701">
                <text:p>51701</text:p>
              </table:table-cell>
              <table:table-cell office:value-type="float" office:value="645081000">
                <text:p>645081000</text:p>
              </table:table-cell>
              <table:table-cell office:value-type="float" office:value="9495260">
                <text:p>9495260</text:p>
              </table:table-cell>
            </table:table-row>
            <table:table-row>
              <table:table-cell office:value-type="float" office:value="51801">
                <text:p>51801</text:p>
              </table:table-cell>
              <table:table-cell office:value-type="float" office:value="656297000">
                <text:p>656297000</text:p>
              </table:table-cell>
              <table:table-cell office:value-type="float" office:value="10604800">
                <text:p>10604800</text:p>
              </table:table-cell>
            </table:table-row>
            <table:table-row>
              <table:table-cell office:value-type="float" office:value="51901">
                <text:p>51901</text:p>
              </table:table-cell>
              <table:table-cell office:value-type="float" office:value="672948000">
                <text:p>672948000</text:p>
              </table:table-cell>
              <table:table-cell office:value-type="float" office:value="9667860">
                <text:p>9667860</text:p>
              </table:table-cell>
            </table:table-row>
            <table:table-row>
              <table:table-cell office:value-type="float" office:value="52001">
                <text:p>52001</text:p>
              </table:table-cell>
              <table:table-cell office:value-type="float" office:value="674907000">
                <text:p>674907000</text:p>
              </table:table-cell>
              <table:table-cell office:value-type="float" office:value="13782700">
                <text:p>13782700</text:p>
              </table:table-cell>
            </table:table-row>
            <table:table-row>
              <table:table-cell office:value-type="float" office:value="52101">
                <text:p>52101</text:p>
              </table:table-cell>
              <table:table-cell office:value-type="float" office:value="672134000">
                <text:p>672134000</text:p>
              </table:table-cell>
              <table:table-cell office:value-type="float" office:value="10095900">
                <text:p>10095900</text:p>
              </table:table-cell>
            </table:table-row>
            <table:table-row>
              <table:table-cell office:value-type="float" office:value="52201">
                <text:p>52201</text:p>
              </table:table-cell>
              <table:table-cell office:value-type="float" office:value="679156000">
                <text:p>679156000</text:p>
              </table:table-cell>
              <table:table-cell office:value-type="float" office:value="10131300">
                <text:p>10131300</text:p>
              </table:table-cell>
            </table:table-row>
            <table:table-row>
              <table:table-cell office:value-type="float" office:value="52301">
                <text:p>52301</text:p>
              </table:table-cell>
              <table:table-cell office:value-type="float" office:value="680288000">
                <text:p>680288000</text:p>
              </table:table-cell>
              <table:table-cell office:value-type="float" office:value="10405200">
                <text:p>10405200</text:p>
              </table:table-cell>
            </table:table-row>
            <table:table-row>
              <table:table-cell office:value-type="float" office:value="52401">
                <text:p>52401</text:p>
              </table:table-cell>
              <table:table-cell office:value-type="float" office:value="684698000">
                <text:p>684698000</text:p>
              </table:table-cell>
              <table:table-cell office:value-type="float" office:value="9966070">
                <text:p>9966070</text:p>
              </table:table-cell>
            </table:table-row>
            <table:table-row>
              <table:table-cell office:value-type="float" office:value="52501">
                <text:p>52501</text:p>
              </table:table-cell>
              <table:table-cell office:value-type="float" office:value="683583000">
                <text:p>683583000</text:p>
              </table:table-cell>
              <table:table-cell office:value-type="float" office:value="9823250">
                <text:p>9823250</text:p>
              </table:table-cell>
            </table:table-row>
            <table:table-row>
              <table:table-cell office:value-type="float" office:value="52601">
                <text:p>52601</text:p>
              </table:table-cell>
              <table:table-cell office:value-type="float" office:value="682127000">
                <text:p>682127000</text:p>
              </table:table-cell>
              <table:table-cell office:value-type="float" office:value="10324400">
                <text:p>10324400</text:p>
              </table:table-cell>
            </table:table-row>
            <table:table-row>
              <table:table-cell office:value-type="float" office:value="52701">
                <text:p>52701</text:p>
              </table:table-cell>
              <table:table-cell office:value-type="float" office:value="687286000">
                <text:p>687286000</text:p>
              </table:table-cell>
              <table:table-cell office:value-type="float" office:value="10216200">
                <text:p>10216200</text:p>
              </table:table-cell>
            </table:table-row>
            <table:table-row>
              <table:table-cell office:value-type="float" office:value="52801">
                <text:p>52801</text:p>
              </table:table-cell>
              <table:table-cell office:value-type="float" office:value="686489000">
                <text:p>686489000</text:p>
              </table:table-cell>
              <table:table-cell office:value-type="float" office:value="9943810">
                <text:p>9943810</text:p>
              </table:table-cell>
            </table:table-row>
            <table:table-row>
              <table:table-cell office:value-type="float" office:value="52901">
                <text:p>52901</text:p>
              </table:table-cell>
              <table:table-cell office:value-type="float" office:value="679674000">
                <text:p>679674000</text:p>
              </table:table-cell>
              <table:table-cell office:value-type="float" office:value="9371810">
                <text:p>9371810</text:p>
              </table:table-cell>
            </table:table-row>
            <table:table-row>
              <table:table-cell office:value-type="float" office:value="53001">
                <text:p>53001</text:p>
              </table:table-cell>
              <table:table-cell office:value-type="float" office:value="688755000">
                <text:p>688755000</text:p>
              </table:table-cell>
              <table:table-cell office:value-type="float" office:value="9345860">
                <text:p>9345860</text:p>
              </table:table-cell>
            </table:table-row>
            <table:table-row>
              <table:table-cell office:value-type="float" office:value="53101">
                <text:p>53101</text:p>
              </table:table-cell>
              <table:table-cell office:value-type="float" office:value="684847000">
                <text:p>684847000</text:p>
              </table:table-cell>
              <table:table-cell office:value-type="float" office:value="10075600">
                <text:p>10075600</text:p>
              </table:table-cell>
            </table:table-row>
            <table:table-row>
              <table:table-cell office:value-type="float" office:value="53201">
                <text:p>53201</text:p>
              </table:table-cell>
              <table:table-cell office:value-type="float" office:value="681543000">
                <text:p>681543000</text:p>
              </table:table-cell>
              <table:table-cell office:value-type="float" office:value="10092300">
                <text:p>10092300</text:p>
              </table:table-cell>
            </table:table-row>
            <table:table-row>
              <table:table-cell office:value-type="float" office:value="53301">
                <text:p>53301</text:p>
              </table:table-cell>
              <table:table-cell office:value-type="float" office:value="694980000">
                <text:p>694980000</text:p>
              </table:table-cell>
              <table:table-cell office:value-type="float" office:value="10399200">
                <text:p>10399200</text:p>
              </table:table-cell>
            </table:table-row>
            <table:table-row>
              <table:table-cell office:value-type="float" office:value="53401">
                <text:p>53401</text:p>
              </table:table-cell>
              <table:table-cell office:value-type="float" office:value="686420000">
                <text:p>686420000</text:p>
              </table:table-cell>
              <table:table-cell office:value-type="float" office:value="10066100">
                <text:p>10066100</text:p>
              </table:table-cell>
            </table:table-row>
            <table:table-row>
              <table:table-cell office:value-type="float" office:value="53501">
                <text:p>53501</text:p>
              </table:table-cell>
              <table:table-cell office:value-type="float" office:value="705654000">
                <text:p>705654000</text:p>
              </table:table-cell>
              <table:table-cell office:value-type="float" office:value="9999880">
                <text:p>9999880</text:p>
              </table:table-cell>
            </table:table-row>
            <table:table-row>
              <table:table-cell office:value-type="float" office:value="53601">
                <text:p>53601</text:p>
              </table:table-cell>
              <table:table-cell office:value-type="float" office:value="700430000">
                <text:p>700430000</text:p>
              </table:table-cell>
              <table:table-cell office:value-type="float" office:value="10055900">
                <text:p>10055900</text:p>
              </table:table-cell>
            </table:table-row>
            <table:table-row>
              <table:table-cell office:value-type="float" office:value="53701">
                <text:p>53701</text:p>
              </table:table-cell>
              <table:table-cell office:value-type="float" office:value="701956000">
                <text:p>701956000</text:p>
              </table:table-cell>
              <table:table-cell office:value-type="float" office:value="10398600">
                <text:p>10398600</text:p>
              </table:table-cell>
            </table:table-row>
            <table:table-row>
              <table:table-cell office:value-type="float" office:value="53801">
                <text:p>53801</text:p>
              </table:table-cell>
              <table:table-cell office:value-type="float" office:value="698724000">
                <text:p>698724000</text:p>
              </table:table-cell>
              <table:table-cell office:value-type="float" office:value="9997070">
                <text:p>9997070</text:p>
              </table:table-cell>
            </table:table-row>
            <table:table-row>
              <table:table-cell office:value-type="float" office:value="53901">
                <text:p>53901</text:p>
              </table:table-cell>
              <table:table-cell office:value-type="float" office:value="714472000">
                <text:p>714472000</text:p>
              </table:table-cell>
              <table:table-cell office:value-type="float" office:value="10549700">
                <text:p>10549700</text:p>
              </table:table-cell>
            </table:table-row>
            <table:table-row>
              <table:table-cell office:value-type="float" office:value="54001">
                <text:p>54001</text:p>
              </table:table-cell>
              <table:table-cell office:value-type="float" office:value="720082000">
                <text:p>720082000</text:p>
              </table:table-cell>
              <table:table-cell office:value-type="float" office:value="10342400">
                <text:p>10342400</text:p>
              </table:table-cell>
            </table:table-row>
            <table:table-row>
              <table:table-cell office:value-type="float" office:value="54101">
                <text:p>54101</text:p>
              </table:table-cell>
              <table:table-cell office:value-type="float" office:value="716741000">
                <text:p>716741000</text:p>
              </table:table-cell>
              <table:table-cell office:value-type="float" office:value="10597700">
                <text:p>10597700</text:p>
              </table:table-cell>
            </table:table-row>
            <table:table-row>
              <table:table-cell office:value-type="float" office:value="54201">
                <text:p>54201</text:p>
              </table:table-cell>
              <table:table-cell office:value-type="float" office:value="712081000">
                <text:p>712081000</text:p>
              </table:table-cell>
              <table:table-cell office:value-type="float" office:value="10568200">
                <text:p>10568200</text:p>
              </table:table-cell>
            </table:table-row>
            <table:table-row>
              <table:table-cell office:value-type="float" office:value="54301">
                <text:p>54301</text:p>
              </table:table-cell>
              <table:table-cell office:value-type="float" office:value="718834000">
                <text:p>718834000</text:p>
              </table:table-cell>
              <table:table-cell office:value-type="float" office:value="10274000">
                <text:p>10274000</text:p>
              </table:table-cell>
            </table:table-row>
            <table:table-row>
              <table:table-cell office:value-type="float" office:value="54401">
                <text:p>54401</text:p>
              </table:table-cell>
              <table:table-cell office:value-type="float" office:value="718504000">
                <text:p>718504000</text:p>
              </table:table-cell>
              <table:table-cell office:value-type="float" office:value="10637800">
                <text:p>10637800</text:p>
              </table:table-cell>
            </table:table-row>
            <table:table-row>
              <table:table-cell office:value-type="float" office:value="54501">
                <text:p>54501</text:p>
              </table:table-cell>
              <table:table-cell office:value-type="float" office:value="729720000">
                <text:p>729720000</text:p>
              </table:table-cell>
              <table:table-cell office:value-type="float" office:value="11104500">
                <text:p>11104500</text:p>
              </table:table-cell>
            </table:table-row>
            <table:table-row>
              <table:table-cell office:value-type="float" office:value="54601">
                <text:p>54601</text:p>
              </table:table-cell>
              <table:table-cell office:value-type="float" office:value="727586000">
                <text:p>727586000</text:p>
              </table:table-cell>
              <table:table-cell office:value-type="float" office:value="10838800">
                <text:p>10838800</text:p>
              </table:table-cell>
            </table:table-row>
            <table:table-row>
              <table:table-cell office:value-type="float" office:value="54701">
                <text:p>54701</text:p>
              </table:table-cell>
              <table:table-cell office:value-type="float" office:value="751372000">
                <text:p>751372000</text:p>
              </table:table-cell>
              <table:table-cell office:value-type="float" office:value="10190800">
                <text:p>10190800</text:p>
              </table:table-cell>
            </table:table-row>
            <table:table-row>
              <table:table-cell office:value-type="float" office:value="54801">
                <text:p>54801</text:p>
              </table:table-cell>
              <table:table-cell office:value-type="float" office:value="744359000">
                <text:p>744359000</text:p>
              </table:table-cell>
              <table:table-cell office:value-type="float" office:value="11695000">
                <text:p>11695000</text:p>
              </table:table-cell>
            </table:table-row>
            <table:table-row>
              <table:table-cell office:value-type="float" office:value="54901">
                <text:p>54901</text:p>
              </table:table-cell>
              <table:table-cell office:value-type="float" office:value="741012000">
                <text:p>741012000</text:p>
              </table:table-cell>
              <table:table-cell office:value-type="float" office:value="10569900">
                <text:p>10569900</text:p>
              </table:table-cell>
            </table:table-row>
            <table:table-row>
              <table:table-cell office:value-type="float" office:value="55001">
                <text:p>55001</text:p>
              </table:table-cell>
              <table:table-cell office:value-type="float" office:value="755845000">
                <text:p>755845000</text:p>
              </table:table-cell>
              <table:table-cell office:value-type="float" office:value="10208600">
                <text:p>10208600</text:p>
              </table:table-cell>
            </table:table-row>
            <table:table-row>
              <table:table-cell office:value-type="float" office:value="55101">
                <text:p>55101</text:p>
              </table:table-cell>
              <table:table-cell office:value-type="float" office:value="761683000">
                <text:p>761683000</text:p>
              </table:table-cell>
              <table:table-cell office:value-type="float" office:value="10488200">
                <text:p>10488200</text:p>
              </table:table-cell>
            </table:table-row>
            <table:table-row>
              <table:table-cell office:value-type="float" office:value="55201">
                <text:p>55201</text:p>
              </table:table-cell>
              <table:table-cell office:value-type="float" office:value="754001000">
                <text:p>754001000</text:p>
              </table:table-cell>
              <table:table-cell office:value-type="float" office:value="11205300">
                <text:p>11205300</text:p>
              </table:table-cell>
            </table:table-row>
            <table:table-row>
              <table:table-cell office:value-type="float" office:value="55301">
                <text:p>55301</text:p>
              </table:table-cell>
              <table:table-cell office:value-type="float" office:value="756663000">
                <text:p>756663000</text:p>
              </table:table-cell>
              <table:table-cell office:value-type="float" office:value="10273400">
                <text:p>10273400</text:p>
              </table:table-cell>
            </table:table-row>
            <table:table-row>
              <table:table-cell office:value-type="float" office:value="55401">
                <text:p>55401</text:p>
              </table:table-cell>
              <table:table-cell office:value-type="float" office:value="753548000">
                <text:p>753548000</text:p>
              </table:table-cell>
              <table:table-cell office:value-type="float" office:value="10389300">
                <text:p>10389300</text:p>
              </table:table-cell>
            </table:table-row>
            <table:table-row>
              <table:table-cell office:value-type="float" office:value="55501">
                <text:p>55501</text:p>
              </table:table-cell>
              <table:table-cell office:value-type="float" office:value="760421000">
                <text:p>760421000</text:p>
              </table:table-cell>
              <table:table-cell office:value-type="float" office:value="10218300">
                <text:p>10218300</text:p>
              </table:table-cell>
            </table:table-row>
            <table:table-row>
              <table:table-cell office:value-type="float" office:value="55601">
                <text:p>55601</text:p>
              </table:table-cell>
              <table:table-cell office:value-type="float" office:value="763948000">
                <text:p>763948000</text:p>
              </table:table-cell>
              <table:table-cell office:value-type="float" office:value="10540200">
                <text:p>10540200</text:p>
              </table:table-cell>
            </table:table-row>
            <table:table-row>
              <table:table-cell office:value-type="float" office:value="55701">
                <text:p>55701</text:p>
              </table:table-cell>
              <table:table-cell office:value-type="float" office:value="768492000">
                <text:p>768492000</text:p>
              </table:table-cell>
              <table:table-cell office:value-type="float" office:value="10499500">
                <text:p>10499500</text:p>
              </table:table-cell>
            </table:table-row>
            <table:table-row>
              <table:table-cell office:value-type="float" office:value="55801">
                <text:p>55801</text:p>
              </table:table-cell>
              <table:table-cell office:value-type="float" office:value="768089000">
                <text:p>768089000</text:p>
              </table:table-cell>
              <table:table-cell office:value-type="float" office:value="10568500">
                <text:p>10568500</text:p>
              </table:table-cell>
            </table:table-row>
            <table:table-row>
              <table:table-cell office:value-type="float" office:value="55901">
                <text:p>55901</text:p>
              </table:table-cell>
              <table:table-cell office:value-type="float" office:value="761341000">
                <text:p>761341000</text:p>
              </table:table-cell>
              <table:table-cell office:value-type="float" office:value="10773500">
                <text:p>10773500</text:p>
              </table:table-cell>
            </table:table-row>
            <table:table-row>
              <table:table-cell office:value-type="float" office:value="56001">
                <text:p>56001</text:p>
              </table:table-cell>
              <table:table-cell office:value-type="float" office:value="764403000">
                <text:p>764403000</text:p>
              </table:table-cell>
              <table:table-cell office:value-type="float" office:value="10912400">
                <text:p>10912400</text:p>
              </table:table-cell>
            </table:table-row>
            <table:table-row>
              <table:table-cell office:value-type="float" office:value="56101">
                <text:p>56101</text:p>
              </table:table-cell>
              <table:table-cell office:value-type="float" office:value="763695000">
                <text:p>763695000</text:p>
              </table:table-cell>
              <table:table-cell office:value-type="float" office:value="10429800">
                <text:p>10429800</text:p>
              </table:table-cell>
            </table:table-row>
            <table:table-row>
              <table:table-cell office:value-type="float" office:value="56201">
                <text:p>56201</text:p>
              </table:table-cell>
              <table:table-cell office:value-type="float" office:value="758850000">
                <text:p>758850000</text:p>
              </table:table-cell>
              <table:table-cell office:value-type="float" office:value="11164100">
                <text:p>11164100</text:p>
              </table:table-cell>
            </table:table-row>
            <table:table-row>
              <table:table-cell office:value-type="float" office:value="56301">
                <text:p>56301</text:p>
              </table:table-cell>
              <table:table-cell office:value-type="float" office:value="758869000">
                <text:p>758869000</text:p>
              </table:table-cell>
              <table:table-cell office:value-type="float" office:value="10693600">
                <text:p>10693600</text:p>
              </table:table-cell>
            </table:table-row>
            <table:table-row>
              <table:table-cell office:value-type="float" office:value="56401">
                <text:p>56401</text:p>
              </table:table-cell>
              <table:table-cell office:value-type="float" office:value="773351000">
                <text:p>773351000</text:p>
              </table:table-cell>
              <table:table-cell office:value-type="float" office:value="10332600">
                <text:p>10332600</text:p>
              </table:table-cell>
            </table:table-row>
            <table:table-row>
              <table:table-cell office:value-type="float" office:value="56501">
                <text:p>56501</text:p>
              </table:table-cell>
              <table:table-cell office:value-type="float" office:value="780199000">
                <text:p>780199000</text:p>
              </table:table-cell>
              <table:table-cell office:value-type="float" office:value="10108900">
                <text:p>10108900</text:p>
              </table:table-cell>
            </table:table-row>
            <table:table-row>
              <table:table-cell office:value-type="float" office:value="56601">
                <text:p>56601</text:p>
              </table:table-cell>
              <table:table-cell office:value-type="float" office:value="778573000">
                <text:p>778573000</text:p>
              </table:table-cell>
              <table:table-cell office:value-type="float" office:value="10215100">
                <text:p>10215100</text:p>
              </table:table-cell>
            </table:table-row>
            <table:table-row>
              <table:table-cell office:value-type="float" office:value="56701">
                <text:p>56701</text:p>
              </table:table-cell>
              <table:table-cell office:value-type="float" office:value="791697000">
                <text:p>791697000</text:p>
              </table:table-cell>
              <table:table-cell office:value-type="float" office:value="10555500">
                <text:p>10555500</text:p>
              </table:table-cell>
            </table:table-row>
            <table:table-row>
              <table:table-cell office:value-type="float" office:value="56801">
                <text:p>56801</text:p>
              </table:table-cell>
              <table:table-cell office:value-type="float" office:value="793108000">
                <text:p>793108000</text:p>
              </table:table-cell>
              <table:table-cell office:value-type="float" office:value="11170300">
                <text:p>11170300</text:p>
              </table:table-cell>
            </table:table-row>
            <table:table-row>
              <table:table-cell office:value-type="float" office:value="56901">
                <text:p>56901</text:p>
              </table:table-cell>
              <table:table-cell office:value-type="float" office:value="801521000">
                <text:p>801521000</text:p>
              </table:table-cell>
              <table:table-cell office:value-type="float" office:value="11541600">
                <text:p>11541600</text:p>
              </table:table-cell>
            </table:table-row>
            <table:table-row>
              <table:table-cell office:value-type="float" office:value="57001">
                <text:p>57001</text:p>
              </table:table-cell>
              <table:table-cell office:value-type="float" office:value="810475000">
                <text:p>810475000</text:p>
              </table:table-cell>
              <table:table-cell office:value-type="float" office:value="11050400">
                <text:p>11050400</text:p>
              </table:table-cell>
            </table:table-row>
            <table:table-row>
              <table:table-cell office:value-type="float" office:value="57101">
                <text:p>57101</text:p>
              </table:table-cell>
              <table:table-cell office:value-type="float" office:value="809167000">
                <text:p>809167000</text:p>
              </table:table-cell>
              <table:table-cell office:value-type="float" office:value="11363900">
                <text:p>11363900</text:p>
              </table:table-cell>
            </table:table-row>
            <table:table-row>
              <table:table-cell office:value-type="float" office:value="57201">
                <text:p>57201</text:p>
              </table:table-cell>
              <table:table-cell office:value-type="float" office:value="803197000">
                <text:p>803197000</text:p>
              </table:table-cell>
              <table:table-cell office:value-type="float" office:value="11750200">
                <text:p>11750200</text:p>
              </table:table-cell>
            </table:table-row>
            <table:table-row>
              <table:table-cell office:value-type="float" office:value="57301">
                <text:p>57301</text:p>
              </table:table-cell>
              <table:table-cell office:value-type="float" office:value="800788000">
                <text:p>800788000</text:p>
              </table:table-cell>
              <table:table-cell office:value-type="float" office:value="10839800">
                <text:p>10839800</text:p>
              </table:table-cell>
            </table:table-row>
            <table:table-row>
              <table:table-cell office:value-type="float" office:value="57401">
                <text:p>57401</text:p>
              </table:table-cell>
              <table:table-cell office:value-type="float" office:value="806156000">
                <text:p>806156000</text:p>
              </table:table-cell>
              <table:table-cell office:value-type="float" office:value="10989000">
                <text:p>10989000</text:p>
              </table:table-cell>
            </table:table-row>
            <table:table-row>
              <table:table-cell office:value-type="float" office:value="57501">
                <text:p>57501</text:p>
              </table:table-cell>
              <table:table-cell office:value-type="float" office:value="803993000">
                <text:p>803993000</text:p>
              </table:table-cell>
              <table:table-cell office:value-type="float" office:value="11455200">
                <text:p>11455200</text:p>
              </table:table-cell>
            </table:table-row>
            <table:table-row>
              <table:table-cell office:value-type="float" office:value="57601">
                <text:p>57601</text:p>
              </table:table-cell>
              <table:table-cell office:value-type="float" office:value="822595000">
                <text:p>822595000</text:p>
              </table:table-cell>
              <table:table-cell office:value-type="float" office:value="10915500">
                <text:p>10915500</text:p>
              </table:table-cell>
            </table:table-row>
            <table:table-row>
              <table:table-cell office:value-type="float" office:value="57701">
                <text:p>57701</text:p>
              </table:table-cell>
              <table:table-cell office:value-type="float" office:value="823416000">
                <text:p>823416000</text:p>
              </table:table-cell>
              <table:table-cell office:value-type="float" office:value="11122400">
                <text:p>11122400</text:p>
              </table:table-cell>
            </table:table-row>
            <table:table-row>
              <table:table-cell office:value-type="float" office:value="57801">
                <text:p>57801</text:p>
              </table:table-cell>
              <table:table-cell office:value-type="float" office:value="813360000">
                <text:p>813360000</text:p>
              </table:table-cell>
              <table:table-cell office:value-type="float" office:value="10264000">
                <text:p>10264000</text:p>
              </table:table-cell>
            </table:table-row>
            <table:table-row>
              <table:table-cell office:value-type="float" office:value="57901">
                <text:p>57901</text:p>
              </table:table-cell>
              <table:table-cell office:value-type="float" office:value="813697000">
                <text:p>813697000</text:p>
              </table:table-cell>
              <table:table-cell office:value-type="float" office:value="11502800">
                <text:p>11502800</text:p>
              </table:table-cell>
            </table:table-row>
            <table:table-row>
              <table:table-cell office:value-type="float" office:value="58001">
                <text:p>58001</text:p>
              </table:table-cell>
              <table:table-cell office:value-type="float" office:value="826454000">
                <text:p>826454000</text:p>
              </table:table-cell>
              <table:table-cell office:value-type="float" office:value="10595100">
                <text:p>10595100</text:p>
              </table:table-cell>
            </table:table-row>
            <table:table-row>
              <table:table-cell office:value-type="float" office:value="58101">
                <text:p>58101</text:p>
              </table:table-cell>
              <table:table-cell office:value-type="float" office:value="818600000">
                <text:p>818600000</text:p>
              </table:table-cell>
              <table:table-cell office:value-type="float" office:value="11132900">
                <text:p>11132900</text:p>
              </table:table-cell>
            </table:table-row>
            <table:table-row>
              <table:table-cell office:value-type="float" office:value="58201">
                <text:p>58201</text:p>
              </table:table-cell>
              <table:table-cell office:value-type="float" office:value="827809000">
                <text:p>827809000</text:p>
              </table:table-cell>
              <table:table-cell office:value-type="float" office:value="11005500">
                <text:p>11005500</text:p>
              </table:table-cell>
            </table:table-row>
            <table:table-row>
              <table:table-cell office:value-type="float" office:value="58301">
                <text:p>58301</text:p>
              </table:table-cell>
              <table:table-cell office:value-type="float" office:value="840285000">
                <text:p>840285000</text:p>
              </table:table-cell>
              <table:table-cell office:value-type="float" office:value="11693500">
                <text:p>11693500</text:p>
              </table:table-cell>
            </table:table-row>
            <table:table-row>
              <table:table-cell office:value-type="float" office:value="58401">
                <text:p>58401</text:p>
              </table:table-cell>
              <table:table-cell office:value-type="float" office:value="827714000">
                <text:p>827714000</text:p>
              </table:table-cell>
              <table:table-cell office:value-type="float" office:value="10422100">
                <text:p>10422100</text:p>
              </table:table-cell>
            </table:table-row>
            <table:table-row>
              <table:table-cell office:value-type="float" office:value="58501">
                <text:p>58501</text:p>
              </table:table-cell>
              <table:table-cell office:value-type="float" office:value="821684000">
                <text:p>821684000</text:p>
              </table:table-cell>
              <table:table-cell office:value-type="float" office:value="10588800">
                <text:p>10588800</text:p>
              </table:table-cell>
            </table:table-row>
            <table:table-row>
              <table:table-cell office:value-type="float" office:value="58601">
                <text:p>58601</text:p>
              </table:table-cell>
              <table:table-cell office:value-type="float" office:value="829236000">
                <text:p>829236000</text:p>
              </table:table-cell>
              <table:table-cell office:value-type="float" office:value="10567800">
                <text:p>10567800</text:p>
              </table:table-cell>
            </table:table-row>
            <table:table-row>
              <table:table-cell office:value-type="float" office:value="58701">
                <text:p>58701</text:p>
              </table:table-cell>
              <table:table-cell office:value-type="float" office:value="835551000">
                <text:p>835551000</text:p>
              </table:table-cell>
              <table:table-cell office:value-type="float" office:value="11226300">
                <text:p>11226300</text:p>
              </table:table-cell>
            </table:table-row>
            <table:table-row>
              <table:table-cell office:value-type="float" office:value="58801">
                <text:p>58801</text:p>
              </table:table-cell>
              <table:table-cell office:value-type="float" office:value="854885000">
                <text:p>854885000</text:p>
              </table:table-cell>
              <table:table-cell office:value-type="float" office:value="10866900">
                <text:p>10866900</text:p>
              </table:table-cell>
            </table:table-row>
            <table:table-row>
              <table:table-cell office:value-type="float" office:value="58901">
                <text:p>58901</text:p>
              </table:table-cell>
              <table:table-cell office:value-type="float" office:value="843292000">
                <text:p>843292000</text:p>
              </table:table-cell>
              <table:table-cell office:value-type="float" office:value="10777200">
                <text:p>10777200</text:p>
              </table:table-cell>
            </table:table-row>
            <table:table-row>
              <table:table-cell office:value-type="float" office:value="59001">
                <text:p>59001</text:p>
              </table:table-cell>
              <table:table-cell office:value-type="float" office:value="847839000">
                <text:p>847839000</text:p>
              </table:table-cell>
              <table:table-cell office:value-type="float" office:value="10921500">
                <text:p>10921500</text:p>
              </table:table-cell>
            </table:table-row>
            <table:table-row>
              <table:table-cell office:value-type="float" office:value="59101">
                <text:p>59101</text:p>
              </table:table-cell>
              <table:table-cell office:value-type="float" office:value="862649000">
                <text:p>862649000</text:p>
              </table:table-cell>
              <table:table-cell office:value-type="float" office:value="11596900">
                <text:p>11596900</text:p>
              </table:table-cell>
            </table:table-row>
            <table:table-row>
              <table:table-cell office:value-type="float" office:value="59201">
                <text:p>59201</text:p>
              </table:table-cell>
              <table:table-cell office:value-type="float" office:value="864141000">
                <text:p>864141000</text:p>
              </table:table-cell>
              <table:table-cell office:value-type="float" office:value="11082300">
                <text:p>11082300</text:p>
              </table:table-cell>
            </table:table-row>
            <table:table-row>
              <table:table-cell office:value-type="float" office:value="59301">
                <text:p>59301</text:p>
              </table:table-cell>
              <table:table-cell office:value-type="float" office:value="843431000">
                <text:p>843431000</text:p>
              </table:table-cell>
              <table:table-cell office:value-type="float" office:value="11298900">
                <text:p>11298900</text:p>
              </table:table-cell>
            </table:table-row>
            <table:table-row>
              <table:table-cell office:value-type="float" office:value="59401">
                <text:p>59401</text:p>
              </table:table-cell>
              <table:table-cell office:value-type="float" office:value="855582000">
                <text:p>855582000</text:p>
              </table:table-cell>
              <table:table-cell office:value-type="float" office:value="10919000">
                <text:p>10919000</text:p>
              </table:table-cell>
            </table:table-row>
            <table:table-row>
              <table:table-cell office:value-type="float" office:value="59501">
                <text:p>59501</text:p>
              </table:table-cell>
              <table:table-cell office:value-type="float" office:value="859811000">
                <text:p>859811000</text:p>
              </table:table-cell>
              <table:table-cell office:value-type="float" office:value="11186300">
                <text:p>11186300</text:p>
              </table:table-cell>
            </table:table-row>
            <table:table-row>
              <table:table-cell office:value-type="float" office:value="59601">
                <text:p>59601</text:p>
              </table:table-cell>
              <table:table-cell office:value-type="float" office:value="874609000">
                <text:p>874609000</text:p>
              </table:table-cell>
              <table:table-cell office:value-type="float" office:value="11726700">
                <text:p>11726700</text:p>
              </table:table-cell>
            </table:table-row>
            <table:table-row>
              <table:table-cell office:value-type="float" office:value="59701">
                <text:p>59701</text:p>
              </table:table-cell>
              <table:table-cell office:value-type="float" office:value="889203000">
                <text:p>889203000</text:p>
              </table:table-cell>
              <table:table-cell office:value-type="float" office:value="11753500">
                <text:p>11753500</text:p>
              </table:table-cell>
            </table:table-row>
            <table:table-row>
              <table:table-cell office:value-type="float" office:value="59801">
                <text:p>59801</text:p>
              </table:table-cell>
              <table:table-cell office:value-type="float" office:value="880653000">
                <text:p>880653000</text:p>
              </table:table-cell>
              <table:table-cell office:value-type="float" office:value="11756000">
                <text:p>11756000</text:p>
              </table:table-cell>
            </table:table-row>
            <table:table-row>
              <table:table-cell office:value-type="float" office:value="59901">
                <text:p>59901</text:p>
              </table:table-cell>
              <table:table-cell office:value-type="float" office:value="869598000">
                <text:p>869598000</text:p>
              </table:table-cell>
              <table:table-cell office:value-type="float" office:value="11453400">
                <text:p>11453400</text:p>
              </table:table-cell>
            </table:table-row>
            <table:table-row>
              <table:table-cell office:value-type="float" office:value="60001">
                <text:p>60001</text:p>
              </table:table-cell>
              <table:table-cell office:value-type="float" office:value="882375000">
                <text:p>882375000</text:p>
              </table:table-cell>
              <table:table-cell office:value-type="float" office:value="11929500">
                <text:p>119295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